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2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0.831cm"/>
    </style:style>
    <style:style style:name="co5" style:family="table-column">
      <style:table-column-properties fo:break-before="auto" style:column-width="1.337cm"/>
    </style:style>
    <style:style style:name="co6" style:family="table-column">
      <style:table-column-properties fo:break-before="auto" style:column-width="1.363cm"/>
    </style:style>
    <style:style style:name="co7" style:family="table-column">
      <style:table-column-properties fo:break-before="auto" style:column-width="1.058cm"/>
    </style:style>
    <style:style style:name="co8" style:family="table-column">
      <style:table-column-properties fo:break-before="auto" style:column-width="1.252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0.476cm"/>
    </style:style>
    <style:style style:name="co11" style:family="table-column">
      <style:table-column-properties fo:break-before="auto" style:column-width="1.03cm"/>
    </style:style>
    <style:style style:name="co12" style:family="table-column">
      <style:table-column-properties fo:break-before="auto" style:column-width="1.586cm"/>
    </style:style>
    <style:style style:name="co13" style:family="table-column">
      <style:table-column-properties fo:break-before="auto" style:column-width="0.804cm"/>
    </style:style>
    <style:style style:name="co14" style:family="table-column">
      <style:table-column-properties fo:break-before="auto" style:column-width="1.446cm"/>
    </style:style>
    <style:style style:name="co15" style:family="table-column">
      <style:table-column-properties fo:break-before="auto" style:column-width="1.087cm"/>
    </style:style>
    <style:style style:name="co16" style:family="table-column">
      <style:table-column-properties fo:break-before="auto" style:column-width="0.642cm"/>
    </style:style>
    <style:style style:name="co17" style:family="table-column">
      <style:table-column-properties fo:break-before="auto" style:column-width="1.558cm"/>
    </style:style>
    <style:style style:name="co18" style:family="table-column">
      <style:table-column-properties fo:break-before="auto" style:column-width="1.531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  <style:style style:name="ce7" style:family="table-cell" style:parent-style-name="Default">
      <style:text-properties style:font-name="Calibri" fo:font-size="9pt" style:font-size-asian="9pt" style:font-size-complex="9pt"/>
    </style:style>
    <style:style style:name="ce8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use-window-font-color="true" style:font-name="Calibri" fo:font-size="9pt" style:font-size-asian="9pt" style:font-size-complex="9pt"/>
    </style:style>
  </office:automatic-styles>
  <office:body>
    <office:spreadsheet>
      <table:table table:name="Entrada" table:style-name="ta1" table:print="false">
        <table:table-column table:style-name="co1" table:default-cell-style-name="ce3"/>
        <table:table-column table:style-name="co1" table:number-columns-repeated="4" table:default-cell-style-name="Default"/>
        <table:table-row table:style-name="ro2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 table:number-rows-repeated="2">
          <table:table-cell table:style-name="Default"/>
          <table:table-cell table:number-columns-repeated="4"/>
        </table:table-row>
        <table:table-row table:style-name="ro2">
          <table:table-cell table:style-name="ce2"/>
          <table:table-cell table:style-name="ce1" office:value-type="string">
            <text:p>c</text:p>
          </table:table-cell>
          <table:table-cell table:number-columns-repeated="2"/>
          <table:table-cell table:style-name="ce1" office:value-type="string">
            <text:p>C</text:p>
          </table:table-cell>
        </table:table-row>
        <table:table-row table:style-name="ro2">
          <table:table-cell office:value-type="string">
            <text:p>1,2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2,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,3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 table:style-name="ro2">
          <table:table-cell office:value-type="string">
            <text:p>2,4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 table:style-name="ro2">
          <table:table-cell office:value-type="string">
            <text:p>3,2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 table:style-name="ro2">
          <table:table-cell office:value-type="string">
            <text:p>3,4</text:p>
          </table:table-cell>
          <table:table-cell office:value-type="float" office:value="4">
            <text:p>4</text:p>
          </table:table-cell>
          <table:table-cell/>
          <table:table-cell/>
          <table:table-cell/>
        </table:table-row>
        <table:table-row table:style-name="ro2">
          <table:table-cell office:value-type="string">
            <text:p>4,5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</table:table>
      <table:table table:name="Solucao" table:style-name="ta2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7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5" table:default-cell-style-name="ce6"/>
        <table:table-column table:style-name="co8" table:number-columns-repeated="2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7"/>
        <table:table-column table:style-name="co14" table:number-columns-repeated="2" table:default-cell-style-name="ce6"/>
        <table:table-column table:style-name="co8" table:number-columns-repeated="2" table:default-cell-style-name="ce6"/>
        <table:table-column table:style-name="co15" table:default-cell-style-name="ce6"/>
        <table:table-column table:style-name="co16" table:default-cell-style-name="ce6"/>
        <table:table-column table:style-name="co10" table:default-cell-style-name="ce6"/>
        <table:table-column table:style-name="co1" table:default-cell-style-name="ce7"/>
        <table:table-column table:style-name="co17" table:default-cell-style-name="ce6"/>
        <table:table-column table:style-name="co18" table:default-cell-style-name="ce6"/>
        <table:table-column table:style-name="co10" table:number-columns-repeated="2" table:default-cell-style-name="ce6"/>
        <table:table-column table:style-name="co1" table:number-columns-repeated="998" table:default-cell-style-name="ce7"/>
        <table:table-row table:style-name="ro3">
          <table:table-cell table:style-name="ce5" office:value-type="string">
            <text:p>Vertices</text:p>
          </table:table-cell>
          <table:table-cell table:style-name="ce5" office:value-type="string">
            <text:p>Presente?</text:p>
          </table:table-cell>
          <table:table-cell/>
          <table:table-cell table:style-name="ce5" office:value-type="string" table:number-columns-spanned="10" table:number-rows-spanned="1">
            <text:p>Arestas</text:p>
          </table:table-cell>
          <table:covered-table-cell table:number-columns-repeated="8" table:style-name="ce5"/>
          <table:covered-table-cell/>
          <table:table-cell/>
          <table:table-cell table:style-name="ce5" office:value-type="string" table:number-columns-spanned="7" table:number-rows-spanned="1">
            <text:p>Pares Proibidos</text:p>
          </table:table-cell>
          <table:covered-table-cell table:number-columns-repeated="4" table:style-name="ce5"/>
          <table:covered-table-cell table:number-columns-repeated="2"/>
          <table:table-cell/>
          <table:table-cell table:style-name="ce5" office:value-type="string">
            <text:p>Objetivo:</text:p>
          </table:table-cell>
          <table:table-cell table:style-name="ce8" table:formula="of:=SUM([.M3:.M1039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5" office:value-type="string">
            <text:p>Origem</text:p>
          </table:table-cell>
          <table:table-cell table:style-name="ce5" office:value-type="string">
            <text:p>Destino</text:p>
          </table:table-cell>
          <table:table-cell table:style-name="ce5" office:value-type="string">
            <text:p>Custo</text:p>
          </table:table-cell>
          <table:table-cell table:style-name="ce5" office:value-type="string">
            <text:p>Usada?</text:p>
          </table:table-cell>
          <table:table-cell table:style-name="ce5" office:value-type="string">
            <text:p>PresV1</text:p>
          </table:table-cell>
          <table:table-cell table:style-name="ce5" office:value-type="string">
            <text:p>PresV2</text:p>
          </table:table-cell>
          <table:table-cell table:style-name="ce5" office:value-type="string">
            <text:p>V1+V2</text:p>
          </table:table-cell>
          <table:table-cell table:style-name="ce5" office:value-type="string">
            <text:p>=</text:p>
          </table:table-cell>
          <table:table-cell table:style-name="ce5" office:value-type="string">
            <text:p>2*G2</text:p>
          </table:table-cell>
          <table:table-cell table:style-name="ce5" office:value-type="string">
            <text:p>CustoUso</text:p>
          </table:table-cell>
          <table:table-cell/>
          <table:table-cell table:style-name="ce5" office:value-type="string">
            <text:p>Vertice1</text:p>
          </table:table-cell>
          <table:table-cell table:style-name="ce5" office:value-type="string">
            <text:p>Vertice2</text:p>
          </table:table-cell>
          <table:table-cell table:style-name="ce5" office:value-type="string">
            <text:p>PresV1</text:p>
          </table:table-cell>
          <table:table-cell table:style-name="ce5" office:value-type="string">
            <text:p>PresV2</text:p>
          </table:table-cell>
          <table:table-cell table:style-name="ce5" office:value-type="string">
            <text:p>Soma</text:p>
          </table:table-cell>
          <table:table-cell table:style-name="ce5" office:value-type="string">
            <text:p>&lt;=</text:p>
          </table:table-cell>
          <table:table-cell table:style-name="ce5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2]+1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VALUE(LEFT([Entrada.A6];SEARCH(&quot;,&quot;;[Entrada.A6])-1))" office:value-type="float" office:value="1">
            <text:p>1</text:p>
          </table:table-cell>
          <table:table-cell table:formula="of:=VALUE(MID([Entrada.A6];SEARCH(&quot;,&quot;;[Entrada.A6])+1;100))" office:value-type="float" office:value="2">
            <text:p>2</text:p>
          </table:table-cell>
          <table:table-cell table:formula="of:=[Entrada.B6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LOOKUP([.D3];[.$A$2:.$A$41];[.$B$2:.$B$41])" office:value-type="float" office:value="0">
            <text:p>0</text:p>
          </table:table-cell>
          <table:table-cell table:formula="of:=LOOKUP([.E3];[.$A$2:.$A$41];[.$B$2:.$B$41])" office:value-type="float" office:value="0">
            <text:p>0</text:p>
          </table:table-cell>
          <table:table-cell table:formula="of:=[.I3]+[.H3]" office:value-type="float" office:value="0">
            <text:p>0</text:p>
          </table:table-cell>
          <table:table-cell table:style-name="ce5" office:value-type="string">
            <text:p>=</text:p>
          </table:table-cell>
          <table:table-cell table:formula="of:=[.G3]*2" office:value-type="float" office:value="0">
            <text:p>0</text:p>
          </table:table-cell>
          <table:table-cell table:formula="of:=[.F3]*[.G3]" office:value-type="float" office:value="0">
            <text:p>0</text:p>
          </table:table-cell>
          <table:table-cell/>
          <table:table-cell table:formula="of:=VALUE(LEFT([Entrada.D6];SEARCH(&quot;,&quot;;[Entrada.D6])-1))" office:value-type="float" office:value="2">
            <text:p>2</text:p>
          </table:table-cell>
          <table:table-cell table:formula="of:=VALUE(MID([Entrada.D6];SEARCH(&quot;,&quot;;[Entrada.D6])+1;100))" office:value-type="float" office:value="4">
            <text:p>4</text:p>
          </table:table-cell>
          <table:table-cell table:formula="of:=LOOKUP([.O3];[.$A$2:.$A$41];[.$B$2:.$B$41])" office:value-type="float" office:value="0">
            <text:p>0</text:p>
          </table:table-cell>
          <table:table-cell table:formula="of:=LOOKUP([.P3];[.$A$2:.$A$41];[.$B$2:.$B$41])" office:value-type="float" office:value="0">
            <text:p>0</text:p>
          </table:table-cell>
          <table:table-cell table:formula="of:=[.R3]+[.Q3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office:value-type="string" table:number-columns-spanned="4" table:number-rows-spanned="1">
            <text:p>Origem/Destino</text:p>
          </table:table-cell>
          <table:covered-table-cell table:number-columns-repeated="3" table:style-name="ce5"/>
          <table:table-cell table:number-columns-repeated="998"/>
        </table:table-row>
        <table:table-row table:style-name="ro3">
          <table:table-cell table:formula="of:=[.A3]+1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VALUE(LEFT([Entrada.A7];SEARCH(&quot;,&quot;;[Entrada.A7])-1))" office:value-type="float" office:value="1">
            <text:p>1</text:p>
          </table:table-cell>
          <table:table-cell table:formula="of:=VALUE(MID([Entrada.A7];SEARCH(&quot;,&quot;;[Entrada.A7])+1;100))" office:value-type="float" office:value="3">
            <text:p>3</text:p>
          </table:table-cell>
          <table:table-cell table:formula="of:=[Entrada.B7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LOOKUP([.D4];[.$A$2:.$A$41];[.$B$2:.$B$41])" office:value-type="float" office:value="0">
            <text:p>0</text:p>
          </table:table-cell>
          <table:table-cell table:formula="of:=LOOKUP([.E4];[.$A$2:.$A$41];[.$B$2:.$B$41])" office:value-type="float" office:value="0">
            <text:p>0</text:p>
          </table:table-cell>
          <table:table-cell table:formula="of:=[.I4]+[.H4]" office:value-type="float" office:value="0">
            <text:p>0</text:p>
          </table:table-cell>
          <table:table-cell table:style-name="ce5" office:value-type="string">
            <text:p>=</text:p>
          </table:table-cell>
          <table:table-cell table:formula="of:=[.G4]*2" office:value-type="float" office:value="0">
            <text:p>0</text:p>
          </table:table-cell>
          <table:table-cell table:formula="of:=[.F4]*[.G4]" office:value-type="float" office:value="0">
            <text:p>0</text:p>
          </table:table-cell>
          <table:table-cell/>
          <table:table-cell table:formula="of:=VALUE(LEFT([Entrada.D7];SEARCH(&quot;,&quot;;[Entrada.D7])-1))" office:value-type="float" office:value="0">
            <text:p>#VALOR!</text:p>
          </table:table-cell>
          <table:table-cell table:formula="of:=VALUE(MID([Entrada.D7];SEARCH(&quot;,&quot;;[Entrada.D7])+1;100))" office:value-type="float" office:value="0">
            <text:p>#VALOR!</text:p>
          </table:table-cell>
          <table:table-cell table:formula="of:=LOOKUP([.O4];[.$A$2:.$A$41];[.$B$2:.$B$41])" office:value-type="float" office:value="0">
            <text:p>#VALOR!</text:p>
          </table:table-cell>
          <table:table-cell table:formula="of:=LOOKUP([.P4];[.$A$2:.$A$41];[.$B$2:.$B$41])" office:value-type="float" office:value="0">
            <text:p>#VALOR!</text:p>
          </table:table-cell>
          <table:table-cell table:formula="of:=[.R4]+[.Q4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office:value-type="string">
            <text:p>Vertice</text:p>
          </table:table-cell>
          <table:table-cell table:style-name="ce5" office:value-type="string">
            <text:p>Presença</text:p>
          </table:table-cell>
          <table:table-cell table:style-name="ce5" office:value-type="string">
            <text:p>=</text:p>
          </table:table-cell>
          <table:table-cell table:style-name="ce5" office:value-type="float" office:value="1">
            <text:p>1</text:p>
          </table:table-cell>
          <table:table-cell table:number-columns-repeated="998"/>
        </table:table-row>
        <table:table-row table:style-name="ro3">
          <table:table-cell table:formula="of:=[.A4]+1"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f:=VALUE(LEFT([Entrada.A8];SEARCH(&quot;,&quot;;[Entrada.A8])-1))" office:value-type="float" office:value="2">
            <text:p>2</text:p>
          </table:table-cell>
          <table:table-cell table:formula="of:=VALUE(MID([Entrada.A8];SEARCH(&quot;,&quot;;[Entrada.A8])+1;100))" office:value-type="float" office:value="4">
            <text:p>4</text:p>
          </table:table-cell>
          <table:table-cell table:formula="of:=[Entrada.B8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LOOKUP([.D5];[.$A$2:.$A$41];[.$B$2:.$B$41])" office:value-type="float" office:value="0">
            <text:p>0</text:p>
          </table:table-cell>
          <table:table-cell table:formula="of:=LOOKUP([.E5];[.$A$2:.$A$41];[.$B$2:.$B$41])" office:value-type="float" office:value="0">
            <text:p>0</text:p>
          </table:table-cell>
          <table:table-cell table:formula="of:=[.I5]+[.H5]" office:value-type="float" office:value="0">
            <text:p>0</text:p>
          </table:table-cell>
          <table:table-cell table:style-name="ce5" office:value-type="string">
            <text:p>=</text:p>
          </table:table-cell>
          <table:table-cell table:formula="of:=[.G5]*2" office:value-type="float" office:value="0">
            <text:p>0</text:p>
          </table:table-cell>
          <table:table-cell table:formula="of:=[.F5]*[.G5]" office:value-type="float" office:value="0">
            <text:p>0</text:p>
          </table:table-cell>
          <table:table-cell/>
          <table:table-cell table:formula="of:=VALUE(LEFT([Entrada.D8];SEARCH(&quot;,&quot;;[Entrada.D8])-1))" office:value-type="float" office:value="0">
            <text:p>#VALOR!</text:p>
          </table:table-cell>
          <table:table-cell table:formula="of:=VALUE(MID([Entrada.D8];SEARCH(&quot;,&quot;;[Entrada.D8])+1;100))" office:value-type="float" office:value="0">
            <text:p>#VALOR!</text:p>
          </table:table-cell>
          <table:table-cell table:formula="of:=LOOKUP([.O5];[.$A$2:.$A$41];[.$B$2:.$B$41])" office:value-type="float" office:value="0">
            <text:p>#VALOR!</text:p>
          </table:table-cell>
          <table:table-cell table:formula="of:=LOOKUP([.P5];[.$A$2:.$A$41];[.$B$2:.$B$41])" office:value-type="float" office:value="0">
            <text:p>#VALOR!</text:p>
          </table:table-cell>
          <table:table-cell table:formula="of:=[.R5]+[.Q5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Entrada.B1]" office:value-type="float" office:value="1">
            <text:p>1</text:p>
          </table:table-cell>
          <table:table-cell table:formula="of:=LOOKUP([.W5];[.$A$2:.$A$41];[.$B$2:.$B$41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3">
          <table:table-cell table:formula="of:=[.A5]+1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VALUE(LEFT([Entrada.A9];SEARCH(&quot;,&quot;;[Entrada.A9])-1))" office:value-type="float" office:value="3">
            <text:p>3</text:p>
          </table:table-cell>
          <table:table-cell table:formula="of:=VALUE(MID([Entrada.A9];SEARCH(&quot;,&quot;;[Entrada.A9])+1;100))" office:value-type="float" office:value="2">
            <text:p>2</text:p>
          </table:table-cell>
          <table:table-cell table:formula="of:=[Entrada.B9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LOOKUP([.D6];[.$A$2:.$A$41];[.$B$2:.$B$41])" office:value-type="float" office:value="0">
            <text:p>0</text:p>
          </table:table-cell>
          <table:table-cell table:formula="of:=LOOKUP([.E6];[.$A$2:.$A$41];[.$B$2:.$B$41])" office:value-type="float" office:value="0">
            <text:p>0</text:p>
          </table:table-cell>
          <table:table-cell table:formula="of:=[.I6]+[.H6]" office:value-type="float" office:value="0">
            <text:p>0</text:p>
          </table:table-cell>
          <table:table-cell table:style-name="ce5" office:value-type="string">
            <text:p>=</text:p>
          </table:table-cell>
          <table:table-cell table:formula="of:=[.G6]*2" office:value-type="float" office:value="0">
            <text:p>0</text:p>
          </table:table-cell>
          <table:table-cell table:formula="of:=[.F6]*[.G6]" office:value-type="float" office:value="0">
            <text:p>0</text:p>
          </table:table-cell>
          <table:table-cell/>
          <table:table-cell table:formula="of:=VALUE(LEFT([Entrada.D9];SEARCH(&quot;,&quot;;[Entrada.D9])-1))" office:value-type="float" office:value="0">
            <text:p>#VALOR!</text:p>
          </table:table-cell>
          <table:table-cell table:formula="of:=VALUE(MID([Entrada.D9];SEARCH(&quot;,&quot;;[Entrada.D9])+1;100))" office:value-type="float" office:value="0">
            <text:p>#VALOR!</text:p>
          </table:table-cell>
          <table:table-cell table:formula="of:=LOOKUP([.O6];[.$A$2:.$A$41];[.$B$2:.$B$41])" office:value-type="float" office:value="0">
            <text:p>#VALOR!</text:p>
          </table:table-cell>
          <table:table-cell table:formula="of:=LOOKUP([.P6];[.$A$2:.$A$41];[.$B$2:.$B$41])" office:value-type="float" office:value="0">
            <text:p>#VALOR!</text:p>
          </table:table-cell>
          <table:table-cell table:formula="of:=[.R6]+[.Q6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Entrada.B2]" office:value-type="float" office:value="5">
            <text:p>5</text:p>
          </table:table-cell>
          <table:table-cell table:formula="of:=LOOKUP([.W6];[.$A$2:.$A$41];[.$B$2:.$B$41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3">
          <table:table-cell table:formula="of:=[.A6]+1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VALUE(LEFT([Entrada.A10];SEARCH(&quot;,&quot;;[Entrada.A10])-1))" office:value-type="float" office:value="3">
            <text:p>3</text:p>
          </table:table-cell>
          <table:table-cell table:formula="of:=VALUE(MID([Entrada.A10];SEARCH(&quot;,&quot;;[Entrada.A10])+1;100))" office:value-type="float" office:value="4">
            <text:p>4</text:p>
          </table:table-cell>
          <table:table-cell table:formula="of:=[Entrada.B10]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LOOKUP([.D7];[.$A$2:.$A$41];[.$B$2:.$B$41])" office:value-type="float" office:value="0">
            <text:p>0</text:p>
          </table:table-cell>
          <table:table-cell table:formula="of:=LOOKUP([.E7];[.$A$2:.$A$41];[.$B$2:.$B$41])" office:value-type="float" office:value="0">
            <text:p>0</text:p>
          </table:table-cell>
          <table:table-cell table:formula="of:=[.I7]+[.H7]" office:value-type="float" office:value="0">
            <text:p>0</text:p>
          </table:table-cell>
          <table:table-cell table:style-name="ce5" office:value-type="string">
            <text:p>=</text:p>
          </table:table-cell>
          <table:table-cell table:formula="of:=[.G7]*2" office:value-type="float" office:value="0">
            <text:p>0</text:p>
          </table:table-cell>
          <table:table-cell table:formula="of:=[.F7]*[.G7]" office:value-type="float" office:value="0">
            <text:p>0</text:p>
          </table:table-cell>
          <table:table-cell/>
          <table:table-cell table:formula="of:=VALUE(LEFT([Entrada.D10];SEARCH(&quot;,&quot;;[Entrada.D10])-1))" office:value-type="float" office:value="0">
            <text:p>#VALOR!</text:p>
          </table:table-cell>
          <table:table-cell table:formula="of:=VALUE(MID([Entrada.D10];SEARCH(&quot;,&quot;;[Entrada.D10])+1;100))" office:value-type="float" office:value="0">
            <text:p>#VALOR!</text:p>
          </table:table-cell>
          <table:table-cell table:formula="of:=LOOKUP([.O7];[.$A$2:.$A$41];[.$B$2:.$B$41])" office:value-type="float" office:value="0">
            <text:p>#VALOR!</text:p>
          </table:table-cell>
          <table:table-cell table:formula="of:=LOOKUP([.P7];[.$A$2:.$A$41];[.$B$2:.$B$41])" office:value-type="float" office:value="0">
            <text:p>#VALOR!</text:p>
          </table:table-cell>
          <table:table-cell table:formula="of:=[.R7]+[.Q7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7]+1"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formula="of:=VALUE(LEFT([Entrada.A11];SEARCH(&quot;,&quot;;[Entrada.A11])-1))" office:value-type="float" office:value="4">
            <text:p>4</text:p>
          </table:table-cell>
          <table:table-cell table:formula="of:=VALUE(MID([Entrada.A11];SEARCH(&quot;,&quot;;[Entrada.A11])+1;100))" office:value-type="float" office:value="5">
            <text:p>5</text:p>
          </table:table-cell>
          <table:table-cell table:formula="of:=[Entrada.B11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LOOKUP([.D8];[.$A$2:.$A$41];[.$B$2:.$B$41])" office:value-type="float" office:value="0">
            <text:p>0</text:p>
          </table:table-cell>
          <table:table-cell table:formula="of:=LOOKUP([.E8];[.$A$2:.$A$41];[.$B$2:.$B$41])" office:value-type="float" office:value="0">
            <text:p>0</text:p>
          </table:table-cell>
          <table:table-cell table:formula="of:=[.I8]+[.H8]" office:value-type="float" office:value="0">
            <text:p>0</text:p>
          </table:table-cell>
          <table:table-cell table:style-name="ce5" office:value-type="string">
            <text:p>=</text:p>
          </table:table-cell>
          <table:table-cell table:formula="of:=[.G8]*2" office:value-type="float" office:value="0">
            <text:p>0</text:p>
          </table:table-cell>
          <table:table-cell table:formula="of:=[.F8]*[.G8]" office:value-type="float" office:value="0">
            <text:p>0</text:p>
          </table:table-cell>
          <table:table-cell/>
          <table:table-cell table:formula="of:=VALUE(LEFT([Entrada.D11];SEARCH(&quot;,&quot;;[Entrada.D11])-1))" office:value-type="float" office:value="0">
            <text:p>#VALOR!</text:p>
          </table:table-cell>
          <table:table-cell table:formula="of:=VALUE(MID([Entrada.D11];SEARCH(&quot;,&quot;;[Entrada.D11])+1;100))" office:value-type="float" office:value="0">
            <text:p>#VALOR!</text:p>
          </table:table-cell>
          <table:table-cell table:formula="of:=LOOKUP([.O8];[.$A$2:.$A$41];[.$B$2:.$B$41])" office:value-type="float" office:value="0">
            <text:p>#VALOR!</text:p>
          </table:table-cell>
          <table:table-cell table:formula="of:=LOOKUP([.P8];[.$A$2:.$A$41];[.$B$2:.$B$41])" office:value-type="float" office:value="0">
            <text:p>#VALOR!</text:p>
          </table:table-cell>
          <table:table-cell table:formula="of:=[.R8]+[.Q8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table:number-columns-spanned="4" table:number-rows-spanned="1"/>
          <table:covered-table-cell table:number-columns-repeated="3" table:style-name="ce5"/>
          <table:table-cell table:number-columns-repeated="998"/>
        </table:table-row>
        <table:table-row table:style-name="ro3">
          <table:table-cell table:formula="of:=[.A8]+1"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f:=VALUE(LEFT([Entrada.A12];SEARCH(&quot;,&quot;;[Entrada.A12])-1))" office:value-type="float" office:value="0">
            <text:p>#VALOR!</text:p>
          </table:table-cell>
          <table:table-cell table:formula="of:=VALUE(MID([Entrada.A12];SEARCH(&quot;,&quot;;[Entrada.A12])+1;100))" office:value-type="float" office:value="0">
            <text:p>#VALOR!</text:p>
          </table:table-cell>
          <table:table-cell table:formula="of:=[Entrada.B1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];[.$A$2:.$A$41];[.$B$2:.$B$41])" office:value-type="float" office:value="0">
            <text:p>#VALOR!</text:p>
          </table:table-cell>
          <table:table-cell table:formula="of:=LOOKUP([.E9];[.$A$2:.$A$41];[.$B$2:.$B$41])" office:value-type="float" office:value="0">
            <text:p>#VALOR!</text:p>
          </table:table-cell>
          <table:table-cell table:formula="of:=[.I9]+[.H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]*2" office:value-type="float" office:value="0">
            <text:p>0</text:p>
          </table:table-cell>
          <table:table-cell table:formula="of:=[.F9]*[.G9]" office:value-type="float" office:value="0">
            <text:p>0</text:p>
          </table:table-cell>
          <table:table-cell/>
          <table:table-cell table:formula="of:=VALUE(LEFT([Entrada.D12];SEARCH(&quot;,&quot;;[Entrada.D12])-1))" office:value-type="float" office:value="0">
            <text:p>#VALOR!</text:p>
          </table:table-cell>
          <table:table-cell table:formula="of:=VALUE(MID([Entrada.D12];SEARCH(&quot;,&quot;;[Entrada.D12])+1;100))" office:value-type="float" office:value="0">
            <text:p>#VALOR!</text:p>
          </table:table-cell>
          <table:table-cell table:formula="of:=LOOKUP([.O9];[.$A$2:.$A$41];[.$B$2:.$B$41])" office:value-type="float" office:value="0">
            <text:p>#VALOR!</text:p>
          </table:table-cell>
          <table:table-cell table:formula="of:=LOOKUP([.P9];[.$A$2:.$A$41];[.$B$2:.$B$41])" office:value-type="float" office:value="0">
            <text:p>#VALOR!</text:p>
          </table:table-cell>
          <table:table-cell table:formula="of:=[.R9]+[.Q9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table:number-columns-repeated="4"/>
          <table:table-cell table:number-columns-repeated="998"/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table:formula="of:=VALUE(LEFT([Entrada.A13];SEARCH(&quot;,&quot;;[Entrada.A13])-1))" office:value-type="float" office:value="0">
            <text:p>#VALOR!</text:p>
          </table:table-cell>
          <table:table-cell table:formula="of:=VALUE(MID([Entrada.A13];SEARCH(&quot;,&quot;;[Entrada.A13])+1;100))" office:value-type="float" office:value="0">
            <text:p>#VALOR!</text:p>
          </table:table-cell>
          <table:table-cell table:formula="of:=[Entrada.B1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];[.$A$2:.$A$41];[.$B$2:.$B$41])" office:value-type="float" office:value="0">
            <text:p>#VALOR!</text:p>
          </table:table-cell>
          <table:table-cell table:formula="of:=LOOKUP([.E10];[.$A$2:.$A$41];[.$B$2:.$B$41])" office:value-type="float" office:value="0">
            <text:p>#VALOR!</text:p>
          </table:table-cell>
          <table:table-cell table:formula="of:=[.I10]+[.H1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]*2" office:value-type="float" office:value="0">
            <text:p>0</text:p>
          </table:table-cell>
          <table:table-cell table:formula="of:=[.F10]*[.G10]" office:value-type="float" office:value="0">
            <text:p>0</text:p>
          </table:table-cell>
          <table:table-cell/>
          <table:table-cell table:formula="of:=VALUE(LEFT([Entrada.D13];SEARCH(&quot;,&quot;;[Entrada.D13])-1))" office:value-type="float" office:value="0">
            <text:p>#VALOR!</text:p>
          </table:table-cell>
          <table:table-cell table:formula="of:=VALUE(MID([Entrada.D13];SEARCH(&quot;,&quot;;[Entrada.D13])+1;100))" office:value-type="float" office:value="0">
            <text:p>#VALOR!</text:p>
          </table:table-cell>
          <table:table-cell table:formula="of:=LOOKUP([.O10];[.$A$2:.$A$41];[.$B$2:.$B$41])" office:value-type="float" office:value="0">
            <text:p>#VALOR!</text:p>
          </table:table-cell>
          <table:table-cell table:formula="of:=LOOKUP([.P10];[.$A$2:.$A$41];[.$B$2:.$B$41])" office:value-type="float" office:value="0">
            <text:p>#VALOR!</text:p>
          </table:table-cell>
          <table:table-cell table:formula="of:=[.R10]+[.Q10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/>
          <table:table-cell table:style-name="Default" table:number-columns-repeated="4"/>
          <table:table-cell table:number-columns-repeated="998"/>
        </table:table-row>
        <table:table-row table:style-name="ro3">
          <table:table-cell table:formula="of:=[.A10]+1"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VALUE(LEFT([Entrada.A14];SEARCH(&quot;,&quot;;[Entrada.A14])-1))" office:value-type="float" office:value="0">
            <text:p>#VALOR!</text:p>
          </table:table-cell>
          <table:table-cell table:formula="of:=VALUE(MID([Entrada.A14];SEARCH(&quot;,&quot;;[Entrada.A14])+1;100))" office:value-type="float" office:value="0">
            <text:p>#VALOR!</text:p>
          </table:table-cell>
          <table:table-cell table:formula="of:=[Entrada.B1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1];[.$A$2:.$A$41];[.$B$2:.$B$41])" office:value-type="float" office:value="0">
            <text:p>#VALOR!</text:p>
          </table:table-cell>
          <table:table-cell table:formula="of:=LOOKUP([.E11];[.$A$2:.$A$41];[.$B$2:.$B$41])" office:value-type="float" office:value="0">
            <text:p>#VALOR!</text:p>
          </table:table-cell>
          <table:table-cell table:formula="of:=[.I11]+[.H1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1]*2" office:value-type="float" office:value="0">
            <text:p>0</text:p>
          </table:table-cell>
          <table:table-cell table:formula="of:=[.F11]*[.G11]" office:value-type="float" office:value="0">
            <text:p>0</text:p>
          </table:table-cell>
          <table:table-cell/>
          <table:table-cell table:formula="of:=VALUE(LEFT([Entrada.D14];SEARCH(&quot;,&quot;;[Entrada.D14])-1))" office:value-type="float" office:value="0">
            <text:p>#VALOR!</text:p>
          </table:table-cell>
          <table:table-cell table:formula="of:=VALUE(MID([Entrada.D14];SEARCH(&quot;,&quot;;[Entrada.D14])+1;100))" office:value-type="float" office:value="0">
            <text:p>#VALOR!</text:p>
          </table:table-cell>
          <table:table-cell table:formula="of:=LOOKUP([.O11];[.$A$2:.$A$41];[.$B$2:.$B$41])" office:value-type="float" office:value="0">
            <text:p>#VALOR!</text:p>
          </table:table-cell>
          <table:table-cell table:formula="of:=LOOKUP([.P11];[.$A$2:.$A$41];[.$B$2:.$B$41])" office:value-type="float" office:value="0">
            <text:p>#VALOR!</text:p>
          </table:table-cell>
          <table:table-cell table:formula="of:=[.R11]+[.Q11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11]+1"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table:formula="of:=VALUE(LEFT([Entrada.A15];SEARCH(&quot;,&quot;;[Entrada.A15])-1))" office:value-type="float" office:value="0">
            <text:p>#VALOR!</text:p>
          </table:table-cell>
          <table:table-cell table:formula="of:=VALUE(MID([Entrada.A15];SEARCH(&quot;,&quot;;[Entrada.A15])+1;100))" office:value-type="float" office:value="0">
            <text:p>#VALOR!</text:p>
          </table:table-cell>
          <table:table-cell table:formula="of:=[Entrada.B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2];[.$A$2:.$A$41];[.$B$2:.$B$41])" office:value-type="float" office:value="0">
            <text:p>#VALOR!</text:p>
          </table:table-cell>
          <table:table-cell table:formula="of:=LOOKUP([.E12];[.$A$2:.$A$41];[.$B$2:.$B$41])" office:value-type="float" office:value="0">
            <text:p>#VALOR!</text:p>
          </table:table-cell>
          <table:table-cell table:formula="of:=[.I12]+[.H1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2]*2" office:value-type="float" office:value="0">
            <text:p>0</text:p>
          </table:table-cell>
          <table:table-cell table:formula="of:=[.F12]*[.G12]" office:value-type="float" office:value="0">
            <text:p>0</text:p>
          </table:table-cell>
          <table:table-cell/>
          <table:table-cell table:formula="of:=VALUE(LEFT([Entrada.D15];SEARCH(&quot;,&quot;;[Entrada.D15])-1))" office:value-type="float" office:value="0">
            <text:p>#VALOR!</text:p>
          </table:table-cell>
          <table:table-cell table:formula="of:=VALUE(MID([Entrada.D15];SEARCH(&quot;,&quot;;[Entrada.D15])+1;100))" office:value-type="float" office:value="0">
            <text:p>#VALOR!</text:p>
          </table:table-cell>
          <table:table-cell table:formula="of:=LOOKUP([.O12];[.$A$2:.$A$41];[.$B$2:.$B$41])" office:value-type="float" office:value="0">
            <text:p>#VALOR!</text:p>
          </table:table-cell>
          <table:table-cell table:formula="of:=LOOKUP([.P12];[.$A$2:.$A$41];[.$B$2:.$B$41])" office:value-type="float" office:value="0">
            <text:p>#VALOR!</text:p>
          </table:table-cell>
          <table:table-cell table:formula="of:=[.R12]+[.Q12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12]+1"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table:formula="of:=VALUE(LEFT([Entrada.A16];SEARCH(&quot;,&quot;;[Entrada.A16])-1))" office:value-type="float" office:value="0">
            <text:p>#VALOR!</text:p>
          </table:table-cell>
          <table:table-cell table:formula="of:=VALUE(MID([Entrada.A16];SEARCH(&quot;,&quot;;[Entrada.A16])+1;100))" office:value-type="float" office:value="0">
            <text:p>#VALOR!</text:p>
          </table:table-cell>
          <table:table-cell table:formula="of:=[Entrada.B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3];[.$A$2:.$A$41];[.$B$2:.$B$41])" office:value-type="float" office:value="0">
            <text:p>#VALOR!</text:p>
          </table:table-cell>
          <table:table-cell table:formula="of:=LOOKUP([.E13];[.$A$2:.$A$41];[.$B$2:.$B$41])" office:value-type="float" office:value="0">
            <text:p>#VALOR!</text:p>
          </table:table-cell>
          <table:table-cell table:formula="of:=[.I13]+[.H1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3]*2" office:value-type="float" office:value="0">
            <text:p>0</text:p>
          </table:table-cell>
          <table:table-cell table:formula="of:=[.F13]*[.G13]" office:value-type="float" office:value="0">
            <text:p>0</text:p>
          </table:table-cell>
          <table:table-cell/>
          <table:table-cell table:formula="of:=VALUE(LEFT([Entrada.D16];SEARCH(&quot;,&quot;;[Entrada.D16])-1))" office:value-type="float" office:value="0">
            <text:p>#VALOR!</text:p>
          </table:table-cell>
          <table:table-cell table:formula="of:=VALUE(MID([Entrada.D16];SEARCH(&quot;,&quot;;[Entrada.D16])+1;100))" office:value-type="float" office:value="0">
            <text:p>#VALOR!</text:p>
          </table:table-cell>
          <table:table-cell table:formula="of:=LOOKUP([.O13];[.$A$2:.$A$41];[.$B$2:.$B$41])" office:value-type="float" office:value="0">
            <text:p>#VALOR!</text:p>
          </table:table-cell>
          <table:table-cell table:formula="of:=LOOKUP([.P13];[.$A$2:.$A$41];[.$B$2:.$B$41])" office:value-type="float" office:value="0">
            <text:p>#VALOR!</text:p>
          </table:table-cell>
          <table:table-cell table:formula="of:=[.R13]+[.Q13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13]+1"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table:formula="of:=VALUE(LEFT([Entrada.A17];SEARCH(&quot;,&quot;;[Entrada.A17])-1))" office:value-type="float" office:value="0">
            <text:p>#VALOR!</text:p>
          </table:table-cell>
          <table:table-cell table:formula="of:=VALUE(MID([Entrada.A17];SEARCH(&quot;,&quot;;[Entrada.A17])+1;100))" office:value-type="float" office:value="0">
            <text:p>#VALOR!</text:p>
          </table:table-cell>
          <table:table-cell table:formula="of:=[Entrada.B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4];[.$A$2:.$A$41];[.$B$2:.$B$41])" office:value-type="float" office:value="0">
            <text:p>#VALOR!</text:p>
          </table:table-cell>
          <table:table-cell table:formula="of:=LOOKUP([.E14];[.$A$2:.$A$41];[.$B$2:.$B$41])" office:value-type="float" office:value="0">
            <text:p>#VALOR!</text:p>
          </table:table-cell>
          <table:table-cell table:formula="of:=[.I14]+[.H1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4]*2" office:value-type="float" office:value="0">
            <text:p>0</text:p>
          </table:table-cell>
          <table:table-cell table:formula="of:=[.F14]*[.G14]" office:value-type="float" office:value="0">
            <text:p>0</text:p>
          </table:table-cell>
          <table:table-cell/>
          <table:table-cell table:formula="of:=VALUE(LEFT([Entrada.D17];SEARCH(&quot;,&quot;;[Entrada.D17])-1))" office:value-type="float" office:value="0">
            <text:p>#VALOR!</text:p>
          </table:table-cell>
          <table:table-cell table:formula="of:=VALUE(MID([Entrada.D17];SEARCH(&quot;,&quot;;[Entrada.D17])+1;100))" office:value-type="float" office:value="0">
            <text:p>#VALOR!</text:p>
          </table:table-cell>
          <table:table-cell table:formula="of:=LOOKUP([.O14];[.$A$2:.$A$41];[.$B$2:.$B$41])" office:value-type="float" office:value="0">
            <text:p>#VALOR!</text:p>
          </table:table-cell>
          <table:table-cell table:formula="of:=LOOKUP([.P14];[.$A$2:.$A$41];[.$B$2:.$B$41])" office:value-type="float" office:value="0">
            <text:p>#VALOR!</text:p>
          </table:table-cell>
          <table:table-cell table:formula="of:=[.R14]+[.Q14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14]+1"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table:formula="of:=VALUE(LEFT([Entrada.A18];SEARCH(&quot;,&quot;;[Entrada.A18])-1))" office:value-type="float" office:value="0">
            <text:p>#VALOR!</text:p>
          </table:table-cell>
          <table:table-cell table:formula="of:=VALUE(MID([Entrada.A18];SEARCH(&quot;,&quot;;[Entrada.A18])+1;100))" office:value-type="float" office:value="0">
            <text:p>#VALOR!</text:p>
          </table:table-cell>
          <table:table-cell table:formula="of:=[Entrada.B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5];[.$A$2:.$A$41];[.$B$2:.$B$41])" office:value-type="float" office:value="0">
            <text:p>#VALOR!</text:p>
          </table:table-cell>
          <table:table-cell table:formula="of:=LOOKUP([.E15];[.$A$2:.$A$41];[.$B$2:.$B$41])" office:value-type="float" office:value="0">
            <text:p>#VALOR!</text:p>
          </table:table-cell>
          <table:table-cell table:formula="of:=[.I15]+[.H1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5]*2" office:value-type="float" office:value="0">
            <text:p>0</text:p>
          </table:table-cell>
          <table:table-cell table:formula="of:=[.F15]*[.G15]" office:value-type="float" office:value="0">
            <text:p>0</text:p>
          </table:table-cell>
          <table:table-cell/>
          <table:table-cell table:formula="of:=VALUE(LEFT([Entrada.D18];SEARCH(&quot;,&quot;;[Entrada.D18])-1))" office:value-type="float" office:value="0">
            <text:p>#VALOR!</text:p>
          </table:table-cell>
          <table:table-cell table:formula="of:=VALUE(MID([Entrada.D18];SEARCH(&quot;,&quot;;[Entrada.D18])+1;100))" office:value-type="float" office:value="0">
            <text:p>#VALOR!</text:p>
          </table:table-cell>
          <table:table-cell table:formula="of:=LOOKUP([.O15];[.$A$2:.$A$41];[.$B$2:.$B$41])" office:value-type="float" office:value="0">
            <text:p>#VALOR!</text:p>
          </table:table-cell>
          <table:table-cell table:formula="of:=LOOKUP([.P15];[.$A$2:.$A$41];[.$B$2:.$B$41])" office:value-type="float" office:value="0">
            <text:p>#VALOR!</text:p>
          </table:table-cell>
          <table:table-cell table:formula="of:=[.R15]+[.Q15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15]+1"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table:formula="of:=VALUE(LEFT([Entrada.A19];SEARCH(&quot;,&quot;;[Entrada.A19])-1))" office:value-type="float" office:value="0">
            <text:p>#VALOR!</text:p>
          </table:table-cell>
          <table:table-cell table:formula="of:=VALUE(MID([Entrada.A19];SEARCH(&quot;,&quot;;[Entrada.A19])+1;100))" office:value-type="float" office:value="0">
            <text:p>#VALOR!</text:p>
          </table:table-cell>
          <table:table-cell table:formula="of:=[Entrada.B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6];[.$A$2:.$A$41];[.$B$2:.$B$41])" office:value-type="float" office:value="0">
            <text:p>#VALOR!</text:p>
          </table:table-cell>
          <table:table-cell table:formula="of:=LOOKUP([.E16];[.$A$2:.$A$41];[.$B$2:.$B$41])" office:value-type="float" office:value="0">
            <text:p>#VALOR!</text:p>
          </table:table-cell>
          <table:table-cell table:formula="of:=[.I16]+[.H1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6]*2" office:value-type="float" office:value="0">
            <text:p>0</text:p>
          </table:table-cell>
          <table:table-cell table:formula="of:=[.F16]*[.G16]" office:value-type="float" office:value="0">
            <text:p>0</text:p>
          </table:table-cell>
          <table:table-cell/>
          <table:table-cell table:formula="of:=VALUE(LEFT([Entrada.D19];SEARCH(&quot;,&quot;;[Entrada.D19])-1))" office:value-type="float" office:value="0">
            <text:p>#VALOR!</text:p>
          </table:table-cell>
          <table:table-cell table:formula="of:=VALUE(MID([Entrada.D19];SEARCH(&quot;,&quot;;[Entrada.D19])+1;100))" office:value-type="float" office:value="0">
            <text:p>#VALOR!</text:p>
          </table:table-cell>
          <table:table-cell table:formula="of:=LOOKUP([.O16];[.$A$2:.$A$41];[.$B$2:.$B$41])" office:value-type="float" office:value="0">
            <text:p>#VALOR!</text:p>
          </table:table-cell>
          <table:table-cell table:formula="of:=LOOKUP([.P16];[.$A$2:.$A$41];[.$B$2:.$B$41])" office:value-type="float" office:value="0">
            <text:p>#VALOR!</text:p>
          </table:table-cell>
          <table:table-cell table:formula="of:=[.R16]+[.Q16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16]+1"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formula="of:=VALUE(LEFT([Entrada.A20];SEARCH(&quot;,&quot;;[Entrada.A20])-1))" office:value-type="float" office:value="0">
            <text:p>#VALOR!</text:p>
          </table:table-cell>
          <table:table-cell table:formula="of:=VALUE(MID([Entrada.A20];SEARCH(&quot;,&quot;;[Entrada.A20])+1;100))" office:value-type="float" office:value="0">
            <text:p>#VALOR!</text:p>
          </table:table-cell>
          <table:table-cell table:formula="of:=[Entrada.B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7];[.$A$2:.$A$41];[.$B$2:.$B$41])" office:value-type="float" office:value="0">
            <text:p>#VALOR!</text:p>
          </table:table-cell>
          <table:table-cell table:formula="of:=LOOKUP([.E17];[.$A$2:.$A$41];[.$B$2:.$B$41])" office:value-type="float" office:value="0">
            <text:p>#VALOR!</text:p>
          </table:table-cell>
          <table:table-cell table:formula="of:=[.I17]+[.H1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7]*2" office:value-type="float" office:value="0">
            <text:p>0</text:p>
          </table:table-cell>
          <table:table-cell table:formula="of:=[.F17]*[.G17]" office:value-type="float" office:value="0">
            <text:p>0</text:p>
          </table:table-cell>
          <table:table-cell/>
          <table:table-cell table:formula="of:=VALUE(LEFT([Entrada.D20];SEARCH(&quot;,&quot;;[Entrada.D20])-1))" office:value-type="float" office:value="0">
            <text:p>#VALOR!</text:p>
          </table:table-cell>
          <table:table-cell table:formula="of:=VALUE(MID([Entrada.D20];SEARCH(&quot;,&quot;;[Entrada.D20])+1;100))" office:value-type="float" office:value="0">
            <text:p>#VALOR!</text:p>
          </table:table-cell>
          <table:table-cell table:formula="of:=LOOKUP([.O17];[.$A$2:.$A$41];[.$B$2:.$B$41])" office:value-type="float" office:value="0">
            <text:p>#VALOR!</text:p>
          </table:table-cell>
          <table:table-cell table:formula="of:=LOOKUP([.P17];[.$A$2:.$A$41];[.$B$2:.$B$41])" office:value-type="float" office:value="0">
            <text:p>#VALOR!</text:p>
          </table:table-cell>
          <table:table-cell table:formula="of:=[.R17]+[.Q17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17]+1"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table:formula="of:=VALUE(LEFT([Entrada.A21];SEARCH(&quot;,&quot;;[Entrada.A21])-1))" office:value-type="float" office:value="0">
            <text:p>#VALOR!</text:p>
          </table:table-cell>
          <table:table-cell table:formula="of:=VALUE(MID([Entrada.A21];SEARCH(&quot;,&quot;;[Entrada.A21])+1;100))" office:value-type="float" office:value="0">
            <text:p>#VALOR!</text:p>
          </table:table-cell>
          <table:table-cell table:formula="of:=[Entrada.B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8];[.$A$2:.$A$41];[.$B$2:.$B$41])" office:value-type="float" office:value="0">
            <text:p>#VALOR!</text:p>
          </table:table-cell>
          <table:table-cell table:formula="of:=LOOKUP([.E18];[.$A$2:.$A$41];[.$B$2:.$B$41])" office:value-type="float" office:value="0">
            <text:p>#VALOR!</text:p>
          </table:table-cell>
          <table:table-cell table:formula="of:=[.I18]+[.H1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8]*2" office:value-type="float" office:value="0">
            <text:p>0</text:p>
          </table:table-cell>
          <table:table-cell table:formula="of:=[.F18]*[.G18]" office:value-type="float" office:value="0">
            <text:p>0</text:p>
          </table:table-cell>
          <table:table-cell/>
          <table:table-cell table:formula="of:=VALUE(LEFT([Entrada.D21];SEARCH(&quot;,&quot;;[Entrada.D21])-1))" office:value-type="float" office:value="0">
            <text:p>#VALOR!</text:p>
          </table:table-cell>
          <table:table-cell table:formula="of:=VALUE(MID([Entrada.D21];SEARCH(&quot;,&quot;;[Entrada.D21])+1;100))" office:value-type="float" office:value="0">
            <text:p>#VALOR!</text:p>
          </table:table-cell>
          <table:table-cell table:formula="of:=LOOKUP([.O18];[.$A$2:.$A$41];[.$B$2:.$B$41])" office:value-type="float" office:value="0">
            <text:p>#VALOR!</text:p>
          </table:table-cell>
          <table:table-cell table:formula="of:=LOOKUP([.P18];[.$A$2:.$A$41];[.$B$2:.$B$41])" office:value-type="float" office:value="0">
            <text:p>#VALOR!</text:p>
          </table:table-cell>
          <table:table-cell table:formula="of:=[.R18]+[.Q18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18]+1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table:formula="of:=VALUE(LEFT([Entrada.A22];SEARCH(&quot;,&quot;;[Entrada.A22])-1))" office:value-type="float" office:value="0">
            <text:p>#VALOR!</text:p>
          </table:table-cell>
          <table:table-cell table:formula="of:=VALUE(MID([Entrada.A22];SEARCH(&quot;,&quot;;[Entrada.A22])+1;100))" office:value-type="float" office:value="0">
            <text:p>#VALOR!</text:p>
          </table:table-cell>
          <table:table-cell table:formula="of:=[Entrada.B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9];[.$A$2:.$A$41];[.$B$2:.$B$41])" office:value-type="float" office:value="0">
            <text:p>#VALOR!</text:p>
          </table:table-cell>
          <table:table-cell table:formula="of:=LOOKUP([.E19];[.$A$2:.$A$41];[.$B$2:.$B$41])" office:value-type="float" office:value="0">
            <text:p>#VALOR!</text:p>
          </table:table-cell>
          <table:table-cell table:formula="of:=[.I19]+[.H1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9]*2" office:value-type="float" office:value="0">
            <text:p>0</text:p>
          </table:table-cell>
          <table:table-cell table:formula="of:=[.F19]*[.G19]" office:value-type="float" office:value="0">
            <text:p>0</text:p>
          </table:table-cell>
          <table:table-cell/>
          <table:table-cell table:formula="of:=VALUE(LEFT([Entrada.D22];SEARCH(&quot;,&quot;;[Entrada.D22])-1))" office:value-type="float" office:value="0">
            <text:p>#VALOR!</text:p>
          </table:table-cell>
          <table:table-cell table:formula="of:=VALUE(MID([Entrada.D22];SEARCH(&quot;,&quot;;[Entrada.D22])+1;100))" office:value-type="float" office:value="0">
            <text:p>#VALOR!</text:p>
          </table:table-cell>
          <table:table-cell table:formula="of:=LOOKUP([.O19];[.$A$2:.$A$41];[.$B$2:.$B$41])" office:value-type="float" office:value="0">
            <text:p>#VALOR!</text:p>
          </table:table-cell>
          <table:table-cell table:formula="of:=LOOKUP([.P19];[.$A$2:.$A$41];[.$B$2:.$B$41])" office:value-type="float" office:value="0">
            <text:p>#VALOR!</text:p>
          </table:table-cell>
          <table:table-cell table:formula="of:=[.R19]+[.Q19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19]+1"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table:formula="of:=VALUE(LEFT([Entrada.A23];SEARCH(&quot;,&quot;;[Entrada.A23])-1))" office:value-type="float" office:value="0">
            <text:p>#VALOR!</text:p>
          </table:table-cell>
          <table:table-cell table:formula="of:=VALUE(MID([Entrada.A23];SEARCH(&quot;,&quot;;[Entrada.A23])+1;100))" office:value-type="float" office:value="0">
            <text:p>#VALOR!</text:p>
          </table:table-cell>
          <table:table-cell table:formula="of:=[Entrada.B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0];[.$A$2:.$A$41];[.$B$2:.$B$41])" office:value-type="float" office:value="0">
            <text:p>#VALOR!</text:p>
          </table:table-cell>
          <table:table-cell table:formula="of:=LOOKUP([.E20];[.$A$2:.$A$41];[.$B$2:.$B$41])" office:value-type="float" office:value="0">
            <text:p>#VALOR!</text:p>
          </table:table-cell>
          <table:table-cell table:formula="of:=[.I20]+[.H2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0]*2" office:value-type="float" office:value="0">
            <text:p>0</text:p>
          </table:table-cell>
          <table:table-cell table:formula="of:=[.F20]*[.G20]" office:value-type="float" office:value="0">
            <text:p>0</text:p>
          </table:table-cell>
          <table:table-cell/>
          <table:table-cell table:formula="of:=VALUE(LEFT([Entrada.D23];SEARCH(&quot;,&quot;;[Entrada.D23])-1))" office:value-type="float" office:value="0">
            <text:p>#VALOR!</text:p>
          </table:table-cell>
          <table:table-cell table:formula="of:=VALUE(MID([Entrada.D23];SEARCH(&quot;,&quot;;[Entrada.D23])+1;100))" office:value-type="float" office:value="0">
            <text:p>#VALOR!</text:p>
          </table:table-cell>
          <table:table-cell table:formula="of:=LOOKUP([.O20];[.$A$2:.$A$41];[.$B$2:.$B$41])" office:value-type="float" office:value="0">
            <text:p>#VALOR!</text:p>
          </table:table-cell>
          <table:table-cell table:formula="of:=LOOKUP([.P20];[.$A$2:.$A$41];[.$B$2:.$B$41])" office:value-type="float" office:value="0">
            <text:p>#VALOR!</text:p>
          </table:table-cell>
          <table:table-cell table:formula="of:=[.R20]+[.Q20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20]+1"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table:formula="of:=VALUE(LEFT([Entrada.A24];SEARCH(&quot;,&quot;;[Entrada.A24])-1))" office:value-type="float" office:value="0">
            <text:p>#VALOR!</text:p>
          </table:table-cell>
          <table:table-cell table:formula="of:=VALUE(MID([Entrada.A24];SEARCH(&quot;,&quot;;[Entrada.A24])+1;100))" office:value-type="float" office:value="0">
            <text:p>#VALOR!</text:p>
          </table:table-cell>
          <table:table-cell table:formula="of:=[Entrada.B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1];[.$A$2:.$A$41];[.$B$2:.$B$41])" office:value-type="float" office:value="0">
            <text:p>#VALOR!</text:p>
          </table:table-cell>
          <table:table-cell table:formula="of:=LOOKUP([.E21];[.$A$2:.$A$41];[.$B$2:.$B$41])" office:value-type="float" office:value="0">
            <text:p>#VALOR!</text:p>
          </table:table-cell>
          <table:table-cell table:formula="of:=[.I21]+[.H2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1]*2" office:value-type="float" office:value="0">
            <text:p>0</text:p>
          </table:table-cell>
          <table:table-cell table:formula="of:=[.F21]*[.G21]" office:value-type="float" office:value="0">
            <text:p>0</text:p>
          </table:table-cell>
          <table:table-cell/>
          <table:table-cell table:formula="of:=VALUE(LEFT([Entrada.D24];SEARCH(&quot;,&quot;;[Entrada.D24])-1))" office:value-type="float" office:value="0">
            <text:p>#VALOR!</text:p>
          </table:table-cell>
          <table:table-cell table:formula="of:=VALUE(MID([Entrada.D24];SEARCH(&quot;,&quot;;[Entrada.D24])+1;100))" office:value-type="float" office:value="0">
            <text:p>#VALOR!</text:p>
          </table:table-cell>
          <table:table-cell table:formula="of:=LOOKUP([.O21];[.$A$2:.$A$41];[.$B$2:.$B$41])" office:value-type="float" office:value="0">
            <text:p>#VALOR!</text:p>
          </table:table-cell>
          <table:table-cell table:formula="of:=LOOKUP([.P21];[.$A$2:.$A$41];[.$B$2:.$B$41])" office:value-type="float" office:value="0">
            <text:p>#VALOR!</text:p>
          </table:table-cell>
          <table:table-cell table:formula="of:=[.R21]+[.Q21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21]+1" office:value-type="float" office:value="21">
            <text:p>21</text:p>
          </table:table-cell>
          <table:table-cell office:value-type="float" office:value="0">
            <text:p>0</text:p>
          </table:table-cell>
          <table:table-cell/>
          <table:table-cell table:formula="of:=VALUE(LEFT([Entrada.A25];SEARCH(&quot;,&quot;;[Entrada.A25])-1))" office:value-type="float" office:value="0">
            <text:p>#VALOR!</text:p>
          </table:table-cell>
          <table:table-cell table:formula="of:=VALUE(MID([Entrada.A25];SEARCH(&quot;,&quot;;[Entrada.A25])+1;100))" office:value-type="float" office:value="0">
            <text:p>#VALOR!</text:p>
          </table:table-cell>
          <table:table-cell table:formula="of:=[Entrada.B2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2];[.$A$2:.$A$41];[.$B$2:.$B$41])" office:value-type="float" office:value="0">
            <text:p>#VALOR!</text:p>
          </table:table-cell>
          <table:table-cell table:formula="of:=LOOKUP([.E22];[.$A$2:.$A$41];[.$B$2:.$B$41])" office:value-type="float" office:value="0">
            <text:p>#VALOR!</text:p>
          </table:table-cell>
          <table:table-cell table:formula="of:=[.I22]+[.H2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2]*2" office:value-type="float" office:value="0">
            <text:p>0</text:p>
          </table:table-cell>
          <table:table-cell table:formula="of:=[.F22]*[.G22]" office:value-type="float" office:value="0">
            <text:p>0</text:p>
          </table:table-cell>
          <table:table-cell/>
          <table:table-cell table:formula="of:=VALUE(LEFT([Entrada.D25];SEARCH(&quot;,&quot;;[Entrada.D25])-1))" office:value-type="float" office:value="0">
            <text:p>#VALOR!</text:p>
          </table:table-cell>
          <table:table-cell table:formula="of:=VALUE(MID([Entrada.D25];SEARCH(&quot;,&quot;;[Entrada.D25])+1;100))" office:value-type="float" office:value="0">
            <text:p>#VALOR!</text:p>
          </table:table-cell>
          <table:table-cell table:formula="of:=LOOKUP([.O22];[.$A$2:.$A$41];[.$B$2:.$B$41])" office:value-type="float" office:value="0">
            <text:p>#VALOR!</text:p>
          </table:table-cell>
          <table:table-cell table:formula="of:=LOOKUP([.P22];[.$A$2:.$A$41];[.$B$2:.$B$41])" office:value-type="float" office:value="0">
            <text:p>#VALOR!</text:p>
          </table:table-cell>
          <table:table-cell table:formula="of:=[.R22]+[.Q22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22]+1"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table:formula="of:=VALUE(LEFT([Entrada.A26];SEARCH(&quot;,&quot;;[Entrada.A26])-1))" office:value-type="float" office:value="0">
            <text:p>#VALOR!</text:p>
          </table:table-cell>
          <table:table-cell table:formula="of:=VALUE(MID([Entrada.A26];SEARCH(&quot;,&quot;;[Entrada.A26])+1;100))" office:value-type="float" office:value="0">
            <text:p>#VALOR!</text:p>
          </table:table-cell>
          <table:table-cell table:formula="of:=[Entrada.B2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3];[.$A$2:.$A$41];[.$B$2:.$B$41])" office:value-type="float" office:value="0">
            <text:p>#VALOR!</text:p>
          </table:table-cell>
          <table:table-cell table:formula="of:=LOOKUP([.E23];[.$A$2:.$A$41];[.$B$2:.$B$41])" office:value-type="float" office:value="0">
            <text:p>#VALOR!</text:p>
          </table:table-cell>
          <table:table-cell table:formula="of:=[.I23]+[.H2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3]*2" office:value-type="float" office:value="0">
            <text:p>0</text:p>
          </table:table-cell>
          <table:table-cell table:formula="of:=[.F23]*[.G23]" office:value-type="float" office:value="0">
            <text:p>0</text:p>
          </table:table-cell>
          <table:table-cell/>
          <table:table-cell table:formula="of:=VALUE(LEFT([Entrada.D26];SEARCH(&quot;,&quot;;[Entrada.D26])-1))" office:value-type="float" office:value="0">
            <text:p>#VALOR!</text:p>
          </table:table-cell>
          <table:table-cell table:formula="of:=VALUE(MID([Entrada.D26];SEARCH(&quot;,&quot;;[Entrada.D26])+1;100))" office:value-type="float" office:value="0">
            <text:p>#VALOR!</text:p>
          </table:table-cell>
          <table:table-cell table:formula="of:=LOOKUP([.O23];[.$A$2:.$A$41];[.$B$2:.$B$41])" office:value-type="float" office:value="0">
            <text:p>#VALOR!</text:p>
          </table:table-cell>
          <table:table-cell table:formula="of:=LOOKUP([.P23];[.$A$2:.$A$41];[.$B$2:.$B$41])" office:value-type="float" office:value="0">
            <text:p>#VALOR!</text:p>
          </table:table-cell>
          <table:table-cell table:formula="of:=[.R23]+[.Q23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23]+1"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table:formula="of:=VALUE(LEFT([Entrada.A27];SEARCH(&quot;,&quot;;[Entrada.A27])-1))" office:value-type="float" office:value="0">
            <text:p>#VALOR!</text:p>
          </table:table-cell>
          <table:table-cell table:formula="of:=VALUE(MID([Entrada.A27];SEARCH(&quot;,&quot;;[Entrada.A27])+1;100))" office:value-type="float" office:value="0">
            <text:p>#VALOR!</text:p>
          </table:table-cell>
          <table:table-cell table:formula="of:=[Entrada.B2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4];[.$A$2:.$A$41];[.$B$2:.$B$41])" office:value-type="float" office:value="0">
            <text:p>#VALOR!</text:p>
          </table:table-cell>
          <table:table-cell table:formula="of:=LOOKUP([.E24];[.$A$2:.$A$41];[.$B$2:.$B$41])" office:value-type="float" office:value="0">
            <text:p>#VALOR!</text:p>
          </table:table-cell>
          <table:table-cell table:formula="of:=[.I24]+[.H2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4]*2" office:value-type="float" office:value="0">
            <text:p>0</text:p>
          </table:table-cell>
          <table:table-cell table:formula="of:=[.F24]*[.G24]" office:value-type="float" office:value="0">
            <text:p>0</text:p>
          </table:table-cell>
          <table:table-cell/>
          <table:table-cell table:formula="of:=VALUE(LEFT([Entrada.D27];SEARCH(&quot;,&quot;;[Entrada.D27])-1))" office:value-type="float" office:value="0">
            <text:p>#VALOR!</text:p>
          </table:table-cell>
          <table:table-cell table:formula="of:=VALUE(MID([Entrada.D27];SEARCH(&quot;,&quot;;[Entrada.D27])+1;100))" office:value-type="float" office:value="0">
            <text:p>#VALOR!</text:p>
          </table:table-cell>
          <table:table-cell table:formula="of:=LOOKUP([.O24];[.$A$2:.$A$41];[.$B$2:.$B$41])" office:value-type="float" office:value="0">
            <text:p>#VALOR!</text:p>
          </table:table-cell>
          <table:table-cell table:formula="of:=LOOKUP([.P24];[.$A$2:.$A$41];[.$B$2:.$B$41])" office:value-type="float" office:value="0">
            <text:p>#VALOR!</text:p>
          </table:table-cell>
          <table:table-cell table:formula="of:=[.R24]+[.Q24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24]+1"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VALUE(LEFT([Entrada.A28];SEARCH(&quot;,&quot;;[Entrada.A28])-1))" office:value-type="float" office:value="0">
            <text:p>#VALOR!</text:p>
          </table:table-cell>
          <table:table-cell table:formula="of:=VALUE(MID([Entrada.A28];SEARCH(&quot;,&quot;;[Entrada.A28])+1;100))" office:value-type="float" office:value="0">
            <text:p>#VALOR!</text:p>
          </table:table-cell>
          <table:table-cell table:formula="of:=[Entrada.B2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5];[.$A$2:.$A$41];[.$B$2:.$B$41])" office:value-type="float" office:value="0">
            <text:p>#VALOR!</text:p>
          </table:table-cell>
          <table:table-cell table:formula="of:=LOOKUP([.E25];[.$A$2:.$A$41];[.$B$2:.$B$41])" office:value-type="float" office:value="0">
            <text:p>#VALOR!</text:p>
          </table:table-cell>
          <table:table-cell table:formula="of:=[.I25]+[.H2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5]*2" office:value-type="float" office:value="0">
            <text:p>0</text:p>
          </table:table-cell>
          <table:table-cell table:formula="of:=[.F25]*[.G25]" office:value-type="float" office:value="0">
            <text:p>0</text:p>
          </table:table-cell>
          <table:table-cell/>
          <table:table-cell table:formula="of:=VALUE(LEFT([Entrada.D28];SEARCH(&quot;,&quot;;[Entrada.D28])-1))" office:value-type="float" office:value="0">
            <text:p>#VALOR!</text:p>
          </table:table-cell>
          <table:table-cell table:formula="of:=VALUE(MID([Entrada.D28];SEARCH(&quot;,&quot;;[Entrada.D28])+1;100))" office:value-type="float" office:value="0">
            <text:p>#VALOR!</text:p>
          </table:table-cell>
          <table:table-cell table:formula="of:=LOOKUP([.O25];[.$A$2:.$A$41];[.$B$2:.$B$41])" office:value-type="float" office:value="0">
            <text:p>#VALOR!</text:p>
          </table:table-cell>
          <table:table-cell table:formula="of:=LOOKUP([.P25];[.$A$2:.$A$41];[.$B$2:.$B$41])" office:value-type="float" office:value="0">
            <text:p>#VALOR!</text:p>
          </table:table-cell>
          <table:table-cell table:formula="of:=[.R25]+[.Q25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25]+1"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VALUE(LEFT([Entrada.A29];SEARCH(&quot;,&quot;;[Entrada.A29])-1))" office:value-type="float" office:value="0">
            <text:p>#VALOR!</text:p>
          </table:table-cell>
          <table:table-cell table:formula="of:=VALUE(MID([Entrada.A29];SEARCH(&quot;,&quot;;[Entrada.A29])+1;100))" office:value-type="float" office:value="0">
            <text:p>#VALOR!</text:p>
          </table:table-cell>
          <table:table-cell table:formula="of:=[Entrada.B2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6];[.$A$2:.$A$41];[.$B$2:.$B$41])" office:value-type="float" office:value="0">
            <text:p>#VALOR!</text:p>
          </table:table-cell>
          <table:table-cell table:formula="of:=LOOKUP([.E26];[.$A$2:.$A$41];[.$B$2:.$B$41])" office:value-type="float" office:value="0">
            <text:p>#VALOR!</text:p>
          </table:table-cell>
          <table:table-cell table:formula="of:=[.I26]+[.H2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6]*2" office:value-type="float" office:value="0">
            <text:p>0</text:p>
          </table:table-cell>
          <table:table-cell table:formula="of:=[.F26]*[.G26]" office:value-type="float" office:value="0">
            <text:p>0</text:p>
          </table:table-cell>
          <table:table-cell/>
          <table:table-cell table:formula="of:=VALUE(LEFT([Entrada.D29];SEARCH(&quot;,&quot;;[Entrada.D29])-1))" office:value-type="float" office:value="0">
            <text:p>#VALOR!</text:p>
          </table:table-cell>
          <table:table-cell table:formula="of:=VALUE(MID([Entrada.D29];SEARCH(&quot;,&quot;;[Entrada.D29])+1;100))" office:value-type="float" office:value="0">
            <text:p>#VALOR!</text:p>
          </table:table-cell>
          <table:table-cell table:formula="of:=LOOKUP([.O26];[.$A$2:.$A$41];[.$B$2:.$B$41])" office:value-type="float" office:value="0">
            <text:p>#VALOR!</text:p>
          </table:table-cell>
          <table:table-cell table:formula="of:=LOOKUP([.P26];[.$A$2:.$A$41];[.$B$2:.$B$41])" office:value-type="float" office:value="0">
            <text:p>#VALOR!</text:p>
          </table:table-cell>
          <table:table-cell table:formula="of:=[.R26]+[.Q26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26]+1"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VALUE(LEFT([Entrada.A30];SEARCH(&quot;,&quot;;[Entrada.A30])-1))" office:value-type="float" office:value="0">
            <text:p>#VALOR!</text:p>
          </table:table-cell>
          <table:table-cell table:formula="of:=VALUE(MID([Entrada.A30];SEARCH(&quot;,&quot;;[Entrada.A30])+1;100))" office:value-type="float" office:value="0">
            <text:p>#VALOR!</text:p>
          </table:table-cell>
          <table:table-cell table:formula="of:=[Entrada.B3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7];[.$A$2:.$A$41];[.$B$2:.$B$41])" office:value-type="float" office:value="0">
            <text:p>#VALOR!</text:p>
          </table:table-cell>
          <table:table-cell table:formula="of:=LOOKUP([.E27];[.$A$2:.$A$41];[.$B$2:.$B$41])" office:value-type="float" office:value="0">
            <text:p>#VALOR!</text:p>
          </table:table-cell>
          <table:table-cell table:formula="of:=[.I27]+[.H2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7]*2" office:value-type="float" office:value="0">
            <text:p>0</text:p>
          </table:table-cell>
          <table:table-cell table:formula="of:=[.F27]*[.G27]" office:value-type="float" office:value="0">
            <text:p>0</text:p>
          </table:table-cell>
          <table:table-cell/>
          <table:table-cell table:formula="of:=VALUE(LEFT([Entrada.D30];SEARCH(&quot;,&quot;;[Entrada.D30])-1))" office:value-type="float" office:value="0">
            <text:p>#VALOR!</text:p>
          </table:table-cell>
          <table:table-cell table:formula="of:=VALUE(MID([Entrada.D30];SEARCH(&quot;,&quot;;[Entrada.D30])+1;100))" office:value-type="float" office:value="0">
            <text:p>#VALOR!</text:p>
          </table:table-cell>
          <table:table-cell table:formula="of:=LOOKUP([.O27];[.$A$2:.$A$41];[.$B$2:.$B$41])" office:value-type="float" office:value="0">
            <text:p>#VALOR!</text:p>
          </table:table-cell>
          <table:table-cell table:formula="of:=LOOKUP([.P27];[.$A$2:.$A$41];[.$B$2:.$B$41])" office:value-type="float" office:value="0">
            <text:p>#VALOR!</text:p>
          </table:table-cell>
          <table:table-cell table:formula="of:=[.R27]+[.Q27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27]+1"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VALUE(LEFT([Entrada.A31];SEARCH(&quot;,&quot;;[Entrada.A31])-1))" office:value-type="float" office:value="0">
            <text:p>#VALOR!</text:p>
          </table:table-cell>
          <table:table-cell table:formula="of:=VALUE(MID([Entrada.A31];SEARCH(&quot;,&quot;;[Entrada.A31])+1;100))" office:value-type="float" office:value="0">
            <text:p>#VALOR!</text:p>
          </table:table-cell>
          <table:table-cell table:formula="of:=[Entrada.B3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8];[.$A$2:.$A$41];[.$B$2:.$B$41])" office:value-type="float" office:value="0">
            <text:p>#VALOR!</text:p>
          </table:table-cell>
          <table:table-cell table:formula="of:=LOOKUP([.E28];[.$A$2:.$A$41];[.$B$2:.$B$41])" office:value-type="float" office:value="0">
            <text:p>#VALOR!</text:p>
          </table:table-cell>
          <table:table-cell table:formula="of:=[.I28]+[.H2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8]*2" office:value-type="float" office:value="0">
            <text:p>0</text:p>
          </table:table-cell>
          <table:table-cell table:formula="of:=[.F28]*[.G28]" office:value-type="float" office:value="0">
            <text:p>0</text:p>
          </table:table-cell>
          <table:table-cell/>
          <table:table-cell table:formula="of:=VALUE(LEFT([Entrada.D31];SEARCH(&quot;,&quot;;[Entrada.D31])-1))" office:value-type="float" office:value="0">
            <text:p>#VALOR!</text:p>
          </table:table-cell>
          <table:table-cell table:formula="of:=VALUE(MID([Entrada.D31];SEARCH(&quot;,&quot;;[Entrada.D31])+1;100))" office:value-type="float" office:value="0">
            <text:p>#VALOR!</text:p>
          </table:table-cell>
          <table:table-cell table:formula="of:=LOOKUP([.O28];[.$A$2:.$A$41];[.$B$2:.$B$41])" office:value-type="float" office:value="0">
            <text:p>#VALOR!</text:p>
          </table:table-cell>
          <table:table-cell table:formula="of:=LOOKUP([.P28];[.$A$2:.$A$41];[.$B$2:.$B$41])" office:value-type="float" office:value="0">
            <text:p>#VALOR!</text:p>
          </table:table-cell>
          <table:table-cell table:formula="of:=[.R28]+[.Q28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28]+1"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table:formula="of:=VALUE(LEFT([Entrada.A32];SEARCH(&quot;,&quot;;[Entrada.A32])-1))" office:value-type="float" office:value="0">
            <text:p>#VALOR!</text:p>
          </table:table-cell>
          <table:table-cell table:formula="of:=VALUE(MID([Entrada.A32];SEARCH(&quot;,&quot;;[Entrada.A32])+1;100))" office:value-type="float" office:value="0">
            <text:p>#VALOR!</text:p>
          </table:table-cell>
          <table:table-cell table:formula="of:=[Entrada.B3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9];[.$A$2:.$A$41];[.$B$2:.$B$41])" office:value-type="float" office:value="0">
            <text:p>#VALOR!</text:p>
          </table:table-cell>
          <table:table-cell table:formula="of:=LOOKUP([.E29];[.$A$2:.$A$41];[.$B$2:.$B$41])" office:value-type="float" office:value="0">
            <text:p>#VALOR!</text:p>
          </table:table-cell>
          <table:table-cell table:formula="of:=[.I29]+[.H2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9]*2" office:value-type="float" office:value="0">
            <text:p>0</text:p>
          </table:table-cell>
          <table:table-cell table:formula="of:=[.F29]*[.G29]" office:value-type="float" office:value="0">
            <text:p>0</text:p>
          </table:table-cell>
          <table:table-cell/>
          <table:table-cell table:formula="of:=VALUE(LEFT([Entrada.D32];SEARCH(&quot;,&quot;;[Entrada.D32])-1))" office:value-type="float" office:value="0">
            <text:p>#VALOR!</text:p>
          </table:table-cell>
          <table:table-cell table:formula="of:=VALUE(MID([Entrada.D32];SEARCH(&quot;,&quot;;[Entrada.D32])+1;100))" office:value-type="float" office:value="0">
            <text:p>#VALOR!</text:p>
          </table:table-cell>
          <table:table-cell table:formula="of:=LOOKUP([.O29];[.$A$2:.$A$41];[.$B$2:.$B$41])" office:value-type="float" office:value="0">
            <text:p>#VALOR!</text:p>
          </table:table-cell>
          <table:table-cell table:formula="of:=LOOKUP([.P29];[.$A$2:.$A$41];[.$B$2:.$B$41])" office:value-type="float" office:value="0">
            <text:p>#VALOR!</text:p>
          </table:table-cell>
          <table:table-cell table:formula="of:=[.R29]+[.Q29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29]+1"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table:formula="of:=VALUE(LEFT([Entrada.A33];SEARCH(&quot;,&quot;;[Entrada.A33])-1))" office:value-type="float" office:value="0">
            <text:p>#VALOR!</text:p>
          </table:table-cell>
          <table:table-cell table:formula="of:=VALUE(MID([Entrada.A33];SEARCH(&quot;,&quot;;[Entrada.A33])+1;100))" office:value-type="float" office:value="0">
            <text:p>#VALOR!</text:p>
          </table:table-cell>
          <table:table-cell table:formula="of:=[Entrada.B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0];[.$A$2:.$A$41];[.$B$2:.$B$41])" office:value-type="float" office:value="0">
            <text:p>#VALOR!</text:p>
          </table:table-cell>
          <table:table-cell table:formula="of:=LOOKUP([.E30];[.$A$2:.$A$41];[.$B$2:.$B$41])" office:value-type="float" office:value="0">
            <text:p>#VALOR!</text:p>
          </table:table-cell>
          <table:table-cell table:formula="of:=[.I30]+[.H3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0]*2" office:value-type="float" office:value="0">
            <text:p>0</text:p>
          </table:table-cell>
          <table:table-cell table:formula="of:=[.F30]*[.G30]" office:value-type="float" office:value="0">
            <text:p>0</text:p>
          </table:table-cell>
          <table:table-cell/>
          <table:table-cell table:formula="of:=VALUE(LEFT([Entrada.D33];SEARCH(&quot;,&quot;;[Entrada.D33])-1))" office:value-type="float" office:value="0">
            <text:p>#VALOR!</text:p>
          </table:table-cell>
          <table:table-cell table:formula="of:=VALUE(MID([Entrada.D33];SEARCH(&quot;,&quot;;[Entrada.D33])+1;100))" office:value-type="float" office:value="0">
            <text:p>#VALOR!</text:p>
          </table:table-cell>
          <table:table-cell table:formula="of:=LOOKUP([.O30];[.$A$2:.$A$41];[.$B$2:.$B$41])" office:value-type="float" office:value="0">
            <text:p>#VALOR!</text:p>
          </table:table-cell>
          <table:table-cell table:formula="of:=LOOKUP([.P30];[.$A$2:.$A$41];[.$B$2:.$B$41])" office:value-type="float" office:value="0">
            <text:p>#VALOR!</text:p>
          </table:table-cell>
          <table:table-cell table:formula="of:=[.R30]+[.Q30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30]+1"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VALUE(LEFT([Entrada.A34];SEARCH(&quot;,&quot;;[Entrada.A34])-1))" office:value-type="float" office:value="0">
            <text:p>#VALOR!</text:p>
          </table:table-cell>
          <table:table-cell table:formula="of:=VALUE(MID([Entrada.A34];SEARCH(&quot;,&quot;;[Entrada.A34])+1;100))" office:value-type="float" office:value="0">
            <text:p>#VALOR!</text:p>
          </table:table-cell>
          <table:table-cell table:formula="of:=[Entrada.B3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1];[.$A$2:.$A$41];[.$B$2:.$B$41])" office:value-type="float" office:value="0">
            <text:p>#VALOR!</text:p>
          </table:table-cell>
          <table:table-cell table:formula="of:=LOOKUP([.E31];[.$A$2:.$A$41];[.$B$2:.$B$41])" office:value-type="float" office:value="0">
            <text:p>#VALOR!</text:p>
          </table:table-cell>
          <table:table-cell table:formula="of:=[.I31]+[.H3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1]*2" office:value-type="float" office:value="0">
            <text:p>0</text:p>
          </table:table-cell>
          <table:table-cell table:formula="of:=[.F31]*[.G31]" office:value-type="float" office:value="0">
            <text:p>0</text:p>
          </table:table-cell>
          <table:table-cell/>
          <table:table-cell table:formula="of:=VALUE(LEFT([Entrada.D34];SEARCH(&quot;,&quot;;[Entrada.D34])-1))" office:value-type="float" office:value="0">
            <text:p>#VALOR!</text:p>
          </table:table-cell>
          <table:table-cell table:formula="of:=VALUE(MID([Entrada.D34];SEARCH(&quot;,&quot;;[Entrada.D34])+1;100))" office:value-type="float" office:value="0">
            <text:p>#VALOR!</text:p>
          </table:table-cell>
          <table:table-cell table:formula="of:=LOOKUP([.O31];[.$A$2:.$A$41];[.$B$2:.$B$41])" office:value-type="float" office:value="0">
            <text:p>#VALOR!</text:p>
          </table:table-cell>
          <table:table-cell table:formula="of:=LOOKUP([.P31];[.$A$2:.$A$41];[.$B$2:.$B$41])" office:value-type="float" office:value="0">
            <text:p>#VALOR!</text:p>
          </table:table-cell>
          <table:table-cell table:formula="of:=[.R31]+[.Q31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31]+1" office:value-type="float" office:value="31">
            <text:p>31</text:p>
          </table:table-cell>
          <table:table-cell office:value-type="float" office:value="0">
            <text:p>0</text:p>
          </table:table-cell>
          <table:table-cell/>
          <table:table-cell table:formula="of:=VALUE(LEFT([Entrada.A35];SEARCH(&quot;,&quot;;[Entrada.A35])-1))" office:value-type="float" office:value="0">
            <text:p>#VALOR!</text:p>
          </table:table-cell>
          <table:table-cell table:formula="of:=VALUE(MID([Entrada.A35];SEARCH(&quot;,&quot;;[Entrada.A35])+1;100))" office:value-type="float" office:value="0">
            <text:p>#VALOR!</text:p>
          </table:table-cell>
          <table:table-cell table:formula="of:=[Entrada.B3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2];[.$A$2:.$A$41];[.$B$2:.$B$41])" office:value-type="float" office:value="0">
            <text:p>#VALOR!</text:p>
          </table:table-cell>
          <table:table-cell table:formula="of:=LOOKUP([.E32];[.$A$2:.$A$41];[.$B$2:.$B$41])" office:value-type="float" office:value="0">
            <text:p>#VALOR!</text:p>
          </table:table-cell>
          <table:table-cell table:formula="of:=[.I32]+[.H3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2]*2" office:value-type="float" office:value="0">
            <text:p>0</text:p>
          </table:table-cell>
          <table:table-cell table:formula="of:=[.F32]*[.G32]" office:value-type="float" office:value="0">
            <text:p>0</text:p>
          </table:table-cell>
          <table:table-cell/>
          <table:table-cell table:formula="of:=VALUE(LEFT([Entrada.D35];SEARCH(&quot;,&quot;;[Entrada.D35])-1))" office:value-type="float" office:value="0">
            <text:p>#VALOR!</text:p>
          </table:table-cell>
          <table:table-cell table:formula="of:=VALUE(MID([Entrada.D35];SEARCH(&quot;,&quot;;[Entrada.D35])+1;100))" office:value-type="float" office:value="0">
            <text:p>#VALOR!</text:p>
          </table:table-cell>
          <table:table-cell table:formula="of:=LOOKUP([.O32];[.$A$2:.$A$41];[.$B$2:.$B$41])" office:value-type="float" office:value="0">
            <text:p>#VALOR!</text:p>
          </table:table-cell>
          <table:table-cell table:formula="of:=LOOKUP([.P32];[.$A$2:.$A$41];[.$B$2:.$B$41])" office:value-type="float" office:value="0">
            <text:p>#VALOR!</text:p>
          </table:table-cell>
          <table:table-cell table:formula="of:=[.R32]+[.Q32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32]+1"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formula="of:=VALUE(LEFT([Entrada.A36];SEARCH(&quot;,&quot;;[Entrada.A36])-1))" office:value-type="float" office:value="0">
            <text:p>#VALOR!</text:p>
          </table:table-cell>
          <table:table-cell table:formula="of:=VALUE(MID([Entrada.A36];SEARCH(&quot;,&quot;;[Entrada.A36])+1;100))" office:value-type="float" office:value="0">
            <text:p>#VALOR!</text:p>
          </table:table-cell>
          <table:table-cell table:formula="of:=[Entrada.B3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3];[.$A$2:.$A$41];[.$B$2:.$B$41])" office:value-type="float" office:value="0">
            <text:p>#VALOR!</text:p>
          </table:table-cell>
          <table:table-cell table:formula="of:=LOOKUP([.E33];[.$A$2:.$A$41];[.$B$2:.$B$41])" office:value-type="float" office:value="0">
            <text:p>#VALOR!</text:p>
          </table:table-cell>
          <table:table-cell table:formula="of:=[.I33]+[.H3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3]*2" office:value-type="float" office:value="0">
            <text:p>0</text:p>
          </table:table-cell>
          <table:table-cell table:formula="of:=[.F33]*[.G33]" office:value-type="float" office:value="0">
            <text:p>0</text:p>
          </table:table-cell>
          <table:table-cell/>
          <table:table-cell table:formula="of:=VALUE(LEFT([Entrada.D36];SEARCH(&quot;,&quot;;[Entrada.D36])-1))" office:value-type="float" office:value="0">
            <text:p>#VALOR!</text:p>
          </table:table-cell>
          <table:table-cell table:formula="of:=VALUE(MID([Entrada.D36];SEARCH(&quot;,&quot;;[Entrada.D36])+1;100))" office:value-type="float" office:value="0">
            <text:p>#VALOR!</text:p>
          </table:table-cell>
          <table:table-cell table:formula="of:=LOOKUP([.O33];[.$A$2:.$A$41];[.$B$2:.$B$41])" office:value-type="float" office:value="0">
            <text:p>#VALOR!</text:p>
          </table:table-cell>
          <table:table-cell table:formula="of:=LOOKUP([.P33];[.$A$2:.$A$41];[.$B$2:.$B$41])" office:value-type="float" office:value="0">
            <text:p>#VALOR!</text:p>
          </table:table-cell>
          <table:table-cell table:formula="of:=[.R33]+[.Q33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33]+1" office:value-type="float" office:value="33">
            <text:p>33</text:p>
          </table:table-cell>
          <table:table-cell office:value-type="float" office:value="0">
            <text:p>0</text:p>
          </table:table-cell>
          <table:table-cell/>
          <table:table-cell table:formula="of:=VALUE(LEFT([Entrada.A37];SEARCH(&quot;,&quot;;[Entrada.A37])-1))" office:value-type="float" office:value="0">
            <text:p>#VALOR!</text:p>
          </table:table-cell>
          <table:table-cell table:formula="of:=VALUE(MID([Entrada.A37];SEARCH(&quot;,&quot;;[Entrada.A37])+1;100))" office:value-type="float" office:value="0">
            <text:p>#VALOR!</text:p>
          </table:table-cell>
          <table:table-cell table:formula="of:=[Entrada.B3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4];[.$A$2:.$A$41];[.$B$2:.$B$41])" office:value-type="float" office:value="0">
            <text:p>#VALOR!</text:p>
          </table:table-cell>
          <table:table-cell table:formula="of:=LOOKUP([.E34];[.$A$2:.$A$41];[.$B$2:.$B$41])" office:value-type="float" office:value="0">
            <text:p>#VALOR!</text:p>
          </table:table-cell>
          <table:table-cell table:formula="of:=[.I34]+[.H3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4]*2" office:value-type="float" office:value="0">
            <text:p>0</text:p>
          </table:table-cell>
          <table:table-cell table:formula="of:=[.F34]*[.G34]" office:value-type="float" office:value="0">
            <text:p>0</text:p>
          </table:table-cell>
          <table:table-cell/>
          <table:table-cell table:formula="of:=VALUE(LEFT([Entrada.D37];SEARCH(&quot;,&quot;;[Entrada.D37])-1))" office:value-type="float" office:value="0">
            <text:p>#VALOR!</text:p>
          </table:table-cell>
          <table:table-cell table:formula="of:=VALUE(MID([Entrada.D37];SEARCH(&quot;,&quot;;[Entrada.D37])+1;100))" office:value-type="float" office:value="0">
            <text:p>#VALOR!</text:p>
          </table:table-cell>
          <table:table-cell table:formula="of:=LOOKUP([.O34];[.$A$2:.$A$41];[.$B$2:.$B$41])" office:value-type="float" office:value="0">
            <text:p>#VALOR!</text:p>
          </table:table-cell>
          <table:table-cell table:formula="of:=LOOKUP([.P34];[.$A$2:.$A$41];[.$B$2:.$B$41])" office:value-type="float" office:value="0">
            <text:p>#VALOR!</text:p>
          </table:table-cell>
          <table:table-cell table:formula="of:=[.R34]+[.Q34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34]+1"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table:formula="of:=VALUE(LEFT([Entrada.A38];SEARCH(&quot;,&quot;;[Entrada.A38])-1))" office:value-type="float" office:value="0">
            <text:p>#VALOR!</text:p>
          </table:table-cell>
          <table:table-cell table:formula="of:=VALUE(MID([Entrada.A38];SEARCH(&quot;,&quot;;[Entrada.A38])+1;100))" office:value-type="float" office:value="0">
            <text:p>#VALOR!</text:p>
          </table:table-cell>
          <table:table-cell table:formula="of:=[Entrada.B3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5];[.$A$2:.$A$41];[.$B$2:.$B$41])" office:value-type="float" office:value="0">
            <text:p>#VALOR!</text:p>
          </table:table-cell>
          <table:table-cell table:formula="of:=LOOKUP([.E35];[.$A$2:.$A$41];[.$B$2:.$B$41])" office:value-type="float" office:value="0">
            <text:p>#VALOR!</text:p>
          </table:table-cell>
          <table:table-cell table:formula="of:=[.I35]+[.H3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5]*2" office:value-type="float" office:value="0">
            <text:p>0</text:p>
          </table:table-cell>
          <table:table-cell table:formula="of:=[.F35]*[.G35]" office:value-type="float" office:value="0">
            <text:p>0</text:p>
          </table:table-cell>
          <table:table-cell/>
          <table:table-cell table:formula="of:=VALUE(LEFT([Entrada.D38];SEARCH(&quot;,&quot;;[Entrada.D38])-1))" office:value-type="float" office:value="0">
            <text:p>#VALOR!</text:p>
          </table:table-cell>
          <table:table-cell table:formula="of:=VALUE(MID([Entrada.D38];SEARCH(&quot;,&quot;;[Entrada.D38])+1;100))" office:value-type="float" office:value="0">
            <text:p>#VALOR!</text:p>
          </table:table-cell>
          <table:table-cell table:formula="of:=LOOKUP([.O35];[.$A$2:.$A$41];[.$B$2:.$B$41])" office:value-type="float" office:value="0">
            <text:p>#VALOR!</text:p>
          </table:table-cell>
          <table:table-cell table:formula="of:=LOOKUP([.P35];[.$A$2:.$A$41];[.$B$2:.$B$41])" office:value-type="float" office:value="0">
            <text:p>#VALOR!</text:p>
          </table:table-cell>
          <table:table-cell table:formula="of:=[.R35]+[.Q35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35]+1" office:value-type="float" office:value="35">
            <text:p>35</text:p>
          </table:table-cell>
          <table:table-cell office:value-type="float" office:value="0">
            <text:p>0</text:p>
          </table:table-cell>
          <table:table-cell/>
          <table:table-cell table:formula="of:=VALUE(LEFT([Entrada.A39];SEARCH(&quot;,&quot;;[Entrada.A39])-1))" office:value-type="float" office:value="0">
            <text:p>#VALOR!</text:p>
          </table:table-cell>
          <table:table-cell table:formula="of:=VALUE(MID([Entrada.A39];SEARCH(&quot;,&quot;;[Entrada.A39])+1;100))" office:value-type="float" office:value="0">
            <text:p>#VALOR!</text:p>
          </table:table-cell>
          <table:table-cell table:formula="of:=[Entrada.B3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6];[.$A$2:.$A$41];[.$B$2:.$B$41])" office:value-type="float" office:value="0">
            <text:p>#VALOR!</text:p>
          </table:table-cell>
          <table:table-cell table:formula="of:=LOOKUP([.E36];[.$A$2:.$A$41];[.$B$2:.$B$41])" office:value-type="float" office:value="0">
            <text:p>#VALOR!</text:p>
          </table:table-cell>
          <table:table-cell table:formula="of:=[.I36]+[.H3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6]*2" office:value-type="float" office:value="0">
            <text:p>0</text:p>
          </table:table-cell>
          <table:table-cell table:formula="of:=[.F36]*[.G36]" office:value-type="float" office:value="0">
            <text:p>0</text:p>
          </table:table-cell>
          <table:table-cell/>
          <table:table-cell table:formula="of:=VALUE(LEFT([Entrada.D39];SEARCH(&quot;,&quot;;[Entrada.D39])-1))" office:value-type="float" office:value="0">
            <text:p>#VALOR!</text:p>
          </table:table-cell>
          <table:table-cell table:formula="of:=VALUE(MID([Entrada.D39];SEARCH(&quot;,&quot;;[Entrada.D39])+1;100))" office:value-type="float" office:value="0">
            <text:p>#VALOR!</text:p>
          </table:table-cell>
          <table:table-cell table:formula="of:=LOOKUP([.O36];[.$A$2:.$A$41];[.$B$2:.$B$41])" office:value-type="float" office:value="0">
            <text:p>#VALOR!</text:p>
          </table:table-cell>
          <table:table-cell table:formula="of:=LOOKUP([.P36];[.$A$2:.$A$41];[.$B$2:.$B$41])" office:value-type="float" office:value="0">
            <text:p>#VALOR!</text:p>
          </table:table-cell>
          <table:table-cell table:formula="of:=[.R36]+[.Q36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36]+1"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table:formula="of:=VALUE(LEFT([Entrada.A40];SEARCH(&quot;,&quot;;[Entrada.A40])-1))" office:value-type="float" office:value="0">
            <text:p>#VALOR!</text:p>
          </table:table-cell>
          <table:table-cell table:formula="of:=VALUE(MID([Entrada.A40];SEARCH(&quot;,&quot;;[Entrada.A40])+1;100))" office:value-type="float" office:value="0">
            <text:p>#VALOR!</text:p>
          </table:table-cell>
          <table:table-cell table:formula="of:=[Entrada.B4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7];[.$A$2:.$A$41];[.$B$2:.$B$41])" office:value-type="float" office:value="0">
            <text:p>#VALOR!</text:p>
          </table:table-cell>
          <table:table-cell table:formula="of:=LOOKUP([.E37];[.$A$2:.$A$41];[.$B$2:.$B$41])" office:value-type="float" office:value="0">
            <text:p>#VALOR!</text:p>
          </table:table-cell>
          <table:table-cell table:formula="of:=[.I37]+[.H3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7]*2" office:value-type="float" office:value="0">
            <text:p>0</text:p>
          </table:table-cell>
          <table:table-cell table:formula="of:=[.F37]*[.G37]" office:value-type="float" office:value="0">
            <text:p>0</text:p>
          </table:table-cell>
          <table:table-cell/>
          <table:table-cell table:formula="of:=VALUE(LEFT([Entrada.D40];SEARCH(&quot;,&quot;;[Entrada.D40])-1))" office:value-type="float" office:value="0">
            <text:p>#VALOR!</text:p>
          </table:table-cell>
          <table:table-cell table:formula="of:=VALUE(MID([Entrada.D40];SEARCH(&quot;,&quot;;[Entrada.D40])+1;100))" office:value-type="float" office:value="0">
            <text:p>#VALOR!</text:p>
          </table:table-cell>
          <table:table-cell table:formula="of:=LOOKUP([.O37];[.$A$2:.$A$41];[.$B$2:.$B$41])" office:value-type="float" office:value="0">
            <text:p>#VALOR!</text:p>
          </table:table-cell>
          <table:table-cell table:formula="of:=LOOKUP([.P37];[.$A$2:.$A$41];[.$B$2:.$B$41])" office:value-type="float" office:value="0">
            <text:p>#VALOR!</text:p>
          </table:table-cell>
          <table:table-cell table:formula="of:=[.R37]+[.Q37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37]+1"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table:formula="of:=VALUE(LEFT([Entrada.A41];SEARCH(&quot;,&quot;;[Entrada.A41])-1))" office:value-type="float" office:value="0">
            <text:p>#VALOR!</text:p>
          </table:table-cell>
          <table:table-cell table:formula="of:=VALUE(MID([Entrada.A41];SEARCH(&quot;,&quot;;[Entrada.A41])+1;100))" office:value-type="float" office:value="0">
            <text:p>#VALOR!</text:p>
          </table:table-cell>
          <table:table-cell table:formula="of:=[Entrada.B4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8];[.$A$2:.$A$41];[.$B$2:.$B$41])" office:value-type="float" office:value="0">
            <text:p>#VALOR!</text:p>
          </table:table-cell>
          <table:table-cell table:formula="of:=LOOKUP([.E38];[.$A$2:.$A$41];[.$B$2:.$B$41])" office:value-type="float" office:value="0">
            <text:p>#VALOR!</text:p>
          </table:table-cell>
          <table:table-cell table:formula="of:=[.I38]+[.H3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8]*2" office:value-type="float" office:value="0">
            <text:p>0</text:p>
          </table:table-cell>
          <table:table-cell table:formula="of:=[.F38]*[.G38]" office:value-type="float" office:value="0">
            <text:p>0</text:p>
          </table:table-cell>
          <table:table-cell/>
          <table:table-cell table:formula="of:=VALUE(LEFT([Entrada.D41];SEARCH(&quot;,&quot;;[Entrada.D41])-1))" office:value-type="float" office:value="0">
            <text:p>#VALOR!</text:p>
          </table:table-cell>
          <table:table-cell table:formula="of:=VALUE(MID([Entrada.D41];SEARCH(&quot;,&quot;;[Entrada.D41])+1;100))" office:value-type="float" office:value="0">
            <text:p>#VALOR!</text:p>
          </table:table-cell>
          <table:table-cell table:formula="of:=LOOKUP([.O38];[.$A$2:.$A$41];[.$B$2:.$B$41])" office:value-type="float" office:value="0">
            <text:p>#VALOR!</text:p>
          </table:table-cell>
          <table:table-cell table:formula="of:=LOOKUP([.P38];[.$A$2:.$A$41];[.$B$2:.$B$41])" office:value-type="float" office:value="0">
            <text:p>#VALOR!</text:p>
          </table:table-cell>
          <table:table-cell table:formula="of:=[.R38]+[.Q38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38]+1" office:value-type="float" office:value="38">
            <text:p>38</text:p>
          </table:table-cell>
          <table:table-cell office:value-type="float" office:value="0">
            <text:p>0</text:p>
          </table:table-cell>
          <table:table-cell/>
          <table:table-cell table:formula="of:=VALUE(LEFT([Entrada.A42];SEARCH(&quot;,&quot;;[Entrada.A42])-1))" office:value-type="float" office:value="0">
            <text:p>#VALOR!</text:p>
          </table:table-cell>
          <table:table-cell table:formula="of:=VALUE(MID([Entrada.A42];SEARCH(&quot;,&quot;;[Entrada.A42])+1;100))" office:value-type="float" office:value="0">
            <text:p>#VALOR!</text:p>
          </table:table-cell>
          <table:table-cell table:formula="of:=[Entrada.B4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9];[.$A$2:.$A$41];[.$B$2:.$B$41])" office:value-type="float" office:value="0">
            <text:p>#VALOR!</text:p>
          </table:table-cell>
          <table:table-cell table:formula="of:=LOOKUP([.E39];[.$A$2:.$A$41];[.$B$2:.$B$41])" office:value-type="float" office:value="0">
            <text:p>#VALOR!</text:p>
          </table:table-cell>
          <table:table-cell table:formula="of:=[.I39]+[.H3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9]*2" office:value-type="float" office:value="0">
            <text:p>0</text:p>
          </table:table-cell>
          <table:table-cell table:formula="of:=[.F39]*[.G39]" office:value-type="float" office:value="0">
            <text:p>0</text:p>
          </table:table-cell>
          <table:table-cell/>
          <table:table-cell table:formula="of:=VALUE(LEFT([Entrada.D42];SEARCH(&quot;,&quot;;[Entrada.D42])-1))" office:value-type="float" office:value="0">
            <text:p>#VALOR!</text:p>
          </table:table-cell>
          <table:table-cell table:formula="of:=VALUE(MID([Entrada.D42];SEARCH(&quot;,&quot;;[Entrada.D42])+1;100))" office:value-type="float" office:value="0">
            <text:p>#VALOR!</text:p>
          </table:table-cell>
          <table:table-cell table:formula="of:=LOOKUP([.O39];[.$A$2:.$A$41];[.$B$2:.$B$41])" office:value-type="float" office:value="0">
            <text:p>#VALOR!</text:p>
          </table:table-cell>
          <table:table-cell table:formula="of:=LOOKUP([.P39];[.$A$2:.$A$41];[.$B$2:.$B$41])" office:value-type="float" office:value="0">
            <text:p>#VALOR!</text:p>
          </table:table-cell>
          <table:table-cell table:formula="of:=[.R39]+[.Q39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39]+1" office:value-type="float" office:value="39">
            <text:p>39</text:p>
          </table:table-cell>
          <table:table-cell office:value-type="float" office:value="0">
            <text:p>0</text:p>
          </table:table-cell>
          <table:table-cell/>
          <table:table-cell table:formula="of:=VALUE(LEFT([Entrada.A43];SEARCH(&quot;,&quot;;[Entrada.A43])-1))" office:value-type="float" office:value="0">
            <text:p>#VALOR!</text:p>
          </table:table-cell>
          <table:table-cell table:formula="of:=VALUE(MID([Entrada.A43];SEARCH(&quot;,&quot;;[Entrada.A43])+1;100))" office:value-type="float" office:value="0">
            <text:p>#VALOR!</text:p>
          </table:table-cell>
          <table:table-cell table:formula="of:=[Entrada.B4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0];[.$A$2:.$A$41];[.$B$2:.$B$41])" office:value-type="float" office:value="0">
            <text:p>#VALOR!</text:p>
          </table:table-cell>
          <table:table-cell table:formula="of:=LOOKUP([.E40];[.$A$2:.$A$41];[.$B$2:.$B$41])" office:value-type="float" office:value="0">
            <text:p>#VALOR!</text:p>
          </table:table-cell>
          <table:table-cell table:formula="of:=[.I40]+[.H4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0]*2" office:value-type="float" office:value="0">
            <text:p>0</text:p>
          </table:table-cell>
          <table:table-cell table:formula="of:=[.F40]*[.G40]" office:value-type="float" office:value="0">
            <text:p>0</text:p>
          </table:table-cell>
          <table:table-cell/>
          <table:table-cell table:formula="of:=VALUE(LEFT([Entrada.D43];SEARCH(&quot;,&quot;;[Entrada.D43])-1))" office:value-type="float" office:value="0">
            <text:p>#VALOR!</text:p>
          </table:table-cell>
          <table:table-cell table:formula="of:=VALUE(MID([Entrada.D43];SEARCH(&quot;,&quot;;[Entrada.D43])+1;100))" office:value-type="float" office:value="0">
            <text:p>#VALOR!</text:p>
          </table:table-cell>
          <table:table-cell table:formula="of:=LOOKUP([.O40];[.$A$2:.$A$41];[.$B$2:.$B$41])" office:value-type="float" office:value="0">
            <text:p>#VALOR!</text:p>
          </table:table-cell>
          <table:table-cell table:formula="of:=LOOKUP([.P40];[.$A$2:.$A$41];[.$B$2:.$B$41])" office:value-type="float" office:value="0">
            <text:p>#VALOR!</text:p>
          </table:table-cell>
          <table:table-cell table:formula="of:=[.R40]+[.Q40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formula="of:=[.A40]+1"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table:formula="of:=VALUE(LEFT([Entrada.A44];SEARCH(&quot;,&quot;;[Entrada.A44])-1))" office:value-type="float" office:value="0">
            <text:p>#VALOR!</text:p>
          </table:table-cell>
          <table:table-cell table:formula="of:=VALUE(MID([Entrada.A44];SEARCH(&quot;,&quot;;[Entrada.A44])+1;100))" office:value-type="float" office:value="0">
            <text:p>#VALOR!</text:p>
          </table:table-cell>
          <table:table-cell table:formula="of:=[Entrada.B4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1];[.$A$2:.$A$41];[.$B$2:.$B$41])" office:value-type="float" office:value="0">
            <text:p>#VALOR!</text:p>
          </table:table-cell>
          <table:table-cell table:formula="of:=LOOKUP([.E41];[.$A$2:.$A$41];[.$B$2:.$B$41])" office:value-type="float" office:value="0">
            <text:p>#VALOR!</text:p>
          </table:table-cell>
          <table:table-cell table:formula="of:=[.I41]+[.H4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1]*2" office:value-type="float" office:value="0">
            <text:p>0</text:p>
          </table:table-cell>
          <table:table-cell table:formula="of:=[.F41]*[.G41]" office:value-type="float" office:value="0">
            <text:p>0</text:p>
          </table:table-cell>
          <table:table-cell/>
          <table:table-cell table:formula="of:=VALUE(LEFT([Entrada.D44];SEARCH(&quot;,&quot;;[Entrada.D44])-1))" office:value-type="float" office:value="0">
            <text:p>#VALOR!</text:p>
          </table:table-cell>
          <table:table-cell table:formula="of:=VALUE(MID([Entrada.D44];SEARCH(&quot;,&quot;;[Entrada.D44])+1;100))" office:value-type="float" office:value="0">
            <text:p>#VALOR!</text:p>
          </table:table-cell>
          <table:table-cell table:formula="of:=LOOKUP([.O41];[.$A$2:.$A$41];[.$B$2:.$B$41])" office:value-type="float" office:value="0">
            <text:p>#VALOR!</text:p>
          </table:table-cell>
          <table:table-cell table:formula="of:=LOOKUP([.P41];[.$A$2:.$A$41];[.$B$2:.$B$41])" office:value-type="float" office:value="0">
            <text:p>#VALOR!</text:p>
          </table:table-cell>
          <table:table-cell table:formula="of:=[.R41]+[.Q41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45];SEARCH(&quot;,&quot;;[Entrada.A45])-1))" office:value-type="float" office:value="0">
            <text:p>#VALOR!</text:p>
          </table:table-cell>
          <table:table-cell table:formula="of:=VALUE(MID([Entrada.A45];SEARCH(&quot;,&quot;;[Entrada.A45])+1;100))" office:value-type="float" office:value="0">
            <text:p>#VALOR!</text:p>
          </table:table-cell>
          <table:table-cell table:formula="of:=[Entrada.B4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2];[.$A$2:.$A$41];[.$B$2:.$B$41])" office:value-type="float" office:value="0">
            <text:p>#VALOR!</text:p>
          </table:table-cell>
          <table:table-cell table:formula="of:=LOOKUP([.E42];[.$A$2:.$A$41];[.$B$2:.$B$41])" office:value-type="float" office:value="0">
            <text:p>#VALOR!</text:p>
          </table:table-cell>
          <table:table-cell table:formula="of:=[.I42]+[.H4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2]*2" office:value-type="float" office:value="0">
            <text:p>0</text:p>
          </table:table-cell>
          <table:table-cell table:formula="of:=[.F42]*[.G42]" office:value-type="float" office:value="0">
            <text:p>0</text:p>
          </table:table-cell>
          <table:table-cell/>
          <table:table-cell table:formula="of:=VALUE(LEFT([Entrada.D45];SEARCH(&quot;,&quot;;[Entrada.D45])-1))" office:value-type="float" office:value="0">
            <text:p>#VALOR!</text:p>
          </table:table-cell>
          <table:table-cell table:formula="of:=VALUE(MID([Entrada.D45];SEARCH(&quot;,&quot;;[Entrada.D45])+1;100))" office:value-type="float" office:value="0">
            <text:p>#VALOR!</text:p>
          </table:table-cell>
          <table:table-cell table:formula="of:=LOOKUP([.O42];[.$A$2:.$A$41];[.$B$2:.$B$41])" office:value-type="float" office:value="0">
            <text:p>#VALOR!</text:p>
          </table:table-cell>
          <table:table-cell table:formula="of:=LOOKUP([.P42];[.$A$2:.$A$41];[.$B$2:.$B$41])" office:value-type="float" office:value="0">
            <text:p>#VALOR!</text:p>
          </table:table-cell>
          <table:table-cell table:formula="of:=[.R42]+[.Q42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46];SEARCH(&quot;,&quot;;[Entrada.A46])-1))" office:value-type="float" office:value="0">
            <text:p>#VALOR!</text:p>
          </table:table-cell>
          <table:table-cell table:formula="of:=VALUE(MID([Entrada.A46];SEARCH(&quot;,&quot;;[Entrada.A46])+1;100))" office:value-type="float" office:value="0">
            <text:p>#VALOR!</text:p>
          </table:table-cell>
          <table:table-cell table:formula="of:=[Entrada.B4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3];[.$A$2:.$A$41];[.$B$2:.$B$41])" office:value-type="float" office:value="0">
            <text:p>#VALOR!</text:p>
          </table:table-cell>
          <table:table-cell table:formula="of:=LOOKUP([.E43];[.$A$2:.$A$41];[.$B$2:.$B$41])" office:value-type="float" office:value="0">
            <text:p>#VALOR!</text:p>
          </table:table-cell>
          <table:table-cell table:formula="of:=[.I43]+[.H4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3]*2" office:value-type="float" office:value="0">
            <text:p>0</text:p>
          </table:table-cell>
          <table:table-cell table:formula="of:=[.F43]*[.G43]" office:value-type="float" office:value="0">
            <text:p>0</text:p>
          </table:table-cell>
          <table:table-cell/>
          <table:table-cell table:formula="of:=VALUE(LEFT([Entrada.D46];SEARCH(&quot;,&quot;;[Entrada.D46])-1))" office:value-type="float" office:value="0">
            <text:p>#VALOR!</text:p>
          </table:table-cell>
          <table:table-cell table:formula="of:=VALUE(MID([Entrada.D46];SEARCH(&quot;,&quot;;[Entrada.D46])+1;100))" office:value-type="float" office:value="0">
            <text:p>#VALOR!</text:p>
          </table:table-cell>
          <table:table-cell table:formula="of:=LOOKUP([.O43];[.$A$2:.$A$41];[.$B$2:.$B$41])" office:value-type="float" office:value="0">
            <text:p>#VALOR!</text:p>
          </table:table-cell>
          <table:table-cell table:formula="of:=LOOKUP([.P43];[.$A$2:.$A$41];[.$B$2:.$B$41])" office:value-type="float" office:value="0">
            <text:p>#VALOR!</text:p>
          </table:table-cell>
          <table:table-cell table:formula="of:=[.R43]+[.Q43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47];SEARCH(&quot;,&quot;;[Entrada.A47])-1))" office:value-type="float" office:value="0">
            <text:p>#VALOR!</text:p>
          </table:table-cell>
          <table:table-cell table:formula="of:=VALUE(MID([Entrada.A47];SEARCH(&quot;,&quot;;[Entrada.A47])+1;100))" office:value-type="float" office:value="0">
            <text:p>#VALOR!</text:p>
          </table:table-cell>
          <table:table-cell table:formula="of:=[Entrada.B4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4];[.$A$2:.$A$41];[.$B$2:.$B$41])" office:value-type="float" office:value="0">
            <text:p>#VALOR!</text:p>
          </table:table-cell>
          <table:table-cell table:formula="of:=LOOKUP([.E44];[.$A$2:.$A$41];[.$B$2:.$B$41])" office:value-type="float" office:value="0">
            <text:p>#VALOR!</text:p>
          </table:table-cell>
          <table:table-cell table:formula="of:=[.I44]+[.H4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4]*2" office:value-type="float" office:value="0">
            <text:p>0</text:p>
          </table:table-cell>
          <table:table-cell table:formula="of:=[.F44]*[.G44]" office:value-type="float" office:value="0">
            <text:p>0</text:p>
          </table:table-cell>
          <table:table-cell/>
          <table:table-cell table:formula="of:=VALUE(LEFT([Entrada.D47];SEARCH(&quot;,&quot;;[Entrada.D47])-1))" office:value-type="float" office:value="0">
            <text:p>#VALOR!</text:p>
          </table:table-cell>
          <table:table-cell table:formula="of:=VALUE(MID([Entrada.D47];SEARCH(&quot;,&quot;;[Entrada.D47])+1;100))" office:value-type="float" office:value="0">
            <text:p>#VALOR!</text:p>
          </table:table-cell>
          <table:table-cell table:formula="of:=LOOKUP([.O44];[.$A$2:.$A$41];[.$B$2:.$B$41])" office:value-type="float" office:value="0">
            <text:p>#VALOR!</text:p>
          </table:table-cell>
          <table:table-cell table:formula="of:=LOOKUP([.P44];[.$A$2:.$A$41];[.$B$2:.$B$41])" office:value-type="float" office:value="0">
            <text:p>#VALOR!</text:p>
          </table:table-cell>
          <table:table-cell table:formula="of:=[.R44]+[.Q44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48];SEARCH(&quot;,&quot;;[Entrada.A48])-1))" office:value-type="float" office:value="0">
            <text:p>#VALOR!</text:p>
          </table:table-cell>
          <table:table-cell table:formula="of:=VALUE(MID([Entrada.A48];SEARCH(&quot;,&quot;;[Entrada.A48])+1;100))" office:value-type="float" office:value="0">
            <text:p>#VALOR!</text:p>
          </table:table-cell>
          <table:table-cell table:formula="of:=[Entrada.B4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5];[.$A$2:.$A$41];[.$B$2:.$B$41])" office:value-type="float" office:value="0">
            <text:p>#VALOR!</text:p>
          </table:table-cell>
          <table:table-cell table:formula="of:=LOOKUP([.E45];[.$A$2:.$A$41];[.$B$2:.$B$41])" office:value-type="float" office:value="0">
            <text:p>#VALOR!</text:p>
          </table:table-cell>
          <table:table-cell table:formula="of:=[.I45]+[.H4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5]*2" office:value-type="float" office:value="0">
            <text:p>0</text:p>
          </table:table-cell>
          <table:table-cell table:formula="of:=[.F45]*[.G45]" office:value-type="float" office:value="0">
            <text:p>0</text:p>
          </table:table-cell>
          <table:table-cell/>
          <table:table-cell table:formula="of:=VALUE(LEFT([Entrada.D48];SEARCH(&quot;,&quot;;[Entrada.D48])-1))" office:value-type="float" office:value="0">
            <text:p>#VALOR!</text:p>
          </table:table-cell>
          <table:table-cell table:formula="of:=VALUE(MID([Entrada.D48];SEARCH(&quot;,&quot;;[Entrada.D48])+1;100))" office:value-type="float" office:value="0">
            <text:p>#VALOR!</text:p>
          </table:table-cell>
          <table:table-cell table:formula="of:=LOOKUP([.O45];[.$A$2:.$A$41];[.$B$2:.$B$41])" office:value-type="float" office:value="0">
            <text:p>#VALOR!</text:p>
          </table:table-cell>
          <table:table-cell table:formula="of:=LOOKUP([.P45];[.$A$2:.$A$41];[.$B$2:.$B$41])" office:value-type="float" office:value="0">
            <text:p>#VALOR!</text:p>
          </table:table-cell>
          <table:table-cell table:formula="of:=[.R45]+[.Q45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49];SEARCH(&quot;,&quot;;[Entrada.A49])-1))" office:value-type="float" office:value="0">
            <text:p>#VALOR!</text:p>
          </table:table-cell>
          <table:table-cell table:formula="of:=VALUE(MID([Entrada.A49];SEARCH(&quot;,&quot;;[Entrada.A49])+1;100))" office:value-type="float" office:value="0">
            <text:p>#VALOR!</text:p>
          </table:table-cell>
          <table:table-cell table:formula="of:=[Entrada.B4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6];[.$A$2:.$A$41];[.$B$2:.$B$41])" office:value-type="float" office:value="0">
            <text:p>#VALOR!</text:p>
          </table:table-cell>
          <table:table-cell table:formula="of:=LOOKUP([.E46];[.$A$2:.$A$41];[.$B$2:.$B$41])" office:value-type="float" office:value="0">
            <text:p>#VALOR!</text:p>
          </table:table-cell>
          <table:table-cell table:formula="of:=[.I46]+[.H4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6]*2" office:value-type="float" office:value="0">
            <text:p>0</text:p>
          </table:table-cell>
          <table:table-cell table:formula="of:=[.F46]*[.G46]" office:value-type="float" office:value="0">
            <text:p>0</text:p>
          </table:table-cell>
          <table:table-cell/>
          <table:table-cell table:formula="of:=VALUE(LEFT([Entrada.D49];SEARCH(&quot;,&quot;;[Entrada.D49])-1))" office:value-type="float" office:value="0">
            <text:p>#VALOR!</text:p>
          </table:table-cell>
          <table:table-cell table:formula="of:=VALUE(MID([Entrada.D49];SEARCH(&quot;,&quot;;[Entrada.D49])+1;100))" office:value-type="float" office:value="0">
            <text:p>#VALOR!</text:p>
          </table:table-cell>
          <table:table-cell table:formula="of:=LOOKUP([.O46];[.$A$2:.$A$41];[.$B$2:.$B$41])" office:value-type="float" office:value="0">
            <text:p>#VALOR!</text:p>
          </table:table-cell>
          <table:table-cell table:formula="of:=LOOKUP([.P46];[.$A$2:.$A$41];[.$B$2:.$B$41])" office:value-type="float" office:value="0">
            <text:p>#VALOR!</text:p>
          </table:table-cell>
          <table:table-cell table:formula="of:=[.R46]+[.Q46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50];SEARCH(&quot;,&quot;;[Entrada.A50])-1))" office:value-type="float" office:value="0">
            <text:p>#VALOR!</text:p>
          </table:table-cell>
          <table:table-cell table:formula="of:=VALUE(MID([Entrada.A50];SEARCH(&quot;,&quot;;[Entrada.A50])+1;100))" office:value-type="float" office:value="0">
            <text:p>#VALOR!</text:p>
          </table:table-cell>
          <table:table-cell table:formula="of:=[Entrada.B5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7];[.$A$2:.$A$41];[.$B$2:.$B$41])" office:value-type="float" office:value="0">
            <text:p>#VALOR!</text:p>
          </table:table-cell>
          <table:table-cell table:formula="of:=LOOKUP([.E47];[.$A$2:.$A$41];[.$B$2:.$B$41])" office:value-type="float" office:value="0">
            <text:p>#VALOR!</text:p>
          </table:table-cell>
          <table:table-cell table:formula="of:=[.I47]+[.H4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7]*2" office:value-type="float" office:value="0">
            <text:p>0</text:p>
          </table:table-cell>
          <table:table-cell table:formula="of:=[.F47]*[.G47]" office:value-type="float" office:value="0">
            <text:p>0</text:p>
          </table:table-cell>
          <table:table-cell/>
          <table:table-cell table:formula="of:=VALUE(LEFT([Entrada.D50];SEARCH(&quot;,&quot;;[Entrada.D50])-1))" office:value-type="float" office:value="0">
            <text:p>#VALOR!</text:p>
          </table:table-cell>
          <table:table-cell table:formula="of:=VALUE(MID([Entrada.D50];SEARCH(&quot;,&quot;;[Entrada.D50])+1;100))" office:value-type="float" office:value="0">
            <text:p>#VALOR!</text:p>
          </table:table-cell>
          <table:table-cell table:formula="of:=LOOKUP([.O47];[.$A$2:.$A$41];[.$B$2:.$B$41])" office:value-type="float" office:value="0">
            <text:p>#VALOR!</text:p>
          </table:table-cell>
          <table:table-cell table:formula="of:=LOOKUP([.P47];[.$A$2:.$A$41];[.$B$2:.$B$41])" office:value-type="float" office:value="0">
            <text:p>#VALOR!</text:p>
          </table:table-cell>
          <table:table-cell table:formula="of:=[.R47]+[.Q47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51];SEARCH(&quot;,&quot;;[Entrada.A51])-1))" office:value-type="float" office:value="0">
            <text:p>#VALOR!</text:p>
          </table:table-cell>
          <table:table-cell table:formula="of:=VALUE(MID([Entrada.A51];SEARCH(&quot;,&quot;;[Entrada.A51])+1;100))" office:value-type="float" office:value="0">
            <text:p>#VALOR!</text:p>
          </table:table-cell>
          <table:table-cell table:formula="of:=[Entrada.B5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8];[.$A$2:.$A$41];[.$B$2:.$B$41])" office:value-type="float" office:value="0">
            <text:p>#VALOR!</text:p>
          </table:table-cell>
          <table:table-cell table:formula="of:=LOOKUP([.E48];[.$A$2:.$A$41];[.$B$2:.$B$41])" office:value-type="float" office:value="0">
            <text:p>#VALOR!</text:p>
          </table:table-cell>
          <table:table-cell table:formula="of:=[.I48]+[.H4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8]*2" office:value-type="float" office:value="0">
            <text:p>0</text:p>
          </table:table-cell>
          <table:table-cell table:formula="of:=[.F48]*[.G48]" office:value-type="float" office:value="0">
            <text:p>0</text:p>
          </table:table-cell>
          <table:table-cell/>
          <table:table-cell table:formula="of:=VALUE(LEFT([Entrada.D51];SEARCH(&quot;,&quot;;[Entrada.D51])-1))" office:value-type="float" office:value="0">
            <text:p>#VALOR!</text:p>
          </table:table-cell>
          <table:table-cell table:formula="of:=VALUE(MID([Entrada.D51];SEARCH(&quot;,&quot;;[Entrada.D51])+1;100))" office:value-type="float" office:value="0">
            <text:p>#VALOR!</text:p>
          </table:table-cell>
          <table:table-cell table:formula="of:=LOOKUP([.O48];[.$A$2:.$A$41];[.$B$2:.$B$41])" office:value-type="float" office:value="0">
            <text:p>#VALOR!</text:p>
          </table:table-cell>
          <table:table-cell table:formula="of:=LOOKUP([.P48];[.$A$2:.$A$41];[.$B$2:.$B$41])" office:value-type="float" office:value="0">
            <text:p>#VALOR!</text:p>
          </table:table-cell>
          <table:table-cell table:formula="of:=[.R48]+[.Q48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52];SEARCH(&quot;,&quot;;[Entrada.A52])-1))" office:value-type="float" office:value="0">
            <text:p>#VALOR!</text:p>
          </table:table-cell>
          <table:table-cell table:formula="of:=VALUE(MID([Entrada.A52];SEARCH(&quot;,&quot;;[Entrada.A52])+1;100))" office:value-type="float" office:value="0">
            <text:p>#VALOR!</text:p>
          </table:table-cell>
          <table:table-cell table:formula="of:=[Entrada.B5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9];[.$A$2:.$A$41];[.$B$2:.$B$41])" office:value-type="float" office:value="0">
            <text:p>#VALOR!</text:p>
          </table:table-cell>
          <table:table-cell table:formula="of:=LOOKUP([.E49];[.$A$2:.$A$41];[.$B$2:.$B$41])" office:value-type="float" office:value="0">
            <text:p>#VALOR!</text:p>
          </table:table-cell>
          <table:table-cell table:formula="of:=[.I49]+[.H4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9]*2" office:value-type="float" office:value="0">
            <text:p>0</text:p>
          </table:table-cell>
          <table:table-cell table:formula="of:=[.F49]*[.G49]" office:value-type="float" office:value="0">
            <text:p>0</text:p>
          </table:table-cell>
          <table:table-cell/>
          <table:table-cell table:formula="of:=VALUE(LEFT([Entrada.D52];SEARCH(&quot;,&quot;;[Entrada.D52])-1))" office:value-type="float" office:value="0">
            <text:p>#VALOR!</text:p>
          </table:table-cell>
          <table:table-cell table:formula="of:=VALUE(MID([Entrada.D52];SEARCH(&quot;,&quot;;[Entrada.D52])+1;100))" office:value-type="float" office:value="0">
            <text:p>#VALOR!</text:p>
          </table:table-cell>
          <table:table-cell table:formula="of:=LOOKUP([.O49];[.$A$2:.$A$41];[.$B$2:.$B$41])" office:value-type="float" office:value="0">
            <text:p>#VALOR!</text:p>
          </table:table-cell>
          <table:table-cell table:formula="of:=LOOKUP([.P49];[.$A$2:.$A$41];[.$B$2:.$B$41])" office:value-type="float" office:value="0">
            <text:p>#VALOR!</text:p>
          </table:table-cell>
          <table:table-cell table:formula="of:=[.R49]+[.Q49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53];SEARCH(&quot;,&quot;;[Entrada.A53])-1))" office:value-type="float" office:value="0">
            <text:p>#VALOR!</text:p>
          </table:table-cell>
          <table:table-cell table:formula="of:=VALUE(MID([Entrada.A53];SEARCH(&quot;,&quot;;[Entrada.A53])+1;100))" office:value-type="float" office:value="0">
            <text:p>#VALOR!</text:p>
          </table:table-cell>
          <table:table-cell table:formula="of:=[Entrada.B5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0];[.$A$2:.$A$41];[.$B$2:.$B$41])" office:value-type="float" office:value="0">
            <text:p>#VALOR!</text:p>
          </table:table-cell>
          <table:table-cell table:formula="of:=LOOKUP([.E50];[.$A$2:.$A$41];[.$B$2:.$B$41])" office:value-type="float" office:value="0">
            <text:p>#VALOR!</text:p>
          </table:table-cell>
          <table:table-cell table:formula="of:=[.I50]+[.H5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0]*2" office:value-type="float" office:value="0">
            <text:p>0</text:p>
          </table:table-cell>
          <table:table-cell table:formula="of:=[.F50]*[.G50]" office:value-type="float" office:value="0">
            <text:p>0</text:p>
          </table:table-cell>
          <table:table-cell/>
          <table:table-cell table:formula="of:=VALUE(LEFT([Entrada.D53];SEARCH(&quot;,&quot;;[Entrada.D53])-1))" office:value-type="float" office:value="0">
            <text:p>#VALOR!</text:p>
          </table:table-cell>
          <table:table-cell table:formula="of:=VALUE(MID([Entrada.D53];SEARCH(&quot;,&quot;;[Entrada.D53])+1;100))" office:value-type="float" office:value="0">
            <text:p>#VALOR!</text:p>
          </table:table-cell>
          <table:table-cell table:formula="of:=LOOKUP([.O50];[.$A$2:.$A$41];[.$B$2:.$B$41])" office:value-type="float" office:value="0">
            <text:p>#VALOR!</text:p>
          </table:table-cell>
          <table:table-cell table:formula="of:=LOOKUP([.P50];[.$A$2:.$A$41];[.$B$2:.$B$41])" office:value-type="float" office:value="0">
            <text:p>#VALOR!</text:p>
          </table:table-cell>
          <table:table-cell table:formula="of:=[.R50]+[.Q50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54];SEARCH(&quot;,&quot;;[Entrada.A54])-1))" office:value-type="float" office:value="0">
            <text:p>#VALOR!</text:p>
          </table:table-cell>
          <table:table-cell table:formula="of:=VALUE(MID([Entrada.A54];SEARCH(&quot;,&quot;;[Entrada.A54])+1;100))" office:value-type="float" office:value="0">
            <text:p>#VALOR!</text:p>
          </table:table-cell>
          <table:table-cell table:formula="of:=[Entrada.B5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1];[.$A$2:.$A$41];[.$B$2:.$B$41])" office:value-type="float" office:value="0">
            <text:p>#VALOR!</text:p>
          </table:table-cell>
          <table:table-cell table:formula="of:=LOOKUP([.E51];[.$A$2:.$A$41];[.$B$2:.$B$41])" office:value-type="float" office:value="0">
            <text:p>#VALOR!</text:p>
          </table:table-cell>
          <table:table-cell table:formula="of:=[.I51]+[.H5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1]*2" office:value-type="float" office:value="0">
            <text:p>0</text:p>
          </table:table-cell>
          <table:table-cell table:formula="of:=[.F51]*[.G51]" office:value-type="float" office:value="0">
            <text:p>0</text:p>
          </table:table-cell>
          <table:table-cell/>
          <table:table-cell table:formula="of:=VALUE(LEFT([Entrada.D54];SEARCH(&quot;,&quot;;[Entrada.D54])-1))" office:value-type="float" office:value="0">
            <text:p>#VALOR!</text:p>
          </table:table-cell>
          <table:table-cell table:formula="of:=VALUE(MID([Entrada.D54];SEARCH(&quot;,&quot;;[Entrada.D54])+1;100))" office:value-type="float" office:value="0">
            <text:p>#VALOR!</text:p>
          </table:table-cell>
          <table:table-cell table:formula="of:=LOOKUP([.O51];[.$A$2:.$A$41];[.$B$2:.$B$41])" office:value-type="float" office:value="0">
            <text:p>#VALOR!</text:p>
          </table:table-cell>
          <table:table-cell table:formula="of:=LOOKUP([.P51];[.$A$2:.$A$41];[.$B$2:.$B$41])" office:value-type="float" office:value="0">
            <text:p>#VALOR!</text:p>
          </table:table-cell>
          <table:table-cell table:formula="of:=[.R51]+[.Q51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55];SEARCH(&quot;,&quot;;[Entrada.A55])-1))" office:value-type="float" office:value="0">
            <text:p>#VALOR!</text:p>
          </table:table-cell>
          <table:table-cell table:formula="of:=VALUE(MID([Entrada.A55];SEARCH(&quot;,&quot;;[Entrada.A55])+1;100))" office:value-type="float" office:value="0">
            <text:p>#VALOR!</text:p>
          </table:table-cell>
          <table:table-cell table:formula="of:=[Entrada.B5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2];[.$A$2:.$A$41];[.$B$2:.$B$41])" office:value-type="float" office:value="0">
            <text:p>#VALOR!</text:p>
          </table:table-cell>
          <table:table-cell table:formula="of:=LOOKUP([.E52];[.$A$2:.$A$41];[.$B$2:.$B$41])" office:value-type="float" office:value="0">
            <text:p>#VALOR!</text:p>
          </table:table-cell>
          <table:table-cell table:formula="of:=[.I52]+[.H5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2]*2" office:value-type="float" office:value="0">
            <text:p>0</text:p>
          </table:table-cell>
          <table:table-cell table:formula="of:=[.F52]*[.G52]" office:value-type="float" office:value="0">
            <text:p>0</text:p>
          </table:table-cell>
          <table:table-cell/>
          <table:table-cell table:formula="of:=VALUE(LEFT([Entrada.D55];SEARCH(&quot;,&quot;;[Entrada.D55])-1))" office:value-type="float" office:value="0">
            <text:p>#VALOR!</text:p>
          </table:table-cell>
          <table:table-cell table:formula="of:=VALUE(MID([Entrada.D55];SEARCH(&quot;,&quot;;[Entrada.D55])+1;100))" office:value-type="float" office:value="0">
            <text:p>#VALOR!</text:p>
          </table:table-cell>
          <table:table-cell table:formula="of:=LOOKUP([.O52];[.$A$2:.$A$41];[.$B$2:.$B$41])" office:value-type="float" office:value="0">
            <text:p>#VALOR!</text:p>
          </table:table-cell>
          <table:table-cell table:formula="of:=LOOKUP([.P52];[.$A$2:.$A$41];[.$B$2:.$B$41])" office:value-type="float" office:value="0">
            <text:p>#VALOR!</text:p>
          </table:table-cell>
          <table:table-cell table:formula="of:=[.R52]+[.Q52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56];SEARCH(&quot;,&quot;;[Entrada.A56])-1))" office:value-type="float" office:value="0">
            <text:p>#VALOR!</text:p>
          </table:table-cell>
          <table:table-cell table:formula="of:=VALUE(MID([Entrada.A56];SEARCH(&quot;,&quot;;[Entrada.A56])+1;100))" office:value-type="float" office:value="0">
            <text:p>#VALOR!</text:p>
          </table:table-cell>
          <table:table-cell table:formula="of:=[Entrada.B5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3];[.$A$2:.$A$41];[.$B$2:.$B$41])" office:value-type="float" office:value="0">
            <text:p>#VALOR!</text:p>
          </table:table-cell>
          <table:table-cell table:formula="of:=LOOKUP([.E53];[.$A$2:.$A$41];[.$B$2:.$B$41])" office:value-type="float" office:value="0">
            <text:p>#VALOR!</text:p>
          </table:table-cell>
          <table:table-cell table:formula="of:=[.I53]+[.H5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3]*2" office:value-type="float" office:value="0">
            <text:p>0</text:p>
          </table:table-cell>
          <table:table-cell table:formula="of:=[.F53]*[.G53]" office:value-type="float" office:value="0">
            <text:p>0</text:p>
          </table:table-cell>
          <table:table-cell/>
          <table:table-cell table:formula="of:=VALUE(LEFT([Entrada.D56];SEARCH(&quot;,&quot;;[Entrada.D56])-1))" office:value-type="float" office:value="0">
            <text:p>#VALOR!</text:p>
          </table:table-cell>
          <table:table-cell table:formula="of:=VALUE(MID([Entrada.D56];SEARCH(&quot;,&quot;;[Entrada.D56])+1;100))" office:value-type="float" office:value="0">
            <text:p>#VALOR!</text:p>
          </table:table-cell>
          <table:table-cell table:formula="of:=LOOKUP([.O53];[.$A$2:.$A$41];[.$B$2:.$B$41])" office:value-type="float" office:value="0">
            <text:p>#VALOR!</text:p>
          </table:table-cell>
          <table:table-cell table:formula="of:=LOOKUP([.P53];[.$A$2:.$A$41];[.$B$2:.$B$41])" office:value-type="float" office:value="0">
            <text:p>#VALOR!</text:p>
          </table:table-cell>
          <table:table-cell table:formula="of:=[.R53]+[.Q53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57];SEARCH(&quot;,&quot;;[Entrada.A57])-1))" office:value-type="float" office:value="0">
            <text:p>#VALOR!</text:p>
          </table:table-cell>
          <table:table-cell table:formula="of:=VALUE(MID([Entrada.A57];SEARCH(&quot;,&quot;;[Entrada.A57])+1;100))" office:value-type="float" office:value="0">
            <text:p>#VALOR!</text:p>
          </table:table-cell>
          <table:table-cell table:formula="of:=[Entrada.B5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4];[.$A$2:.$A$41];[.$B$2:.$B$41])" office:value-type="float" office:value="0">
            <text:p>#VALOR!</text:p>
          </table:table-cell>
          <table:table-cell table:formula="of:=LOOKUP([.E54];[.$A$2:.$A$41];[.$B$2:.$B$41])" office:value-type="float" office:value="0">
            <text:p>#VALOR!</text:p>
          </table:table-cell>
          <table:table-cell table:formula="of:=[.I54]+[.H5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4]*2" office:value-type="float" office:value="0">
            <text:p>0</text:p>
          </table:table-cell>
          <table:table-cell table:formula="of:=[.F54]*[.G54]" office:value-type="float" office:value="0">
            <text:p>0</text:p>
          </table:table-cell>
          <table:table-cell/>
          <table:table-cell table:formula="of:=VALUE(LEFT([Entrada.D57];SEARCH(&quot;,&quot;;[Entrada.D57])-1))" office:value-type="float" office:value="0">
            <text:p>#VALOR!</text:p>
          </table:table-cell>
          <table:table-cell table:formula="of:=VALUE(MID([Entrada.D57];SEARCH(&quot;,&quot;;[Entrada.D57])+1;100))" office:value-type="float" office:value="0">
            <text:p>#VALOR!</text:p>
          </table:table-cell>
          <table:table-cell table:formula="of:=LOOKUP([.O54];[.$A$2:.$A$41];[.$B$2:.$B$41])" office:value-type="float" office:value="0">
            <text:p>#VALOR!</text:p>
          </table:table-cell>
          <table:table-cell table:formula="of:=LOOKUP([.P54];[.$A$2:.$A$41];[.$B$2:.$B$41])" office:value-type="float" office:value="0">
            <text:p>#VALOR!</text:p>
          </table:table-cell>
          <table:table-cell table:formula="of:=[.R54]+[.Q54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58];SEARCH(&quot;,&quot;;[Entrada.A58])-1))" office:value-type="float" office:value="0">
            <text:p>#VALOR!</text:p>
          </table:table-cell>
          <table:table-cell table:formula="of:=VALUE(MID([Entrada.A58];SEARCH(&quot;,&quot;;[Entrada.A58])+1;100))" office:value-type="float" office:value="0">
            <text:p>#VALOR!</text:p>
          </table:table-cell>
          <table:table-cell table:formula="of:=[Entrada.B5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5];[.$A$2:.$A$41];[.$B$2:.$B$41])" office:value-type="float" office:value="0">
            <text:p>#VALOR!</text:p>
          </table:table-cell>
          <table:table-cell table:formula="of:=LOOKUP([.E55];[.$A$2:.$A$41];[.$B$2:.$B$41])" office:value-type="float" office:value="0">
            <text:p>#VALOR!</text:p>
          </table:table-cell>
          <table:table-cell table:formula="of:=[.I55]+[.H5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5]*2" office:value-type="float" office:value="0">
            <text:p>0</text:p>
          </table:table-cell>
          <table:table-cell table:formula="of:=[.F55]*[.G55]" office:value-type="float" office:value="0">
            <text:p>0</text:p>
          </table:table-cell>
          <table:table-cell/>
          <table:table-cell table:formula="of:=VALUE(LEFT([Entrada.D58];SEARCH(&quot;,&quot;;[Entrada.D58])-1))" office:value-type="float" office:value="0">
            <text:p>#VALOR!</text:p>
          </table:table-cell>
          <table:table-cell table:formula="of:=VALUE(MID([Entrada.D58];SEARCH(&quot;,&quot;;[Entrada.D58])+1;100))" office:value-type="float" office:value="0">
            <text:p>#VALOR!</text:p>
          </table:table-cell>
          <table:table-cell table:formula="of:=LOOKUP([.O55];[.$A$2:.$A$41];[.$B$2:.$B$41])" office:value-type="float" office:value="0">
            <text:p>#VALOR!</text:p>
          </table:table-cell>
          <table:table-cell table:formula="of:=LOOKUP([.P55];[.$A$2:.$A$41];[.$B$2:.$B$41])" office:value-type="float" office:value="0">
            <text:p>#VALOR!</text:p>
          </table:table-cell>
          <table:table-cell table:formula="of:=[.R55]+[.Q55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59];SEARCH(&quot;,&quot;;[Entrada.A59])-1))" office:value-type="float" office:value="0">
            <text:p>#VALOR!</text:p>
          </table:table-cell>
          <table:table-cell table:formula="of:=VALUE(MID([Entrada.A59];SEARCH(&quot;,&quot;;[Entrada.A59])+1;100))" office:value-type="float" office:value="0">
            <text:p>#VALOR!</text:p>
          </table:table-cell>
          <table:table-cell table:formula="of:=[Entrada.B5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6];[.$A$2:.$A$41];[.$B$2:.$B$41])" office:value-type="float" office:value="0">
            <text:p>#VALOR!</text:p>
          </table:table-cell>
          <table:table-cell table:formula="of:=LOOKUP([.E56];[.$A$2:.$A$41];[.$B$2:.$B$41])" office:value-type="float" office:value="0">
            <text:p>#VALOR!</text:p>
          </table:table-cell>
          <table:table-cell table:formula="of:=[.I56]+[.H5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6]*2" office:value-type="float" office:value="0">
            <text:p>0</text:p>
          </table:table-cell>
          <table:table-cell table:formula="of:=[.F56]*[.G56]" office:value-type="float" office:value="0">
            <text:p>0</text:p>
          </table:table-cell>
          <table:table-cell/>
          <table:table-cell table:formula="of:=VALUE(LEFT([Entrada.D59];SEARCH(&quot;,&quot;;[Entrada.D59])-1))" office:value-type="float" office:value="0">
            <text:p>#VALOR!</text:p>
          </table:table-cell>
          <table:table-cell table:formula="of:=VALUE(MID([Entrada.D59];SEARCH(&quot;,&quot;;[Entrada.D59])+1;100))" office:value-type="float" office:value="0">
            <text:p>#VALOR!</text:p>
          </table:table-cell>
          <table:table-cell table:formula="of:=LOOKUP([.O56];[.$A$2:.$A$41];[.$B$2:.$B$41])" office:value-type="float" office:value="0">
            <text:p>#VALOR!</text:p>
          </table:table-cell>
          <table:table-cell table:formula="of:=LOOKUP([.P56];[.$A$2:.$A$41];[.$B$2:.$B$41])" office:value-type="float" office:value="0">
            <text:p>#VALOR!</text:p>
          </table:table-cell>
          <table:table-cell table:formula="of:=[.R56]+[.Q56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60];SEARCH(&quot;,&quot;;[Entrada.A60])-1))" office:value-type="float" office:value="0">
            <text:p>#VALOR!</text:p>
          </table:table-cell>
          <table:table-cell table:formula="of:=VALUE(MID([Entrada.A60];SEARCH(&quot;,&quot;;[Entrada.A60])+1;100))" office:value-type="float" office:value="0">
            <text:p>#VALOR!</text:p>
          </table:table-cell>
          <table:table-cell table:formula="of:=[Entrada.B6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7];[.$A$2:.$A$41];[.$B$2:.$B$41])" office:value-type="float" office:value="0">
            <text:p>#VALOR!</text:p>
          </table:table-cell>
          <table:table-cell table:formula="of:=LOOKUP([.E57];[.$A$2:.$A$41];[.$B$2:.$B$41])" office:value-type="float" office:value="0">
            <text:p>#VALOR!</text:p>
          </table:table-cell>
          <table:table-cell table:formula="of:=[.I57]+[.H5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7]*2" office:value-type="float" office:value="0">
            <text:p>0</text:p>
          </table:table-cell>
          <table:table-cell table:formula="of:=[.F57]*[.G57]" office:value-type="float" office:value="0">
            <text:p>0</text:p>
          </table:table-cell>
          <table:table-cell/>
          <table:table-cell table:formula="of:=VALUE(LEFT([Entrada.D60];SEARCH(&quot;,&quot;;[Entrada.D60])-1))" office:value-type="float" office:value="0">
            <text:p>#VALOR!</text:p>
          </table:table-cell>
          <table:table-cell table:formula="of:=VALUE(MID([Entrada.D60];SEARCH(&quot;,&quot;;[Entrada.D60])+1;100))" office:value-type="float" office:value="0">
            <text:p>#VALOR!</text:p>
          </table:table-cell>
          <table:table-cell table:formula="of:=LOOKUP([.O57];[.$A$2:.$A$41];[.$B$2:.$B$41])" office:value-type="float" office:value="0">
            <text:p>#VALOR!</text:p>
          </table:table-cell>
          <table:table-cell table:formula="of:=LOOKUP([.P57];[.$A$2:.$A$41];[.$B$2:.$B$41])" office:value-type="float" office:value="0">
            <text:p>#VALOR!</text:p>
          </table:table-cell>
          <table:table-cell table:formula="of:=[.R57]+[.Q57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61];SEARCH(&quot;,&quot;;[Entrada.A61])-1))" office:value-type="float" office:value="0">
            <text:p>#VALOR!</text:p>
          </table:table-cell>
          <table:table-cell table:formula="of:=VALUE(MID([Entrada.A61];SEARCH(&quot;,&quot;;[Entrada.A61])+1;100))" office:value-type="float" office:value="0">
            <text:p>#VALOR!</text:p>
          </table:table-cell>
          <table:table-cell table:formula="of:=[Entrada.B6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8];[.$A$2:.$A$41];[.$B$2:.$B$41])" office:value-type="float" office:value="0">
            <text:p>#VALOR!</text:p>
          </table:table-cell>
          <table:table-cell table:formula="of:=LOOKUP([.E58];[.$A$2:.$A$41];[.$B$2:.$B$41])" office:value-type="float" office:value="0">
            <text:p>#VALOR!</text:p>
          </table:table-cell>
          <table:table-cell table:formula="of:=[.I58]+[.H5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8]*2" office:value-type="float" office:value="0">
            <text:p>0</text:p>
          </table:table-cell>
          <table:table-cell table:formula="of:=[.F58]*[.G58]" office:value-type="float" office:value="0">
            <text:p>0</text:p>
          </table:table-cell>
          <table:table-cell/>
          <table:table-cell table:formula="of:=VALUE(LEFT([Entrada.D61];SEARCH(&quot;,&quot;;[Entrada.D61])-1))" office:value-type="float" office:value="0">
            <text:p>#VALOR!</text:p>
          </table:table-cell>
          <table:table-cell table:formula="of:=VALUE(MID([Entrada.D61];SEARCH(&quot;,&quot;;[Entrada.D61])+1;100))" office:value-type="float" office:value="0">
            <text:p>#VALOR!</text:p>
          </table:table-cell>
          <table:table-cell table:formula="of:=LOOKUP([.O58];[.$A$2:.$A$41];[.$B$2:.$B$41])" office:value-type="float" office:value="0">
            <text:p>#VALOR!</text:p>
          </table:table-cell>
          <table:table-cell table:formula="of:=LOOKUP([.P58];[.$A$2:.$A$41];[.$B$2:.$B$41])" office:value-type="float" office:value="0">
            <text:p>#VALOR!</text:p>
          </table:table-cell>
          <table:table-cell table:formula="of:=[.R58]+[.Q58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62];SEARCH(&quot;,&quot;;[Entrada.A62])-1))" office:value-type="float" office:value="0">
            <text:p>#VALOR!</text:p>
          </table:table-cell>
          <table:table-cell table:formula="of:=VALUE(MID([Entrada.A62];SEARCH(&quot;,&quot;;[Entrada.A62])+1;100))" office:value-type="float" office:value="0">
            <text:p>#VALOR!</text:p>
          </table:table-cell>
          <table:table-cell table:formula="of:=[Entrada.B6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9];[.$A$2:.$A$41];[.$B$2:.$B$41])" office:value-type="float" office:value="0">
            <text:p>#VALOR!</text:p>
          </table:table-cell>
          <table:table-cell table:formula="of:=LOOKUP([.E59];[.$A$2:.$A$41];[.$B$2:.$B$41])" office:value-type="float" office:value="0">
            <text:p>#VALOR!</text:p>
          </table:table-cell>
          <table:table-cell table:formula="of:=[.I59]+[.H5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9]*2" office:value-type="float" office:value="0">
            <text:p>0</text:p>
          </table:table-cell>
          <table:table-cell table:formula="of:=[.F59]*[.G59]" office:value-type="float" office:value="0">
            <text:p>0</text:p>
          </table:table-cell>
          <table:table-cell/>
          <table:table-cell table:formula="of:=VALUE(LEFT([Entrada.D62];SEARCH(&quot;,&quot;;[Entrada.D62])-1))" office:value-type="float" office:value="0">
            <text:p>#VALOR!</text:p>
          </table:table-cell>
          <table:table-cell table:formula="of:=VALUE(MID([Entrada.D62];SEARCH(&quot;,&quot;;[Entrada.D62])+1;100))" office:value-type="float" office:value="0">
            <text:p>#VALOR!</text:p>
          </table:table-cell>
          <table:table-cell table:formula="of:=LOOKUP([.O59];[.$A$2:.$A$41];[.$B$2:.$B$41])" office:value-type="float" office:value="0">
            <text:p>#VALOR!</text:p>
          </table:table-cell>
          <table:table-cell table:formula="of:=LOOKUP([.P59];[.$A$2:.$A$41];[.$B$2:.$B$41])" office:value-type="float" office:value="0">
            <text:p>#VALOR!</text:p>
          </table:table-cell>
          <table:table-cell table:formula="of:=[.R59]+[.Q59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63];SEARCH(&quot;,&quot;;[Entrada.A63])-1))" office:value-type="float" office:value="0">
            <text:p>#VALOR!</text:p>
          </table:table-cell>
          <table:table-cell table:formula="of:=VALUE(MID([Entrada.A63];SEARCH(&quot;,&quot;;[Entrada.A63])+1;100))" office:value-type="float" office:value="0">
            <text:p>#VALOR!</text:p>
          </table:table-cell>
          <table:table-cell table:formula="of:=[Entrada.B6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0];[.$A$2:.$A$41];[.$B$2:.$B$41])" office:value-type="float" office:value="0">
            <text:p>#VALOR!</text:p>
          </table:table-cell>
          <table:table-cell table:formula="of:=LOOKUP([.E60];[.$A$2:.$A$41];[.$B$2:.$B$41])" office:value-type="float" office:value="0">
            <text:p>#VALOR!</text:p>
          </table:table-cell>
          <table:table-cell table:formula="of:=[.I60]+[.H6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0]*2" office:value-type="float" office:value="0">
            <text:p>0</text:p>
          </table:table-cell>
          <table:table-cell table:formula="of:=[.F60]*[.G60]" office:value-type="float" office:value="0">
            <text:p>0</text:p>
          </table:table-cell>
          <table:table-cell/>
          <table:table-cell table:formula="of:=VALUE(LEFT([Entrada.D63];SEARCH(&quot;,&quot;;[Entrada.D63])-1))" office:value-type="float" office:value="0">
            <text:p>#VALOR!</text:p>
          </table:table-cell>
          <table:table-cell table:formula="of:=VALUE(MID([Entrada.D63];SEARCH(&quot;,&quot;;[Entrada.D63])+1;100))" office:value-type="float" office:value="0">
            <text:p>#VALOR!</text:p>
          </table:table-cell>
          <table:table-cell table:formula="of:=LOOKUP([.O60];[.$A$2:.$A$41];[.$B$2:.$B$41])" office:value-type="float" office:value="0">
            <text:p>#VALOR!</text:p>
          </table:table-cell>
          <table:table-cell table:formula="of:=LOOKUP([.P60];[.$A$2:.$A$41];[.$B$2:.$B$41])" office:value-type="float" office:value="0">
            <text:p>#VALOR!</text:p>
          </table:table-cell>
          <table:table-cell table:formula="of:=[.R60]+[.Q60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64];SEARCH(&quot;,&quot;;[Entrada.A64])-1))" office:value-type="float" office:value="0">
            <text:p>#VALOR!</text:p>
          </table:table-cell>
          <table:table-cell table:formula="of:=VALUE(MID([Entrada.A64];SEARCH(&quot;,&quot;;[Entrada.A64])+1;100))" office:value-type="float" office:value="0">
            <text:p>#VALOR!</text:p>
          </table:table-cell>
          <table:table-cell table:formula="of:=[Entrada.B6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1];[.$A$2:.$A$41];[.$B$2:.$B$41])" office:value-type="float" office:value="0">
            <text:p>#VALOR!</text:p>
          </table:table-cell>
          <table:table-cell table:formula="of:=LOOKUP([.E61];[.$A$2:.$A$41];[.$B$2:.$B$41])" office:value-type="float" office:value="0">
            <text:p>#VALOR!</text:p>
          </table:table-cell>
          <table:table-cell table:formula="of:=[.I61]+[.H6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1]*2" office:value-type="float" office:value="0">
            <text:p>0</text:p>
          </table:table-cell>
          <table:table-cell table:formula="of:=[.F61]*[.G61]" office:value-type="float" office:value="0">
            <text:p>0</text:p>
          </table:table-cell>
          <table:table-cell/>
          <table:table-cell table:formula="of:=VALUE(LEFT([Entrada.D64];SEARCH(&quot;,&quot;;[Entrada.D64])-1))" office:value-type="float" office:value="0">
            <text:p>#VALOR!</text:p>
          </table:table-cell>
          <table:table-cell table:formula="of:=VALUE(MID([Entrada.D64];SEARCH(&quot;,&quot;;[Entrada.D64])+1;100))" office:value-type="float" office:value="0">
            <text:p>#VALOR!</text:p>
          </table:table-cell>
          <table:table-cell table:formula="of:=LOOKUP([.O61];[.$A$2:.$A$41];[.$B$2:.$B$41])" office:value-type="float" office:value="0">
            <text:p>#VALOR!</text:p>
          </table:table-cell>
          <table:table-cell table:formula="of:=LOOKUP([.P61];[.$A$2:.$A$41];[.$B$2:.$B$41])" office:value-type="float" office:value="0">
            <text:p>#VALOR!</text:p>
          </table:table-cell>
          <table:table-cell table:formula="of:=[.R61]+[.Q61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65];SEARCH(&quot;,&quot;;[Entrada.A65])-1))" office:value-type="float" office:value="0">
            <text:p>#VALOR!</text:p>
          </table:table-cell>
          <table:table-cell table:formula="of:=VALUE(MID([Entrada.A65];SEARCH(&quot;,&quot;;[Entrada.A65])+1;100))" office:value-type="float" office:value="0">
            <text:p>#VALOR!</text:p>
          </table:table-cell>
          <table:table-cell table:formula="of:=[Entrada.B6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2];[.$A$2:.$A$41];[.$B$2:.$B$41])" office:value-type="float" office:value="0">
            <text:p>#VALOR!</text:p>
          </table:table-cell>
          <table:table-cell table:formula="of:=LOOKUP([.E62];[.$A$2:.$A$41];[.$B$2:.$B$41])" office:value-type="float" office:value="0">
            <text:p>#VALOR!</text:p>
          </table:table-cell>
          <table:table-cell table:formula="of:=[.I62]+[.H6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2]*2" office:value-type="float" office:value="0">
            <text:p>0</text:p>
          </table:table-cell>
          <table:table-cell table:formula="of:=[.F62]*[.G62]" office:value-type="float" office:value="0">
            <text:p>0</text:p>
          </table:table-cell>
          <table:table-cell/>
          <table:table-cell table:formula="of:=VALUE(LEFT([Entrada.D65];SEARCH(&quot;,&quot;;[Entrada.D65])-1))" office:value-type="float" office:value="0">
            <text:p>#VALOR!</text:p>
          </table:table-cell>
          <table:table-cell table:formula="of:=VALUE(MID([Entrada.D65];SEARCH(&quot;,&quot;;[Entrada.D65])+1;100))" office:value-type="float" office:value="0">
            <text:p>#VALOR!</text:p>
          </table:table-cell>
          <table:table-cell table:formula="of:=LOOKUP([.O62];[.$A$2:.$A$41];[.$B$2:.$B$41])" office:value-type="float" office:value="0">
            <text:p>#VALOR!</text:p>
          </table:table-cell>
          <table:table-cell table:formula="of:=LOOKUP([.P62];[.$A$2:.$A$41];[.$B$2:.$B$41])" office:value-type="float" office:value="0">
            <text:p>#VALOR!</text:p>
          </table:table-cell>
          <table:table-cell table:formula="of:=[.R62]+[.Q62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66];SEARCH(&quot;,&quot;;[Entrada.A66])-1))" office:value-type="float" office:value="0">
            <text:p>#VALOR!</text:p>
          </table:table-cell>
          <table:table-cell table:formula="of:=VALUE(MID([Entrada.A66];SEARCH(&quot;,&quot;;[Entrada.A66])+1;100))" office:value-type="float" office:value="0">
            <text:p>#VALOR!</text:p>
          </table:table-cell>
          <table:table-cell table:formula="of:=[Entrada.B6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3];[.$A$2:.$A$41];[.$B$2:.$B$41])" office:value-type="float" office:value="0">
            <text:p>#VALOR!</text:p>
          </table:table-cell>
          <table:table-cell table:formula="of:=LOOKUP([.E63];[.$A$2:.$A$41];[.$B$2:.$B$41])" office:value-type="float" office:value="0">
            <text:p>#VALOR!</text:p>
          </table:table-cell>
          <table:table-cell table:formula="of:=[.I63]+[.H6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3]*2" office:value-type="float" office:value="0">
            <text:p>0</text:p>
          </table:table-cell>
          <table:table-cell table:formula="of:=[.F63]*[.G63]" office:value-type="float" office:value="0">
            <text:p>0</text:p>
          </table:table-cell>
          <table:table-cell/>
          <table:table-cell table:formula="of:=VALUE(LEFT([Entrada.D66];SEARCH(&quot;,&quot;;[Entrada.D66])-1))" office:value-type="float" office:value="0">
            <text:p>#VALOR!</text:p>
          </table:table-cell>
          <table:table-cell table:formula="of:=VALUE(MID([Entrada.D66];SEARCH(&quot;,&quot;;[Entrada.D66])+1;100))" office:value-type="float" office:value="0">
            <text:p>#VALOR!</text:p>
          </table:table-cell>
          <table:table-cell table:formula="of:=LOOKUP([.O63];[.$A$2:.$A$41];[.$B$2:.$B$41])" office:value-type="float" office:value="0">
            <text:p>#VALOR!</text:p>
          </table:table-cell>
          <table:table-cell table:formula="of:=LOOKUP([.P63];[.$A$2:.$A$41];[.$B$2:.$B$41])" office:value-type="float" office:value="0">
            <text:p>#VALOR!</text:p>
          </table:table-cell>
          <table:table-cell table:formula="of:=[.R63]+[.Q63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67];SEARCH(&quot;,&quot;;[Entrada.A67])-1))" office:value-type="float" office:value="0">
            <text:p>#VALOR!</text:p>
          </table:table-cell>
          <table:table-cell table:formula="of:=VALUE(MID([Entrada.A67];SEARCH(&quot;,&quot;;[Entrada.A67])+1;100))" office:value-type="float" office:value="0">
            <text:p>#VALOR!</text:p>
          </table:table-cell>
          <table:table-cell table:formula="of:=[Entrada.B6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4];[.$A$2:.$A$41];[.$B$2:.$B$41])" office:value-type="float" office:value="0">
            <text:p>#VALOR!</text:p>
          </table:table-cell>
          <table:table-cell table:formula="of:=LOOKUP([.E64];[.$A$2:.$A$41];[.$B$2:.$B$41])" office:value-type="float" office:value="0">
            <text:p>#VALOR!</text:p>
          </table:table-cell>
          <table:table-cell table:formula="of:=[.I64]+[.H6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4]*2" office:value-type="float" office:value="0">
            <text:p>0</text:p>
          </table:table-cell>
          <table:table-cell table:formula="of:=[.F64]*[.G64]" office:value-type="float" office:value="0">
            <text:p>0</text:p>
          </table:table-cell>
          <table:table-cell/>
          <table:table-cell table:formula="of:=VALUE(LEFT([Entrada.D67];SEARCH(&quot;,&quot;;[Entrada.D67])-1))" office:value-type="float" office:value="0">
            <text:p>#VALOR!</text:p>
          </table:table-cell>
          <table:table-cell table:formula="of:=VALUE(MID([Entrada.D67];SEARCH(&quot;,&quot;;[Entrada.D67])+1;100))" office:value-type="float" office:value="0">
            <text:p>#VALOR!</text:p>
          </table:table-cell>
          <table:table-cell table:formula="of:=LOOKUP([.O64];[.$A$2:.$A$41];[.$B$2:.$B$41])" office:value-type="float" office:value="0">
            <text:p>#VALOR!</text:p>
          </table:table-cell>
          <table:table-cell table:formula="of:=LOOKUP([.P64];[.$A$2:.$A$41];[.$B$2:.$B$41])" office:value-type="float" office:value="0">
            <text:p>#VALOR!</text:p>
          </table:table-cell>
          <table:table-cell table:formula="of:=[.R64]+[.Q64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68];SEARCH(&quot;,&quot;;[Entrada.A68])-1))" office:value-type="float" office:value="0">
            <text:p>#VALOR!</text:p>
          </table:table-cell>
          <table:table-cell table:formula="of:=VALUE(MID([Entrada.A68];SEARCH(&quot;,&quot;;[Entrada.A68])+1;100))" office:value-type="float" office:value="0">
            <text:p>#VALOR!</text:p>
          </table:table-cell>
          <table:table-cell table:formula="of:=[Entrada.B6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5];[.$A$2:.$A$41];[.$B$2:.$B$41])" office:value-type="float" office:value="0">
            <text:p>#VALOR!</text:p>
          </table:table-cell>
          <table:table-cell table:formula="of:=LOOKUP([.E65];[.$A$2:.$A$41];[.$B$2:.$B$41])" office:value-type="float" office:value="0">
            <text:p>#VALOR!</text:p>
          </table:table-cell>
          <table:table-cell table:formula="of:=[.I65]+[.H6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5]*2" office:value-type="float" office:value="0">
            <text:p>0</text:p>
          </table:table-cell>
          <table:table-cell table:formula="of:=[.F65]*[.G65]" office:value-type="float" office:value="0">
            <text:p>0</text:p>
          </table:table-cell>
          <table:table-cell/>
          <table:table-cell table:formula="of:=VALUE(LEFT([Entrada.D68];SEARCH(&quot;,&quot;;[Entrada.D68])-1))" office:value-type="float" office:value="0">
            <text:p>#VALOR!</text:p>
          </table:table-cell>
          <table:table-cell table:formula="of:=VALUE(MID([Entrada.D68];SEARCH(&quot;,&quot;;[Entrada.D68])+1;100))" office:value-type="float" office:value="0">
            <text:p>#VALOR!</text:p>
          </table:table-cell>
          <table:table-cell table:formula="of:=LOOKUP([.O65];[.$A$2:.$A$41];[.$B$2:.$B$41])" office:value-type="float" office:value="0">
            <text:p>#VALOR!</text:p>
          </table:table-cell>
          <table:table-cell table:formula="of:=LOOKUP([.P65];[.$A$2:.$A$41];[.$B$2:.$B$41])" office:value-type="float" office:value="0">
            <text:p>#VALOR!</text:p>
          </table:table-cell>
          <table:table-cell table:formula="of:=[.R65]+[.Q65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69];SEARCH(&quot;,&quot;;[Entrada.A69])-1))" office:value-type="float" office:value="0">
            <text:p>#VALOR!</text:p>
          </table:table-cell>
          <table:table-cell table:formula="of:=VALUE(MID([Entrada.A69];SEARCH(&quot;,&quot;;[Entrada.A69])+1;100))" office:value-type="float" office:value="0">
            <text:p>#VALOR!</text:p>
          </table:table-cell>
          <table:table-cell table:formula="of:=[Entrada.B6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6];[.$A$2:.$A$41];[.$B$2:.$B$41])" office:value-type="float" office:value="0">
            <text:p>#VALOR!</text:p>
          </table:table-cell>
          <table:table-cell table:formula="of:=LOOKUP([.E66];[.$A$2:.$A$41];[.$B$2:.$B$41])" office:value-type="float" office:value="0">
            <text:p>#VALOR!</text:p>
          </table:table-cell>
          <table:table-cell table:formula="of:=[.I66]+[.H6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6]*2" office:value-type="float" office:value="0">
            <text:p>0</text:p>
          </table:table-cell>
          <table:table-cell table:formula="of:=[.F66]*[.G66]" office:value-type="float" office:value="0">
            <text:p>0</text:p>
          </table:table-cell>
          <table:table-cell/>
          <table:table-cell table:formula="of:=VALUE(LEFT([Entrada.D69];SEARCH(&quot;,&quot;;[Entrada.D69])-1))" office:value-type="float" office:value="0">
            <text:p>#VALOR!</text:p>
          </table:table-cell>
          <table:table-cell table:formula="of:=VALUE(MID([Entrada.D69];SEARCH(&quot;,&quot;;[Entrada.D69])+1;100))" office:value-type="float" office:value="0">
            <text:p>#VALOR!</text:p>
          </table:table-cell>
          <table:table-cell table:formula="of:=LOOKUP([.O66];[.$A$2:.$A$41];[.$B$2:.$B$41])" office:value-type="float" office:value="0">
            <text:p>#VALOR!</text:p>
          </table:table-cell>
          <table:table-cell table:formula="of:=LOOKUP([.P66];[.$A$2:.$A$41];[.$B$2:.$B$41])" office:value-type="float" office:value="0">
            <text:p>#VALOR!</text:p>
          </table:table-cell>
          <table:table-cell table:formula="of:=[.R66]+[.Q66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70];SEARCH(&quot;,&quot;;[Entrada.A70])-1))" office:value-type="float" office:value="0">
            <text:p>#VALOR!</text:p>
          </table:table-cell>
          <table:table-cell table:formula="of:=VALUE(MID([Entrada.A70];SEARCH(&quot;,&quot;;[Entrada.A70])+1;100))" office:value-type="float" office:value="0">
            <text:p>#VALOR!</text:p>
          </table:table-cell>
          <table:table-cell table:formula="of:=[Entrada.B7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7];[.$A$2:.$A$41];[.$B$2:.$B$41])" office:value-type="float" office:value="0">
            <text:p>#VALOR!</text:p>
          </table:table-cell>
          <table:table-cell table:formula="of:=LOOKUP([.E67];[.$A$2:.$A$41];[.$B$2:.$B$41])" office:value-type="float" office:value="0">
            <text:p>#VALOR!</text:p>
          </table:table-cell>
          <table:table-cell table:formula="of:=[.I67]+[.H6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7]*2" office:value-type="float" office:value="0">
            <text:p>0</text:p>
          </table:table-cell>
          <table:table-cell table:formula="of:=[.F67]*[.G67]" office:value-type="float" office:value="0">
            <text:p>0</text:p>
          </table:table-cell>
          <table:table-cell/>
          <table:table-cell table:formula="of:=VALUE(LEFT([Entrada.D70];SEARCH(&quot;,&quot;;[Entrada.D70])-1))" office:value-type="float" office:value="0">
            <text:p>#VALOR!</text:p>
          </table:table-cell>
          <table:table-cell table:formula="of:=VALUE(MID([Entrada.D70];SEARCH(&quot;,&quot;;[Entrada.D70])+1;100))" office:value-type="float" office:value="0">
            <text:p>#VALOR!</text:p>
          </table:table-cell>
          <table:table-cell table:formula="of:=LOOKUP([.O67];[.$A$2:.$A$41];[.$B$2:.$B$41])" office:value-type="float" office:value="0">
            <text:p>#VALOR!</text:p>
          </table:table-cell>
          <table:table-cell table:formula="of:=LOOKUP([.P67];[.$A$2:.$A$41];[.$B$2:.$B$41])" office:value-type="float" office:value="0">
            <text:p>#VALOR!</text:p>
          </table:table-cell>
          <table:table-cell table:formula="of:=[.R67]+[.Q67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71];SEARCH(&quot;,&quot;;[Entrada.A71])-1))" office:value-type="float" office:value="0">
            <text:p>#VALOR!</text:p>
          </table:table-cell>
          <table:table-cell table:formula="of:=VALUE(MID([Entrada.A71];SEARCH(&quot;,&quot;;[Entrada.A71])+1;100))" office:value-type="float" office:value="0">
            <text:p>#VALOR!</text:p>
          </table:table-cell>
          <table:table-cell table:formula="of:=[Entrada.B7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8];[.$A$2:.$A$41];[.$B$2:.$B$41])" office:value-type="float" office:value="0">
            <text:p>#VALOR!</text:p>
          </table:table-cell>
          <table:table-cell table:formula="of:=LOOKUP([.E68];[.$A$2:.$A$41];[.$B$2:.$B$41])" office:value-type="float" office:value="0">
            <text:p>#VALOR!</text:p>
          </table:table-cell>
          <table:table-cell table:formula="of:=[.I68]+[.H6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8]*2" office:value-type="float" office:value="0">
            <text:p>0</text:p>
          </table:table-cell>
          <table:table-cell table:formula="of:=[.F68]*[.G68]" office:value-type="float" office:value="0">
            <text:p>0</text:p>
          </table:table-cell>
          <table:table-cell/>
          <table:table-cell table:formula="of:=VALUE(LEFT([Entrada.D71];SEARCH(&quot;,&quot;;[Entrada.D71])-1))" office:value-type="float" office:value="0">
            <text:p>#VALOR!</text:p>
          </table:table-cell>
          <table:table-cell table:formula="of:=VALUE(MID([Entrada.D71];SEARCH(&quot;,&quot;;[Entrada.D71])+1;100))" office:value-type="float" office:value="0">
            <text:p>#VALOR!</text:p>
          </table:table-cell>
          <table:table-cell table:formula="of:=LOOKUP([.O68];[.$A$2:.$A$41];[.$B$2:.$B$41])" office:value-type="float" office:value="0">
            <text:p>#VALOR!</text:p>
          </table:table-cell>
          <table:table-cell table:formula="of:=LOOKUP([.P68];[.$A$2:.$A$41];[.$B$2:.$B$41])" office:value-type="float" office:value="0">
            <text:p>#VALOR!</text:p>
          </table:table-cell>
          <table:table-cell table:formula="of:=[.R68]+[.Q68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72];SEARCH(&quot;,&quot;;[Entrada.A72])-1))" office:value-type="float" office:value="0">
            <text:p>#VALOR!</text:p>
          </table:table-cell>
          <table:table-cell table:formula="of:=VALUE(MID([Entrada.A72];SEARCH(&quot;,&quot;;[Entrada.A72])+1;100))" office:value-type="float" office:value="0">
            <text:p>#VALOR!</text:p>
          </table:table-cell>
          <table:table-cell table:formula="of:=[Entrada.B7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9];[.$A$2:.$A$41];[.$B$2:.$B$41])" office:value-type="float" office:value="0">
            <text:p>#VALOR!</text:p>
          </table:table-cell>
          <table:table-cell table:formula="of:=LOOKUP([.E69];[.$A$2:.$A$41];[.$B$2:.$B$41])" office:value-type="float" office:value="0">
            <text:p>#VALOR!</text:p>
          </table:table-cell>
          <table:table-cell table:formula="of:=[.I69]+[.H6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9]*2" office:value-type="float" office:value="0">
            <text:p>0</text:p>
          </table:table-cell>
          <table:table-cell table:formula="of:=[.F69]*[.G69]" office:value-type="float" office:value="0">
            <text:p>0</text:p>
          </table:table-cell>
          <table:table-cell/>
          <table:table-cell table:formula="of:=VALUE(LEFT([Entrada.D72];SEARCH(&quot;,&quot;;[Entrada.D72])-1))" office:value-type="float" office:value="0">
            <text:p>#VALOR!</text:p>
          </table:table-cell>
          <table:table-cell table:formula="of:=VALUE(MID([Entrada.D72];SEARCH(&quot;,&quot;;[Entrada.D72])+1;100))" office:value-type="float" office:value="0">
            <text:p>#VALOR!</text:p>
          </table:table-cell>
          <table:table-cell table:formula="of:=LOOKUP([.O69];[.$A$2:.$A$41];[.$B$2:.$B$41])" office:value-type="float" office:value="0">
            <text:p>#VALOR!</text:p>
          </table:table-cell>
          <table:table-cell table:formula="of:=LOOKUP([.P69];[.$A$2:.$A$41];[.$B$2:.$B$41])" office:value-type="float" office:value="0">
            <text:p>#VALOR!</text:p>
          </table:table-cell>
          <table:table-cell table:formula="of:=[.R69]+[.Q69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73];SEARCH(&quot;,&quot;;[Entrada.A73])-1))" office:value-type="float" office:value="0">
            <text:p>#VALOR!</text:p>
          </table:table-cell>
          <table:table-cell table:formula="of:=VALUE(MID([Entrada.A73];SEARCH(&quot;,&quot;;[Entrada.A73])+1;100))" office:value-type="float" office:value="0">
            <text:p>#VALOR!</text:p>
          </table:table-cell>
          <table:table-cell table:formula="of:=[Entrada.B7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0];[.$A$2:.$A$41];[.$B$2:.$B$41])" office:value-type="float" office:value="0">
            <text:p>#VALOR!</text:p>
          </table:table-cell>
          <table:table-cell table:formula="of:=LOOKUP([.E70];[.$A$2:.$A$41];[.$B$2:.$B$41])" office:value-type="float" office:value="0">
            <text:p>#VALOR!</text:p>
          </table:table-cell>
          <table:table-cell table:formula="of:=[.I70]+[.H7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0]*2" office:value-type="float" office:value="0">
            <text:p>0</text:p>
          </table:table-cell>
          <table:table-cell table:formula="of:=[.F70]*[.G70]" office:value-type="float" office:value="0">
            <text:p>0</text:p>
          </table:table-cell>
          <table:table-cell/>
          <table:table-cell table:formula="of:=VALUE(LEFT([Entrada.D73];SEARCH(&quot;,&quot;;[Entrada.D73])-1))" office:value-type="float" office:value="0">
            <text:p>#VALOR!</text:p>
          </table:table-cell>
          <table:table-cell table:formula="of:=VALUE(MID([Entrada.D73];SEARCH(&quot;,&quot;;[Entrada.D73])+1;100))" office:value-type="float" office:value="0">
            <text:p>#VALOR!</text:p>
          </table:table-cell>
          <table:table-cell table:formula="of:=LOOKUP([.O70];[.$A$2:.$A$41];[.$B$2:.$B$41])" office:value-type="float" office:value="0">
            <text:p>#VALOR!</text:p>
          </table:table-cell>
          <table:table-cell table:formula="of:=LOOKUP([.P70];[.$A$2:.$A$41];[.$B$2:.$B$41])" office:value-type="float" office:value="0">
            <text:p>#VALOR!</text:p>
          </table:table-cell>
          <table:table-cell table:formula="of:=[.R70]+[.Q70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74];SEARCH(&quot;,&quot;;[Entrada.A74])-1))" office:value-type="float" office:value="0">
            <text:p>#VALOR!</text:p>
          </table:table-cell>
          <table:table-cell table:formula="of:=VALUE(MID([Entrada.A74];SEARCH(&quot;,&quot;;[Entrada.A74])+1;100))" office:value-type="float" office:value="0">
            <text:p>#VALOR!</text:p>
          </table:table-cell>
          <table:table-cell table:formula="of:=[Entrada.B7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1];[.$A$2:.$A$41];[.$B$2:.$B$41])" office:value-type="float" office:value="0">
            <text:p>#VALOR!</text:p>
          </table:table-cell>
          <table:table-cell table:formula="of:=LOOKUP([.E71];[.$A$2:.$A$41];[.$B$2:.$B$41])" office:value-type="float" office:value="0">
            <text:p>#VALOR!</text:p>
          </table:table-cell>
          <table:table-cell table:formula="of:=[.I71]+[.H7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1]*2" office:value-type="float" office:value="0">
            <text:p>0</text:p>
          </table:table-cell>
          <table:table-cell table:formula="of:=[.F71]*[.G71]" office:value-type="float" office:value="0">
            <text:p>0</text:p>
          </table:table-cell>
          <table:table-cell/>
          <table:table-cell table:formula="of:=VALUE(LEFT([Entrada.D74];SEARCH(&quot;,&quot;;[Entrada.D74])-1))" office:value-type="float" office:value="0">
            <text:p>#VALOR!</text:p>
          </table:table-cell>
          <table:table-cell table:formula="of:=VALUE(MID([Entrada.D74];SEARCH(&quot;,&quot;;[Entrada.D74])+1;100))" office:value-type="float" office:value="0">
            <text:p>#VALOR!</text:p>
          </table:table-cell>
          <table:table-cell table:formula="of:=LOOKUP([.O71];[.$A$2:.$A$41];[.$B$2:.$B$41])" office:value-type="float" office:value="0">
            <text:p>#VALOR!</text:p>
          </table:table-cell>
          <table:table-cell table:formula="of:=LOOKUP([.P71];[.$A$2:.$A$41];[.$B$2:.$B$41])" office:value-type="float" office:value="0">
            <text:p>#VALOR!</text:p>
          </table:table-cell>
          <table:table-cell table:formula="of:=[.R71]+[.Q71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75];SEARCH(&quot;,&quot;;[Entrada.A75])-1))" office:value-type="float" office:value="0">
            <text:p>#VALOR!</text:p>
          </table:table-cell>
          <table:table-cell table:formula="of:=VALUE(MID([Entrada.A75];SEARCH(&quot;,&quot;;[Entrada.A75])+1;100))" office:value-type="float" office:value="0">
            <text:p>#VALOR!</text:p>
          </table:table-cell>
          <table:table-cell table:formula="of:=[Entrada.B7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2];[.$A$2:.$A$41];[.$B$2:.$B$41])" office:value-type="float" office:value="0">
            <text:p>#VALOR!</text:p>
          </table:table-cell>
          <table:table-cell table:formula="of:=LOOKUP([.E72];[.$A$2:.$A$41];[.$B$2:.$B$41])" office:value-type="float" office:value="0">
            <text:p>#VALOR!</text:p>
          </table:table-cell>
          <table:table-cell table:formula="of:=[.I72]+[.H7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2]*2" office:value-type="float" office:value="0">
            <text:p>0</text:p>
          </table:table-cell>
          <table:table-cell table:formula="of:=[.F72]*[.G72]" office:value-type="float" office:value="0">
            <text:p>0</text:p>
          </table:table-cell>
          <table:table-cell/>
          <table:table-cell table:formula="of:=VALUE(LEFT([Entrada.D75];SEARCH(&quot;,&quot;;[Entrada.D75])-1))" office:value-type="float" office:value="0">
            <text:p>#VALOR!</text:p>
          </table:table-cell>
          <table:table-cell table:formula="of:=VALUE(MID([Entrada.D75];SEARCH(&quot;,&quot;;[Entrada.D75])+1;100))" office:value-type="float" office:value="0">
            <text:p>#VALOR!</text:p>
          </table:table-cell>
          <table:table-cell table:formula="of:=LOOKUP([.O72];[.$A$2:.$A$41];[.$B$2:.$B$41])" office:value-type="float" office:value="0">
            <text:p>#VALOR!</text:p>
          </table:table-cell>
          <table:table-cell table:formula="of:=LOOKUP([.P72];[.$A$2:.$A$41];[.$B$2:.$B$41])" office:value-type="float" office:value="0">
            <text:p>#VALOR!</text:p>
          </table:table-cell>
          <table:table-cell table:formula="of:=[.R72]+[.Q72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76];SEARCH(&quot;,&quot;;[Entrada.A76])-1))" office:value-type="float" office:value="0">
            <text:p>#VALOR!</text:p>
          </table:table-cell>
          <table:table-cell table:formula="of:=VALUE(MID([Entrada.A76];SEARCH(&quot;,&quot;;[Entrada.A76])+1;100))" office:value-type="float" office:value="0">
            <text:p>#VALOR!</text:p>
          </table:table-cell>
          <table:table-cell table:formula="of:=[Entrada.B7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3];[.$A$2:.$A$41];[.$B$2:.$B$41])" office:value-type="float" office:value="0">
            <text:p>#VALOR!</text:p>
          </table:table-cell>
          <table:table-cell table:formula="of:=LOOKUP([.E73];[.$A$2:.$A$41];[.$B$2:.$B$41])" office:value-type="float" office:value="0">
            <text:p>#VALOR!</text:p>
          </table:table-cell>
          <table:table-cell table:formula="of:=[.I73]+[.H7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3]*2" office:value-type="float" office:value="0">
            <text:p>0</text:p>
          </table:table-cell>
          <table:table-cell table:formula="of:=[.F73]*[.G73]" office:value-type="float" office:value="0">
            <text:p>0</text:p>
          </table:table-cell>
          <table:table-cell/>
          <table:table-cell table:formula="of:=VALUE(LEFT([Entrada.D76];SEARCH(&quot;,&quot;;[Entrada.D76])-1))" office:value-type="float" office:value="0">
            <text:p>#VALOR!</text:p>
          </table:table-cell>
          <table:table-cell table:formula="of:=VALUE(MID([Entrada.D76];SEARCH(&quot;,&quot;;[Entrada.D76])+1;100))" office:value-type="float" office:value="0">
            <text:p>#VALOR!</text:p>
          </table:table-cell>
          <table:table-cell table:formula="of:=LOOKUP([.O73];[.$A$2:.$A$41];[.$B$2:.$B$41])" office:value-type="float" office:value="0">
            <text:p>#VALOR!</text:p>
          </table:table-cell>
          <table:table-cell table:formula="of:=LOOKUP([.P73];[.$A$2:.$A$41];[.$B$2:.$B$41])" office:value-type="float" office:value="0">
            <text:p>#VALOR!</text:p>
          </table:table-cell>
          <table:table-cell table:formula="of:=[.R73]+[.Q73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77];SEARCH(&quot;,&quot;;[Entrada.A77])-1))" office:value-type="float" office:value="0">
            <text:p>#VALOR!</text:p>
          </table:table-cell>
          <table:table-cell table:formula="of:=VALUE(MID([Entrada.A77];SEARCH(&quot;,&quot;;[Entrada.A77])+1;100))" office:value-type="float" office:value="0">
            <text:p>#VALOR!</text:p>
          </table:table-cell>
          <table:table-cell table:formula="of:=[Entrada.B7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4];[.$A$2:.$A$41];[.$B$2:.$B$41])" office:value-type="float" office:value="0">
            <text:p>#VALOR!</text:p>
          </table:table-cell>
          <table:table-cell table:formula="of:=LOOKUP([.E74];[.$A$2:.$A$41];[.$B$2:.$B$41])" office:value-type="float" office:value="0">
            <text:p>#VALOR!</text:p>
          </table:table-cell>
          <table:table-cell table:formula="of:=[.I74]+[.H7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4]*2" office:value-type="float" office:value="0">
            <text:p>0</text:p>
          </table:table-cell>
          <table:table-cell table:formula="of:=[.F74]*[.G74]" office:value-type="float" office:value="0">
            <text:p>0</text:p>
          </table:table-cell>
          <table:table-cell/>
          <table:table-cell table:formula="of:=VALUE(LEFT([Entrada.D77];SEARCH(&quot;,&quot;;[Entrada.D77])-1))" office:value-type="float" office:value="0">
            <text:p>#VALOR!</text:p>
          </table:table-cell>
          <table:table-cell table:formula="of:=VALUE(MID([Entrada.D77];SEARCH(&quot;,&quot;;[Entrada.D77])+1;100))" office:value-type="float" office:value="0">
            <text:p>#VALOR!</text:p>
          </table:table-cell>
          <table:table-cell table:formula="of:=LOOKUP([.O74];[.$A$2:.$A$41];[.$B$2:.$B$41])" office:value-type="float" office:value="0">
            <text:p>#VALOR!</text:p>
          </table:table-cell>
          <table:table-cell table:formula="of:=LOOKUP([.P74];[.$A$2:.$A$41];[.$B$2:.$B$41])" office:value-type="float" office:value="0">
            <text:p>#VALOR!</text:p>
          </table:table-cell>
          <table:table-cell table:formula="of:=[.R74]+[.Q74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78];SEARCH(&quot;,&quot;;[Entrada.A78])-1))" office:value-type="float" office:value="0">
            <text:p>#VALOR!</text:p>
          </table:table-cell>
          <table:table-cell table:formula="of:=VALUE(MID([Entrada.A78];SEARCH(&quot;,&quot;;[Entrada.A78])+1;100))" office:value-type="float" office:value="0">
            <text:p>#VALOR!</text:p>
          </table:table-cell>
          <table:table-cell table:formula="of:=[Entrada.B7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5];[.$A$2:.$A$41];[.$B$2:.$B$41])" office:value-type="float" office:value="0">
            <text:p>#VALOR!</text:p>
          </table:table-cell>
          <table:table-cell table:formula="of:=LOOKUP([.E75];[.$A$2:.$A$41];[.$B$2:.$B$41])" office:value-type="float" office:value="0">
            <text:p>#VALOR!</text:p>
          </table:table-cell>
          <table:table-cell table:formula="of:=[.I75]+[.H7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5]*2" office:value-type="float" office:value="0">
            <text:p>0</text:p>
          </table:table-cell>
          <table:table-cell table:formula="of:=[.F75]*[.G75]" office:value-type="float" office:value="0">
            <text:p>0</text:p>
          </table:table-cell>
          <table:table-cell/>
          <table:table-cell table:formula="of:=VALUE(LEFT([Entrada.D78];SEARCH(&quot;,&quot;;[Entrada.D78])-1))" office:value-type="float" office:value="0">
            <text:p>#VALOR!</text:p>
          </table:table-cell>
          <table:table-cell table:formula="of:=VALUE(MID([Entrada.D78];SEARCH(&quot;,&quot;;[Entrada.D78])+1;100))" office:value-type="float" office:value="0">
            <text:p>#VALOR!</text:p>
          </table:table-cell>
          <table:table-cell table:formula="of:=LOOKUP([.O75];[.$A$2:.$A$41];[.$B$2:.$B$41])" office:value-type="float" office:value="0">
            <text:p>#VALOR!</text:p>
          </table:table-cell>
          <table:table-cell table:formula="of:=LOOKUP([.P75];[.$A$2:.$A$41];[.$B$2:.$B$41])" office:value-type="float" office:value="0">
            <text:p>#VALOR!</text:p>
          </table:table-cell>
          <table:table-cell table:formula="of:=[.R75]+[.Q75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79];SEARCH(&quot;,&quot;;[Entrada.A79])-1))" office:value-type="float" office:value="0">
            <text:p>#VALOR!</text:p>
          </table:table-cell>
          <table:table-cell table:formula="of:=VALUE(MID([Entrada.A79];SEARCH(&quot;,&quot;;[Entrada.A79])+1;100))" office:value-type="float" office:value="0">
            <text:p>#VALOR!</text:p>
          </table:table-cell>
          <table:table-cell table:formula="of:=[Entrada.B7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6];[.$A$2:.$A$41];[.$B$2:.$B$41])" office:value-type="float" office:value="0">
            <text:p>#VALOR!</text:p>
          </table:table-cell>
          <table:table-cell table:formula="of:=LOOKUP([.E76];[.$A$2:.$A$41];[.$B$2:.$B$41])" office:value-type="float" office:value="0">
            <text:p>#VALOR!</text:p>
          </table:table-cell>
          <table:table-cell table:formula="of:=[.I76]+[.H7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6]*2" office:value-type="float" office:value="0">
            <text:p>0</text:p>
          </table:table-cell>
          <table:table-cell table:formula="of:=[.F76]*[.G76]" office:value-type="float" office:value="0">
            <text:p>0</text:p>
          </table:table-cell>
          <table:table-cell/>
          <table:table-cell table:formula="of:=VALUE(LEFT([Entrada.D79];SEARCH(&quot;,&quot;;[Entrada.D79])-1))" office:value-type="float" office:value="0">
            <text:p>#VALOR!</text:p>
          </table:table-cell>
          <table:table-cell table:formula="of:=VALUE(MID([Entrada.D79];SEARCH(&quot;,&quot;;[Entrada.D79])+1;100))" office:value-type="float" office:value="0">
            <text:p>#VALOR!</text:p>
          </table:table-cell>
          <table:table-cell table:formula="of:=LOOKUP([.O76];[.$A$2:.$A$41];[.$B$2:.$B$41])" office:value-type="float" office:value="0">
            <text:p>#VALOR!</text:p>
          </table:table-cell>
          <table:table-cell table:formula="of:=LOOKUP([.P76];[.$A$2:.$A$41];[.$B$2:.$B$41])" office:value-type="float" office:value="0">
            <text:p>#VALOR!</text:p>
          </table:table-cell>
          <table:table-cell table:formula="of:=[.R76]+[.Q76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80];SEARCH(&quot;,&quot;;[Entrada.A80])-1))" office:value-type="float" office:value="0">
            <text:p>#VALOR!</text:p>
          </table:table-cell>
          <table:table-cell table:formula="of:=VALUE(MID([Entrada.A80];SEARCH(&quot;,&quot;;[Entrada.A80])+1;100))" office:value-type="float" office:value="0">
            <text:p>#VALOR!</text:p>
          </table:table-cell>
          <table:table-cell table:formula="of:=[Entrada.B8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7];[.$A$2:.$A$41];[.$B$2:.$B$41])" office:value-type="float" office:value="0">
            <text:p>#VALOR!</text:p>
          </table:table-cell>
          <table:table-cell table:formula="of:=LOOKUP([.E77];[.$A$2:.$A$41];[.$B$2:.$B$41])" office:value-type="float" office:value="0">
            <text:p>#VALOR!</text:p>
          </table:table-cell>
          <table:table-cell table:formula="of:=[.I77]+[.H7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7]*2" office:value-type="float" office:value="0">
            <text:p>0</text:p>
          </table:table-cell>
          <table:table-cell table:formula="of:=[.F77]*[.G77]" office:value-type="float" office:value="0">
            <text:p>0</text:p>
          </table:table-cell>
          <table:table-cell/>
          <table:table-cell table:formula="of:=VALUE(LEFT([Entrada.D80];SEARCH(&quot;,&quot;;[Entrada.D80])-1))" office:value-type="float" office:value="0">
            <text:p>#VALOR!</text:p>
          </table:table-cell>
          <table:table-cell table:formula="of:=VALUE(MID([Entrada.D80];SEARCH(&quot;,&quot;;[Entrada.D80])+1;100))" office:value-type="float" office:value="0">
            <text:p>#VALOR!</text:p>
          </table:table-cell>
          <table:table-cell table:formula="of:=LOOKUP([.O77];[.$A$2:.$A$41];[.$B$2:.$B$41])" office:value-type="float" office:value="0">
            <text:p>#VALOR!</text:p>
          </table:table-cell>
          <table:table-cell table:formula="of:=LOOKUP([.P77];[.$A$2:.$A$41];[.$B$2:.$B$41])" office:value-type="float" office:value="0">
            <text:p>#VALOR!</text:p>
          </table:table-cell>
          <table:table-cell table:formula="of:=[.R77]+[.Q77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81];SEARCH(&quot;,&quot;;[Entrada.A81])-1))" office:value-type="float" office:value="0">
            <text:p>#VALOR!</text:p>
          </table:table-cell>
          <table:table-cell table:formula="of:=VALUE(MID([Entrada.A81];SEARCH(&quot;,&quot;;[Entrada.A81])+1;100))" office:value-type="float" office:value="0">
            <text:p>#VALOR!</text:p>
          </table:table-cell>
          <table:table-cell table:formula="of:=[Entrada.B8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8];[.$A$2:.$A$41];[.$B$2:.$B$41])" office:value-type="float" office:value="0">
            <text:p>#VALOR!</text:p>
          </table:table-cell>
          <table:table-cell table:formula="of:=LOOKUP([.E78];[.$A$2:.$A$41];[.$B$2:.$B$41])" office:value-type="float" office:value="0">
            <text:p>#VALOR!</text:p>
          </table:table-cell>
          <table:table-cell table:formula="of:=[.I78]+[.H7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8]*2" office:value-type="float" office:value="0">
            <text:p>0</text:p>
          </table:table-cell>
          <table:table-cell table:formula="of:=[.F78]*[.G78]" office:value-type="float" office:value="0">
            <text:p>0</text:p>
          </table:table-cell>
          <table:table-cell/>
          <table:table-cell table:formula="of:=VALUE(LEFT([Entrada.D81];SEARCH(&quot;,&quot;;[Entrada.D81])-1))" office:value-type="float" office:value="0">
            <text:p>#VALOR!</text:p>
          </table:table-cell>
          <table:table-cell table:formula="of:=VALUE(MID([Entrada.D81];SEARCH(&quot;,&quot;;[Entrada.D81])+1;100))" office:value-type="float" office:value="0">
            <text:p>#VALOR!</text:p>
          </table:table-cell>
          <table:table-cell table:formula="of:=LOOKUP([.O78];[.$A$2:.$A$41];[.$B$2:.$B$41])" office:value-type="float" office:value="0">
            <text:p>#VALOR!</text:p>
          </table:table-cell>
          <table:table-cell table:formula="of:=LOOKUP([.P78];[.$A$2:.$A$41];[.$B$2:.$B$41])" office:value-type="float" office:value="0">
            <text:p>#VALOR!</text:p>
          </table:table-cell>
          <table:table-cell table:formula="of:=[.R78]+[.Q78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82];SEARCH(&quot;,&quot;;[Entrada.A82])-1))" office:value-type="float" office:value="0">
            <text:p>#VALOR!</text:p>
          </table:table-cell>
          <table:table-cell table:formula="of:=VALUE(MID([Entrada.A82];SEARCH(&quot;,&quot;;[Entrada.A82])+1;100))" office:value-type="float" office:value="0">
            <text:p>#VALOR!</text:p>
          </table:table-cell>
          <table:table-cell table:formula="of:=[Entrada.B8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9];[.$A$2:.$A$41];[.$B$2:.$B$41])" office:value-type="float" office:value="0">
            <text:p>#VALOR!</text:p>
          </table:table-cell>
          <table:table-cell table:formula="of:=LOOKUP([.E79];[.$A$2:.$A$41];[.$B$2:.$B$41])" office:value-type="float" office:value="0">
            <text:p>#VALOR!</text:p>
          </table:table-cell>
          <table:table-cell table:formula="of:=[.I79]+[.H7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9]*2" office:value-type="float" office:value="0">
            <text:p>0</text:p>
          </table:table-cell>
          <table:table-cell table:formula="of:=[.F79]*[.G79]" office:value-type="float" office:value="0">
            <text:p>0</text:p>
          </table:table-cell>
          <table:table-cell/>
          <table:table-cell table:formula="of:=VALUE(LEFT([Entrada.D82];SEARCH(&quot;,&quot;;[Entrada.D82])-1))" office:value-type="float" office:value="0">
            <text:p>#VALOR!</text:p>
          </table:table-cell>
          <table:table-cell table:formula="of:=VALUE(MID([Entrada.D82];SEARCH(&quot;,&quot;;[Entrada.D82])+1;100))" office:value-type="float" office:value="0">
            <text:p>#VALOR!</text:p>
          </table:table-cell>
          <table:table-cell table:formula="of:=LOOKUP([.O79];[.$A$2:.$A$41];[.$B$2:.$B$41])" office:value-type="float" office:value="0">
            <text:p>#VALOR!</text:p>
          </table:table-cell>
          <table:table-cell table:formula="of:=LOOKUP([.P79];[.$A$2:.$A$41];[.$B$2:.$B$41])" office:value-type="float" office:value="0">
            <text:p>#VALOR!</text:p>
          </table:table-cell>
          <table:table-cell table:formula="of:=[.R79]+[.Q79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83];SEARCH(&quot;,&quot;;[Entrada.A83])-1))" office:value-type="float" office:value="0">
            <text:p>#VALOR!</text:p>
          </table:table-cell>
          <table:table-cell table:formula="of:=VALUE(MID([Entrada.A83];SEARCH(&quot;,&quot;;[Entrada.A83])+1;100))" office:value-type="float" office:value="0">
            <text:p>#VALOR!</text:p>
          </table:table-cell>
          <table:table-cell table:formula="of:=[Entrada.B8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0];[.$A$2:.$A$41];[.$B$2:.$B$41])" office:value-type="float" office:value="0">
            <text:p>#VALOR!</text:p>
          </table:table-cell>
          <table:table-cell table:formula="of:=LOOKUP([.E80];[.$A$2:.$A$41];[.$B$2:.$B$41])" office:value-type="float" office:value="0">
            <text:p>#VALOR!</text:p>
          </table:table-cell>
          <table:table-cell table:formula="of:=[.I80]+[.H8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0]*2" office:value-type="float" office:value="0">
            <text:p>0</text:p>
          </table:table-cell>
          <table:table-cell table:formula="of:=[.F80]*[.G80]" office:value-type="float" office:value="0">
            <text:p>0</text:p>
          </table:table-cell>
          <table:table-cell/>
          <table:table-cell table:formula="of:=VALUE(LEFT([Entrada.D83];SEARCH(&quot;,&quot;;[Entrada.D83])-1))" office:value-type="float" office:value="0">
            <text:p>#VALOR!</text:p>
          </table:table-cell>
          <table:table-cell table:formula="of:=VALUE(MID([Entrada.D83];SEARCH(&quot;,&quot;;[Entrada.D83])+1;100))" office:value-type="float" office:value="0">
            <text:p>#VALOR!</text:p>
          </table:table-cell>
          <table:table-cell table:formula="of:=LOOKUP([.O80];[.$A$2:.$A$41];[.$B$2:.$B$41])" office:value-type="float" office:value="0">
            <text:p>#VALOR!</text:p>
          </table:table-cell>
          <table:table-cell table:formula="of:=LOOKUP([.P80];[.$A$2:.$A$41];[.$B$2:.$B$41])" office:value-type="float" office:value="0">
            <text:p>#VALOR!</text:p>
          </table:table-cell>
          <table:table-cell table:formula="of:=[.R80]+[.Q80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84];SEARCH(&quot;,&quot;;[Entrada.A84])-1))" office:value-type="float" office:value="0">
            <text:p>#VALOR!</text:p>
          </table:table-cell>
          <table:table-cell table:formula="of:=VALUE(MID([Entrada.A84];SEARCH(&quot;,&quot;;[Entrada.A84])+1;100))" office:value-type="float" office:value="0">
            <text:p>#VALOR!</text:p>
          </table:table-cell>
          <table:table-cell table:formula="of:=[Entrada.B8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1];[.$A$2:.$A$41];[.$B$2:.$B$41])" office:value-type="float" office:value="0">
            <text:p>#VALOR!</text:p>
          </table:table-cell>
          <table:table-cell table:formula="of:=LOOKUP([.E81];[.$A$2:.$A$41];[.$B$2:.$B$41])" office:value-type="float" office:value="0">
            <text:p>#VALOR!</text:p>
          </table:table-cell>
          <table:table-cell table:formula="of:=[.I81]+[.H8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1]*2" office:value-type="float" office:value="0">
            <text:p>0</text:p>
          </table:table-cell>
          <table:table-cell table:formula="of:=[.F81]*[.G81]" office:value-type="float" office:value="0">
            <text:p>0</text:p>
          </table:table-cell>
          <table:table-cell/>
          <table:table-cell table:formula="of:=VALUE(LEFT([Entrada.D84];SEARCH(&quot;,&quot;;[Entrada.D84])-1))" office:value-type="float" office:value="0">
            <text:p>#VALOR!</text:p>
          </table:table-cell>
          <table:table-cell table:formula="of:=VALUE(MID([Entrada.D84];SEARCH(&quot;,&quot;;[Entrada.D84])+1;100))" office:value-type="float" office:value="0">
            <text:p>#VALOR!</text:p>
          </table:table-cell>
          <table:table-cell table:formula="of:=LOOKUP([.O81];[.$A$2:.$A$41];[.$B$2:.$B$41])" office:value-type="float" office:value="0">
            <text:p>#VALOR!</text:p>
          </table:table-cell>
          <table:table-cell table:formula="of:=LOOKUP([.P81];[.$A$2:.$A$41];[.$B$2:.$B$41])" office:value-type="float" office:value="0">
            <text:p>#VALOR!</text:p>
          </table:table-cell>
          <table:table-cell table:formula="of:=[.R81]+[.Q81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85];SEARCH(&quot;,&quot;;[Entrada.A85])-1))" office:value-type="float" office:value="0">
            <text:p>#VALOR!</text:p>
          </table:table-cell>
          <table:table-cell table:formula="of:=VALUE(MID([Entrada.A85];SEARCH(&quot;,&quot;;[Entrada.A85])+1;100))" office:value-type="float" office:value="0">
            <text:p>#VALOR!</text:p>
          </table:table-cell>
          <table:table-cell table:formula="of:=[Entrada.B8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2];[.$A$2:.$A$41];[.$B$2:.$B$41])" office:value-type="float" office:value="0">
            <text:p>#VALOR!</text:p>
          </table:table-cell>
          <table:table-cell table:formula="of:=LOOKUP([.E82];[.$A$2:.$A$41];[.$B$2:.$B$41])" office:value-type="float" office:value="0">
            <text:p>#VALOR!</text:p>
          </table:table-cell>
          <table:table-cell table:formula="of:=[.I82]+[.H8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2]*2" office:value-type="float" office:value="0">
            <text:p>0</text:p>
          </table:table-cell>
          <table:table-cell table:formula="of:=[.F82]*[.G82]" office:value-type="float" office:value="0">
            <text:p>0</text:p>
          </table:table-cell>
          <table:table-cell/>
          <table:table-cell table:formula="of:=VALUE(LEFT([Entrada.D85];SEARCH(&quot;,&quot;;[Entrada.D85])-1))" office:value-type="float" office:value="0">
            <text:p>#VALOR!</text:p>
          </table:table-cell>
          <table:table-cell table:formula="of:=VALUE(MID([Entrada.D85];SEARCH(&quot;,&quot;;[Entrada.D85])+1;100))" office:value-type="float" office:value="0">
            <text:p>#VALOR!</text:p>
          </table:table-cell>
          <table:table-cell table:formula="of:=LOOKUP([.O82];[.$A$2:.$A$41];[.$B$2:.$B$41])" office:value-type="float" office:value="0">
            <text:p>#VALOR!</text:p>
          </table:table-cell>
          <table:table-cell table:formula="of:=LOOKUP([.P82];[.$A$2:.$A$41];[.$B$2:.$B$41])" office:value-type="float" office:value="0">
            <text:p>#VALOR!</text:p>
          </table:table-cell>
          <table:table-cell table:formula="of:=[.R82]+[.Q82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86];SEARCH(&quot;,&quot;;[Entrada.A86])-1))" office:value-type="float" office:value="0">
            <text:p>#VALOR!</text:p>
          </table:table-cell>
          <table:table-cell table:formula="of:=VALUE(MID([Entrada.A86];SEARCH(&quot;,&quot;;[Entrada.A86])+1;100))" office:value-type="float" office:value="0">
            <text:p>#VALOR!</text:p>
          </table:table-cell>
          <table:table-cell table:formula="of:=[Entrada.B8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3];[.$A$2:.$A$41];[.$B$2:.$B$41])" office:value-type="float" office:value="0">
            <text:p>#VALOR!</text:p>
          </table:table-cell>
          <table:table-cell table:formula="of:=LOOKUP([.E83];[.$A$2:.$A$41];[.$B$2:.$B$41])" office:value-type="float" office:value="0">
            <text:p>#VALOR!</text:p>
          </table:table-cell>
          <table:table-cell table:formula="of:=[.I83]+[.H8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3]*2" office:value-type="float" office:value="0">
            <text:p>0</text:p>
          </table:table-cell>
          <table:table-cell table:formula="of:=[.F83]*[.G83]" office:value-type="float" office:value="0">
            <text:p>0</text:p>
          </table:table-cell>
          <table:table-cell/>
          <table:table-cell table:formula="of:=VALUE(LEFT([Entrada.D86];SEARCH(&quot;,&quot;;[Entrada.D86])-1))" office:value-type="float" office:value="0">
            <text:p>#VALOR!</text:p>
          </table:table-cell>
          <table:table-cell table:formula="of:=VALUE(MID([Entrada.D86];SEARCH(&quot;,&quot;;[Entrada.D86])+1;100))" office:value-type="float" office:value="0">
            <text:p>#VALOR!</text:p>
          </table:table-cell>
          <table:table-cell table:formula="of:=LOOKUP([.O83];[.$A$2:.$A$41];[.$B$2:.$B$41])" office:value-type="float" office:value="0">
            <text:p>#VALOR!</text:p>
          </table:table-cell>
          <table:table-cell table:formula="of:=LOOKUP([.P83];[.$A$2:.$A$41];[.$B$2:.$B$41])" office:value-type="float" office:value="0">
            <text:p>#VALOR!</text:p>
          </table:table-cell>
          <table:table-cell table:formula="of:=[.R83]+[.Q83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87];SEARCH(&quot;,&quot;;[Entrada.A87])-1))" office:value-type="float" office:value="0">
            <text:p>#VALOR!</text:p>
          </table:table-cell>
          <table:table-cell table:formula="of:=VALUE(MID([Entrada.A87];SEARCH(&quot;,&quot;;[Entrada.A87])+1;100))" office:value-type="float" office:value="0">
            <text:p>#VALOR!</text:p>
          </table:table-cell>
          <table:table-cell table:formula="of:=[Entrada.B8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4];[.$A$2:.$A$41];[.$B$2:.$B$41])" office:value-type="float" office:value="0">
            <text:p>#VALOR!</text:p>
          </table:table-cell>
          <table:table-cell table:formula="of:=LOOKUP([.E84];[.$A$2:.$A$41];[.$B$2:.$B$41])" office:value-type="float" office:value="0">
            <text:p>#VALOR!</text:p>
          </table:table-cell>
          <table:table-cell table:formula="of:=[.I84]+[.H8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4]*2" office:value-type="float" office:value="0">
            <text:p>0</text:p>
          </table:table-cell>
          <table:table-cell table:formula="of:=[.F84]*[.G84]" office:value-type="float" office:value="0">
            <text:p>0</text:p>
          </table:table-cell>
          <table:table-cell/>
          <table:table-cell table:formula="of:=VALUE(LEFT([Entrada.D87];SEARCH(&quot;,&quot;;[Entrada.D87])-1))" office:value-type="float" office:value="0">
            <text:p>#VALOR!</text:p>
          </table:table-cell>
          <table:table-cell table:formula="of:=VALUE(MID([Entrada.D87];SEARCH(&quot;,&quot;;[Entrada.D87])+1;100))" office:value-type="float" office:value="0">
            <text:p>#VALOR!</text:p>
          </table:table-cell>
          <table:table-cell table:formula="of:=LOOKUP([.O84];[.$A$2:.$A$41];[.$B$2:.$B$41])" office:value-type="float" office:value="0">
            <text:p>#VALOR!</text:p>
          </table:table-cell>
          <table:table-cell table:formula="of:=LOOKUP([.P84];[.$A$2:.$A$41];[.$B$2:.$B$41])" office:value-type="float" office:value="0">
            <text:p>#VALOR!</text:p>
          </table:table-cell>
          <table:table-cell table:formula="of:=[.R84]+[.Q84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88];SEARCH(&quot;,&quot;;[Entrada.A88])-1))" office:value-type="float" office:value="0">
            <text:p>#VALOR!</text:p>
          </table:table-cell>
          <table:table-cell table:formula="of:=VALUE(MID([Entrada.A88];SEARCH(&quot;,&quot;;[Entrada.A88])+1;100))" office:value-type="float" office:value="0">
            <text:p>#VALOR!</text:p>
          </table:table-cell>
          <table:table-cell table:formula="of:=[Entrada.B8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5];[.$A$2:.$A$41];[.$B$2:.$B$41])" office:value-type="float" office:value="0">
            <text:p>#VALOR!</text:p>
          </table:table-cell>
          <table:table-cell table:formula="of:=LOOKUP([.E85];[.$A$2:.$A$41];[.$B$2:.$B$41])" office:value-type="float" office:value="0">
            <text:p>#VALOR!</text:p>
          </table:table-cell>
          <table:table-cell table:formula="of:=[.I85]+[.H8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5]*2" office:value-type="float" office:value="0">
            <text:p>0</text:p>
          </table:table-cell>
          <table:table-cell table:formula="of:=[.F85]*[.G85]" office:value-type="float" office:value="0">
            <text:p>0</text:p>
          </table:table-cell>
          <table:table-cell/>
          <table:table-cell table:formula="of:=VALUE(LEFT([Entrada.D88];SEARCH(&quot;,&quot;;[Entrada.D88])-1))" office:value-type="float" office:value="0">
            <text:p>#VALOR!</text:p>
          </table:table-cell>
          <table:table-cell table:formula="of:=VALUE(MID([Entrada.D88];SEARCH(&quot;,&quot;;[Entrada.D88])+1;100))" office:value-type="float" office:value="0">
            <text:p>#VALOR!</text:p>
          </table:table-cell>
          <table:table-cell table:formula="of:=LOOKUP([.O85];[.$A$2:.$A$41];[.$B$2:.$B$41])" office:value-type="float" office:value="0">
            <text:p>#VALOR!</text:p>
          </table:table-cell>
          <table:table-cell table:formula="of:=LOOKUP([.P85];[.$A$2:.$A$41];[.$B$2:.$B$41])" office:value-type="float" office:value="0">
            <text:p>#VALOR!</text:p>
          </table:table-cell>
          <table:table-cell table:formula="of:=[.R85]+[.Q85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89];SEARCH(&quot;,&quot;;[Entrada.A89])-1))" office:value-type="float" office:value="0">
            <text:p>#VALOR!</text:p>
          </table:table-cell>
          <table:table-cell table:formula="of:=VALUE(MID([Entrada.A89];SEARCH(&quot;,&quot;;[Entrada.A89])+1;100))" office:value-type="float" office:value="0">
            <text:p>#VALOR!</text:p>
          </table:table-cell>
          <table:table-cell table:formula="of:=[Entrada.B8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6];[.$A$2:.$A$41];[.$B$2:.$B$41])" office:value-type="float" office:value="0">
            <text:p>#VALOR!</text:p>
          </table:table-cell>
          <table:table-cell table:formula="of:=LOOKUP([.E86];[.$A$2:.$A$41];[.$B$2:.$B$41])" office:value-type="float" office:value="0">
            <text:p>#VALOR!</text:p>
          </table:table-cell>
          <table:table-cell table:formula="of:=[.I86]+[.H8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6]*2" office:value-type="float" office:value="0">
            <text:p>0</text:p>
          </table:table-cell>
          <table:table-cell table:formula="of:=[.F86]*[.G86]" office:value-type="float" office:value="0">
            <text:p>0</text:p>
          </table:table-cell>
          <table:table-cell/>
          <table:table-cell table:formula="of:=VALUE(LEFT([Entrada.D89];SEARCH(&quot;,&quot;;[Entrada.D89])-1))" office:value-type="float" office:value="0">
            <text:p>#VALOR!</text:p>
          </table:table-cell>
          <table:table-cell table:formula="of:=VALUE(MID([Entrada.D89];SEARCH(&quot;,&quot;;[Entrada.D89])+1;100))" office:value-type="float" office:value="0">
            <text:p>#VALOR!</text:p>
          </table:table-cell>
          <table:table-cell table:formula="of:=LOOKUP([.O86];[.$A$2:.$A$41];[.$B$2:.$B$41])" office:value-type="float" office:value="0">
            <text:p>#VALOR!</text:p>
          </table:table-cell>
          <table:table-cell table:formula="of:=LOOKUP([.P86];[.$A$2:.$A$41];[.$B$2:.$B$41])" office:value-type="float" office:value="0">
            <text:p>#VALOR!</text:p>
          </table:table-cell>
          <table:table-cell table:formula="of:=[.R86]+[.Q86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90];SEARCH(&quot;,&quot;;[Entrada.A90])-1))" office:value-type="float" office:value="0">
            <text:p>#VALOR!</text:p>
          </table:table-cell>
          <table:table-cell table:formula="of:=VALUE(MID([Entrada.A90];SEARCH(&quot;,&quot;;[Entrada.A90])+1;100))" office:value-type="float" office:value="0">
            <text:p>#VALOR!</text:p>
          </table:table-cell>
          <table:table-cell table:formula="of:=[Entrada.B9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7];[.$A$2:.$A$41];[.$B$2:.$B$41])" office:value-type="float" office:value="0">
            <text:p>#VALOR!</text:p>
          </table:table-cell>
          <table:table-cell table:formula="of:=LOOKUP([.E87];[.$A$2:.$A$41];[.$B$2:.$B$41])" office:value-type="float" office:value="0">
            <text:p>#VALOR!</text:p>
          </table:table-cell>
          <table:table-cell table:formula="of:=[.I87]+[.H8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7]*2" office:value-type="float" office:value="0">
            <text:p>0</text:p>
          </table:table-cell>
          <table:table-cell table:formula="of:=[.F87]*[.G87]" office:value-type="float" office:value="0">
            <text:p>0</text:p>
          </table:table-cell>
          <table:table-cell/>
          <table:table-cell table:formula="of:=VALUE(LEFT([Entrada.D90];SEARCH(&quot;,&quot;;[Entrada.D90])-1))" office:value-type="float" office:value="0">
            <text:p>#VALOR!</text:p>
          </table:table-cell>
          <table:table-cell table:formula="of:=VALUE(MID([Entrada.D90];SEARCH(&quot;,&quot;;[Entrada.D90])+1;100))" office:value-type="float" office:value="0">
            <text:p>#VALOR!</text:p>
          </table:table-cell>
          <table:table-cell table:formula="of:=LOOKUP([.O87];[.$A$2:.$A$41];[.$B$2:.$B$41])" office:value-type="float" office:value="0">
            <text:p>#VALOR!</text:p>
          </table:table-cell>
          <table:table-cell table:formula="of:=LOOKUP([.P87];[.$A$2:.$A$41];[.$B$2:.$B$41])" office:value-type="float" office:value="0">
            <text:p>#VALOR!</text:p>
          </table:table-cell>
          <table:table-cell table:formula="of:=[.R87]+[.Q87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91];SEARCH(&quot;,&quot;;[Entrada.A91])-1))" office:value-type="float" office:value="0">
            <text:p>#VALOR!</text:p>
          </table:table-cell>
          <table:table-cell table:formula="of:=VALUE(MID([Entrada.A91];SEARCH(&quot;,&quot;;[Entrada.A91])+1;100))" office:value-type="float" office:value="0">
            <text:p>#VALOR!</text:p>
          </table:table-cell>
          <table:table-cell table:formula="of:=[Entrada.B9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8];[.$A$2:.$A$41];[.$B$2:.$B$41])" office:value-type="float" office:value="0">
            <text:p>#VALOR!</text:p>
          </table:table-cell>
          <table:table-cell table:formula="of:=LOOKUP([.E88];[.$A$2:.$A$41];[.$B$2:.$B$41])" office:value-type="float" office:value="0">
            <text:p>#VALOR!</text:p>
          </table:table-cell>
          <table:table-cell table:formula="of:=[.I88]+[.H8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8]*2" office:value-type="float" office:value="0">
            <text:p>0</text:p>
          </table:table-cell>
          <table:table-cell table:formula="of:=[.F88]*[.G88]" office:value-type="float" office:value="0">
            <text:p>0</text:p>
          </table:table-cell>
          <table:table-cell/>
          <table:table-cell table:formula="of:=VALUE(LEFT([Entrada.D91];SEARCH(&quot;,&quot;;[Entrada.D91])-1))" office:value-type="float" office:value="0">
            <text:p>#VALOR!</text:p>
          </table:table-cell>
          <table:table-cell table:formula="of:=VALUE(MID([Entrada.D91];SEARCH(&quot;,&quot;;[Entrada.D91])+1;100))" office:value-type="float" office:value="0">
            <text:p>#VALOR!</text:p>
          </table:table-cell>
          <table:table-cell table:formula="of:=LOOKUP([.O88];[.$A$2:.$A$41];[.$B$2:.$B$41])" office:value-type="float" office:value="0">
            <text:p>#VALOR!</text:p>
          </table:table-cell>
          <table:table-cell table:formula="of:=LOOKUP([.P88];[.$A$2:.$A$41];[.$B$2:.$B$41])" office:value-type="float" office:value="0">
            <text:p>#VALOR!</text:p>
          </table:table-cell>
          <table:table-cell table:formula="of:=[.R88]+[.Q88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92];SEARCH(&quot;,&quot;;[Entrada.A92])-1))" office:value-type="float" office:value="0">
            <text:p>#VALOR!</text:p>
          </table:table-cell>
          <table:table-cell table:formula="of:=VALUE(MID([Entrada.A92];SEARCH(&quot;,&quot;;[Entrada.A92])+1;100))" office:value-type="float" office:value="0">
            <text:p>#VALOR!</text:p>
          </table:table-cell>
          <table:table-cell table:formula="of:=[Entrada.B9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9];[.$A$2:.$A$41];[.$B$2:.$B$41])" office:value-type="float" office:value="0">
            <text:p>#VALOR!</text:p>
          </table:table-cell>
          <table:table-cell table:formula="of:=LOOKUP([.E89];[.$A$2:.$A$41];[.$B$2:.$B$41])" office:value-type="float" office:value="0">
            <text:p>#VALOR!</text:p>
          </table:table-cell>
          <table:table-cell table:formula="of:=[.I89]+[.H8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9]*2" office:value-type="float" office:value="0">
            <text:p>0</text:p>
          </table:table-cell>
          <table:table-cell table:formula="of:=[.F89]*[.G89]" office:value-type="float" office:value="0">
            <text:p>0</text:p>
          </table:table-cell>
          <table:table-cell/>
          <table:table-cell table:formula="of:=VALUE(LEFT([Entrada.D92];SEARCH(&quot;,&quot;;[Entrada.D92])-1))" office:value-type="float" office:value="0">
            <text:p>#VALOR!</text:p>
          </table:table-cell>
          <table:table-cell table:formula="of:=VALUE(MID([Entrada.D92];SEARCH(&quot;,&quot;;[Entrada.D92])+1;100))" office:value-type="float" office:value="0">
            <text:p>#VALOR!</text:p>
          </table:table-cell>
          <table:table-cell table:formula="of:=LOOKUP([.O89];[.$A$2:.$A$41];[.$B$2:.$B$41])" office:value-type="float" office:value="0">
            <text:p>#VALOR!</text:p>
          </table:table-cell>
          <table:table-cell table:formula="of:=LOOKUP([.P89];[.$A$2:.$A$41];[.$B$2:.$B$41])" office:value-type="float" office:value="0">
            <text:p>#VALOR!</text:p>
          </table:table-cell>
          <table:table-cell table:formula="of:=[.R89]+[.Q89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93];SEARCH(&quot;,&quot;;[Entrada.A93])-1))" office:value-type="float" office:value="0">
            <text:p>#VALOR!</text:p>
          </table:table-cell>
          <table:table-cell table:formula="of:=VALUE(MID([Entrada.A93];SEARCH(&quot;,&quot;;[Entrada.A93])+1;100))" office:value-type="float" office:value="0">
            <text:p>#VALOR!</text:p>
          </table:table-cell>
          <table:table-cell table:formula="of:=[Entrada.B9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0];[.$A$2:.$A$41];[.$B$2:.$B$41])" office:value-type="float" office:value="0">
            <text:p>#VALOR!</text:p>
          </table:table-cell>
          <table:table-cell table:formula="of:=LOOKUP([.E90];[.$A$2:.$A$41];[.$B$2:.$B$41])" office:value-type="float" office:value="0">
            <text:p>#VALOR!</text:p>
          </table:table-cell>
          <table:table-cell table:formula="of:=[.I90]+[.H9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0]*2" office:value-type="float" office:value="0">
            <text:p>0</text:p>
          </table:table-cell>
          <table:table-cell table:formula="of:=[.F90]*[.G90]" office:value-type="float" office:value="0">
            <text:p>0</text:p>
          </table:table-cell>
          <table:table-cell/>
          <table:table-cell table:formula="of:=VALUE(LEFT([Entrada.D93];SEARCH(&quot;,&quot;;[Entrada.D93])-1))" office:value-type="float" office:value="0">
            <text:p>#VALOR!</text:p>
          </table:table-cell>
          <table:table-cell table:formula="of:=VALUE(MID([Entrada.D93];SEARCH(&quot;,&quot;;[Entrada.D93])+1;100))" office:value-type="float" office:value="0">
            <text:p>#VALOR!</text:p>
          </table:table-cell>
          <table:table-cell table:formula="of:=LOOKUP([.O90];[.$A$2:.$A$41];[.$B$2:.$B$41])" office:value-type="float" office:value="0">
            <text:p>#VALOR!</text:p>
          </table:table-cell>
          <table:table-cell table:formula="of:=LOOKUP([.P90];[.$A$2:.$A$41];[.$B$2:.$B$41])" office:value-type="float" office:value="0">
            <text:p>#VALOR!</text:p>
          </table:table-cell>
          <table:table-cell table:formula="of:=[.R90]+[.Q90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94];SEARCH(&quot;,&quot;;[Entrada.A94])-1))" office:value-type="float" office:value="0">
            <text:p>#VALOR!</text:p>
          </table:table-cell>
          <table:table-cell table:formula="of:=VALUE(MID([Entrada.A94];SEARCH(&quot;,&quot;;[Entrada.A94])+1;100))" office:value-type="float" office:value="0">
            <text:p>#VALOR!</text:p>
          </table:table-cell>
          <table:table-cell table:formula="of:=[Entrada.B9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1];[.$A$2:.$A$41];[.$B$2:.$B$41])" office:value-type="float" office:value="0">
            <text:p>#VALOR!</text:p>
          </table:table-cell>
          <table:table-cell table:formula="of:=LOOKUP([.E91];[.$A$2:.$A$41];[.$B$2:.$B$41])" office:value-type="float" office:value="0">
            <text:p>#VALOR!</text:p>
          </table:table-cell>
          <table:table-cell table:formula="of:=[.I91]+[.H9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1]*2" office:value-type="float" office:value="0">
            <text:p>0</text:p>
          </table:table-cell>
          <table:table-cell table:formula="of:=[.F91]*[.G91]" office:value-type="float" office:value="0">
            <text:p>0</text:p>
          </table:table-cell>
          <table:table-cell/>
          <table:table-cell table:formula="of:=VALUE(LEFT([Entrada.D94];SEARCH(&quot;,&quot;;[Entrada.D94])-1))" office:value-type="float" office:value="0">
            <text:p>#VALOR!</text:p>
          </table:table-cell>
          <table:table-cell table:formula="of:=VALUE(MID([Entrada.D94];SEARCH(&quot;,&quot;;[Entrada.D94])+1;100))" office:value-type="float" office:value="0">
            <text:p>#VALOR!</text:p>
          </table:table-cell>
          <table:table-cell table:formula="of:=LOOKUP([.O91];[.$A$2:.$A$41];[.$B$2:.$B$41])" office:value-type="float" office:value="0">
            <text:p>#VALOR!</text:p>
          </table:table-cell>
          <table:table-cell table:formula="of:=LOOKUP([.P91];[.$A$2:.$A$41];[.$B$2:.$B$41])" office:value-type="float" office:value="0">
            <text:p>#VALOR!</text:p>
          </table:table-cell>
          <table:table-cell table:formula="of:=[.R91]+[.Q91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95];SEARCH(&quot;,&quot;;[Entrada.A95])-1))" office:value-type="float" office:value="0">
            <text:p>#VALOR!</text:p>
          </table:table-cell>
          <table:table-cell table:formula="of:=VALUE(MID([Entrada.A95];SEARCH(&quot;,&quot;;[Entrada.A95])+1;100))" office:value-type="float" office:value="0">
            <text:p>#VALOR!</text:p>
          </table:table-cell>
          <table:table-cell table:formula="of:=[Entrada.B9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2];[.$A$2:.$A$41];[.$B$2:.$B$41])" office:value-type="float" office:value="0">
            <text:p>#VALOR!</text:p>
          </table:table-cell>
          <table:table-cell table:formula="of:=LOOKUP([.E92];[.$A$2:.$A$41];[.$B$2:.$B$41])" office:value-type="float" office:value="0">
            <text:p>#VALOR!</text:p>
          </table:table-cell>
          <table:table-cell table:formula="of:=[.I92]+[.H9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2]*2" office:value-type="float" office:value="0">
            <text:p>0</text:p>
          </table:table-cell>
          <table:table-cell table:formula="of:=[.F92]*[.G92]" office:value-type="float" office:value="0">
            <text:p>0</text:p>
          </table:table-cell>
          <table:table-cell/>
          <table:table-cell table:formula="of:=VALUE(LEFT([Entrada.D95];SEARCH(&quot;,&quot;;[Entrada.D95])-1))" office:value-type="float" office:value="0">
            <text:p>#VALOR!</text:p>
          </table:table-cell>
          <table:table-cell table:formula="of:=VALUE(MID([Entrada.D95];SEARCH(&quot;,&quot;;[Entrada.D95])+1;100))" office:value-type="float" office:value="0">
            <text:p>#VALOR!</text:p>
          </table:table-cell>
          <table:table-cell table:formula="of:=LOOKUP([.O92];[.$A$2:.$A$41];[.$B$2:.$B$41])" office:value-type="float" office:value="0">
            <text:p>#VALOR!</text:p>
          </table:table-cell>
          <table:table-cell table:formula="of:=LOOKUP([.P92];[.$A$2:.$A$41];[.$B$2:.$B$41])" office:value-type="float" office:value="0">
            <text:p>#VALOR!</text:p>
          </table:table-cell>
          <table:table-cell table:formula="of:=[.R92]+[.Q92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96];SEARCH(&quot;,&quot;;[Entrada.A96])-1))" office:value-type="float" office:value="0">
            <text:p>#VALOR!</text:p>
          </table:table-cell>
          <table:table-cell table:formula="of:=VALUE(MID([Entrada.A96];SEARCH(&quot;,&quot;;[Entrada.A96])+1;100))" office:value-type="float" office:value="0">
            <text:p>#VALOR!</text:p>
          </table:table-cell>
          <table:table-cell table:formula="of:=[Entrada.B9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3];[.$A$2:.$A$41];[.$B$2:.$B$41])" office:value-type="float" office:value="0">
            <text:p>#VALOR!</text:p>
          </table:table-cell>
          <table:table-cell table:formula="of:=LOOKUP([.E93];[.$A$2:.$A$41];[.$B$2:.$B$41])" office:value-type="float" office:value="0">
            <text:p>#VALOR!</text:p>
          </table:table-cell>
          <table:table-cell table:formula="of:=[.I93]+[.H9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3]*2" office:value-type="float" office:value="0">
            <text:p>0</text:p>
          </table:table-cell>
          <table:table-cell table:formula="of:=[.F93]*[.G93]" office:value-type="float" office:value="0">
            <text:p>0</text:p>
          </table:table-cell>
          <table:table-cell/>
          <table:table-cell table:formula="of:=VALUE(LEFT([Entrada.D96];SEARCH(&quot;,&quot;;[Entrada.D96])-1))" office:value-type="float" office:value="0">
            <text:p>#VALOR!</text:p>
          </table:table-cell>
          <table:table-cell table:formula="of:=VALUE(MID([Entrada.D96];SEARCH(&quot;,&quot;;[Entrada.D96])+1;100))" office:value-type="float" office:value="0">
            <text:p>#VALOR!</text:p>
          </table:table-cell>
          <table:table-cell table:formula="of:=LOOKUP([.O93];[.$A$2:.$A$41];[.$B$2:.$B$41])" office:value-type="float" office:value="0">
            <text:p>#VALOR!</text:p>
          </table:table-cell>
          <table:table-cell table:formula="of:=LOOKUP([.P93];[.$A$2:.$A$41];[.$B$2:.$B$41])" office:value-type="float" office:value="0">
            <text:p>#VALOR!</text:p>
          </table:table-cell>
          <table:table-cell table:formula="of:=[.R93]+[.Q93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97];SEARCH(&quot;,&quot;;[Entrada.A97])-1))" office:value-type="float" office:value="0">
            <text:p>#VALOR!</text:p>
          </table:table-cell>
          <table:table-cell table:formula="of:=VALUE(MID([Entrada.A97];SEARCH(&quot;,&quot;;[Entrada.A97])+1;100))" office:value-type="float" office:value="0">
            <text:p>#VALOR!</text:p>
          </table:table-cell>
          <table:table-cell table:formula="of:=[Entrada.B9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4];[.$A$2:.$A$41];[.$B$2:.$B$41])" office:value-type="float" office:value="0">
            <text:p>#VALOR!</text:p>
          </table:table-cell>
          <table:table-cell table:formula="of:=LOOKUP([.E94];[.$A$2:.$A$41];[.$B$2:.$B$41])" office:value-type="float" office:value="0">
            <text:p>#VALOR!</text:p>
          </table:table-cell>
          <table:table-cell table:formula="of:=[.I94]+[.H9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4]*2" office:value-type="float" office:value="0">
            <text:p>0</text:p>
          </table:table-cell>
          <table:table-cell table:formula="of:=[.F94]*[.G94]" office:value-type="float" office:value="0">
            <text:p>0</text:p>
          </table:table-cell>
          <table:table-cell/>
          <table:table-cell table:formula="of:=VALUE(LEFT([Entrada.D97];SEARCH(&quot;,&quot;;[Entrada.D97])-1))" office:value-type="float" office:value="0">
            <text:p>#VALOR!</text:p>
          </table:table-cell>
          <table:table-cell table:formula="of:=VALUE(MID([Entrada.D97];SEARCH(&quot;,&quot;;[Entrada.D97])+1;100))" office:value-type="float" office:value="0">
            <text:p>#VALOR!</text:p>
          </table:table-cell>
          <table:table-cell table:formula="of:=LOOKUP([.O94];[.$A$2:.$A$41];[.$B$2:.$B$41])" office:value-type="float" office:value="0">
            <text:p>#VALOR!</text:p>
          </table:table-cell>
          <table:table-cell table:formula="of:=LOOKUP([.P94];[.$A$2:.$A$41];[.$B$2:.$B$41])" office:value-type="float" office:value="0">
            <text:p>#VALOR!</text:p>
          </table:table-cell>
          <table:table-cell table:formula="of:=[.R94]+[.Q94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98];SEARCH(&quot;,&quot;;[Entrada.A98])-1))" office:value-type="float" office:value="0">
            <text:p>#VALOR!</text:p>
          </table:table-cell>
          <table:table-cell table:formula="of:=VALUE(MID([Entrada.A98];SEARCH(&quot;,&quot;;[Entrada.A98])+1;100))" office:value-type="float" office:value="0">
            <text:p>#VALOR!</text:p>
          </table:table-cell>
          <table:table-cell table:formula="of:=[Entrada.B9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5];[.$A$2:.$A$41];[.$B$2:.$B$41])" office:value-type="float" office:value="0">
            <text:p>#VALOR!</text:p>
          </table:table-cell>
          <table:table-cell table:formula="of:=LOOKUP([.E95];[.$A$2:.$A$41];[.$B$2:.$B$41])" office:value-type="float" office:value="0">
            <text:p>#VALOR!</text:p>
          </table:table-cell>
          <table:table-cell table:formula="of:=[.I95]+[.H9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5]*2" office:value-type="float" office:value="0">
            <text:p>0</text:p>
          </table:table-cell>
          <table:table-cell table:formula="of:=[.F95]*[.G95]" office:value-type="float" office:value="0">
            <text:p>0</text:p>
          </table:table-cell>
          <table:table-cell/>
          <table:table-cell table:formula="of:=VALUE(LEFT([Entrada.D98];SEARCH(&quot;,&quot;;[Entrada.D98])-1))" office:value-type="float" office:value="0">
            <text:p>#VALOR!</text:p>
          </table:table-cell>
          <table:table-cell table:formula="of:=VALUE(MID([Entrada.D98];SEARCH(&quot;,&quot;;[Entrada.D98])+1;100))" office:value-type="float" office:value="0">
            <text:p>#VALOR!</text:p>
          </table:table-cell>
          <table:table-cell table:formula="of:=LOOKUP([.O95];[.$A$2:.$A$41];[.$B$2:.$B$41])" office:value-type="float" office:value="0">
            <text:p>#VALOR!</text:p>
          </table:table-cell>
          <table:table-cell table:formula="of:=LOOKUP([.P95];[.$A$2:.$A$41];[.$B$2:.$B$41])" office:value-type="float" office:value="0">
            <text:p>#VALOR!</text:p>
          </table:table-cell>
          <table:table-cell table:formula="of:=[.R95]+[.Q95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99];SEARCH(&quot;,&quot;;[Entrada.A99])-1))" office:value-type="float" office:value="0">
            <text:p>#VALOR!</text:p>
          </table:table-cell>
          <table:table-cell table:formula="of:=VALUE(MID([Entrada.A99];SEARCH(&quot;,&quot;;[Entrada.A99])+1;100))" office:value-type="float" office:value="0">
            <text:p>#VALOR!</text:p>
          </table:table-cell>
          <table:table-cell table:formula="of:=[Entrada.B9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6];[.$A$2:.$A$41];[.$B$2:.$B$41])" office:value-type="float" office:value="0">
            <text:p>#VALOR!</text:p>
          </table:table-cell>
          <table:table-cell table:formula="of:=LOOKUP([.E96];[.$A$2:.$A$41];[.$B$2:.$B$41])" office:value-type="float" office:value="0">
            <text:p>#VALOR!</text:p>
          </table:table-cell>
          <table:table-cell table:formula="of:=[.I96]+[.H9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6]*2" office:value-type="float" office:value="0">
            <text:p>0</text:p>
          </table:table-cell>
          <table:table-cell table:formula="of:=[.F96]*[.G96]" office:value-type="float" office:value="0">
            <text:p>0</text:p>
          </table:table-cell>
          <table:table-cell/>
          <table:table-cell table:formula="of:=VALUE(LEFT([Entrada.D99];SEARCH(&quot;,&quot;;[Entrada.D99])-1))" office:value-type="float" office:value="0">
            <text:p>#VALOR!</text:p>
          </table:table-cell>
          <table:table-cell table:formula="of:=VALUE(MID([Entrada.D99];SEARCH(&quot;,&quot;;[Entrada.D99])+1;100))" office:value-type="float" office:value="0">
            <text:p>#VALOR!</text:p>
          </table:table-cell>
          <table:table-cell table:formula="of:=LOOKUP([.O96];[.$A$2:.$A$41];[.$B$2:.$B$41])" office:value-type="float" office:value="0">
            <text:p>#VALOR!</text:p>
          </table:table-cell>
          <table:table-cell table:formula="of:=LOOKUP([.P96];[.$A$2:.$A$41];[.$B$2:.$B$41])" office:value-type="float" office:value="0">
            <text:p>#VALOR!</text:p>
          </table:table-cell>
          <table:table-cell table:formula="of:=[.R96]+[.Q96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00];SEARCH(&quot;,&quot;;[Entrada.A100])-1))" office:value-type="float" office:value="0">
            <text:p>#VALOR!</text:p>
          </table:table-cell>
          <table:table-cell table:formula="of:=VALUE(MID([Entrada.A100];SEARCH(&quot;,&quot;;[Entrada.A100])+1;100))" office:value-type="float" office:value="0">
            <text:p>#VALOR!</text:p>
          </table:table-cell>
          <table:table-cell table:formula="of:=[Entrada.B10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7];[.$A$2:.$A$41];[.$B$2:.$B$41])" office:value-type="float" office:value="0">
            <text:p>#VALOR!</text:p>
          </table:table-cell>
          <table:table-cell table:formula="of:=LOOKUP([.E97];[.$A$2:.$A$41];[.$B$2:.$B$41])" office:value-type="float" office:value="0">
            <text:p>#VALOR!</text:p>
          </table:table-cell>
          <table:table-cell table:formula="of:=[.I97]+[.H9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7]*2" office:value-type="float" office:value="0">
            <text:p>0</text:p>
          </table:table-cell>
          <table:table-cell table:formula="of:=[.F97]*[.G97]" office:value-type="float" office:value="0">
            <text:p>0</text:p>
          </table:table-cell>
          <table:table-cell/>
          <table:table-cell table:formula="of:=VALUE(LEFT([Entrada.D100];SEARCH(&quot;,&quot;;[Entrada.D100])-1))" office:value-type="float" office:value="0">
            <text:p>#VALOR!</text:p>
          </table:table-cell>
          <table:table-cell table:formula="of:=VALUE(MID([Entrada.D100];SEARCH(&quot;,&quot;;[Entrada.D100])+1;100))" office:value-type="float" office:value="0">
            <text:p>#VALOR!</text:p>
          </table:table-cell>
          <table:table-cell table:formula="of:=LOOKUP([.O97];[.$A$2:.$A$41];[.$B$2:.$B$41])" office:value-type="float" office:value="0">
            <text:p>#VALOR!</text:p>
          </table:table-cell>
          <table:table-cell table:formula="of:=LOOKUP([.P97];[.$A$2:.$A$41];[.$B$2:.$B$41])" office:value-type="float" office:value="0">
            <text:p>#VALOR!</text:p>
          </table:table-cell>
          <table:table-cell table:formula="of:=[.R97]+[.Q97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01];SEARCH(&quot;,&quot;;[Entrada.A101])-1))" office:value-type="float" office:value="0">
            <text:p>#VALOR!</text:p>
          </table:table-cell>
          <table:table-cell table:formula="of:=VALUE(MID([Entrada.A101];SEARCH(&quot;,&quot;;[Entrada.A101])+1;100))" office:value-type="float" office:value="0">
            <text:p>#VALOR!</text:p>
          </table:table-cell>
          <table:table-cell table:formula="of:=[Entrada.B10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8];[.$A$2:.$A$41];[.$B$2:.$B$41])" office:value-type="float" office:value="0">
            <text:p>#VALOR!</text:p>
          </table:table-cell>
          <table:table-cell table:formula="of:=LOOKUP([.E98];[.$A$2:.$A$41];[.$B$2:.$B$41])" office:value-type="float" office:value="0">
            <text:p>#VALOR!</text:p>
          </table:table-cell>
          <table:table-cell table:formula="of:=[.I98]+[.H9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8]*2" office:value-type="float" office:value="0">
            <text:p>0</text:p>
          </table:table-cell>
          <table:table-cell table:formula="of:=[.F98]*[.G98]" office:value-type="float" office:value="0">
            <text:p>0</text:p>
          </table:table-cell>
          <table:table-cell/>
          <table:table-cell table:formula="of:=VALUE(LEFT([Entrada.D101];SEARCH(&quot;,&quot;;[Entrada.D101])-1))" office:value-type="float" office:value="0">
            <text:p>#VALOR!</text:p>
          </table:table-cell>
          <table:table-cell table:formula="of:=VALUE(MID([Entrada.D101];SEARCH(&quot;,&quot;;[Entrada.D101])+1;100))" office:value-type="float" office:value="0">
            <text:p>#VALOR!</text:p>
          </table:table-cell>
          <table:table-cell table:formula="of:=LOOKUP([.O98];[.$A$2:.$A$41];[.$B$2:.$B$41])" office:value-type="float" office:value="0">
            <text:p>#VALOR!</text:p>
          </table:table-cell>
          <table:table-cell table:formula="of:=LOOKUP([.P98];[.$A$2:.$A$41];[.$B$2:.$B$41])" office:value-type="float" office:value="0">
            <text:p>#VALOR!</text:p>
          </table:table-cell>
          <table:table-cell table:formula="of:=[.R98]+[.Q98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02];SEARCH(&quot;,&quot;;[Entrada.A102])-1))" office:value-type="float" office:value="0">
            <text:p>#VALOR!</text:p>
          </table:table-cell>
          <table:table-cell table:formula="of:=VALUE(MID([Entrada.A102];SEARCH(&quot;,&quot;;[Entrada.A102])+1;100))" office:value-type="float" office:value="0">
            <text:p>#VALOR!</text:p>
          </table:table-cell>
          <table:table-cell table:formula="of:=[Entrada.B10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9];[.$A$2:.$A$41];[.$B$2:.$B$41])" office:value-type="float" office:value="0">
            <text:p>#VALOR!</text:p>
          </table:table-cell>
          <table:table-cell table:formula="of:=LOOKUP([.E99];[.$A$2:.$A$41];[.$B$2:.$B$41])" office:value-type="float" office:value="0">
            <text:p>#VALOR!</text:p>
          </table:table-cell>
          <table:table-cell table:formula="of:=[.I99]+[.H9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9]*2" office:value-type="float" office:value="0">
            <text:p>0</text:p>
          </table:table-cell>
          <table:table-cell table:formula="of:=[.F99]*[.G99]" office:value-type="float" office:value="0">
            <text:p>0</text:p>
          </table:table-cell>
          <table:table-cell/>
          <table:table-cell table:formula="of:=VALUE(LEFT([Entrada.D102];SEARCH(&quot;,&quot;;[Entrada.D102])-1))" office:value-type="float" office:value="0">
            <text:p>#VALOR!</text:p>
          </table:table-cell>
          <table:table-cell table:formula="of:=VALUE(MID([Entrada.D102];SEARCH(&quot;,&quot;;[Entrada.D102])+1;100))" office:value-type="float" office:value="0">
            <text:p>#VALOR!</text:p>
          </table:table-cell>
          <table:table-cell table:formula="of:=LOOKUP([.O99];[.$A$2:.$A$41];[.$B$2:.$B$41])" office:value-type="float" office:value="0">
            <text:p>#VALOR!</text:p>
          </table:table-cell>
          <table:table-cell table:formula="of:=LOOKUP([.P99];[.$A$2:.$A$41];[.$B$2:.$B$41])" office:value-type="float" office:value="0">
            <text:p>#VALOR!</text:p>
          </table:table-cell>
          <table:table-cell table:formula="of:=[.R99]+[.Q99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03];SEARCH(&quot;,&quot;;[Entrada.A103])-1))" office:value-type="float" office:value="0">
            <text:p>#VALOR!</text:p>
          </table:table-cell>
          <table:table-cell table:formula="of:=VALUE(MID([Entrada.A103];SEARCH(&quot;,&quot;;[Entrada.A103])+1;100))" office:value-type="float" office:value="0">
            <text:p>#VALOR!</text:p>
          </table:table-cell>
          <table:table-cell table:formula="of:=[Entrada.B10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0];[.$A$2:.$A$41];[.$B$2:.$B$41])" office:value-type="float" office:value="0">
            <text:p>#VALOR!</text:p>
          </table:table-cell>
          <table:table-cell table:formula="of:=LOOKUP([.E100];[.$A$2:.$A$41];[.$B$2:.$B$41])" office:value-type="float" office:value="0">
            <text:p>#VALOR!</text:p>
          </table:table-cell>
          <table:table-cell table:formula="of:=[.I100]+[.H10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0]*2" office:value-type="float" office:value="0">
            <text:p>0</text:p>
          </table:table-cell>
          <table:table-cell table:formula="of:=[.F100]*[.G100]" office:value-type="float" office:value="0">
            <text:p>0</text:p>
          </table:table-cell>
          <table:table-cell/>
          <table:table-cell table:formula="of:=VALUE(LEFT([Entrada.D103];SEARCH(&quot;,&quot;;[Entrada.D103])-1))" office:value-type="float" office:value="0">
            <text:p>#VALOR!</text:p>
          </table:table-cell>
          <table:table-cell table:formula="of:=VALUE(MID([Entrada.D103];SEARCH(&quot;,&quot;;[Entrada.D103])+1;100))" office:value-type="float" office:value="0">
            <text:p>#VALOR!</text:p>
          </table:table-cell>
          <table:table-cell table:formula="of:=LOOKUP([.O100];[.$A$2:.$A$41];[.$B$2:.$B$41])" office:value-type="float" office:value="0">
            <text:p>#VALOR!</text:p>
          </table:table-cell>
          <table:table-cell table:formula="of:=LOOKUP([.P100];[.$A$2:.$A$41];[.$B$2:.$B$41])" office:value-type="float" office:value="0">
            <text:p>#VALOR!</text:p>
          </table:table-cell>
          <table:table-cell table:formula="of:=[.R100]+[.Q100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04];SEARCH(&quot;,&quot;;[Entrada.A104])-1))" office:value-type="float" office:value="0">
            <text:p>#VALOR!</text:p>
          </table:table-cell>
          <table:table-cell table:formula="of:=VALUE(MID([Entrada.A104];SEARCH(&quot;,&quot;;[Entrada.A104])+1;100))" office:value-type="float" office:value="0">
            <text:p>#VALOR!</text:p>
          </table:table-cell>
          <table:table-cell table:formula="of:=[Entrada.B10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1];[.$A$2:.$A$41];[.$B$2:.$B$41])" office:value-type="float" office:value="0">
            <text:p>#VALOR!</text:p>
          </table:table-cell>
          <table:table-cell table:formula="of:=LOOKUP([.E101];[.$A$2:.$A$41];[.$B$2:.$B$41])" office:value-type="float" office:value="0">
            <text:p>#VALOR!</text:p>
          </table:table-cell>
          <table:table-cell table:formula="of:=[.I101]+[.H10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1]*2" office:value-type="float" office:value="0">
            <text:p>0</text:p>
          </table:table-cell>
          <table:table-cell table:formula="of:=[.F101]*[.G101]" office:value-type="float" office:value="0">
            <text:p>0</text:p>
          </table:table-cell>
          <table:table-cell/>
          <table:table-cell table:formula="of:=VALUE(LEFT([Entrada.D104];SEARCH(&quot;,&quot;;[Entrada.D104])-1))" office:value-type="float" office:value="0">
            <text:p>#VALOR!</text:p>
          </table:table-cell>
          <table:table-cell table:formula="of:=VALUE(MID([Entrada.D104];SEARCH(&quot;,&quot;;[Entrada.D104])+1;100))" office:value-type="float" office:value="0">
            <text:p>#VALOR!</text:p>
          </table:table-cell>
          <table:table-cell table:formula="of:=LOOKUP([.O101];[.$A$2:.$A$41];[.$B$2:.$B$41])" office:value-type="float" office:value="0">
            <text:p>#VALOR!</text:p>
          </table:table-cell>
          <table:table-cell table:formula="of:=LOOKUP([.P101];[.$A$2:.$A$41];[.$B$2:.$B$41])" office:value-type="float" office:value="0">
            <text:p>#VALOR!</text:p>
          </table:table-cell>
          <table:table-cell table:formula="of:=[.R101]+[.Q101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05];SEARCH(&quot;,&quot;;[Entrada.A105])-1))" office:value-type="float" office:value="0">
            <text:p>#VALOR!</text:p>
          </table:table-cell>
          <table:table-cell table:formula="of:=VALUE(MID([Entrada.A105];SEARCH(&quot;,&quot;;[Entrada.A105])+1;100))" office:value-type="float" office:value="0">
            <text:p>#VALOR!</text:p>
          </table:table-cell>
          <table:table-cell table:formula="of:=[Entrada.B10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2];[.$A$2:.$A$41];[.$B$2:.$B$41])" office:value-type="float" office:value="0">
            <text:p>#VALOR!</text:p>
          </table:table-cell>
          <table:table-cell table:formula="of:=LOOKUP([.E102];[.$A$2:.$A$41];[.$B$2:.$B$41])" office:value-type="float" office:value="0">
            <text:p>#VALOR!</text:p>
          </table:table-cell>
          <table:table-cell table:formula="of:=[.I102]+[.H10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2]*2" office:value-type="float" office:value="0">
            <text:p>0</text:p>
          </table:table-cell>
          <table:table-cell table:formula="of:=[.F102]*[.G102]" office:value-type="float" office:value="0">
            <text:p>0</text:p>
          </table:table-cell>
          <table:table-cell/>
          <table:table-cell table:formula="of:=VALUE(LEFT([Entrada.D105];SEARCH(&quot;,&quot;;[Entrada.D105])-1))" office:value-type="float" office:value="0">
            <text:p>#VALOR!</text:p>
          </table:table-cell>
          <table:table-cell table:formula="of:=VALUE(MID([Entrada.D105];SEARCH(&quot;,&quot;;[Entrada.D105])+1;100))" office:value-type="float" office:value="0">
            <text:p>#VALOR!</text:p>
          </table:table-cell>
          <table:table-cell table:formula="of:=LOOKUP([.O102];[.$A$2:.$A$41];[.$B$2:.$B$41])" office:value-type="float" office:value="0">
            <text:p>#VALOR!</text:p>
          </table:table-cell>
          <table:table-cell table:formula="of:=LOOKUP([.P102];[.$A$2:.$A$41];[.$B$2:.$B$41])" office:value-type="float" office:value="0">
            <text:p>#VALOR!</text:p>
          </table:table-cell>
          <table:table-cell table:formula="of:=[.R102]+[.Q102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06];SEARCH(&quot;,&quot;;[Entrada.A106])-1))" office:value-type="float" office:value="0">
            <text:p>#VALOR!</text:p>
          </table:table-cell>
          <table:table-cell table:formula="of:=VALUE(MID([Entrada.A106];SEARCH(&quot;,&quot;;[Entrada.A106])+1;100))" office:value-type="float" office:value="0">
            <text:p>#VALOR!</text:p>
          </table:table-cell>
          <table:table-cell table:formula="of:=[Entrada.B10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3];[.$A$2:.$A$41];[.$B$2:.$B$41])" office:value-type="float" office:value="0">
            <text:p>#VALOR!</text:p>
          </table:table-cell>
          <table:table-cell table:formula="of:=LOOKUP([.E103];[.$A$2:.$A$41];[.$B$2:.$B$41])" office:value-type="float" office:value="0">
            <text:p>#VALOR!</text:p>
          </table:table-cell>
          <table:table-cell table:formula="of:=[.I103]+[.H10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3]*2" office:value-type="float" office:value="0">
            <text:p>0</text:p>
          </table:table-cell>
          <table:table-cell table:formula="of:=[.F103]*[.G103]" office:value-type="float" office:value="0">
            <text:p>0</text:p>
          </table:table-cell>
          <table:table-cell/>
          <table:table-cell table:formula="of:=VALUE(LEFT([Entrada.D106];SEARCH(&quot;,&quot;;[Entrada.D106])-1))" office:value-type="float" office:value="0">
            <text:p>#VALOR!</text:p>
          </table:table-cell>
          <table:table-cell table:formula="of:=VALUE(MID([Entrada.D106];SEARCH(&quot;,&quot;;[Entrada.D106])+1;100))" office:value-type="float" office:value="0">
            <text:p>#VALOR!</text:p>
          </table:table-cell>
          <table:table-cell table:formula="of:=LOOKUP([.O103];[.$A$2:.$A$41];[.$B$2:.$B$41])" office:value-type="float" office:value="0">
            <text:p>#VALOR!</text:p>
          </table:table-cell>
          <table:table-cell table:formula="of:=LOOKUP([.P103];[.$A$2:.$A$41];[.$B$2:.$B$41])" office:value-type="float" office:value="0">
            <text:p>#VALOR!</text:p>
          </table:table-cell>
          <table:table-cell table:formula="of:=[.R103]+[.Q103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07];SEARCH(&quot;,&quot;;[Entrada.A107])-1))" office:value-type="float" office:value="0">
            <text:p>#VALOR!</text:p>
          </table:table-cell>
          <table:table-cell table:formula="of:=VALUE(MID([Entrada.A107];SEARCH(&quot;,&quot;;[Entrada.A107])+1;100))" office:value-type="float" office:value="0">
            <text:p>#VALOR!</text:p>
          </table:table-cell>
          <table:table-cell table:formula="of:=[Entrada.B10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4];[.$A$2:.$A$41];[.$B$2:.$B$41])" office:value-type="float" office:value="0">
            <text:p>#VALOR!</text:p>
          </table:table-cell>
          <table:table-cell table:formula="of:=LOOKUP([.E104];[.$A$2:.$A$41];[.$B$2:.$B$41])" office:value-type="float" office:value="0">
            <text:p>#VALOR!</text:p>
          </table:table-cell>
          <table:table-cell table:formula="of:=[.I104]+[.H10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4]*2" office:value-type="float" office:value="0">
            <text:p>0</text:p>
          </table:table-cell>
          <table:table-cell table:formula="of:=[.F104]*[.G104]" office:value-type="float" office:value="0">
            <text:p>0</text:p>
          </table:table-cell>
          <table:table-cell/>
          <table:table-cell table:formula="of:=VALUE(LEFT([Entrada.D107];SEARCH(&quot;,&quot;;[Entrada.D107])-1))" office:value-type="float" office:value="0">
            <text:p>#VALOR!</text:p>
          </table:table-cell>
          <table:table-cell table:formula="of:=VALUE(MID([Entrada.D107];SEARCH(&quot;,&quot;;[Entrada.D107])+1;100))" office:value-type="float" office:value="0">
            <text:p>#VALOR!</text:p>
          </table:table-cell>
          <table:table-cell table:formula="of:=LOOKUP([.O104];[.$A$2:.$A$41];[.$B$2:.$B$41])" office:value-type="float" office:value="0">
            <text:p>#VALOR!</text:p>
          </table:table-cell>
          <table:table-cell table:formula="of:=LOOKUP([.P104];[.$A$2:.$A$41];[.$B$2:.$B$41])" office:value-type="float" office:value="0">
            <text:p>#VALOR!</text:p>
          </table:table-cell>
          <table:table-cell table:formula="of:=[.R104]+[.Q104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08];SEARCH(&quot;,&quot;;[Entrada.A108])-1))" office:value-type="float" office:value="0">
            <text:p>#VALOR!</text:p>
          </table:table-cell>
          <table:table-cell table:formula="of:=VALUE(MID([Entrada.A108];SEARCH(&quot;,&quot;;[Entrada.A108])+1;100))" office:value-type="float" office:value="0">
            <text:p>#VALOR!</text:p>
          </table:table-cell>
          <table:table-cell table:formula="of:=[Entrada.B10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5];[.$A$2:.$A$41];[.$B$2:.$B$41])" office:value-type="float" office:value="0">
            <text:p>#VALOR!</text:p>
          </table:table-cell>
          <table:table-cell table:formula="of:=LOOKUP([.E105];[.$A$2:.$A$41];[.$B$2:.$B$41])" office:value-type="float" office:value="0">
            <text:p>#VALOR!</text:p>
          </table:table-cell>
          <table:table-cell table:formula="of:=[.I105]+[.H10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5]*2" office:value-type="float" office:value="0">
            <text:p>0</text:p>
          </table:table-cell>
          <table:table-cell table:formula="of:=[.F105]*[.G105]" office:value-type="float" office:value="0">
            <text:p>0</text:p>
          </table:table-cell>
          <table:table-cell/>
          <table:table-cell table:formula="of:=VALUE(LEFT([Entrada.D108];SEARCH(&quot;,&quot;;[Entrada.D108])-1))" office:value-type="float" office:value="0">
            <text:p>#VALOR!</text:p>
          </table:table-cell>
          <table:table-cell table:formula="of:=VALUE(MID([Entrada.D108];SEARCH(&quot;,&quot;;[Entrada.D108])+1;100))" office:value-type="float" office:value="0">
            <text:p>#VALOR!</text:p>
          </table:table-cell>
          <table:table-cell table:formula="of:=LOOKUP([.O105];[.$A$2:.$A$41];[.$B$2:.$B$41])" office:value-type="float" office:value="0">
            <text:p>#VALOR!</text:p>
          </table:table-cell>
          <table:table-cell table:formula="of:=LOOKUP([.P105];[.$A$2:.$A$41];[.$B$2:.$B$41])" office:value-type="float" office:value="0">
            <text:p>#VALOR!</text:p>
          </table:table-cell>
          <table:table-cell table:formula="of:=[.R105]+[.Q105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09];SEARCH(&quot;,&quot;;[Entrada.A109])-1))" office:value-type="float" office:value="0">
            <text:p>#VALOR!</text:p>
          </table:table-cell>
          <table:table-cell table:formula="of:=VALUE(MID([Entrada.A109];SEARCH(&quot;,&quot;;[Entrada.A109])+1;100))" office:value-type="float" office:value="0">
            <text:p>#VALOR!</text:p>
          </table:table-cell>
          <table:table-cell table:formula="of:=[Entrada.B10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6];[.$A$2:.$A$41];[.$B$2:.$B$41])" office:value-type="float" office:value="0">
            <text:p>#VALOR!</text:p>
          </table:table-cell>
          <table:table-cell table:formula="of:=LOOKUP([.E106];[.$A$2:.$A$41];[.$B$2:.$B$41])" office:value-type="float" office:value="0">
            <text:p>#VALOR!</text:p>
          </table:table-cell>
          <table:table-cell table:formula="of:=[.I106]+[.H10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6]*2" office:value-type="float" office:value="0">
            <text:p>0</text:p>
          </table:table-cell>
          <table:table-cell table:formula="of:=[.F106]*[.G106]" office:value-type="float" office:value="0">
            <text:p>0</text:p>
          </table:table-cell>
          <table:table-cell/>
          <table:table-cell table:formula="of:=VALUE(LEFT([Entrada.D109];SEARCH(&quot;,&quot;;[Entrada.D109])-1))" office:value-type="float" office:value="0">
            <text:p>#VALOR!</text:p>
          </table:table-cell>
          <table:table-cell table:formula="of:=VALUE(MID([Entrada.D109];SEARCH(&quot;,&quot;;[Entrada.D109])+1;100))" office:value-type="float" office:value="0">
            <text:p>#VALOR!</text:p>
          </table:table-cell>
          <table:table-cell table:formula="of:=LOOKUP([.O106];[.$A$2:.$A$41];[.$B$2:.$B$41])" office:value-type="float" office:value="0">
            <text:p>#VALOR!</text:p>
          </table:table-cell>
          <table:table-cell table:formula="of:=LOOKUP([.P106];[.$A$2:.$A$41];[.$B$2:.$B$41])" office:value-type="float" office:value="0">
            <text:p>#VALOR!</text:p>
          </table:table-cell>
          <table:table-cell table:formula="of:=[.R106]+[.Q106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10];SEARCH(&quot;,&quot;;[Entrada.A110])-1))" office:value-type="float" office:value="0">
            <text:p>#VALOR!</text:p>
          </table:table-cell>
          <table:table-cell table:formula="of:=VALUE(MID([Entrada.A110];SEARCH(&quot;,&quot;;[Entrada.A110])+1;100))" office:value-type="float" office:value="0">
            <text:p>#VALOR!</text:p>
          </table:table-cell>
          <table:table-cell table:formula="of:=[Entrada.B11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7];[.$A$2:.$A$41];[.$B$2:.$B$41])" office:value-type="float" office:value="0">
            <text:p>#VALOR!</text:p>
          </table:table-cell>
          <table:table-cell table:formula="of:=LOOKUP([.E107];[.$A$2:.$A$41];[.$B$2:.$B$41])" office:value-type="float" office:value="0">
            <text:p>#VALOR!</text:p>
          </table:table-cell>
          <table:table-cell table:formula="of:=[.I107]+[.H10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7]*2" office:value-type="float" office:value="0">
            <text:p>0</text:p>
          </table:table-cell>
          <table:table-cell table:formula="of:=[.F107]*[.G107]" office:value-type="float" office:value="0">
            <text:p>0</text:p>
          </table:table-cell>
          <table:table-cell/>
          <table:table-cell table:formula="of:=VALUE(LEFT([Entrada.D110];SEARCH(&quot;,&quot;;[Entrada.D110])-1))" office:value-type="float" office:value="0">
            <text:p>#VALOR!</text:p>
          </table:table-cell>
          <table:table-cell table:formula="of:=VALUE(MID([Entrada.D110];SEARCH(&quot;,&quot;;[Entrada.D110])+1;100))" office:value-type="float" office:value="0">
            <text:p>#VALOR!</text:p>
          </table:table-cell>
          <table:table-cell table:formula="of:=LOOKUP([.O107];[.$A$2:.$A$41];[.$B$2:.$B$41])" office:value-type="float" office:value="0">
            <text:p>#VALOR!</text:p>
          </table:table-cell>
          <table:table-cell table:formula="of:=LOOKUP([.P107];[.$A$2:.$A$41];[.$B$2:.$B$41])" office:value-type="float" office:value="0">
            <text:p>#VALOR!</text:p>
          </table:table-cell>
          <table:table-cell table:formula="of:=[.R107]+[.Q107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11];SEARCH(&quot;,&quot;;[Entrada.A111])-1))" office:value-type="float" office:value="0">
            <text:p>#VALOR!</text:p>
          </table:table-cell>
          <table:table-cell table:formula="of:=VALUE(MID([Entrada.A111];SEARCH(&quot;,&quot;;[Entrada.A111])+1;100))" office:value-type="float" office:value="0">
            <text:p>#VALOR!</text:p>
          </table:table-cell>
          <table:table-cell table:formula="of:=[Entrada.B11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8];[.$A$2:.$A$41];[.$B$2:.$B$41])" office:value-type="float" office:value="0">
            <text:p>#VALOR!</text:p>
          </table:table-cell>
          <table:table-cell table:formula="of:=LOOKUP([.E108];[.$A$2:.$A$41];[.$B$2:.$B$41])" office:value-type="float" office:value="0">
            <text:p>#VALOR!</text:p>
          </table:table-cell>
          <table:table-cell table:formula="of:=[.I108]+[.H10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8]*2" office:value-type="float" office:value="0">
            <text:p>0</text:p>
          </table:table-cell>
          <table:table-cell table:formula="of:=[.F108]*[.G108]" office:value-type="float" office:value="0">
            <text:p>0</text:p>
          </table:table-cell>
          <table:table-cell/>
          <table:table-cell table:formula="of:=VALUE(LEFT([Entrada.D111];SEARCH(&quot;,&quot;;[Entrada.D111])-1))" office:value-type="float" office:value="0">
            <text:p>#VALOR!</text:p>
          </table:table-cell>
          <table:table-cell table:formula="of:=VALUE(MID([Entrada.D111];SEARCH(&quot;,&quot;;[Entrada.D111])+1;100))" office:value-type="float" office:value="0">
            <text:p>#VALOR!</text:p>
          </table:table-cell>
          <table:table-cell table:formula="of:=LOOKUP([.O108];[.$A$2:.$A$41];[.$B$2:.$B$41])" office:value-type="float" office:value="0">
            <text:p>#VALOR!</text:p>
          </table:table-cell>
          <table:table-cell table:formula="of:=LOOKUP([.P108];[.$A$2:.$A$41];[.$B$2:.$B$41])" office:value-type="float" office:value="0">
            <text:p>#VALOR!</text:p>
          </table:table-cell>
          <table:table-cell table:formula="of:=[.R108]+[.Q108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12];SEARCH(&quot;,&quot;;[Entrada.A112])-1))" office:value-type="float" office:value="0">
            <text:p>#VALOR!</text:p>
          </table:table-cell>
          <table:table-cell table:formula="of:=VALUE(MID([Entrada.A112];SEARCH(&quot;,&quot;;[Entrada.A112])+1;100))" office:value-type="float" office:value="0">
            <text:p>#VALOR!</text:p>
          </table:table-cell>
          <table:table-cell table:formula="of:=[Entrada.B11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9];[.$A$2:.$A$41];[.$B$2:.$B$41])" office:value-type="float" office:value="0">
            <text:p>#VALOR!</text:p>
          </table:table-cell>
          <table:table-cell table:formula="of:=LOOKUP([.E109];[.$A$2:.$A$41];[.$B$2:.$B$41])" office:value-type="float" office:value="0">
            <text:p>#VALOR!</text:p>
          </table:table-cell>
          <table:table-cell table:formula="of:=[.I109]+[.H10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9]*2" office:value-type="float" office:value="0">
            <text:p>0</text:p>
          </table:table-cell>
          <table:table-cell table:formula="of:=[.F109]*[.G109]" office:value-type="float" office:value="0">
            <text:p>0</text:p>
          </table:table-cell>
          <table:table-cell/>
          <table:table-cell table:formula="of:=VALUE(LEFT([Entrada.D112];SEARCH(&quot;,&quot;;[Entrada.D112])-1))" office:value-type="float" office:value="0">
            <text:p>#VALOR!</text:p>
          </table:table-cell>
          <table:table-cell table:formula="of:=VALUE(MID([Entrada.D112];SEARCH(&quot;,&quot;;[Entrada.D112])+1;100))" office:value-type="float" office:value="0">
            <text:p>#VALOR!</text:p>
          </table:table-cell>
          <table:table-cell table:formula="of:=LOOKUP([.O109];[.$A$2:.$A$41];[.$B$2:.$B$41])" office:value-type="float" office:value="0">
            <text:p>#VALOR!</text:p>
          </table:table-cell>
          <table:table-cell table:formula="of:=LOOKUP([.P109];[.$A$2:.$A$41];[.$B$2:.$B$41])" office:value-type="float" office:value="0">
            <text:p>#VALOR!</text:p>
          </table:table-cell>
          <table:table-cell table:formula="of:=[.R109]+[.Q109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13];SEARCH(&quot;,&quot;;[Entrada.A113])-1))" office:value-type="float" office:value="0">
            <text:p>#VALOR!</text:p>
          </table:table-cell>
          <table:table-cell table:formula="of:=VALUE(MID([Entrada.A113];SEARCH(&quot;,&quot;;[Entrada.A113])+1;100))" office:value-type="float" office:value="0">
            <text:p>#VALOR!</text:p>
          </table:table-cell>
          <table:table-cell table:formula="of:=[Entrada.B11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10];[.$A$2:.$A$41];[.$B$2:.$B$41])" office:value-type="float" office:value="0">
            <text:p>#VALOR!</text:p>
          </table:table-cell>
          <table:table-cell table:formula="of:=LOOKUP([.E110];[.$A$2:.$A$41];[.$B$2:.$B$41])" office:value-type="float" office:value="0">
            <text:p>#VALOR!</text:p>
          </table:table-cell>
          <table:table-cell table:formula="of:=[.I110]+[.H11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10]*2" office:value-type="float" office:value="0">
            <text:p>0</text:p>
          </table:table-cell>
          <table:table-cell table:formula="of:=[.F110]*[.G110]" office:value-type="float" office:value="0">
            <text:p>0</text:p>
          </table:table-cell>
          <table:table-cell/>
          <table:table-cell table:formula="of:=VALUE(LEFT([Entrada.D113];SEARCH(&quot;,&quot;;[Entrada.D113])-1))" office:value-type="float" office:value="0">
            <text:p>#VALOR!</text:p>
          </table:table-cell>
          <table:table-cell table:formula="of:=VALUE(MID([Entrada.D113];SEARCH(&quot;,&quot;;[Entrada.D113])+1;100))" office:value-type="float" office:value="0">
            <text:p>#VALOR!</text:p>
          </table:table-cell>
          <table:table-cell table:formula="of:=LOOKUP([.O110];[.$A$2:.$A$41];[.$B$2:.$B$41])" office:value-type="float" office:value="0">
            <text:p>#VALOR!</text:p>
          </table:table-cell>
          <table:table-cell table:formula="of:=LOOKUP([.P110];[.$A$2:.$A$41];[.$B$2:.$B$41])" office:value-type="float" office:value="0">
            <text:p>#VALOR!</text:p>
          </table:table-cell>
          <table:table-cell table:formula="of:=[.R110]+[.Q110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14];SEARCH(&quot;,&quot;;[Entrada.A114])-1))" office:value-type="float" office:value="0">
            <text:p>#VALOR!</text:p>
          </table:table-cell>
          <table:table-cell table:formula="of:=VALUE(MID([Entrada.A114];SEARCH(&quot;,&quot;;[Entrada.A114])+1;100))" office:value-type="float" office:value="0">
            <text:p>#VALOR!</text:p>
          </table:table-cell>
          <table:table-cell table:formula="of:=[Entrada.B11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11];[.$A$2:.$A$41];[.$B$2:.$B$41])" office:value-type="float" office:value="0">
            <text:p>#VALOR!</text:p>
          </table:table-cell>
          <table:table-cell table:formula="of:=LOOKUP([.E111];[.$A$2:.$A$41];[.$B$2:.$B$41])" office:value-type="float" office:value="0">
            <text:p>#VALOR!</text:p>
          </table:table-cell>
          <table:table-cell table:formula="of:=[.I111]+[.H11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11]*2" office:value-type="float" office:value="0">
            <text:p>0</text:p>
          </table:table-cell>
          <table:table-cell table:formula="of:=[.F111]*[.G111]" office:value-type="float" office:value="0">
            <text:p>0</text:p>
          </table:table-cell>
          <table:table-cell/>
          <table:table-cell table:formula="of:=VALUE(LEFT([Entrada.D114];SEARCH(&quot;,&quot;;[Entrada.D114])-1))" office:value-type="float" office:value="0">
            <text:p>#VALOR!</text:p>
          </table:table-cell>
          <table:table-cell table:formula="of:=VALUE(MID([Entrada.D114];SEARCH(&quot;,&quot;;[Entrada.D114])+1;100))" office:value-type="float" office:value="0">
            <text:p>#VALOR!</text:p>
          </table:table-cell>
          <table:table-cell table:formula="of:=LOOKUP([.O111];[.$A$2:.$A$41];[.$B$2:.$B$41])" office:value-type="float" office:value="0">
            <text:p>#VALOR!</text:p>
          </table:table-cell>
          <table:table-cell table:formula="of:=LOOKUP([.P111];[.$A$2:.$A$41];[.$B$2:.$B$41])" office:value-type="float" office:value="0">
            <text:p>#VALOR!</text:p>
          </table:table-cell>
          <table:table-cell table:formula="of:=[.R111]+[.Q111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15];SEARCH(&quot;,&quot;;[Entrada.A115])-1))" office:value-type="float" office:value="0">
            <text:p>#VALOR!</text:p>
          </table:table-cell>
          <table:table-cell table:formula="of:=VALUE(MID([Entrada.A115];SEARCH(&quot;,&quot;;[Entrada.A115])+1;100))" office:value-type="float" office:value="0">
            <text:p>#VALOR!</text:p>
          </table:table-cell>
          <table:table-cell table:formula="of:=[Entrada.B1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12];[.$A$2:.$A$41];[.$B$2:.$B$41])" office:value-type="float" office:value="0">
            <text:p>#VALOR!</text:p>
          </table:table-cell>
          <table:table-cell table:formula="of:=LOOKUP([.E112];[.$A$2:.$A$41];[.$B$2:.$B$41])" office:value-type="float" office:value="0">
            <text:p>#VALOR!</text:p>
          </table:table-cell>
          <table:table-cell table:formula="of:=[.I112]+[.H11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12]*2" office:value-type="float" office:value="0">
            <text:p>0</text:p>
          </table:table-cell>
          <table:table-cell table:formula="of:=[.F112]*[.G112]" office:value-type="float" office:value="0">
            <text:p>0</text:p>
          </table:table-cell>
          <table:table-cell/>
          <table:table-cell table:formula="of:=VALUE(LEFT([Entrada.D115];SEARCH(&quot;,&quot;;[Entrada.D115])-1))" office:value-type="float" office:value="0">
            <text:p>#VALOR!</text:p>
          </table:table-cell>
          <table:table-cell table:formula="of:=VALUE(MID([Entrada.D115];SEARCH(&quot;,&quot;;[Entrada.D115])+1;100))" office:value-type="float" office:value="0">
            <text:p>#VALOR!</text:p>
          </table:table-cell>
          <table:table-cell table:formula="of:=LOOKUP([.O112];[.$A$2:.$A$41];[.$B$2:.$B$41])" office:value-type="float" office:value="0">
            <text:p>#VALOR!</text:p>
          </table:table-cell>
          <table:table-cell table:formula="of:=LOOKUP([.P112];[.$A$2:.$A$41];[.$B$2:.$B$41])" office:value-type="float" office:value="0">
            <text:p>#VALOR!</text:p>
          </table:table-cell>
          <table:table-cell table:formula="of:=[.R112]+[.Q112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16];SEARCH(&quot;,&quot;;[Entrada.A116])-1))" office:value-type="float" office:value="0">
            <text:p>#VALOR!</text:p>
          </table:table-cell>
          <table:table-cell table:formula="of:=VALUE(MID([Entrada.A116];SEARCH(&quot;,&quot;;[Entrada.A116])+1;100))" office:value-type="float" office:value="0">
            <text:p>#VALOR!</text:p>
          </table:table-cell>
          <table:table-cell table:formula="of:=[Entrada.B1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13];[.$A$2:.$A$41];[.$B$2:.$B$41])" office:value-type="float" office:value="0">
            <text:p>#VALOR!</text:p>
          </table:table-cell>
          <table:table-cell table:formula="of:=LOOKUP([.E113];[.$A$2:.$A$41];[.$B$2:.$B$41])" office:value-type="float" office:value="0">
            <text:p>#VALOR!</text:p>
          </table:table-cell>
          <table:table-cell table:formula="of:=[.I113]+[.H11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13]*2" office:value-type="float" office:value="0">
            <text:p>0</text:p>
          </table:table-cell>
          <table:table-cell table:formula="of:=[.F113]*[.G113]" office:value-type="float" office:value="0">
            <text:p>0</text:p>
          </table:table-cell>
          <table:table-cell/>
          <table:table-cell table:formula="of:=VALUE(LEFT([Entrada.D116];SEARCH(&quot;,&quot;;[Entrada.D116])-1))" office:value-type="float" office:value="0">
            <text:p>#VALOR!</text:p>
          </table:table-cell>
          <table:table-cell table:formula="of:=VALUE(MID([Entrada.D116];SEARCH(&quot;,&quot;;[Entrada.D116])+1;100))" office:value-type="float" office:value="0">
            <text:p>#VALOR!</text:p>
          </table:table-cell>
          <table:table-cell table:formula="of:=LOOKUP([.O113];[.$A$2:.$A$41];[.$B$2:.$B$41])" office:value-type="float" office:value="0">
            <text:p>#VALOR!</text:p>
          </table:table-cell>
          <table:table-cell table:formula="of:=LOOKUP([.P113];[.$A$2:.$A$41];[.$B$2:.$B$41])" office:value-type="float" office:value="0">
            <text:p>#VALOR!</text:p>
          </table:table-cell>
          <table:table-cell table:formula="of:=[.R113]+[.Q113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17];SEARCH(&quot;,&quot;;[Entrada.A117])-1))" office:value-type="float" office:value="0">
            <text:p>#VALOR!</text:p>
          </table:table-cell>
          <table:table-cell table:formula="of:=VALUE(MID([Entrada.A117];SEARCH(&quot;,&quot;;[Entrada.A117])+1;100))" office:value-type="float" office:value="0">
            <text:p>#VALOR!</text:p>
          </table:table-cell>
          <table:table-cell table:formula="of:=[Entrada.B1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14];[.$A$2:.$A$41];[.$B$2:.$B$41])" office:value-type="float" office:value="0">
            <text:p>#VALOR!</text:p>
          </table:table-cell>
          <table:table-cell table:formula="of:=LOOKUP([.E114];[.$A$2:.$A$41];[.$B$2:.$B$41])" office:value-type="float" office:value="0">
            <text:p>#VALOR!</text:p>
          </table:table-cell>
          <table:table-cell table:formula="of:=[.I114]+[.H11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14]*2" office:value-type="float" office:value="0">
            <text:p>0</text:p>
          </table:table-cell>
          <table:table-cell table:formula="of:=[.F114]*[.G114]" office:value-type="float" office:value="0">
            <text:p>0</text:p>
          </table:table-cell>
          <table:table-cell/>
          <table:table-cell table:formula="of:=VALUE(LEFT([Entrada.D117];SEARCH(&quot;,&quot;;[Entrada.D117])-1))" office:value-type="float" office:value="0">
            <text:p>#VALOR!</text:p>
          </table:table-cell>
          <table:table-cell table:formula="of:=VALUE(MID([Entrada.D117];SEARCH(&quot;,&quot;;[Entrada.D117])+1;100))" office:value-type="float" office:value="0">
            <text:p>#VALOR!</text:p>
          </table:table-cell>
          <table:table-cell table:formula="of:=LOOKUP([.O114];[.$A$2:.$A$41];[.$B$2:.$B$41])" office:value-type="float" office:value="0">
            <text:p>#VALOR!</text:p>
          </table:table-cell>
          <table:table-cell table:formula="of:=LOOKUP([.P114];[.$A$2:.$A$41];[.$B$2:.$B$41])" office:value-type="float" office:value="0">
            <text:p>#VALOR!</text:p>
          </table:table-cell>
          <table:table-cell table:formula="of:=[.R114]+[.Q114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18];SEARCH(&quot;,&quot;;[Entrada.A118])-1))" office:value-type="float" office:value="0">
            <text:p>#VALOR!</text:p>
          </table:table-cell>
          <table:table-cell table:formula="of:=VALUE(MID([Entrada.A118];SEARCH(&quot;,&quot;;[Entrada.A118])+1;100))" office:value-type="float" office:value="0">
            <text:p>#VALOR!</text:p>
          </table:table-cell>
          <table:table-cell table:formula="of:=[Entrada.B1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15];[.$A$2:.$A$41];[.$B$2:.$B$41])" office:value-type="float" office:value="0">
            <text:p>#VALOR!</text:p>
          </table:table-cell>
          <table:table-cell table:formula="of:=LOOKUP([.E115];[.$A$2:.$A$41];[.$B$2:.$B$41])" office:value-type="float" office:value="0">
            <text:p>#VALOR!</text:p>
          </table:table-cell>
          <table:table-cell table:formula="of:=[.I115]+[.H11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15]*2" office:value-type="float" office:value="0">
            <text:p>0</text:p>
          </table:table-cell>
          <table:table-cell table:formula="of:=[.F115]*[.G115]" office:value-type="float" office:value="0">
            <text:p>0</text:p>
          </table:table-cell>
          <table:table-cell/>
          <table:table-cell table:formula="of:=VALUE(LEFT([Entrada.D118];SEARCH(&quot;,&quot;;[Entrada.D118])-1))" office:value-type="float" office:value="0">
            <text:p>#VALOR!</text:p>
          </table:table-cell>
          <table:table-cell table:formula="of:=VALUE(MID([Entrada.D118];SEARCH(&quot;,&quot;;[Entrada.D118])+1;100))" office:value-type="float" office:value="0">
            <text:p>#VALOR!</text:p>
          </table:table-cell>
          <table:table-cell table:formula="of:=LOOKUP([.O115];[.$A$2:.$A$41];[.$B$2:.$B$41])" office:value-type="float" office:value="0">
            <text:p>#VALOR!</text:p>
          </table:table-cell>
          <table:table-cell table:formula="of:=LOOKUP([.P115];[.$A$2:.$A$41];[.$B$2:.$B$41])" office:value-type="float" office:value="0">
            <text:p>#VALOR!</text:p>
          </table:table-cell>
          <table:table-cell table:formula="of:=[.R115]+[.Q115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19];SEARCH(&quot;,&quot;;[Entrada.A119])-1))" office:value-type="float" office:value="0">
            <text:p>#VALOR!</text:p>
          </table:table-cell>
          <table:table-cell table:formula="of:=VALUE(MID([Entrada.A119];SEARCH(&quot;,&quot;;[Entrada.A119])+1;100))" office:value-type="float" office:value="0">
            <text:p>#VALOR!</text:p>
          </table:table-cell>
          <table:table-cell table:formula="of:=[Entrada.B1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16];[.$A$2:.$A$41];[.$B$2:.$B$41])" office:value-type="float" office:value="0">
            <text:p>#VALOR!</text:p>
          </table:table-cell>
          <table:table-cell table:formula="of:=LOOKUP([.E116];[.$A$2:.$A$41];[.$B$2:.$B$41])" office:value-type="float" office:value="0">
            <text:p>#VALOR!</text:p>
          </table:table-cell>
          <table:table-cell table:formula="of:=[.I116]+[.H11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16]*2" office:value-type="float" office:value="0">
            <text:p>0</text:p>
          </table:table-cell>
          <table:table-cell table:formula="of:=[.F116]*[.G116]" office:value-type="float" office:value="0">
            <text:p>0</text:p>
          </table:table-cell>
          <table:table-cell/>
          <table:table-cell table:formula="of:=VALUE(LEFT([Entrada.D119];SEARCH(&quot;,&quot;;[Entrada.D119])-1))" office:value-type="float" office:value="0">
            <text:p>#VALOR!</text:p>
          </table:table-cell>
          <table:table-cell table:formula="of:=VALUE(MID([Entrada.D119];SEARCH(&quot;,&quot;;[Entrada.D119])+1;100))" office:value-type="float" office:value="0">
            <text:p>#VALOR!</text:p>
          </table:table-cell>
          <table:table-cell table:formula="of:=LOOKUP([.O116];[.$A$2:.$A$41];[.$B$2:.$B$41])" office:value-type="float" office:value="0">
            <text:p>#VALOR!</text:p>
          </table:table-cell>
          <table:table-cell table:formula="of:=LOOKUP([.P116];[.$A$2:.$A$41];[.$B$2:.$B$41])" office:value-type="float" office:value="0">
            <text:p>#VALOR!</text:p>
          </table:table-cell>
          <table:table-cell table:formula="of:=[.R116]+[.Q116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20];SEARCH(&quot;,&quot;;[Entrada.A120])-1))" office:value-type="float" office:value="0">
            <text:p>#VALOR!</text:p>
          </table:table-cell>
          <table:table-cell table:formula="of:=VALUE(MID([Entrada.A120];SEARCH(&quot;,&quot;;[Entrada.A120])+1;100))" office:value-type="float" office:value="0">
            <text:p>#VALOR!</text:p>
          </table:table-cell>
          <table:table-cell table:formula="of:=[Entrada.B1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17];[.$A$2:.$A$41];[.$B$2:.$B$41])" office:value-type="float" office:value="0">
            <text:p>#VALOR!</text:p>
          </table:table-cell>
          <table:table-cell table:formula="of:=LOOKUP([.E117];[.$A$2:.$A$41];[.$B$2:.$B$41])" office:value-type="float" office:value="0">
            <text:p>#VALOR!</text:p>
          </table:table-cell>
          <table:table-cell table:formula="of:=[.I117]+[.H11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17]*2" office:value-type="float" office:value="0">
            <text:p>0</text:p>
          </table:table-cell>
          <table:table-cell table:formula="of:=[.F117]*[.G117]" office:value-type="float" office:value="0">
            <text:p>0</text:p>
          </table:table-cell>
          <table:table-cell/>
          <table:table-cell table:formula="of:=VALUE(LEFT([Entrada.D120];SEARCH(&quot;,&quot;;[Entrada.D120])-1))" office:value-type="float" office:value="0">
            <text:p>#VALOR!</text:p>
          </table:table-cell>
          <table:table-cell table:formula="of:=VALUE(MID([Entrada.D120];SEARCH(&quot;,&quot;;[Entrada.D120])+1;100))" office:value-type="float" office:value="0">
            <text:p>#VALOR!</text:p>
          </table:table-cell>
          <table:table-cell table:formula="of:=LOOKUP([.O117];[.$A$2:.$A$41];[.$B$2:.$B$41])" office:value-type="float" office:value="0">
            <text:p>#VALOR!</text:p>
          </table:table-cell>
          <table:table-cell table:formula="of:=LOOKUP([.P117];[.$A$2:.$A$41];[.$B$2:.$B$41])" office:value-type="float" office:value="0">
            <text:p>#VALOR!</text:p>
          </table:table-cell>
          <table:table-cell table:formula="of:=[.R117]+[.Q117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21];SEARCH(&quot;,&quot;;[Entrada.A121])-1))" office:value-type="float" office:value="0">
            <text:p>#VALOR!</text:p>
          </table:table-cell>
          <table:table-cell table:formula="of:=VALUE(MID([Entrada.A121];SEARCH(&quot;,&quot;;[Entrada.A121])+1;100))" office:value-type="float" office:value="0">
            <text:p>#VALOR!</text:p>
          </table:table-cell>
          <table:table-cell table:formula="of:=[Entrada.B1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18];[.$A$2:.$A$41];[.$B$2:.$B$41])" office:value-type="float" office:value="0">
            <text:p>#VALOR!</text:p>
          </table:table-cell>
          <table:table-cell table:formula="of:=LOOKUP([.E118];[.$A$2:.$A$41];[.$B$2:.$B$41])" office:value-type="float" office:value="0">
            <text:p>#VALOR!</text:p>
          </table:table-cell>
          <table:table-cell table:formula="of:=[.I118]+[.H11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18]*2" office:value-type="float" office:value="0">
            <text:p>0</text:p>
          </table:table-cell>
          <table:table-cell table:formula="of:=[.F118]*[.G118]" office:value-type="float" office:value="0">
            <text:p>0</text:p>
          </table:table-cell>
          <table:table-cell/>
          <table:table-cell table:formula="of:=VALUE(LEFT([Entrada.D121];SEARCH(&quot;,&quot;;[Entrada.D121])-1))" office:value-type="float" office:value="0">
            <text:p>#VALOR!</text:p>
          </table:table-cell>
          <table:table-cell table:formula="of:=VALUE(MID([Entrada.D121];SEARCH(&quot;,&quot;;[Entrada.D121])+1;100))" office:value-type="float" office:value="0">
            <text:p>#VALOR!</text:p>
          </table:table-cell>
          <table:table-cell table:formula="of:=LOOKUP([.O118];[.$A$2:.$A$41];[.$B$2:.$B$41])" office:value-type="float" office:value="0">
            <text:p>#VALOR!</text:p>
          </table:table-cell>
          <table:table-cell table:formula="of:=LOOKUP([.P118];[.$A$2:.$A$41];[.$B$2:.$B$41])" office:value-type="float" office:value="0">
            <text:p>#VALOR!</text:p>
          </table:table-cell>
          <table:table-cell table:formula="of:=[.R118]+[.Q118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22];SEARCH(&quot;,&quot;;[Entrada.A122])-1))" office:value-type="float" office:value="0">
            <text:p>#VALOR!</text:p>
          </table:table-cell>
          <table:table-cell table:formula="of:=VALUE(MID([Entrada.A122];SEARCH(&quot;,&quot;;[Entrada.A122])+1;100))" office:value-type="float" office:value="0">
            <text:p>#VALOR!</text:p>
          </table:table-cell>
          <table:table-cell table:formula="of:=[Entrada.B1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19];[.$A$2:.$A$41];[.$B$2:.$B$41])" office:value-type="float" office:value="0">
            <text:p>#VALOR!</text:p>
          </table:table-cell>
          <table:table-cell table:formula="of:=LOOKUP([.E119];[.$A$2:.$A$41];[.$B$2:.$B$41])" office:value-type="float" office:value="0">
            <text:p>#VALOR!</text:p>
          </table:table-cell>
          <table:table-cell table:formula="of:=[.I119]+[.H11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19]*2" office:value-type="float" office:value="0">
            <text:p>0</text:p>
          </table:table-cell>
          <table:table-cell table:formula="of:=[.F119]*[.G119]" office:value-type="float" office:value="0">
            <text:p>0</text:p>
          </table:table-cell>
          <table:table-cell/>
          <table:table-cell table:formula="of:=VALUE(LEFT([Entrada.D122];SEARCH(&quot;,&quot;;[Entrada.D122])-1))" office:value-type="float" office:value="0">
            <text:p>#VALOR!</text:p>
          </table:table-cell>
          <table:table-cell table:formula="of:=VALUE(MID([Entrada.D122];SEARCH(&quot;,&quot;;[Entrada.D122])+1;100))" office:value-type="float" office:value="0">
            <text:p>#VALOR!</text:p>
          </table:table-cell>
          <table:table-cell table:formula="of:=LOOKUP([.O119];[.$A$2:.$A$41];[.$B$2:.$B$41])" office:value-type="float" office:value="0">
            <text:p>#VALOR!</text:p>
          </table:table-cell>
          <table:table-cell table:formula="of:=LOOKUP([.P119];[.$A$2:.$A$41];[.$B$2:.$B$41])" office:value-type="float" office:value="0">
            <text:p>#VALOR!</text:p>
          </table:table-cell>
          <table:table-cell table:formula="of:=[.R119]+[.Q119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23];SEARCH(&quot;,&quot;;[Entrada.A123])-1))" office:value-type="float" office:value="0">
            <text:p>#VALOR!</text:p>
          </table:table-cell>
          <table:table-cell table:formula="of:=VALUE(MID([Entrada.A123];SEARCH(&quot;,&quot;;[Entrada.A123])+1;100))" office:value-type="float" office:value="0">
            <text:p>#VALOR!</text:p>
          </table:table-cell>
          <table:table-cell table:formula="of:=[Entrada.B1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20];[.$A$2:.$A$41];[.$B$2:.$B$41])" office:value-type="float" office:value="0">
            <text:p>#VALOR!</text:p>
          </table:table-cell>
          <table:table-cell table:formula="of:=LOOKUP([.E120];[.$A$2:.$A$41];[.$B$2:.$B$41])" office:value-type="float" office:value="0">
            <text:p>#VALOR!</text:p>
          </table:table-cell>
          <table:table-cell table:formula="of:=[.I120]+[.H12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20]*2" office:value-type="float" office:value="0">
            <text:p>0</text:p>
          </table:table-cell>
          <table:table-cell table:formula="of:=[.F120]*[.G120]" office:value-type="float" office:value="0">
            <text:p>0</text:p>
          </table:table-cell>
          <table:table-cell/>
          <table:table-cell table:formula="of:=VALUE(LEFT([Entrada.D123];SEARCH(&quot;,&quot;;[Entrada.D123])-1))" office:value-type="float" office:value="0">
            <text:p>#VALOR!</text:p>
          </table:table-cell>
          <table:table-cell table:formula="of:=VALUE(MID([Entrada.D123];SEARCH(&quot;,&quot;;[Entrada.D123])+1;100))" office:value-type="float" office:value="0">
            <text:p>#VALOR!</text:p>
          </table:table-cell>
          <table:table-cell table:formula="of:=LOOKUP([.O120];[.$A$2:.$A$41];[.$B$2:.$B$41])" office:value-type="float" office:value="0">
            <text:p>#VALOR!</text:p>
          </table:table-cell>
          <table:table-cell table:formula="of:=LOOKUP([.P120];[.$A$2:.$A$41];[.$B$2:.$B$41])" office:value-type="float" office:value="0">
            <text:p>#VALOR!</text:p>
          </table:table-cell>
          <table:table-cell table:formula="of:=[.R120]+[.Q120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24];SEARCH(&quot;,&quot;;[Entrada.A124])-1))" office:value-type="float" office:value="0">
            <text:p>#VALOR!</text:p>
          </table:table-cell>
          <table:table-cell table:formula="of:=VALUE(MID([Entrada.A124];SEARCH(&quot;,&quot;;[Entrada.A124])+1;100))" office:value-type="float" office:value="0">
            <text:p>#VALOR!</text:p>
          </table:table-cell>
          <table:table-cell table:formula="of:=[Entrada.B1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21];[.$A$2:.$A$41];[.$B$2:.$B$41])" office:value-type="float" office:value="0">
            <text:p>#VALOR!</text:p>
          </table:table-cell>
          <table:table-cell table:formula="of:=LOOKUP([.E121];[.$A$2:.$A$41];[.$B$2:.$B$41])" office:value-type="float" office:value="0">
            <text:p>#VALOR!</text:p>
          </table:table-cell>
          <table:table-cell table:formula="of:=[.I121]+[.H12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21]*2" office:value-type="float" office:value="0">
            <text:p>0</text:p>
          </table:table-cell>
          <table:table-cell table:formula="of:=[.F121]*[.G121]" office:value-type="float" office:value="0">
            <text:p>0</text:p>
          </table:table-cell>
          <table:table-cell/>
          <table:table-cell table:formula="of:=VALUE(LEFT([Entrada.D124];SEARCH(&quot;,&quot;;[Entrada.D124])-1))" office:value-type="float" office:value="0">
            <text:p>#VALOR!</text:p>
          </table:table-cell>
          <table:table-cell table:formula="of:=VALUE(MID([Entrada.D124];SEARCH(&quot;,&quot;;[Entrada.D124])+1;100))" office:value-type="float" office:value="0">
            <text:p>#VALOR!</text:p>
          </table:table-cell>
          <table:table-cell table:formula="of:=LOOKUP([.O121];[.$A$2:.$A$41];[.$B$2:.$B$41])" office:value-type="float" office:value="0">
            <text:p>#VALOR!</text:p>
          </table:table-cell>
          <table:table-cell table:formula="of:=LOOKUP([.P121];[.$A$2:.$A$41];[.$B$2:.$B$41])" office:value-type="float" office:value="0">
            <text:p>#VALOR!</text:p>
          </table:table-cell>
          <table:table-cell table:formula="of:=[.R121]+[.Q121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25];SEARCH(&quot;,&quot;;[Entrada.A125])-1))" office:value-type="float" office:value="0">
            <text:p>#VALOR!</text:p>
          </table:table-cell>
          <table:table-cell table:formula="of:=VALUE(MID([Entrada.A125];SEARCH(&quot;,&quot;;[Entrada.A125])+1;100))" office:value-type="float" office:value="0">
            <text:p>#VALOR!</text:p>
          </table:table-cell>
          <table:table-cell table:formula="of:=[Entrada.B12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22];[.$A$2:.$A$41];[.$B$2:.$B$41])" office:value-type="float" office:value="0">
            <text:p>#VALOR!</text:p>
          </table:table-cell>
          <table:table-cell table:formula="of:=LOOKUP([.E122];[.$A$2:.$A$41];[.$B$2:.$B$41])" office:value-type="float" office:value="0">
            <text:p>#VALOR!</text:p>
          </table:table-cell>
          <table:table-cell table:formula="of:=[.I122]+[.H12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22]*2" office:value-type="float" office:value="0">
            <text:p>0</text:p>
          </table:table-cell>
          <table:table-cell table:formula="of:=[.F122]*[.G122]" office:value-type="float" office:value="0">
            <text:p>0</text:p>
          </table:table-cell>
          <table:table-cell/>
          <table:table-cell table:formula="of:=VALUE(LEFT([Entrada.D125];SEARCH(&quot;,&quot;;[Entrada.D125])-1))" office:value-type="float" office:value="0">
            <text:p>#VALOR!</text:p>
          </table:table-cell>
          <table:table-cell table:formula="of:=VALUE(MID([Entrada.D125];SEARCH(&quot;,&quot;;[Entrada.D125])+1;100))" office:value-type="float" office:value="0">
            <text:p>#VALOR!</text:p>
          </table:table-cell>
          <table:table-cell table:formula="of:=LOOKUP([.O122];[.$A$2:.$A$41];[.$B$2:.$B$41])" office:value-type="float" office:value="0">
            <text:p>#VALOR!</text:p>
          </table:table-cell>
          <table:table-cell table:formula="of:=LOOKUP([.P122];[.$A$2:.$A$41];[.$B$2:.$B$41])" office:value-type="float" office:value="0">
            <text:p>#VALOR!</text:p>
          </table:table-cell>
          <table:table-cell table:formula="of:=[.R122]+[.Q122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26];SEARCH(&quot;,&quot;;[Entrada.A126])-1))" office:value-type="float" office:value="0">
            <text:p>#VALOR!</text:p>
          </table:table-cell>
          <table:table-cell table:formula="of:=VALUE(MID([Entrada.A126];SEARCH(&quot;,&quot;;[Entrada.A126])+1;100))" office:value-type="float" office:value="0">
            <text:p>#VALOR!</text:p>
          </table:table-cell>
          <table:table-cell table:formula="of:=[Entrada.B12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23];[.$A$2:.$A$41];[.$B$2:.$B$41])" office:value-type="float" office:value="0">
            <text:p>#VALOR!</text:p>
          </table:table-cell>
          <table:table-cell table:formula="of:=LOOKUP([.E123];[.$A$2:.$A$41];[.$B$2:.$B$41])" office:value-type="float" office:value="0">
            <text:p>#VALOR!</text:p>
          </table:table-cell>
          <table:table-cell table:formula="of:=[.I123]+[.H12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23]*2" office:value-type="float" office:value="0">
            <text:p>0</text:p>
          </table:table-cell>
          <table:table-cell table:formula="of:=[.F123]*[.G123]" office:value-type="float" office:value="0">
            <text:p>0</text:p>
          </table:table-cell>
          <table:table-cell/>
          <table:table-cell table:formula="of:=VALUE(LEFT([Entrada.D126];SEARCH(&quot;,&quot;;[Entrada.D126])-1))" office:value-type="float" office:value="0">
            <text:p>#VALOR!</text:p>
          </table:table-cell>
          <table:table-cell table:formula="of:=VALUE(MID([Entrada.D126];SEARCH(&quot;,&quot;;[Entrada.D126])+1;100))" office:value-type="float" office:value="0">
            <text:p>#VALOR!</text:p>
          </table:table-cell>
          <table:table-cell table:formula="of:=LOOKUP([.O123];[.$A$2:.$A$41];[.$B$2:.$B$41])" office:value-type="float" office:value="0">
            <text:p>#VALOR!</text:p>
          </table:table-cell>
          <table:table-cell table:formula="of:=LOOKUP([.P123];[.$A$2:.$A$41];[.$B$2:.$B$41])" office:value-type="float" office:value="0">
            <text:p>#VALOR!</text:p>
          </table:table-cell>
          <table:table-cell table:formula="of:=[.R123]+[.Q123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27];SEARCH(&quot;,&quot;;[Entrada.A127])-1))" office:value-type="float" office:value="0">
            <text:p>#VALOR!</text:p>
          </table:table-cell>
          <table:table-cell table:formula="of:=VALUE(MID([Entrada.A127];SEARCH(&quot;,&quot;;[Entrada.A127])+1;100))" office:value-type="float" office:value="0">
            <text:p>#VALOR!</text:p>
          </table:table-cell>
          <table:table-cell table:formula="of:=[Entrada.B12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24];[.$A$2:.$A$41];[.$B$2:.$B$41])" office:value-type="float" office:value="0">
            <text:p>#VALOR!</text:p>
          </table:table-cell>
          <table:table-cell table:formula="of:=LOOKUP([.E124];[.$A$2:.$A$41];[.$B$2:.$B$41])" office:value-type="float" office:value="0">
            <text:p>#VALOR!</text:p>
          </table:table-cell>
          <table:table-cell table:formula="of:=[.I124]+[.H12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24]*2" office:value-type="float" office:value="0">
            <text:p>0</text:p>
          </table:table-cell>
          <table:table-cell table:formula="of:=[.F124]*[.G124]" office:value-type="float" office:value="0">
            <text:p>0</text:p>
          </table:table-cell>
          <table:table-cell/>
          <table:table-cell table:formula="of:=VALUE(LEFT([Entrada.D127];SEARCH(&quot;,&quot;;[Entrada.D127])-1))" office:value-type="float" office:value="0">
            <text:p>#VALOR!</text:p>
          </table:table-cell>
          <table:table-cell table:formula="of:=VALUE(MID([Entrada.D127];SEARCH(&quot;,&quot;;[Entrada.D127])+1;100))" office:value-type="float" office:value="0">
            <text:p>#VALOR!</text:p>
          </table:table-cell>
          <table:table-cell table:formula="of:=LOOKUP([.O124];[.$A$2:.$A$41];[.$B$2:.$B$41])" office:value-type="float" office:value="0">
            <text:p>#VALOR!</text:p>
          </table:table-cell>
          <table:table-cell table:formula="of:=LOOKUP([.P124];[.$A$2:.$A$41];[.$B$2:.$B$41])" office:value-type="float" office:value="0">
            <text:p>#VALOR!</text:p>
          </table:table-cell>
          <table:table-cell table:formula="of:=[.R124]+[.Q124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28];SEARCH(&quot;,&quot;;[Entrada.A128])-1))" office:value-type="float" office:value="0">
            <text:p>#VALOR!</text:p>
          </table:table-cell>
          <table:table-cell table:formula="of:=VALUE(MID([Entrada.A128];SEARCH(&quot;,&quot;;[Entrada.A128])+1;100))" office:value-type="float" office:value="0">
            <text:p>#VALOR!</text:p>
          </table:table-cell>
          <table:table-cell table:formula="of:=[Entrada.B12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25];[.$A$2:.$A$41];[.$B$2:.$B$41])" office:value-type="float" office:value="0">
            <text:p>#VALOR!</text:p>
          </table:table-cell>
          <table:table-cell table:formula="of:=LOOKUP([.E125];[.$A$2:.$A$41];[.$B$2:.$B$41])" office:value-type="float" office:value="0">
            <text:p>#VALOR!</text:p>
          </table:table-cell>
          <table:table-cell table:formula="of:=[.I125]+[.H12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25]*2" office:value-type="float" office:value="0">
            <text:p>0</text:p>
          </table:table-cell>
          <table:table-cell table:formula="of:=[.F125]*[.G125]" office:value-type="float" office:value="0">
            <text:p>0</text:p>
          </table:table-cell>
          <table:table-cell/>
          <table:table-cell table:formula="of:=VALUE(LEFT([Entrada.D128];SEARCH(&quot;,&quot;;[Entrada.D128])-1))" office:value-type="float" office:value="0">
            <text:p>#VALOR!</text:p>
          </table:table-cell>
          <table:table-cell table:formula="of:=VALUE(MID([Entrada.D128];SEARCH(&quot;,&quot;;[Entrada.D128])+1;100))" office:value-type="float" office:value="0">
            <text:p>#VALOR!</text:p>
          </table:table-cell>
          <table:table-cell table:formula="of:=LOOKUP([.O125];[.$A$2:.$A$41];[.$B$2:.$B$41])" office:value-type="float" office:value="0">
            <text:p>#VALOR!</text:p>
          </table:table-cell>
          <table:table-cell table:formula="of:=LOOKUP([.P125];[.$A$2:.$A$41];[.$B$2:.$B$41])" office:value-type="float" office:value="0">
            <text:p>#VALOR!</text:p>
          </table:table-cell>
          <table:table-cell table:formula="of:=[.R125]+[.Q125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29];SEARCH(&quot;,&quot;;[Entrada.A129])-1))" office:value-type="float" office:value="0">
            <text:p>#VALOR!</text:p>
          </table:table-cell>
          <table:table-cell table:formula="of:=VALUE(MID([Entrada.A129];SEARCH(&quot;,&quot;;[Entrada.A129])+1;100))" office:value-type="float" office:value="0">
            <text:p>#VALOR!</text:p>
          </table:table-cell>
          <table:table-cell table:formula="of:=[Entrada.B12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26];[.$A$2:.$A$41];[.$B$2:.$B$41])" office:value-type="float" office:value="0">
            <text:p>#VALOR!</text:p>
          </table:table-cell>
          <table:table-cell table:formula="of:=LOOKUP([.E126];[.$A$2:.$A$41];[.$B$2:.$B$41])" office:value-type="float" office:value="0">
            <text:p>#VALOR!</text:p>
          </table:table-cell>
          <table:table-cell table:formula="of:=[.I126]+[.H12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26]*2" office:value-type="float" office:value="0">
            <text:p>0</text:p>
          </table:table-cell>
          <table:table-cell table:formula="of:=[.F126]*[.G126]" office:value-type="float" office:value="0">
            <text:p>0</text:p>
          </table:table-cell>
          <table:table-cell/>
          <table:table-cell table:formula="of:=VALUE(LEFT([Entrada.D129];SEARCH(&quot;,&quot;;[Entrada.D129])-1))" office:value-type="float" office:value="0">
            <text:p>#VALOR!</text:p>
          </table:table-cell>
          <table:table-cell table:formula="of:=VALUE(MID([Entrada.D129];SEARCH(&quot;,&quot;;[Entrada.D129])+1;100))" office:value-type="float" office:value="0">
            <text:p>#VALOR!</text:p>
          </table:table-cell>
          <table:table-cell table:formula="of:=LOOKUP([.O126];[.$A$2:.$A$41];[.$B$2:.$B$41])" office:value-type="float" office:value="0">
            <text:p>#VALOR!</text:p>
          </table:table-cell>
          <table:table-cell table:formula="of:=LOOKUP([.P126];[.$A$2:.$A$41];[.$B$2:.$B$41])" office:value-type="float" office:value="0">
            <text:p>#VALOR!</text:p>
          </table:table-cell>
          <table:table-cell table:formula="of:=[.R126]+[.Q126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30];SEARCH(&quot;,&quot;;[Entrada.A130])-1))" office:value-type="float" office:value="0">
            <text:p>#VALOR!</text:p>
          </table:table-cell>
          <table:table-cell table:formula="of:=VALUE(MID([Entrada.A130];SEARCH(&quot;,&quot;;[Entrada.A130])+1;100))" office:value-type="float" office:value="0">
            <text:p>#VALOR!</text:p>
          </table:table-cell>
          <table:table-cell table:formula="of:=[Entrada.B13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27];[.$A$2:.$A$41];[.$B$2:.$B$41])" office:value-type="float" office:value="0">
            <text:p>#VALOR!</text:p>
          </table:table-cell>
          <table:table-cell table:formula="of:=LOOKUP([.E127];[.$A$2:.$A$41];[.$B$2:.$B$41])" office:value-type="float" office:value="0">
            <text:p>#VALOR!</text:p>
          </table:table-cell>
          <table:table-cell table:formula="of:=[.I127]+[.H12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27]*2" office:value-type="float" office:value="0">
            <text:p>0</text:p>
          </table:table-cell>
          <table:table-cell table:formula="of:=[.F127]*[.G127]" office:value-type="float" office:value="0">
            <text:p>0</text:p>
          </table:table-cell>
          <table:table-cell/>
          <table:table-cell table:formula="of:=VALUE(LEFT([Entrada.D130];SEARCH(&quot;,&quot;;[Entrada.D130])-1))" office:value-type="float" office:value="0">
            <text:p>#VALOR!</text:p>
          </table:table-cell>
          <table:table-cell table:formula="of:=VALUE(MID([Entrada.D130];SEARCH(&quot;,&quot;;[Entrada.D130])+1;100))" office:value-type="float" office:value="0">
            <text:p>#VALOR!</text:p>
          </table:table-cell>
          <table:table-cell table:formula="of:=LOOKUP([.O127];[.$A$2:.$A$41];[.$B$2:.$B$41])" office:value-type="float" office:value="0">
            <text:p>#VALOR!</text:p>
          </table:table-cell>
          <table:table-cell table:formula="of:=LOOKUP([.P127];[.$A$2:.$A$41];[.$B$2:.$B$41])" office:value-type="float" office:value="0">
            <text:p>#VALOR!</text:p>
          </table:table-cell>
          <table:table-cell table:formula="of:=[.R127]+[.Q127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31];SEARCH(&quot;,&quot;;[Entrada.A131])-1))" office:value-type="float" office:value="0">
            <text:p>#VALOR!</text:p>
          </table:table-cell>
          <table:table-cell table:formula="of:=VALUE(MID([Entrada.A131];SEARCH(&quot;,&quot;;[Entrada.A131])+1;100))" office:value-type="float" office:value="0">
            <text:p>#VALOR!</text:p>
          </table:table-cell>
          <table:table-cell table:formula="of:=[Entrada.B13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28];[.$A$2:.$A$41];[.$B$2:.$B$41])" office:value-type="float" office:value="0">
            <text:p>#VALOR!</text:p>
          </table:table-cell>
          <table:table-cell table:formula="of:=LOOKUP([.E128];[.$A$2:.$A$41];[.$B$2:.$B$41])" office:value-type="float" office:value="0">
            <text:p>#VALOR!</text:p>
          </table:table-cell>
          <table:table-cell table:formula="of:=[.I128]+[.H12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28]*2" office:value-type="float" office:value="0">
            <text:p>0</text:p>
          </table:table-cell>
          <table:table-cell table:formula="of:=[.F128]*[.G128]" office:value-type="float" office:value="0">
            <text:p>0</text:p>
          </table:table-cell>
          <table:table-cell/>
          <table:table-cell table:formula="of:=VALUE(LEFT([Entrada.D131];SEARCH(&quot;,&quot;;[Entrada.D131])-1))" office:value-type="float" office:value="0">
            <text:p>#VALOR!</text:p>
          </table:table-cell>
          <table:table-cell table:formula="of:=VALUE(MID([Entrada.D131];SEARCH(&quot;,&quot;;[Entrada.D131])+1;100))" office:value-type="float" office:value="0">
            <text:p>#VALOR!</text:p>
          </table:table-cell>
          <table:table-cell table:formula="of:=LOOKUP([.O128];[.$A$2:.$A$41];[.$B$2:.$B$41])" office:value-type="float" office:value="0">
            <text:p>#VALOR!</text:p>
          </table:table-cell>
          <table:table-cell table:formula="of:=LOOKUP([.P128];[.$A$2:.$A$41];[.$B$2:.$B$41])" office:value-type="float" office:value="0">
            <text:p>#VALOR!</text:p>
          </table:table-cell>
          <table:table-cell table:formula="of:=[.R128]+[.Q128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32];SEARCH(&quot;,&quot;;[Entrada.A132])-1))" office:value-type="float" office:value="0">
            <text:p>#VALOR!</text:p>
          </table:table-cell>
          <table:table-cell table:formula="of:=VALUE(MID([Entrada.A132];SEARCH(&quot;,&quot;;[Entrada.A132])+1;100))" office:value-type="float" office:value="0">
            <text:p>#VALOR!</text:p>
          </table:table-cell>
          <table:table-cell table:formula="of:=[Entrada.B13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29];[.$A$2:.$A$41];[.$B$2:.$B$41])" office:value-type="float" office:value="0">
            <text:p>#VALOR!</text:p>
          </table:table-cell>
          <table:table-cell table:formula="of:=LOOKUP([.E129];[.$A$2:.$A$41];[.$B$2:.$B$41])" office:value-type="float" office:value="0">
            <text:p>#VALOR!</text:p>
          </table:table-cell>
          <table:table-cell table:formula="of:=[.I129]+[.H12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29]*2" office:value-type="float" office:value="0">
            <text:p>0</text:p>
          </table:table-cell>
          <table:table-cell table:formula="of:=[.F129]*[.G129]" office:value-type="float" office:value="0">
            <text:p>0</text:p>
          </table:table-cell>
          <table:table-cell/>
          <table:table-cell table:formula="of:=VALUE(LEFT([Entrada.D132];SEARCH(&quot;,&quot;;[Entrada.D132])-1))" office:value-type="float" office:value="0">
            <text:p>#VALOR!</text:p>
          </table:table-cell>
          <table:table-cell table:formula="of:=VALUE(MID([Entrada.D132];SEARCH(&quot;,&quot;;[Entrada.D132])+1;100))" office:value-type="float" office:value="0">
            <text:p>#VALOR!</text:p>
          </table:table-cell>
          <table:table-cell table:formula="of:=LOOKUP([.O129];[.$A$2:.$A$41];[.$B$2:.$B$41])" office:value-type="float" office:value="0">
            <text:p>#VALOR!</text:p>
          </table:table-cell>
          <table:table-cell table:formula="of:=LOOKUP([.P129];[.$A$2:.$A$41];[.$B$2:.$B$41])" office:value-type="float" office:value="0">
            <text:p>#VALOR!</text:p>
          </table:table-cell>
          <table:table-cell table:formula="of:=[.R129]+[.Q129]" office:value-type="float" office:value="0">
            <text:p>#VALOR!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formula="of:=VALUE(LEFT([Entrada.A133];SEARCH(&quot;,&quot;;[Entrada.A133])-1))" office:value-type="float" office:value="0">
            <text:p>#VALOR!</text:p>
          </table:table-cell>
          <table:table-cell table:formula="of:=VALUE(MID([Entrada.A133];SEARCH(&quot;,&quot;;[Entrada.A133])+1;100))" office:value-type="float" office:value="0">
            <text:p>#VALOR!</text:p>
          </table:table-cell>
          <table:table-cell table:formula="of:=[Entrada.B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30];[.$A$2:.$A$41];[.$B$2:.$B$41])" office:value-type="float" office:value="0">
            <text:p>#VALOR!</text:p>
          </table:table-cell>
          <table:table-cell table:formula="of:=LOOKUP([.E130];[.$A$2:.$A$41];[.$B$2:.$B$41])" office:value-type="float" office:value="0">
            <text:p>#VALOR!</text:p>
          </table:table-cell>
          <table:table-cell table:formula="of:=[.I130]+[.H13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30]*2" office:value-type="float" office:value="0">
            <text:p>0</text:p>
          </table:table-cell>
          <table:table-cell table:formula="of:=[.F130]*[.G13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34];SEARCH(&quot;,&quot;;[Entrada.A134])-1))" office:value-type="float" office:value="0">
            <text:p>#VALOR!</text:p>
          </table:table-cell>
          <table:table-cell table:formula="of:=VALUE(MID([Entrada.A134];SEARCH(&quot;,&quot;;[Entrada.A134])+1;100))" office:value-type="float" office:value="0">
            <text:p>#VALOR!</text:p>
          </table:table-cell>
          <table:table-cell table:formula="of:=[Entrada.B13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31];[.$A$2:.$A$41];[.$B$2:.$B$41])" office:value-type="float" office:value="0">
            <text:p>#VALOR!</text:p>
          </table:table-cell>
          <table:table-cell table:formula="of:=LOOKUP([.E131];[.$A$2:.$A$41];[.$B$2:.$B$41])" office:value-type="float" office:value="0">
            <text:p>#VALOR!</text:p>
          </table:table-cell>
          <table:table-cell table:formula="of:=[.I131]+[.H13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31]*2" office:value-type="float" office:value="0">
            <text:p>0</text:p>
          </table:table-cell>
          <table:table-cell table:formula="of:=[.F131]*[.G13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35];SEARCH(&quot;,&quot;;[Entrada.A135])-1))" office:value-type="float" office:value="0">
            <text:p>#VALOR!</text:p>
          </table:table-cell>
          <table:table-cell table:formula="of:=VALUE(MID([Entrada.A135];SEARCH(&quot;,&quot;;[Entrada.A135])+1;100))" office:value-type="float" office:value="0">
            <text:p>#VALOR!</text:p>
          </table:table-cell>
          <table:table-cell table:formula="of:=[Entrada.B13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32];[.$A$2:.$A$41];[.$B$2:.$B$41])" office:value-type="float" office:value="0">
            <text:p>#VALOR!</text:p>
          </table:table-cell>
          <table:table-cell table:formula="of:=LOOKUP([.E132];[.$A$2:.$A$41];[.$B$2:.$B$41])" office:value-type="float" office:value="0">
            <text:p>#VALOR!</text:p>
          </table:table-cell>
          <table:table-cell table:formula="of:=[.I132]+[.H13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32]*2" office:value-type="float" office:value="0">
            <text:p>0</text:p>
          </table:table-cell>
          <table:table-cell table:formula="of:=[.F132]*[.G13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36];SEARCH(&quot;,&quot;;[Entrada.A136])-1))" office:value-type="float" office:value="0">
            <text:p>#VALOR!</text:p>
          </table:table-cell>
          <table:table-cell table:formula="of:=VALUE(MID([Entrada.A136];SEARCH(&quot;,&quot;;[Entrada.A136])+1;100))" office:value-type="float" office:value="0">
            <text:p>#VALOR!</text:p>
          </table:table-cell>
          <table:table-cell table:formula="of:=[Entrada.B13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33];[.$A$2:.$A$41];[.$B$2:.$B$41])" office:value-type="float" office:value="0">
            <text:p>#VALOR!</text:p>
          </table:table-cell>
          <table:table-cell table:formula="of:=LOOKUP([.E133];[.$A$2:.$A$41];[.$B$2:.$B$41])" office:value-type="float" office:value="0">
            <text:p>#VALOR!</text:p>
          </table:table-cell>
          <table:table-cell table:formula="of:=[.I133]+[.H13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33]*2" office:value-type="float" office:value="0">
            <text:p>0</text:p>
          </table:table-cell>
          <table:table-cell table:formula="of:=[.F133]*[.G13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37];SEARCH(&quot;,&quot;;[Entrada.A137])-1))" office:value-type="float" office:value="0">
            <text:p>#VALOR!</text:p>
          </table:table-cell>
          <table:table-cell table:formula="of:=VALUE(MID([Entrada.A137];SEARCH(&quot;,&quot;;[Entrada.A137])+1;100))" office:value-type="float" office:value="0">
            <text:p>#VALOR!</text:p>
          </table:table-cell>
          <table:table-cell table:formula="of:=[Entrada.B13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34];[.$A$2:.$A$41];[.$B$2:.$B$41])" office:value-type="float" office:value="0">
            <text:p>#VALOR!</text:p>
          </table:table-cell>
          <table:table-cell table:formula="of:=LOOKUP([.E134];[.$A$2:.$A$41];[.$B$2:.$B$41])" office:value-type="float" office:value="0">
            <text:p>#VALOR!</text:p>
          </table:table-cell>
          <table:table-cell table:formula="of:=[.I134]+[.H13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34]*2" office:value-type="float" office:value="0">
            <text:p>0</text:p>
          </table:table-cell>
          <table:table-cell table:formula="of:=[.F134]*[.G13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38];SEARCH(&quot;,&quot;;[Entrada.A138])-1))" office:value-type="float" office:value="0">
            <text:p>#VALOR!</text:p>
          </table:table-cell>
          <table:table-cell table:formula="of:=VALUE(MID([Entrada.A138];SEARCH(&quot;,&quot;;[Entrada.A138])+1;100))" office:value-type="float" office:value="0">
            <text:p>#VALOR!</text:p>
          </table:table-cell>
          <table:table-cell table:formula="of:=[Entrada.B13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35];[.$A$2:.$A$41];[.$B$2:.$B$41])" office:value-type="float" office:value="0">
            <text:p>#VALOR!</text:p>
          </table:table-cell>
          <table:table-cell table:formula="of:=LOOKUP([.E135];[.$A$2:.$A$41];[.$B$2:.$B$41])" office:value-type="float" office:value="0">
            <text:p>#VALOR!</text:p>
          </table:table-cell>
          <table:table-cell table:formula="of:=[.I135]+[.H13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35]*2" office:value-type="float" office:value="0">
            <text:p>0</text:p>
          </table:table-cell>
          <table:table-cell table:formula="of:=[.F135]*[.G13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39];SEARCH(&quot;,&quot;;[Entrada.A139])-1))" office:value-type="float" office:value="0">
            <text:p>#VALOR!</text:p>
          </table:table-cell>
          <table:table-cell table:formula="of:=VALUE(MID([Entrada.A139];SEARCH(&quot;,&quot;;[Entrada.A139])+1;100))" office:value-type="float" office:value="0">
            <text:p>#VALOR!</text:p>
          </table:table-cell>
          <table:table-cell table:formula="of:=[Entrada.B13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36];[.$A$2:.$A$41];[.$B$2:.$B$41])" office:value-type="float" office:value="0">
            <text:p>#VALOR!</text:p>
          </table:table-cell>
          <table:table-cell table:formula="of:=LOOKUP([.E136];[.$A$2:.$A$41];[.$B$2:.$B$41])" office:value-type="float" office:value="0">
            <text:p>#VALOR!</text:p>
          </table:table-cell>
          <table:table-cell table:formula="of:=[.I136]+[.H13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36]*2" office:value-type="float" office:value="0">
            <text:p>0</text:p>
          </table:table-cell>
          <table:table-cell table:formula="of:=[.F136]*[.G13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40];SEARCH(&quot;,&quot;;[Entrada.A140])-1))" office:value-type="float" office:value="0">
            <text:p>#VALOR!</text:p>
          </table:table-cell>
          <table:table-cell table:formula="of:=VALUE(MID([Entrada.A140];SEARCH(&quot;,&quot;;[Entrada.A140])+1;100))" office:value-type="float" office:value="0">
            <text:p>#VALOR!</text:p>
          </table:table-cell>
          <table:table-cell table:formula="of:=[Entrada.B14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37];[.$A$2:.$A$41];[.$B$2:.$B$41])" office:value-type="float" office:value="0">
            <text:p>#VALOR!</text:p>
          </table:table-cell>
          <table:table-cell table:formula="of:=LOOKUP([.E137];[.$A$2:.$A$41];[.$B$2:.$B$41])" office:value-type="float" office:value="0">
            <text:p>#VALOR!</text:p>
          </table:table-cell>
          <table:table-cell table:formula="of:=[.I137]+[.H13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37]*2" office:value-type="float" office:value="0">
            <text:p>0</text:p>
          </table:table-cell>
          <table:table-cell table:formula="of:=[.F137]*[.G13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41];SEARCH(&quot;,&quot;;[Entrada.A141])-1))" office:value-type="float" office:value="0">
            <text:p>#VALOR!</text:p>
          </table:table-cell>
          <table:table-cell table:formula="of:=VALUE(MID([Entrada.A141];SEARCH(&quot;,&quot;;[Entrada.A141])+1;100))" office:value-type="float" office:value="0">
            <text:p>#VALOR!</text:p>
          </table:table-cell>
          <table:table-cell table:formula="of:=[Entrada.B14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38];[.$A$2:.$A$41];[.$B$2:.$B$41])" office:value-type="float" office:value="0">
            <text:p>#VALOR!</text:p>
          </table:table-cell>
          <table:table-cell table:formula="of:=LOOKUP([.E138];[.$A$2:.$A$41];[.$B$2:.$B$41])" office:value-type="float" office:value="0">
            <text:p>#VALOR!</text:p>
          </table:table-cell>
          <table:table-cell table:formula="of:=[.I138]+[.H13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38]*2" office:value-type="float" office:value="0">
            <text:p>0</text:p>
          </table:table-cell>
          <table:table-cell table:formula="of:=[.F138]*[.G13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42];SEARCH(&quot;,&quot;;[Entrada.A142])-1))" office:value-type="float" office:value="0">
            <text:p>#VALOR!</text:p>
          </table:table-cell>
          <table:table-cell table:formula="of:=VALUE(MID([Entrada.A142];SEARCH(&quot;,&quot;;[Entrada.A142])+1;100))" office:value-type="float" office:value="0">
            <text:p>#VALOR!</text:p>
          </table:table-cell>
          <table:table-cell table:formula="of:=[Entrada.B14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39];[.$A$2:.$A$41];[.$B$2:.$B$41])" office:value-type="float" office:value="0">
            <text:p>#VALOR!</text:p>
          </table:table-cell>
          <table:table-cell table:formula="of:=LOOKUP([.E139];[.$A$2:.$A$41];[.$B$2:.$B$41])" office:value-type="float" office:value="0">
            <text:p>#VALOR!</text:p>
          </table:table-cell>
          <table:table-cell table:formula="of:=[.I139]+[.H13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39]*2" office:value-type="float" office:value="0">
            <text:p>0</text:p>
          </table:table-cell>
          <table:table-cell table:formula="of:=[.F139]*[.G13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43];SEARCH(&quot;,&quot;;[Entrada.A143])-1))" office:value-type="float" office:value="0">
            <text:p>#VALOR!</text:p>
          </table:table-cell>
          <table:table-cell table:formula="of:=VALUE(MID([Entrada.A143];SEARCH(&quot;,&quot;;[Entrada.A143])+1;100))" office:value-type="float" office:value="0">
            <text:p>#VALOR!</text:p>
          </table:table-cell>
          <table:table-cell table:formula="of:=[Entrada.B14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40];[.$A$2:.$A$41];[.$B$2:.$B$41])" office:value-type="float" office:value="0">
            <text:p>#VALOR!</text:p>
          </table:table-cell>
          <table:table-cell table:formula="of:=LOOKUP([.E140];[.$A$2:.$A$41];[.$B$2:.$B$41])" office:value-type="float" office:value="0">
            <text:p>#VALOR!</text:p>
          </table:table-cell>
          <table:table-cell table:formula="of:=[.I140]+[.H14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40]*2" office:value-type="float" office:value="0">
            <text:p>0</text:p>
          </table:table-cell>
          <table:table-cell table:formula="of:=[.F140]*[.G14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44];SEARCH(&quot;,&quot;;[Entrada.A144])-1))" office:value-type="float" office:value="0">
            <text:p>#VALOR!</text:p>
          </table:table-cell>
          <table:table-cell table:formula="of:=VALUE(MID([Entrada.A144];SEARCH(&quot;,&quot;;[Entrada.A144])+1;100))" office:value-type="float" office:value="0">
            <text:p>#VALOR!</text:p>
          </table:table-cell>
          <table:table-cell table:formula="of:=[Entrada.B14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41];[.$A$2:.$A$41];[.$B$2:.$B$41])" office:value-type="float" office:value="0">
            <text:p>#VALOR!</text:p>
          </table:table-cell>
          <table:table-cell table:formula="of:=LOOKUP([.E141];[.$A$2:.$A$41];[.$B$2:.$B$41])" office:value-type="float" office:value="0">
            <text:p>#VALOR!</text:p>
          </table:table-cell>
          <table:table-cell table:formula="of:=[.I141]+[.H14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41]*2" office:value-type="float" office:value="0">
            <text:p>0</text:p>
          </table:table-cell>
          <table:table-cell table:formula="of:=[.F141]*[.G14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45];SEARCH(&quot;,&quot;;[Entrada.A145])-1))" office:value-type="float" office:value="0">
            <text:p>#VALOR!</text:p>
          </table:table-cell>
          <table:table-cell table:formula="of:=VALUE(MID([Entrada.A145];SEARCH(&quot;,&quot;;[Entrada.A145])+1;100))" office:value-type="float" office:value="0">
            <text:p>#VALOR!</text:p>
          </table:table-cell>
          <table:table-cell table:formula="of:=[Entrada.B14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42];[.$A$2:.$A$41];[.$B$2:.$B$41])" office:value-type="float" office:value="0">
            <text:p>#VALOR!</text:p>
          </table:table-cell>
          <table:table-cell table:formula="of:=LOOKUP([.E142];[.$A$2:.$A$41];[.$B$2:.$B$41])" office:value-type="float" office:value="0">
            <text:p>#VALOR!</text:p>
          </table:table-cell>
          <table:table-cell table:formula="of:=[.I142]+[.H14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42]*2" office:value-type="float" office:value="0">
            <text:p>0</text:p>
          </table:table-cell>
          <table:table-cell table:formula="of:=[.F142]*[.G14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46];SEARCH(&quot;,&quot;;[Entrada.A146])-1))" office:value-type="float" office:value="0">
            <text:p>#VALOR!</text:p>
          </table:table-cell>
          <table:table-cell table:formula="of:=VALUE(MID([Entrada.A146];SEARCH(&quot;,&quot;;[Entrada.A146])+1;100))" office:value-type="float" office:value="0">
            <text:p>#VALOR!</text:p>
          </table:table-cell>
          <table:table-cell table:formula="of:=[Entrada.B14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43];[.$A$2:.$A$41];[.$B$2:.$B$41])" office:value-type="float" office:value="0">
            <text:p>#VALOR!</text:p>
          </table:table-cell>
          <table:table-cell table:formula="of:=LOOKUP([.E143];[.$A$2:.$A$41];[.$B$2:.$B$41])" office:value-type="float" office:value="0">
            <text:p>#VALOR!</text:p>
          </table:table-cell>
          <table:table-cell table:formula="of:=[.I143]+[.H14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43]*2" office:value-type="float" office:value="0">
            <text:p>0</text:p>
          </table:table-cell>
          <table:table-cell table:formula="of:=[.F143]*[.G14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47];SEARCH(&quot;,&quot;;[Entrada.A147])-1))" office:value-type="float" office:value="0">
            <text:p>#VALOR!</text:p>
          </table:table-cell>
          <table:table-cell table:formula="of:=VALUE(MID([Entrada.A147];SEARCH(&quot;,&quot;;[Entrada.A147])+1;100))" office:value-type="float" office:value="0">
            <text:p>#VALOR!</text:p>
          </table:table-cell>
          <table:table-cell table:formula="of:=[Entrada.B14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44];[.$A$2:.$A$41];[.$B$2:.$B$41])" office:value-type="float" office:value="0">
            <text:p>#VALOR!</text:p>
          </table:table-cell>
          <table:table-cell table:formula="of:=LOOKUP([.E144];[.$A$2:.$A$41];[.$B$2:.$B$41])" office:value-type="float" office:value="0">
            <text:p>#VALOR!</text:p>
          </table:table-cell>
          <table:table-cell table:formula="of:=[.I144]+[.H14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44]*2" office:value-type="float" office:value="0">
            <text:p>0</text:p>
          </table:table-cell>
          <table:table-cell table:formula="of:=[.F144]*[.G14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48];SEARCH(&quot;,&quot;;[Entrada.A148])-1))" office:value-type="float" office:value="0">
            <text:p>#VALOR!</text:p>
          </table:table-cell>
          <table:table-cell table:formula="of:=VALUE(MID([Entrada.A148];SEARCH(&quot;,&quot;;[Entrada.A148])+1;100))" office:value-type="float" office:value="0">
            <text:p>#VALOR!</text:p>
          </table:table-cell>
          <table:table-cell table:formula="of:=[Entrada.B14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45];[.$A$2:.$A$41];[.$B$2:.$B$41])" office:value-type="float" office:value="0">
            <text:p>#VALOR!</text:p>
          </table:table-cell>
          <table:table-cell table:formula="of:=LOOKUP([.E145];[.$A$2:.$A$41];[.$B$2:.$B$41])" office:value-type="float" office:value="0">
            <text:p>#VALOR!</text:p>
          </table:table-cell>
          <table:table-cell table:formula="of:=[.I145]+[.H14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45]*2" office:value-type="float" office:value="0">
            <text:p>0</text:p>
          </table:table-cell>
          <table:table-cell table:formula="of:=[.F145]*[.G14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49];SEARCH(&quot;,&quot;;[Entrada.A149])-1))" office:value-type="float" office:value="0">
            <text:p>#VALOR!</text:p>
          </table:table-cell>
          <table:table-cell table:formula="of:=VALUE(MID([Entrada.A149];SEARCH(&quot;,&quot;;[Entrada.A149])+1;100))" office:value-type="float" office:value="0">
            <text:p>#VALOR!</text:p>
          </table:table-cell>
          <table:table-cell table:formula="of:=[Entrada.B14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46];[.$A$2:.$A$41];[.$B$2:.$B$41])" office:value-type="float" office:value="0">
            <text:p>#VALOR!</text:p>
          </table:table-cell>
          <table:table-cell table:formula="of:=LOOKUP([.E146];[.$A$2:.$A$41];[.$B$2:.$B$41])" office:value-type="float" office:value="0">
            <text:p>#VALOR!</text:p>
          </table:table-cell>
          <table:table-cell table:formula="of:=[.I146]+[.H14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46]*2" office:value-type="float" office:value="0">
            <text:p>0</text:p>
          </table:table-cell>
          <table:table-cell table:formula="of:=[.F146]*[.G14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50];SEARCH(&quot;,&quot;;[Entrada.A150])-1))" office:value-type="float" office:value="0">
            <text:p>#VALOR!</text:p>
          </table:table-cell>
          <table:table-cell table:formula="of:=VALUE(MID([Entrada.A150];SEARCH(&quot;,&quot;;[Entrada.A150])+1;100))" office:value-type="float" office:value="0">
            <text:p>#VALOR!</text:p>
          </table:table-cell>
          <table:table-cell table:formula="of:=[Entrada.B15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47];[.$A$2:.$A$41];[.$B$2:.$B$41])" office:value-type="float" office:value="0">
            <text:p>#VALOR!</text:p>
          </table:table-cell>
          <table:table-cell table:formula="of:=LOOKUP([.E147];[.$A$2:.$A$41];[.$B$2:.$B$41])" office:value-type="float" office:value="0">
            <text:p>#VALOR!</text:p>
          </table:table-cell>
          <table:table-cell table:formula="of:=[.I147]+[.H14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47]*2" office:value-type="float" office:value="0">
            <text:p>0</text:p>
          </table:table-cell>
          <table:table-cell table:formula="of:=[.F147]*[.G14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51];SEARCH(&quot;,&quot;;[Entrada.A151])-1))" office:value-type="float" office:value="0">
            <text:p>#VALOR!</text:p>
          </table:table-cell>
          <table:table-cell table:formula="of:=VALUE(MID([Entrada.A151];SEARCH(&quot;,&quot;;[Entrada.A151])+1;100))" office:value-type="float" office:value="0">
            <text:p>#VALOR!</text:p>
          </table:table-cell>
          <table:table-cell table:formula="of:=[Entrada.B15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48];[.$A$2:.$A$41];[.$B$2:.$B$41])" office:value-type="float" office:value="0">
            <text:p>#VALOR!</text:p>
          </table:table-cell>
          <table:table-cell table:formula="of:=LOOKUP([.E148];[.$A$2:.$A$41];[.$B$2:.$B$41])" office:value-type="float" office:value="0">
            <text:p>#VALOR!</text:p>
          </table:table-cell>
          <table:table-cell table:formula="of:=[.I148]+[.H14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48]*2" office:value-type="float" office:value="0">
            <text:p>0</text:p>
          </table:table-cell>
          <table:table-cell table:formula="of:=[.F148]*[.G14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52];SEARCH(&quot;,&quot;;[Entrada.A152])-1))" office:value-type="float" office:value="0">
            <text:p>#VALOR!</text:p>
          </table:table-cell>
          <table:table-cell table:formula="of:=VALUE(MID([Entrada.A152];SEARCH(&quot;,&quot;;[Entrada.A152])+1;100))" office:value-type="float" office:value="0">
            <text:p>#VALOR!</text:p>
          </table:table-cell>
          <table:table-cell table:formula="of:=[Entrada.B15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49];[.$A$2:.$A$41];[.$B$2:.$B$41])" office:value-type="float" office:value="0">
            <text:p>#VALOR!</text:p>
          </table:table-cell>
          <table:table-cell table:formula="of:=LOOKUP([.E149];[.$A$2:.$A$41];[.$B$2:.$B$41])" office:value-type="float" office:value="0">
            <text:p>#VALOR!</text:p>
          </table:table-cell>
          <table:table-cell table:formula="of:=[.I149]+[.H14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49]*2" office:value-type="float" office:value="0">
            <text:p>0</text:p>
          </table:table-cell>
          <table:table-cell table:formula="of:=[.F149]*[.G14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53];SEARCH(&quot;,&quot;;[Entrada.A153])-1))" office:value-type="float" office:value="0">
            <text:p>#VALOR!</text:p>
          </table:table-cell>
          <table:table-cell table:formula="of:=VALUE(MID([Entrada.A153];SEARCH(&quot;,&quot;;[Entrada.A153])+1;100))" office:value-type="float" office:value="0">
            <text:p>#VALOR!</text:p>
          </table:table-cell>
          <table:table-cell table:formula="of:=[Entrada.B15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50];[.$A$2:.$A$41];[.$B$2:.$B$41])" office:value-type="float" office:value="0">
            <text:p>#VALOR!</text:p>
          </table:table-cell>
          <table:table-cell table:formula="of:=LOOKUP([.E150];[.$A$2:.$A$41];[.$B$2:.$B$41])" office:value-type="float" office:value="0">
            <text:p>#VALOR!</text:p>
          </table:table-cell>
          <table:table-cell table:formula="of:=[.I150]+[.H15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50]*2" office:value-type="float" office:value="0">
            <text:p>0</text:p>
          </table:table-cell>
          <table:table-cell table:formula="of:=[.F150]*[.G15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54];SEARCH(&quot;,&quot;;[Entrada.A154])-1))" office:value-type="float" office:value="0">
            <text:p>#VALOR!</text:p>
          </table:table-cell>
          <table:table-cell table:formula="of:=VALUE(MID([Entrada.A154];SEARCH(&quot;,&quot;;[Entrada.A154])+1;100))" office:value-type="float" office:value="0">
            <text:p>#VALOR!</text:p>
          </table:table-cell>
          <table:table-cell table:formula="of:=[Entrada.B15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51];[.$A$2:.$A$41];[.$B$2:.$B$41])" office:value-type="float" office:value="0">
            <text:p>#VALOR!</text:p>
          </table:table-cell>
          <table:table-cell table:formula="of:=LOOKUP([.E151];[.$A$2:.$A$41];[.$B$2:.$B$41])" office:value-type="float" office:value="0">
            <text:p>#VALOR!</text:p>
          </table:table-cell>
          <table:table-cell table:formula="of:=[.I151]+[.H15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51]*2" office:value-type="float" office:value="0">
            <text:p>0</text:p>
          </table:table-cell>
          <table:table-cell table:formula="of:=[.F151]*[.G15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55];SEARCH(&quot;,&quot;;[Entrada.A155])-1))" office:value-type="float" office:value="0">
            <text:p>#VALOR!</text:p>
          </table:table-cell>
          <table:table-cell table:formula="of:=VALUE(MID([Entrada.A155];SEARCH(&quot;,&quot;;[Entrada.A155])+1;100))" office:value-type="float" office:value="0">
            <text:p>#VALOR!</text:p>
          </table:table-cell>
          <table:table-cell table:formula="of:=[Entrada.B15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52];[.$A$2:.$A$41];[.$B$2:.$B$41])" office:value-type="float" office:value="0">
            <text:p>#VALOR!</text:p>
          </table:table-cell>
          <table:table-cell table:formula="of:=LOOKUP([.E152];[.$A$2:.$A$41];[.$B$2:.$B$41])" office:value-type="float" office:value="0">
            <text:p>#VALOR!</text:p>
          </table:table-cell>
          <table:table-cell table:formula="of:=[.I152]+[.H15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52]*2" office:value-type="float" office:value="0">
            <text:p>0</text:p>
          </table:table-cell>
          <table:table-cell table:formula="of:=[.F152]*[.G15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56];SEARCH(&quot;,&quot;;[Entrada.A156])-1))" office:value-type="float" office:value="0">
            <text:p>#VALOR!</text:p>
          </table:table-cell>
          <table:table-cell table:formula="of:=VALUE(MID([Entrada.A156];SEARCH(&quot;,&quot;;[Entrada.A156])+1;100))" office:value-type="float" office:value="0">
            <text:p>#VALOR!</text:p>
          </table:table-cell>
          <table:table-cell table:formula="of:=[Entrada.B15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53];[.$A$2:.$A$41];[.$B$2:.$B$41])" office:value-type="float" office:value="0">
            <text:p>#VALOR!</text:p>
          </table:table-cell>
          <table:table-cell table:formula="of:=LOOKUP([.E153];[.$A$2:.$A$41];[.$B$2:.$B$41])" office:value-type="float" office:value="0">
            <text:p>#VALOR!</text:p>
          </table:table-cell>
          <table:table-cell table:formula="of:=[.I153]+[.H15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53]*2" office:value-type="float" office:value="0">
            <text:p>0</text:p>
          </table:table-cell>
          <table:table-cell table:formula="of:=[.F153]*[.G15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57];SEARCH(&quot;,&quot;;[Entrada.A157])-1))" office:value-type="float" office:value="0">
            <text:p>#VALOR!</text:p>
          </table:table-cell>
          <table:table-cell table:formula="of:=VALUE(MID([Entrada.A157];SEARCH(&quot;,&quot;;[Entrada.A157])+1;100))" office:value-type="float" office:value="0">
            <text:p>#VALOR!</text:p>
          </table:table-cell>
          <table:table-cell table:formula="of:=[Entrada.B15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54];[.$A$2:.$A$41];[.$B$2:.$B$41])" office:value-type="float" office:value="0">
            <text:p>#VALOR!</text:p>
          </table:table-cell>
          <table:table-cell table:formula="of:=LOOKUP([.E154];[.$A$2:.$A$41];[.$B$2:.$B$41])" office:value-type="float" office:value="0">
            <text:p>#VALOR!</text:p>
          </table:table-cell>
          <table:table-cell table:formula="of:=[.I154]+[.H15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54]*2" office:value-type="float" office:value="0">
            <text:p>0</text:p>
          </table:table-cell>
          <table:table-cell table:formula="of:=[.F154]*[.G15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58];SEARCH(&quot;,&quot;;[Entrada.A158])-1))" office:value-type="float" office:value="0">
            <text:p>#VALOR!</text:p>
          </table:table-cell>
          <table:table-cell table:formula="of:=VALUE(MID([Entrada.A158];SEARCH(&quot;,&quot;;[Entrada.A158])+1;100))" office:value-type="float" office:value="0">
            <text:p>#VALOR!</text:p>
          </table:table-cell>
          <table:table-cell table:formula="of:=[Entrada.B15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55];[.$A$2:.$A$41];[.$B$2:.$B$41])" office:value-type="float" office:value="0">
            <text:p>#VALOR!</text:p>
          </table:table-cell>
          <table:table-cell table:formula="of:=LOOKUP([.E155];[.$A$2:.$A$41];[.$B$2:.$B$41])" office:value-type="float" office:value="0">
            <text:p>#VALOR!</text:p>
          </table:table-cell>
          <table:table-cell table:formula="of:=[.I155]+[.H15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55]*2" office:value-type="float" office:value="0">
            <text:p>0</text:p>
          </table:table-cell>
          <table:table-cell table:formula="of:=[.F155]*[.G15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59];SEARCH(&quot;,&quot;;[Entrada.A159])-1))" office:value-type="float" office:value="0">
            <text:p>#VALOR!</text:p>
          </table:table-cell>
          <table:table-cell table:formula="of:=VALUE(MID([Entrada.A159];SEARCH(&quot;,&quot;;[Entrada.A159])+1;100))" office:value-type="float" office:value="0">
            <text:p>#VALOR!</text:p>
          </table:table-cell>
          <table:table-cell table:formula="of:=[Entrada.B15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56];[.$A$2:.$A$41];[.$B$2:.$B$41])" office:value-type="float" office:value="0">
            <text:p>#VALOR!</text:p>
          </table:table-cell>
          <table:table-cell table:formula="of:=LOOKUP([.E156];[.$A$2:.$A$41];[.$B$2:.$B$41])" office:value-type="float" office:value="0">
            <text:p>#VALOR!</text:p>
          </table:table-cell>
          <table:table-cell table:formula="of:=[.I156]+[.H15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56]*2" office:value-type="float" office:value="0">
            <text:p>0</text:p>
          </table:table-cell>
          <table:table-cell table:formula="of:=[.F156]*[.G15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60];SEARCH(&quot;,&quot;;[Entrada.A160])-1))" office:value-type="float" office:value="0">
            <text:p>#VALOR!</text:p>
          </table:table-cell>
          <table:table-cell table:formula="of:=VALUE(MID([Entrada.A160];SEARCH(&quot;,&quot;;[Entrada.A160])+1;100))" office:value-type="float" office:value="0">
            <text:p>#VALOR!</text:p>
          </table:table-cell>
          <table:table-cell table:formula="of:=[Entrada.B16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57];[.$A$2:.$A$41];[.$B$2:.$B$41])" office:value-type="float" office:value="0">
            <text:p>#VALOR!</text:p>
          </table:table-cell>
          <table:table-cell table:formula="of:=LOOKUP([.E157];[.$A$2:.$A$41];[.$B$2:.$B$41])" office:value-type="float" office:value="0">
            <text:p>#VALOR!</text:p>
          </table:table-cell>
          <table:table-cell table:formula="of:=[.I157]+[.H15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57]*2" office:value-type="float" office:value="0">
            <text:p>0</text:p>
          </table:table-cell>
          <table:table-cell table:formula="of:=[.F157]*[.G15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61];SEARCH(&quot;,&quot;;[Entrada.A161])-1))" office:value-type="float" office:value="0">
            <text:p>#VALOR!</text:p>
          </table:table-cell>
          <table:table-cell table:formula="of:=VALUE(MID([Entrada.A161];SEARCH(&quot;,&quot;;[Entrada.A161])+1;100))" office:value-type="float" office:value="0">
            <text:p>#VALOR!</text:p>
          </table:table-cell>
          <table:table-cell table:formula="of:=[Entrada.B16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58];[.$A$2:.$A$41];[.$B$2:.$B$41])" office:value-type="float" office:value="0">
            <text:p>#VALOR!</text:p>
          </table:table-cell>
          <table:table-cell table:formula="of:=LOOKUP([.E158];[.$A$2:.$A$41];[.$B$2:.$B$41])" office:value-type="float" office:value="0">
            <text:p>#VALOR!</text:p>
          </table:table-cell>
          <table:table-cell table:formula="of:=[.I158]+[.H15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58]*2" office:value-type="float" office:value="0">
            <text:p>0</text:p>
          </table:table-cell>
          <table:table-cell table:formula="of:=[.F158]*[.G15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62];SEARCH(&quot;,&quot;;[Entrada.A162])-1))" office:value-type="float" office:value="0">
            <text:p>#VALOR!</text:p>
          </table:table-cell>
          <table:table-cell table:formula="of:=VALUE(MID([Entrada.A162];SEARCH(&quot;,&quot;;[Entrada.A162])+1;100))" office:value-type="float" office:value="0">
            <text:p>#VALOR!</text:p>
          </table:table-cell>
          <table:table-cell table:formula="of:=[Entrada.B16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59];[.$A$2:.$A$41];[.$B$2:.$B$41])" office:value-type="float" office:value="0">
            <text:p>#VALOR!</text:p>
          </table:table-cell>
          <table:table-cell table:formula="of:=LOOKUP([.E159];[.$A$2:.$A$41];[.$B$2:.$B$41])" office:value-type="float" office:value="0">
            <text:p>#VALOR!</text:p>
          </table:table-cell>
          <table:table-cell table:formula="of:=[.I159]+[.H15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59]*2" office:value-type="float" office:value="0">
            <text:p>0</text:p>
          </table:table-cell>
          <table:table-cell table:formula="of:=[.F159]*[.G15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63];SEARCH(&quot;,&quot;;[Entrada.A163])-1))" office:value-type="float" office:value="0">
            <text:p>#VALOR!</text:p>
          </table:table-cell>
          <table:table-cell table:formula="of:=VALUE(MID([Entrada.A163];SEARCH(&quot;,&quot;;[Entrada.A163])+1;100))" office:value-type="float" office:value="0">
            <text:p>#VALOR!</text:p>
          </table:table-cell>
          <table:table-cell table:formula="of:=[Entrada.B16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60];[.$A$2:.$A$41];[.$B$2:.$B$41])" office:value-type="float" office:value="0">
            <text:p>#VALOR!</text:p>
          </table:table-cell>
          <table:table-cell table:formula="of:=LOOKUP([.E160];[.$A$2:.$A$41];[.$B$2:.$B$41])" office:value-type="float" office:value="0">
            <text:p>#VALOR!</text:p>
          </table:table-cell>
          <table:table-cell table:formula="of:=[.I160]+[.H16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60]*2" office:value-type="float" office:value="0">
            <text:p>0</text:p>
          </table:table-cell>
          <table:table-cell table:formula="of:=[.F160]*[.G16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64];SEARCH(&quot;,&quot;;[Entrada.A164])-1))" office:value-type="float" office:value="0">
            <text:p>#VALOR!</text:p>
          </table:table-cell>
          <table:table-cell table:formula="of:=VALUE(MID([Entrada.A164];SEARCH(&quot;,&quot;;[Entrada.A164])+1;100))" office:value-type="float" office:value="0">
            <text:p>#VALOR!</text:p>
          </table:table-cell>
          <table:table-cell table:formula="of:=[Entrada.B16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61];[.$A$2:.$A$41];[.$B$2:.$B$41])" office:value-type="float" office:value="0">
            <text:p>#VALOR!</text:p>
          </table:table-cell>
          <table:table-cell table:formula="of:=LOOKUP([.E161];[.$A$2:.$A$41];[.$B$2:.$B$41])" office:value-type="float" office:value="0">
            <text:p>#VALOR!</text:p>
          </table:table-cell>
          <table:table-cell table:formula="of:=[.I161]+[.H16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61]*2" office:value-type="float" office:value="0">
            <text:p>0</text:p>
          </table:table-cell>
          <table:table-cell table:formula="of:=[.F161]*[.G16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65];SEARCH(&quot;,&quot;;[Entrada.A165])-1))" office:value-type="float" office:value="0">
            <text:p>#VALOR!</text:p>
          </table:table-cell>
          <table:table-cell table:formula="of:=VALUE(MID([Entrada.A165];SEARCH(&quot;,&quot;;[Entrada.A165])+1;100))" office:value-type="float" office:value="0">
            <text:p>#VALOR!</text:p>
          </table:table-cell>
          <table:table-cell table:formula="of:=[Entrada.B16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62];[.$A$2:.$A$41];[.$B$2:.$B$41])" office:value-type="float" office:value="0">
            <text:p>#VALOR!</text:p>
          </table:table-cell>
          <table:table-cell table:formula="of:=LOOKUP([.E162];[.$A$2:.$A$41];[.$B$2:.$B$41])" office:value-type="float" office:value="0">
            <text:p>#VALOR!</text:p>
          </table:table-cell>
          <table:table-cell table:formula="of:=[.I162]+[.H16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62]*2" office:value-type="float" office:value="0">
            <text:p>0</text:p>
          </table:table-cell>
          <table:table-cell table:formula="of:=[.F162]*[.G16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66];SEARCH(&quot;,&quot;;[Entrada.A166])-1))" office:value-type="float" office:value="0">
            <text:p>#VALOR!</text:p>
          </table:table-cell>
          <table:table-cell table:formula="of:=VALUE(MID([Entrada.A166];SEARCH(&quot;,&quot;;[Entrada.A166])+1;100))" office:value-type="float" office:value="0">
            <text:p>#VALOR!</text:p>
          </table:table-cell>
          <table:table-cell table:formula="of:=[Entrada.B16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63];[.$A$2:.$A$41];[.$B$2:.$B$41])" office:value-type="float" office:value="0">
            <text:p>#VALOR!</text:p>
          </table:table-cell>
          <table:table-cell table:formula="of:=LOOKUP([.E163];[.$A$2:.$A$41];[.$B$2:.$B$41])" office:value-type="float" office:value="0">
            <text:p>#VALOR!</text:p>
          </table:table-cell>
          <table:table-cell table:formula="of:=[.I163]+[.H16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63]*2" office:value-type="float" office:value="0">
            <text:p>0</text:p>
          </table:table-cell>
          <table:table-cell table:formula="of:=[.F163]*[.G16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67];SEARCH(&quot;,&quot;;[Entrada.A167])-1))" office:value-type="float" office:value="0">
            <text:p>#VALOR!</text:p>
          </table:table-cell>
          <table:table-cell table:formula="of:=VALUE(MID([Entrada.A167];SEARCH(&quot;,&quot;;[Entrada.A167])+1;100))" office:value-type="float" office:value="0">
            <text:p>#VALOR!</text:p>
          </table:table-cell>
          <table:table-cell table:formula="of:=[Entrada.B16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64];[.$A$2:.$A$41];[.$B$2:.$B$41])" office:value-type="float" office:value="0">
            <text:p>#VALOR!</text:p>
          </table:table-cell>
          <table:table-cell table:formula="of:=LOOKUP([.E164];[.$A$2:.$A$41];[.$B$2:.$B$41])" office:value-type="float" office:value="0">
            <text:p>#VALOR!</text:p>
          </table:table-cell>
          <table:table-cell table:formula="of:=[.I164]+[.H16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64]*2" office:value-type="float" office:value="0">
            <text:p>0</text:p>
          </table:table-cell>
          <table:table-cell table:formula="of:=[.F164]*[.G16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68];SEARCH(&quot;,&quot;;[Entrada.A168])-1))" office:value-type="float" office:value="0">
            <text:p>#VALOR!</text:p>
          </table:table-cell>
          <table:table-cell table:formula="of:=VALUE(MID([Entrada.A168];SEARCH(&quot;,&quot;;[Entrada.A168])+1;100))" office:value-type="float" office:value="0">
            <text:p>#VALOR!</text:p>
          </table:table-cell>
          <table:table-cell table:formula="of:=[Entrada.B16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65];[.$A$2:.$A$41];[.$B$2:.$B$41])" office:value-type="float" office:value="0">
            <text:p>#VALOR!</text:p>
          </table:table-cell>
          <table:table-cell table:formula="of:=LOOKUP([.E165];[.$A$2:.$A$41];[.$B$2:.$B$41])" office:value-type="float" office:value="0">
            <text:p>#VALOR!</text:p>
          </table:table-cell>
          <table:table-cell table:formula="of:=[.I165]+[.H16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65]*2" office:value-type="float" office:value="0">
            <text:p>0</text:p>
          </table:table-cell>
          <table:table-cell table:formula="of:=[.F165]*[.G16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69];SEARCH(&quot;,&quot;;[Entrada.A169])-1))" office:value-type="float" office:value="0">
            <text:p>#VALOR!</text:p>
          </table:table-cell>
          <table:table-cell table:formula="of:=VALUE(MID([Entrada.A169];SEARCH(&quot;,&quot;;[Entrada.A169])+1;100))" office:value-type="float" office:value="0">
            <text:p>#VALOR!</text:p>
          </table:table-cell>
          <table:table-cell table:formula="of:=[Entrada.B16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66];[.$A$2:.$A$41];[.$B$2:.$B$41])" office:value-type="float" office:value="0">
            <text:p>#VALOR!</text:p>
          </table:table-cell>
          <table:table-cell table:formula="of:=LOOKUP([.E166];[.$A$2:.$A$41];[.$B$2:.$B$41])" office:value-type="float" office:value="0">
            <text:p>#VALOR!</text:p>
          </table:table-cell>
          <table:table-cell table:formula="of:=[.I166]+[.H16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66]*2" office:value-type="float" office:value="0">
            <text:p>0</text:p>
          </table:table-cell>
          <table:table-cell table:formula="of:=[.F166]*[.G16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70];SEARCH(&quot;,&quot;;[Entrada.A170])-1))" office:value-type="float" office:value="0">
            <text:p>#VALOR!</text:p>
          </table:table-cell>
          <table:table-cell table:formula="of:=VALUE(MID([Entrada.A170];SEARCH(&quot;,&quot;;[Entrada.A170])+1;100))" office:value-type="float" office:value="0">
            <text:p>#VALOR!</text:p>
          </table:table-cell>
          <table:table-cell table:formula="of:=[Entrada.B17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67];[.$A$2:.$A$41];[.$B$2:.$B$41])" office:value-type="float" office:value="0">
            <text:p>#VALOR!</text:p>
          </table:table-cell>
          <table:table-cell table:formula="of:=LOOKUP([.E167];[.$A$2:.$A$41];[.$B$2:.$B$41])" office:value-type="float" office:value="0">
            <text:p>#VALOR!</text:p>
          </table:table-cell>
          <table:table-cell table:formula="of:=[.I167]+[.H16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67]*2" office:value-type="float" office:value="0">
            <text:p>0</text:p>
          </table:table-cell>
          <table:table-cell table:formula="of:=[.F167]*[.G16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71];SEARCH(&quot;,&quot;;[Entrada.A171])-1))" office:value-type="float" office:value="0">
            <text:p>#VALOR!</text:p>
          </table:table-cell>
          <table:table-cell table:formula="of:=VALUE(MID([Entrada.A171];SEARCH(&quot;,&quot;;[Entrada.A171])+1;100))" office:value-type="float" office:value="0">
            <text:p>#VALOR!</text:p>
          </table:table-cell>
          <table:table-cell table:formula="of:=[Entrada.B17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68];[.$A$2:.$A$41];[.$B$2:.$B$41])" office:value-type="float" office:value="0">
            <text:p>#VALOR!</text:p>
          </table:table-cell>
          <table:table-cell table:formula="of:=LOOKUP([.E168];[.$A$2:.$A$41];[.$B$2:.$B$41])" office:value-type="float" office:value="0">
            <text:p>#VALOR!</text:p>
          </table:table-cell>
          <table:table-cell table:formula="of:=[.I168]+[.H16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68]*2" office:value-type="float" office:value="0">
            <text:p>0</text:p>
          </table:table-cell>
          <table:table-cell table:formula="of:=[.F168]*[.G16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72];SEARCH(&quot;,&quot;;[Entrada.A172])-1))" office:value-type="float" office:value="0">
            <text:p>#VALOR!</text:p>
          </table:table-cell>
          <table:table-cell table:formula="of:=VALUE(MID([Entrada.A172];SEARCH(&quot;,&quot;;[Entrada.A172])+1;100))" office:value-type="float" office:value="0">
            <text:p>#VALOR!</text:p>
          </table:table-cell>
          <table:table-cell table:formula="of:=[Entrada.B17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69];[.$A$2:.$A$41];[.$B$2:.$B$41])" office:value-type="float" office:value="0">
            <text:p>#VALOR!</text:p>
          </table:table-cell>
          <table:table-cell table:formula="of:=LOOKUP([.E169];[.$A$2:.$A$41];[.$B$2:.$B$41])" office:value-type="float" office:value="0">
            <text:p>#VALOR!</text:p>
          </table:table-cell>
          <table:table-cell table:formula="of:=[.I169]+[.H16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69]*2" office:value-type="float" office:value="0">
            <text:p>0</text:p>
          </table:table-cell>
          <table:table-cell table:formula="of:=[.F169]*[.G16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73];SEARCH(&quot;,&quot;;[Entrada.A173])-1))" office:value-type="float" office:value="0">
            <text:p>#VALOR!</text:p>
          </table:table-cell>
          <table:table-cell table:formula="of:=VALUE(MID([Entrada.A173];SEARCH(&quot;,&quot;;[Entrada.A173])+1;100))" office:value-type="float" office:value="0">
            <text:p>#VALOR!</text:p>
          </table:table-cell>
          <table:table-cell table:formula="of:=[Entrada.B17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70];[.$A$2:.$A$41];[.$B$2:.$B$41])" office:value-type="float" office:value="0">
            <text:p>#VALOR!</text:p>
          </table:table-cell>
          <table:table-cell table:formula="of:=LOOKUP([.E170];[.$A$2:.$A$41];[.$B$2:.$B$41])" office:value-type="float" office:value="0">
            <text:p>#VALOR!</text:p>
          </table:table-cell>
          <table:table-cell table:formula="of:=[.I170]+[.H17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70]*2" office:value-type="float" office:value="0">
            <text:p>0</text:p>
          </table:table-cell>
          <table:table-cell table:formula="of:=[.F170]*[.G17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74];SEARCH(&quot;,&quot;;[Entrada.A174])-1))" office:value-type="float" office:value="0">
            <text:p>#VALOR!</text:p>
          </table:table-cell>
          <table:table-cell table:formula="of:=VALUE(MID([Entrada.A174];SEARCH(&quot;,&quot;;[Entrada.A174])+1;100))" office:value-type="float" office:value="0">
            <text:p>#VALOR!</text:p>
          </table:table-cell>
          <table:table-cell table:formula="of:=[Entrada.B17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71];[.$A$2:.$A$41];[.$B$2:.$B$41])" office:value-type="float" office:value="0">
            <text:p>#VALOR!</text:p>
          </table:table-cell>
          <table:table-cell table:formula="of:=LOOKUP([.E171];[.$A$2:.$A$41];[.$B$2:.$B$41])" office:value-type="float" office:value="0">
            <text:p>#VALOR!</text:p>
          </table:table-cell>
          <table:table-cell table:formula="of:=[.I171]+[.H17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71]*2" office:value-type="float" office:value="0">
            <text:p>0</text:p>
          </table:table-cell>
          <table:table-cell table:formula="of:=[.F171]*[.G17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75];SEARCH(&quot;,&quot;;[Entrada.A175])-1))" office:value-type="float" office:value="0">
            <text:p>#VALOR!</text:p>
          </table:table-cell>
          <table:table-cell table:formula="of:=VALUE(MID([Entrada.A175];SEARCH(&quot;,&quot;;[Entrada.A175])+1;100))" office:value-type="float" office:value="0">
            <text:p>#VALOR!</text:p>
          </table:table-cell>
          <table:table-cell table:formula="of:=[Entrada.B17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72];[.$A$2:.$A$41];[.$B$2:.$B$41])" office:value-type="float" office:value="0">
            <text:p>#VALOR!</text:p>
          </table:table-cell>
          <table:table-cell table:formula="of:=LOOKUP([.E172];[.$A$2:.$A$41];[.$B$2:.$B$41])" office:value-type="float" office:value="0">
            <text:p>#VALOR!</text:p>
          </table:table-cell>
          <table:table-cell table:formula="of:=[.I172]+[.H17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72]*2" office:value-type="float" office:value="0">
            <text:p>0</text:p>
          </table:table-cell>
          <table:table-cell table:formula="of:=[.F172]*[.G17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76];SEARCH(&quot;,&quot;;[Entrada.A176])-1))" office:value-type="float" office:value="0">
            <text:p>#VALOR!</text:p>
          </table:table-cell>
          <table:table-cell table:formula="of:=VALUE(MID([Entrada.A176];SEARCH(&quot;,&quot;;[Entrada.A176])+1;100))" office:value-type="float" office:value="0">
            <text:p>#VALOR!</text:p>
          </table:table-cell>
          <table:table-cell table:formula="of:=[Entrada.B17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73];[.$A$2:.$A$41];[.$B$2:.$B$41])" office:value-type="float" office:value="0">
            <text:p>#VALOR!</text:p>
          </table:table-cell>
          <table:table-cell table:formula="of:=LOOKUP([.E173];[.$A$2:.$A$41];[.$B$2:.$B$41])" office:value-type="float" office:value="0">
            <text:p>#VALOR!</text:p>
          </table:table-cell>
          <table:table-cell table:formula="of:=[.I173]+[.H17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73]*2" office:value-type="float" office:value="0">
            <text:p>0</text:p>
          </table:table-cell>
          <table:table-cell table:formula="of:=[.F173]*[.G17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77];SEARCH(&quot;,&quot;;[Entrada.A177])-1))" office:value-type="float" office:value="0">
            <text:p>#VALOR!</text:p>
          </table:table-cell>
          <table:table-cell table:formula="of:=VALUE(MID([Entrada.A177];SEARCH(&quot;,&quot;;[Entrada.A177])+1;100))" office:value-type="float" office:value="0">
            <text:p>#VALOR!</text:p>
          </table:table-cell>
          <table:table-cell table:formula="of:=[Entrada.B17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74];[.$A$2:.$A$41];[.$B$2:.$B$41])" office:value-type="float" office:value="0">
            <text:p>#VALOR!</text:p>
          </table:table-cell>
          <table:table-cell table:formula="of:=LOOKUP([.E174];[.$A$2:.$A$41];[.$B$2:.$B$41])" office:value-type="float" office:value="0">
            <text:p>#VALOR!</text:p>
          </table:table-cell>
          <table:table-cell table:formula="of:=[.I174]+[.H17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74]*2" office:value-type="float" office:value="0">
            <text:p>0</text:p>
          </table:table-cell>
          <table:table-cell table:formula="of:=[.F174]*[.G17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78];SEARCH(&quot;,&quot;;[Entrada.A178])-1))" office:value-type="float" office:value="0">
            <text:p>#VALOR!</text:p>
          </table:table-cell>
          <table:table-cell table:formula="of:=VALUE(MID([Entrada.A178];SEARCH(&quot;,&quot;;[Entrada.A178])+1;100))" office:value-type="float" office:value="0">
            <text:p>#VALOR!</text:p>
          </table:table-cell>
          <table:table-cell table:formula="of:=[Entrada.B17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75];[.$A$2:.$A$41];[.$B$2:.$B$41])" office:value-type="float" office:value="0">
            <text:p>#VALOR!</text:p>
          </table:table-cell>
          <table:table-cell table:formula="of:=LOOKUP([.E175];[.$A$2:.$A$41];[.$B$2:.$B$41])" office:value-type="float" office:value="0">
            <text:p>#VALOR!</text:p>
          </table:table-cell>
          <table:table-cell table:formula="of:=[.I175]+[.H17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75]*2" office:value-type="float" office:value="0">
            <text:p>0</text:p>
          </table:table-cell>
          <table:table-cell table:formula="of:=[.F175]*[.G17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79];SEARCH(&quot;,&quot;;[Entrada.A179])-1))" office:value-type="float" office:value="0">
            <text:p>#VALOR!</text:p>
          </table:table-cell>
          <table:table-cell table:formula="of:=VALUE(MID([Entrada.A179];SEARCH(&quot;,&quot;;[Entrada.A179])+1;100))" office:value-type="float" office:value="0">
            <text:p>#VALOR!</text:p>
          </table:table-cell>
          <table:table-cell table:formula="of:=[Entrada.B17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76];[.$A$2:.$A$41];[.$B$2:.$B$41])" office:value-type="float" office:value="0">
            <text:p>#VALOR!</text:p>
          </table:table-cell>
          <table:table-cell table:formula="of:=LOOKUP([.E176];[.$A$2:.$A$41];[.$B$2:.$B$41])" office:value-type="float" office:value="0">
            <text:p>#VALOR!</text:p>
          </table:table-cell>
          <table:table-cell table:formula="of:=[.I176]+[.H17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76]*2" office:value-type="float" office:value="0">
            <text:p>0</text:p>
          </table:table-cell>
          <table:table-cell table:formula="of:=[.F176]*[.G17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80];SEARCH(&quot;,&quot;;[Entrada.A180])-1))" office:value-type="float" office:value="0">
            <text:p>#VALOR!</text:p>
          </table:table-cell>
          <table:table-cell table:formula="of:=VALUE(MID([Entrada.A180];SEARCH(&quot;,&quot;;[Entrada.A180])+1;100))" office:value-type="float" office:value="0">
            <text:p>#VALOR!</text:p>
          </table:table-cell>
          <table:table-cell table:formula="of:=[Entrada.B18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77];[.$A$2:.$A$41];[.$B$2:.$B$41])" office:value-type="float" office:value="0">
            <text:p>#VALOR!</text:p>
          </table:table-cell>
          <table:table-cell table:formula="of:=LOOKUP([.E177];[.$A$2:.$A$41];[.$B$2:.$B$41])" office:value-type="float" office:value="0">
            <text:p>#VALOR!</text:p>
          </table:table-cell>
          <table:table-cell table:formula="of:=[.I177]+[.H17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77]*2" office:value-type="float" office:value="0">
            <text:p>0</text:p>
          </table:table-cell>
          <table:table-cell table:formula="of:=[.F177]*[.G17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81];SEARCH(&quot;,&quot;;[Entrada.A181])-1))" office:value-type="float" office:value="0">
            <text:p>#VALOR!</text:p>
          </table:table-cell>
          <table:table-cell table:formula="of:=VALUE(MID([Entrada.A181];SEARCH(&quot;,&quot;;[Entrada.A181])+1;100))" office:value-type="float" office:value="0">
            <text:p>#VALOR!</text:p>
          </table:table-cell>
          <table:table-cell table:formula="of:=[Entrada.B18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78];[.$A$2:.$A$41];[.$B$2:.$B$41])" office:value-type="float" office:value="0">
            <text:p>#VALOR!</text:p>
          </table:table-cell>
          <table:table-cell table:formula="of:=LOOKUP([.E178];[.$A$2:.$A$41];[.$B$2:.$B$41])" office:value-type="float" office:value="0">
            <text:p>#VALOR!</text:p>
          </table:table-cell>
          <table:table-cell table:formula="of:=[.I178]+[.H17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78]*2" office:value-type="float" office:value="0">
            <text:p>0</text:p>
          </table:table-cell>
          <table:table-cell table:formula="of:=[.F178]*[.G17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82];SEARCH(&quot;,&quot;;[Entrada.A182])-1))" office:value-type="float" office:value="0">
            <text:p>#VALOR!</text:p>
          </table:table-cell>
          <table:table-cell table:formula="of:=VALUE(MID([Entrada.A182];SEARCH(&quot;,&quot;;[Entrada.A182])+1;100))" office:value-type="float" office:value="0">
            <text:p>#VALOR!</text:p>
          </table:table-cell>
          <table:table-cell table:formula="of:=[Entrada.B18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79];[.$A$2:.$A$41];[.$B$2:.$B$41])" office:value-type="float" office:value="0">
            <text:p>#VALOR!</text:p>
          </table:table-cell>
          <table:table-cell table:formula="of:=LOOKUP([.E179];[.$A$2:.$A$41];[.$B$2:.$B$41])" office:value-type="float" office:value="0">
            <text:p>#VALOR!</text:p>
          </table:table-cell>
          <table:table-cell table:formula="of:=[.I179]+[.H17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79]*2" office:value-type="float" office:value="0">
            <text:p>0</text:p>
          </table:table-cell>
          <table:table-cell table:formula="of:=[.F179]*[.G17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83];SEARCH(&quot;,&quot;;[Entrada.A183])-1))" office:value-type="float" office:value="0">
            <text:p>#VALOR!</text:p>
          </table:table-cell>
          <table:table-cell table:formula="of:=VALUE(MID([Entrada.A183];SEARCH(&quot;,&quot;;[Entrada.A183])+1;100))" office:value-type="float" office:value="0">
            <text:p>#VALOR!</text:p>
          </table:table-cell>
          <table:table-cell table:formula="of:=[Entrada.B18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80];[.$A$2:.$A$41];[.$B$2:.$B$41])" office:value-type="float" office:value="0">
            <text:p>#VALOR!</text:p>
          </table:table-cell>
          <table:table-cell table:formula="of:=LOOKUP([.E180];[.$A$2:.$A$41];[.$B$2:.$B$41])" office:value-type="float" office:value="0">
            <text:p>#VALOR!</text:p>
          </table:table-cell>
          <table:table-cell table:formula="of:=[.I180]+[.H18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80]*2" office:value-type="float" office:value="0">
            <text:p>0</text:p>
          </table:table-cell>
          <table:table-cell table:formula="of:=[.F180]*[.G18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84];SEARCH(&quot;,&quot;;[Entrada.A184])-1))" office:value-type="float" office:value="0">
            <text:p>#VALOR!</text:p>
          </table:table-cell>
          <table:table-cell table:formula="of:=VALUE(MID([Entrada.A184];SEARCH(&quot;,&quot;;[Entrada.A184])+1;100))" office:value-type="float" office:value="0">
            <text:p>#VALOR!</text:p>
          </table:table-cell>
          <table:table-cell table:formula="of:=[Entrada.B18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81];[.$A$2:.$A$41];[.$B$2:.$B$41])" office:value-type="float" office:value="0">
            <text:p>#VALOR!</text:p>
          </table:table-cell>
          <table:table-cell table:formula="of:=LOOKUP([.E181];[.$A$2:.$A$41];[.$B$2:.$B$41])" office:value-type="float" office:value="0">
            <text:p>#VALOR!</text:p>
          </table:table-cell>
          <table:table-cell table:formula="of:=[.I181]+[.H18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81]*2" office:value-type="float" office:value="0">
            <text:p>0</text:p>
          </table:table-cell>
          <table:table-cell table:formula="of:=[.F181]*[.G18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85];SEARCH(&quot;,&quot;;[Entrada.A185])-1))" office:value-type="float" office:value="0">
            <text:p>#VALOR!</text:p>
          </table:table-cell>
          <table:table-cell table:formula="of:=VALUE(MID([Entrada.A185];SEARCH(&quot;,&quot;;[Entrada.A185])+1;100))" office:value-type="float" office:value="0">
            <text:p>#VALOR!</text:p>
          </table:table-cell>
          <table:table-cell table:formula="of:=[Entrada.B18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82];[.$A$2:.$A$41];[.$B$2:.$B$41])" office:value-type="float" office:value="0">
            <text:p>#VALOR!</text:p>
          </table:table-cell>
          <table:table-cell table:formula="of:=LOOKUP([.E182];[.$A$2:.$A$41];[.$B$2:.$B$41])" office:value-type="float" office:value="0">
            <text:p>#VALOR!</text:p>
          </table:table-cell>
          <table:table-cell table:formula="of:=[.I182]+[.H18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82]*2" office:value-type="float" office:value="0">
            <text:p>0</text:p>
          </table:table-cell>
          <table:table-cell table:formula="of:=[.F182]*[.G18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86];SEARCH(&quot;,&quot;;[Entrada.A186])-1))" office:value-type="float" office:value="0">
            <text:p>#VALOR!</text:p>
          </table:table-cell>
          <table:table-cell table:formula="of:=VALUE(MID([Entrada.A186];SEARCH(&quot;,&quot;;[Entrada.A186])+1;100))" office:value-type="float" office:value="0">
            <text:p>#VALOR!</text:p>
          </table:table-cell>
          <table:table-cell table:formula="of:=[Entrada.B18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83];[.$A$2:.$A$41];[.$B$2:.$B$41])" office:value-type="float" office:value="0">
            <text:p>#VALOR!</text:p>
          </table:table-cell>
          <table:table-cell table:formula="of:=LOOKUP([.E183];[.$A$2:.$A$41];[.$B$2:.$B$41])" office:value-type="float" office:value="0">
            <text:p>#VALOR!</text:p>
          </table:table-cell>
          <table:table-cell table:formula="of:=[.I183]+[.H18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83]*2" office:value-type="float" office:value="0">
            <text:p>0</text:p>
          </table:table-cell>
          <table:table-cell table:formula="of:=[.F183]*[.G18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87];SEARCH(&quot;,&quot;;[Entrada.A187])-1))" office:value-type="float" office:value="0">
            <text:p>#VALOR!</text:p>
          </table:table-cell>
          <table:table-cell table:formula="of:=VALUE(MID([Entrada.A187];SEARCH(&quot;,&quot;;[Entrada.A187])+1;100))" office:value-type="float" office:value="0">
            <text:p>#VALOR!</text:p>
          </table:table-cell>
          <table:table-cell table:formula="of:=[Entrada.B18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84];[.$A$2:.$A$41];[.$B$2:.$B$41])" office:value-type="float" office:value="0">
            <text:p>#VALOR!</text:p>
          </table:table-cell>
          <table:table-cell table:formula="of:=LOOKUP([.E184];[.$A$2:.$A$41];[.$B$2:.$B$41])" office:value-type="float" office:value="0">
            <text:p>#VALOR!</text:p>
          </table:table-cell>
          <table:table-cell table:formula="of:=[.I184]+[.H18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84]*2" office:value-type="float" office:value="0">
            <text:p>0</text:p>
          </table:table-cell>
          <table:table-cell table:formula="of:=[.F184]*[.G18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88];SEARCH(&quot;,&quot;;[Entrada.A188])-1))" office:value-type="float" office:value="0">
            <text:p>#VALOR!</text:p>
          </table:table-cell>
          <table:table-cell table:formula="of:=VALUE(MID([Entrada.A188];SEARCH(&quot;,&quot;;[Entrada.A188])+1;100))" office:value-type="float" office:value="0">
            <text:p>#VALOR!</text:p>
          </table:table-cell>
          <table:table-cell table:formula="of:=[Entrada.B18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85];[.$A$2:.$A$41];[.$B$2:.$B$41])" office:value-type="float" office:value="0">
            <text:p>#VALOR!</text:p>
          </table:table-cell>
          <table:table-cell table:formula="of:=LOOKUP([.E185];[.$A$2:.$A$41];[.$B$2:.$B$41])" office:value-type="float" office:value="0">
            <text:p>#VALOR!</text:p>
          </table:table-cell>
          <table:table-cell table:formula="of:=[.I185]+[.H18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85]*2" office:value-type="float" office:value="0">
            <text:p>0</text:p>
          </table:table-cell>
          <table:table-cell table:formula="of:=[.F185]*[.G18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89];SEARCH(&quot;,&quot;;[Entrada.A189])-1))" office:value-type="float" office:value="0">
            <text:p>#VALOR!</text:p>
          </table:table-cell>
          <table:table-cell table:formula="of:=VALUE(MID([Entrada.A189];SEARCH(&quot;,&quot;;[Entrada.A189])+1;100))" office:value-type="float" office:value="0">
            <text:p>#VALOR!</text:p>
          </table:table-cell>
          <table:table-cell table:formula="of:=[Entrada.B18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86];[.$A$2:.$A$41];[.$B$2:.$B$41])" office:value-type="float" office:value="0">
            <text:p>#VALOR!</text:p>
          </table:table-cell>
          <table:table-cell table:formula="of:=LOOKUP([.E186];[.$A$2:.$A$41];[.$B$2:.$B$41])" office:value-type="float" office:value="0">
            <text:p>#VALOR!</text:p>
          </table:table-cell>
          <table:table-cell table:formula="of:=[.I186]+[.H18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86]*2" office:value-type="float" office:value="0">
            <text:p>0</text:p>
          </table:table-cell>
          <table:table-cell table:formula="of:=[.F186]*[.G18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90];SEARCH(&quot;,&quot;;[Entrada.A190])-1))" office:value-type="float" office:value="0">
            <text:p>#VALOR!</text:p>
          </table:table-cell>
          <table:table-cell table:formula="of:=VALUE(MID([Entrada.A190];SEARCH(&quot;,&quot;;[Entrada.A190])+1;100))" office:value-type="float" office:value="0">
            <text:p>#VALOR!</text:p>
          </table:table-cell>
          <table:table-cell table:formula="of:=[Entrada.B19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87];[.$A$2:.$A$41];[.$B$2:.$B$41])" office:value-type="float" office:value="0">
            <text:p>#VALOR!</text:p>
          </table:table-cell>
          <table:table-cell table:formula="of:=LOOKUP([.E187];[.$A$2:.$A$41];[.$B$2:.$B$41])" office:value-type="float" office:value="0">
            <text:p>#VALOR!</text:p>
          </table:table-cell>
          <table:table-cell table:formula="of:=[.I187]+[.H18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87]*2" office:value-type="float" office:value="0">
            <text:p>0</text:p>
          </table:table-cell>
          <table:table-cell table:formula="of:=[.F187]*[.G18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91];SEARCH(&quot;,&quot;;[Entrada.A191])-1))" office:value-type="float" office:value="0">
            <text:p>#VALOR!</text:p>
          </table:table-cell>
          <table:table-cell table:formula="of:=VALUE(MID([Entrada.A191];SEARCH(&quot;,&quot;;[Entrada.A191])+1;100))" office:value-type="float" office:value="0">
            <text:p>#VALOR!</text:p>
          </table:table-cell>
          <table:table-cell table:formula="of:=[Entrada.B19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88];[.$A$2:.$A$41];[.$B$2:.$B$41])" office:value-type="float" office:value="0">
            <text:p>#VALOR!</text:p>
          </table:table-cell>
          <table:table-cell table:formula="of:=LOOKUP([.E188];[.$A$2:.$A$41];[.$B$2:.$B$41])" office:value-type="float" office:value="0">
            <text:p>#VALOR!</text:p>
          </table:table-cell>
          <table:table-cell table:formula="of:=[.I188]+[.H18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88]*2" office:value-type="float" office:value="0">
            <text:p>0</text:p>
          </table:table-cell>
          <table:table-cell table:formula="of:=[.F188]*[.G18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92];SEARCH(&quot;,&quot;;[Entrada.A192])-1))" office:value-type="float" office:value="0">
            <text:p>#VALOR!</text:p>
          </table:table-cell>
          <table:table-cell table:formula="of:=VALUE(MID([Entrada.A192];SEARCH(&quot;,&quot;;[Entrada.A192])+1;100))" office:value-type="float" office:value="0">
            <text:p>#VALOR!</text:p>
          </table:table-cell>
          <table:table-cell table:formula="of:=[Entrada.B19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89];[.$A$2:.$A$41];[.$B$2:.$B$41])" office:value-type="float" office:value="0">
            <text:p>#VALOR!</text:p>
          </table:table-cell>
          <table:table-cell table:formula="of:=LOOKUP([.E189];[.$A$2:.$A$41];[.$B$2:.$B$41])" office:value-type="float" office:value="0">
            <text:p>#VALOR!</text:p>
          </table:table-cell>
          <table:table-cell table:formula="of:=[.I189]+[.H18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89]*2" office:value-type="float" office:value="0">
            <text:p>0</text:p>
          </table:table-cell>
          <table:table-cell table:formula="of:=[.F189]*[.G18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93];SEARCH(&quot;,&quot;;[Entrada.A193])-1))" office:value-type="float" office:value="0">
            <text:p>#VALOR!</text:p>
          </table:table-cell>
          <table:table-cell table:formula="of:=VALUE(MID([Entrada.A193];SEARCH(&quot;,&quot;;[Entrada.A193])+1;100))" office:value-type="float" office:value="0">
            <text:p>#VALOR!</text:p>
          </table:table-cell>
          <table:table-cell table:formula="of:=[Entrada.B19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90];[.$A$2:.$A$41];[.$B$2:.$B$41])" office:value-type="float" office:value="0">
            <text:p>#VALOR!</text:p>
          </table:table-cell>
          <table:table-cell table:formula="of:=LOOKUP([.E190];[.$A$2:.$A$41];[.$B$2:.$B$41])" office:value-type="float" office:value="0">
            <text:p>#VALOR!</text:p>
          </table:table-cell>
          <table:table-cell table:formula="of:=[.I190]+[.H19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90]*2" office:value-type="float" office:value="0">
            <text:p>0</text:p>
          </table:table-cell>
          <table:table-cell table:formula="of:=[.F190]*[.G19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94];SEARCH(&quot;,&quot;;[Entrada.A194])-1))" office:value-type="float" office:value="0">
            <text:p>#VALOR!</text:p>
          </table:table-cell>
          <table:table-cell table:formula="of:=VALUE(MID([Entrada.A194];SEARCH(&quot;,&quot;;[Entrada.A194])+1;100))" office:value-type="float" office:value="0">
            <text:p>#VALOR!</text:p>
          </table:table-cell>
          <table:table-cell table:formula="of:=[Entrada.B19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91];[.$A$2:.$A$41];[.$B$2:.$B$41])" office:value-type="float" office:value="0">
            <text:p>#VALOR!</text:p>
          </table:table-cell>
          <table:table-cell table:formula="of:=LOOKUP([.E191];[.$A$2:.$A$41];[.$B$2:.$B$41])" office:value-type="float" office:value="0">
            <text:p>#VALOR!</text:p>
          </table:table-cell>
          <table:table-cell table:formula="of:=[.I191]+[.H19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91]*2" office:value-type="float" office:value="0">
            <text:p>0</text:p>
          </table:table-cell>
          <table:table-cell table:formula="of:=[.F191]*[.G19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95];SEARCH(&quot;,&quot;;[Entrada.A195])-1))" office:value-type="float" office:value="0">
            <text:p>#VALOR!</text:p>
          </table:table-cell>
          <table:table-cell table:formula="of:=VALUE(MID([Entrada.A195];SEARCH(&quot;,&quot;;[Entrada.A195])+1;100))" office:value-type="float" office:value="0">
            <text:p>#VALOR!</text:p>
          </table:table-cell>
          <table:table-cell table:formula="of:=[Entrada.B19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92];[.$A$2:.$A$41];[.$B$2:.$B$41])" office:value-type="float" office:value="0">
            <text:p>#VALOR!</text:p>
          </table:table-cell>
          <table:table-cell table:formula="of:=LOOKUP([.E192];[.$A$2:.$A$41];[.$B$2:.$B$41])" office:value-type="float" office:value="0">
            <text:p>#VALOR!</text:p>
          </table:table-cell>
          <table:table-cell table:formula="of:=[.I192]+[.H19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92]*2" office:value-type="float" office:value="0">
            <text:p>0</text:p>
          </table:table-cell>
          <table:table-cell table:formula="of:=[.F192]*[.G19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96];SEARCH(&quot;,&quot;;[Entrada.A196])-1))" office:value-type="float" office:value="0">
            <text:p>#VALOR!</text:p>
          </table:table-cell>
          <table:table-cell table:formula="of:=VALUE(MID([Entrada.A196];SEARCH(&quot;,&quot;;[Entrada.A196])+1;100))" office:value-type="float" office:value="0">
            <text:p>#VALOR!</text:p>
          </table:table-cell>
          <table:table-cell table:formula="of:=[Entrada.B19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93];[.$A$2:.$A$41];[.$B$2:.$B$41])" office:value-type="float" office:value="0">
            <text:p>#VALOR!</text:p>
          </table:table-cell>
          <table:table-cell table:formula="of:=LOOKUP([.E193];[.$A$2:.$A$41];[.$B$2:.$B$41])" office:value-type="float" office:value="0">
            <text:p>#VALOR!</text:p>
          </table:table-cell>
          <table:table-cell table:formula="of:=[.I193]+[.H19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93]*2" office:value-type="float" office:value="0">
            <text:p>0</text:p>
          </table:table-cell>
          <table:table-cell table:formula="of:=[.F193]*[.G19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97];SEARCH(&quot;,&quot;;[Entrada.A197])-1))" office:value-type="float" office:value="0">
            <text:p>#VALOR!</text:p>
          </table:table-cell>
          <table:table-cell table:formula="of:=VALUE(MID([Entrada.A197];SEARCH(&quot;,&quot;;[Entrada.A197])+1;100))" office:value-type="float" office:value="0">
            <text:p>#VALOR!</text:p>
          </table:table-cell>
          <table:table-cell table:formula="of:=[Entrada.B19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94];[.$A$2:.$A$41];[.$B$2:.$B$41])" office:value-type="float" office:value="0">
            <text:p>#VALOR!</text:p>
          </table:table-cell>
          <table:table-cell table:formula="of:=LOOKUP([.E194];[.$A$2:.$A$41];[.$B$2:.$B$41])" office:value-type="float" office:value="0">
            <text:p>#VALOR!</text:p>
          </table:table-cell>
          <table:table-cell table:formula="of:=[.I194]+[.H19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94]*2" office:value-type="float" office:value="0">
            <text:p>0</text:p>
          </table:table-cell>
          <table:table-cell table:formula="of:=[.F194]*[.G19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98];SEARCH(&quot;,&quot;;[Entrada.A198])-1))" office:value-type="float" office:value="0">
            <text:p>#VALOR!</text:p>
          </table:table-cell>
          <table:table-cell table:formula="of:=VALUE(MID([Entrada.A198];SEARCH(&quot;,&quot;;[Entrada.A198])+1;100))" office:value-type="float" office:value="0">
            <text:p>#VALOR!</text:p>
          </table:table-cell>
          <table:table-cell table:formula="of:=[Entrada.B19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95];[.$A$2:.$A$41];[.$B$2:.$B$41])" office:value-type="float" office:value="0">
            <text:p>#VALOR!</text:p>
          </table:table-cell>
          <table:table-cell table:formula="of:=LOOKUP([.E195];[.$A$2:.$A$41];[.$B$2:.$B$41])" office:value-type="float" office:value="0">
            <text:p>#VALOR!</text:p>
          </table:table-cell>
          <table:table-cell table:formula="of:=[.I195]+[.H19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95]*2" office:value-type="float" office:value="0">
            <text:p>0</text:p>
          </table:table-cell>
          <table:table-cell table:formula="of:=[.F195]*[.G19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99];SEARCH(&quot;,&quot;;[Entrada.A199])-1))" office:value-type="float" office:value="0">
            <text:p>#VALOR!</text:p>
          </table:table-cell>
          <table:table-cell table:formula="of:=VALUE(MID([Entrada.A199];SEARCH(&quot;,&quot;;[Entrada.A199])+1;100))" office:value-type="float" office:value="0">
            <text:p>#VALOR!</text:p>
          </table:table-cell>
          <table:table-cell table:formula="of:=[Entrada.B19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96];[.$A$2:.$A$41];[.$B$2:.$B$41])" office:value-type="float" office:value="0">
            <text:p>#VALOR!</text:p>
          </table:table-cell>
          <table:table-cell table:formula="of:=LOOKUP([.E196];[.$A$2:.$A$41];[.$B$2:.$B$41])" office:value-type="float" office:value="0">
            <text:p>#VALOR!</text:p>
          </table:table-cell>
          <table:table-cell table:formula="of:=[.I196]+[.H19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96]*2" office:value-type="float" office:value="0">
            <text:p>0</text:p>
          </table:table-cell>
          <table:table-cell table:formula="of:=[.F196]*[.G19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00];SEARCH(&quot;,&quot;;[Entrada.A200])-1))" office:value-type="float" office:value="0">
            <text:p>#VALOR!</text:p>
          </table:table-cell>
          <table:table-cell table:formula="of:=VALUE(MID([Entrada.A200];SEARCH(&quot;,&quot;;[Entrada.A200])+1;100))" office:value-type="float" office:value="0">
            <text:p>#VALOR!</text:p>
          </table:table-cell>
          <table:table-cell table:formula="of:=[Entrada.B20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97];[.$A$2:.$A$41];[.$B$2:.$B$41])" office:value-type="float" office:value="0">
            <text:p>#VALOR!</text:p>
          </table:table-cell>
          <table:table-cell table:formula="of:=LOOKUP([.E197];[.$A$2:.$A$41];[.$B$2:.$B$41])" office:value-type="float" office:value="0">
            <text:p>#VALOR!</text:p>
          </table:table-cell>
          <table:table-cell table:formula="of:=[.I197]+[.H19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97]*2" office:value-type="float" office:value="0">
            <text:p>0</text:p>
          </table:table-cell>
          <table:table-cell table:formula="of:=[.F197]*[.G19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01];SEARCH(&quot;,&quot;;[Entrada.A201])-1))" office:value-type="float" office:value="0">
            <text:p>#VALOR!</text:p>
          </table:table-cell>
          <table:table-cell table:formula="of:=VALUE(MID([Entrada.A201];SEARCH(&quot;,&quot;;[Entrada.A201])+1;100))" office:value-type="float" office:value="0">
            <text:p>#VALOR!</text:p>
          </table:table-cell>
          <table:table-cell table:formula="of:=[Entrada.B20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98];[.$A$2:.$A$41];[.$B$2:.$B$41])" office:value-type="float" office:value="0">
            <text:p>#VALOR!</text:p>
          </table:table-cell>
          <table:table-cell table:formula="of:=LOOKUP([.E198];[.$A$2:.$A$41];[.$B$2:.$B$41])" office:value-type="float" office:value="0">
            <text:p>#VALOR!</text:p>
          </table:table-cell>
          <table:table-cell table:formula="of:=[.I198]+[.H19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98]*2" office:value-type="float" office:value="0">
            <text:p>0</text:p>
          </table:table-cell>
          <table:table-cell table:formula="of:=[.F198]*[.G19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02];SEARCH(&quot;,&quot;;[Entrada.A202])-1))" office:value-type="float" office:value="0">
            <text:p>#VALOR!</text:p>
          </table:table-cell>
          <table:table-cell table:formula="of:=VALUE(MID([Entrada.A202];SEARCH(&quot;,&quot;;[Entrada.A202])+1;100))" office:value-type="float" office:value="0">
            <text:p>#VALOR!</text:p>
          </table:table-cell>
          <table:table-cell table:formula="of:=[Entrada.B20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99];[.$A$2:.$A$41];[.$B$2:.$B$41])" office:value-type="float" office:value="0">
            <text:p>#VALOR!</text:p>
          </table:table-cell>
          <table:table-cell table:formula="of:=LOOKUP([.E199];[.$A$2:.$A$41];[.$B$2:.$B$41])" office:value-type="float" office:value="0">
            <text:p>#VALOR!</text:p>
          </table:table-cell>
          <table:table-cell table:formula="of:=[.I199]+[.H19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99]*2" office:value-type="float" office:value="0">
            <text:p>0</text:p>
          </table:table-cell>
          <table:table-cell table:formula="of:=[.F199]*[.G19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03];SEARCH(&quot;,&quot;;[Entrada.A203])-1))" office:value-type="float" office:value="0">
            <text:p>#VALOR!</text:p>
          </table:table-cell>
          <table:table-cell table:formula="of:=VALUE(MID([Entrada.A203];SEARCH(&quot;,&quot;;[Entrada.A203])+1;100))" office:value-type="float" office:value="0">
            <text:p>#VALOR!</text:p>
          </table:table-cell>
          <table:table-cell table:formula="of:=[Entrada.B20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00];[.$A$2:.$A$41];[.$B$2:.$B$41])" office:value-type="float" office:value="0">
            <text:p>#VALOR!</text:p>
          </table:table-cell>
          <table:table-cell table:formula="of:=LOOKUP([.E200];[.$A$2:.$A$41];[.$B$2:.$B$41])" office:value-type="float" office:value="0">
            <text:p>#VALOR!</text:p>
          </table:table-cell>
          <table:table-cell table:formula="of:=[.I200]+[.H20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00]*2" office:value-type="float" office:value="0">
            <text:p>0</text:p>
          </table:table-cell>
          <table:table-cell table:formula="of:=[.F200]*[.G20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04];SEARCH(&quot;,&quot;;[Entrada.A204])-1))" office:value-type="float" office:value="0">
            <text:p>#VALOR!</text:p>
          </table:table-cell>
          <table:table-cell table:formula="of:=VALUE(MID([Entrada.A204];SEARCH(&quot;,&quot;;[Entrada.A204])+1;100))" office:value-type="float" office:value="0">
            <text:p>#VALOR!</text:p>
          </table:table-cell>
          <table:table-cell table:formula="of:=[Entrada.B20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01];[.$A$2:.$A$41];[.$B$2:.$B$41])" office:value-type="float" office:value="0">
            <text:p>#VALOR!</text:p>
          </table:table-cell>
          <table:table-cell table:formula="of:=LOOKUP([.E201];[.$A$2:.$A$41];[.$B$2:.$B$41])" office:value-type="float" office:value="0">
            <text:p>#VALOR!</text:p>
          </table:table-cell>
          <table:table-cell table:formula="of:=[.I201]+[.H20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01]*2" office:value-type="float" office:value="0">
            <text:p>0</text:p>
          </table:table-cell>
          <table:table-cell table:formula="of:=[.F201]*[.G20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05];SEARCH(&quot;,&quot;;[Entrada.A205])-1))" office:value-type="float" office:value="0">
            <text:p>#VALOR!</text:p>
          </table:table-cell>
          <table:table-cell table:formula="of:=VALUE(MID([Entrada.A205];SEARCH(&quot;,&quot;;[Entrada.A205])+1;100))" office:value-type="float" office:value="0">
            <text:p>#VALOR!</text:p>
          </table:table-cell>
          <table:table-cell table:formula="of:=[Entrada.B20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02];[.$A$2:.$A$41];[.$B$2:.$B$41])" office:value-type="float" office:value="0">
            <text:p>#VALOR!</text:p>
          </table:table-cell>
          <table:table-cell table:formula="of:=LOOKUP([.E202];[.$A$2:.$A$41];[.$B$2:.$B$41])" office:value-type="float" office:value="0">
            <text:p>#VALOR!</text:p>
          </table:table-cell>
          <table:table-cell table:formula="of:=[.I202]+[.H20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02]*2" office:value-type="float" office:value="0">
            <text:p>0</text:p>
          </table:table-cell>
          <table:table-cell table:formula="of:=[.F202]*[.G20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06];SEARCH(&quot;,&quot;;[Entrada.A206])-1))" office:value-type="float" office:value="0">
            <text:p>#VALOR!</text:p>
          </table:table-cell>
          <table:table-cell table:formula="of:=VALUE(MID([Entrada.A206];SEARCH(&quot;,&quot;;[Entrada.A206])+1;100))" office:value-type="float" office:value="0">
            <text:p>#VALOR!</text:p>
          </table:table-cell>
          <table:table-cell table:formula="of:=[Entrada.B20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03];[.$A$2:.$A$41];[.$B$2:.$B$41])" office:value-type="float" office:value="0">
            <text:p>#VALOR!</text:p>
          </table:table-cell>
          <table:table-cell table:formula="of:=LOOKUP([.E203];[.$A$2:.$A$41];[.$B$2:.$B$41])" office:value-type="float" office:value="0">
            <text:p>#VALOR!</text:p>
          </table:table-cell>
          <table:table-cell table:formula="of:=[.I203]+[.H20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03]*2" office:value-type="float" office:value="0">
            <text:p>0</text:p>
          </table:table-cell>
          <table:table-cell table:formula="of:=[.F203]*[.G20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07];SEARCH(&quot;,&quot;;[Entrada.A207])-1))" office:value-type="float" office:value="0">
            <text:p>#VALOR!</text:p>
          </table:table-cell>
          <table:table-cell table:formula="of:=VALUE(MID([Entrada.A207];SEARCH(&quot;,&quot;;[Entrada.A207])+1;100))" office:value-type="float" office:value="0">
            <text:p>#VALOR!</text:p>
          </table:table-cell>
          <table:table-cell table:formula="of:=[Entrada.B20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04];[.$A$2:.$A$41];[.$B$2:.$B$41])" office:value-type="float" office:value="0">
            <text:p>#VALOR!</text:p>
          </table:table-cell>
          <table:table-cell table:formula="of:=LOOKUP([.E204];[.$A$2:.$A$41];[.$B$2:.$B$41])" office:value-type="float" office:value="0">
            <text:p>#VALOR!</text:p>
          </table:table-cell>
          <table:table-cell table:formula="of:=[.I204]+[.H20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04]*2" office:value-type="float" office:value="0">
            <text:p>0</text:p>
          </table:table-cell>
          <table:table-cell table:formula="of:=[.F204]*[.G20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08];SEARCH(&quot;,&quot;;[Entrada.A208])-1))" office:value-type="float" office:value="0">
            <text:p>#VALOR!</text:p>
          </table:table-cell>
          <table:table-cell table:formula="of:=VALUE(MID([Entrada.A208];SEARCH(&quot;,&quot;;[Entrada.A208])+1;100))" office:value-type="float" office:value="0">
            <text:p>#VALOR!</text:p>
          </table:table-cell>
          <table:table-cell table:formula="of:=[Entrada.B20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05];[.$A$2:.$A$41];[.$B$2:.$B$41])" office:value-type="float" office:value="0">
            <text:p>#VALOR!</text:p>
          </table:table-cell>
          <table:table-cell table:formula="of:=LOOKUP([.E205];[.$A$2:.$A$41];[.$B$2:.$B$41])" office:value-type="float" office:value="0">
            <text:p>#VALOR!</text:p>
          </table:table-cell>
          <table:table-cell table:formula="of:=[.I205]+[.H20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05]*2" office:value-type="float" office:value="0">
            <text:p>0</text:p>
          </table:table-cell>
          <table:table-cell table:formula="of:=[.F205]*[.G20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09];SEARCH(&quot;,&quot;;[Entrada.A209])-1))" office:value-type="float" office:value="0">
            <text:p>#VALOR!</text:p>
          </table:table-cell>
          <table:table-cell table:formula="of:=VALUE(MID([Entrada.A209];SEARCH(&quot;,&quot;;[Entrada.A209])+1;100))" office:value-type="float" office:value="0">
            <text:p>#VALOR!</text:p>
          </table:table-cell>
          <table:table-cell table:formula="of:=[Entrada.B20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06];[.$A$2:.$A$41];[.$B$2:.$B$41])" office:value-type="float" office:value="0">
            <text:p>#VALOR!</text:p>
          </table:table-cell>
          <table:table-cell table:formula="of:=LOOKUP([.E206];[.$A$2:.$A$41];[.$B$2:.$B$41])" office:value-type="float" office:value="0">
            <text:p>#VALOR!</text:p>
          </table:table-cell>
          <table:table-cell table:formula="of:=[.I206]+[.H20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06]*2" office:value-type="float" office:value="0">
            <text:p>0</text:p>
          </table:table-cell>
          <table:table-cell table:formula="of:=[.F206]*[.G20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10];SEARCH(&quot;,&quot;;[Entrada.A210])-1))" office:value-type="float" office:value="0">
            <text:p>#VALOR!</text:p>
          </table:table-cell>
          <table:table-cell table:formula="of:=VALUE(MID([Entrada.A210];SEARCH(&quot;,&quot;;[Entrada.A210])+1;100))" office:value-type="float" office:value="0">
            <text:p>#VALOR!</text:p>
          </table:table-cell>
          <table:table-cell table:formula="of:=[Entrada.B21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07];[.$A$2:.$A$41];[.$B$2:.$B$41])" office:value-type="float" office:value="0">
            <text:p>#VALOR!</text:p>
          </table:table-cell>
          <table:table-cell table:formula="of:=LOOKUP([.E207];[.$A$2:.$A$41];[.$B$2:.$B$41])" office:value-type="float" office:value="0">
            <text:p>#VALOR!</text:p>
          </table:table-cell>
          <table:table-cell table:formula="of:=[.I207]+[.H20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07]*2" office:value-type="float" office:value="0">
            <text:p>0</text:p>
          </table:table-cell>
          <table:table-cell table:formula="of:=[.F207]*[.G20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11];SEARCH(&quot;,&quot;;[Entrada.A211])-1))" office:value-type="float" office:value="0">
            <text:p>#VALOR!</text:p>
          </table:table-cell>
          <table:table-cell table:formula="of:=VALUE(MID([Entrada.A211];SEARCH(&quot;,&quot;;[Entrada.A211])+1;100))" office:value-type="float" office:value="0">
            <text:p>#VALOR!</text:p>
          </table:table-cell>
          <table:table-cell table:formula="of:=[Entrada.B21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08];[.$A$2:.$A$41];[.$B$2:.$B$41])" office:value-type="float" office:value="0">
            <text:p>#VALOR!</text:p>
          </table:table-cell>
          <table:table-cell table:formula="of:=LOOKUP([.E208];[.$A$2:.$A$41];[.$B$2:.$B$41])" office:value-type="float" office:value="0">
            <text:p>#VALOR!</text:p>
          </table:table-cell>
          <table:table-cell table:formula="of:=[.I208]+[.H20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08]*2" office:value-type="float" office:value="0">
            <text:p>0</text:p>
          </table:table-cell>
          <table:table-cell table:formula="of:=[.F208]*[.G20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12];SEARCH(&quot;,&quot;;[Entrada.A212])-1))" office:value-type="float" office:value="0">
            <text:p>#VALOR!</text:p>
          </table:table-cell>
          <table:table-cell table:formula="of:=VALUE(MID([Entrada.A212];SEARCH(&quot;,&quot;;[Entrada.A212])+1;100))" office:value-type="float" office:value="0">
            <text:p>#VALOR!</text:p>
          </table:table-cell>
          <table:table-cell table:formula="of:=[Entrada.B21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09];[.$A$2:.$A$41];[.$B$2:.$B$41])" office:value-type="float" office:value="0">
            <text:p>#VALOR!</text:p>
          </table:table-cell>
          <table:table-cell table:formula="of:=LOOKUP([.E209];[.$A$2:.$A$41];[.$B$2:.$B$41])" office:value-type="float" office:value="0">
            <text:p>#VALOR!</text:p>
          </table:table-cell>
          <table:table-cell table:formula="of:=[.I209]+[.H20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09]*2" office:value-type="float" office:value="0">
            <text:p>0</text:p>
          </table:table-cell>
          <table:table-cell table:formula="of:=[.F209]*[.G20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13];SEARCH(&quot;,&quot;;[Entrada.A213])-1))" office:value-type="float" office:value="0">
            <text:p>#VALOR!</text:p>
          </table:table-cell>
          <table:table-cell table:formula="of:=VALUE(MID([Entrada.A213];SEARCH(&quot;,&quot;;[Entrada.A213])+1;100))" office:value-type="float" office:value="0">
            <text:p>#VALOR!</text:p>
          </table:table-cell>
          <table:table-cell table:formula="of:=[Entrada.B21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10];[.$A$2:.$A$41];[.$B$2:.$B$41])" office:value-type="float" office:value="0">
            <text:p>#VALOR!</text:p>
          </table:table-cell>
          <table:table-cell table:formula="of:=LOOKUP([.E210];[.$A$2:.$A$41];[.$B$2:.$B$41])" office:value-type="float" office:value="0">
            <text:p>#VALOR!</text:p>
          </table:table-cell>
          <table:table-cell table:formula="of:=[.I210]+[.H21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10]*2" office:value-type="float" office:value="0">
            <text:p>0</text:p>
          </table:table-cell>
          <table:table-cell table:formula="of:=[.F210]*[.G21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14];SEARCH(&quot;,&quot;;[Entrada.A214])-1))" office:value-type="float" office:value="0">
            <text:p>#VALOR!</text:p>
          </table:table-cell>
          <table:table-cell table:formula="of:=VALUE(MID([Entrada.A214];SEARCH(&quot;,&quot;;[Entrada.A214])+1;100))" office:value-type="float" office:value="0">
            <text:p>#VALOR!</text:p>
          </table:table-cell>
          <table:table-cell table:formula="of:=[Entrada.B21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11];[.$A$2:.$A$41];[.$B$2:.$B$41])" office:value-type="float" office:value="0">
            <text:p>#VALOR!</text:p>
          </table:table-cell>
          <table:table-cell table:formula="of:=LOOKUP([.E211];[.$A$2:.$A$41];[.$B$2:.$B$41])" office:value-type="float" office:value="0">
            <text:p>#VALOR!</text:p>
          </table:table-cell>
          <table:table-cell table:formula="of:=[.I211]+[.H21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11]*2" office:value-type="float" office:value="0">
            <text:p>0</text:p>
          </table:table-cell>
          <table:table-cell table:formula="of:=[.F211]*[.G21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15];SEARCH(&quot;,&quot;;[Entrada.A215])-1))" office:value-type="float" office:value="0">
            <text:p>#VALOR!</text:p>
          </table:table-cell>
          <table:table-cell table:formula="of:=VALUE(MID([Entrada.A215];SEARCH(&quot;,&quot;;[Entrada.A215])+1;100))" office:value-type="float" office:value="0">
            <text:p>#VALOR!</text:p>
          </table:table-cell>
          <table:table-cell table:formula="of:=[Entrada.B2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12];[.$A$2:.$A$41];[.$B$2:.$B$41])" office:value-type="float" office:value="0">
            <text:p>#VALOR!</text:p>
          </table:table-cell>
          <table:table-cell table:formula="of:=LOOKUP([.E212];[.$A$2:.$A$41];[.$B$2:.$B$41])" office:value-type="float" office:value="0">
            <text:p>#VALOR!</text:p>
          </table:table-cell>
          <table:table-cell table:formula="of:=[.I212]+[.H21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12]*2" office:value-type="float" office:value="0">
            <text:p>0</text:p>
          </table:table-cell>
          <table:table-cell table:formula="of:=[.F212]*[.G21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16];SEARCH(&quot;,&quot;;[Entrada.A216])-1))" office:value-type="float" office:value="0">
            <text:p>#VALOR!</text:p>
          </table:table-cell>
          <table:table-cell table:formula="of:=VALUE(MID([Entrada.A216];SEARCH(&quot;,&quot;;[Entrada.A216])+1;100))" office:value-type="float" office:value="0">
            <text:p>#VALOR!</text:p>
          </table:table-cell>
          <table:table-cell table:formula="of:=[Entrada.B2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13];[.$A$2:.$A$41];[.$B$2:.$B$41])" office:value-type="float" office:value="0">
            <text:p>#VALOR!</text:p>
          </table:table-cell>
          <table:table-cell table:formula="of:=LOOKUP([.E213];[.$A$2:.$A$41];[.$B$2:.$B$41])" office:value-type="float" office:value="0">
            <text:p>#VALOR!</text:p>
          </table:table-cell>
          <table:table-cell table:formula="of:=[.I213]+[.H21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13]*2" office:value-type="float" office:value="0">
            <text:p>0</text:p>
          </table:table-cell>
          <table:table-cell table:formula="of:=[.F213]*[.G21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17];SEARCH(&quot;,&quot;;[Entrada.A217])-1))" office:value-type="float" office:value="0">
            <text:p>#VALOR!</text:p>
          </table:table-cell>
          <table:table-cell table:formula="of:=VALUE(MID([Entrada.A217];SEARCH(&quot;,&quot;;[Entrada.A217])+1;100))" office:value-type="float" office:value="0">
            <text:p>#VALOR!</text:p>
          </table:table-cell>
          <table:table-cell table:formula="of:=[Entrada.B2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14];[.$A$2:.$A$41];[.$B$2:.$B$41])" office:value-type="float" office:value="0">
            <text:p>#VALOR!</text:p>
          </table:table-cell>
          <table:table-cell table:formula="of:=LOOKUP([.E214];[.$A$2:.$A$41];[.$B$2:.$B$41])" office:value-type="float" office:value="0">
            <text:p>#VALOR!</text:p>
          </table:table-cell>
          <table:table-cell table:formula="of:=[.I214]+[.H21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14]*2" office:value-type="float" office:value="0">
            <text:p>0</text:p>
          </table:table-cell>
          <table:table-cell table:formula="of:=[.F214]*[.G21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18];SEARCH(&quot;,&quot;;[Entrada.A218])-1))" office:value-type="float" office:value="0">
            <text:p>#VALOR!</text:p>
          </table:table-cell>
          <table:table-cell table:formula="of:=VALUE(MID([Entrada.A218];SEARCH(&quot;,&quot;;[Entrada.A218])+1;100))" office:value-type="float" office:value="0">
            <text:p>#VALOR!</text:p>
          </table:table-cell>
          <table:table-cell table:formula="of:=[Entrada.B2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15];[.$A$2:.$A$41];[.$B$2:.$B$41])" office:value-type="float" office:value="0">
            <text:p>#VALOR!</text:p>
          </table:table-cell>
          <table:table-cell table:formula="of:=LOOKUP([.E215];[.$A$2:.$A$41];[.$B$2:.$B$41])" office:value-type="float" office:value="0">
            <text:p>#VALOR!</text:p>
          </table:table-cell>
          <table:table-cell table:formula="of:=[.I215]+[.H21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15]*2" office:value-type="float" office:value="0">
            <text:p>0</text:p>
          </table:table-cell>
          <table:table-cell table:formula="of:=[.F215]*[.G21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19];SEARCH(&quot;,&quot;;[Entrada.A219])-1))" office:value-type="float" office:value="0">
            <text:p>#VALOR!</text:p>
          </table:table-cell>
          <table:table-cell table:formula="of:=VALUE(MID([Entrada.A219];SEARCH(&quot;,&quot;;[Entrada.A219])+1;100))" office:value-type="float" office:value="0">
            <text:p>#VALOR!</text:p>
          </table:table-cell>
          <table:table-cell table:formula="of:=[Entrada.B2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16];[.$A$2:.$A$41];[.$B$2:.$B$41])" office:value-type="float" office:value="0">
            <text:p>#VALOR!</text:p>
          </table:table-cell>
          <table:table-cell table:formula="of:=LOOKUP([.E216];[.$A$2:.$A$41];[.$B$2:.$B$41])" office:value-type="float" office:value="0">
            <text:p>#VALOR!</text:p>
          </table:table-cell>
          <table:table-cell table:formula="of:=[.I216]+[.H21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16]*2" office:value-type="float" office:value="0">
            <text:p>0</text:p>
          </table:table-cell>
          <table:table-cell table:formula="of:=[.F216]*[.G21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20];SEARCH(&quot;,&quot;;[Entrada.A220])-1))" office:value-type="float" office:value="0">
            <text:p>#VALOR!</text:p>
          </table:table-cell>
          <table:table-cell table:formula="of:=VALUE(MID([Entrada.A220];SEARCH(&quot;,&quot;;[Entrada.A220])+1;100))" office:value-type="float" office:value="0">
            <text:p>#VALOR!</text:p>
          </table:table-cell>
          <table:table-cell table:formula="of:=[Entrada.B2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17];[.$A$2:.$A$41];[.$B$2:.$B$41])" office:value-type="float" office:value="0">
            <text:p>#VALOR!</text:p>
          </table:table-cell>
          <table:table-cell table:formula="of:=LOOKUP([.E217];[.$A$2:.$A$41];[.$B$2:.$B$41])" office:value-type="float" office:value="0">
            <text:p>#VALOR!</text:p>
          </table:table-cell>
          <table:table-cell table:formula="of:=[.I217]+[.H21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17]*2" office:value-type="float" office:value="0">
            <text:p>0</text:p>
          </table:table-cell>
          <table:table-cell table:formula="of:=[.F217]*[.G21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21];SEARCH(&quot;,&quot;;[Entrada.A221])-1))" office:value-type="float" office:value="0">
            <text:p>#VALOR!</text:p>
          </table:table-cell>
          <table:table-cell table:formula="of:=VALUE(MID([Entrada.A221];SEARCH(&quot;,&quot;;[Entrada.A221])+1;100))" office:value-type="float" office:value="0">
            <text:p>#VALOR!</text:p>
          </table:table-cell>
          <table:table-cell table:formula="of:=[Entrada.B2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18];[.$A$2:.$A$41];[.$B$2:.$B$41])" office:value-type="float" office:value="0">
            <text:p>#VALOR!</text:p>
          </table:table-cell>
          <table:table-cell table:formula="of:=LOOKUP([.E218];[.$A$2:.$A$41];[.$B$2:.$B$41])" office:value-type="float" office:value="0">
            <text:p>#VALOR!</text:p>
          </table:table-cell>
          <table:table-cell table:formula="of:=[.I218]+[.H21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18]*2" office:value-type="float" office:value="0">
            <text:p>0</text:p>
          </table:table-cell>
          <table:table-cell table:formula="of:=[.F218]*[.G21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22];SEARCH(&quot;,&quot;;[Entrada.A222])-1))" office:value-type="float" office:value="0">
            <text:p>#VALOR!</text:p>
          </table:table-cell>
          <table:table-cell table:formula="of:=VALUE(MID([Entrada.A222];SEARCH(&quot;,&quot;;[Entrada.A222])+1;100))" office:value-type="float" office:value="0">
            <text:p>#VALOR!</text:p>
          </table:table-cell>
          <table:table-cell table:formula="of:=[Entrada.B2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19];[.$A$2:.$A$41];[.$B$2:.$B$41])" office:value-type="float" office:value="0">
            <text:p>#VALOR!</text:p>
          </table:table-cell>
          <table:table-cell table:formula="of:=LOOKUP([.E219];[.$A$2:.$A$41];[.$B$2:.$B$41])" office:value-type="float" office:value="0">
            <text:p>#VALOR!</text:p>
          </table:table-cell>
          <table:table-cell table:formula="of:=[.I219]+[.H21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19]*2" office:value-type="float" office:value="0">
            <text:p>0</text:p>
          </table:table-cell>
          <table:table-cell table:formula="of:=[.F219]*[.G21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23];SEARCH(&quot;,&quot;;[Entrada.A223])-1))" office:value-type="float" office:value="0">
            <text:p>#VALOR!</text:p>
          </table:table-cell>
          <table:table-cell table:formula="of:=VALUE(MID([Entrada.A223];SEARCH(&quot;,&quot;;[Entrada.A223])+1;100))" office:value-type="float" office:value="0">
            <text:p>#VALOR!</text:p>
          </table:table-cell>
          <table:table-cell table:formula="of:=[Entrada.B2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20];[.$A$2:.$A$41];[.$B$2:.$B$41])" office:value-type="float" office:value="0">
            <text:p>#VALOR!</text:p>
          </table:table-cell>
          <table:table-cell table:formula="of:=LOOKUP([.E220];[.$A$2:.$A$41];[.$B$2:.$B$41])" office:value-type="float" office:value="0">
            <text:p>#VALOR!</text:p>
          </table:table-cell>
          <table:table-cell table:formula="of:=[.I220]+[.H22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20]*2" office:value-type="float" office:value="0">
            <text:p>0</text:p>
          </table:table-cell>
          <table:table-cell table:formula="of:=[.F220]*[.G22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24];SEARCH(&quot;,&quot;;[Entrada.A224])-1))" office:value-type="float" office:value="0">
            <text:p>#VALOR!</text:p>
          </table:table-cell>
          <table:table-cell table:formula="of:=VALUE(MID([Entrada.A224];SEARCH(&quot;,&quot;;[Entrada.A224])+1;100))" office:value-type="float" office:value="0">
            <text:p>#VALOR!</text:p>
          </table:table-cell>
          <table:table-cell table:formula="of:=[Entrada.B2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21];[.$A$2:.$A$41];[.$B$2:.$B$41])" office:value-type="float" office:value="0">
            <text:p>#VALOR!</text:p>
          </table:table-cell>
          <table:table-cell table:formula="of:=LOOKUP([.E221];[.$A$2:.$A$41];[.$B$2:.$B$41])" office:value-type="float" office:value="0">
            <text:p>#VALOR!</text:p>
          </table:table-cell>
          <table:table-cell table:formula="of:=[.I221]+[.H22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21]*2" office:value-type="float" office:value="0">
            <text:p>0</text:p>
          </table:table-cell>
          <table:table-cell table:formula="of:=[.F221]*[.G22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25];SEARCH(&quot;,&quot;;[Entrada.A225])-1))" office:value-type="float" office:value="0">
            <text:p>#VALOR!</text:p>
          </table:table-cell>
          <table:table-cell table:formula="of:=VALUE(MID([Entrada.A225];SEARCH(&quot;,&quot;;[Entrada.A225])+1;100))" office:value-type="float" office:value="0">
            <text:p>#VALOR!</text:p>
          </table:table-cell>
          <table:table-cell table:formula="of:=[Entrada.B22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22];[.$A$2:.$A$41];[.$B$2:.$B$41])" office:value-type="float" office:value="0">
            <text:p>#VALOR!</text:p>
          </table:table-cell>
          <table:table-cell table:formula="of:=LOOKUP([.E222];[.$A$2:.$A$41];[.$B$2:.$B$41])" office:value-type="float" office:value="0">
            <text:p>#VALOR!</text:p>
          </table:table-cell>
          <table:table-cell table:formula="of:=[.I222]+[.H22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22]*2" office:value-type="float" office:value="0">
            <text:p>0</text:p>
          </table:table-cell>
          <table:table-cell table:formula="of:=[.F222]*[.G22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26];SEARCH(&quot;,&quot;;[Entrada.A226])-1))" office:value-type="float" office:value="0">
            <text:p>#VALOR!</text:p>
          </table:table-cell>
          <table:table-cell table:formula="of:=VALUE(MID([Entrada.A226];SEARCH(&quot;,&quot;;[Entrada.A226])+1;100))" office:value-type="float" office:value="0">
            <text:p>#VALOR!</text:p>
          </table:table-cell>
          <table:table-cell table:formula="of:=[Entrada.B22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23];[.$A$2:.$A$41];[.$B$2:.$B$41])" office:value-type="float" office:value="0">
            <text:p>#VALOR!</text:p>
          </table:table-cell>
          <table:table-cell table:formula="of:=LOOKUP([.E223];[.$A$2:.$A$41];[.$B$2:.$B$41])" office:value-type="float" office:value="0">
            <text:p>#VALOR!</text:p>
          </table:table-cell>
          <table:table-cell table:formula="of:=[.I223]+[.H22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23]*2" office:value-type="float" office:value="0">
            <text:p>0</text:p>
          </table:table-cell>
          <table:table-cell table:formula="of:=[.F223]*[.G22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27];SEARCH(&quot;,&quot;;[Entrada.A227])-1))" office:value-type="float" office:value="0">
            <text:p>#VALOR!</text:p>
          </table:table-cell>
          <table:table-cell table:formula="of:=VALUE(MID([Entrada.A227];SEARCH(&quot;,&quot;;[Entrada.A227])+1;100))" office:value-type="float" office:value="0">
            <text:p>#VALOR!</text:p>
          </table:table-cell>
          <table:table-cell table:formula="of:=[Entrada.B22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24];[.$A$2:.$A$41];[.$B$2:.$B$41])" office:value-type="float" office:value="0">
            <text:p>#VALOR!</text:p>
          </table:table-cell>
          <table:table-cell table:formula="of:=LOOKUP([.E224];[.$A$2:.$A$41];[.$B$2:.$B$41])" office:value-type="float" office:value="0">
            <text:p>#VALOR!</text:p>
          </table:table-cell>
          <table:table-cell table:formula="of:=[.I224]+[.H22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24]*2" office:value-type="float" office:value="0">
            <text:p>0</text:p>
          </table:table-cell>
          <table:table-cell table:formula="of:=[.F224]*[.G22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28];SEARCH(&quot;,&quot;;[Entrada.A228])-1))" office:value-type="float" office:value="0">
            <text:p>#VALOR!</text:p>
          </table:table-cell>
          <table:table-cell table:formula="of:=VALUE(MID([Entrada.A228];SEARCH(&quot;,&quot;;[Entrada.A228])+1;100))" office:value-type="float" office:value="0">
            <text:p>#VALOR!</text:p>
          </table:table-cell>
          <table:table-cell table:formula="of:=[Entrada.B22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25];[.$A$2:.$A$41];[.$B$2:.$B$41])" office:value-type="float" office:value="0">
            <text:p>#VALOR!</text:p>
          </table:table-cell>
          <table:table-cell table:formula="of:=LOOKUP([.E225];[.$A$2:.$A$41];[.$B$2:.$B$41])" office:value-type="float" office:value="0">
            <text:p>#VALOR!</text:p>
          </table:table-cell>
          <table:table-cell table:formula="of:=[.I225]+[.H22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25]*2" office:value-type="float" office:value="0">
            <text:p>0</text:p>
          </table:table-cell>
          <table:table-cell table:formula="of:=[.F225]*[.G22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29];SEARCH(&quot;,&quot;;[Entrada.A229])-1))" office:value-type="float" office:value="0">
            <text:p>#VALOR!</text:p>
          </table:table-cell>
          <table:table-cell table:formula="of:=VALUE(MID([Entrada.A229];SEARCH(&quot;,&quot;;[Entrada.A229])+1;100))" office:value-type="float" office:value="0">
            <text:p>#VALOR!</text:p>
          </table:table-cell>
          <table:table-cell table:formula="of:=[Entrada.B22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26];[.$A$2:.$A$41];[.$B$2:.$B$41])" office:value-type="float" office:value="0">
            <text:p>#VALOR!</text:p>
          </table:table-cell>
          <table:table-cell table:formula="of:=LOOKUP([.E226];[.$A$2:.$A$41];[.$B$2:.$B$41])" office:value-type="float" office:value="0">
            <text:p>#VALOR!</text:p>
          </table:table-cell>
          <table:table-cell table:formula="of:=[.I226]+[.H22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26]*2" office:value-type="float" office:value="0">
            <text:p>0</text:p>
          </table:table-cell>
          <table:table-cell table:formula="of:=[.F226]*[.G22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30];SEARCH(&quot;,&quot;;[Entrada.A230])-1))" office:value-type="float" office:value="0">
            <text:p>#VALOR!</text:p>
          </table:table-cell>
          <table:table-cell table:formula="of:=VALUE(MID([Entrada.A230];SEARCH(&quot;,&quot;;[Entrada.A230])+1;100))" office:value-type="float" office:value="0">
            <text:p>#VALOR!</text:p>
          </table:table-cell>
          <table:table-cell table:formula="of:=[Entrada.B23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27];[.$A$2:.$A$41];[.$B$2:.$B$41])" office:value-type="float" office:value="0">
            <text:p>#VALOR!</text:p>
          </table:table-cell>
          <table:table-cell table:formula="of:=LOOKUP([.E227];[.$A$2:.$A$41];[.$B$2:.$B$41])" office:value-type="float" office:value="0">
            <text:p>#VALOR!</text:p>
          </table:table-cell>
          <table:table-cell table:formula="of:=[.I227]+[.H22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27]*2" office:value-type="float" office:value="0">
            <text:p>0</text:p>
          </table:table-cell>
          <table:table-cell table:formula="of:=[.F227]*[.G22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31];SEARCH(&quot;,&quot;;[Entrada.A231])-1))" office:value-type="float" office:value="0">
            <text:p>#VALOR!</text:p>
          </table:table-cell>
          <table:table-cell table:formula="of:=VALUE(MID([Entrada.A231];SEARCH(&quot;,&quot;;[Entrada.A231])+1;100))" office:value-type="float" office:value="0">
            <text:p>#VALOR!</text:p>
          </table:table-cell>
          <table:table-cell table:formula="of:=[Entrada.B23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28];[.$A$2:.$A$41];[.$B$2:.$B$41])" office:value-type="float" office:value="0">
            <text:p>#VALOR!</text:p>
          </table:table-cell>
          <table:table-cell table:formula="of:=LOOKUP([.E228];[.$A$2:.$A$41];[.$B$2:.$B$41])" office:value-type="float" office:value="0">
            <text:p>#VALOR!</text:p>
          </table:table-cell>
          <table:table-cell table:formula="of:=[.I228]+[.H22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28]*2" office:value-type="float" office:value="0">
            <text:p>0</text:p>
          </table:table-cell>
          <table:table-cell table:formula="of:=[.F228]*[.G22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32];SEARCH(&quot;,&quot;;[Entrada.A232])-1))" office:value-type="float" office:value="0">
            <text:p>#VALOR!</text:p>
          </table:table-cell>
          <table:table-cell table:formula="of:=VALUE(MID([Entrada.A232];SEARCH(&quot;,&quot;;[Entrada.A232])+1;100))" office:value-type="float" office:value="0">
            <text:p>#VALOR!</text:p>
          </table:table-cell>
          <table:table-cell table:formula="of:=[Entrada.B23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29];[.$A$2:.$A$41];[.$B$2:.$B$41])" office:value-type="float" office:value="0">
            <text:p>#VALOR!</text:p>
          </table:table-cell>
          <table:table-cell table:formula="of:=LOOKUP([.E229];[.$A$2:.$A$41];[.$B$2:.$B$41])" office:value-type="float" office:value="0">
            <text:p>#VALOR!</text:p>
          </table:table-cell>
          <table:table-cell table:formula="of:=[.I229]+[.H22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29]*2" office:value-type="float" office:value="0">
            <text:p>0</text:p>
          </table:table-cell>
          <table:table-cell table:formula="of:=[.F229]*[.G22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33];SEARCH(&quot;,&quot;;[Entrada.A233])-1))" office:value-type="float" office:value="0">
            <text:p>#VALOR!</text:p>
          </table:table-cell>
          <table:table-cell table:formula="of:=VALUE(MID([Entrada.A233];SEARCH(&quot;,&quot;;[Entrada.A233])+1;100))" office:value-type="float" office:value="0">
            <text:p>#VALOR!</text:p>
          </table:table-cell>
          <table:table-cell table:formula="of:=[Entrada.B2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30];[.$A$2:.$A$41];[.$B$2:.$B$41])" office:value-type="float" office:value="0">
            <text:p>#VALOR!</text:p>
          </table:table-cell>
          <table:table-cell table:formula="of:=LOOKUP([.E230];[.$A$2:.$A$41];[.$B$2:.$B$41])" office:value-type="float" office:value="0">
            <text:p>#VALOR!</text:p>
          </table:table-cell>
          <table:table-cell table:formula="of:=[.I230]+[.H23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30]*2" office:value-type="float" office:value="0">
            <text:p>0</text:p>
          </table:table-cell>
          <table:table-cell table:formula="of:=[.F230]*[.G23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34];SEARCH(&quot;,&quot;;[Entrada.A234])-1))" office:value-type="float" office:value="0">
            <text:p>#VALOR!</text:p>
          </table:table-cell>
          <table:table-cell table:formula="of:=VALUE(MID([Entrada.A234];SEARCH(&quot;,&quot;;[Entrada.A234])+1;100))" office:value-type="float" office:value="0">
            <text:p>#VALOR!</text:p>
          </table:table-cell>
          <table:table-cell table:formula="of:=[Entrada.B23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31];[.$A$2:.$A$41];[.$B$2:.$B$41])" office:value-type="float" office:value="0">
            <text:p>#VALOR!</text:p>
          </table:table-cell>
          <table:table-cell table:formula="of:=LOOKUP([.E231];[.$A$2:.$A$41];[.$B$2:.$B$41])" office:value-type="float" office:value="0">
            <text:p>#VALOR!</text:p>
          </table:table-cell>
          <table:table-cell table:formula="of:=[.I231]+[.H23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31]*2" office:value-type="float" office:value="0">
            <text:p>0</text:p>
          </table:table-cell>
          <table:table-cell table:formula="of:=[.F231]*[.G23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35];SEARCH(&quot;,&quot;;[Entrada.A235])-1))" office:value-type="float" office:value="0">
            <text:p>#VALOR!</text:p>
          </table:table-cell>
          <table:table-cell table:formula="of:=VALUE(MID([Entrada.A235];SEARCH(&quot;,&quot;;[Entrada.A235])+1;100))" office:value-type="float" office:value="0">
            <text:p>#VALOR!</text:p>
          </table:table-cell>
          <table:table-cell table:formula="of:=[Entrada.B23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32];[.$A$2:.$A$41];[.$B$2:.$B$41])" office:value-type="float" office:value="0">
            <text:p>#VALOR!</text:p>
          </table:table-cell>
          <table:table-cell table:formula="of:=LOOKUP([.E232];[.$A$2:.$A$41];[.$B$2:.$B$41])" office:value-type="float" office:value="0">
            <text:p>#VALOR!</text:p>
          </table:table-cell>
          <table:table-cell table:formula="of:=[.I232]+[.H23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32]*2" office:value-type="float" office:value="0">
            <text:p>0</text:p>
          </table:table-cell>
          <table:table-cell table:formula="of:=[.F232]*[.G23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36];SEARCH(&quot;,&quot;;[Entrada.A236])-1))" office:value-type="float" office:value="0">
            <text:p>#VALOR!</text:p>
          </table:table-cell>
          <table:table-cell table:formula="of:=VALUE(MID([Entrada.A236];SEARCH(&quot;,&quot;;[Entrada.A236])+1;100))" office:value-type="float" office:value="0">
            <text:p>#VALOR!</text:p>
          </table:table-cell>
          <table:table-cell table:formula="of:=[Entrada.B23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33];[.$A$2:.$A$41];[.$B$2:.$B$41])" office:value-type="float" office:value="0">
            <text:p>#VALOR!</text:p>
          </table:table-cell>
          <table:table-cell table:formula="of:=LOOKUP([.E233];[.$A$2:.$A$41];[.$B$2:.$B$41])" office:value-type="float" office:value="0">
            <text:p>#VALOR!</text:p>
          </table:table-cell>
          <table:table-cell table:formula="of:=[.I233]+[.H23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33]*2" office:value-type="float" office:value="0">
            <text:p>0</text:p>
          </table:table-cell>
          <table:table-cell table:formula="of:=[.F233]*[.G23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37];SEARCH(&quot;,&quot;;[Entrada.A237])-1))" office:value-type="float" office:value="0">
            <text:p>#VALOR!</text:p>
          </table:table-cell>
          <table:table-cell table:formula="of:=VALUE(MID([Entrada.A237];SEARCH(&quot;,&quot;;[Entrada.A237])+1;100))" office:value-type="float" office:value="0">
            <text:p>#VALOR!</text:p>
          </table:table-cell>
          <table:table-cell table:formula="of:=[Entrada.B23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34];[.$A$2:.$A$41];[.$B$2:.$B$41])" office:value-type="float" office:value="0">
            <text:p>#VALOR!</text:p>
          </table:table-cell>
          <table:table-cell table:formula="of:=LOOKUP([.E234];[.$A$2:.$A$41];[.$B$2:.$B$41])" office:value-type="float" office:value="0">
            <text:p>#VALOR!</text:p>
          </table:table-cell>
          <table:table-cell table:formula="of:=[.I234]+[.H23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34]*2" office:value-type="float" office:value="0">
            <text:p>0</text:p>
          </table:table-cell>
          <table:table-cell table:formula="of:=[.F234]*[.G23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38];SEARCH(&quot;,&quot;;[Entrada.A238])-1))" office:value-type="float" office:value="0">
            <text:p>#VALOR!</text:p>
          </table:table-cell>
          <table:table-cell table:formula="of:=VALUE(MID([Entrada.A238];SEARCH(&quot;,&quot;;[Entrada.A238])+1;100))" office:value-type="float" office:value="0">
            <text:p>#VALOR!</text:p>
          </table:table-cell>
          <table:table-cell table:formula="of:=[Entrada.B23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35];[.$A$2:.$A$41];[.$B$2:.$B$41])" office:value-type="float" office:value="0">
            <text:p>#VALOR!</text:p>
          </table:table-cell>
          <table:table-cell table:formula="of:=LOOKUP([.E235];[.$A$2:.$A$41];[.$B$2:.$B$41])" office:value-type="float" office:value="0">
            <text:p>#VALOR!</text:p>
          </table:table-cell>
          <table:table-cell table:formula="of:=[.I235]+[.H23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35]*2" office:value-type="float" office:value="0">
            <text:p>0</text:p>
          </table:table-cell>
          <table:table-cell table:formula="of:=[.F235]*[.G23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39];SEARCH(&quot;,&quot;;[Entrada.A239])-1))" office:value-type="float" office:value="0">
            <text:p>#VALOR!</text:p>
          </table:table-cell>
          <table:table-cell table:formula="of:=VALUE(MID([Entrada.A239];SEARCH(&quot;,&quot;;[Entrada.A239])+1;100))" office:value-type="float" office:value="0">
            <text:p>#VALOR!</text:p>
          </table:table-cell>
          <table:table-cell table:formula="of:=[Entrada.B23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36];[.$A$2:.$A$41];[.$B$2:.$B$41])" office:value-type="float" office:value="0">
            <text:p>#VALOR!</text:p>
          </table:table-cell>
          <table:table-cell table:formula="of:=LOOKUP([.E236];[.$A$2:.$A$41];[.$B$2:.$B$41])" office:value-type="float" office:value="0">
            <text:p>#VALOR!</text:p>
          </table:table-cell>
          <table:table-cell table:formula="of:=[.I236]+[.H23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36]*2" office:value-type="float" office:value="0">
            <text:p>0</text:p>
          </table:table-cell>
          <table:table-cell table:formula="of:=[.F236]*[.G23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40];SEARCH(&quot;,&quot;;[Entrada.A240])-1))" office:value-type="float" office:value="0">
            <text:p>#VALOR!</text:p>
          </table:table-cell>
          <table:table-cell table:formula="of:=VALUE(MID([Entrada.A240];SEARCH(&quot;,&quot;;[Entrada.A240])+1;100))" office:value-type="float" office:value="0">
            <text:p>#VALOR!</text:p>
          </table:table-cell>
          <table:table-cell table:formula="of:=[Entrada.B24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37];[.$A$2:.$A$41];[.$B$2:.$B$41])" office:value-type="float" office:value="0">
            <text:p>#VALOR!</text:p>
          </table:table-cell>
          <table:table-cell table:formula="of:=LOOKUP([.E237];[.$A$2:.$A$41];[.$B$2:.$B$41])" office:value-type="float" office:value="0">
            <text:p>#VALOR!</text:p>
          </table:table-cell>
          <table:table-cell table:formula="of:=[.I237]+[.H23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37]*2" office:value-type="float" office:value="0">
            <text:p>0</text:p>
          </table:table-cell>
          <table:table-cell table:formula="of:=[.F237]*[.G23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41];SEARCH(&quot;,&quot;;[Entrada.A241])-1))" office:value-type="float" office:value="0">
            <text:p>#VALOR!</text:p>
          </table:table-cell>
          <table:table-cell table:formula="of:=VALUE(MID([Entrada.A241];SEARCH(&quot;,&quot;;[Entrada.A241])+1;100))" office:value-type="float" office:value="0">
            <text:p>#VALOR!</text:p>
          </table:table-cell>
          <table:table-cell table:formula="of:=[Entrada.B24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38];[.$A$2:.$A$41];[.$B$2:.$B$41])" office:value-type="float" office:value="0">
            <text:p>#VALOR!</text:p>
          </table:table-cell>
          <table:table-cell table:formula="of:=LOOKUP([.E238];[.$A$2:.$A$41];[.$B$2:.$B$41])" office:value-type="float" office:value="0">
            <text:p>#VALOR!</text:p>
          </table:table-cell>
          <table:table-cell table:formula="of:=[.I238]+[.H23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38]*2" office:value-type="float" office:value="0">
            <text:p>0</text:p>
          </table:table-cell>
          <table:table-cell table:formula="of:=[.F238]*[.G23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42];SEARCH(&quot;,&quot;;[Entrada.A242])-1))" office:value-type="float" office:value="0">
            <text:p>#VALOR!</text:p>
          </table:table-cell>
          <table:table-cell table:formula="of:=VALUE(MID([Entrada.A242];SEARCH(&quot;,&quot;;[Entrada.A242])+1;100))" office:value-type="float" office:value="0">
            <text:p>#VALOR!</text:p>
          </table:table-cell>
          <table:table-cell table:formula="of:=[Entrada.B24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39];[.$A$2:.$A$41];[.$B$2:.$B$41])" office:value-type="float" office:value="0">
            <text:p>#VALOR!</text:p>
          </table:table-cell>
          <table:table-cell table:formula="of:=LOOKUP([.E239];[.$A$2:.$A$41];[.$B$2:.$B$41])" office:value-type="float" office:value="0">
            <text:p>#VALOR!</text:p>
          </table:table-cell>
          <table:table-cell table:formula="of:=[.I239]+[.H23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39]*2" office:value-type="float" office:value="0">
            <text:p>0</text:p>
          </table:table-cell>
          <table:table-cell table:formula="of:=[.F239]*[.G23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43];SEARCH(&quot;,&quot;;[Entrada.A243])-1))" office:value-type="float" office:value="0">
            <text:p>#VALOR!</text:p>
          </table:table-cell>
          <table:table-cell table:formula="of:=VALUE(MID([Entrada.A243];SEARCH(&quot;,&quot;;[Entrada.A243])+1;100))" office:value-type="float" office:value="0">
            <text:p>#VALOR!</text:p>
          </table:table-cell>
          <table:table-cell table:formula="of:=[Entrada.B24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40];[.$A$2:.$A$41];[.$B$2:.$B$41])" office:value-type="float" office:value="0">
            <text:p>#VALOR!</text:p>
          </table:table-cell>
          <table:table-cell table:formula="of:=LOOKUP([.E240];[.$A$2:.$A$41];[.$B$2:.$B$41])" office:value-type="float" office:value="0">
            <text:p>#VALOR!</text:p>
          </table:table-cell>
          <table:table-cell table:formula="of:=[.I240]+[.H24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40]*2" office:value-type="float" office:value="0">
            <text:p>0</text:p>
          </table:table-cell>
          <table:table-cell table:formula="of:=[.F240]*[.G24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44];SEARCH(&quot;,&quot;;[Entrada.A244])-1))" office:value-type="float" office:value="0">
            <text:p>#VALOR!</text:p>
          </table:table-cell>
          <table:table-cell table:formula="of:=VALUE(MID([Entrada.A244];SEARCH(&quot;,&quot;;[Entrada.A244])+1;100))" office:value-type="float" office:value="0">
            <text:p>#VALOR!</text:p>
          </table:table-cell>
          <table:table-cell table:formula="of:=[Entrada.B24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41];[.$A$2:.$A$41];[.$B$2:.$B$41])" office:value-type="float" office:value="0">
            <text:p>#VALOR!</text:p>
          </table:table-cell>
          <table:table-cell table:formula="of:=LOOKUP([.E241];[.$A$2:.$A$41];[.$B$2:.$B$41])" office:value-type="float" office:value="0">
            <text:p>#VALOR!</text:p>
          </table:table-cell>
          <table:table-cell table:formula="of:=[.I241]+[.H24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41]*2" office:value-type="float" office:value="0">
            <text:p>0</text:p>
          </table:table-cell>
          <table:table-cell table:formula="of:=[.F241]*[.G24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45];SEARCH(&quot;,&quot;;[Entrada.A245])-1))" office:value-type="float" office:value="0">
            <text:p>#VALOR!</text:p>
          </table:table-cell>
          <table:table-cell table:formula="of:=VALUE(MID([Entrada.A245];SEARCH(&quot;,&quot;;[Entrada.A245])+1;100))" office:value-type="float" office:value="0">
            <text:p>#VALOR!</text:p>
          </table:table-cell>
          <table:table-cell table:formula="of:=[Entrada.B24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42];[.$A$2:.$A$41];[.$B$2:.$B$41])" office:value-type="float" office:value="0">
            <text:p>#VALOR!</text:p>
          </table:table-cell>
          <table:table-cell table:formula="of:=LOOKUP([.E242];[.$A$2:.$A$41];[.$B$2:.$B$41])" office:value-type="float" office:value="0">
            <text:p>#VALOR!</text:p>
          </table:table-cell>
          <table:table-cell table:formula="of:=[.I242]+[.H24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42]*2" office:value-type="float" office:value="0">
            <text:p>0</text:p>
          </table:table-cell>
          <table:table-cell table:formula="of:=[.F242]*[.G24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46];SEARCH(&quot;,&quot;;[Entrada.A246])-1))" office:value-type="float" office:value="0">
            <text:p>#VALOR!</text:p>
          </table:table-cell>
          <table:table-cell table:formula="of:=VALUE(MID([Entrada.A246];SEARCH(&quot;,&quot;;[Entrada.A246])+1;100))" office:value-type="float" office:value="0">
            <text:p>#VALOR!</text:p>
          </table:table-cell>
          <table:table-cell table:formula="of:=[Entrada.B24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43];[.$A$2:.$A$41];[.$B$2:.$B$41])" office:value-type="float" office:value="0">
            <text:p>#VALOR!</text:p>
          </table:table-cell>
          <table:table-cell table:formula="of:=LOOKUP([.E243];[.$A$2:.$A$41];[.$B$2:.$B$41])" office:value-type="float" office:value="0">
            <text:p>#VALOR!</text:p>
          </table:table-cell>
          <table:table-cell table:formula="of:=[.I243]+[.H24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43]*2" office:value-type="float" office:value="0">
            <text:p>0</text:p>
          </table:table-cell>
          <table:table-cell table:formula="of:=[.F243]*[.G24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47];SEARCH(&quot;,&quot;;[Entrada.A247])-1))" office:value-type="float" office:value="0">
            <text:p>#VALOR!</text:p>
          </table:table-cell>
          <table:table-cell table:formula="of:=VALUE(MID([Entrada.A247];SEARCH(&quot;,&quot;;[Entrada.A247])+1;100))" office:value-type="float" office:value="0">
            <text:p>#VALOR!</text:p>
          </table:table-cell>
          <table:table-cell table:formula="of:=[Entrada.B24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44];[.$A$2:.$A$41];[.$B$2:.$B$41])" office:value-type="float" office:value="0">
            <text:p>#VALOR!</text:p>
          </table:table-cell>
          <table:table-cell table:formula="of:=LOOKUP([.E244];[.$A$2:.$A$41];[.$B$2:.$B$41])" office:value-type="float" office:value="0">
            <text:p>#VALOR!</text:p>
          </table:table-cell>
          <table:table-cell table:formula="of:=[.I244]+[.H24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44]*2" office:value-type="float" office:value="0">
            <text:p>0</text:p>
          </table:table-cell>
          <table:table-cell table:formula="of:=[.F244]*[.G24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48];SEARCH(&quot;,&quot;;[Entrada.A248])-1))" office:value-type="float" office:value="0">
            <text:p>#VALOR!</text:p>
          </table:table-cell>
          <table:table-cell table:formula="of:=VALUE(MID([Entrada.A248];SEARCH(&quot;,&quot;;[Entrada.A248])+1;100))" office:value-type="float" office:value="0">
            <text:p>#VALOR!</text:p>
          </table:table-cell>
          <table:table-cell table:formula="of:=[Entrada.B24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45];[.$A$2:.$A$41];[.$B$2:.$B$41])" office:value-type="float" office:value="0">
            <text:p>#VALOR!</text:p>
          </table:table-cell>
          <table:table-cell table:formula="of:=LOOKUP([.E245];[.$A$2:.$A$41];[.$B$2:.$B$41])" office:value-type="float" office:value="0">
            <text:p>#VALOR!</text:p>
          </table:table-cell>
          <table:table-cell table:formula="of:=[.I245]+[.H24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45]*2" office:value-type="float" office:value="0">
            <text:p>0</text:p>
          </table:table-cell>
          <table:table-cell table:formula="of:=[.F245]*[.G24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49];SEARCH(&quot;,&quot;;[Entrada.A249])-1))" office:value-type="float" office:value="0">
            <text:p>#VALOR!</text:p>
          </table:table-cell>
          <table:table-cell table:formula="of:=VALUE(MID([Entrada.A249];SEARCH(&quot;,&quot;;[Entrada.A249])+1;100))" office:value-type="float" office:value="0">
            <text:p>#VALOR!</text:p>
          </table:table-cell>
          <table:table-cell table:formula="of:=[Entrada.B24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46];[.$A$2:.$A$41];[.$B$2:.$B$41])" office:value-type="float" office:value="0">
            <text:p>#VALOR!</text:p>
          </table:table-cell>
          <table:table-cell table:formula="of:=LOOKUP([.E246];[.$A$2:.$A$41];[.$B$2:.$B$41])" office:value-type="float" office:value="0">
            <text:p>#VALOR!</text:p>
          </table:table-cell>
          <table:table-cell table:formula="of:=[.I246]+[.H24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46]*2" office:value-type="float" office:value="0">
            <text:p>0</text:p>
          </table:table-cell>
          <table:table-cell table:formula="of:=[.F246]*[.G24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50];SEARCH(&quot;,&quot;;[Entrada.A250])-1))" office:value-type="float" office:value="0">
            <text:p>#VALOR!</text:p>
          </table:table-cell>
          <table:table-cell table:formula="of:=VALUE(MID([Entrada.A250];SEARCH(&quot;,&quot;;[Entrada.A250])+1;100))" office:value-type="float" office:value="0">
            <text:p>#VALOR!</text:p>
          </table:table-cell>
          <table:table-cell table:formula="of:=[Entrada.B25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47];[.$A$2:.$A$41];[.$B$2:.$B$41])" office:value-type="float" office:value="0">
            <text:p>#VALOR!</text:p>
          </table:table-cell>
          <table:table-cell table:formula="of:=LOOKUP([.E247];[.$A$2:.$A$41];[.$B$2:.$B$41])" office:value-type="float" office:value="0">
            <text:p>#VALOR!</text:p>
          </table:table-cell>
          <table:table-cell table:formula="of:=[.I247]+[.H24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47]*2" office:value-type="float" office:value="0">
            <text:p>0</text:p>
          </table:table-cell>
          <table:table-cell table:formula="of:=[.F247]*[.G24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51];SEARCH(&quot;,&quot;;[Entrada.A251])-1))" office:value-type="float" office:value="0">
            <text:p>#VALOR!</text:p>
          </table:table-cell>
          <table:table-cell table:formula="of:=VALUE(MID([Entrada.A251];SEARCH(&quot;,&quot;;[Entrada.A251])+1;100))" office:value-type="float" office:value="0">
            <text:p>#VALOR!</text:p>
          </table:table-cell>
          <table:table-cell table:formula="of:=[Entrada.B25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48];[.$A$2:.$A$41];[.$B$2:.$B$41])" office:value-type="float" office:value="0">
            <text:p>#VALOR!</text:p>
          </table:table-cell>
          <table:table-cell table:formula="of:=LOOKUP([.E248];[.$A$2:.$A$41];[.$B$2:.$B$41])" office:value-type="float" office:value="0">
            <text:p>#VALOR!</text:p>
          </table:table-cell>
          <table:table-cell table:formula="of:=[.I248]+[.H24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48]*2" office:value-type="float" office:value="0">
            <text:p>0</text:p>
          </table:table-cell>
          <table:table-cell table:formula="of:=[.F248]*[.G24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52];SEARCH(&quot;,&quot;;[Entrada.A252])-1))" office:value-type="float" office:value="0">
            <text:p>#VALOR!</text:p>
          </table:table-cell>
          <table:table-cell table:formula="of:=VALUE(MID([Entrada.A252];SEARCH(&quot;,&quot;;[Entrada.A252])+1;100))" office:value-type="float" office:value="0">
            <text:p>#VALOR!</text:p>
          </table:table-cell>
          <table:table-cell table:formula="of:=[Entrada.B25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49];[.$A$2:.$A$41];[.$B$2:.$B$41])" office:value-type="float" office:value="0">
            <text:p>#VALOR!</text:p>
          </table:table-cell>
          <table:table-cell table:formula="of:=LOOKUP([.E249];[.$A$2:.$A$41];[.$B$2:.$B$41])" office:value-type="float" office:value="0">
            <text:p>#VALOR!</text:p>
          </table:table-cell>
          <table:table-cell table:formula="of:=[.I249]+[.H24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49]*2" office:value-type="float" office:value="0">
            <text:p>0</text:p>
          </table:table-cell>
          <table:table-cell table:formula="of:=[.F249]*[.G24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53];SEARCH(&quot;,&quot;;[Entrada.A253])-1))" office:value-type="float" office:value="0">
            <text:p>#VALOR!</text:p>
          </table:table-cell>
          <table:table-cell table:formula="of:=VALUE(MID([Entrada.A253];SEARCH(&quot;,&quot;;[Entrada.A253])+1;100))" office:value-type="float" office:value="0">
            <text:p>#VALOR!</text:p>
          </table:table-cell>
          <table:table-cell table:formula="of:=[Entrada.B25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50];[.$A$2:.$A$41];[.$B$2:.$B$41])" office:value-type="float" office:value="0">
            <text:p>#VALOR!</text:p>
          </table:table-cell>
          <table:table-cell table:formula="of:=LOOKUP([.E250];[.$A$2:.$A$41];[.$B$2:.$B$41])" office:value-type="float" office:value="0">
            <text:p>#VALOR!</text:p>
          </table:table-cell>
          <table:table-cell table:formula="of:=[.I250]+[.H25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50]*2" office:value-type="float" office:value="0">
            <text:p>0</text:p>
          </table:table-cell>
          <table:table-cell table:formula="of:=[.F250]*[.G25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54];SEARCH(&quot;,&quot;;[Entrada.A254])-1))" office:value-type="float" office:value="0">
            <text:p>#VALOR!</text:p>
          </table:table-cell>
          <table:table-cell table:formula="of:=VALUE(MID([Entrada.A254];SEARCH(&quot;,&quot;;[Entrada.A254])+1;100))" office:value-type="float" office:value="0">
            <text:p>#VALOR!</text:p>
          </table:table-cell>
          <table:table-cell table:formula="of:=[Entrada.B25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51];[.$A$2:.$A$41];[.$B$2:.$B$41])" office:value-type="float" office:value="0">
            <text:p>#VALOR!</text:p>
          </table:table-cell>
          <table:table-cell table:formula="of:=LOOKUP([.E251];[.$A$2:.$A$41];[.$B$2:.$B$41])" office:value-type="float" office:value="0">
            <text:p>#VALOR!</text:p>
          </table:table-cell>
          <table:table-cell table:formula="of:=[.I251]+[.H25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51]*2" office:value-type="float" office:value="0">
            <text:p>0</text:p>
          </table:table-cell>
          <table:table-cell table:formula="of:=[.F251]*[.G25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55];SEARCH(&quot;,&quot;;[Entrada.A255])-1))" office:value-type="float" office:value="0">
            <text:p>#VALOR!</text:p>
          </table:table-cell>
          <table:table-cell table:formula="of:=VALUE(MID([Entrada.A255];SEARCH(&quot;,&quot;;[Entrada.A255])+1;100))" office:value-type="float" office:value="0">
            <text:p>#VALOR!</text:p>
          </table:table-cell>
          <table:table-cell table:formula="of:=[Entrada.B25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52];[.$A$2:.$A$41];[.$B$2:.$B$41])" office:value-type="float" office:value="0">
            <text:p>#VALOR!</text:p>
          </table:table-cell>
          <table:table-cell table:formula="of:=LOOKUP([.E252];[.$A$2:.$A$41];[.$B$2:.$B$41])" office:value-type="float" office:value="0">
            <text:p>#VALOR!</text:p>
          </table:table-cell>
          <table:table-cell table:formula="of:=[.I252]+[.H25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52]*2" office:value-type="float" office:value="0">
            <text:p>0</text:p>
          </table:table-cell>
          <table:table-cell table:formula="of:=[.F252]*[.G25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56];SEARCH(&quot;,&quot;;[Entrada.A256])-1))" office:value-type="float" office:value="0">
            <text:p>#VALOR!</text:p>
          </table:table-cell>
          <table:table-cell table:formula="of:=VALUE(MID([Entrada.A256];SEARCH(&quot;,&quot;;[Entrada.A256])+1;100))" office:value-type="float" office:value="0">
            <text:p>#VALOR!</text:p>
          </table:table-cell>
          <table:table-cell table:formula="of:=[Entrada.B25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53];[.$A$2:.$A$41];[.$B$2:.$B$41])" office:value-type="float" office:value="0">
            <text:p>#VALOR!</text:p>
          </table:table-cell>
          <table:table-cell table:formula="of:=LOOKUP([.E253];[.$A$2:.$A$41];[.$B$2:.$B$41])" office:value-type="float" office:value="0">
            <text:p>#VALOR!</text:p>
          </table:table-cell>
          <table:table-cell table:formula="of:=[.I253]+[.H25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53]*2" office:value-type="float" office:value="0">
            <text:p>0</text:p>
          </table:table-cell>
          <table:table-cell table:formula="of:=[.F253]*[.G25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57];SEARCH(&quot;,&quot;;[Entrada.A257])-1))" office:value-type="float" office:value="0">
            <text:p>#VALOR!</text:p>
          </table:table-cell>
          <table:table-cell table:formula="of:=VALUE(MID([Entrada.A257];SEARCH(&quot;,&quot;;[Entrada.A257])+1;100))" office:value-type="float" office:value="0">
            <text:p>#VALOR!</text:p>
          </table:table-cell>
          <table:table-cell table:formula="of:=[Entrada.B25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54];[.$A$2:.$A$41];[.$B$2:.$B$41])" office:value-type="float" office:value="0">
            <text:p>#VALOR!</text:p>
          </table:table-cell>
          <table:table-cell table:formula="of:=LOOKUP([.E254];[.$A$2:.$A$41];[.$B$2:.$B$41])" office:value-type="float" office:value="0">
            <text:p>#VALOR!</text:p>
          </table:table-cell>
          <table:table-cell table:formula="of:=[.I254]+[.H25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54]*2" office:value-type="float" office:value="0">
            <text:p>0</text:p>
          </table:table-cell>
          <table:table-cell table:formula="of:=[.F254]*[.G25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58];SEARCH(&quot;,&quot;;[Entrada.A258])-1))" office:value-type="float" office:value="0">
            <text:p>#VALOR!</text:p>
          </table:table-cell>
          <table:table-cell table:formula="of:=VALUE(MID([Entrada.A258];SEARCH(&quot;,&quot;;[Entrada.A258])+1;100))" office:value-type="float" office:value="0">
            <text:p>#VALOR!</text:p>
          </table:table-cell>
          <table:table-cell table:formula="of:=[Entrada.B25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55];[.$A$2:.$A$41];[.$B$2:.$B$41])" office:value-type="float" office:value="0">
            <text:p>#VALOR!</text:p>
          </table:table-cell>
          <table:table-cell table:formula="of:=LOOKUP([.E255];[.$A$2:.$A$41];[.$B$2:.$B$41])" office:value-type="float" office:value="0">
            <text:p>#VALOR!</text:p>
          </table:table-cell>
          <table:table-cell table:formula="of:=[.I255]+[.H25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55]*2" office:value-type="float" office:value="0">
            <text:p>0</text:p>
          </table:table-cell>
          <table:table-cell table:formula="of:=[.F255]*[.G25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59];SEARCH(&quot;,&quot;;[Entrada.A259])-1))" office:value-type="float" office:value="0">
            <text:p>#VALOR!</text:p>
          </table:table-cell>
          <table:table-cell table:formula="of:=VALUE(MID([Entrada.A259];SEARCH(&quot;,&quot;;[Entrada.A259])+1;100))" office:value-type="float" office:value="0">
            <text:p>#VALOR!</text:p>
          </table:table-cell>
          <table:table-cell table:formula="of:=[Entrada.B25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56];[.$A$2:.$A$41];[.$B$2:.$B$41])" office:value-type="float" office:value="0">
            <text:p>#VALOR!</text:p>
          </table:table-cell>
          <table:table-cell table:formula="of:=LOOKUP([.E256];[.$A$2:.$A$41];[.$B$2:.$B$41])" office:value-type="float" office:value="0">
            <text:p>#VALOR!</text:p>
          </table:table-cell>
          <table:table-cell table:formula="of:=[.I256]+[.H25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56]*2" office:value-type="float" office:value="0">
            <text:p>0</text:p>
          </table:table-cell>
          <table:table-cell table:formula="of:=[.F256]*[.G25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60];SEARCH(&quot;,&quot;;[Entrada.A260])-1))" office:value-type="float" office:value="0">
            <text:p>#VALOR!</text:p>
          </table:table-cell>
          <table:table-cell table:formula="of:=VALUE(MID([Entrada.A260];SEARCH(&quot;,&quot;;[Entrada.A260])+1;100))" office:value-type="float" office:value="0">
            <text:p>#VALOR!</text:p>
          </table:table-cell>
          <table:table-cell table:formula="of:=[Entrada.B26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57];[.$A$2:.$A$41];[.$B$2:.$B$41])" office:value-type="float" office:value="0">
            <text:p>#VALOR!</text:p>
          </table:table-cell>
          <table:table-cell table:formula="of:=LOOKUP([.E257];[.$A$2:.$A$41];[.$B$2:.$B$41])" office:value-type="float" office:value="0">
            <text:p>#VALOR!</text:p>
          </table:table-cell>
          <table:table-cell table:formula="of:=[.I257]+[.H25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57]*2" office:value-type="float" office:value="0">
            <text:p>0</text:p>
          </table:table-cell>
          <table:table-cell table:formula="of:=[.F257]*[.G25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61];SEARCH(&quot;,&quot;;[Entrada.A261])-1))" office:value-type="float" office:value="0">
            <text:p>#VALOR!</text:p>
          </table:table-cell>
          <table:table-cell table:formula="of:=VALUE(MID([Entrada.A261];SEARCH(&quot;,&quot;;[Entrada.A261])+1;100))" office:value-type="float" office:value="0">
            <text:p>#VALOR!</text:p>
          </table:table-cell>
          <table:table-cell table:formula="of:=[Entrada.B26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58];[.$A$2:.$A$41];[.$B$2:.$B$41])" office:value-type="float" office:value="0">
            <text:p>#VALOR!</text:p>
          </table:table-cell>
          <table:table-cell table:formula="of:=LOOKUP([.E258];[.$A$2:.$A$41];[.$B$2:.$B$41])" office:value-type="float" office:value="0">
            <text:p>#VALOR!</text:p>
          </table:table-cell>
          <table:table-cell table:formula="of:=[.I258]+[.H25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58]*2" office:value-type="float" office:value="0">
            <text:p>0</text:p>
          </table:table-cell>
          <table:table-cell table:formula="of:=[.F258]*[.G25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62];SEARCH(&quot;,&quot;;[Entrada.A262])-1))" office:value-type="float" office:value="0">
            <text:p>#VALOR!</text:p>
          </table:table-cell>
          <table:table-cell table:formula="of:=VALUE(MID([Entrada.A262];SEARCH(&quot;,&quot;;[Entrada.A262])+1;100))" office:value-type="float" office:value="0">
            <text:p>#VALOR!</text:p>
          </table:table-cell>
          <table:table-cell table:formula="of:=[Entrada.B26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59];[.$A$2:.$A$41];[.$B$2:.$B$41])" office:value-type="float" office:value="0">
            <text:p>#VALOR!</text:p>
          </table:table-cell>
          <table:table-cell table:formula="of:=LOOKUP([.E259];[.$A$2:.$A$41];[.$B$2:.$B$41])" office:value-type="float" office:value="0">
            <text:p>#VALOR!</text:p>
          </table:table-cell>
          <table:table-cell table:formula="of:=[.I259]+[.H25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59]*2" office:value-type="float" office:value="0">
            <text:p>0</text:p>
          </table:table-cell>
          <table:table-cell table:formula="of:=[.F259]*[.G25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63];SEARCH(&quot;,&quot;;[Entrada.A263])-1))" office:value-type="float" office:value="0">
            <text:p>#VALOR!</text:p>
          </table:table-cell>
          <table:table-cell table:formula="of:=VALUE(MID([Entrada.A263];SEARCH(&quot;,&quot;;[Entrada.A263])+1;100))" office:value-type="float" office:value="0">
            <text:p>#VALOR!</text:p>
          </table:table-cell>
          <table:table-cell table:formula="of:=[Entrada.B26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60];[.$A$2:.$A$41];[.$B$2:.$B$41])" office:value-type="float" office:value="0">
            <text:p>#VALOR!</text:p>
          </table:table-cell>
          <table:table-cell table:formula="of:=LOOKUP([.E260];[.$A$2:.$A$41];[.$B$2:.$B$41])" office:value-type="float" office:value="0">
            <text:p>#VALOR!</text:p>
          </table:table-cell>
          <table:table-cell table:formula="of:=[.I260]+[.H26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60]*2" office:value-type="float" office:value="0">
            <text:p>0</text:p>
          </table:table-cell>
          <table:table-cell table:formula="of:=[.F260]*[.G26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64];SEARCH(&quot;,&quot;;[Entrada.A264])-1))" office:value-type="float" office:value="0">
            <text:p>#VALOR!</text:p>
          </table:table-cell>
          <table:table-cell table:formula="of:=VALUE(MID([Entrada.A264];SEARCH(&quot;,&quot;;[Entrada.A264])+1;100))" office:value-type="float" office:value="0">
            <text:p>#VALOR!</text:p>
          </table:table-cell>
          <table:table-cell table:formula="of:=[Entrada.B26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61];[.$A$2:.$A$41];[.$B$2:.$B$41])" office:value-type="float" office:value="0">
            <text:p>#VALOR!</text:p>
          </table:table-cell>
          <table:table-cell table:formula="of:=LOOKUP([.E261];[.$A$2:.$A$41];[.$B$2:.$B$41])" office:value-type="float" office:value="0">
            <text:p>#VALOR!</text:p>
          </table:table-cell>
          <table:table-cell table:formula="of:=[.I261]+[.H26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61]*2" office:value-type="float" office:value="0">
            <text:p>0</text:p>
          </table:table-cell>
          <table:table-cell table:formula="of:=[.F261]*[.G26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65];SEARCH(&quot;,&quot;;[Entrada.A265])-1))" office:value-type="float" office:value="0">
            <text:p>#VALOR!</text:p>
          </table:table-cell>
          <table:table-cell table:formula="of:=VALUE(MID([Entrada.A265];SEARCH(&quot;,&quot;;[Entrada.A265])+1;100))" office:value-type="float" office:value="0">
            <text:p>#VALOR!</text:p>
          </table:table-cell>
          <table:table-cell table:formula="of:=[Entrada.B26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62];[.$A$2:.$A$41];[.$B$2:.$B$41])" office:value-type="float" office:value="0">
            <text:p>#VALOR!</text:p>
          </table:table-cell>
          <table:table-cell table:formula="of:=LOOKUP([.E262];[.$A$2:.$A$41];[.$B$2:.$B$41])" office:value-type="float" office:value="0">
            <text:p>#VALOR!</text:p>
          </table:table-cell>
          <table:table-cell table:formula="of:=[.I262]+[.H26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62]*2" office:value-type="float" office:value="0">
            <text:p>0</text:p>
          </table:table-cell>
          <table:table-cell table:formula="of:=[.F262]*[.G26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66];SEARCH(&quot;,&quot;;[Entrada.A266])-1))" office:value-type="float" office:value="0">
            <text:p>#VALOR!</text:p>
          </table:table-cell>
          <table:table-cell table:formula="of:=VALUE(MID([Entrada.A266];SEARCH(&quot;,&quot;;[Entrada.A266])+1;100))" office:value-type="float" office:value="0">
            <text:p>#VALOR!</text:p>
          </table:table-cell>
          <table:table-cell table:formula="of:=[Entrada.B26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63];[.$A$2:.$A$41];[.$B$2:.$B$41])" office:value-type="float" office:value="0">
            <text:p>#VALOR!</text:p>
          </table:table-cell>
          <table:table-cell table:formula="of:=LOOKUP([.E263];[.$A$2:.$A$41];[.$B$2:.$B$41])" office:value-type="float" office:value="0">
            <text:p>#VALOR!</text:p>
          </table:table-cell>
          <table:table-cell table:formula="of:=[.I263]+[.H26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63]*2" office:value-type="float" office:value="0">
            <text:p>0</text:p>
          </table:table-cell>
          <table:table-cell table:formula="of:=[.F263]*[.G26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67];SEARCH(&quot;,&quot;;[Entrada.A267])-1))" office:value-type="float" office:value="0">
            <text:p>#VALOR!</text:p>
          </table:table-cell>
          <table:table-cell table:formula="of:=VALUE(MID([Entrada.A267];SEARCH(&quot;,&quot;;[Entrada.A267])+1;100))" office:value-type="float" office:value="0">
            <text:p>#VALOR!</text:p>
          </table:table-cell>
          <table:table-cell table:formula="of:=[Entrada.B26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64];[.$A$2:.$A$41];[.$B$2:.$B$41])" office:value-type="float" office:value="0">
            <text:p>#VALOR!</text:p>
          </table:table-cell>
          <table:table-cell table:formula="of:=LOOKUP([.E264];[.$A$2:.$A$41];[.$B$2:.$B$41])" office:value-type="float" office:value="0">
            <text:p>#VALOR!</text:p>
          </table:table-cell>
          <table:table-cell table:formula="of:=[.I264]+[.H26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64]*2" office:value-type="float" office:value="0">
            <text:p>0</text:p>
          </table:table-cell>
          <table:table-cell table:formula="of:=[.F264]*[.G26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68];SEARCH(&quot;,&quot;;[Entrada.A268])-1))" office:value-type="float" office:value="0">
            <text:p>#VALOR!</text:p>
          </table:table-cell>
          <table:table-cell table:formula="of:=VALUE(MID([Entrada.A268];SEARCH(&quot;,&quot;;[Entrada.A268])+1;100))" office:value-type="float" office:value="0">
            <text:p>#VALOR!</text:p>
          </table:table-cell>
          <table:table-cell table:formula="of:=[Entrada.B26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65];[.$A$2:.$A$41];[.$B$2:.$B$41])" office:value-type="float" office:value="0">
            <text:p>#VALOR!</text:p>
          </table:table-cell>
          <table:table-cell table:formula="of:=LOOKUP([.E265];[.$A$2:.$A$41];[.$B$2:.$B$41])" office:value-type="float" office:value="0">
            <text:p>#VALOR!</text:p>
          </table:table-cell>
          <table:table-cell table:formula="of:=[.I265]+[.H26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65]*2" office:value-type="float" office:value="0">
            <text:p>0</text:p>
          </table:table-cell>
          <table:table-cell table:formula="of:=[.F265]*[.G26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69];SEARCH(&quot;,&quot;;[Entrada.A269])-1))" office:value-type="float" office:value="0">
            <text:p>#VALOR!</text:p>
          </table:table-cell>
          <table:table-cell table:formula="of:=VALUE(MID([Entrada.A269];SEARCH(&quot;,&quot;;[Entrada.A269])+1;100))" office:value-type="float" office:value="0">
            <text:p>#VALOR!</text:p>
          </table:table-cell>
          <table:table-cell table:formula="of:=[Entrada.B26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66];[.$A$2:.$A$41];[.$B$2:.$B$41])" office:value-type="float" office:value="0">
            <text:p>#VALOR!</text:p>
          </table:table-cell>
          <table:table-cell table:formula="of:=LOOKUP([.E266];[.$A$2:.$A$41];[.$B$2:.$B$41])" office:value-type="float" office:value="0">
            <text:p>#VALOR!</text:p>
          </table:table-cell>
          <table:table-cell table:formula="of:=[.I266]+[.H26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66]*2" office:value-type="float" office:value="0">
            <text:p>0</text:p>
          </table:table-cell>
          <table:table-cell table:formula="of:=[.F266]*[.G26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70];SEARCH(&quot;,&quot;;[Entrada.A270])-1))" office:value-type="float" office:value="0">
            <text:p>#VALOR!</text:p>
          </table:table-cell>
          <table:table-cell table:formula="of:=VALUE(MID([Entrada.A270];SEARCH(&quot;,&quot;;[Entrada.A270])+1;100))" office:value-type="float" office:value="0">
            <text:p>#VALOR!</text:p>
          </table:table-cell>
          <table:table-cell table:formula="of:=[Entrada.B27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67];[.$A$2:.$A$41];[.$B$2:.$B$41])" office:value-type="float" office:value="0">
            <text:p>#VALOR!</text:p>
          </table:table-cell>
          <table:table-cell table:formula="of:=LOOKUP([.E267];[.$A$2:.$A$41];[.$B$2:.$B$41])" office:value-type="float" office:value="0">
            <text:p>#VALOR!</text:p>
          </table:table-cell>
          <table:table-cell table:formula="of:=[.I267]+[.H26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67]*2" office:value-type="float" office:value="0">
            <text:p>0</text:p>
          </table:table-cell>
          <table:table-cell table:formula="of:=[.F267]*[.G26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71];SEARCH(&quot;,&quot;;[Entrada.A271])-1))" office:value-type="float" office:value="0">
            <text:p>#VALOR!</text:p>
          </table:table-cell>
          <table:table-cell table:formula="of:=VALUE(MID([Entrada.A271];SEARCH(&quot;,&quot;;[Entrada.A271])+1;100))" office:value-type="float" office:value="0">
            <text:p>#VALOR!</text:p>
          </table:table-cell>
          <table:table-cell table:formula="of:=[Entrada.B27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68];[.$A$2:.$A$41];[.$B$2:.$B$41])" office:value-type="float" office:value="0">
            <text:p>#VALOR!</text:p>
          </table:table-cell>
          <table:table-cell table:formula="of:=LOOKUP([.E268];[.$A$2:.$A$41];[.$B$2:.$B$41])" office:value-type="float" office:value="0">
            <text:p>#VALOR!</text:p>
          </table:table-cell>
          <table:table-cell table:formula="of:=[.I268]+[.H26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68]*2" office:value-type="float" office:value="0">
            <text:p>0</text:p>
          </table:table-cell>
          <table:table-cell table:formula="of:=[.F268]*[.G26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72];SEARCH(&quot;,&quot;;[Entrada.A272])-1))" office:value-type="float" office:value="0">
            <text:p>#VALOR!</text:p>
          </table:table-cell>
          <table:table-cell table:formula="of:=VALUE(MID([Entrada.A272];SEARCH(&quot;,&quot;;[Entrada.A272])+1;100))" office:value-type="float" office:value="0">
            <text:p>#VALOR!</text:p>
          </table:table-cell>
          <table:table-cell table:formula="of:=[Entrada.B27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69];[.$A$2:.$A$41];[.$B$2:.$B$41])" office:value-type="float" office:value="0">
            <text:p>#VALOR!</text:p>
          </table:table-cell>
          <table:table-cell table:formula="of:=LOOKUP([.E269];[.$A$2:.$A$41];[.$B$2:.$B$41])" office:value-type="float" office:value="0">
            <text:p>#VALOR!</text:p>
          </table:table-cell>
          <table:table-cell table:formula="of:=[.I269]+[.H26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69]*2" office:value-type="float" office:value="0">
            <text:p>0</text:p>
          </table:table-cell>
          <table:table-cell table:formula="of:=[.F269]*[.G26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73];SEARCH(&quot;,&quot;;[Entrada.A273])-1))" office:value-type="float" office:value="0">
            <text:p>#VALOR!</text:p>
          </table:table-cell>
          <table:table-cell table:formula="of:=VALUE(MID([Entrada.A273];SEARCH(&quot;,&quot;;[Entrada.A273])+1;100))" office:value-type="float" office:value="0">
            <text:p>#VALOR!</text:p>
          </table:table-cell>
          <table:table-cell table:formula="of:=[Entrada.B27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70];[.$A$2:.$A$41];[.$B$2:.$B$41])" office:value-type="float" office:value="0">
            <text:p>#VALOR!</text:p>
          </table:table-cell>
          <table:table-cell table:formula="of:=LOOKUP([.E270];[.$A$2:.$A$41];[.$B$2:.$B$41])" office:value-type="float" office:value="0">
            <text:p>#VALOR!</text:p>
          </table:table-cell>
          <table:table-cell table:formula="of:=[.I270]+[.H27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70]*2" office:value-type="float" office:value="0">
            <text:p>0</text:p>
          </table:table-cell>
          <table:table-cell table:formula="of:=[.F270]*[.G27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74];SEARCH(&quot;,&quot;;[Entrada.A274])-1))" office:value-type="float" office:value="0">
            <text:p>#VALOR!</text:p>
          </table:table-cell>
          <table:table-cell table:formula="of:=VALUE(MID([Entrada.A274];SEARCH(&quot;,&quot;;[Entrada.A274])+1;100))" office:value-type="float" office:value="0">
            <text:p>#VALOR!</text:p>
          </table:table-cell>
          <table:table-cell table:formula="of:=[Entrada.B27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71];[.$A$2:.$A$41];[.$B$2:.$B$41])" office:value-type="float" office:value="0">
            <text:p>#VALOR!</text:p>
          </table:table-cell>
          <table:table-cell table:formula="of:=LOOKUP([.E271];[.$A$2:.$A$41];[.$B$2:.$B$41])" office:value-type="float" office:value="0">
            <text:p>#VALOR!</text:p>
          </table:table-cell>
          <table:table-cell table:formula="of:=[.I271]+[.H27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71]*2" office:value-type="float" office:value="0">
            <text:p>0</text:p>
          </table:table-cell>
          <table:table-cell table:formula="of:=[.F271]*[.G27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75];SEARCH(&quot;,&quot;;[Entrada.A275])-1))" office:value-type="float" office:value="0">
            <text:p>#VALOR!</text:p>
          </table:table-cell>
          <table:table-cell table:formula="of:=VALUE(MID([Entrada.A275];SEARCH(&quot;,&quot;;[Entrada.A275])+1;100))" office:value-type="float" office:value="0">
            <text:p>#VALOR!</text:p>
          </table:table-cell>
          <table:table-cell table:formula="of:=[Entrada.B27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72];[.$A$2:.$A$41];[.$B$2:.$B$41])" office:value-type="float" office:value="0">
            <text:p>#VALOR!</text:p>
          </table:table-cell>
          <table:table-cell table:formula="of:=LOOKUP([.E272];[.$A$2:.$A$41];[.$B$2:.$B$41])" office:value-type="float" office:value="0">
            <text:p>#VALOR!</text:p>
          </table:table-cell>
          <table:table-cell table:formula="of:=[.I272]+[.H27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72]*2" office:value-type="float" office:value="0">
            <text:p>0</text:p>
          </table:table-cell>
          <table:table-cell table:formula="of:=[.F272]*[.G27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76];SEARCH(&quot;,&quot;;[Entrada.A276])-1))" office:value-type="float" office:value="0">
            <text:p>#VALOR!</text:p>
          </table:table-cell>
          <table:table-cell table:formula="of:=VALUE(MID([Entrada.A276];SEARCH(&quot;,&quot;;[Entrada.A276])+1;100))" office:value-type="float" office:value="0">
            <text:p>#VALOR!</text:p>
          </table:table-cell>
          <table:table-cell table:formula="of:=[Entrada.B27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73];[.$A$2:.$A$41];[.$B$2:.$B$41])" office:value-type="float" office:value="0">
            <text:p>#VALOR!</text:p>
          </table:table-cell>
          <table:table-cell table:formula="of:=LOOKUP([.E273];[.$A$2:.$A$41];[.$B$2:.$B$41])" office:value-type="float" office:value="0">
            <text:p>#VALOR!</text:p>
          </table:table-cell>
          <table:table-cell table:formula="of:=[.I273]+[.H27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73]*2" office:value-type="float" office:value="0">
            <text:p>0</text:p>
          </table:table-cell>
          <table:table-cell table:formula="of:=[.F273]*[.G27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77];SEARCH(&quot;,&quot;;[Entrada.A277])-1))" office:value-type="float" office:value="0">
            <text:p>#VALOR!</text:p>
          </table:table-cell>
          <table:table-cell table:formula="of:=VALUE(MID([Entrada.A277];SEARCH(&quot;,&quot;;[Entrada.A277])+1;100))" office:value-type="float" office:value="0">
            <text:p>#VALOR!</text:p>
          </table:table-cell>
          <table:table-cell table:formula="of:=[Entrada.B27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74];[.$A$2:.$A$41];[.$B$2:.$B$41])" office:value-type="float" office:value="0">
            <text:p>#VALOR!</text:p>
          </table:table-cell>
          <table:table-cell table:formula="of:=LOOKUP([.E274];[.$A$2:.$A$41];[.$B$2:.$B$41])" office:value-type="float" office:value="0">
            <text:p>#VALOR!</text:p>
          </table:table-cell>
          <table:table-cell table:formula="of:=[.I274]+[.H27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74]*2" office:value-type="float" office:value="0">
            <text:p>0</text:p>
          </table:table-cell>
          <table:table-cell table:formula="of:=[.F274]*[.G27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78];SEARCH(&quot;,&quot;;[Entrada.A278])-1))" office:value-type="float" office:value="0">
            <text:p>#VALOR!</text:p>
          </table:table-cell>
          <table:table-cell table:formula="of:=VALUE(MID([Entrada.A278];SEARCH(&quot;,&quot;;[Entrada.A278])+1;100))" office:value-type="float" office:value="0">
            <text:p>#VALOR!</text:p>
          </table:table-cell>
          <table:table-cell table:formula="of:=[Entrada.B27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75];[.$A$2:.$A$41];[.$B$2:.$B$41])" office:value-type="float" office:value="0">
            <text:p>#VALOR!</text:p>
          </table:table-cell>
          <table:table-cell table:formula="of:=LOOKUP([.E275];[.$A$2:.$A$41];[.$B$2:.$B$41])" office:value-type="float" office:value="0">
            <text:p>#VALOR!</text:p>
          </table:table-cell>
          <table:table-cell table:formula="of:=[.I275]+[.H27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75]*2" office:value-type="float" office:value="0">
            <text:p>0</text:p>
          </table:table-cell>
          <table:table-cell table:formula="of:=[.F275]*[.G27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79];SEARCH(&quot;,&quot;;[Entrada.A279])-1))" office:value-type="float" office:value="0">
            <text:p>#VALOR!</text:p>
          </table:table-cell>
          <table:table-cell table:formula="of:=VALUE(MID([Entrada.A279];SEARCH(&quot;,&quot;;[Entrada.A279])+1;100))" office:value-type="float" office:value="0">
            <text:p>#VALOR!</text:p>
          </table:table-cell>
          <table:table-cell table:formula="of:=[Entrada.B27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76];[.$A$2:.$A$41];[.$B$2:.$B$41])" office:value-type="float" office:value="0">
            <text:p>#VALOR!</text:p>
          </table:table-cell>
          <table:table-cell table:formula="of:=LOOKUP([.E276];[.$A$2:.$A$41];[.$B$2:.$B$41])" office:value-type="float" office:value="0">
            <text:p>#VALOR!</text:p>
          </table:table-cell>
          <table:table-cell table:formula="of:=[.I276]+[.H27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76]*2" office:value-type="float" office:value="0">
            <text:p>0</text:p>
          </table:table-cell>
          <table:table-cell table:formula="of:=[.F276]*[.G27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80];SEARCH(&quot;,&quot;;[Entrada.A280])-1))" office:value-type="float" office:value="0">
            <text:p>#VALOR!</text:p>
          </table:table-cell>
          <table:table-cell table:formula="of:=VALUE(MID([Entrada.A280];SEARCH(&quot;,&quot;;[Entrada.A280])+1;100))" office:value-type="float" office:value="0">
            <text:p>#VALOR!</text:p>
          </table:table-cell>
          <table:table-cell table:formula="of:=[Entrada.B28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77];[.$A$2:.$A$41];[.$B$2:.$B$41])" office:value-type="float" office:value="0">
            <text:p>#VALOR!</text:p>
          </table:table-cell>
          <table:table-cell table:formula="of:=LOOKUP([.E277];[.$A$2:.$A$41];[.$B$2:.$B$41])" office:value-type="float" office:value="0">
            <text:p>#VALOR!</text:p>
          </table:table-cell>
          <table:table-cell table:formula="of:=[.I277]+[.H27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77]*2" office:value-type="float" office:value="0">
            <text:p>0</text:p>
          </table:table-cell>
          <table:table-cell table:formula="of:=[.F277]*[.G27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81];SEARCH(&quot;,&quot;;[Entrada.A281])-1))" office:value-type="float" office:value="0">
            <text:p>#VALOR!</text:p>
          </table:table-cell>
          <table:table-cell table:formula="of:=VALUE(MID([Entrada.A281];SEARCH(&quot;,&quot;;[Entrada.A281])+1;100))" office:value-type="float" office:value="0">
            <text:p>#VALOR!</text:p>
          </table:table-cell>
          <table:table-cell table:formula="of:=[Entrada.B28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78];[.$A$2:.$A$41];[.$B$2:.$B$41])" office:value-type="float" office:value="0">
            <text:p>#VALOR!</text:p>
          </table:table-cell>
          <table:table-cell table:formula="of:=LOOKUP([.E278];[.$A$2:.$A$41];[.$B$2:.$B$41])" office:value-type="float" office:value="0">
            <text:p>#VALOR!</text:p>
          </table:table-cell>
          <table:table-cell table:formula="of:=[.I278]+[.H27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78]*2" office:value-type="float" office:value="0">
            <text:p>0</text:p>
          </table:table-cell>
          <table:table-cell table:formula="of:=[.F278]*[.G27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82];SEARCH(&quot;,&quot;;[Entrada.A282])-1))" office:value-type="float" office:value="0">
            <text:p>#VALOR!</text:p>
          </table:table-cell>
          <table:table-cell table:formula="of:=VALUE(MID([Entrada.A282];SEARCH(&quot;,&quot;;[Entrada.A282])+1;100))" office:value-type="float" office:value="0">
            <text:p>#VALOR!</text:p>
          </table:table-cell>
          <table:table-cell table:formula="of:=[Entrada.B28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79];[.$A$2:.$A$41];[.$B$2:.$B$41])" office:value-type="float" office:value="0">
            <text:p>#VALOR!</text:p>
          </table:table-cell>
          <table:table-cell table:formula="of:=LOOKUP([.E279];[.$A$2:.$A$41];[.$B$2:.$B$41])" office:value-type="float" office:value="0">
            <text:p>#VALOR!</text:p>
          </table:table-cell>
          <table:table-cell table:formula="of:=[.I279]+[.H27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79]*2" office:value-type="float" office:value="0">
            <text:p>0</text:p>
          </table:table-cell>
          <table:table-cell table:formula="of:=[.F279]*[.G27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83];SEARCH(&quot;,&quot;;[Entrada.A283])-1))" office:value-type="float" office:value="0">
            <text:p>#VALOR!</text:p>
          </table:table-cell>
          <table:table-cell table:formula="of:=VALUE(MID([Entrada.A283];SEARCH(&quot;,&quot;;[Entrada.A283])+1;100))" office:value-type="float" office:value="0">
            <text:p>#VALOR!</text:p>
          </table:table-cell>
          <table:table-cell table:formula="of:=[Entrada.B28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80];[.$A$2:.$A$41];[.$B$2:.$B$41])" office:value-type="float" office:value="0">
            <text:p>#VALOR!</text:p>
          </table:table-cell>
          <table:table-cell table:formula="of:=LOOKUP([.E280];[.$A$2:.$A$41];[.$B$2:.$B$41])" office:value-type="float" office:value="0">
            <text:p>#VALOR!</text:p>
          </table:table-cell>
          <table:table-cell table:formula="of:=[.I280]+[.H28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80]*2" office:value-type="float" office:value="0">
            <text:p>0</text:p>
          </table:table-cell>
          <table:table-cell table:formula="of:=[.F280]*[.G28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84];SEARCH(&quot;,&quot;;[Entrada.A284])-1))" office:value-type="float" office:value="0">
            <text:p>#VALOR!</text:p>
          </table:table-cell>
          <table:table-cell table:formula="of:=VALUE(MID([Entrada.A284];SEARCH(&quot;,&quot;;[Entrada.A284])+1;100))" office:value-type="float" office:value="0">
            <text:p>#VALOR!</text:p>
          </table:table-cell>
          <table:table-cell table:formula="of:=[Entrada.B28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81];[.$A$2:.$A$41];[.$B$2:.$B$41])" office:value-type="float" office:value="0">
            <text:p>#VALOR!</text:p>
          </table:table-cell>
          <table:table-cell table:formula="of:=LOOKUP([.E281];[.$A$2:.$A$41];[.$B$2:.$B$41])" office:value-type="float" office:value="0">
            <text:p>#VALOR!</text:p>
          </table:table-cell>
          <table:table-cell table:formula="of:=[.I281]+[.H28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81]*2" office:value-type="float" office:value="0">
            <text:p>0</text:p>
          </table:table-cell>
          <table:table-cell table:formula="of:=[.F281]*[.G28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85];SEARCH(&quot;,&quot;;[Entrada.A285])-1))" office:value-type="float" office:value="0">
            <text:p>#VALOR!</text:p>
          </table:table-cell>
          <table:table-cell table:formula="of:=VALUE(MID([Entrada.A285];SEARCH(&quot;,&quot;;[Entrada.A285])+1;100))" office:value-type="float" office:value="0">
            <text:p>#VALOR!</text:p>
          </table:table-cell>
          <table:table-cell table:formula="of:=[Entrada.B28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82];[.$A$2:.$A$41];[.$B$2:.$B$41])" office:value-type="float" office:value="0">
            <text:p>#VALOR!</text:p>
          </table:table-cell>
          <table:table-cell table:formula="of:=LOOKUP([.E282];[.$A$2:.$A$41];[.$B$2:.$B$41])" office:value-type="float" office:value="0">
            <text:p>#VALOR!</text:p>
          </table:table-cell>
          <table:table-cell table:formula="of:=[.I282]+[.H28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82]*2" office:value-type="float" office:value="0">
            <text:p>0</text:p>
          </table:table-cell>
          <table:table-cell table:formula="of:=[.F282]*[.G28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86];SEARCH(&quot;,&quot;;[Entrada.A286])-1))" office:value-type="float" office:value="0">
            <text:p>#VALOR!</text:p>
          </table:table-cell>
          <table:table-cell table:formula="of:=VALUE(MID([Entrada.A286];SEARCH(&quot;,&quot;;[Entrada.A286])+1;100))" office:value-type="float" office:value="0">
            <text:p>#VALOR!</text:p>
          </table:table-cell>
          <table:table-cell table:formula="of:=[Entrada.B28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83];[.$A$2:.$A$41];[.$B$2:.$B$41])" office:value-type="float" office:value="0">
            <text:p>#VALOR!</text:p>
          </table:table-cell>
          <table:table-cell table:formula="of:=LOOKUP([.E283];[.$A$2:.$A$41];[.$B$2:.$B$41])" office:value-type="float" office:value="0">
            <text:p>#VALOR!</text:p>
          </table:table-cell>
          <table:table-cell table:formula="of:=[.I283]+[.H28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83]*2" office:value-type="float" office:value="0">
            <text:p>0</text:p>
          </table:table-cell>
          <table:table-cell table:formula="of:=[.F283]*[.G28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87];SEARCH(&quot;,&quot;;[Entrada.A287])-1))" office:value-type="float" office:value="0">
            <text:p>#VALOR!</text:p>
          </table:table-cell>
          <table:table-cell table:formula="of:=VALUE(MID([Entrada.A287];SEARCH(&quot;,&quot;;[Entrada.A287])+1;100))" office:value-type="float" office:value="0">
            <text:p>#VALOR!</text:p>
          </table:table-cell>
          <table:table-cell table:formula="of:=[Entrada.B28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84];[.$A$2:.$A$41];[.$B$2:.$B$41])" office:value-type="float" office:value="0">
            <text:p>#VALOR!</text:p>
          </table:table-cell>
          <table:table-cell table:formula="of:=LOOKUP([.E284];[.$A$2:.$A$41];[.$B$2:.$B$41])" office:value-type="float" office:value="0">
            <text:p>#VALOR!</text:p>
          </table:table-cell>
          <table:table-cell table:formula="of:=[.I284]+[.H28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84]*2" office:value-type="float" office:value="0">
            <text:p>0</text:p>
          </table:table-cell>
          <table:table-cell table:formula="of:=[.F284]*[.G28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88];SEARCH(&quot;,&quot;;[Entrada.A288])-1))" office:value-type="float" office:value="0">
            <text:p>#VALOR!</text:p>
          </table:table-cell>
          <table:table-cell table:formula="of:=VALUE(MID([Entrada.A288];SEARCH(&quot;,&quot;;[Entrada.A288])+1;100))" office:value-type="float" office:value="0">
            <text:p>#VALOR!</text:p>
          </table:table-cell>
          <table:table-cell table:formula="of:=[Entrada.B28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85];[.$A$2:.$A$41];[.$B$2:.$B$41])" office:value-type="float" office:value="0">
            <text:p>#VALOR!</text:p>
          </table:table-cell>
          <table:table-cell table:formula="of:=LOOKUP([.E285];[.$A$2:.$A$41];[.$B$2:.$B$41])" office:value-type="float" office:value="0">
            <text:p>#VALOR!</text:p>
          </table:table-cell>
          <table:table-cell table:formula="of:=[.I285]+[.H28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85]*2" office:value-type="float" office:value="0">
            <text:p>0</text:p>
          </table:table-cell>
          <table:table-cell table:formula="of:=[.F285]*[.G28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89];SEARCH(&quot;,&quot;;[Entrada.A289])-1))" office:value-type="float" office:value="0">
            <text:p>#VALOR!</text:p>
          </table:table-cell>
          <table:table-cell table:formula="of:=VALUE(MID([Entrada.A289];SEARCH(&quot;,&quot;;[Entrada.A289])+1;100))" office:value-type="float" office:value="0">
            <text:p>#VALOR!</text:p>
          </table:table-cell>
          <table:table-cell table:formula="of:=[Entrada.B28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86];[.$A$2:.$A$41];[.$B$2:.$B$41])" office:value-type="float" office:value="0">
            <text:p>#VALOR!</text:p>
          </table:table-cell>
          <table:table-cell table:formula="of:=LOOKUP([.E286];[.$A$2:.$A$41];[.$B$2:.$B$41])" office:value-type="float" office:value="0">
            <text:p>#VALOR!</text:p>
          </table:table-cell>
          <table:table-cell table:formula="of:=[.I286]+[.H28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86]*2" office:value-type="float" office:value="0">
            <text:p>0</text:p>
          </table:table-cell>
          <table:table-cell table:formula="of:=[.F286]*[.G28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90];SEARCH(&quot;,&quot;;[Entrada.A290])-1))" office:value-type="float" office:value="0">
            <text:p>#VALOR!</text:p>
          </table:table-cell>
          <table:table-cell table:formula="of:=VALUE(MID([Entrada.A290];SEARCH(&quot;,&quot;;[Entrada.A290])+1;100))" office:value-type="float" office:value="0">
            <text:p>#VALOR!</text:p>
          </table:table-cell>
          <table:table-cell table:formula="of:=[Entrada.B29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87];[.$A$2:.$A$41];[.$B$2:.$B$41])" office:value-type="float" office:value="0">
            <text:p>#VALOR!</text:p>
          </table:table-cell>
          <table:table-cell table:formula="of:=LOOKUP([.E287];[.$A$2:.$A$41];[.$B$2:.$B$41])" office:value-type="float" office:value="0">
            <text:p>#VALOR!</text:p>
          </table:table-cell>
          <table:table-cell table:formula="of:=[.I287]+[.H28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87]*2" office:value-type="float" office:value="0">
            <text:p>0</text:p>
          </table:table-cell>
          <table:table-cell table:formula="of:=[.F287]*[.G28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91];SEARCH(&quot;,&quot;;[Entrada.A291])-1))" office:value-type="float" office:value="0">
            <text:p>#VALOR!</text:p>
          </table:table-cell>
          <table:table-cell table:formula="of:=VALUE(MID([Entrada.A291];SEARCH(&quot;,&quot;;[Entrada.A291])+1;100))" office:value-type="float" office:value="0">
            <text:p>#VALOR!</text:p>
          </table:table-cell>
          <table:table-cell table:formula="of:=[Entrada.B29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88];[.$A$2:.$A$41];[.$B$2:.$B$41])" office:value-type="float" office:value="0">
            <text:p>#VALOR!</text:p>
          </table:table-cell>
          <table:table-cell table:formula="of:=LOOKUP([.E288];[.$A$2:.$A$41];[.$B$2:.$B$41])" office:value-type="float" office:value="0">
            <text:p>#VALOR!</text:p>
          </table:table-cell>
          <table:table-cell table:formula="of:=[.I288]+[.H28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88]*2" office:value-type="float" office:value="0">
            <text:p>0</text:p>
          </table:table-cell>
          <table:table-cell table:formula="of:=[.F288]*[.G28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92];SEARCH(&quot;,&quot;;[Entrada.A292])-1))" office:value-type="float" office:value="0">
            <text:p>#VALOR!</text:p>
          </table:table-cell>
          <table:table-cell table:formula="of:=VALUE(MID([Entrada.A292];SEARCH(&quot;,&quot;;[Entrada.A292])+1;100))" office:value-type="float" office:value="0">
            <text:p>#VALOR!</text:p>
          </table:table-cell>
          <table:table-cell table:formula="of:=[Entrada.B29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89];[.$A$2:.$A$41];[.$B$2:.$B$41])" office:value-type="float" office:value="0">
            <text:p>#VALOR!</text:p>
          </table:table-cell>
          <table:table-cell table:formula="of:=LOOKUP([.E289];[.$A$2:.$A$41];[.$B$2:.$B$41])" office:value-type="float" office:value="0">
            <text:p>#VALOR!</text:p>
          </table:table-cell>
          <table:table-cell table:formula="of:=[.I289]+[.H28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89]*2" office:value-type="float" office:value="0">
            <text:p>0</text:p>
          </table:table-cell>
          <table:table-cell table:formula="of:=[.F289]*[.G28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93];SEARCH(&quot;,&quot;;[Entrada.A293])-1))" office:value-type="float" office:value="0">
            <text:p>#VALOR!</text:p>
          </table:table-cell>
          <table:table-cell table:formula="of:=VALUE(MID([Entrada.A293];SEARCH(&quot;,&quot;;[Entrada.A293])+1;100))" office:value-type="float" office:value="0">
            <text:p>#VALOR!</text:p>
          </table:table-cell>
          <table:table-cell table:formula="of:=[Entrada.B29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90];[.$A$2:.$A$41];[.$B$2:.$B$41])" office:value-type="float" office:value="0">
            <text:p>#VALOR!</text:p>
          </table:table-cell>
          <table:table-cell table:formula="of:=LOOKUP([.E290];[.$A$2:.$A$41];[.$B$2:.$B$41])" office:value-type="float" office:value="0">
            <text:p>#VALOR!</text:p>
          </table:table-cell>
          <table:table-cell table:formula="of:=[.I290]+[.H29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90]*2" office:value-type="float" office:value="0">
            <text:p>0</text:p>
          </table:table-cell>
          <table:table-cell table:formula="of:=[.F290]*[.G29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94];SEARCH(&quot;,&quot;;[Entrada.A294])-1))" office:value-type="float" office:value="0">
            <text:p>#VALOR!</text:p>
          </table:table-cell>
          <table:table-cell table:formula="of:=VALUE(MID([Entrada.A294];SEARCH(&quot;,&quot;;[Entrada.A294])+1;100))" office:value-type="float" office:value="0">
            <text:p>#VALOR!</text:p>
          </table:table-cell>
          <table:table-cell table:formula="of:=[Entrada.B29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91];[.$A$2:.$A$41];[.$B$2:.$B$41])" office:value-type="float" office:value="0">
            <text:p>#VALOR!</text:p>
          </table:table-cell>
          <table:table-cell table:formula="of:=LOOKUP([.E291];[.$A$2:.$A$41];[.$B$2:.$B$41])" office:value-type="float" office:value="0">
            <text:p>#VALOR!</text:p>
          </table:table-cell>
          <table:table-cell table:formula="of:=[.I291]+[.H29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91]*2" office:value-type="float" office:value="0">
            <text:p>0</text:p>
          </table:table-cell>
          <table:table-cell table:formula="of:=[.F291]*[.G29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95];SEARCH(&quot;,&quot;;[Entrada.A295])-1))" office:value-type="float" office:value="0">
            <text:p>#VALOR!</text:p>
          </table:table-cell>
          <table:table-cell table:formula="of:=VALUE(MID([Entrada.A295];SEARCH(&quot;,&quot;;[Entrada.A295])+1;100))" office:value-type="float" office:value="0">
            <text:p>#VALOR!</text:p>
          </table:table-cell>
          <table:table-cell table:formula="of:=[Entrada.B29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92];[.$A$2:.$A$41];[.$B$2:.$B$41])" office:value-type="float" office:value="0">
            <text:p>#VALOR!</text:p>
          </table:table-cell>
          <table:table-cell table:formula="of:=LOOKUP([.E292];[.$A$2:.$A$41];[.$B$2:.$B$41])" office:value-type="float" office:value="0">
            <text:p>#VALOR!</text:p>
          </table:table-cell>
          <table:table-cell table:formula="of:=[.I292]+[.H29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92]*2" office:value-type="float" office:value="0">
            <text:p>0</text:p>
          </table:table-cell>
          <table:table-cell table:formula="of:=[.F292]*[.G29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96];SEARCH(&quot;,&quot;;[Entrada.A296])-1))" office:value-type="float" office:value="0">
            <text:p>#VALOR!</text:p>
          </table:table-cell>
          <table:table-cell table:formula="of:=VALUE(MID([Entrada.A296];SEARCH(&quot;,&quot;;[Entrada.A296])+1;100))" office:value-type="float" office:value="0">
            <text:p>#VALOR!</text:p>
          </table:table-cell>
          <table:table-cell table:formula="of:=[Entrada.B29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93];[.$A$2:.$A$41];[.$B$2:.$B$41])" office:value-type="float" office:value="0">
            <text:p>#VALOR!</text:p>
          </table:table-cell>
          <table:table-cell table:formula="of:=LOOKUP([.E293];[.$A$2:.$A$41];[.$B$2:.$B$41])" office:value-type="float" office:value="0">
            <text:p>#VALOR!</text:p>
          </table:table-cell>
          <table:table-cell table:formula="of:=[.I293]+[.H29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93]*2" office:value-type="float" office:value="0">
            <text:p>0</text:p>
          </table:table-cell>
          <table:table-cell table:formula="of:=[.F293]*[.G29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97];SEARCH(&quot;,&quot;;[Entrada.A297])-1))" office:value-type="float" office:value="0">
            <text:p>#VALOR!</text:p>
          </table:table-cell>
          <table:table-cell table:formula="of:=VALUE(MID([Entrada.A297];SEARCH(&quot;,&quot;;[Entrada.A297])+1;100))" office:value-type="float" office:value="0">
            <text:p>#VALOR!</text:p>
          </table:table-cell>
          <table:table-cell table:formula="of:=[Entrada.B29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94];[.$A$2:.$A$41];[.$B$2:.$B$41])" office:value-type="float" office:value="0">
            <text:p>#VALOR!</text:p>
          </table:table-cell>
          <table:table-cell table:formula="of:=LOOKUP([.E294];[.$A$2:.$A$41];[.$B$2:.$B$41])" office:value-type="float" office:value="0">
            <text:p>#VALOR!</text:p>
          </table:table-cell>
          <table:table-cell table:formula="of:=[.I294]+[.H29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94]*2" office:value-type="float" office:value="0">
            <text:p>0</text:p>
          </table:table-cell>
          <table:table-cell table:formula="of:=[.F294]*[.G29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98];SEARCH(&quot;,&quot;;[Entrada.A298])-1))" office:value-type="float" office:value="0">
            <text:p>#VALOR!</text:p>
          </table:table-cell>
          <table:table-cell table:formula="of:=VALUE(MID([Entrada.A298];SEARCH(&quot;,&quot;;[Entrada.A298])+1;100))" office:value-type="float" office:value="0">
            <text:p>#VALOR!</text:p>
          </table:table-cell>
          <table:table-cell table:formula="of:=[Entrada.B29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95];[.$A$2:.$A$41];[.$B$2:.$B$41])" office:value-type="float" office:value="0">
            <text:p>#VALOR!</text:p>
          </table:table-cell>
          <table:table-cell table:formula="of:=LOOKUP([.E295];[.$A$2:.$A$41];[.$B$2:.$B$41])" office:value-type="float" office:value="0">
            <text:p>#VALOR!</text:p>
          </table:table-cell>
          <table:table-cell table:formula="of:=[.I295]+[.H29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95]*2" office:value-type="float" office:value="0">
            <text:p>0</text:p>
          </table:table-cell>
          <table:table-cell table:formula="of:=[.F295]*[.G29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299];SEARCH(&quot;,&quot;;[Entrada.A299])-1))" office:value-type="float" office:value="0">
            <text:p>#VALOR!</text:p>
          </table:table-cell>
          <table:table-cell table:formula="of:=VALUE(MID([Entrada.A299];SEARCH(&quot;,&quot;;[Entrada.A299])+1;100))" office:value-type="float" office:value="0">
            <text:p>#VALOR!</text:p>
          </table:table-cell>
          <table:table-cell table:formula="of:=[Entrada.B29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96];[.$A$2:.$A$41];[.$B$2:.$B$41])" office:value-type="float" office:value="0">
            <text:p>#VALOR!</text:p>
          </table:table-cell>
          <table:table-cell table:formula="of:=LOOKUP([.E296];[.$A$2:.$A$41];[.$B$2:.$B$41])" office:value-type="float" office:value="0">
            <text:p>#VALOR!</text:p>
          </table:table-cell>
          <table:table-cell table:formula="of:=[.I296]+[.H29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96]*2" office:value-type="float" office:value="0">
            <text:p>0</text:p>
          </table:table-cell>
          <table:table-cell table:formula="of:=[.F296]*[.G29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00];SEARCH(&quot;,&quot;;[Entrada.A300])-1))" office:value-type="float" office:value="0">
            <text:p>#VALOR!</text:p>
          </table:table-cell>
          <table:table-cell table:formula="of:=VALUE(MID([Entrada.A300];SEARCH(&quot;,&quot;;[Entrada.A300])+1;100))" office:value-type="float" office:value="0">
            <text:p>#VALOR!</text:p>
          </table:table-cell>
          <table:table-cell table:formula="of:=[Entrada.B30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97];[.$A$2:.$A$41];[.$B$2:.$B$41])" office:value-type="float" office:value="0">
            <text:p>#VALOR!</text:p>
          </table:table-cell>
          <table:table-cell table:formula="of:=LOOKUP([.E297];[.$A$2:.$A$41];[.$B$2:.$B$41])" office:value-type="float" office:value="0">
            <text:p>#VALOR!</text:p>
          </table:table-cell>
          <table:table-cell table:formula="of:=[.I297]+[.H29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97]*2" office:value-type="float" office:value="0">
            <text:p>0</text:p>
          </table:table-cell>
          <table:table-cell table:formula="of:=[.F297]*[.G29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01];SEARCH(&quot;,&quot;;[Entrada.A301])-1))" office:value-type="float" office:value="0">
            <text:p>#VALOR!</text:p>
          </table:table-cell>
          <table:table-cell table:formula="of:=VALUE(MID([Entrada.A301];SEARCH(&quot;,&quot;;[Entrada.A301])+1;100))" office:value-type="float" office:value="0">
            <text:p>#VALOR!</text:p>
          </table:table-cell>
          <table:table-cell table:formula="of:=[Entrada.B30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98];[.$A$2:.$A$41];[.$B$2:.$B$41])" office:value-type="float" office:value="0">
            <text:p>#VALOR!</text:p>
          </table:table-cell>
          <table:table-cell table:formula="of:=LOOKUP([.E298];[.$A$2:.$A$41];[.$B$2:.$B$41])" office:value-type="float" office:value="0">
            <text:p>#VALOR!</text:p>
          </table:table-cell>
          <table:table-cell table:formula="of:=[.I298]+[.H29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98]*2" office:value-type="float" office:value="0">
            <text:p>0</text:p>
          </table:table-cell>
          <table:table-cell table:formula="of:=[.F298]*[.G29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02];SEARCH(&quot;,&quot;;[Entrada.A302])-1))" office:value-type="float" office:value="0">
            <text:p>#VALOR!</text:p>
          </table:table-cell>
          <table:table-cell table:formula="of:=VALUE(MID([Entrada.A302];SEARCH(&quot;,&quot;;[Entrada.A302])+1;100))" office:value-type="float" office:value="0">
            <text:p>#VALOR!</text:p>
          </table:table-cell>
          <table:table-cell table:formula="of:=[Entrada.B30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299];[.$A$2:.$A$41];[.$B$2:.$B$41])" office:value-type="float" office:value="0">
            <text:p>#VALOR!</text:p>
          </table:table-cell>
          <table:table-cell table:formula="of:=LOOKUP([.E299];[.$A$2:.$A$41];[.$B$2:.$B$41])" office:value-type="float" office:value="0">
            <text:p>#VALOR!</text:p>
          </table:table-cell>
          <table:table-cell table:formula="of:=[.I299]+[.H29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299]*2" office:value-type="float" office:value="0">
            <text:p>0</text:p>
          </table:table-cell>
          <table:table-cell table:formula="of:=[.F299]*[.G29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03];SEARCH(&quot;,&quot;;[Entrada.A303])-1))" office:value-type="float" office:value="0">
            <text:p>#VALOR!</text:p>
          </table:table-cell>
          <table:table-cell table:formula="of:=VALUE(MID([Entrada.A303];SEARCH(&quot;,&quot;;[Entrada.A303])+1;100))" office:value-type="float" office:value="0">
            <text:p>#VALOR!</text:p>
          </table:table-cell>
          <table:table-cell table:formula="of:=[Entrada.B30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00];[.$A$2:.$A$41];[.$B$2:.$B$41])" office:value-type="float" office:value="0">
            <text:p>#VALOR!</text:p>
          </table:table-cell>
          <table:table-cell table:formula="of:=LOOKUP([.E300];[.$A$2:.$A$41];[.$B$2:.$B$41])" office:value-type="float" office:value="0">
            <text:p>#VALOR!</text:p>
          </table:table-cell>
          <table:table-cell table:formula="of:=[.I300]+[.H30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00]*2" office:value-type="float" office:value="0">
            <text:p>0</text:p>
          </table:table-cell>
          <table:table-cell table:formula="of:=[.F300]*[.G30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04];SEARCH(&quot;,&quot;;[Entrada.A304])-1))" office:value-type="float" office:value="0">
            <text:p>#VALOR!</text:p>
          </table:table-cell>
          <table:table-cell table:formula="of:=VALUE(MID([Entrada.A304];SEARCH(&quot;,&quot;;[Entrada.A304])+1;100))" office:value-type="float" office:value="0">
            <text:p>#VALOR!</text:p>
          </table:table-cell>
          <table:table-cell table:formula="of:=[Entrada.B30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01];[.$A$2:.$A$41];[.$B$2:.$B$41])" office:value-type="float" office:value="0">
            <text:p>#VALOR!</text:p>
          </table:table-cell>
          <table:table-cell table:formula="of:=LOOKUP([.E301];[.$A$2:.$A$41];[.$B$2:.$B$41])" office:value-type="float" office:value="0">
            <text:p>#VALOR!</text:p>
          </table:table-cell>
          <table:table-cell table:formula="of:=[.I301]+[.H30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01]*2" office:value-type="float" office:value="0">
            <text:p>0</text:p>
          </table:table-cell>
          <table:table-cell table:formula="of:=[.F301]*[.G30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05];SEARCH(&quot;,&quot;;[Entrada.A305])-1))" office:value-type="float" office:value="0">
            <text:p>#VALOR!</text:p>
          </table:table-cell>
          <table:table-cell table:formula="of:=VALUE(MID([Entrada.A305];SEARCH(&quot;,&quot;;[Entrada.A305])+1;100))" office:value-type="float" office:value="0">
            <text:p>#VALOR!</text:p>
          </table:table-cell>
          <table:table-cell table:formula="of:=[Entrada.B30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02];[.$A$2:.$A$41];[.$B$2:.$B$41])" office:value-type="float" office:value="0">
            <text:p>#VALOR!</text:p>
          </table:table-cell>
          <table:table-cell table:formula="of:=LOOKUP([.E302];[.$A$2:.$A$41];[.$B$2:.$B$41])" office:value-type="float" office:value="0">
            <text:p>#VALOR!</text:p>
          </table:table-cell>
          <table:table-cell table:formula="of:=[.I302]+[.H30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02]*2" office:value-type="float" office:value="0">
            <text:p>0</text:p>
          </table:table-cell>
          <table:table-cell table:formula="of:=[.F302]*[.G30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06];SEARCH(&quot;,&quot;;[Entrada.A306])-1))" office:value-type="float" office:value="0">
            <text:p>#VALOR!</text:p>
          </table:table-cell>
          <table:table-cell table:formula="of:=VALUE(MID([Entrada.A306];SEARCH(&quot;,&quot;;[Entrada.A306])+1;100))" office:value-type="float" office:value="0">
            <text:p>#VALOR!</text:p>
          </table:table-cell>
          <table:table-cell table:formula="of:=[Entrada.B30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03];[.$A$2:.$A$41];[.$B$2:.$B$41])" office:value-type="float" office:value="0">
            <text:p>#VALOR!</text:p>
          </table:table-cell>
          <table:table-cell table:formula="of:=LOOKUP([.E303];[.$A$2:.$A$41];[.$B$2:.$B$41])" office:value-type="float" office:value="0">
            <text:p>#VALOR!</text:p>
          </table:table-cell>
          <table:table-cell table:formula="of:=[.I303]+[.H30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03]*2" office:value-type="float" office:value="0">
            <text:p>0</text:p>
          </table:table-cell>
          <table:table-cell table:formula="of:=[.F303]*[.G30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07];SEARCH(&quot;,&quot;;[Entrada.A307])-1))" office:value-type="float" office:value="0">
            <text:p>#VALOR!</text:p>
          </table:table-cell>
          <table:table-cell table:formula="of:=VALUE(MID([Entrada.A307];SEARCH(&quot;,&quot;;[Entrada.A307])+1;100))" office:value-type="float" office:value="0">
            <text:p>#VALOR!</text:p>
          </table:table-cell>
          <table:table-cell table:formula="of:=[Entrada.B30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04];[.$A$2:.$A$41];[.$B$2:.$B$41])" office:value-type="float" office:value="0">
            <text:p>#VALOR!</text:p>
          </table:table-cell>
          <table:table-cell table:formula="of:=LOOKUP([.E304];[.$A$2:.$A$41];[.$B$2:.$B$41])" office:value-type="float" office:value="0">
            <text:p>#VALOR!</text:p>
          </table:table-cell>
          <table:table-cell table:formula="of:=[.I304]+[.H30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04]*2" office:value-type="float" office:value="0">
            <text:p>0</text:p>
          </table:table-cell>
          <table:table-cell table:formula="of:=[.F304]*[.G30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08];SEARCH(&quot;,&quot;;[Entrada.A308])-1))" office:value-type="float" office:value="0">
            <text:p>#VALOR!</text:p>
          </table:table-cell>
          <table:table-cell table:formula="of:=VALUE(MID([Entrada.A308];SEARCH(&quot;,&quot;;[Entrada.A308])+1;100))" office:value-type="float" office:value="0">
            <text:p>#VALOR!</text:p>
          </table:table-cell>
          <table:table-cell table:formula="of:=[Entrada.B30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05];[.$A$2:.$A$41];[.$B$2:.$B$41])" office:value-type="float" office:value="0">
            <text:p>#VALOR!</text:p>
          </table:table-cell>
          <table:table-cell table:formula="of:=LOOKUP([.E305];[.$A$2:.$A$41];[.$B$2:.$B$41])" office:value-type="float" office:value="0">
            <text:p>#VALOR!</text:p>
          </table:table-cell>
          <table:table-cell table:formula="of:=[.I305]+[.H30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05]*2" office:value-type="float" office:value="0">
            <text:p>0</text:p>
          </table:table-cell>
          <table:table-cell table:formula="of:=[.F305]*[.G30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09];SEARCH(&quot;,&quot;;[Entrada.A309])-1))" office:value-type="float" office:value="0">
            <text:p>#VALOR!</text:p>
          </table:table-cell>
          <table:table-cell table:formula="of:=VALUE(MID([Entrada.A309];SEARCH(&quot;,&quot;;[Entrada.A309])+1;100))" office:value-type="float" office:value="0">
            <text:p>#VALOR!</text:p>
          </table:table-cell>
          <table:table-cell table:formula="of:=[Entrada.B30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06];[.$A$2:.$A$41];[.$B$2:.$B$41])" office:value-type="float" office:value="0">
            <text:p>#VALOR!</text:p>
          </table:table-cell>
          <table:table-cell table:formula="of:=LOOKUP([.E306];[.$A$2:.$A$41];[.$B$2:.$B$41])" office:value-type="float" office:value="0">
            <text:p>#VALOR!</text:p>
          </table:table-cell>
          <table:table-cell table:formula="of:=[.I306]+[.H30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06]*2" office:value-type="float" office:value="0">
            <text:p>0</text:p>
          </table:table-cell>
          <table:table-cell table:formula="of:=[.F306]*[.G30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10];SEARCH(&quot;,&quot;;[Entrada.A310])-1))" office:value-type="float" office:value="0">
            <text:p>#VALOR!</text:p>
          </table:table-cell>
          <table:table-cell table:formula="of:=VALUE(MID([Entrada.A310];SEARCH(&quot;,&quot;;[Entrada.A310])+1;100))" office:value-type="float" office:value="0">
            <text:p>#VALOR!</text:p>
          </table:table-cell>
          <table:table-cell table:formula="of:=[Entrada.B31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07];[.$A$2:.$A$41];[.$B$2:.$B$41])" office:value-type="float" office:value="0">
            <text:p>#VALOR!</text:p>
          </table:table-cell>
          <table:table-cell table:formula="of:=LOOKUP([.E307];[.$A$2:.$A$41];[.$B$2:.$B$41])" office:value-type="float" office:value="0">
            <text:p>#VALOR!</text:p>
          </table:table-cell>
          <table:table-cell table:formula="of:=[.I307]+[.H30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07]*2" office:value-type="float" office:value="0">
            <text:p>0</text:p>
          </table:table-cell>
          <table:table-cell table:formula="of:=[.F307]*[.G30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11];SEARCH(&quot;,&quot;;[Entrada.A311])-1))" office:value-type="float" office:value="0">
            <text:p>#VALOR!</text:p>
          </table:table-cell>
          <table:table-cell table:formula="of:=VALUE(MID([Entrada.A311];SEARCH(&quot;,&quot;;[Entrada.A311])+1;100))" office:value-type="float" office:value="0">
            <text:p>#VALOR!</text:p>
          </table:table-cell>
          <table:table-cell table:formula="of:=[Entrada.B31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08];[.$A$2:.$A$41];[.$B$2:.$B$41])" office:value-type="float" office:value="0">
            <text:p>#VALOR!</text:p>
          </table:table-cell>
          <table:table-cell table:formula="of:=LOOKUP([.E308];[.$A$2:.$A$41];[.$B$2:.$B$41])" office:value-type="float" office:value="0">
            <text:p>#VALOR!</text:p>
          </table:table-cell>
          <table:table-cell table:formula="of:=[.I308]+[.H30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08]*2" office:value-type="float" office:value="0">
            <text:p>0</text:p>
          </table:table-cell>
          <table:table-cell table:formula="of:=[.F308]*[.G30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12];SEARCH(&quot;,&quot;;[Entrada.A312])-1))" office:value-type="float" office:value="0">
            <text:p>#VALOR!</text:p>
          </table:table-cell>
          <table:table-cell table:formula="of:=VALUE(MID([Entrada.A312];SEARCH(&quot;,&quot;;[Entrada.A312])+1;100))" office:value-type="float" office:value="0">
            <text:p>#VALOR!</text:p>
          </table:table-cell>
          <table:table-cell table:formula="of:=[Entrada.B31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09];[.$A$2:.$A$41];[.$B$2:.$B$41])" office:value-type="float" office:value="0">
            <text:p>#VALOR!</text:p>
          </table:table-cell>
          <table:table-cell table:formula="of:=LOOKUP([.E309];[.$A$2:.$A$41];[.$B$2:.$B$41])" office:value-type="float" office:value="0">
            <text:p>#VALOR!</text:p>
          </table:table-cell>
          <table:table-cell table:formula="of:=[.I309]+[.H30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09]*2" office:value-type="float" office:value="0">
            <text:p>0</text:p>
          </table:table-cell>
          <table:table-cell table:formula="of:=[.F309]*[.G30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13];SEARCH(&quot;,&quot;;[Entrada.A313])-1))" office:value-type="float" office:value="0">
            <text:p>#VALOR!</text:p>
          </table:table-cell>
          <table:table-cell table:formula="of:=VALUE(MID([Entrada.A313];SEARCH(&quot;,&quot;;[Entrada.A313])+1;100))" office:value-type="float" office:value="0">
            <text:p>#VALOR!</text:p>
          </table:table-cell>
          <table:table-cell table:formula="of:=[Entrada.B31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10];[.$A$2:.$A$41];[.$B$2:.$B$41])" office:value-type="float" office:value="0">
            <text:p>#VALOR!</text:p>
          </table:table-cell>
          <table:table-cell table:formula="of:=LOOKUP([.E310];[.$A$2:.$A$41];[.$B$2:.$B$41])" office:value-type="float" office:value="0">
            <text:p>#VALOR!</text:p>
          </table:table-cell>
          <table:table-cell table:formula="of:=[.I310]+[.H31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10]*2" office:value-type="float" office:value="0">
            <text:p>0</text:p>
          </table:table-cell>
          <table:table-cell table:formula="of:=[.F310]*[.G31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14];SEARCH(&quot;,&quot;;[Entrada.A314])-1))" office:value-type="float" office:value="0">
            <text:p>#VALOR!</text:p>
          </table:table-cell>
          <table:table-cell table:formula="of:=VALUE(MID([Entrada.A314];SEARCH(&quot;,&quot;;[Entrada.A314])+1;100))" office:value-type="float" office:value="0">
            <text:p>#VALOR!</text:p>
          </table:table-cell>
          <table:table-cell table:formula="of:=[Entrada.B31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11];[.$A$2:.$A$41];[.$B$2:.$B$41])" office:value-type="float" office:value="0">
            <text:p>#VALOR!</text:p>
          </table:table-cell>
          <table:table-cell table:formula="of:=LOOKUP([.E311];[.$A$2:.$A$41];[.$B$2:.$B$41])" office:value-type="float" office:value="0">
            <text:p>#VALOR!</text:p>
          </table:table-cell>
          <table:table-cell table:formula="of:=[.I311]+[.H31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11]*2" office:value-type="float" office:value="0">
            <text:p>0</text:p>
          </table:table-cell>
          <table:table-cell table:formula="of:=[.F311]*[.G31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15];SEARCH(&quot;,&quot;;[Entrada.A315])-1))" office:value-type="float" office:value="0">
            <text:p>#VALOR!</text:p>
          </table:table-cell>
          <table:table-cell table:formula="of:=VALUE(MID([Entrada.A315];SEARCH(&quot;,&quot;;[Entrada.A315])+1;100))" office:value-type="float" office:value="0">
            <text:p>#VALOR!</text:p>
          </table:table-cell>
          <table:table-cell table:formula="of:=[Entrada.B3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12];[.$A$2:.$A$41];[.$B$2:.$B$41])" office:value-type="float" office:value="0">
            <text:p>#VALOR!</text:p>
          </table:table-cell>
          <table:table-cell table:formula="of:=LOOKUP([.E312];[.$A$2:.$A$41];[.$B$2:.$B$41])" office:value-type="float" office:value="0">
            <text:p>#VALOR!</text:p>
          </table:table-cell>
          <table:table-cell table:formula="of:=[.I312]+[.H31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12]*2" office:value-type="float" office:value="0">
            <text:p>0</text:p>
          </table:table-cell>
          <table:table-cell table:formula="of:=[.F312]*[.G31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16];SEARCH(&quot;,&quot;;[Entrada.A316])-1))" office:value-type="float" office:value="0">
            <text:p>#VALOR!</text:p>
          </table:table-cell>
          <table:table-cell table:formula="of:=VALUE(MID([Entrada.A316];SEARCH(&quot;,&quot;;[Entrada.A316])+1;100))" office:value-type="float" office:value="0">
            <text:p>#VALOR!</text:p>
          </table:table-cell>
          <table:table-cell table:formula="of:=[Entrada.B3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13];[.$A$2:.$A$41];[.$B$2:.$B$41])" office:value-type="float" office:value="0">
            <text:p>#VALOR!</text:p>
          </table:table-cell>
          <table:table-cell table:formula="of:=LOOKUP([.E313];[.$A$2:.$A$41];[.$B$2:.$B$41])" office:value-type="float" office:value="0">
            <text:p>#VALOR!</text:p>
          </table:table-cell>
          <table:table-cell table:formula="of:=[.I313]+[.H31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13]*2" office:value-type="float" office:value="0">
            <text:p>0</text:p>
          </table:table-cell>
          <table:table-cell table:formula="of:=[.F313]*[.G31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17];SEARCH(&quot;,&quot;;[Entrada.A317])-1))" office:value-type="float" office:value="0">
            <text:p>#VALOR!</text:p>
          </table:table-cell>
          <table:table-cell table:formula="of:=VALUE(MID([Entrada.A317];SEARCH(&quot;,&quot;;[Entrada.A317])+1;100))" office:value-type="float" office:value="0">
            <text:p>#VALOR!</text:p>
          </table:table-cell>
          <table:table-cell table:formula="of:=[Entrada.B3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14];[.$A$2:.$A$41];[.$B$2:.$B$41])" office:value-type="float" office:value="0">
            <text:p>#VALOR!</text:p>
          </table:table-cell>
          <table:table-cell table:formula="of:=LOOKUP([.E314];[.$A$2:.$A$41];[.$B$2:.$B$41])" office:value-type="float" office:value="0">
            <text:p>#VALOR!</text:p>
          </table:table-cell>
          <table:table-cell table:formula="of:=[.I314]+[.H31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14]*2" office:value-type="float" office:value="0">
            <text:p>0</text:p>
          </table:table-cell>
          <table:table-cell table:formula="of:=[.F314]*[.G31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18];SEARCH(&quot;,&quot;;[Entrada.A318])-1))" office:value-type="float" office:value="0">
            <text:p>#VALOR!</text:p>
          </table:table-cell>
          <table:table-cell table:formula="of:=VALUE(MID([Entrada.A318];SEARCH(&quot;,&quot;;[Entrada.A318])+1;100))" office:value-type="float" office:value="0">
            <text:p>#VALOR!</text:p>
          </table:table-cell>
          <table:table-cell table:formula="of:=[Entrada.B3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15];[.$A$2:.$A$41];[.$B$2:.$B$41])" office:value-type="float" office:value="0">
            <text:p>#VALOR!</text:p>
          </table:table-cell>
          <table:table-cell table:formula="of:=LOOKUP([.E315];[.$A$2:.$A$41];[.$B$2:.$B$41])" office:value-type="float" office:value="0">
            <text:p>#VALOR!</text:p>
          </table:table-cell>
          <table:table-cell table:formula="of:=[.I315]+[.H31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15]*2" office:value-type="float" office:value="0">
            <text:p>0</text:p>
          </table:table-cell>
          <table:table-cell table:formula="of:=[.F315]*[.G31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19];SEARCH(&quot;,&quot;;[Entrada.A319])-1))" office:value-type="float" office:value="0">
            <text:p>#VALOR!</text:p>
          </table:table-cell>
          <table:table-cell table:formula="of:=VALUE(MID([Entrada.A319];SEARCH(&quot;,&quot;;[Entrada.A319])+1;100))" office:value-type="float" office:value="0">
            <text:p>#VALOR!</text:p>
          </table:table-cell>
          <table:table-cell table:formula="of:=[Entrada.B3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16];[.$A$2:.$A$41];[.$B$2:.$B$41])" office:value-type="float" office:value="0">
            <text:p>#VALOR!</text:p>
          </table:table-cell>
          <table:table-cell table:formula="of:=LOOKUP([.E316];[.$A$2:.$A$41];[.$B$2:.$B$41])" office:value-type="float" office:value="0">
            <text:p>#VALOR!</text:p>
          </table:table-cell>
          <table:table-cell table:formula="of:=[.I316]+[.H31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16]*2" office:value-type="float" office:value="0">
            <text:p>0</text:p>
          </table:table-cell>
          <table:table-cell table:formula="of:=[.F316]*[.G31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20];SEARCH(&quot;,&quot;;[Entrada.A320])-1))" office:value-type="float" office:value="0">
            <text:p>#VALOR!</text:p>
          </table:table-cell>
          <table:table-cell table:formula="of:=VALUE(MID([Entrada.A320];SEARCH(&quot;,&quot;;[Entrada.A320])+1;100))" office:value-type="float" office:value="0">
            <text:p>#VALOR!</text:p>
          </table:table-cell>
          <table:table-cell table:formula="of:=[Entrada.B3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17];[.$A$2:.$A$41];[.$B$2:.$B$41])" office:value-type="float" office:value="0">
            <text:p>#VALOR!</text:p>
          </table:table-cell>
          <table:table-cell table:formula="of:=LOOKUP([.E317];[.$A$2:.$A$41];[.$B$2:.$B$41])" office:value-type="float" office:value="0">
            <text:p>#VALOR!</text:p>
          </table:table-cell>
          <table:table-cell table:formula="of:=[.I317]+[.H31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17]*2" office:value-type="float" office:value="0">
            <text:p>0</text:p>
          </table:table-cell>
          <table:table-cell table:formula="of:=[.F317]*[.G31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21];SEARCH(&quot;,&quot;;[Entrada.A321])-1))" office:value-type="float" office:value="0">
            <text:p>#VALOR!</text:p>
          </table:table-cell>
          <table:table-cell table:formula="of:=VALUE(MID([Entrada.A321];SEARCH(&quot;,&quot;;[Entrada.A321])+1;100))" office:value-type="float" office:value="0">
            <text:p>#VALOR!</text:p>
          </table:table-cell>
          <table:table-cell table:formula="of:=[Entrada.B3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18];[.$A$2:.$A$41];[.$B$2:.$B$41])" office:value-type="float" office:value="0">
            <text:p>#VALOR!</text:p>
          </table:table-cell>
          <table:table-cell table:formula="of:=LOOKUP([.E318];[.$A$2:.$A$41];[.$B$2:.$B$41])" office:value-type="float" office:value="0">
            <text:p>#VALOR!</text:p>
          </table:table-cell>
          <table:table-cell table:formula="of:=[.I318]+[.H31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18]*2" office:value-type="float" office:value="0">
            <text:p>0</text:p>
          </table:table-cell>
          <table:table-cell table:formula="of:=[.F318]*[.G31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22];SEARCH(&quot;,&quot;;[Entrada.A322])-1))" office:value-type="float" office:value="0">
            <text:p>#VALOR!</text:p>
          </table:table-cell>
          <table:table-cell table:formula="of:=VALUE(MID([Entrada.A322];SEARCH(&quot;,&quot;;[Entrada.A322])+1;100))" office:value-type="float" office:value="0">
            <text:p>#VALOR!</text:p>
          </table:table-cell>
          <table:table-cell table:formula="of:=[Entrada.B3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19];[.$A$2:.$A$41];[.$B$2:.$B$41])" office:value-type="float" office:value="0">
            <text:p>#VALOR!</text:p>
          </table:table-cell>
          <table:table-cell table:formula="of:=LOOKUP([.E319];[.$A$2:.$A$41];[.$B$2:.$B$41])" office:value-type="float" office:value="0">
            <text:p>#VALOR!</text:p>
          </table:table-cell>
          <table:table-cell table:formula="of:=[.I319]+[.H31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19]*2" office:value-type="float" office:value="0">
            <text:p>0</text:p>
          </table:table-cell>
          <table:table-cell table:formula="of:=[.F319]*[.G31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23];SEARCH(&quot;,&quot;;[Entrada.A323])-1))" office:value-type="float" office:value="0">
            <text:p>#VALOR!</text:p>
          </table:table-cell>
          <table:table-cell table:formula="of:=VALUE(MID([Entrada.A323];SEARCH(&quot;,&quot;;[Entrada.A323])+1;100))" office:value-type="float" office:value="0">
            <text:p>#VALOR!</text:p>
          </table:table-cell>
          <table:table-cell table:formula="of:=[Entrada.B3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20];[.$A$2:.$A$41];[.$B$2:.$B$41])" office:value-type="float" office:value="0">
            <text:p>#VALOR!</text:p>
          </table:table-cell>
          <table:table-cell table:formula="of:=LOOKUP([.E320];[.$A$2:.$A$41];[.$B$2:.$B$41])" office:value-type="float" office:value="0">
            <text:p>#VALOR!</text:p>
          </table:table-cell>
          <table:table-cell table:formula="of:=[.I320]+[.H32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20]*2" office:value-type="float" office:value="0">
            <text:p>0</text:p>
          </table:table-cell>
          <table:table-cell table:formula="of:=[.F320]*[.G32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24];SEARCH(&quot;,&quot;;[Entrada.A324])-1))" office:value-type="float" office:value="0">
            <text:p>#VALOR!</text:p>
          </table:table-cell>
          <table:table-cell table:formula="of:=VALUE(MID([Entrada.A324];SEARCH(&quot;,&quot;;[Entrada.A324])+1;100))" office:value-type="float" office:value="0">
            <text:p>#VALOR!</text:p>
          </table:table-cell>
          <table:table-cell table:formula="of:=[Entrada.B3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21];[.$A$2:.$A$41];[.$B$2:.$B$41])" office:value-type="float" office:value="0">
            <text:p>#VALOR!</text:p>
          </table:table-cell>
          <table:table-cell table:formula="of:=LOOKUP([.E321];[.$A$2:.$A$41];[.$B$2:.$B$41])" office:value-type="float" office:value="0">
            <text:p>#VALOR!</text:p>
          </table:table-cell>
          <table:table-cell table:formula="of:=[.I321]+[.H32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21]*2" office:value-type="float" office:value="0">
            <text:p>0</text:p>
          </table:table-cell>
          <table:table-cell table:formula="of:=[.F321]*[.G32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25];SEARCH(&quot;,&quot;;[Entrada.A325])-1))" office:value-type="float" office:value="0">
            <text:p>#VALOR!</text:p>
          </table:table-cell>
          <table:table-cell table:formula="of:=VALUE(MID([Entrada.A325];SEARCH(&quot;,&quot;;[Entrada.A325])+1;100))" office:value-type="float" office:value="0">
            <text:p>#VALOR!</text:p>
          </table:table-cell>
          <table:table-cell table:formula="of:=[Entrada.B32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22];[.$A$2:.$A$41];[.$B$2:.$B$41])" office:value-type="float" office:value="0">
            <text:p>#VALOR!</text:p>
          </table:table-cell>
          <table:table-cell table:formula="of:=LOOKUP([.E322];[.$A$2:.$A$41];[.$B$2:.$B$41])" office:value-type="float" office:value="0">
            <text:p>#VALOR!</text:p>
          </table:table-cell>
          <table:table-cell table:formula="of:=[.I322]+[.H32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22]*2" office:value-type="float" office:value="0">
            <text:p>0</text:p>
          </table:table-cell>
          <table:table-cell table:formula="of:=[.F322]*[.G32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26];SEARCH(&quot;,&quot;;[Entrada.A326])-1))" office:value-type="float" office:value="0">
            <text:p>#VALOR!</text:p>
          </table:table-cell>
          <table:table-cell table:formula="of:=VALUE(MID([Entrada.A326];SEARCH(&quot;,&quot;;[Entrada.A326])+1;100))" office:value-type="float" office:value="0">
            <text:p>#VALOR!</text:p>
          </table:table-cell>
          <table:table-cell table:formula="of:=[Entrada.B32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23];[.$A$2:.$A$41];[.$B$2:.$B$41])" office:value-type="float" office:value="0">
            <text:p>#VALOR!</text:p>
          </table:table-cell>
          <table:table-cell table:formula="of:=LOOKUP([.E323];[.$A$2:.$A$41];[.$B$2:.$B$41])" office:value-type="float" office:value="0">
            <text:p>#VALOR!</text:p>
          </table:table-cell>
          <table:table-cell table:formula="of:=[.I323]+[.H32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23]*2" office:value-type="float" office:value="0">
            <text:p>0</text:p>
          </table:table-cell>
          <table:table-cell table:formula="of:=[.F323]*[.G32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27];SEARCH(&quot;,&quot;;[Entrada.A327])-1))" office:value-type="float" office:value="0">
            <text:p>#VALOR!</text:p>
          </table:table-cell>
          <table:table-cell table:formula="of:=VALUE(MID([Entrada.A327];SEARCH(&quot;,&quot;;[Entrada.A327])+1;100))" office:value-type="float" office:value="0">
            <text:p>#VALOR!</text:p>
          </table:table-cell>
          <table:table-cell table:formula="of:=[Entrada.B32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24];[.$A$2:.$A$41];[.$B$2:.$B$41])" office:value-type="float" office:value="0">
            <text:p>#VALOR!</text:p>
          </table:table-cell>
          <table:table-cell table:formula="of:=LOOKUP([.E324];[.$A$2:.$A$41];[.$B$2:.$B$41])" office:value-type="float" office:value="0">
            <text:p>#VALOR!</text:p>
          </table:table-cell>
          <table:table-cell table:formula="of:=[.I324]+[.H32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24]*2" office:value-type="float" office:value="0">
            <text:p>0</text:p>
          </table:table-cell>
          <table:table-cell table:formula="of:=[.F324]*[.G32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28];SEARCH(&quot;,&quot;;[Entrada.A328])-1))" office:value-type="float" office:value="0">
            <text:p>#VALOR!</text:p>
          </table:table-cell>
          <table:table-cell table:formula="of:=VALUE(MID([Entrada.A328];SEARCH(&quot;,&quot;;[Entrada.A328])+1;100))" office:value-type="float" office:value="0">
            <text:p>#VALOR!</text:p>
          </table:table-cell>
          <table:table-cell table:formula="of:=[Entrada.B32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25];[.$A$2:.$A$41];[.$B$2:.$B$41])" office:value-type="float" office:value="0">
            <text:p>#VALOR!</text:p>
          </table:table-cell>
          <table:table-cell table:formula="of:=LOOKUP([.E325];[.$A$2:.$A$41];[.$B$2:.$B$41])" office:value-type="float" office:value="0">
            <text:p>#VALOR!</text:p>
          </table:table-cell>
          <table:table-cell table:formula="of:=[.I325]+[.H32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25]*2" office:value-type="float" office:value="0">
            <text:p>0</text:p>
          </table:table-cell>
          <table:table-cell table:formula="of:=[.F325]*[.G32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29];SEARCH(&quot;,&quot;;[Entrada.A329])-1))" office:value-type="float" office:value="0">
            <text:p>#VALOR!</text:p>
          </table:table-cell>
          <table:table-cell table:formula="of:=VALUE(MID([Entrada.A329];SEARCH(&quot;,&quot;;[Entrada.A329])+1;100))" office:value-type="float" office:value="0">
            <text:p>#VALOR!</text:p>
          </table:table-cell>
          <table:table-cell table:formula="of:=[Entrada.B32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26];[.$A$2:.$A$41];[.$B$2:.$B$41])" office:value-type="float" office:value="0">
            <text:p>#VALOR!</text:p>
          </table:table-cell>
          <table:table-cell table:formula="of:=LOOKUP([.E326];[.$A$2:.$A$41];[.$B$2:.$B$41])" office:value-type="float" office:value="0">
            <text:p>#VALOR!</text:p>
          </table:table-cell>
          <table:table-cell table:formula="of:=[.I326]+[.H32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26]*2" office:value-type="float" office:value="0">
            <text:p>0</text:p>
          </table:table-cell>
          <table:table-cell table:formula="of:=[.F326]*[.G32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30];SEARCH(&quot;,&quot;;[Entrada.A330])-1))" office:value-type="float" office:value="0">
            <text:p>#VALOR!</text:p>
          </table:table-cell>
          <table:table-cell table:formula="of:=VALUE(MID([Entrada.A330];SEARCH(&quot;,&quot;;[Entrada.A330])+1;100))" office:value-type="float" office:value="0">
            <text:p>#VALOR!</text:p>
          </table:table-cell>
          <table:table-cell table:formula="of:=[Entrada.B33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27];[.$A$2:.$A$41];[.$B$2:.$B$41])" office:value-type="float" office:value="0">
            <text:p>#VALOR!</text:p>
          </table:table-cell>
          <table:table-cell table:formula="of:=LOOKUP([.E327];[.$A$2:.$A$41];[.$B$2:.$B$41])" office:value-type="float" office:value="0">
            <text:p>#VALOR!</text:p>
          </table:table-cell>
          <table:table-cell table:formula="of:=[.I327]+[.H32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27]*2" office:value-type="float" office:value="0">
            <text:p>0</text:p>
          </table:table-cell>
          <table:table-cell table:formula="of:=[.F327]*[.G32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31];SEARCH(&quot;,&quot;;[Entrada.A331])-1))" office:value-type="float" office:value="0">
            <text:p>#VALOR!</text:p>
          </table:table-cell>
          <table:table-cell table:formula="of:=VALUE(MID([Entrada.A331];SEARCH(&quot;,&quot;;[Entrada.A331])+1;100))" office:value-type="float" office:value="0">
            <text:p>#VALOR!</text:p>
          </table:table-cell>
          <table:table-cell table:formula="of:=[Entrada.B33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28];[.$A$2:.$A$41];[.$B$2:.$B$41])" office:value-type="float" office:value="0">
            <text:p>#VALOR!</text:p>
          </table:table-cell>
          <table:table-cell table:formula="of:=LOOKUP([.E328];[.$A$2:.$A$41];[.$B$2:.$B$41])" office:value-type="float" office:value="0">
            <text:p>#VALOR!</text:p>
          </table:table-cell>
          <table:table-cell table:formula="of:=[.I328]+[.H32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28]*2" office:value-type="float" office:value="0">
            <text:p>0</text:p>
          </table:table-cell>
          <table:table-cell table:formula="of:=[.F328]*[.G32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32];SEARCH(&quot;,&quot;;[Entrada.A332])-1))" office:value-type="float" office:value="0">
            <text:p>#VALOR!</text:p>
          </table:table-cell>
          <table:table-cell table:formula="of:=VALUE(MID([Entrada.A332];SEARCH(&quot;,&quot;;[Entrada.A332])+1;100))" office:value-type="float" office:value="0">
            <text:p>#VALOR!</text:p>
          </table:table-cell>
          <table:table-cell table:formula="of:=[Entrada.B33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29];[.$A$2:.$A$41];[.$B$2:.$B$41])" office:value-type="float" office:value="0">
            <text:p>#VALOR!</text:p>
          </table:table-cell>
          <table:table-cell table:formula="of:=LOOKUP([.E329];[.$A$2:.$A$41];[.$B$2:.$B$41])" office:value-type="float" office:value="0">
            <text:p>#VALOR!</text:p>
          </table:table-cell>
          <table:table-cell table:formula="of:=[.I329]+[.H32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29]*2" office:value-type="float" office:value="0">
            <text:p>0</text:p>
          </table:table-cell>
          <table:table-cell table:formula="of:=[.F329]*[.G32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33];SEARCH(&quot;,&quot;;[Entrada.A333])-1))" office:value-type="float" office:value="0">
            <text:p>#VALOR!</text:p>
          </table:table-cell>
          <table:table-cell table:formula="of:=VALUE(MID([Entrada.A333];SEARCH(&quot;,&quot;;[Entrada.A333])+1;100))" office:value-type="float" office:value="0">
            <text:p>#VALOR!</text:p>
          </table:table-cell>
          <table:table-cell table:formula="of:=[Entrada.B3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30];[.$A$2:.$A$41];[.$B$2:.$B$41])" office:value-type="float" office:value="0">
            <text:p>#VALOR!</text:p>
          </table:table-cell>
          <table:table-cell table:formula="of:=LOOKUP([.E330];[.$A$2:.$A$41];[.$B$2:.$B$41])" office:value-type="float" office:value="0">
            <text:p>#VALOR!</text:p>
          </table:table-cell>
          <table:table-cell table:formula="of:=[.I330]+[.H33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30]*2" office:value-type="float" office:value="0">
            <text:p>0</text:p>
          </table:table-cell>
          <table:table-cell table:formula="of:=[.F330]*[.G33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34];SEARCH(&quot;,&quot;;[Entrada.A334])-1))" office:value-type="float" office:value="0">
            <text:p>#VALOR!</text:p>
          </table:table-cell>
          <table:table-cell table:formula="of:=VALUE(MID([Entrada.A334];SEARCH(&quot;,&quot;;[Entrada.A334])+1;100))" office:value-type="float" office:value="0">
            <text:p>#VALOR!</text:p>
          </table:table-cell>
          <table:table-cell table:formula="of:=[Entrada.B33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31];[.$A$2:.$A$41];[.$B$2:.$B$41])" office:value-type="float" office:value="0">
            <text:p>#VALOR!</text:p>
          </table:table-cell>
          <table:table-cell table:formula="of:=LOOKUP([.E331];[.$A$2:.$A$41];[.$B$2:.$B$41])" office:value-type="float" office:value="0">
            <text:p>#VALOR!</text:p>
          </table:table-cell>
          <table:table-cell table:formula="of:=[.I331]+[.H33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31]*2" office:value-type="float" office:value="0">
            <text:p>0</text:p>
          </table:table-cell>
          <table:table-cell table:formula="of:=[.F331]*[.G33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35];SEARCH(&quot;,&quot;;[Entrada.A335])-1))" office:value-type="float" office:value="0">
            <text:p>#VALOR!</text:p>
          </table:table-cell>
          <table:table-cell table:formula="of:=VALUE(MID([Entrada.A335];SEARCH(&quot;,&quot;;[Entrada.A335])+1;100))" office:value-type="float" office:value="0">
            <text:p>#VALOR!</text:p>
          </table:table-cell>
          <table:table-cell table:formula="of:=[Entrada.B33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32];[.$A$2:.$A$41];[.$B$2:.$B$41])" office:value-type="float" office:value="0">
            <text:p>#VALOR!</text:p>
          </table:table-cell>
          <table:table-cell table:formula="of:=LOOKUP([.E332];[.$A$2:.$A$41];[.$B$2:.$B$41])" office:value-type="float" office:value="0">
            <text:p>#VALOR!</text:p>
          </table:table-cell>
          <table:table-cell table:formula="of:=[.I332]+[.H33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32]*2" office:value-type="float" office:value="0">
            <text:p>0</text:p>
          </table:table-cell>
          <table:table-cell table:formula="of:=[.F332]*[.G33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36];SEARCH(&quot;,&quot;;[Entrada.A336])-1))" office:value-type="float" office:value="0">
            <text:p>#VALOR!</text:p>
          </table:table-cell>
          <table:table-cell table:formula="of:=VALUE(MID([Entrada.A336];SEARCH(&quot;,&quot;;[Entrada.A336])+1;100))" office:value-type="float" office:value="0">
            <text:p>#VALOR!</text:p>
          </table:table-cell>
          <table:table-cell table:formula="of:=[Entrada.B33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33];[.$A$2:.$A$41];[.$B$2:.$B$41])" office:value-type="float" office:value="0">
            <text:p>#VALOR!</text:p>
          </table:table-cell>
          <table:table-cell table:formula="of:=LOOKUP([.E333];[.$A$2:.$A$41];[.$B$2:.$B$41])" office:value-type="float" office:value="0">
            <text:p>#VALOR!</text:p>
          </table:table-cell>
          <table:table-cell table:formula="of:=[.I333]+[.H33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33]*2" office:value-type="float" office:value="0">
            <text:p>0</text:p>
          </table:table-cell>
          <table:table-cell table:formula="of:=[.F333]*[.G33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37];SEARCH(&quot;,&quot;;[Entrada.A337])-1))" office:value-type="float" office:value="0">
            <text:p>#VALOR!</text:p>
          </table:table-cell>
          <table:table-cell table:formula="of:=VALUE(MID([Entrada.A337];SEARCH(&quot;,&quot;;[Entrada.A337])+1;100))" office:value-type="float" office:value="0">
            <text:p>#VALOR!</text:p>
          </table:table-cell>
          <table:table-cell table:formula="of:=[Entrada.B33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34];[.$A$2:.$A$41];[.$B$2:.$B$41])" office:value-type="float" office:value="0">
            <text:p>#VALOR!</text:p>
          </table:table-cell>
          <table:table-cell table:formula="of:=LOOKUP([.E334];[.$A$2:.$A$41];[.$B$2:.$B$41])" office:value-type="float" office:value="0">
            <text:p>#VALOR!</text:p>
          </table:table-cell>
          <table:table-cell table:formula="of:=[.I334]+[.H33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34]*2" office:value-type="float" office:value="0">
            <text:p>0</text:p>
          </table:table-cell>
          <table:table-cell table:formula="of:=[.F334]*[.G33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38];SEARCH(&quot;,&quot;;[Entrada.A338])-1))" office:value-type="float" office:value="0">
            <text:p>#VALOR!</text:p>
          </table:table-cell>
          <table:table-cell table:formula="of:=VALUE(MID([Entrada.A338];SEARCH(&quot;,&quot;;[Entrada.A338])+1;100))" office:value-type="float" office:value="0">
            <text:p>#VALOR!</text:p>
          </table:table-cell>
          <table:table-cell table:formula="of:=[Entrada.B33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35];[.$A$2:.$A$41];[.$B$2:.$B$41])" office:value-type="float" office:value="0">
            <text:p>#VALOR!</text:p>
          </table:table-cell>
          <table:table-cell table:formula="of:=LOOKUP([.E335];[.$A$2:.$A$41];[.$B$2:.$B$41])" office:value-type="float" office:value="0">
            <text:p>#VALOR!</text:p>
          </table:table-cell>
          <table:table-cell table:formula="of:=[.I335]+[.H33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35]*2" office:value-type="float" office:value="0">
            <text:p>0</text:p>
          </table:table-cell>
          <table:table-cell table:formula="of:=[.F335]*[.G33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39];SEARCH(&quot;,&quot;;[Entrada.A339])-1))" office:value-type="float" office:value="0">
            <text:p>#VALOR!</text:p>
          </table:table-cell>
          <table:table-cell table:formula="of:=VALUE(MID([Entrada.A339];SEARCH(&quot;,&quot;;[Entrada.A339])+1;100))" office:value-type="float" office:value="0">
            <text:p>#VALOR!</text:p>
          </table:table-cell>
          <table:table-cell table:formula="of:=[Entrada.B33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36];[.$A$2:.$A$41];[.$B$2:.$B$41])" office:value-type="float" office:value="0">
            <text:p>#VALOR!</text:p>
          </table:table-cell>
          <table:table-cell table:formula="of:=LOOKUP([.E336];[.$A$2:.$A$41];[.$B$2:.$B$41])" office:value-type="float" office:value="0">
            <text:p>#VALOR!</text:p>
          </table:table-cell>
          <table:table-cell table:formula="of:=[.I336]+[.H33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36]*2" office:value-type="float" office:value="0">
            <text:p>0</text:p>
          </table:table-cell>
          <table:table-cell table:formula="of:=[.F336]*[.G33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40];SEARCH(&quot;,&quot;;[Entrada.A340])-1))" office:value-type="float" office:value="0">
            <text:p>#VALOR!</text:p>
          </table:table-cell>
          <table:table-cell table:formula="of:=VALUE(MID([Entrada.A340];SEARCH(&quot;,&quot;;[Entrada.A340])+1;100))" office:value-type="float" office:value="0">
            <text:p>#VALOR!</text:p>
          </table:table-cell>
          <table:table-cell table:formula="of:=[Entrada.B34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37];[.$A$2:.$A$41];[.$B$2:.$B$41])" office:value-type="float" office:value="0">
            <text:p>#VALOR!</text:p>
          </table:table-cell>
          <table:table-cell table:formula="of:=LOOKUP([.E337];[.$A$2:.$A$41];[.$B$2:.$B$41])" office:value-type="float" office:value="0">
            <text:p>#VALOR!</text:p>
          </table:table-cell>
          <table:table-cell table:formula="of:=[.I337]+[.H33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37]*2" office:value-type="float" office:value="0">
            <text:p>0</text:p>
          </table:table-cell>
          <table:table-cell table:formula="of:=[.F337]*[.G33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41];SEARCH(&quot;,&quot;;[Entrada.A341])-1))" office:value-type="float" office:value="0">
            <text:p>#VALOR!</text:p>
          </table:table-cell>
          <table:table-cell table:formula="of:=VALUE(MID([Entrada.A341];SEARCH(&quot;,&quot;;[Entrada.A341])+1;100))" office:value-type="float" office:value="0">
            <text:p>#VALOR!</text:p>
          </table:table-cell>
          <table:table-cell table:formula="of:=[Entrada.B34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38];[.$A$2:.$A$41];[.$B$2:.$B$41])" office:value-type="float" office:value="0">
            <text:p>#VALOR!</text:p>
          </table:table-cell>
          <table:table-cell table:formula="of:=LOOKUP([.E338];[.$A$2:.$A$41];[.$B$2:.$B$41])" office:value-type="float" office:value="0">
            <text:p>#VALOR!</text:p>
          </table:table-cell>
          <table:table-cell table:formula="of:=[.I338]+[.H33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38]*2" office:value-type="float" office:value="0">
            <text:p>0</text:p>
          </table:table-cell>
          <table:table-cell table:formula="of:=[.F338]*[.G33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42];SEARCH(&quot;,&quot;;[Entrada.A342])-1))" office:value-type="float" office:value="0">
            <text:p>#VALOR!</text:p>
          </table:table-cell>
          <table:table-cell table:formula="of:=VALUE(MID([Entrada.A342];SEARCH(&quot;,&quot;;[Entrada.A342])+1;100))" office:value-type="float" office:value="0">
            <text:p>#VALOR!</text:p>
          </table:table-cell>
          <table:table-cell table:formula="of:=[Entrada.B34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39];[.$A$2:.$A$41];[.$B$2:.$B$41])" office:value-type="float" office:value="0">
            <text:p>#VALOR!</text:p>
          </table:table-cell>
          <table:table-cell table:formula="of:=LOOKUP([.E339];[.$A$2:.$A$41];[.$B$2:.$B$41])" office:value-type="float" office:value="0">
            <text:p>#VALOR!</text:p>
          </table:table-cell>
          <table:table-cell table:formula="of:=[.I339]+[.H33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39]*2" office:value-type="float" office:value="0">
            <text:p>0</text:p>
          </table:table-cell>
          <table:table-cell table:formula="of:=[.F339]*[.G33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43];SEARCH(&quot;,&quot;;[Entrada.A343])-1))" office:value-type="float" office:value="0">
            <text:p>#VALOR!</text:p>
          </table:table-cell>
          <table:table-cell table:formula="of:=VALUE(MID([Entrada.A343];SEARCH(&quot;,&quot;;[Entrada.A343])+1;100))" office:value-type="float" office:value="0">
            <text:p>#VALOR!</text:p>
          </table:table-cell>
          <table:table-cell table:formula="of:=[Entrada.B34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40];[.$A$2:.$A$41];[.$B$2:.$B$41])" office:value-type="float" office:value="0">
            <text:p>#VALOR!</text:p>
          </table:table-cell>
          <table:table-cell table:formula="of:=LOOKUP([.E340];[.$A$2:.$A$41];[.$B$2:.$B$41])" office:value-type="float" office:value="0">
            <text:p>#VALOR!</text:p>
          </table:table-cell>
          <table:table-cell table:formula="of:=[.I340]+[.H34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40]*2" office:value-type="float" office:value="0">
            <text:p>0</text:p>
          </table:table-cell>
          <table:table-cell table:formula="of:=[.F340]*[.G34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44];SEARCH(&quot;,&quot;;[Entrada.A344])-1))" office:value-type="float" office:value="0">
            <text:p>#VALOR!</text:p>
          </table:table-cell>
          <table:table-cell table:formula="of:=VALUE(MID([Entrada.A344];SEARCH(&quot;,&quot;;[Entrada.A344])+1;100))" office:value-type="float" office:value="0">
            <text:p>#VALOR!</text:p>
          </table:table-cell>
          <table:table-cell table:formula="of:=[Entrada.B34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41];[.$A$2:.$A$41];[.$B$2:.$B$41])" office:value-type="float" office:value="0">
            <text:p>#VALOR!</text:p>
          </table:table-cell>
          <table:table-cell table:formula="of:=LOOKUP([.E341];[.$A$2:.$A$41];[.$B$2:.$B$41])" office:value-type="float" office:value="0">
            <text:p>#VALOR!</text:p>
          </table:table-cell>
          <table:table-cell table:formula="of:=[.I341]+[.H34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41]*2" office:value-type="float" office:value="0">
            <text:p>0</text:p>
          </table:table-cell>
          <table:table-cell table:formula="of:=[.F341]*[.G34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45];SEARCH(&quot;,&quot;;[Entrada.A345])-1))" office:value-type="float" office:value="0">
            <text:p>#VALOR!</text:p>
          </table:table-cell>
          <table:table-cell table:formula="of:=VALUE(MID([Entrada.A345];SEARCH(&quot;,&quot;;[Entrada.A345])+1;100))" office:value-type="float" office:value="0">
            <text:p>#VALOR!</text:p>
          </table:table-cell>
          <table:table-cell table:formula="of:=[Entrada.B34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42];[.$A$2:.$A$41];[.$B$2:.$B$41])" office:value-type="float" office:value="0">
            <text:p>#VALOR!</text:p>
          </table:table-cell>
          <table:table-cell table:formula="of:=LOOKUP([.E342];[.$A$2:.$A$41];[.$B$2:.$B$41])" office:value-type="float" office:value="0">
            <text:p>#VALOR!</text:p>
          </table:table-cell>
          <table:table-cell table:formula="of:=[.I342]+[.H34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42]*2" office:value-type="float" office:value="0">
            <text:p>0</text:p>
          </table:table-cell>
          <table:table-cell table:formula="of:=[.F342]*[.G34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46];SEARCH(&quot;,&quot;;[Entrada.A346])-1))" office:value-type="float" office:value="0">
            <text:p>#VALOR!</text:p>
          </table:table-cell>
          <table:table-cell table:formula="of:=VALUE(MID([Entrada.A346];SEARCH(&quot;,&quot;;[Entrada.A346])+1;100))" office:value-type="float" office:value="0">
            <text:p>#VALOR!</text:p>
          </table:table-cell>
          <table:table-cell table:formula="of:=[Entrada.B34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43];[.$A$2:.$A$41];[.$B$2:.$B$41])" office:value-type="float" office:value="0">
            <text:p>#VALOR!</text:p>
          </table:table-cell>
          <table:table-cell table:formula="of:=LOOKUP([.E343];[.$A$2:.$A$41];[.$B$2:.$B$41])" office:value-type="float" office:value="0">
            <text:p>#VALOR!</text:p>
          </table:table-cell>
          <table:table-cell table:formula="of:=[.I343]+[.H34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43]*2" office:value-type="float" office:value="0">
            <text:p>0</text:p>
          </table:table-cell>
          <table:table-cell table:formula="of:=[.F343]*[.G34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47];SEARCH(&quot;,&quot;;[Entrada.A347])-1))" office:value-type="float" office:value="0">
            <text:p>#VALOR!</text:p>
          </table:table-cell>
          <table:table-cell table:formula="of:=VALUE(MID([Entrada.A347];SEARCH(&quot;,&quot;;[Entrada.A347])+1;100))" office:value-type="float" office:value="0">
            <text:p>#VALOR!</text:p>
          </table:table-cell>
          <table:table-cell table:formula="of:=[Entrada.B34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44];[.$A$2:.$A$41];[.$B$2:.$B$41])" office:value-type="float" office:value="0">
            <text:p>#VALOR!</text:p>
          </table:table-cell>
          <table:table-cell table:formula="of:=LOOKUP([.E344];[.$A$2:.$A$41];[.$B$2:.$B$41])" office:value-type="float" office:value="0">
            <text:p>#VALOR!</text:p>
          </table:table-cell>
          <table:table-cell table:formula="of:=[.I344]+[.H34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44]*2" office:value-type="float" office:value="0">
            <text:p>0</text:p>
          </table:table-cell>
          <table:table-cell table:formula="of:=[.F344]*[.G34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48];SEARCH(&quot;,&quot;;[Entrada.A348])-1))" office:value-type="float" office:value="0">
            <text:p>#VALOR!</text:p>
          </table:table-cell>
          <table:table-cell table:formula="of:=VALUE(MID([Entrada.A348];SEARCH(&quot;,&quot;;[Entrada.A348])+1;100))" office:value-type="float" office:value="0">
            <text:p>#VALOR!</text:p>
          </table:table-cell>
          <table:table-cell table:formula="of:=[Entrada.B34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45];[.$A$2:.$A$41];[.$B$2:.$B$41])" office:value-type="float" office:value="0">
            <text:p>#VALOR!</text:p>
          </table:table-cell>
          <table:table-cell table:formula="of:=LOOKUP([.E345];[.$A$2:.$A$41];[.$B$2:.$B$41])" office:value-type="float" office:value="0">
            <text:p>#VALOR!</text:p>
          </table:table-cell>
          <table:table-cell table:formula="of:=[.I345]+[.H34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45]*2" office:value-type="float" office:value="0">
            <text:p>0</text:p>
          </table:table-cell>
          <table:table-cell table:formula="of:=[.F345]*[.G34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49];SEARCH(&quot;,&quot;;[Entrada.A349])-1))" office:value-type="float" office:value="0">
            <text:p>#VALOR!</text:p>
          </table:table-cell>
          <table:table-cell table:formula="of:=VALUE(MID([Entrada.A349];SEARCH(&quot;,&quot;;[Entrada.A349])+1;100))" office:value-type="float" office:value="0">
            <text:p>#VALOR!</text:p>
          </table:table-cell>
          <table:table-cell table:formula="of:=[Entrada.B34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46];[.$A$2:.$A$41];[.$B$2:.$B$41])" office:value-type="float" office:value="0">
            <text:p>#VALOR!</text:p>
          </table:table-cell>
          <table:table-cell table:formula="of:=LOOKUP([.E346];[.$A$2:.$A$41];[.$B$2:.$B$41])" office:value-type="float" office:value="0">
            <text:p>#VALOR!</text:p>
          </table:table-cell>
          <table:table-cell table:formula="of:=[.I346]+[.H34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46]*2" office:value-type="float" office:value="0">
            <text:p>0</text:p>
          </table:table-cell>
          <table:table-cell table:formula="of:=[.F346]*[.G34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50];SEARCH(&quot;,&quot;;[Entrada.A350])-1))" office:value-type="float" office:value="0">
            <text:p>#VALOR!</text:p>
          </table:table-cell>
          <table:table-cell table:formula="of:=VALUE(MID([Entrada.A350];SEARCH(&quot;,&quot;;[Entrada.A350])+1;100))" office:value-type="float" office:value="0">
            <text:p>#VALOR!</text:p>
          </table:table-cell>
          <table:table-cell table:formula="of:=[Entrada.B35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47];[.$A$2:.$A$41];[.$B$2:.$B$41])" office:value-type="float" office:value="0">
            <text:p>#VALOR!</text:p>
          </table:table-cell>
          <table:table-cell table:formula="of:=LOOKUP([.E347];[.$A$2:.$A$41];[.$B$2:.$B$41])" office:value-type="float" office:value="0">
            <text:p>#VALOR!</text:p>
          </table:table-cell>
          <table:table-cell table:formula="of:=[.I347]+[.H34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47]*2" office:value-type="float" office:value="0">
            <text:p>0</text:p>
          </table:table-cell>
          <table:table-cell table:formula="of:=[.F347]*[.G34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51];SEARCH(&quot;,&quot;;[Entrada.A351])-1))" office:value-type="float" office:value="0">
            <text:p>#VALOR!</text:p>
          </table:table-cell>
          <table:table-cell table:formula="of:=VALUE(MID([Entrada.A351];SEARCH(&quot;,&quot;;[Entrada.A351])+1;100))" office:value-type="float" office:value="0">
            <text:p>#VALOR!</text:p>
          </table:table-cell>
          <table:table-cell table:formula="of:=[Entrada.B35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48];[.$A$2:.$A$41];[.$B$2:.$B$41])" office:value-type="float" office:value="0">
            <text:p>#VALOR!</text:p>
          </table:table-cell>
          <table:table-cell table:formula="of:=LOOKUP([.E348];[.$A$2:.$A$41];[.$B$2:.$B$41])" office:value-type="float" office:value="0">
            <text:p>#VALOR!</text:p>
          </table:table-cell>
          <table:table-cell table:formula="of:=[.I348]+[.H34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48]*2" office:value-type="float" office:value="0">
            <text:p>0</text:p>
          </table:table-cell>
          <table:table-cell table:formula="of:=[.F348]*[.G34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52];SEARCH(&quot;,&quot;;[Entrada.A352])-1))" office:value-type="float" office:value="0">
            <text:p>#VALOR!</text:p>
          </table:table-cell>
          <table:table-cell table:formula="of:=VALUE(MID([Entrada.A352];SEARCH(&quot;,&quot;;[Entrada.A352])+1;100))" office:value-type="float" office:value="0">
            <text:p>#VALOR!</text:p>
          </table:table-cell>
          <table:table-cell table:formula="of:=[Entrada.B35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49];[.$A$2:.$A$41];[.$B$2:.$B$41])" office:value-type="float" office:value="0">
            <text:p>#VALOR!</text:p>
          </table:table-cell>
          <table:table-cell table:formula="of:=LOOKUP([.E349];[.$A$2:.$A$41];[.$B$2:.$B$41])" office:value-type="float" office:value="0">
            <text:p>#VALOR!</text:p>
          </table:table-cell>
          <table:table-cell table:formula="of:=[.I349]+[.H34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49]*2" office:value-type="float" office:value="0">
            <text:p>0</text:p>
          </table:table-cell>
          <table:table-cell table:formula="of:=[.F349]*[.G34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53];SEARCH(&quot;,&quot;;[Entrada.A353])-1))" office:value-type="float" office:value="0">
            <text:p>#VALOR!</text:p>
          </table:table-cell>
          <table:table-cell table:formula="of:=VALUE(MID([Entrada.A353];SEARCH(&quot;,&quot;;[Entrada.A353])+1;100))" office:value-type="float" office:value="0">
            <text:p>#VALOR!</text:p>
          </table:table-cell>
          <table:table-cell table:formula="of:=[Entrada.B35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50];[.$A$2:.$A$41];[.$B$2:.$B$41])" office:value-type="float" office:value="0">
            <text:p>#VALOR!</text:p>
          </table:table-cell>
          <table:table-cell table:formula="of:=LOOKUP([.E350];[.$A$2:.$A$41];[.$B$2:.$B$41])" office:value-type="float" office:value="0">
            <text:p>#VALOR!</text:p>
          </table:table-cell>
          <table:table-cell table:formula="of:=[.I350]+[.H35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50]*2" office:value-type="float" office:value="0">
            <text:p>0</text:p>
          </table:table-cell>
          <table:table-cell table:formula="of:=[.F350]*[.G35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54];SEARCH(&quot;,&quot;;[Entrada.A354])-1))" office:value-type="float" office:value="0">
            <text:p>#VALOR!</text:p>
          </table:table-cell>
          <table:table-cell table:formula="of:=VALUE(MID([Entrada.A354];SEARCH(&quot;,&quot;;[Entrada.A354])+1;100))" office:value-type="float" office:value="0">
            <text:p>#VALOR!</text:p>
          </table:table-cell>
          <table:table-cell table:formula="of:=[Entrada.B35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51];[.$A$2:.$A$41];[.$B$2:.$B$41])" office:value-type="float" office:value="0">
            <text:p>#VALOR!</text:p>
          </table:table-cell>
          <table:table-cell table:formula="of:=LOOKUP([.E351];[.$A$2:.$A$41];[.$B$2:.$B$41])" office:value-type="float" office:value="0">
            <text:p>#VALOR!</text:p>
          </table:table-cell>
          <table:table-cell table:formula="of:=[.I351]+[.H35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51]*2" office:value-type="float" office:value="0">
            <text:p>0</text:p>
          </table:table-cell>
          <table:table-cell table:formula="of:=[.F351]*[.G35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55];SEARCH(&quot;,&quot;;[Entrada.A355])-1))" office:value-type="float" office:value="0">
            <text:p>#VALOR!</text:p>
          </table:table-cell>
          <table:table-cell table:formula="of:=VALUE(MID([Entrada.A355];SEARCH(&quot;,&quot;;[Entrada.A355])+1;100))" office:value-type="float" office:value="0">
            <text:p>#VALOR!</text:p>
          </table:table-cell>
          <table:table-cell table:formula="of:=[Entrada.B35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52];[.$A$2:.$A$41];[.$B$2:.$B$41])" office:value-type="float" office:value="0">
            <text:p>#VALOR!</text:p>
          </table:table-cell>
          <table:table-cell table:formula="of:=LOOKUP([.E352];[.$A$2:.$A$41];[.$B$2:.$B$41])" office:value-type="float" office:value="0">
            <text:p>#VALOR!</text:p>
          </table:table-cell>
          <table:table-cell table:formula="of:=[.I352]+[.H35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52]*2" office:value-type="float" office:value="0">
            <text:p>0</text:p>
          </table:table-cell>
          <table:table-cell table:formula="of:=[.F352]*[.G35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56];SEARCH(&quot;,&quot;;[Entrada.A356])-1))" office:value-type="float" office:value="0">
            <text:p>#VALOR!</text:p>
          </table:table-cell>
          <table:table-cell table:formula="of:=VALUE(MID([Entrada.A356];SEARCH(&quot;,&quot;;[Entrada.A356])+1;100))" office:value-type="float" office:value="0">
            <text:p>#VALOR!</text:p>
          </table:table-cell>
          <table:table-cell table:formula="of:=[Entrada.B35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53];[.$A$2:.$A$41];[.$B$2:.$B$41])" office:value-type="float" office:value="0">
            <text:p>#VALOR!</text:p>
          </table:table-cell>
          <table:table-cell table:formula="of:=LOOKUP([.E353];[.$A$2:.$A$41];[.$B$2:.$B$41])" office:value-type="float" office:value="0">
            <text:p>#VALOR!</text:p>
          </table:table-cell>
          <table:table-cell table:formula="of:=[.I353]+[.H35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53]*2" office:value-type="float" office:value="0">
            <text:p>0</text:p>
          </table:table-cell>
          <table:table-cell table:formula="of:=[.F353]*[.G35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57];SEARCH(&quot;,&quot;;[Entrada.A357])-1))" office:value-type="float" office:value="0">
            <text:p>#VALOR!</text:p>
          </table:table-cell>
          <table:table-cell table:formula="of:=VALUE(MID([Entrada.A357];SEARCH(&quot;,&quot;;[Entrada.A357])+1;100))" office:value-type="float" office:value="0">
            <text:p>#VALOR!</text:p>
          </table:table-cell>
          <table:table-cell table:formula="of:=[Entrada.B35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54];[.$A$2:.$A$41];[.$B$2:.$B$41])" office:value-type="float" office:value="0">
            <text:p>#VALOR!</text:p>
          </table:table-cell>
          <table:table-cell table:formula="of:=LOOKUP([.E354];[.$A$2:.$A$41];[.$B$2:.$B$41])" office:value-type="float" office:value="0">
            <text:p>#VALOR!</text:p>
          </table:table-cell>
          <table:table-cell table:formula="of:=[.I354]+[.H35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54]*2" office:value-type="float" office:value="0">
            <text:p>0</text:p>
          </table:table-cell>
          <table:table-cell table:formula="of:=[.F354]*[.G35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58];SEARCH(&quot;,&quot;;[Entrada.A358])-1))" office:value-type="float" office:value="0">
            <text:p>#VALOR!</text:p>
          </table:table-cell>
          <table:table-cell table:formula="of:=VALUE(MID([Entrada.A358];SEARCH(&quot;,&quot;;[Entrada.A358])+1;100))" office:value-type="float" office:value="0">
            <text:p>#VALOR!</text:p>
          </table:table-cell>
          <table:table-cell table:formula="of:=[Entrada.B35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55];[.$A$2:.$A$41];[.$B$2:.$B$41])" office:value-type="float" office:value="0">
            <text:p>#VALOR!</text:p>
          </table:table-cell>
          <table:table-cell table:formula="of:=LOOKUP([.E355];[.$A$2:.$A$41];[.$B$2:.$B$41])" office:value-type="float" office:value="0">
            <text:p>#VALOR!</text:p>
          </table:table-cell>
          <table:table-cell table:formula="of:=[.I355]+[.H35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55]*2" office:value-type="float" office:value="0">
            <text:p>0</text:p>
          </table:table-cell>
          <table:table-cell table:formula="of:=[.F355]*[.G35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59];SEARCH(&quot;,&quot;;[Entrada.A359])-1))" office:value-type="float" office:value="0">
            <text:p>#VALOR!</text:p>
          </table:table-cell>
          <table:table-cell table:formula="of:=VALUE(MID([Entrada.A359];SEARCH(&quot;,&quot;;[Entrada.A359])+1;100))" office:value-type="float" office:value="0">
            <text:p>#VALOR!</text:p>
          </table:table-cell>
          <table:table-cell table:formula="of:=[Entrada.B35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56];[.$A$2:.$A$41];[.$B$2:.$B$41])" office:value-type="float" office:value="0">
            <text:p>#VALOR!</text:p>
          </table:table-cell>
          <table:table-cell table:formula="of:=LOOKUP([.E356];[.$A$2:.$A$41];[.$B$2:.$B$41])" office:value-type="float" office:value="0">
            <text:p>#VALOR!</text:p>
          </table:table-cell>
          <table:table-cell table:formula="of:=[.I356]+[.H35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56]*2" office:value-type="float" office:value="0">
            <text:p>0</text:p>
          </table:table-cell>
          <table:table-cell table:formula="of:=[.F356]*[.G35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60];SEARCH(&quot;,&quot;;[Entrada.A360])-1))" office:value-type="float" office:value="0">
            <text:p>#VALOR!</text:p>
          </table:table-cell>
          <table:table-cell table:formula="of:=VALUE(MID([Entrada.A360];SEARCH(&quot;,&quot;;[Entrada.A360])+1;100))" office:value-type="float" office:value="0">
            <text:p>#VALOR!</text:p>
          </table:table-cell>
          <table:table-cell table:formula="of:=[Entrada.B36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57];[.$A$2:.$A$41];[.$B$2:.$B$41])" office:value-type="float" office:value="0">
            <text:p>#VALOR!</text:p>
          </table:table-cell>
          <table:table-cell table:formula="of:=LOOKUP([.E357];[.$A$2:.$A$41];[.$B$2:.$B$41])" office:value-type="float" office:value="0">
            <text:p>#VALOR!</text:p>
          </table:table-cell>
          <table:table-cell table:formula="of:=[.I357]+[.H35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57]*2" office:value-type="float" office:value="0">
            <text:p>0</text:p>
          </table:table-cell>
          <table:table-cell table:formula="of:=[.F357]*[.G35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61];SEARCH(&quot;,&quot;;[Entrada.A361])-1))" office:value-type="float" office:value="0">
            <text:p>#VALOR!</text:p>
          </table:table-cell>
          <table:table-cell table:formula="of:=VALUE(MID([Entrada.A361];SEARCH(&quot;,&quot;;[Entrada.A361])+1;100))" office:value-type="float" office:value="0">
            <text:p>#VALOR!</text:p>
          </table:table-cell>
          <table:table-cell table:formula="of:=[Entrada.B36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58];[.$A$2:.$A$41];[.$B$2:.$B$41])" office:value-type="float" office:value="0">
            <text:p>#VALOR!</text:p>
          </table:table-cell>
          <table:table-cell table:formula="of:=LOOKUP([.E358];[.$A$2:.$A$41];[.$B$2:.$B$41])" office:value-type="float" office:value="0">
            <text:p>#VALOR!</text:p>
          </table:table-cell>
          <table:table-cell table:formula="of:=[.I358]+[.H35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58]*2" office:value-type="float" office:value="0">
            <text:p>0</text:p>
          </table:table-cell>
          <table:table-cell table:formula="of:=[.F358]*[.G35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62];SEARCH(&quot;,&quot;;[Entrada.A362])-1))" office:value-type="float" office:value="0">
            <text:p>#VALOR!</text:p>
          </table:table-cell>
          <table:table-cell table:formula="of:=VALUE(MID([Entrada.A362];SEARCH(&quot;,&quot;;[Entrada.A362])+1;100))" office:value-type="float" office:value="0">
            <text:p>#VALOR!</text:p>
          </table:table-cell>
          <table:table-cell table:formula="of:=[Entrada.B36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59];[.$A$2:.$A$41];[.$B$2:.$B$41])" office:value-type="float" office:value="0">
            <text:p>#VALOR!</text:p>
          </table:table-cell>
          <table:table-cell table:formula="of:=LOOKUP([.E359];[.$A$2:.$A$41];[.$B$2:.$B$41])" office:value-type="float" office:value="0">
            <text:p>#VALOR!</text:p>
          </table:table-cell>
          <table:table-cell table:formula="of:=[.I359]+[.H35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59]*2" office:value-type="float" office:value="0">
            <text:p>0</text:p>
          </table:table-cell>
          <table:table-cell table:formula="of:=[.F359]*[.G35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63];SEARCH(&quot;,&quot;;[Entrada.A363])-1))" office:value-type="float" office:value="0">
            <text:p>#VALOR!</text:p>
          </table:table-cell>
          <table:table-cell table:formula="of:=VALUE(MID([Entrada.A363];SEARCH(&quot;,&quot;;[Entrada.A363])+1;100))" office:value-type="float" office:value="0">
            <text:p>#VALOR!</text:p>
          </table:table-cell>
          <table:table-cell table:formula="of:=[Entrada.B36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60];[.$A$2:.$A$41];[.$B$2:.$B$41])" office:value-type="float" office:value="0">
            <text:p>#VALOR!</text:p>
          </table:table-cell>
          <table:table-cell table:formula="of:=LOOKUP([.E360];[.$A$2:.$A$41];[.$B$2:.$B$41])" office:value-type="float" office:value="0">
            <text:p>#VALOR!</text:p>
          </table:table-cell>
          <table:table-cell table:formula="of:=[.I360]+[.H36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60]*2" office:value-type="float" office:value="0">
            <text:p>0</text:p>
          </table:table-cell>
          <table:table-cell table:formula="of:=[.F360]*[.G36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64];SEARCH(&quot;,&quot;;[Entrada.A364])-1))" office:value-type="float" office:value="0">
            <text:p>#VALOR!</text:p>
          </table:table-cell>
          <table:table-cell table:formula="of:=VALUE(MID([Entrada.A364];SEARCH(&quot;,&quot;;[Entrada.A364])+1;100))" office:value-type="float" office:value="0">
            <text:p>#VALOR!</text:p>
          </table:table-cell>
          <table:table-cell table:formula="of:=[Entrada.B36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61];[.$A$2:.$A$41];[.$B$2:.$B$41])" office:value-type="float" office:value="0">
            <text:p>#VALOR!</text:p>
          </table:table-cell>
          <table:table-cell table:formula="of:=LOOKUP([.E361];[.$A$2:.$A$41];[.$B$2:.$B$41])" office:value-type="float" office:value="0">
            <text:p>#VALOR!</text:p>
          </table:table-cell>
          <table:table-cell table:formula="of:=[.I361]+[.H36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61]*2" office:value-type="float" office:value="0">
            <text:p>0</text:p>
          </table:table-cell>
          <table:table-cell table:formula="of:=[.F361]*[.G36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65];SEARCH(&quot;,&quot;;[Entrada.A365])-1))" office:value-type="float" office:value="0">
            <text:p>#VALOR!</text:p>
          </table:table-cell>
          <table:table-cell table:formula="of:=VALUE(MID([Entrada.A365];SEARCH(&quot;,&quot;;[Entrada.A365])+1;100))" office:value-type="float" office:value="0">
            <text:p>#VALOR!</text:p>
          </table:table-cell>
          <table:table-cell table:formula="of:=[Entrada.B36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62];[.$A$2:.$A$41];[.$B$2:.$B$41])" office:value-type="float" office:value="0">
            <text:p>#VALOR!</text:p>
          </table:table-cell>
          <table:table-cell table:formula="of:=LOOKUP([.E362];[.$A$2:.$A$41];[.$B$2:.$B$41])" office:value-type="float" office:value="0">
            <text:p>#VALOR!</text:p>
          </table:table-cell>
          <table:table-cell table:formula="of:=[.I362]+[.H36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62]*2" office:value-type="float" office:value="0">
            <text:p>0</text:p>
          </table:table-cell>
          <table:table-cell table:formula="of:=[.F362]*[.G36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66];SEARCH(&quot;,&quot;;[Entrada.A366])-1))" office:value-type="float" office:value="0">
            <text:p>#VALOR!</text:p>
          </table:table-cell>
          <table:table-cell table:formula="of:=VALUE(MID([Entrada.A366];SEARCH(&quot;,&quot;;[Entrada.A366])+1;100))" office:value-type="float" office:value="0">
            <text:p>#VALOR!</text:p>
          </table:table-cell>
          <table:table-cell table:formula="of:=[Entrada.B36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63];[.$A$2:.$A$41];[.$B$2:.$B$41])" office:value-type="float" office:value="0">
            <text:p>#VALOR!</text:p>
          </table:table-cell>
          <table:table-cell table:formula="of:=LOOKUP([.E363];[.$A$2:.$A$41];[.$B$2:.$B$41])" office:value-type="float" office:value="0">
            <text:p>#VALOR!</text:p>
          </table:table-cell>
          <table:table-cell table:formula="of:=[.I363]+[.H36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63]*2" office:value-type="float" office:value="0">
            <text:p>0</text:p>
          </table:table-cell>
          <table:table-cell table:formula="of:=[.F363]*[.G36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67];SEARCH(&quot;,&quot;;[Entrada.A367])-1))" office:value-type="float" office:value="0">
            <text:p>#VALOR!</text:p>
          </table:table-cell>
          <table:table-cell table:formula="of:=VALUE(MID([Entrada.A367];SEARCH(&quot;,&quot;;[Entrada.A367])+1;100))" office:value-type="float" office:value="0">
            <text:p>#VALOR!</text:p>
          </table:table-cell>
          <table:table-cell table:formula="of:=[Entrada.B36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64];[.$A$2:.$A$41];[.$B$2:.$B$41])" office:value-type="float" office:value="0">
            <text:p>#VALOR!</text:p>
          </table:table-cell>
          <table:table-cell table:formula="of:=LOOKUP([.E364];[.$A$2:.$A$41];[.$B$2:.$B$41])" office:value-type="float" office:value="0">
            <text:p>#VALOR!</text:p>
          </table:table-cell>
          <table:table-cell table:formula="of:=[.I364]+[.H36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64]*2" office:value-type="float" office:value="0">
            <text:p>0</text:p>
          </table:table-cell>
          <table:table-cell table:formula="of:=[.F364]*[.G36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68];SEARCH(&quot;,&quot;;[Entrada.A368])-1))" office:value-type="float" office:value="0">
            <text:p>#VALOR!</text:p>
          </table:table-cell>
          <table:table-cell table:formula="of:=VALUE(MID([Entrada.A368];SEARCH(&quot;,&quot;;[Entrada.A368])+1;100))" office:value-type="float" office:value="0">
            <text:p>#VALOR!</text:p>
          </table:table-cell>
          <table:table-cell table:formula="of:=[Entrada.B36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65];[.$A$2:.$A$41];[.$B$2:.$B$41])" office:value-type="float" office:value="0">
            <text:p>#VALOR!</text:p>
          </table:table-cell>
          <table:table-cell table:formula="of:=LOOKUP([.E365];[.$A$2:.$A$41];[.$B$2:.$B$41])" office:value-type="float" office:value="0">
            <text:p>#VALOR!</text:p>
          </table:table-cell>
          <table:table-cell table:formula="of:=[.I365]+[.H36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65]*2" office:value-type="float" office:value="0">
            <text:p>0</text:p>
          </table:table-cell>
          <table:table-cell table:formula="of:=[.F365]*[.G36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69];SEARCH(&quot;,&quot;;[Entrada.A369])-1))" office:value-type="float" office:value="0">
            <text:p>#VALOR!</text:p>
          </table:table-cell>
          <table:table-cell table:formula="of:=VALUE(MID([Entrada.A369];SEARCH(&quot;,&quot;;[Entrada.A369])+1;100))" office:value-type="float" office:value="0">
            <text:p>#VALOR!</text:p>
          </table:table-cell>
          <table:table-cell table:formula="of:=[Entrada.B36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66];[.$A$2:.$A$41];[.$B$2:.$B$41])" office:value-type="float" office:value="0">
            <text:p>#VALOR!</text:p>
          </table:table-cell>
          <table:table-cell table:formula="of:=LOOKUP([.E366];[.$A$2:.$A$41];[.$B$2:.$B$41])" office:value-type="float" office:value="0">
            <text:p>#VALOR!</text:p>
          </table:table-cell>
          <table:table-cell table:formula="of:=[.I366]+[.H36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66]*2" office:value-type="float" office:value="0">
            <text:p>0</text:p>
          </table:table-cell>
          <table:table-cell table:formula="of:=[.F366]*[.G36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70];SEARCH(&quot;,&quot;;[Entrada.A370])-1))" office:value-type="float" office:value="0">
            <text:p>#VALOR!</text:p>
          </table:table-cell>
          <table:table-cell table:formula="of:=VALUE(MID([Entrada.A370];SEARCH(&quot;,&quot;;[Entrada.A370])+1;100))" office:value-type="float" office:value="0">
            <text:p>#VALOR!</text:p>
          </table:table-cell>
          <table:table-cell table:formula="of:=[Entrada.B37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67];[.$A$2:.$A$41];[.$B$2:.$B$41])" office:value-type="float" office:value="0">
            <text:p>#VALOR!</text:p>
          </table:table-cell>
          <table:table-cell table:formula="of:=LOOKUP([.E367];[.$A$2:.$A$41];[.$B$2:.$B$41])" office:value-type="float" office:value="0">
            <text:p>#VALOR!</text:p>
          </table:table-cell>
          <table:table-cell table:formula="of:=[.I367]+[.H36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67]*2" office:value-type="float" office:value="0">
            <text:p>0</text:p>
          </table:table-cell>
          <table:table-cell table:formula="of:=[.F367]*[.G36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71];SEARCH(&quot;,&quot;;[Entrada.A371])-1))" office:value-type="float" office:value="0">
            <text:p>#VALOR!</text:p>
          </table:table-cell>
          <table:table-cell table:formula="of:=VALUE(MID([Entrada.A371];SEARCH(&quot;,&quot;;[Entrada.A371])+1;100))" office:value-type="float" office:value="0">
            <text:p>#VALOR!</text:p>
          </table:table-cell>
          <table:table-cell table:formula="of:=[Entrada.B37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68];[.$A$2:.$A$41];[.$B$2:.$B$41])" office:value-type="float" office:value="0">
            <text:p>#VALOR!</text:p>
          </table:table-cell>
          <table:table-cell table:formula="of:=LOOKUP([.E368];[.$A$2:.$A$41];[.$B$2:.$B$41])" office:value-type="float" office:value="0">
            <text:p>#VALOR!</text:p>
          </table:table-cell>
          <table:table-cell table:formula="of:=[.I368]+[.H36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68]*2" office:value-type="float" office:value="0">
            <text:p>0</text:p>
          </table:table-cell>
          <table:table-cell table:formula="of:=[.F368]*[.G36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72];SEARCH(&quot;,&quot;;[Entrada.A372])-1))" office:value-type="float" office:value="0">
            <text:p>#VALOR!</text:p>
          </table:table-cell>
          <table:table-cell table:formula="of:=VALUE(MID([Entrada.A372];SEARCH(&quot;,&quot;;[Entrada.A372])+1;100))" office:value-type="float" office:value="0">
            <text:p>#VALOR!</text:p>
          </table:table-cell>
          <table:table-cell table:formula="of:=[Entrada.B37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69];[.$A$2:.$A$41];[.$B$2:.$B$41])" office:value-type="float" office:value="0">
            <text:p>#VALOR!</text:p>
          </table:table-cell>
          <table:table-cell table:formula="of:=LOOKUP([.E369];[.$A$2:.$A$41];[.$B$2:.$B$41])" office:value-type="float" office:value="0">
            <text:p>#VALOR!</text:p>
          </table:table-cell>
          <table:table-cell table:formula="of:=[.I369]+[.H36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69]*2" office:value-type="float" office:value="0">
            <text:p>0</text:p>
          </table:table-cell>
          <table:table-cell table:formula="of:=[.F369]*[.G36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73];SEARCH(&quot;,&quot;;[Entrada.A373])-1))" office:value-type="float" office:value="0">
            <text:p>#VALOR!</text:p>
          </table:table-cell>
          <table:table-cell table:formula="of:=VALUE(MID([Entrada.A373];SEARCH(&quot;,&quot;;[Entrada.A373])+1;100))" office:value-type="float" office:value="0">
            <text:p>#VALOR!</text:p>
          </table:table-cell>
          <table:table-cell table:formula="of:=[Entrada.B37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70];[.$A$2:.$A$41];[.$B$2:.$B$41])" office:value-type="float" office:value="0">
            <text:p>#VALOR!</text:p>
          </table:table-cell>
          <table:table-cell table:formula="of:=LOOKUP([.E370];[.$A$2:.$A$41];[.$B$2:.$B$41])" office:value-type="float" office:value="0">
            <text:p>#VALOR!</text:p>
          </table:table-cell>
          <table:table-cell table:formula="of:=[.I370]+[.H37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70]*2" office:value-type="float" office:value="0">
            <text:p>0</text:p>
          </table:table-cell>
          <table:table-cell table:formula="of:=[.F370]*[.G37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74];SEARCH(&quot;,&quot;;[Entrada.A374])-1))" office:value-type="float" office:value="0">
            <text:p>#VALOR!</text:p>
          </table:table-cell>
          <table:table-cell table:formula="of:=VALUE(MID([Entrada.A374];SEARCH(&quot;,&quot;;[Entrada.A374])+1;100))" office:value-type="float" office:value="0">
            <text:p>#VALOR!</text:p>
          </table:table-cell>
          <table:table-cell table:formula="of:=[Entrada.B37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71];[.$A$2:.$A$41];[.$B$2:.$B$41])" office:value-type="float" office:value="0">
            <text:p>#VALOR!</text:p>
          </table:table-cell>
          <table:table-cell table:formula="of:=LOOKUP([.E371];[.$A$2:.$A$41];[.$B$2:.$B$41])" office:value-type="float" office:value="0">
            <text:p>#VALOR!</text:p>
          </table:table-cell>
          <table:table-cell table:formula="of:=[.I371]+[.H37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71]*2" office:value-type="float" office:value="0">
            <text:p>0</text:p>
          </table:table-cell>
          <table:table-cell table:formula="of:=[.F371]*[.G37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75];SEARCH(&quot;,&quot;;[Entrada.A375])-1))" office:value-type="float" office:value="0">
            <text:p>#VALOR!</text:p>
          </table:table-cell>
          <table:table-cell table:formula="of:=VALUE(MID([Entrada.A375];SEARCH(&quot;,&quot;;[Entrada.A375])+1;100))" office:value-type="float" office:value="0">
            <text:p>#VALOR!</text:p>
          </table:table-cell>
          <table:table-cell table:formula="of:=[Entrada.B37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72];[.$A$2:.$A$41];[.$B$2:.$B$41])" office:value-type="float" office:value="0">
            <text:p>#VALOR!</text:p>
          </table:table-cell>
          <table:table-cell table:formula="of:=LOOKUP([.E372];[.$A$2:.$A$41];[.$B$2:.$B$41])" office:value-type="float" office:value="0">
            <text:p>#VALOR!</text:p>
          </table:table-cell>
          <table:table-cell table:formula="of:=[.I372]+[.H37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72]*2" office:value-type="float" office:value="0">
            <text:p>0</text:p>
          </table:table-cell>
          <table:table-cell table:formula="of:=[.F372]*[.G37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76];SEARCH(&quot;,&quot;;[Entrada.A376])-1))" office:value-type="float" office:value="0">
            <text:p>#VALOR!</text:p>
          </table:table-cell>
          <table:table-cell table:formula="of:=VALUE(MID([Entrada.A376];SEARCH(&quot;,&quot;;[Entrada.A376])+1;100))" office:value-type="float" office:value="0">
            <text:p>#VALOR!</text:p>
          </table:table-cell>
          <table:table-cell table:formula="of:=[Entrada.B37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73];[.$A$2:.$A$41];[.$B$2:.$B$41])" office:value-type="float" office:value="0">
            <text:p>#VALOR!</text:p>
          </table:table-cell>
          <table:table-cell table:formula="of:=LOOKUP([.E373];[.$A$2:.$A$41];[.$B$2:.$B$41])" office:value-type="float" office:value="0">
            <text:p>#VALOR!</text:p>
          </table:table-cell>
          <table:table-cell table:formula="of:=[.I373]+[.H37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73]*2" office:value-type="float" office:value="0">
            <text:p>0</text:p>
          </table:table-cell>
          <table:table-cell table:formula="of:=[.F373]*[.G37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77];SEARCH(&quot;,&quot;;[Entrada.A377])-1))" office:value-type="float" office:value="0">
            <text:p>#VALOR!</text:p>
          </table:table-cell>
          <table:table-cell table:formula="of:=VALUE(MID([Entrada.A377];SEARCH(&quot;,&quot;;[Entrada.A377])+1;100))" office:value-type="float" office:value="0">
            <text:p>#VALOR!</text:p>
          </table:table-cell>
          <table:table-cell table:formula="of:=[Entrada.B37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74];[.$A$2:.$A$41];[.$B$2:.$B$41])" office:value-type="float" office:value="0">
            <text:p>#VALOR!</text:p>
          </table:table-cell>
          <table:table-cell table:formula="of:=LOOKUP([.E374];[.$A$2:.$A$41];[.$B$2:.$B$41])" office:value-type="float" office:value="0">
            <text:p>#VALOR!</text:p>
          </table:table-cell>
          <table:table-cell table:formula="of:=[.I374]+[.H37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74]*2" office:value-type="float" office:value="0">
            <text:p>0</text:p>
          </table:table-cell>
          <table:table-cell table:formula="of:=[.F374]*[.G37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78];SEARCH(&quot;,&quot;;[Entrada.A378])-1))" office:value-type="float" office:value="0">
            <text:p>#VALOR!</text:p>
          </table:table-cell>
          <table:table-cell table:formula="of:=VALUE(MID([Entrada.A378];SEARCH(&quot;,&quot;;[Entrada.A378])+1;100))" office:value-type="float" office:value="0">
            <text:p>#VALOR!</text:p>
          </table:table-cell>
          <table:table-cell table:formula="of:=[Entrada.B37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75];[.$A$2:.$A$41];[.$B$2:.$B$41])" office:value-type="float" office:value="0">
            <text:p>#VALOR!</text:p>
          </table:table-cell>
          <table:table-cell table:formula="of:=LOOKUP([.E375];[.$A$2:.$A$41];[.$B$2:.$B$41])" office:value-type="float" office:value="0">
            <text:p>#VALOR!</text:p>
          </table:table-cell>
          <table:table-cell table:formula="of:=[.I375]+[.H37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75]*2" office:value-type="float" office:value="0">
            <text:p>0</text:p>
          </table:table-cell>
          <table:table-cell table:formula="of:=[.F375]*[.G37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79];SEARCH(&quot;,&quot;;[Entrada.A379])-1))" office:value-type="float" office:value="0">
            <text:p>#VALOR!</text:p>
          </table:table-cell>
          <table:table-cell table:formula="of:=VALUE(MID([Entrada.A379];SEARCH(&quot;,&quot;;[Entrada.A379])+1;100))" office:value-type="float" office:value="0">
            <text:p>#VALOR!</text:p>
          </table:table-cell>
          <table:table-cell table:formula="of:=[Entrada.B37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76];[.$A$2:.$A$41];[.$B$2:.$B$41])" office:value-type="float" office:value="0">
            <text:p>#VALOR!</text:p>
          </table:table-cell>
          <table:table-cell table:formula="of:=LOOKUP([.E376];[.$A$2:.$A$41];[.$B$2:.$B$41])" office:value-type="float" office:value="0">
            <text:p>#VALOR!</text:p>
          </table:table-cell>
          <table:table-cell table:formula="of:=[.I376]+[.H37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76]*2" office:value-type="float" office:value="0">
            <text:p>0</text:p>
          </table:table-cell>
          <table:table-cell table:formula="of:=[.F376]*[.G37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80];SEARCH(&quot;,&quot;;[Entrada.A380])-1))" office:value-type="float" office:value="0">
            <text:p>#VALOR!</text:p>
          </table:table-cell>
          <table:table-cell table:formula="of:=VALUE(MID([Entrada.A380];SEARCH(&quot;,&quot;;[Entrada.A380])+1;100))" office:value-type="float" office:value="0">
            <text:p>#VALOR!</text:p>
          </table:table-cell>
          <table:table-cell table:formula="of:=[Entrada.B38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77];[.$A$2:.$A$41];[.$B$2:.$B$41])" office:value-type="float" office:value="0">
            <text:p>#VALOR!</text:p>
          </table:table-cell>
          <table:table-cell table:formula="of:=LOOKUP([.E377];[.$A$2:.$A$41];[.$B$2:.$B$41])" office:value-type="float" office:value="0">
            <text:p>#VALOR!</text:p>
          </table:table-cell>
          <table:table-cell table:formula="of:=[.I377]+[.H37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77]*2" office:value-type="float" office:value="0">
            <text:p>0</text:p>
          </table:table-cell>
          <table:table-cell table:formula="of:=[.F377]*[.G37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81];SEARCH(&quot;,&quot;;[Entrada.A381])-1))" office:value-type="float" office:value="0">
            <text:p>#VALOR!</text:p>
          </table:table-cell>
          <table:table-cell table:formula="of:=VALUE(MID([Entrada.A381];SEARCH(&quot;,&quot;;[Entrada.A381])+1;100))" office:value-type="float" office:value="0">
            <text:p>#VALOR!</text:p>
          </table:table-cell>
          <table:table-cell table:formula="of:=[Entrada.B38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78];[.$A$2:.$A$41];[.$B$2:.$B$41])" office:value-type="float" office:value="0">
            <text:p>#VALOR!</text:p>
          </table:table-cell>
          <table:table-cell table:formula="of:=LOOKUP([.E378];[.$A$2:.$A$41];[.$B$2:.$B$41])" office:value-type="float" office:value="0">
            <text:p>#VALOR!</text:p>
          </table:table-cell>
          <table:table-cell table:formula="of:=[.I378]+[.H37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78]*2" office:value-type="float" office:value="0">
            <text:p>0</text:p>
          </table:table-cell>
          <table:table-cell table:formula="of:=[.F378]*[.G37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82];SEARCH(&quot;,&quot;;[Entrada.A382])-1))" office:value-type="float" office:value="0">
            <text:p>#VALOR!</text:p>
          </table:table-cell>
          <table:table-cell table:formula="of:=VALUE(MID([Entrada.A382];SEARCH(&quot;,&quot;;[Entrada.A382])+1;100))" office:value-type="float" office:value="0">
            <text:p>#VALOR!</text:p>
          </table:table-cell>
          <table:table-cell table:formula="of:=[Entrada.B38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79];[.$A$2:.$A$41];[.$B$2:.$B$41])" office:value-type="float" office:value="0">
            <text:p>#VALOR!</text:p>
          </table:table-cell>
          <table:table-cell table:formula="of:=LOOKUP([.E379];[.$A$2:.$A$41];[.$B$2:.$B$41])" office:value-type="float" office:value="0">
            <text:p>#VALOR!</text:p>
          </table:table-cell>
          <table:table-cell table:formula="of:=[.I379]+[.H37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79]*2" office:value-type="float" office:value="0">
            <text:p>0</text:p>
          </table:table-cell>
          <table:table-cell table:formula="of:=[.F379]*[.G37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83];SEARCH(&quot;,&quot;;[Entrada.A383])-1))" office:value-type="float" office:value="0">
            <text:p>#VALOR!</text:p>
          </table:table-cell>
          <table:table-cell table:formula="of:=VALUE(MID([Entrada.A383];SEARCH(&quot;,&quot;;[Entrada.A383])+1;100))" office:value-type="float" office:value="0">
            <text:p>#VALOR!</text:p>
          </table:table-cell>
          <table:table-cell table:formula="of:=[Entrada.B38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80];[.$A$2:.$A$41];[.$B$2:.$B$41])" office:value-type="float" office:value="0">
            <text:p>#VALOR!</text:p>
          </table:table-cell>
          <table:table-cell table:formula="of:=LOOKUP([.E380];[.$A$2:.$A$41];[.$B$2:.$B$41])" office:value-type="float" office:value="0">
            <text:p>#VALOR!</text:p>
          </table:table-cell>
          <table:table-cell table:formula="of:=[.I380]+[.H38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80]*2" office:value-type="float" office:value="0">
            <text:p>0</text:p>
          </table:table-cell>
          <table:table-cell table:formula="of:=[.F380]*[.G38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84];SEARCH(&quot;,&quot;;[Entrada.A384])-1))" office:value-type="float" office:value="0">
            <text:p>#VALOR!</text:p>
          </table:table-cell>
          <table:table-cell table:formula="of:=VALUE(MID([Entrada.A384];SEARCH(&quot;,&quot;;[Entrada.A384])+1;100))" office:value-type="float" office:value="0">
            <text:p>#VALOR!</text:p>
          </table:table-cell>
          <table:table-cell table:formula="of:=[Entrada.B38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81];[.$A$2:.$A$41];[.$B$2:.$B$41])" office:value-type="float" office:value="0">
            <text:p>#VALOR!</text:p>
          </table:table-cell>
          <table:table-cell table:formula="of:=LOOKUP([.E381];[.$A$2:.$A$41];[.$B$2:.$B$41])" office:value-type="float" office:value="0">
            <text:p>#VALOR!</text:p>
          </table:table-cell>
          <table:table-cell table:formula="of:=[.I381]+[.H38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81]*2" office:value-type="float" office:value="0">
            <text:p>0</text:p>
          </table:table-cell>
          <table:table-cell table:formula="of:=[.F381]*[.G38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85];SEARCH(&quot;,&quot;;[Entrada.A385])-1))" office:value-type="float" office:value="0">
            <text:p>#VALOR!</text:p>
          </table:table-cell>
          <table:table-cell table:formula="of:=VALUE(MID([Entrada.A385];SEARCH(&quot;,&quot;;[Entrada.A385])+1;100))" office:value-type="float" office:value="0">
            <text:p>#VALOR!</text:p>
          </table:table-cell>
          <table:table-cell table:formula="of:=[Entrada.B38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82];[.$A$2:.$A$41];[.$B$2:.$B$41])" office:value-type="float" office:value="0">
            <text:p>#VALOR!</text:p>
          </table:table-cell>
          <table:table-cell table:formula="of:=LOOKUP([.E382];[.$A$2:.$A$41];[.$B$2:.$B$41])" office:value-type="float" office:value="0">
            <text:p>#VALOR!</text:p>
          </table:table-cell>
          <table:table-cell table:formula="of:=[.I382]+[.H38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82]*2" office:value-type="float" office:value="0">
            <text:p>0</text:p>
          </table:table-cell>
          <table:table-cell table:formula="of:=[.F382]*[.G38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86];SEARCH(&quot;,&quot;;[Entrada.A386])-1))" office:value-type="float" office:value="0">
            <text:p>#VALOR!</text:p>
          </table:table-cell>
          <table:table-cell table:formula="of:=VALUE(MID([Entrada.A386];SEARCH(&quot;,&quot;;[Entrada.A386])+1;100))" office:value-type="float" office:value="0">
            <text:p>#VALOR!</text:p>
          </table:table-cell>
          <table:table-cell table:formula="of:=[Entrada.B38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83];[.$A$2:.$A$41];[.$B$2:.$B$41])" office:value-type="float" office:value="0">
            <text:p>#VALOR!</text:p>
          </table:table-cell>
          <table:table-cell table:formula="of:=LOOKUP([.E383];[.$A$2:.$A$41];[.$B$2:.$B$41])" office:value-type="float" office:value="0">
            <text:p>#VALOR!</text:p>
          </table:table-cell>
          <table:table-cell table:formula="of:=[.I383]+[.H38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83]*2" office:value-type="float" office:value="0">
            <text:p>0</text:p>
          </table:table-cell>
          <table:table-cell table:formula="of:=[.F383]*[.G38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87];SEARCH(&quot;,&quot;;[Entrada.A387])-1))" office:value-type="float" office:value="0">
            <text:p>#VALOR!</text:p>
          </table:table-cell>
          <table:table-cell table:formula="of:=VALUE(MID([Entrada.A387];SEARCH(&quot;,&quot;;[Entrada.A387])+1;100))" office:value-type="float" office:value="0">
            <text:p>#VALOR!</text:p>
          </table:table-cell>
          <table:table-cell table:formula="of:=[Entrada.B38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84];[.$A$2:.$A$41];[.$B$2:.$B$41])" office:value-type="float" office:value="0">
            <text:p>#VALOR!</text:p>
          </table:table-cell>
          <table:table-cell table:formula="of:=LOOKUP([.E384];[.$A$2:.$A$41];[.$B$2:.$B$41])" office:value-type="float" office:value="0">
            <text:p>#VALOR!</text:p>
          </table:table-cell>
          <table:table-cell table:formula="of:=[.I384]+[.H38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84]*2" office:value-type="float" office:value="0">
            <text:p>0</text:p>
          </table:table-cell>
          <table:table-cell table:formula="of:=[.F384]*[.G38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88];SEARCH(&quot;,&quot;;[Entrada.A388])-1))" office:value-type="float" office:value="0">
            <text:p>#VALOR!</text:p>
          </table:table-cell>
          <table:table-cell table:formula="of:=VALUE(MID([Entrada.A388];SEARCH(&quot;,&quot;;[Entrada.A388])+1;100))" office:value-type="float" office:value="0">
            <text:p>#VALOR!</text:p>
          </table:table-cell>
          <table:table-cell table:formula="of:=[Entrada.B38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85];[.$A$2:.$A$41];[.$B$2:.$B$41])" office:value-type="float" office:value="0">
            <text:p>#VALOR!</text:p>
          </table:table-cell>
          <table:table-cell table:formula="of:=LOOKUP([.E385];[.$A$2:.$A$41];[.$B$2:.$B$41])" office:value-type="float" office:value="0">
            <text:p>#VALOR!</text:p>
          </table:table-cell>
          <table:table-cell table:formula="of:=[.I385]+[.H38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85]*2" office:value-type="float" office:value="0">
            <text:p>0</text:p>
          </table:table-cell>
          <table:table-cell table:formula="of:=[.F385]*[.G38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89];SEARCH(&quot;,&quot;;[Entrada.A389])-1))" office:value-type="float" office:value="0">
            <text:p>#VALOR!</text:p>
          </table:table-cell>
          <table:table-cell table:formula="of:=VALUE(MID([Entrada.A389];SEARCH(&quot;,&quot;;[Entrada.A389])+1;100))" office:value-type="float" office:value="0">
            <text:p>#VALOR!</text:p>
          </table:table-cell>
          <table:table-cell table:formula="of:=[Entrada.B38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86];[.$A$2:.$A$41];[.$B$2:.$B$41])" office:value-type="float" office:value="0">
            <text:p>#VALOR!</text:p>
          </table:table-cell>
          <table:table-cell table:formula="of:=LOOKUP([.E386];[.$A$2:.$A$41];[.$B$2:.$B$41])" office:value-type="float" office:value="0">
            <text:p>#VALOR!</text:p>
          </table:table-cell>
          <table:table-cell table:formula="of:=[.I386]+[.H38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86]*2" office:value-type="float" office:value="0">
            <text:p>0</text:p>
          </table:table-cell>
          <table:table-cell table:formula="of:=[.F386]*[.G38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90];SEARCH(&quot;,&quot;;[Entrada.A390])-1))" office:value-type="float" office:value="0">
            <text:p>#VALOR!</text:p>
          </table:table-cell>
          <table:table-cell table:formula="of:=VALUE(MID([Entrada.A390];SEARCH(&quot;,&quot;;[Entrada.A390])+1;100))" office:value-type="float" office:value="0">
            <text:p>#VALOR!</text:p>
          </table:table-cell>
          <table:table-cell table:formula="of:=[Entrada.B39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87];[.$A$2:.$A$41];[.$B$2:.$B$41])" office:value-type="float" office:value="0">
            <text:p>#VALOR!</text:p>
          </table:table-cell>
          <table:table-cell table:formula="of:=LOOKUP([.E387];[.$A$2:.$A$41];[.$B$2:.$B$41])" office:value-type="float" office:value="0">
            <text:p>#VALOR!</text:p>
          </table:table-cell>
          <table:table-cell table:formula="of:=[.I387]+[.H38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87]*2" office:value-type="float" office:value="0">
            <text:p>0</text:p>
          </table:table-cell>
          <table:table-cell table:formula="of:=[.F387]*[.G38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91];SEARCH(&quot;,&quot;;[Entrada.A391])-1))" office:value-type="float" office:value="0">
            <text:p>#VALOR!</text:p>
          </table:table-cell>
          <table:table-cell table:formula="of:=VALUE(MID([Entrada.A391];SEARCH(&quot;,&quot;;[Entrada.A391])+1;100))" office:value-type="float" office:value="0">
            <text:p>#VALOR!</text:p>
          </table:table-cell>
          <table:table-cell table:formula="of:=[Entrada.B39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88];[.$A$2:.$A$41];[.$B$2:.$B$41])" office:value-type="float" office:value="0">
            <text:p>#VALOR!</text:p>
          </table:table-cell>
          <table:table-cell table:formula="of:=LOOKUP([.E388];[.$A$2:.$A$41];[.$B$2:.$B$41])" office:value-type="float" office:value="0">
            <text:p>#VALOR!</text:p>
          </table:table-cell>
          <table:table-cell table:formula="of:=[.I388]+[.H38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88]*2" office:value-type="float" office:value="0">
            <text:p>0</text:p>
          </table:table-cell>
          <table:table-cell table:formula="of:=[.F388]*[.G38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92];SEARCH(&quot;,&quot;;[Entrada.A392])-1))" office:value-type="float" office:value="0">
            <text:p>#VALOR!</text:p>
          </table:table-cell>
          <table:table-cell table:formula="of:=VALUE(MID([Entrada.A392];SEARCH(&quot;,&quot;;[Entrada.A392])+1;100))" office:value-type="float" office:value="0">
            <text:p>#VALOR!</text:p>
          </table:table-cell>
          <table:table-cell table:formula="of:=[Entrada.B39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89];[.$A$2:.$A$41];[.$B$2:.$B$41])" office:value-type="float" office:value="0">
            <text:p>#VALOR!</text:p>
          </table:table-cell>
          <table:table-cell table:formula="of:=LOOKUP([.E389];[.$A$2:.$A$41];[.$B$2:.$B$41])" office:value-type="float" office:value="0">
            <text:p>#VALOR!</text:p>
          </table:table-cell>
          <table:table-cell table:formula="of:=[.I389]+[.H38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89]*2" office:value-type="float" office:value="0">
            <text:p>0</text:p>
          </table:table-cell>
          <table:table-cell table:formula="of:=[.F389]*[.G38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93];SEARCH(&quot;,&quot;;[Entrada.A393])-1))" office:value-type="float" office:value="0">
            <text:p>#VALOR!</text:p>
          </table:table-cell>
          <table:table-cell table:formula="of:=VALUE(MID([Entrada.A393];SEARCH(&quot;,&quot;;[Entrada.A393])+1;100))" office:value-type="float" office:value="0">
            <text:p>#VALOR!</text:p>
          </table:table-cell>
          <table:table-cell table:formula="of:=[Entrada.B39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90];[.$A$2:.$A$41];[.$B$2:.$B$41])" office:value-type="float" office:value="0">
            <text:p>#VALOR!</text:p>
          </table:table-cell>
          <table:table-cell table:formula="of:=LOOKUP([.E390];[.$A$2:.$A$41];[.$B$2:.$B$41])" office:value-type="float" office:value="0">
            <text:p>#VALOR!</text:p>
          </table:table-cell>
          <table:table-cell table:formula="of:=[.I390]+[.H39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90]*2" office:value-type="float" office:value="0">
            <text:p>0</text:p>
          </table:table-cell>
          <table:table-cell table:formula="of:=[.F390]*[.G39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94];SEARCH(&quot;,&quot;;[Entrada.A394])-1))" office:value-type="float" office:value="0">
            <text:p>#VALOR!</text:p>
          </table:table-cell>
          <table:table-cell table:formula="of:=VALUE(MID([Entrada.A394];SEARCH(&quot;,&quot;;[Entrada.A394])+1;100))" office:value-type="float" office:value="0">
            <text:p>#VALOR!</text:p>
          </table:table-cell>
          <table:table-cell table:formula="of:=[Entrada.B39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91];[.$A$2:.$A$41];[.$B$2:.$B$41])" office:value-type="float" office:value="0">
            <text:p>#VALOR!</text:p>
          </table:table-cell>
          <table:table-cell table:formula="of:=LOOKUP([.E391];[.$A$2:.$A$41];[.$B$2:.$B$41])" office:value-type="float" office:value="0">
            <text:p>#VALOR!</text:p>
          </table:table-cell>
          <table:table-cell table:formula="of:=[.I391]+[.H39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91]*2" office:value-type="float" office:value="0">
            <text:p>0</text:p>
          </table:table-cell>
          <table:table-cell table:formula="of:=[.F391]*[.G39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95];SEARCH(&quot;,&quot;;[Entrada.A395])-1))" office:value-type="float" office:value="0">
            <text:p>#VALOR!</text:p>
          </table:table-cell>
          <table:table-cell table:formula="of:=VALUE(MID([Entrada.A395];SEARCH(&quot;,&quot;;[Entrada.A395])+1;100))" office:value-type="float" office:value="0">
            <text:p>#VALOR!</text:p>
          </table:table-cell>
          <table:table-cell table:formula="of:=[Entrada.B39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92];[.$A$2:.$A$41];[.$B$2:.$B$41])" office:value-type="float" office:value="0">
            <text:p>#VALOR!</text:p>
          </table:table-cell>
          <table:table-cell table:formula="of:=LOOKUP([.E392];[.$A$2:.$A$41];[.$B$2:.$B$41])" office:value-type="float" office:value="0">
            <text:p>#VALOR!</text:p>
          </table:table-cell>
          <table:table-cell table:formula="of:=[.I392]+[.H39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92]*2" office:value-type="float" office:value="0">
            <text:p>0</text:p>
          </table:table-cell>
          <table:table-cell table:formula="of:=[.F392]*[.G39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96];SEARCH(&quot;,&quot;;[Entrada.A396])-1))" office:value-type="float" office:value="0">
            <text:p>#VALOR!</text:p>
          </table:table-cell>
          <table:table-cell table:formula="of:=VALUE(MID([Entrada.A396];SEARCH(&quot;,&quot;;[Entrada.A396])+1;100))" office:value-type="float" office:value="0">
            <text:p>#VALOR!</text:p>
          </table:table-cell>
          <table:table-cell table:formula="of:=[Entrada.B39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93];[.$A$2:.$A$41];[.$B$2:.$B$41])" office:value-type="float" office:value="0">
            <text:p>#VALOR!</text:p>
          </table:table-cell>
          <table:table-cell table:formula="of:=LOOKUP([.E393];[.$A$2:.$A$41];[.$B$2:.$B$41])" office:value-type="float" office:value="0">
            <text:p>#VALOR!</text:p>
          </table:table-cell>
          <table:table-cell table:formula="of:=[.I393]+[.H39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93]*2" office:value-type="float" office:value="0">
            <text:p>0</text:p>
          </table:table-cell>
          <table:table-cell table:formula="of:=[.F393]*[.G39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97];SEARCH(&quot;,&quot;;[Entrada.A397])-1))" office:value-type="float" office:value="0">
            <text:p>#VALOR!</text:p>
          </table:table-cell>
          <table:table-cell table:formula="of:=VALUE(MID([Entrada.A397];SEARCH(&quot;,&quot;;[Entrada.A397])+1;100))" office:value-type="float" office:value="0">
            <text:p>#VALOR!</text:p>
          </table:table-cell>
          <table:table-cell table:formula="of:=[Entrada.B39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94];[.$A$2:.$A$41];[.$B$2:.$B$41])" office:value-type="float" office:value="0">
            <text:p>#VALOR!</text:p>
          </table:table-cell>
          <table:table-cell table:formula="of:=LOOKUP([.E394];[.$A$2:.$A$41];[.$B$2:.$B$41])" office:value-type="float" office:value="0">
            <text:p>#VALOR!</text:p>
          </table:table-cell>
          <table:table-cell table:formula="of:=[.I394]+[.H39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94]*2" office:value-type="float" office:value="0">
            <text:p>0</text:p>
          </table:table-cell>
          <table:table-cell table:formula="of:=[.F394]*[.G39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98];SEARCH(&quot;,&quot;;[Entrada.A398])-1))" office:value-type="float" office:value="0">
            <text:p>#VALOR!</text:p>
          </table:table-cell>
          <table:table-cell table:formula="of:=VALUE(MID([Entrada.A398];SEARCH(&quot;,&quot;;[Entrada.A398])+1;100))" office:value-type="float" office:value="0">
            <text:p>#VALOR!</text:p>
          </table:table-cell>
          <table:table-cell table:formula="of:=[Entrada.B39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95];[.$A$2:.$A$41];[.$B$2:.$B$41])" office:value-type="float" office:value="0">
            <text:p>#VALOR!</text:p>
          </table:table-cell>
          <table:table-cell table:formula="of:=LOOKUP([.E395];[.$A$2:.$A$41];[.$B$2:.$B$41])" office:value-type="float" office:value="0">
            <text:p>#VALOR!</text:p>
          </table:table-cell>
          <table:table-cell table:formula="of:=[.I395]+[.H39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95]*2" office:value-type="float" office:value="0">
            <text:p>0</text:p>
          </table:table-cell>
          <table:table-cell table:formula="of:=[.F395]*[.G39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399];SEARCH(&quot;,&quot;;[Entrada.A399])-1))" office:value-type="float" office:value="0">
            <text:p>#VALOR!</text:p>
          </table:table-cell>
          <table:table-cell table:formula="of:=VALUE(MID([Entrada.A399];SEARCH(&quot;,&quot;;[Entrada.A399])+1;100))" office:value-type="float" office:value="0">
            <text:p>#VALOR!</text:p>
          </table:table-cell>
          <table:table-cell table:formula="of:=[Entrada.B39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96];[.$A$2:.$A$41];[.$B$2:.$B$41])" office:value-type="float" office:value="0">
            <text:p>#VALOR!</text:p>
          </table:table-cell>
          <table:table-cell table:formula="of:=LOOKUP([.E396];[.$A$2:.$A$41];[.$B$2:.$B$41])" office:value-type="float" office:value="0">
            <text:p>#VALOR!</text:p>
          </table:table-cell>
          <table:table-cell table:formula="of:=[.I396]+[.H39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96]*2" office:value-type="float" office:value="0">
            <text:p>0</text:p>
          </table:table-cell>
          <table:table-cell table:formula="of:=[.F396]*[.G39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00];SEARCH(&quot;,&quot;;[Entrada.A400])-1))" office:value-type="float" office:value="0">
            <text:p>#VALOR!</text:p>
          </table:table-cell>
          <table:table-cell table:formula="of:=VALUE(MID([Entrada.A400];SEARCH(&quot;,&quot;;[Entrada.A400])+1;100))" office:value-type="float" office:value="0">
            <text:p>#VALOR!</text:p>
          </table:table-cell>
          <table:table-cell table:formula="of:=[Entrada.B40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97];[.$A$2:.$A$41];[.$B$2:.$B$41])" office:value-type="float" office:value="0">
            <text:p>#VALOR!</text:p>
          </table:table-cell>
          <table:table-cell table:formula="of:=LOOKUP([.E397];[.$A$2:.$A$41];[.$B$2:.$B$41])" office:value-type="float" office:value="0">
            <text:p>#VALOR!</text:p>
          </table:table-cell>
          <table:table-cell table:formula="of:=[.I397]+[.H39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97]*2" office:value-type="float" office:value="0">
            <text:p>0</text:p>
          </table:table-cell>
          <table:table-cell table:formula="of:=[.F397]*[.G39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01];SEARCH(&quot;,&quot;;[Entrada.A401])-1))" office:value-type="float" office:value="0">
            <text:p>#VALOR!</text:p>
          </table:table-cell>
          <table:table-cell table:formula="of:=VALUE(MID([Entrada.A401];SEARCH(&quot;,&quot;;[Entrada.A401])+1;100))" office:value-type="float" office:value="0">
            <text:p>#VALOR!</text:p>
          </table:table-cell>
          <table:table-cell table:formula="of:=[Entrada.B40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98];[.$A$2:.$A$41];[.$B$2:.$B$41])" office:value-type="float" office:value="0">
            <text:p>#VALOR!</text:p>
          </table:table-cell>
          <table:table-cell table:formula="of:=LOOKUP([.E398];[.$A$2:.$A$41];[.$B$2:.$B$41])" office:value-type="float" office:value="0">
            <text:p>#VALOR!</text:p>
          </table:table-cell>
          <table:table-cell table:formula="of:=[.I398]+[.H39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98]*2" office:value-type="float" office:value="0">
            <text:p>0</text:p>
          </table:table-cell>
          <table:table-cell table:formula="of:=[.F398]*[.G39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02];SEARCH(&quot;,&quot;;[Entrada.A402])-1))" office:value-type="float" office:value="0">
            <text:p>#VALOR!</text:p>
          </table:table-cell>
          <table:table-cell table:formula="of:=VALUE(MID([Entrada.A402];SEARCH(&quot;,&quot;;[Entrada.A402])+1;100))" office:value-type="float" office:value="0">
            <text:p>#VALOR!</text:p>
          </table:table-cell>
          <table:table-cell table:formula="of:=[Entrada.B40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399];[.$A$2:.$A$41];[.$B$2:.$B$41])" office:value-type="float" office:value="0">
            <text:p>#VALOR!</text:p>
          </table:table-cell>
          <table:table-cell table:formula="of:=LOOKUP([.E399];[.$A$2:.$A$41];[.$B$2:.$B$41])" office:value-type="float" office:value="0">
            <text:p>#VALOR!</text:p>
          </table:table-cell>
          <table:table-cell table:formula="of:=[.I399]+[.H39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399]*2" office:value-type="float" office:value="0">
            <text:p>0</text:p>
          </table:table-cell>
          <table:table-cell table:formula="of:=[.F399]*[.G39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03];SEARCH(&quot;,&quot;;[Entrada.A403])-1))" office:value-type="float" office:value="0">
            <text:p>#VALOR!</text:p>
          </table:table-cell>
          <table:table-cell table:formula="of:=VALUE(MID([Entrada.A403];SEARCH(&quot;,&quot;;[Entrada.A403])+1;100))" office:value-type="float" office:value="0">
            <text:p>#VALOR!</text:p>
          </table:table-cell>
          <table:table-cell table:formula="of:=[Entrada.B40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00];[.$A$2:.$A$41];[.$B$2:.$B$41])" office:value-type="float" office:value="0">
            <text:p>#VALOR!</text:p>
          </table:table-cell>
          <table:table-cell table:formula="of:=LOOKUP([.E400];[.$A$2:.$A$41];[.$B$2:.$B$41])" office:value-type="float" office:value="0">
            <text:p>#VALOR!</text:p>
          </table:table-cell>
          <table:table-cell table:formula="of:=[.I400]+[.H40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00]*2" office:value-type="float" office:value="0">
            <text:p>0</text:p>
          </table:table-cell>
          <table:table-cell table:formula="of:=[.F400]*[.G40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04];SEARCH(&quot;,&quot;;[Entrada.A404])-1))" office:value-type="float" office:value="0">
            <text:p>#VALOR!</text:p>
          </table:table-cell>
          <table:table-cell table:formula="of:=VALUE(MID([Entrada.A404];SEARCH(&quot;,&quot;;[Entrada.A404])+1;100))" office:value-type="float" office:value="0">
            <text:p>#VALOR!</text:p>
          </table:table-cell>
          <table:table-cell table:formula="of:=[Entrada.B40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01];[.$A$2:.$A$41];[.$B$2:.$B$41])" office:value-type="float" office:value="0">
            <text:p>#VALOR!</text:p>
          </table:table-cell>
          <table:table-cell table:formula="of:=LOOKUP([.E401];[.$A$2:.$A$41];[.$B$2:.$B$41])" office:value-type="float" office:value="0">
            <text:p>#VALOR!</text:p>
          </table:table-cell>
          <table:table-cell table:formula="of:=[.I401]+[.H40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01]*2" office:value-type="float" office:value="0">
            <text:p>0</text:p>
          </table:table-cell>
          <table:table-cell table:formula="of:=[.F401]*[.G40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05];SEARCH(&quot;,&quot;;[Entrada.A405])-1))" office:value-type="float" office:value="0">
            <text:p>#VALOR!</text:p>
          </table:table-cell>
          <table:table-cell table:formula="of:=VALUE(MID([Entrada.A405];SEARCH(&quot;,&quot;;[Entrada.A405])+1;100))" office:value-type="float" office:value="0">
            <text:p>#VALOR!</text:p>
          </table:table-cell>
          <table:table-cell table:formula="of:=[Entrada.B40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02];[.$A$2:.$A$41];[.$B$2:.$B$41])" office:value-type="float" office:value="0">
            <text:p>#VALOR!</text:p>
          </table:table-cell>
          <table:table-cell table:formula="of:=LOOKUP([.E402];[.$A$2:.$A$41];[.$B$2:.$B$41])" office:value-type="float" office:value="0">
            <text:p>#VALOR!</text:p>
          </table:table-cell>
          <table:table-cell table:formula="of:=[.I402]+[.H40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02]*2" office:value-type="float" office:value="0">
            <text:p>0</text:p>
          </table:table-cell>
          <table:table-cell table:formula="of:=[.F402]*[.G40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06];SEARCH(&quot;,&quot;;[Entrada.A406])-1))" office:value-type="float" office:value="0">
            <text:p>#VALOR!</text:p>
          </table:table-cell>
          <table:table-cell table:formula="of:=VALUE(MID([Entrada.A406];SEARCH(&quot;,&quot;;[Entrada.A406])+1;100))" office:value-type="float" office:value="0">
            <text:p>#VALOR!</text:p>
          </table:table-cell>
          <table:table-cell table:formula="of:=[Entrada.B40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03];[.$A$2:.$A$41];[.$B$2:.$B$41])" office:value-type="float" office:value="0">
            <text:p>#VALOR!</text:p>
          </table:table-cell>
          <table:table-cell table:formula="of:=LOOKUP([.E403];[.$A$2:.$A$41];[.$B$2:.$B$41])" office:value-type="float" office:value="0">
            <text:p>#VALOR!</text:p>
          </table:table-cell>
          <table:table-cell table:formula="of:=[.I403]+[.H40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03]*2" office:value-type="float" office:value="0">
            <text:p>0</text:p>
          </table:table-cell>
          <table:table-cell table:formula="of:=[.F403]*[.G40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07];SEARCH(&quot;,&quot;;[Entrada.A407])-1))" office:value-type="float" office:value="0">
            <text:p>#VALOR!</text:p>
          </table:table-cell>
          <table:table-cell table:formula="of:=VALUE(MID([Entrada.A407];SEARCH(&quot;,&quot;;[Entrada.A407])+1;100))" office:value-type="float" office:value="0">
            <text:p>#VALOR!</text:p>
          </table:table-cell>
          <table:table-cell table:formula="of:=[Entrada.B40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04];[.$A$2:.$A$41];[.$B$2:.$B$41])" office:value-type="float" office:value="0">
            <text:p>#VALOR!</text:p>
          </table:table-cell>
          <table:table-cell table:formula="of:=LOOKUP([.E404];[.$A$2:.$A$41];[.$B$2:.$B$41])" office:value-type="float" office:value="0">
            <text:p>#VALOR!</text:p>
          </table:table-cell>
          <table:table-cell table:formula="of:=[.I404]+[.H40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04]*2" office:value-type="float" office:value="0">
            <text:p>0</text:p>
          </table:table-cell>
          <table:table-cell table:formula="of:=[.F404]*[.G40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08];SEARCH(&quot;,&quot;;[Entrada.A408])-1))" office:value-type="float" office:value="0">
            <text:p>#VALOR!</text:p>
          </table:table-cell>
          <table:table-cell table:formula="of:=VALUE(MID([Entrada.A408];SEARCH(&quot;,&quot;;[Entrada.A408])+1;100))" office:value-type="float" office:value="0">
            <text:p>#VALOR!</text:p>
          </table:table-cell>
          <table:table-cell table:formula="of:=[Entrada.B40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05];[.$A$2:.$A$41];[.$B$2:.$B$41])" office:value-type="float" office:value="0">
            <text:p>#VALOR!</text:p>
          </table:table-cell>
          <table:table-cell table:formula="of:=LOOKUP([.E405];[.$A$2:.$A$41];[.$B$2:.$B$41])" office:value-type="float" office:value="0">
            <text:p>#VALOR!</text:p>
          </table:table-cell>
          <table:table-cell table:formula="of:=[.I405]+[.H40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05]*2" office:value-type="float" office:value="0">
            <text:p>0</text:p>
          </table:table-cell>
          <table:table-cell table:formula="of:=[.F405]*[.G40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09];SEARCH(&quot;,&quot;;[Entrada.A409])-1))" office:value-type="float" office:value="0">
            <text:p>#VALOR!</text:p>
          </table:table-cell>
          <table:table-cell table:formula="of:=VALUE(MID([Entrada.A409];SEARCH(&quot;,&quot;;[Entrada.A409])+1;100))" office:value-type="float" office:value="0">
            <text:p>#VALOR!</text:p>
          </table:table-cell>
          <table:table-cell table:formula="of:=[Entrada.B40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06];[.$A$2:.$A$41];[.$B$2:.$B$41])" office:value-type="float" office:value="0">
            <text:p>#VALOR!</text:p>
          </table:table-cell>
          <table:table-cell table:formula="of:=LOOKUP([.E406];[.$A$2:.$A$41];[.$B$2:.$B$41])" office:value-type="float" office:value="0">
            <text:p>#VALOR!</text:p>
          </table:table-cell>
          <table:table-cell table:formula="of:=[.I406]+[.H40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06]*2" office:value-type="float" office:value="0">
            <text:p>0</text:p>
          </table:table-cell>
          <table:table-cell table:formula="of:=[.F406]*[.G40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10];SEARCH(&quot;,&quot;;[Entrada.A410])-1))" office:value-type="float" office:value="0">
            <text:p>#VALOR!</text:p>
          </table:table-cell>
          <table:table-cell table:formula="of:=VALUE(MID([Entrada.A410];SEARCH(&quot;,&quot;;[Entrada.A410])+1;100))" office:value-type="float" office:value="0">
            <text:p>#VALOR!</text:p>
          </table:table-cell>
          <table:table-cell table:formula="of:=[Entrada.B41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07];[.$A$2:.$A$41];[.$B$2:.$B$41])" office:value-type="float" office:value="0">
            <text:p>#VALOR!</text:p>
          </table:table-cell>
          <table:table-cell table:formula="of:=LOOKUP([.E407];[.$A$2:.$A$41];[.$B$2:.$B$41])" office:value-type="float" office:value="0">
            <text:p>#VALOR!</text:p>
          </table:table-cell>
          <table:table-cell table:formula="of:=[.I407]+[.H40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07]*2" office:value-type="float" office:value="0">
            <text:p>0</text:p>
          </table:table-cell>
          <table:table-cell table:formula="of:=[.F407]*[.G40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11];SEARCH(&quot;,&quot;;[Entrada.A411])-1))" office:value-type="float" office:value="0">
            <text:p>#VALOR!</text:p>
          </table:table-cell>
          <table:table-cell table:formula="of:=VALUE(MID([Entrada.A411];SEARCH(&quot;,&quot;;[Entrada.A411])+1;100))" office:value-type="float" office:value="0">
            <text:p>#VALOR!</text:p>
          </table:table-cell>
          <table:table-cell table:formula="of:=[Entrada.B41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08];[.$A$2:.$A$41];[.$B$2:.$B$41])" office:value-type="float" office:value="0">
            <text:p>#VALOR!</text:p>
          </table:table-cell>
          <table:table-cell table:formula="of:=LOOKUP([.E408];[.$A$2:.$A$41];[.$B$2:.$B$41])" office:value-type="float" office:value="0">
            <text:p>#VALOR!</text:p>
          </table:table-cell>
          <table:table-cell table:formula="of:=[.I408]+[.H40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08]*2" office:value-type="float" office:value="0">
            <text:p>0</text:p>
          </table:table-cell>
          <table:table-cell table:formula="of:=[.F408]*[.G40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12];SEARCH(&quot;,&quot;;[Entrada.A412])-1))" office:value-type="float" office:value="0">
            <text:p>#VALOR!</text:p>
          </table:table-cell>
          <table:table-cell table:formula="of:=VALUE(MID([Entrada.A412];SEARCH(&quot;,&quot;;[Entrada.A412])+1;100))" office:value-type="float" office:value="0">
            <text:p>#VALOR!</text:p>
          </table:table-cell>
          <table:table-cell table:formula="of:=[Entrada.B41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09];[.$A$2:.$A$41];[.$B$2:.$B$41])" office:value-type="float" office:value="0">
            <text:p>#VALOR!</text:p>
          </table:table-cell>
          <table:table-cell table:formula="of:=LOOKUP([.E409];[.$A$2:.$A$41];[.$B$2:.$B$41])" office:value-type="float" office:value="0">
            <text:p>#VALOR!</text:p>
          </table:table-cell>
          <table:table-cell table:formula="of:=[.I409]+[.H40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09]*2" office:value-type="float" office:value="0">
            <text:p>0</text:p>
          </table:table-cell>
          <table:table-cell table:formula="of:=[.F409]*[.G40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13];SEARCH(&quot;,&quot;;[Entrada.A413])-1))" office:value-type="float" office:value="0">
            <text:p>#VALOR!</text:p>
          </table:table-cell>
          <table:table-cell table:formula="of:=VALUE(MID([Entrada.A413];SEARCH(&quot;,&quot;;[Entrada.A413])+1;100))" office:value-type="float" office:value="0">
            <text:p>#VALOR!</text:p>
          </table:table-cell>
          <table:table-cell table:formula="of:=[Entrada.B41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10];[.$A$2:.$A$41];[.$B$2:.$B$41])" office:value-type="float" office:value="0">
            <text:p>#VALOR!</text:p>
          </table:table-cell>
          <table:table-cell table:formula="of:=LOOKUP([.E410];[.$A$2:.$A$41];[.$B$2:.$B$41])" office:value-type="float" office:value="0">
            <text:p>#VALOR!</text:p>
          </table:table-cell>
          <table:table-cell table:formula="of:=[.I410]+[.H41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10]*2" office:value-type="float" office:value="0">
            <text:p>0</text:p>
          </table:table-cell>
          <table:table-cell table:formula="of:=[.F410]*[.G41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14];SEARCH(&quot;,&quot;;[Entrada.A414])-1))" office:value-type="float" office:value="0">
            <text:p>#VALOR!</text:p>
          </table:table-cell>
          <table:table-cell table:formula="of:=VALUE(MID([Entrada.A414];SEARCH(&quot;,&quot;;[Entrada.A414])+1;100))" office:value-type="float" office:value="0">
            <text:p>#VALOR!</text:p>
          </table:table-cell>
          <table:table-cell table:formula="of:=[Entrada.B41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11];[.$A$2:.$A$41];[.$B$2:.$B$41])" office:value-type="float" office:value="0">
            <text:p>#VALOR!</text:p>
          </table:table-cell>
          <table:table-cell table:formula="of:=LOOKUP([.E411];[.$A$2:.$A$41];[.$B$2:.$B$41])" office:value-type="float" office:value="0">
            <text:p>#VALOR!</text:p>
          </table:table-cell>
          <table:table-cell table:formula="of:=[.I411]+[.H41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11]*2" office:value-type="float" office:value="0">
            <text:p>0</text:p>
          </table:table-cell>
          <table:table-cell table:formula="of:=[.F411]*[.G41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15];SEARCH(&quot;,&quot;;[Entrada.A415])-1))" office:value-type="float" office:value="0">
            <text:p>#VALOR!</text:p>
          </table:table-cell>
          <table:table-cell table:formula="of:=VALUE(MID([Entrada.A415];SEARCH(&quot;,&quot;;[Entrada.A415])+1;100))" office:value-type="float" office:value="0">
            <text:p>#VALOR!</text:p>
          </table:table-cell>
          <table:table-cell table:formula="of:=[Entrada.B4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12];[.$A$2:.$A$41];[.$B$2:.$B$41])" office:value-type="float" office:value="0">
            <text:p>#VALOR!</text:p>
          </table:table-cell>
          <table:table-cell table:formula="of:=LOOKUP([.E412];[.$A$2:.$A$41];[.$B$2:.$B$41])" office:value-type="float" office:value="0">
            <text:p>#VALOR!</text:p>
          </table:table-cell>
          <table:table-cell table:formula="of:=[.I412]+[.H41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12]*2" office:value-type="float" office:value="0">
            <text:p>0</text:p>
          </table:table-cell>
          <table:table-cell table:formula="of:=[.F412]*[.G41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16];SEARCH(&quot;,&quot;;[Entrada.A416])-1))" office:value-type="float" office:value="0">
            <text:p>#VALOR!</text:p>
          </table:table-cell>
          <table:table-cell table:formula="of:=VALUE(MID([Entrada.A416];SEARCH(&quot;,&quot;;[Entrada.A416])+1;100))" office:value-type="float" office:value="0">
            <text:p>#VALOR!</text:p>
          </table:table-cell>
          <table:table-cell table:formula="of:=[Entrada.B4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13];[.$A$2:.$A$41];[.$B$2:.$B$41])" office:value-type="float" office:value="0">
            <text:p>#VALOR!</text:p>
          </table:table-cell>
          <table:table-cell table:formula="of:=LOOKUP([.E413];[.$A$2:.$A$41];[.$B$2:.$B$41])" office:value-type="float" office:value="0">
            <text:p>#VALOR!</text:p>
          </table:table-cell>
          <table:table-cell table:formula="of:=[.I413]+[.H41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13]*2" office:value-type="float" office:value="0">
            <text:p>0</text:p>
          </table:table-cell>
          <table:table-cell table:formula="of:=[.F413]*[.G41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17];SEARCH(&quot;,&quot;;[Entrada.A417])-1))" office:value-type="float" office:value="0">
            <text:p>#VALOR!</text:p>
          </table:table-cell>
          <table:table-cell table:formula="of:=VALUE(MID([Entrada.A417];SEARCH(&quot;,&quot;;[Entrada.A417])+1;100))" office:value-type="float" office:value="0">
            <text:p>#VALOR!</text:p>
          </table:table-cell>
          <table:table-cell table:formula="of:=[Entrada.B4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14];[.$A$2:.$A$41];[.$B$2:.$B$41])" office:value-type="float" office:value="0">
            <text:p>#VALOR!</text:p>
          </table:table-cell>
          <table:table-cell table:formula="of:=LOOKUP([.E414];[.$A$2:.$A$41];[.$B$2:.$B$41])" office:value-type="float" office:value="0">
            <text:p>#VALOR!</text:p>
          </table:table-cell>
          <table:table-cell table:formula="of:=[.I414]+[.H41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14]*2" office:value-type="float" office:value="0">
            <text:p>0</text:p>
          </table:table-cell>
          <table:table-cell table:formula="of:=[.F414]*[.G41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18];SEARCH(&quot;,&quot;;[Entrada.A418])-1))" office:value-type="float" office:value="0">
            <text:p>#VALOR!</text:p>
          </table:table-cell>
          <table:table-cell table:formula="of:=VALUE(MID([Entrada.A418];SEARCH(&quot;,&quot;;[Entrada.A418])+1;100))" office:value-type="float" office:value="0">
            <text:p>#VALOR!</text:p>
          </table:table-cell>
          <table:table-cell table:formula="of:=[Entrada.B4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15];[.$A$2:.$A$41];[.$B$2:.$B$41])" office:value-type="float" office:value="0">
            <text:p>#VALOR!</text:p>
          </table:table-cell>
          <table:table-cell table:formula="of:=LOOKUP([.E415];[.$A$2:.$A$41];[.$B$2:.$B$41])" office:value-type="float" office:value="0">
            <text:p>#VALOR!</text:p>
          </table:table-cell>
          <table:table-cell table:formula="of:=[.I415]+[.H41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15]*2" office:value-type="float" office:value="0">
            <text:p>0</text:p>
          </table:table-cell>
          <table:table-cell table:formula="of:=[.F415]*[.G41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19];SEARCH(&quot;,&quot;;[Entrada.A419])-1))" office:value-type="float" office:value="0">
            <text:p>#VALOR!</text:p>
          </table:table-cell>
          <table:table-cell table:formula="of:=VALUE(MID([Entrada.A419];SEARCH(&quot;,&quot;;[Entrada.A419])+1;100))" office:value-type="float" office:value="0">
            <text:p>#VALOR!</text:p>
          </table:table-cell>
          <table:table-cell table:formula="of:=[Entrada.B4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16];[.$A$2:.$A$41];[.$B$2:.$B$41])" office:value-type="float" office:value="0">
            <text:p>#VALOR!</text:p>
          </table:table-cell>
          <table:table-cell table:formula="of:=LOOKUP([.E416];[.$A$2:.$A$41];[.$B$2:.$B$41])" office:value-type="float" office:value="0">
            <text:p>#VALOR!</text:p>
          </table:table-cell>
          <table:table-cell table:formula="of:=[.I416]+[.H41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16]*2" office:value-type="float" office:value="0">
            <text:p>0</text:p>
          </table:table-cell>
          <table:table-cell table:formula="of:=[.F416]*[.G41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20];SEARCH(&quot;,&quot;;[Entrada.A420])-1))" office:value-type="float" office:value="0">
            <text:p>#VALOR!</text:p>
          </table:table-cell>
          <table:table-cell table:formula="of:=VALUE(MID([Entrada.A420];SEARCH(&quot;,&quot;;[Entrada.A420])+1;100))" office:value-type="float" office:value="0">
            <text:p>#VALOR!</text:p>
          </table:table-cell>
          <table:table-cell table:formula="of:=[Entrada.B4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17];[.$A$2:.$A$41];[.$B$2:.$B$41])" office:value-type="float" office:value="0">
            <text:p>#VALOR!</text:p>
          </table:table-cell>
          <table:table-cell table:formula="of:=LOOKUP([.E417];[.$A$2:.$A$41];[.$B$2:.$B$41])" office:value-type="float" office:value="0">
            <text:p>#VALOR!</text:p>
          </table:table-cell>
          <table:table-cell table:formula="of:=[.I417]+[.H41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17]*2" office:value-type="float" office:value="0">
            <text:p>0</text:p>
          </table:table-cell>
          <table:table-cell table:formula="of:=[.F417]*[.G41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21];SEARCH(&quot;,&quot;;[Entrada.A421])-1))" office:value-type="float" office:value="0">
            <text:p>#VALOR!</text:p>
          </table:table-cell>
          <table:table-cell table:formula="of:=VALUE(MID([Entrada.A421];SEARCH(&quot;,&quot;;[Entrada.A421])+1;100))" office:value-type="float" office:value="0">
            <text:p>#VALOR!</text:p>
          </table:table-cell>
          <table:table-cell table:formula="of:=[Entrada.B4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18];[.$A$2:.$A$41];[.$B$2:.$B$41])" office:value-type="float" office:value="0">
            <text:p>#VALOR!</text:p>
          </table:table-cell>
          <table:table-cell table:formula="of:=LOOKUP([.E418];[.$A$2:.$A$41];[.$B$2:.$B$41])" office:value-type="float" office:value="0">
            <text:p>#VALOR!</text:p>
          </table:table-cell>
          <table:table-cell table:formula="of:=[.I418]+[.H41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18]*2" office:value-type="float" office:value="0">
            <text:p>0</text:p>
          </table:table-cell>
          <table:table-cell table:formula="of:=[.F418]*[.G41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22];SEARCH(&quot;,&quot;;[Entrada.A422])-1))" office:value-type="float" office:value="0">
            <text:p>#VALOR!</text:p>
          </table:table-cell>
          <table:table-cell table:formula="of:=VALUE(MID([Entrada.A422];SEARCH(&quot;,&quot;;[Entrada.A422])+1;100))" office:value-type="float" office:value="0">
            <text:p>#VALOR!</text:p>
          </table:table-cell>
          <table:table-cell table:formula="of:=[Entrada.B4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19];[.$A$2:.$A$41];[.$B$2:.$B$41])" office:value-type="float" office:value="0">
            <text:p>#VALOR!</text:p>
          </table:table-cell>
          <table:table-cell table:formula="of:=LOOKUP([.E419];[.$A$2:.$A$41];[.$B$2:.$B$41])" office:value-type="float" office:value="0">
            <text:p>#VALOR!</text:p>
          </table:table-cell>
          <table:table-cell table:formula="of:=[.I419]+[.H41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19]*2" office:value-type="float" office:value="0">
            <text:p>0</text:p>
          </table:table-cell>
          <table:table-cell table:formula="of:=[.F419]*[.G41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23];SEARCH(&quot;,&quot;;[Entrada.A423])-1))" office:value-type="float" office:value="0">
            <text:p>#VALOR!</text:p>
          </table:table-cell>
          <table:table-cell table:formula="of:=VALUE(MID([Entrada.A423];SEARCH(&quot;,&quot;;[Entrada.A423])+1;100))" office:value-type="float" office:value="0">
            <text:p>#VALOR!</text:p>
          </table:table-cell>
          <table:table-cell table:formula="of:=[Entrada.B4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20];[.$A$2:.$A$41];[.$B$2:.$B$41])" office:value-type="float" office:value="0">
            <text:p>#VALOR!</text:p>
          </table:table-cell>
          <table:table-cell table:formula="of:=LOOKUP([.E420];[.$A$2:.$A$41];[.$B$2:.$B$41])" office:value-type="float" office:value="0">
            <text:p>#VALOR!</text:p>
          </table:table-cell>
          <table:table-cell table:formula="of:=[.I420]+[.H42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20]*2" office:value-type="float" office:value="0">
            <text:p>0</text:p>
          </table:table-cell>
          <table:table-cell table:formula="of:=[.F420]*[.G42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24];SEARCH(&quot;,&quot;;[Entrada.A424])-1))" office:value-type="float" office:value="0">
            <text:p>#VALOR!</text:p>
          </table:table-cell>
          <table:table-cell table:formula="of:=VALUE(MID([Entrada.A424];SEARCH(&quot;,&quot;;[Entrada.A424])+1;100))" office:value-type="float" office:value="0">
            <text:p>#VALOR!</text:p>
          </table:table-cell>
          <table:table-cell table:formula="of:=[Entrada.B4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21];[.$A$2:.$A$41];[.$B$2:.$B$41])" office:value-type="float" office:value="0">
            <text:p>#VALOR!</text:p>
          </table:table-cell>
          <table:table-cell table:formula="of:=LOOKUP([.E421];[.$A$2:.$A$41];[.$B$2:.$B$41])" office:value-type="float" office:value="0">
            <text:p>#VALOR!</text:p>
          </table:table-cell>
          <table:table-cell table:formula="of:=[.I421]+[.H42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21]*2" office:value-type="float" office:value="0">
            <text:p>0</text:p>
          </table:table-cell>
          <table:table-cell table:formula="of:=[.F421]*[.G42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25];SEARCH(&quot;,&quot;;[Entrada.A425])-1))" office:value-type="float" office:value="0">
            <text:p>#VALOR!</text:p>
          </table:table-cell>
          <table:table-cell table:formula="of:=VALUE(MID([Entrada.A425];SEARCH(&quot;,&quot;;[Entrada.A425])+1;100))" office:value-type="float" office:value="0">
            <text:p>#VALOR!</text:p>
          </table:table-cell>
          <table:table-cell table:formula="of:=[Entrada.B42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22];[.$A$2:.$A$41];[.$B$2:.$B$41])" office:value-type="float" office:value="0">
            <text:p>#VALOR!</text:p>
          </table:table-cell>
          <table:table-cell table:formula="of:=LOOKUP([.E422];[.$A$2:.$A$41];[.$B$2:.$B$41])" office:value-type="float" office:value="0">
            <text:p>#VALOR!</text:p>
          </table:table-cell>
          <table:table-cell table:formula="of:=[.I422]+[.H42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22]*2" office:value-type="float" office:value="0">
            <text:p>0</text:p>
          </table:table-cell>
          <table:table-cell table:formula="of:=[.F422]*[.G42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26];SEARCH(&quot;,&quot;;[Entrada.A426])-1))" office:value-type="float" office:value="0">
            <text:p>#VALOR!</text:p>
          </table:table-cell>
          <table:table-cell table:formula="of:=VALUE(MID([Entrada.A426];SEARCH(&quot;,&quot;;[Entrada.A426])+1;100))" office:value-type="float" office:value="0">
            <text:p>#VALOR!</text:p>
          </table:table-cell>
          <table:table-cell table:formula="of:=[Entrada.B42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23];[.$A$2:.$A$41];[.$B$2:.$B$41])" office:value-type="float" office:value="0">
            <text:p>#VALOR!</text:p>
          </table:table-cell>
          <table:table-cell table:formula="of:=LOOKUP([.E423];[.$A$2:.$A$41];[.$B$2:.$B$41])" office:value-type="float" office:value="0">
            <text:p>#VALOR!</text:p>
          </table:table-cell>
          <table:table-cell table:formula="of:=[.I423]+[.H42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23]*2" office:value-type="float" office:value="0">
            <text:p>0</text:p>
          </table:table-cell>
          <table:table-cell table:formula="of:=[.F423]*[.G42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27];SEARCH(&quot;,&quot;;[Entrada.A427])-1))" office:value-type="float" office:value="0">
            <text:p>#VALOR!</text:p>
          </table:table-cell>
          <table:table-cell table:formula="of:=VALUE(MID([Entrada.A427];SEARCH(&quot;,&quot;;[Entrada.A427])+1;100))" office:value-type="float" office:value="0">
            <text:p>#VALOR!</text:p>
          </table:table-cell>
          <table:table-cell table:formula="of:=[Entrada.B42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24];[.$A$2:.$A$41];[.$B$2:.$B$41])" office:value-type="float" office:value="0">
            <text:p>#VALOR!</text:p>
          </table:table-cell>
          <table:table-cell table:formula="of:=LOOKUP([.E424];[.$A$2:.$A$41];[.$B$2:.$B$41])" office:value-type="float" office:value="0">
            <text:p>#VALOR!</text:p>
          </table:table-cell>
          <table:table-cell table:formula="of:=[.I424]+[.H42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24]*2" office:value-type="float" office:value="0">
            <text:p>0</text:p>
          </table:table-cell>
          <table:table-cell table:formula="of:=[.F424]*[.G42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28];SEARCH(&quot;,&quot;;[Entrada.A428])-1))" office:value-type="float" office:value="0">
            <text:p>#VALOR!</text:p>
          </table:table-cell>
          <table:table-cell table:formula="of:=VALUE(MID([Entrada.A428];SEARCH(&quot;,&quot;;[Entrada.A428])+1;100))" office:value-type="float" office:value="0">
            <text:p>#VALOR!</text:p>
          </table:table-cell>
          <table:table-cell table:formula="of:=[Entrada.B42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25];[.$A$2:.$A$41];[.$B$2:.$B$41])" office:value-type="float" office:value="0">
            <text:p>#VALOR!</text:p>
          </table:table-cell>
          <table:table-cell table:formula="of:=LOOKUP([.E425];[.$A$2:.$A$41];[.$B$2:.$B$41])" office:value-type="float" office:value="0">
            <text:p>#VALOR!</text:p>
          </table:table-cell>
          <table:table-cell table:formula="of:=[.I425]+[.H42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25]*2" office:value-type="float" office:value="0">
            <text:p>0</text:p>
          </table:table-cell>
          <table:table-cell table:formula="of:=[.F425]*[.G42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29];SEARCH(&quot;,&quot;;[Entrada.A429])-1))" office:value-type="float" office:value="0">
            <text:p>#VALOR!</text:p>
          </table:table-cell>
          <table:table-cell table:formula="of:=VALUE(MID([Entrada.A429];SEARCH(&quot;,&quot;;[Entrada.A429])+1;100))" office:value-type="float" office:value="0">
            <text:p>#VALOR!</text:p>
          </table:table-cell>
          <table:table-cell table:formula="of:=[Entrada.B42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26];[.$A$2:.$A$41];[.$B$2:.$B$41])" office:value-type="float" office:value="0">
            <text:p>#VALOR!</text:p>
          </table:table-cell>
          <table:table-cell table:formula="of:=LOOKUP([.E426];[.$A$2:.$A$41];[.$B$2:.$B$41])" office:value-type="float" office:value="0">
            <text:p>#VALOR!</text:p>
          </table:table-cell>
          <table:table-cell table:formula="of:=[.I426]+[.H42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26]*2" office:value-type="float" office:value="0">
            <text:p>0</text:p>
          </table:table-cell>
          <table:table-cell table:formula="of:=[.F426]*[.G42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30];SEARCH(&quot;,&quot;;[Entrada.A430])-1))" office:value-type="float" office:value="0">
            <text:p>#VALOR!</text:p>
          </table:table-cell>
          <table:table-cell table:formula="of:=VALUE(MID([Entrada.A430];SEARCH(&quot;,&quot;;[Entrada.A430])+1;100))" office:value-type="float" office:value="0">
            <text:p>#VALOR!</text:p>
          </table:table-cell>
          <table:table-cell table:formula="of:=[Entrada.B43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27];[.$A$2:.$A$41];[.$B$2:.$B$41])" office:value-type="float" office:value="0">
            <text:p>#VALOR!</text:p>
          </table:table-cell>
          <table:table-cell table:formula="of:=LOOKUP([.E427];[.$A$2:.$A$41];[.$B$2:.$B$41])" office:value-type="float" office:value="0">
            <text:p>#VALOR!</text:p>
          </table:table-cell>
          <table:table-cell table:formula="of:=[.I427]+[.H42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27]*2" office:value-type="float" office:value="0">
            <text:p>0</text:p>
          </table:table-cell>
          <table:table-cell table:formula="of:=[.F427]*[.G42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31];SEARCH(&quot;,&quot;;[Entrada.A431])-1))" office:value-type="float" office:value="0">
            <text:p>#VALOR!</text:p>
          </table:table-cell>
          <table:table-cell table:formula="of:=VALUE(MID([Entrada.A431];SEARCH(&quot;,&quot;;[Entrada.A431])+1;100))" office:value-type="float" office:value="0">
            <text:p>#VALOR!</text:p>
          </table:table-cell>
          <table:table-cell table:formula="of:=[Entrada.B43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28];[.$A$2:.$A$41];[.$B$2:.$B$41])" office:value-type="float" office:value="0">
            <text:p>#VALOR!</text:p>
          </table:table-cell>
          <table:table-cell table:formula="of:=LOOKUP([.E428];[.$A$2:.$A$41];[.$B$2:.$B$41])" office:value-type="float" office:value="0">
            <text:p>#VALOR!</text:p>
          </table:table-cell>
          <table:table-cell table:formula="of:=[.I428]+[.H42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28]*2" office:value-type="float" office:value="0">
            <text:p>0</text:p>
          </table:table-cell>
          <table:table-cell table:formula="of:=[.F428]*[.G42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32];SEARCH(&quot;,&quot;;[Entrada.A432])-1))" office:value-type="float" office:value="0">
            <text:p>#VALOR!</text:p>
          </table:table-cell>
          <table:table-cell table:formula="of:=VALUE(MID([Entrada.A432];SEARCH(&quot;,&quot;;[Entrada.A432])+1;100))" office:value-type="float" office:value="0">
            <text:p>#VALOR!</text:p>
          </table:table-cell>
          <table:table-cell table:formula="of:=[Entrada.B43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29];[.$A$2:.$A$41];[.$B$2:.$B$41])" office:value-type="float" office:value="0">
            <text:p>#VALOR!</text:p>
          </table:table-cell>
          <table:table-cell table:formula="of:=LOOKUP([.E429];[.$A$2:.$A$41];[.$B$2:.$B$41])" office:value-type="float" office:value="0">
            <text:p>#VALOR!</text:p>
          </table:table-cell>
          <table:table-cell table:formula="of:=[.I429]+[.H42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29]*2" office:value-type="float" office:value="0">
            <text:p>0</text:p>
          </table:table-cell>
          <table:table-cell table:formula="of:=[.F429]*[.G42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33];SEARCH(&quot;,&quot;;[Entrada.A433])-1))" office:value-type="float" office:value="0">
            <text:p>#VALOR!</text:p>
          </table:table-cell>
          <table:table-cell table:formula="of:=VALUE(MID([Entrada.A433];SEARCH(&quot;,&quot;;[Entrada.A433])+1;100))" office:value-type="float" office:value="0">
            <text:p>#VALOR!</text:p>
          </table:table-cell>
          <table:table-cell table:formula="of:=[Entrada.B4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30];[.$A$2:.$A$41];[.$B$2:.$B$41])" office:value-type="float" office:value="0">
            <text:p>#VALOR!</text:p>
          </table:table-cell>
          <table:table-cell table:formula="of:=LOOKUP([.E430];[.$A$2:.$A$41];[.$B$2:.$B$41])" office:value-type="float" office:value="0">
            <text:p>#VALOR!</text:p>
          </table:table-cell>
          <table:table-cell table:formula="of:=[.I430]+[.H43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30]*2" office:value-type="float" office:value="0">
            <text:p>0</text:p>
          </table:table-cell>
          <table:table-cell table:formula="of:=[.F430]*[.G43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34];SEARCH(&quot;,&quot;;[Entrada.A434])-1))" office:value-type="float" office:value="0">
            <text:p>#VALOR!</text:p>
          </table:table-cell>
          <table:table-cell table:formula="of:=VALUE(MID([Entrada.A434];SEARCH(&quot;,&quot;;[Entrada.A434])+1;100))" office:value-type="float" office:value="0">
            <text:p>#VALOR!</text:p>
          </table:table-cell>
          <table:table-cell table:formula="of:=[Entrada.B43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31];[.$A$2:.$A$41];[.$B$2:.$B$41])" office:value-type="float" office:value="0">
            <text:p>#VALOR!</text:p>
          </table:table-cell>
          <table:table-cell table:formula="of:=LOOKUP([.E431];[.$A$2:.$A$41];[.$B$2:.$B$41])" office:value-type="float" office:value="0">
            <text:p>#VALOR!</text:p>
          </table:table-cell>
          <table:table-cell table:formula="of:=[.I431]+[.H43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31]*2" office:value-type="float" office:value="0">
            <text:p>0</text:p>
          </table:table-cell>
          <table:table-cell table:formula="of:=[.F431]*[.G43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35];SEARCH(&quot;,&quot;;[Entrada.A435])-1))" office:value-type="float" office:value="0">
            <text:p>#VALOR!</text:p>
          </table:table-cell>
          <table:table-cell table:formula="of:=VALUE(MID([Entrada.A435];SEARCH(&quot;,&quot;;[Entrada.A435])+1;100))" office:value-type="float" office:value="0">
            <text:p>#VALOR!</text:p>
          </table:table-cell>
          <table:table-cell table:formula="of:=[Entrada.B43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32];[.$A$2:.$A$41];[.$B$2:.$B$41])" office:value-type="float" office:value="0">
            <text:p>#VALOR!</text:p>
          </table:table-cell>
          <table:table-cell table:formula="of:=LOOKUP([.E432];[.$A$2:.$A$41];[.$B$2:.$B$41])" office:value-type="float" office:value="0">
            <text:p>#VALOR!</text:p>
          </table:table-cell>
          <table:table-cell table:formula="of:=[.I432]+[.H43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32]*2" office:value-type="float" office:value="0">
            <text:p>0</text:p>
          </table:table-cell>
          <table:table-cell table:formula="of:=[.F432]*[.G43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36];SEARCH(&quot;,&quot;;[Entrada.A436])-1))" office:value-type="float" office:value="0">
            <text:p>#VALOR!</text:p>
          </table:table-cell>
          <table:table-cell table:formula="of:=VALUE(MID([Entrada.A436];SEARCH(&quot;,&quot;;[Entrada.A436])+1;100))" office:value-type="float" office:value="0">
            <text:p>#VALOR!</text:p>
          </table:table-cell>
          <table:table-cell table:formula="of:=[Entrada.B43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33];[.$A$2:.$A$41];[.$B$2:.$B$41])" office:value-type="float" office:value="0">
            <text:p>#VALOR!</text:p>
          </table:table-cell>
          <table:table-cell table:formula="of:=LOOKUP([.E433];[.$A$2:.$A$41];[.$B$2:.$B$41])" office:value-type="float" office:value="0">
            <text:p>#VALOR!</text:p>
          </table:table-cell>
          <table:table-cell table:formula="of:=[.I433]+[.H43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33]*2" office:value-type="float" office:value="0">
            <text:p>0</text:p>
          </table:table-cell>
          <table:table-cell table:formula="of:=[.F433]*[.G43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37];SEARCH(&quot;,&quot;;[Entrada.A437])-1))" office:value-type="float" office:value="0">
            <text:p>#VALOR!</text:p>
          </table:table-cell>
          <table:table-cell table:formula="of:=VALUE(MID([Entrada.A437];SEARCH(&quot;,&quot;;[Entrada.A437])+1;100))" office:value-type="float" office:value="0">
            <text:p>#VALOR!</text:p>
          </table:table-cell>
          <table:table-cell table:formula="of:=[Entrada.B43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34];[.$A$2:.$A$41];[.$B$2:.$B$41])" office:value-type="float" office:value="0">
            <text:p>#VALOR!</text:p>
          </table:table-cell>
          <table:table-cell table:formula="of:=LOOKUP([.E434];[.$A$2:.$A$41];[.$B$2:.$B$41])" office:value-type="float" office:value="0">
            <text:p>#VALOR!</text:p>
          </table:table-cell>
          <table:table-cell table:formula="of:=[.I434]+[.H43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34]*2" office:value-type="float" office:value="0">
            <text:p>0</text:p>
          </table:table-cell>
          <table:table-cell table:formula="of:=[.F434]*[.G43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38];SEARCH(&quot;,&quot;;[Entrada.A438])-1))" office:value-type="float" office:value="0">
            <text:p>#VALOR!</text:p>
          </table:table-cell>
          <table:table-cell table:formula="of:=VALUE(MID([Entrada.A438];SEARCH(&quot;,&quot;;[Entrada.A438])+1;100))" office:value-type="float" office:value="0">
            <text:p>#VALOR!</text:p>
          </table:table-cell>
          <table:table-cell table:formula="of:=[Entrada.B43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35];[.$A$2:.$A$41];[.$B$2:.$B$41])" office:value-type="float" office:value="0">
            <text:p>#VALOR!</text:p>
          </table:table-cell>
          <table:table-cell table:formula="of:=LOOKUP([.E435];[.$A$2:.$A$41];[.$B$2:.$B$41])" office:value-type="float" office:value="0">
            <text:p>#VALOR!</text:p>
          </table:table-cell>
          <table:table-cell table:formula="of:=[.I435]+[.H43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35]*2" office:value-type="float" office:value="0">
            <text:p>0</text:p>
          </table:table-cell>
          <table:table-cell table:formula="of:=[.F435]*[.G43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39];SEARCH(&quot;,&quot;;[Entrada.A439])-1))" office:value-type="float" office:value="0">
            <text:p>#VALOR!</text:p>
          </table:table-cell>
          <table:table-cell table:formula="of:=VALUE(MID([Entrada.A439];SEARCH(&quot;,&quot;;[Entrada.A439])+1;100))" office:value-type="float" office:value="0">
            <text:p>#VALOR!</text:p>
          </table:table-cell>
          <table:table-cell table:formula="of:=[Entrada.B43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36];[.$A$2:.$A$41];[.$B$2:.$B$41])" office:value-type="float" office:value="0">
            <text:p>#VALOR!</text:p>
          </table:table-cell>
          <table:table-cell table:formula="of:=LOOKUP([.E436];[.$A$2:.$A$41];[.$B$2:.$B$41])" office:value-type="float" office:value="0">
            <text:p>#VALOR!</text:p>
          </table:table-cell>
          <table:table-cell table:formula="of:=[.I436]+[.H43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36]*2" office:value-type="float" office:value="0">
            <text:p>0</text:p>
          </table:table-cell>
          <table:table-cell table:formula="of:=[.F436]*[.G43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40];SEARCH(&quot;,&quot;;[Entrada.A440])-1))" office:value-type="float" office:value="0">
            <text:p>#VALOR!</text:p>
          </table:table-cell>
          <table:table-cell table:formula="of:=VALUE(MID([Entrada.A440];SEARCH(&quot;,&quot;;[Entrada.A440])+1;100))" office:value-type="float" office:value="0">
            <text:p>#VALOR!</text:p>
          </table:table-cell>
          <table:table-cell table:formula="of:=[Entrada.B44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37];[.$A$2:.$A$41];[.$B$2:.$B$41])" office:value-type="float" office:value="0">
            <text:p>#VALOR!</text:p>
          </table:table-cell>
          <table:table-cell table:formula="of:=LOOKUP([.E437];[.$A$2:.$A$41];[.$B$2:.$B$41])" office:value-type="float" office:value="0">
            <text:p>#VALOR!</text:p>
          </table:table-cell>
          <table:table-cell table:formula="of:=[.I437]+[.H43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37]*2" office:value-type="float" office:value="0">
            <text:p>0</text:p>
          </table:table-cell>
          <table:table-cell table:formula="of:=[.F437]*[.G43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41];SEARCH(&quot;,&quot;;[Entrada.A441])-1))" office:value-type="float" office:value="0">
            <text:p>#VALOR!</text:p>
          </table:table-cell>
          <table:table-cell table:formula="of:=VALUE(MID([Entrada.A441];SEARCH(&quot;,&quot;;[Entrada.A441])+1;100))" office:value-type="float" office:value="0">
            <text:p>#VALOR!</text:p>
          </table:table-cell>
          <table:table-cell table:formula="of:=[Entrada.B44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38];[.$A$2:.$A$41];[.$B$2:.$B$41])" office:value-type="float" office:value="0">
            <text:p>#VALOR!</text:p>
          </table:table-cell>
          <table:table-cell table:formula="of:=LOOKUP([.E438];[.$A$2:.$A$41];[.$B$2:.$B$41])" office:value-type="float" office:value="0">
            <text:p>#VALOR!</text:p>
          </table:table-cell>
          <table:table-cell table:formula="of:=[.I438]+[.H43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38]*2" office:value-type="float" office:value="0">
            <text:p>0</text:p>
          </table:table-cell>
          <table:table-cell table:formula="of:=[.F438]*[.G43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42];SEARCH(&quot;,&quot;;[Entrada.A442])-1))" office:value-type="float" office:value="0">
            <text:p>#VALOR!</text:p>
          </table:table-cell>
          <table:table-cell table:formula="of:=VALUE(MID([Entrada.A442];SEARCH(&quot;,&quot;;[Entrada.A442])+1;100))" office:value-type="float" office:value="0">
            <text:p>#VALOR!</text:p>
          </table:table-cell>
          <table:table-cell table:formula="of:=[Entrada.B44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39];[.$A$2:.$A$41];[.$B$2:.$B$41])" office:value-type="float" office:value="0">
            <text:p>#VALOR!</text:p>
          </table:table-cell>
          <table:table-cell table:formula="of:=LOOKUP([.E439];[.$A$2:.$A$41];[.$B$2:.$B$41])" office:value-type="float" office:value="0">
            <text:p>#VALOR!</text:p>
          </table:table-cell>
          <table:table-cell table:formula="of:=[.I439]+[.H43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39]*2" office:value-type="float" office:value="0">
            <text:p>0</text:p>
          </table:table-cell>
          <table:table-cell table:formula="of:=[.F439]*[.G43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43];SEARCH(&quot;,&quot;;[Entrada.A443])-1))" office:value-type="float" office:value="0">
            <text:p>#VALOR!</text:p>
          </table:table-cell>
          <table:table-cell table:formula="of:=VALUE(MID([Entrada.A443];SEARCH(&quot;,&quot;;[Entrada.A443])+1;100))" office:value-type="float" office:value="0">
            <text:p>#VALOR!</text:p>
          </table:table-cell>
          <table:table-cell table:formula="of:=[Entrada.B44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40];[.$A$2:.$A$41];[.$B$2:.$B$41])" office:value-type="float" office:value="0">
            <text:p>#VALOR!</text:p>
          </table:table-cell>
          <table:table-cell table:formula="of:=LOOKUP([.E440];[.$A$2:.$A$41];[.$B$2:.$B$41])" office:value-type="float" office:value="0">
            <text:p>#VALOR!</text:p>
          </table:table-cell>
          <table:table-cell table:formula="of:=[.I440]+[.H44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40]*2" office:value-type="float" office:value="0">
            <text:p>0</text:p>
          </table:table-cell>
          <table:table-cell table:formula="of:=[.F440]*[.G44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44];SEARCH(&quot;,&quot;;[Entrada.A444])-1))" office:value-type="float" office:value="0">
            <text:p>#VALOR!</text:p>
          </table:table-cell>
          <table:table-cell table:formula="of:=VALUE(MID([Entrada.A444];SEARCH(&quot;,&quot;;[Entrada.A444])+1;100))" office:value-type="float" office:value="0">
            <text:p>#VALOR!</text:p>
          </table:table-cell>
          <table:table-cell table:formula="of:=[Entrada.B44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41];[.$A$2:.$A$41];[.$B$2:.$B$41])" office:value-type="float" office:value="0">
            <text:p>#VALOR!</text:p>
          </table:table-cell>
          <table:table-cell table:formula="of:=LOOKUP([.E441];[.$A$2:.$A$41];[.$B$2:.$B$41])" office:value-type="float" office:value="0">
            <text:p>#VALOR!</text:p>
          </table:table-cell>
          <table:table-cell table:formula="of:=[.I441]+[.H44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41]*2" office:value-type="float" office:value="0">
            <text:p>0</text:p>
          </table:table-cell>
          <table:table-cell table:formula="of:=[.F441]*[.G44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45];SEARCH(&quot;,&quot;;[Entrada.A445])-1))" office:value-type="float" office:value="0">
            <text:p>#VALOR!</text:p>
          </table:table-cell>
          <table:table-cell table:formula="of:=VALUE(MID([Entrada.A445];SEARCH(&quot;,&quot;;[Entrada.A445])+1;100))" office:value-type="float" office:value="0">
            <text:p>#VALOR!</text:p>
          </table:table-cell>
          <table:table-cell table:formula="of:=[Entrada.B44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42];[.$A$2:.$A$41];[.$B$2:.$B$41])" office:value-type="float" office:value="0">
            <text:p>#VALOR!</text:p>
          </table:table-cell>
          <table:table-cell table:formula="of:=LOOKUP([.E442];[.$A$2:.$A$41];[.$B$2:.$B$41])" office:value-type="float" office:value="0">
            <text:p>#VALOR!</text:p>
          </table:table-cell>
          <table:table-cell table:formula="of:=[.I442]+[.H44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42]*2" office:value-type="float" office:value="0">
            <text:p>0</text:p>
          </table:table-cell>
          <table:table-cell table:formula="of:=[.F442]*[.G44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46];SEARCH(&quot;,&quot;;[Entrada.A446])-1))" office:value-type="float" office:value="0">
            <text:p>#VALOR!</text:p>
          </table:table-cell>
          <table:table-cell table:formula="of:=VALUE(MID([Entrada.A446];SEARCH(&quot;,&quot;;[Entrada.A446])+1;100))" office:value-type="float" office:value="0">
            <text:p>#VALOR!</text:p>
          </table:table-cell>
          <table:table-cell table:formula="of:=[Entrada.B44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43];[.$A$2:.$A$41];[.$B$2:.$B$41])" office:value-type="float" office:value="0">
            <text:p>#VALOR!</text:p>
          </table:table-cell>
          <table:table-cell table:formula="of:=LOOKUP([.E443];[.$A$2:.$A$41];[.$B$2:.$B$41])" office:value-type="float" office:value="0">
            <text:p>#VALOR!</text:p>
          </table:table-cell>
          <table:table-cell table:formula="of:=[.I443]+[.H44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43]*2" office:value-type="float" office:value="0">
            <text:p>0</text:p>
          </table:table-cell>
          <table:table-cell table:formula="of:=[.F443]*[.G44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47];SEARCH(&quot;,&quot;;[Entrada.A447])-1))" office:value-type="float" office:value="0">
            <text:p>#VALOR!</text:p>
          </table:table-cell>
          <table:table-cell table:formula="of:=VALUE(MID([Entrada.A447];SEARCH(&quot;,&quot;;[Entrada.A447])+1;100))" office:value-type="float" office:value="0">
            <text:p>#VALOR!</text:p>
          </table:table-cell>
          <table:table-cell table:formula="of:=[Entrada.B44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44];[.$A$2:.$A$41];[.$B$2:.$B$41])" office:value-type="float" office:value="0">
            <text:p>#VALOR!</text:p>
          </table:table-cell>
          <table:table-cell table:formula="of:=LOOKUP([.E444];[.$A$2:.$A$41];[.$B$2:.$B$41])" office:value-type="float" office:value="0">
            <text:p>#VALOR!</text:p>
          </table:table-cell>
          <table:table-cell table:formula="of:=[.I444]+[.H44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44]*2" office:value-type="float" office:value="0">
            <text:p>0</text:p>
          </table:table-cell>
          <table:table-cell table:formula="of:=[.F444]*[.G44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48];SEARCH(&quot;,&quot;;[Entrada.A448])-1))" office:value-type="float" office:value="0">
            <text:p>#VALOR!</text:p>
          </table:table-cell>
          <table:table-cell table:formula="of:=VALUE(MID([Entrada.A448];SEARCH(&quot;,&quot;;[Entrada.A448])+1;100))" office:value-type="float" office:value="0">
            <text:p>#VALOR!</text:p>
          </table:table-cell>
          <table:table-cell table:formula="of:=[Entrada.B44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45];[.$A$2:.$A$41];[.$B$2:.$B$41])" office:value-type="float" office:value="0">
            <text:p>#VALOR!</text:p>
          </table:table-cell>
          <table:table-cell table:formula="of:=LOOKUP([.E445];[.$A$2:.$A$41];[.$B$2:.$B$41])" office:value-type="float" office:value="0">
            <text:p>#VALOR!</text:p>
          </table:table-cell>
          <table:table-cell table:formula="of:=[.I445]+[.H44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45]*2" office:value-type="float" office:value="0">
            <text:p>0</text:p>
          </table:table-cell>
          <table:table-cell table:formula="of:=[.F445]*[.G44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49];SEARCH(&quot;,&quot;;[Entrada.A449])-1))" office:value-type="float" office:value="0">
            <text:p>#VALOR!</text:p>
          </table:table-cell>
          <table:table-cell table:formula="of:=VALUE(MID([Entrada.A449];SEARCH(&quot;,&quot;;[Entrada.A449])+1;100))" office:value-type="float" office:value="0">
            <text:p>#VALOR!</text:p>
          </table:table-cell>
          <table:table-cell table:formula="of:=[Entrada.B44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46];[.$A$2:.$A$41];[.$B$2:.$B$41])" office:value-type="float" office:value="0">
            <text:p>#VALOR!</text:p>
          </table:table-cell>
          <table:table-cell table:formula="of:=LOOKUP([.E446];[.$A$2:.$A$41];[.$B$2:.$B$41])" office:value-type="float" office:value="0">
            <text:p>#VALOR!</text:p>
          </table:table-cell>
          <table:table-cell table:formula="of:=[.I446]+[.H44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46]*2" office:value-type="float" office:value="0">
            <text:p>0</text:p>
          </table:table-cell>
          <table:table-cell table:formula="of:=[.F446]*[.G44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50];SEARCH(&quot;,&quot;;[Entrada.A450])-1))" office:value-type="float" office:value="0">
            <text:p>#VALOR!</text:p>
          </table:table-cell>
          <table:table-cell table:formula="of:=VALUE(MID([Entrada.A450];SEARCH(&quot;,&quot;;[Entrada.A450])+1;100))" office:value-type="float" office:value="0">
            <text:p>#VALOR!</text:p>
          </table:table-cell>
          <table:table-cell table:formula="of:=[Entrada.B45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47];[.$A$2:.$A$41];[.$B$2:.$B$41])" office:value-type="float" office:value="0">
            <text:p>#VALOR!</text:p>
          </table:table-cell>
          <table:table-cell table:formula="of:=LOOKUP([.E447];[.$A$2:.$A$41];[.$B$2:.$B$41])" office:value-type="float" office:value="0">
            <text:p>#VALOR!</text:p>
          </table:table-cell>
          <table:table-cell table:formula="of:=[.I447]+[.H44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47]*2" office:value-type="float" office:value="0">
            <text:p>0</text:p>
          </table:table-cell>
          <table:table-cell table:formula="of:=[.F447]*[.G44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51];SEARCH(&quot;,&quot;;[Entrada.A451])-1))" office:value-type="float" office:value="0">
            <text:p>#VALOR!</text:p>
          </table:table-cell>
          <table:table-cell table:formula="of:=VALUE(MID([Entrada.A451];SEARCH(&quot;,&quot;;[Entrada.A451])+1;100))" office:value-type="float" office:value="0">
            <text:p>#VALOR!</text:p>
          </table:table-cell>
          <table:table-cell table:formula="of:=[Entrada.B45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48];[.$A$2:.$A$41];[.$B$2:.$B$41])" office:value-type="float" office:value="0">
            <text:p>#VALOR!</text:p>
          </table:table-cell>
          <table:table-cell table:formula="of:=LOOKUP([.E448];[.$A$2:.$A$41];[.$B$2:.$B$41])" office:value-type="float" office:value="0">
            <text:p>#VALOR!</text:p>
          </table:table-cell>
          <table:table-cell table:formula="of:=[.I448]+[.H44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48]*2" office:value-type="float" office:value="0">
            <text:p>0</text:p>
          </table:table-cell>
          <table:table-cell table:formula="of:=[.F448]*[.G44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52];SEARCH(&quot;,&quot;;[Entrada.A452])-1))" office:value-type="float" office:value="0">
            <text:p>#VALOR!</text:p>
          </table:table-cell>
          <table:table-cell table:formula="of:=VALUE(MID([Entrada.A452];SEARCH(&quot;,&quot;;[Entrada.A452])+1;100))" office:value-type="float" office:value="0">
            <text:p>#VALOR!</text:p>
          </table:table-cell>
          <table:table-cell table:formula="of:=[Entrada.B45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49];[.$A$2:.$A$41];[.$B$2:.$B$41])" office:value-type="float" office:value="0">
            <text:p>#VALOR!</text:p>
          </table:table-cell>
          <table:table-cell table:formula="of:=LOOKUP([.E449];[.$A$2:.$A$41];[.$B$2:.$B$41])" office:value-type="float" office:value="0">
            <text:p>#VALOR!</text:p>
          </table:table-cell>
          <table:table-cell table:formula="of:=[.I449]+[.H44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49]*2" office:value-type="float" office:value="0">
            <text:p>0</text:p>
          </table:table-cell>
          <table:table-cell table:formula="of:=[.F449]*[.G44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53];SEARCH(&quot;,&quot;;[Entrada.A453])-1))" office:value-type="float" office:value="0">
            <text:p>#VALOR!</text:p>
          </table:table-cell>
          <table:table-cell table:formula="of:=VALUE(MID([Entrada.A453];SEARCH(&quot;,&quot;;[Entrada.A453])+1;100))" office:value-type="float" office:value="0">
            <text:p>#VALOR!</text:p>
          </table:table-cell>
          <table:table-cell table:formula="of:=[Entrada.B45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50];[.$A$2:.$A$41];[.$B$2:.$B$41])" office:value-type="float" office:value="0">
            <text:p>#VALOR!</text:p>
          </table:table-cell>
          <table:table-cell table:formula="of:=LOOKUP([.E450];[.$A$2:.$A$41];[.$B$2:.$B$41])" office:value-type="float" office:value="0">
            <text:p>#VALOR!</text:p>
          </table:table-cell>
          <table:table-cell table:formula="of:=[.I450]+[.H45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50]*2" office:value-type="float" office:value="0">
            <text:p>0</text:p>
          </table:table-cell>
          <table:table-cell table:formula="of:=[.F450]*[.G45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54];SEARCH(&quot;,&quot;;[Entrada.A454])-1))" office:value-type="float" office:value="0">
            <text:p>#VALOR!</text:p>
          </table:table-cell>
          <table:table-cell table:formula="of:=VALUE(MID([Entrada.A454];SEARCH(&quot;,&quot;;[Entrada.A454])+1;100))" office:value-type="float" office:value="0">
            <text:p>#VALOR!</text:p>
          </table:table-cell>
          <table:table-cell table:formula="of:=[Entrada.B45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51];[.$A$2:.$A$41];[.$B$2:.$B$41])" office:value-type="float" office:value="0">
            <text:p>#VALOR!</text:p>
          </table:table-cell>
          <table:table-cell table:formula="of:=LOOKUP([.E451];[.$A$2:.$A$41];[.$B$2:.$B$41])" office:value-type="float" office:value="0">
            <text:p>#VALOR!</text:p>
          </table:table-cell>
          <table:table-cell table:formula="of:=[.I451]+[.H45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51]*2" office:value-type="float" office:value="0">
            <text:p>0</text:p>
          </table:table-cell>
          <table:table-cell table:formula="of:=[.F451]*[.G45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55];SEARCH(&quot;,&quot;;[Entrada.A455])-1))" office:value-type="float" office:value="0">
            <text:p>#VALOR!</text:p>
          </table:table-cell>
          <table:table-cell table:formula="of:=VALUE(MID([Entrada.A455];SEARCH(&quot;,&quot;;[Entrada.A455])+1;100))" office:value-type="float" office:value="0">
            <text:p>#VALOR!</text:p>
          </table:table-cell>
          <table:table-cell table:formula="of:=[Entrada.B45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52];[.$A$2:.$A$41];[.$B$2:.$B$41])" office:value-type="float" office:value="0">
            <text:p>#VALOR!</text:p>
          </table:table-cell>
          <table:table-cell table:formula="of:=LOOKUP([.E452];[.$A$2:.$A$41];[.$B$2:.$B$41])" office:value-type="float" office:value="0">
            <text:p>#VALOR!</text:p>
          </table:table-cell>
          <table:table-cell table:formula="of:=[.I452]+[.H45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52]*2" office:value-type="float" office:value="0">
            <text:p>0</text:p>
          </table:table-cell>
          <table:table-cell table:formula="of:=[.F452]*[.G45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56];SEARCH(&quot;,&quot;;[Entrada.A456])-1))" office:value-type="float" office:value="0">
            <text:p>#VALOR!</text:p>
          </table:table-cell>
          <table:table-cell table:formula="of:=VALUE(MID([Entrada.A456];SEARCH(&quot;,&quot;;[Entrada.A456])+1;100))" office:value-type="float" office:value="0">
            <text:p>#VALOR!</text:p>
          </table:table-cell>
          <table:table-cell table:formula="of:=[Entrada.B45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53];[.$A$2:.$A$41];[.$B$2:.$B$41])" office:value-type="float" office:value="0">
            <text:p>#VALOR!</text:p>
          </table:table-cell>
          <table:table-cell table:formula="of:=LOOKUP([.E453];[.$A$2:.$A$41];[.$B$2:.$B$41])" office:value-type="float" office:value="0">
            <text:p>#VALOR!</text:p>
          </table:table-cell>
          <table:table-cell table:formula="of:=[.I453]+[.H45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53]*2" office:value-type="float" office:value="0">
            <text:p>0</text:p>
          </table:table-cell>
          <table:table-cell table:formula="of:=[.F453]*[.G45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57];SEARCH(&quot;,&quot;;[Entrada.A457])-1))" office:value-type="float" office:value="0">
            <text:p>#VALOR!</text:p>
          </table:table-cell>
          <table:table-cell table:formula="of:=VALUE(MID([Entrada.A457];SEARCH(&quot;,&quot;;[Entrada.A457])+1;100))" office:value-type="float" office:value="0">
            <text:p>#VALOR!</text:p>
          </table:table-cell>
          <table:table-cell table:formula="of:=[Entrada.B45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54];[.$A$2:.$A$41];[.$B$2:.$B$41])" office:value-type="float" office:value="0">
            <text:p>#VALOR!</text:p>
          </table:table-cell>
          <table:table-cell table:formula="of:=LOOKUP([.E454];[.$A$2:.$A$41];[.$B$2:.$B$41])" office:value-type="float" office:value="0">
            <text:p>#VALOR!</text:p>
          </table:table-cell>
          <table:table-cell table:formula="of:=[.I454]+[.H45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54]*2" office:value-type="float" office:value="0">
            <text:p>0</text:p>
          </table:table-cell>
          <table:table-cell table:formula="of:=[.F454]*[.G45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58];SEARCH(&quot;,&quot;;[Entrada.A458])-1))" office:value-type="float" office:value="0">
            <text:p>#VALOR!</text:p>
          </table:table-cell>
          <table:table-cell table:formula="of:=VALUE(MID([Entrada.A458];SEARCH(&quot;,&quot;;[Entrada.A458])+1;100))" office:value-type="float" office:value="0">
            <text:p>#VALOR!</text:p>
          </table:table-cell>
          <table:table-cell table:formula="of:=[Entrada.B45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55];[.$A$2:.$A$41];[.$B$2:.$B$41])" office:value-type="float" office:value="0">
            <text:p>#VALOR!</text:p>
          </table:table-cell>
          <table:table-cell table:formula="of:=LOOKUP([.E455];[.$A$2:.$A$41];[.$B$2:.$B$41])" office:value-type="float" office:value="0">
            <text:p>#VALOR!</text:p>
          </table:table-cell>
          <table:table-cell table:formula="of:=[.I455]+[.H45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55]*2" office:value-type="float" office:value="0">
            <text:p>0</text:p>
          </table:table-cell>
          <table:table-cell table:formula="of:=[.F455]*[.G45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59];SEARCH(&quot;,&quot;;[Entrada.A459])-1))" office:value-type="float" office:value="0">
            <text:p>#VALOR!</text:p>
          </table:table-cell>
          <table:table-cell table:formula="of:=VALUE(MID([Entrada.A459];SEARCH(&quot;,&quot;;[Entrada.A459])+1;100))" office:value-type="float" office:value="0">
            <text:p>#VALOR!</text:p>
          </table:table-cell>
          <table:table-cell table:formula="of:=[Entrada.B45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56];[.$A$2:.$A$41];[.$B$2:.$B$41])" office:value-type="float" office:value="0">
            <text:p>#VALOR!</text:p>
          </table:table-cell>
          <table:table-cell table:formula="of:=LOOKUP([.E456];[.$A$2:.$A$41];[.$B$2:.$B$41])" office:value-type="float" office:value="0">
            <text:p>#VALOR!</text:p>
          </table:table-cell>
          <table:table-cell table:formula="of:=[.I456]+[.H45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56]*2" office:value-type="float" office:value="0">
            <text:p>0</text:p>
          </table:table-cell>
          <table:table-cell table:formula="of:=[.F456]*[.G45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60];SEARCH(&quot;,&quot;;[Entrada.A460])-1))" office:value-type="float" office:value="0">
            <text:p>#VALOR!</text:p>
          </table:table-cell>
          <table:table-cell table:formula="of:=VALUE(MID([Entrada.A460];SEARCH(&quot;,&quot;;[Entrada.A460])+1;100))" office:value-type="float" office:value="0">
            <text:p>#VALOR!</text:p>
          </table:table-cell>
          <table:table-cell table:formula="of:=[Entrada.B46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57];[.$A$2:.$A$41];[.$B$2:.$B$41])" office:value-type="float" office:value="0">
            <text:p>#VALOR!</text:p>
          </table:table-cell>
          <table:table-cell table:formula="of:=LOOKUP([.E457];[.$A$2:.$A$41];[.$B$2:.$B$41])" office:value-type="float" office:value="0">
            <text:p>#VALOR!</text:p>
          </table:table-cell>
          <table:table-cell table:formula="of:=[.I457]+[.H45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57]*2" office:value-type="float" office:value="0">
            <text:p>0</text:p>
          </table:table-cell>
          <table:table-cell table:formula="of:=[.F457]*[.G45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61];SEARCH(&quot;,&quot;;[Entrada.A461])-1))" office:value-type="float" office:value="0">
            <text:p>#VALOR!</text:p>
          </table:table-cell>
          <table:table-cell table:formula="of:=VALUE(MID([Entrada.A461];SEARCH(&quot;,&quot;;[Entrada.A461])+1;100))" office:value-type="float" office:value="0">
            <text:p>#VALOR!</text:p>
          </table:table-cell>
          <table:table-cell table:formula="of:=[Entrada.B46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58];[.$A$2:.$A$41];[.$B$2:.$B$41])" office:value-type="float" office:value="0">
            <text:p>#VALOR!</text:p>
          </table:table-cell>
          <table:table-cell table:formula="of:=LOOKUP([.E458];[.$A$2:.$A$41];[.$B$2:.$B$41])" office:value-type="float" office:value="0">
            <text:p>#VALOR!</text:p>
          </table:table-cell>
          <table:table-cell table:formula="of:=[.I458]+[.H45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58]*2" office:value-type="float" office:value="0">
            <text:p>0</text:p>
          </table:table-cell>
          <table:table-cell table:formula="of:=[.F458]*[.G45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62];SEARCH(&quot;,&quot;;[Entrada.A462])-1))" office:value-type="float" office:value="0">
            <text:p>#VALOR!</text:p>
          </table:table-cell>
          <table:table-cell table:formula="of:=VALUE(MID([Entrada.A462];SEARCH(&quot;,&quot;;[Entrada.A462])+1;100))" office:value-type="float" office:value="0">
            <text:p>#VALOR!</text:p>
          </table:table-cell>
          <table:table-cell table:formula="of:=[Entrada.B46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59];[.$A$2:.$A$41];[.$B$2:.$B$41])" office:value-type="float" office:value="0">
            <text:p>#VALOR!</text:p>
          </table:table-cell>
          <table:table-cell table:formula="of:=LOOKUP([.E459];[.$A$2:.$A$41];[.$B$2:.$B$41])" office:value-type="float" office:value="0">
            <text:p>#VALOR!</text:p>
          </table:table-cell>
          <table:table-cell table:formula="of:=[.I459]+[.H45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59]*2" office:value-type="float" office:value="0">
            <text:p>0</text:p>
          </table:table-cell>
          <table:table-cell table:formula="of:=[.F459]*[.G45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63];SEARCH(&quot;,&quot;;[Entrada.A463])-1))" office:value-type="float" office:value="0">
            <text:p>#VALOR!</text:p>
          </table:table-cell>
          <table:table-cell table:formula="of:=VALUE(MID([Entrada.A463];SEARCH(&quot;,&quot;;[Entrada.A463])+1;100))" office:value-type="float" office:value="0">
            <text:p>#VALOR!</text:p>
          </table:table-cell>
          <table:table-cell table:formula="of:=[Entrada.B46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60];[.$A$2:.$A$41];[.$B$2:.$B$41])" office:value-type="float" office:value="0">
            <text:p>#VALOR!</text:p>
          </table:table-cell>
          <table:table-cell table:formula="of:=LOOKUP([.E460];[.$A$2:.$A$41];[.$B$2:.$B$41])" office:value-type="float" office:value="0">
            <text:p>#VALOR!</text:p>
          </table:table-cell>
          <table:table-cell table:formula="of:=[.I460]+[.H46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60]*2" office:value-type="float" office:value="0">
            <text:p>0</text:p>
          </table:table-cell>
          <table:table-cell table:formula="of:=[.F460]*[.G46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64];SEARCH(&quot;,&quot;;[Entrada.A464])-1))" office:value-type="float" office:value="0">
            <text:p>#VALOR!</text:p>
          </table:table-cell>
          <table:table-cell table:formula="of:=VALUE(MID([Entrada.A464];SEARCH(&quot;,&quot;;[Entrada.A464])+1;100))" office:value-type="float" office:value="0">
            <text:p>#VALOR!</text:p>
          </table:table-cell>
          <table:table-cell table:formula="of:=[Entrada.B46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61];[.$A$2:.$A$41];[.$B$2:.$B$41])" office:value-type="float" office:value="0">
            <text:p>#VALOR!</text:p>
          </table:table-cell>
          <table:table-cell table:formula="of:=LOOKUP([.E461];[.$A$2:.$A$41];[.$B$2:.$B$41])" office:value-type="float" office:value="0">
            <text:p>#VALOR!</text:p>
          </table:table-cell>
          <table:table-cell table:formula="of:=[.I461]+[.H46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61]*2" office:value-type="float" office:value="0">
            <text:p>0</text:p>
          </table:table-cell>
          <table:table-cell table:formula="of:=[.F461]*[.G46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65];SEARCH(&quot;,&quot;;[Entrada.A465])-1))" office:value-type="float" office:value="0">
            <text:p>#VALOR!</text:p>
          </table:table-cell>
          <table:table-cell table:formula="of:=VALUE(MID([Entrada.A465];SEARCH(&quot;,&quot;;[Entrada.A465])+1;100))" office:value-type="float" office:value="0">
            <text:p>#VALOR!</text:p>
          </table:table-cell>
          <table:table-cell table:formula="of:=[Entrada.B46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62];[.$A$2:.$A$41];[.$B$2:.$B$41])" office:value-type="float" office:value="0">
            <text:p>#VALOR!</text:p>
          </table:table-cell>
          <table:table-cell table:formula="of:=LOOKUP([.E462];[.$A$2:.$A$41];[.$B$2:.$B$41])" office:value-type="float" office:value="0">
            <text:p>#VALOR!</text:p>
          </table:table-cell>
          <table:table-cell table:formula="of:=[.I462]+[.H46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62]*2" office:value-type="float" office:value="0">
            <text:p>0</text:p>
          </table:table-cell>
          <table:table-cell table:formula="of:=[.F462]*[.G46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66];SEARCH(&quot;,&quot;;[Entrada.A466])-1))" office:value-type="float" office:value="0">
            <text:p>#VALOR!</text:p>
          </table:table-cell>
          <table:table-cell table:formula="of:=VALUE(MID([Entrada.A466];SEARCH(&quot;,&quot;;[Entrada.A466])+1;100))" office:value-type="float" office:value="0">
            <text:p>#VALOR!</text:p>
          </table:table-cell>
          <table:table-cell table:formula="of:=[Entrada.B46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63];[.$A$2:.$A$41];[.$B$2:.$B$41])" office:value-type="float" office:value="0">
            <text:p>#VALOR!</text:p>
          </table:table-cell>
          <table:table-cell table:formula="of:=LOOKUP([.E463];[.$A$2:.$A$41];[.$B$2:.$B$41])" office:value-type="float" office:value="0">
            <text:p>#VALOR!</text:p>
          </table:table-cell>
          <table:table-cell table:formula="of:=[.I463]+[.H46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63]*2" office:value-type="float" office:value="0">
            <text:p>0</text:p>
          </table:table-cell>
          <table:table-cell table:formula="of:=[.F463]*[.G46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67];SEARCH(&quot;,&quot;;[Entrada.A467])-1))" office:value-type="float" office:value="0">
            <text:p>#VALOR!</text:p>
          </table:table-cell>
          <table:table-cell table:formula="of:=VALUE(MID([Entrada.A467];SEARCH(&quot;,&quot;;[Entrada.A467])+1;100))" office:value-type="float" office:value="0">
            <text:p>#VALOR!</text:p>
          </table:table-cell>
          <table:table-cell table:formula="of:=[Entrada.B46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64];[.$A$2:.$A$41];[.$B$2:.$B$41])" office:value-type="float" office:value="0">
            <text:p>#VALOR!</text:p>
          </table:table-cell>
          <table:table-cell table:formula="of:=LOOKUP([.E464];[.$A$2:.$A$41];[.$B$2:.$B$41])" office:value-type="float" office:value="0">
            <text:p>#VALOR!</text:p>
          </table:table-cell>
          <table:table-cell table:formula="of:=[.I464]+[.H46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64]*2" office:value-type="float" office:value="0">
            <text:p>0</text:p>
          </table:table-cell>
          <table:table-cell table:formula="of:=[.F464]*[.G46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68];SEARCH(&quot;,&quot;;[Entrada.A468])-1))" office:value-type="float" office:value="0">
            <text:p>#VALOR!</text:p>
          </table:table-cell>
          <table:table-cell table:formula="of:=VALUE(MID([Entrada.A468];SEARCH(&quot;,&quot;;[Entrada.A468])+1;100))" office:value-type="float" office:value="0">
            <text:p>#VALOR!</text:p>
          </table:table-cell>
          <table:table-cell table:formula="of:=[Entrada.B46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65];[.$A$2:.$A$41];[.$B$2:.$B$41])" office:value-type="float" office:value="0">
            <text:p>#VALOR!</text:p>
          </table:table-cell>
          <table:table-cell table:formula="of:=LOOKUP([.E465];[.$A$2:.$A$41];[.$B$2:.$B$41])" office:value-type="float" office:value="0">
            <text:p>#VALOR!</text:p>
          </table:table-cell>
          <table:table-cell table:formula="of:=[.I465]+[.H46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65]*2" office:value-type="float" office:value="0">
            <text:p>0</text:p>
          </table:table-cell>
          <table:table-cell table:formula="of:=[.F465]*[.G46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69];SEARCH(&quot;,&quot;;[Entrada.A469])-1))" office:value-type="float" office:value="0">
            <text:p>#VALOR!</text:p>
          </table:table-cell>
          <table:table-cell table:formula="of:=VALUE(MID([Entrada.A469];SEARCH(&quot;,&quot;;[Entrada.A469])+1;100))" office:value-type="float" office:value="0">
            <text:p>#VALOR!</text:p>
          </table:table-cell>
          <table:table-cell table:formula="of:=[Entrada.B46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66];[.$A$2:.$A$41];[.$B$2:.$B$41])" office:value-type="float" office:value="0">
            <text:p>#VALOR!</text:p>
          </table:table-cell>
          <table:table-cell table:formula="of:=LOOKUP([.E466];[.$A$2:.$A$41];[.$B$2:.$B$41])" office:value-type="float" office:value="0">
            <text:p>#VALOR!</text:p>
          </table:table-cell>
          <table:table-cell table:formula="of:=[.I466]+[.H46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66]*2" office:value-type="float" office:value="0">
            <text:p>0</text:p>
          </table:table-cell>
          <table:table-cell table:formula="of:=[.F466]*[.G46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70];SEARCH(&quot;,&quot;;[Entrada.A470])-1))" office:value-type="float" office:value="0">
            <text:p>#VALOR!</text:p>
          </table:table-cell>
          <table:table-cell table:formula="of:=VALUE(MID([Entrada.A470];SEARCH(&quot;,&quot;;[Entrada.A470])+1;100))" office:value-type="float" office:value="0">
            <text:p>#VALOR!</text:p>
          </table:table-cell>
          <table:table-cell table:formula="of:=[Entrada.B47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67];[.$A$2:.$A$41];[.$B$2:.$B$41])" office:value-type="float" office:value="0">
            <text:p>#VALOR!</text:p>
          </table:table-cell>
          <table:table-cell table:formula="of:=LOOKUP([.E467];[.$A$2:.$A$41];[.$B$2:.$B$41])" office:value-type="float" office:value="0">
            <text:p>#VALOR!</text:p>
          </table:table-cell>
          <table:table-cell table:formula="of:=[.I467]+[.H46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67]*2" office:value-type="float" office:value="0">
            <text:p>0</text:p>
          </table:table-cell>
          <table:table-cell table:formula="of:=[.F467]*[.G46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71];SEARCH(&quot;,&quot;;[Entrada.A471])-1))" office:value-type="float" office:value="0">
            <text:p>#VALOR!</text:p>
          </table:table-cell>
          <table:table-cell table:formula="of:=VALUE(MID([Entrada.A471];SEARCH(&quot;,&quot;;[Entrada.A471])+1;100))" office:value-type="float" office:value="0">
            <text:p>#VALOR!</text:p>
          </table:table-cell>
          <table:table-cell table:formula="of:=[Entrada.B47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68];[.$A$2:.$A$41];[.$B$2:.$B$41])" office:value-type="float" office:value="0">
            <text:p>#VALOR!</text:p>
          </table:table-cell>
          <table:table-cell table:formula="of:=LOOKUP([.E468];[.$A$2:.$A$41];[.$B$2:.$B$41])" office:value-type="float" office:value="0">
            <text:p>#VALOR!</text:p>
          </table:table-cell>
          <table:table-cell table:formula="of:=[.I468]+[.H46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68]*2" office:value-type="float" office:value="0">
            <text:p>0</text:p>
          </table:table-cell>
          <table:table-cell table:formula="of:=[.F468]*[.G46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72];SEARCH(&quot;,&quot;;[Entrada.A472])-1))" office:value-type="float" office:value="0">
            <text:p>#VALOR!</text:p>
          </table:table-cell>
          <table:table-cell table:formula="of:=VALUE(MID([Entrada.A472];SEARCH(&quot;,&quot;;[Entrada.A472])+1;100))" office:value-type="float" office:value="0">
            <text:p>#VALOR!</text:p>
          </table:table-cell>
          <table:table-cell table:formula="of:=[Entrada.B47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69];[.$A$2:.$A$41];[.$B$2:.$B$41])" office:value-type="float" office:value="0">
            <text:p>#VALOR!</text:p>
          </table:table-cell>
          <table:table-cell table:formula="of:=LOOKUP([.E469];[.$A$2:.$A$41];[.$B$2:.$B$41])" office:value-type="float" office:value="0">
            <text:p>#VALOR!</text:p>
          </table:table-cell>
          <table:table-cell table:formula="of:=[.I469]+[.H46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69]*2" office:value-type="float" office:value="0">
            <text:p>0</text:p>
          </table:table-cell>
          <table:table-cell table:formula="of:=[.F469]*[.G46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73];SEARCH(&quot;,&quot;;[Entrada.A473])-1))" office:value-type="float" office:value="0">
            <text:p>#VALOR!</text:p>
          </table:table-cell>
          <table:table-cell table:formula="of:=VALUE(MID([Entrada.A473];SEARCH(&quot;,&quot;;[Entrada.A473])+1;100))" office:value-type="float" office:value="0">
            <text:p>#VALOR!</text:p>
          </table:table-cell>
          <table:table-cell table:formula="of:=[Entrada.B47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70];[.$A$2:.$A$41];[.$B$2:.$B$41])" office:value-type="float" office:value="0">
            <text:p>#VALOR!</text:p>
          </table:table-cell>
          <table:table-cell table:formula="of:=LOOKUP([.E470];[.$A$2:.$A$41];[.$B$2:.$B$41])" office:value-type="float" office:value="0">
            <text:p>#VALOR!</text:p>
          </table:table-cell>
          <table:table-cell table:formula="of:=[.I470]+[.H47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70]*2" office:value-type="float" office:value="0">
            <text:p>0</text:p>
          </table:table-cell>
          <table:table-cell table:formula="of:=[.F470]*[.G47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74];SEARCH(&quot;,&quot;;[Entrada.A474])-1))" office:value-type="float" office:value="0">
            <text:p>#VALOR!</text:p>
          </table:table-cell>
          <table:table-cell table:formula="of:=VALUE(MID([Entrada.A474];SEARCH(&quot;,&quot;;[Entrada.A474])+1;100))" office:value-type="float" office:value="0">
            <text:p>#VALOR!</text:p>
          </table:table-cell>
          <table:table-cell table:formula="of:=[Entrada.B47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71];[.$A$2:.$A$41];[.$B$2:.$B$41])" office:value-type="float" office:value="0">
            <text:p>#VALOR!</text:p>
          </table:table-cell>
          <table:table-cell table:formula="of:=LOOKUP([.E471];[.$A$2:.$A$41];[.$B$2:.$B$41])" office:value-type="float" office:value="0">
            <text:p>#VALOR!</text:p>
          </table:table-cell>
          <table:table-cell table:formula="of:=[.I471]+[.H47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71]*2" office:value-type="float" office:value="0">
            <text:p>0</text:p>
          </table:table-cell>
          <table:table-cell table:formula="of:=[.F471]*[.G47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75];SEARCH(&quot;,&quot;;[Entrada.A475])-1))" office:value-type="float" office:value="0">
            <text:p>#VALOR!</text:p>
          </table:table-cell>
          <table:table-cell table:formula="of:=VALUE(MID([Entrada.A475];SEARCH(&quot;,&quot;;[Entrada.A475])+1;100))" office:value-type="float" office:value="0">
            <text:p>#VALOR!</text:p>
          </table:table-cell>
          <table:table-cell table:formula="of:=[Entrada.B47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72];[.$A$2:.$A$41];[.$B$2:.$B$41])" office:value-type="float" office:value="0">
            <text:p>#VALOR!</text:p>
          </table:table-cell>
          <table:table-cell table:formula="of:=LOOKUP([.E472];[.$A$2:.$A$41];[.$B$2:.$B$41])" office:value-type="float" office:value="0">
            <text:p>#VALOR!</text:p>
          </table:table-cell>
          <table:table-cell table:formula="of:=[.I472]+[.H47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72]*2" office:value-type="float" office:value="0">
            <text:p>0</text:p>
          </table:table-cell>
          <table:table-cell table:formula="of:=[.F472]*[.G47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76];SEARCH(&quot;,&quot;;[Entrada.A476])-1))" office:value-type="float" office:value="0">
            <text:p>#VALOR!</text:p>
          </table:table-cell>
          <table:table-cell table:formula="of:=VALUE(MID([Entrada.A476];SEARCH(&quot;,&quot;;[Entrada.A476])+1;100))" office:value-type="float" office:value="0">
            <text:p>#VALOR!</text:p>
          </table:table-cell>
          <table:table-cell table:formula="of:=[Entrada.B47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73];[.$A$2:.$A$41];[.$B$2:.$B$41])" office:value-type="float" office:value="0">
            <text:p>#VALOR!</text:p>
          </table:table-cell>
          <table:table-cell table:formula="of:=LOOKUP([.E473];[.$A$2:.$A$41];[.$B$2:.$B$41])" office:value-type="float" office:value="0">
            <text:p>#VALOR!</text:p>
          </table:table-cell>
          <table:table-cell table:formula="of:=[.I473]+[.H47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73]*2" office:value-type="float" office:value="0">
            <text:p>0</text:p>
          </table:table-cell>
          <table:table-cell table:formula="of:=[.F473]*[.G47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77];SEARCH(&quot;,&quot;;[Entrada.A477])-1))" office:value-type="float" office:value="0">
            <text:p>#VALOR!</text:p>
          </table:table-cell>
          <table:table-cell table:formula="of:=VALUE(MID([Entrada.A477];SEARCH(&quot;,&quot;;[Entrada.A477])+1;100))" office:value-type="float" office:value="0">
            <text:p>#VALOR!</text:p>
          </table:table-cell>
          <table:table-cell table:formula="of:=[Entrada.B47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74];[.$A$2:.$A$41];[.$B$2:.$B$41])" office:value-type="float" office:value="0">
            <text:p>#VALOR!</text:p>
          </table:table-cell>
          <table:table-cell table:formula="of:=LOOKUP([.E474];[.$A$2:.$A$41];[.$B$2:.$B$41])" office:value-type="float" office:value="0">
            <text:p>#VALOR!</text:p>
          </table:table-cell>
          <table:table-cell table:formula="of:=[.I474]+[.H47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74]*2" office:value-type="float" office:value="0">
            <text:p>0</text:p>
          </table:table-cell>
          <table:table-cell table:formula="of:=[.F474]*[.G47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78];SEARCH(&quot;,&quot;;[Entrada.A478])-1))" office:value-type="float" office:value="0">
            <text:p>#VALOR!</text:p>
          </table:table-cell>
          <table:table-cell table:formula="of:=VALUE(MID([Entrada.A478];SEARCH(&quot;,&quot;;[Entrada.A478])+1;100))" office:value-type="float" office:value="0">
            <text:p>#VALOR!</text:p>
          </table:table-cell>
          <table:table-cell table:formula="of:=[Entrada.B47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75];[.$A$2:.$A$41];[.$B$2:.$B$41])" office:value-type="float" office:value="0">
            <text:p>#VALOR!</text:p>
          </table:table-cell>
          <table:table-cell table:formula="of:=LOOKUP([.E475];[.$A$2:.$A$41];[.$B$2:.$B$41])" office:value-type="float" office:value="0">
            <text:p>#VALOR!</text:p>
          </table:table-cell>
          <table:table-cell table:formula="of:=[.I475]+[.H47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75]*2" office:value-type="float" office:value="0">
            <text:p>0</text:p>
          </table:table-cell>
          <table:table-cell table:formula="of:=[.F475]*[.G47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79];SEARCH(&quot;,&quot;;[Entrada.A479])-1))" office:value-type="float" office:value="0">
            <text:p>#VALOR!</text:p>
          </table:table-cell>
          <table:table-cell table:formula="of:=VALUE(MID([Entrada.A479];SEARCH(&quot;,&quot;;[Entrada.A479])+1;100))" office:value-type="float" office:value="0">
            <text:p>#VALOR!</text:p>
          </table:table-cell>
          <table:table-cell table:formula="of:=[Entrada.B47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76];[.$A$2:.$A$41];[.$B$2:.$B$41])" office:value-type="float" office:value="0">
            <text:p>#VALOR!</text:p>
          </table:table-cell>
          <table:table-cell table:formula="of:=LOOKUP([.E476];[.$A$2:.$A$41];[.$B$2:.$B$41])" office:value-type="float" office:value="0">
            <text:p>#VALOR!</text:p>
          </table:table-cell>
          <table:table-cell table:formula="of:=[.I476]+[.H47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76]*2" office:value-type="float" office:value="0">
            <text:p>0</text:p>
          </table:table-cell>
          <table:table-cell table:formula="of:=[.F476]*[.G47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80];SEARCH(&quot;,&quot;;[Entrada.A480])-1))" office:value-type="float" office:value="0">
            <text:p>#VALOR!</text:p>
          </table:table-cell>
          <table:table-cell table:formula="of:=VALUE(MID([Entrada.A480];SEARCH(&quot;,&quot;;[Entrada.A480])+1;100))" office:value-type="float" office:value="0">
            <text:p>#VALOR!</text:p>
          </table:table-cell>
          <table:table-cell table:formula="of:=[Entrada.B48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77];[.$A$2:.$A$41];[.$B$2:.$B$41])" office:value-type="float" office:value="0">
            <text:p>#VALOR!</text:p>
          </table:table-cell>
          <table:table-cell table:formula="of:=LOOKUP([.E477];[.$A$2:.$A$41];[.$B$2:.$B$41])" office:value-type="float" office:value="0">
            <text:p>#VALOR!</text:p>
          </table:table-cell>
          <table:table-cell table:formula="of:=[.I477]+[.H47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77]*2" office:value-type="float" office:value="0">
            <text:p>0</text:p>
          </table:table-cell>
          <table:table-cell table:formula="of:=[.F477]*[.G47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81];SEARCH(&quot;,&quot;;[Entrada.A481])-1))" office:value-type="float" office:value="0">
            <text:p>#VALOR!</text:p>
          </table:table-cell>
          <table:table-cell table:formula="of:=VALUE(MID([Entrada.A481];SEARCH(&quot;,&quot;;[Entrada.A481])+1;100))" office:value-type="float" office:value="0">
            <text:p>#VALOR!</text:p>
          </table:table-cell>
          <table:table-cell table:formula="of:=[Entrada.B48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78];[.$A$2:.$A$41];[.$B$2:.$B$41])" office:value-type="float" office:value="0">
            <text:p>#VALOR!</text:p>
          </table:table-cell>
          <table:table-cell table:formula="of:=LOOKUP([.E478];[.$A$2:.$A$41];[.$B$2:.$B$41])" office:value-type="float" office:value="0">
            <text:p>#VALOR!</text:p>
          </table:table-cell>
          <table:table-cell table:formula="of:=[.I478]+[.H47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78]*2" office:value-type="float" office:value="0">
            <text:p>0</text:p>
          </table:table-cell>
          <table:table-cell table:formula="of:=[.F478]*[.G47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82];SEARCH(&quot;,&quot;;[Entrada.A482])-1))" office:value-type="float" office:value="0">
            <text:p>#VALOR!</text:p>
          </table:table-cell>
          <table:table-cell table:formula="of:=VALUE(MID([Entrada.A482];SEARCH(&quot;,&quot;;[Entrada.A482])+1;100))" office:value-type="float" office:value="0">
            <text:p>#VALOR!</text:p>
          </table:table-cell>
          <table:table-cell table:formula="of:=[Entrada.B48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79];[.$A$2:.$A$41];[.$B$2:.$B$41])" office:value-type="float" office:value="0">
            <text:p>#VALOR!</text:p>
          </table:table-cell>
          <table:table-cell table:formula="of:=LOOKUP([.E479];[.$A$2:.$A$41];[.$B$2:.$B$41])" office:value-type="float" office:value="0">
            <text:p>#VALOR!</text:p>
          </table:table-cell>
          <table:table-cell table:formula="of:=[.I479]+[.H47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79]*2" office:value-type="float" office:value="0">
            <text:p>0</text:p>
          </table:table-cell>
          <table:table-cell table:formula="of:=[.F479]*[.G47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83];SEARCH(&quot;,&quot;;[Entrada.A483])-1))" office:value-type="float" office:value="0">
            <text:p>#VALOR!</text:p>
          </table:table-cell>
          <table:table-cell table:formula="of:=VALUE(MID([Entrada.A483];SEARCH(&quot;,&quot;;[Entrada.A483])+1;100))" office:value-type="float" office:value="0">
            <text:p>#VALOR!</text:p>
          </table:table-cell>
          <table:table-cell table:formula="of:=[Entrada.B48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80];[.$A$2:.$A$41];[.$B$2:.$B$41])" office:value-type="float" office:value="0">
            <text:p>#VALOR!</text:p>
          </table:table-cell>
          <table:table-cell table:formula="of:=LOOKUP([.E480];[.$A$2:.$A$41];[.$B$2:.$B$41])" office:value-type="float" office:value="0">
            <text:p>#VALOR!</text:p>
          </table:table-cell>
          <table:table-cell table:formula="of:=[.I480]+[.H48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80]*2" office:value-type="float" office:value="0">
            <text:p>0</text:p>
          </table:table-cell>
          <table:table-cell table:formula="of:=[.F480]*[.G48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84];SEARCH(&quot;,&quot;;[Entrada.A484])-1))" office:value-type="float" office:value="0">
            <text:p>#VALOR!</text:p>
          </table:table-cell>
          <table:table-cell table:formula="of:=VALUE(MID([Entrada.A484];SEARCH(&quot;,&quot;;[Entrada.A484])+1;100))" office:value-type="float" office:value="0">
            <text:p>#VALOR!</text:p>
          </table:table-cell>
          <table:table-cell table:formula="of:=[Entrada.B48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81];[.$A$2:.$A$41];[.$B$2:.$B$41])" office:value-type="float" office:value="0">
            <text:p>#VALOR!</text:p>
          </table:table-cell>
          <table:table-cell table:formula="of:=LOOKUP([.E481];[.$A$2:.$A$41];[.$B$2:.$B$41])" office:value-type="float" office:value="0">
            <text:p>#VALOR!</text:p>
          </table:table-cell>
          <table:table-cell table:formula="of:=[.I481]+[.H48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81]*2" office:value-type="float" office:value="0">
            <text:p>0</text:p>
          </table:table-cell>
          <table:table-cell table:formula="of:=[.F481]*[.G48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85];SEARCH(&quot;,&quot;;[Entrada.A485])-1))" office:value-type="float" office:value="0">
            <text:p>#VALOR!</text:p>
          </table:table-cell>
          <table:table-cell table:formula="of:=VALUE(MID([Entrada.A485];SEARCH(&quot;,&quot;;[Entrada.A485])+1;100))" office:value-type="float" office:value="0">
            <text:p>#VALOR!</text:p>
          </table:table-cell>
          <table:table-cell table:formula="of:=[Entrada.B48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82];[.$A$2:.$A$41];[.$B$2:.$B$41])" office:value-type="float" office:value="0">
            <text:p>#VALOR!</text:p>
          </table:table-cell>
          <table:table-cell table:formula="of:=LOOKUP([.E482];[.$A$2:.$A$41];[.$B$2:.$B$41])" office:value-type="float" office:value="0">
            <text:p>#VALOR!</text:p>
          </table:table-cell>
          <table:table-cell table:formula="of:=[.I482]+[.H48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82]*2" office:value-type="float" office:value="0">
            <text:p>0</text:p>
          </table:table-cell>
          <table:table-cell table:formula="of:=[.F482]*[.G48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86];SEARCH(&quot;,&quot;;[Entrada.A486])-1))" office:value-type="float" office:value="0">
            <text:p>#VALOR!</text:p>
          </table:table-cell>
          <table:table-cell table:formula="of:=VALUE(MID([Entrada.A486];SEARCH(&quot;,&quot;;[Entrada.A486])+1;100))" office:value-type="float" office:value="0">
            <text:p>#VALOR!</text:p>
          </table:table-cell>
          <table:table-cell table:formula="of:=[Entrada.B48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83];[.$A$2:.$A$41];[.$B$2:.$B$41])" office:value-type="float" office:value="0">
            <text:p>#VALOR!</text:p>
          </table:table-cell>
          <table:table-cell table:formula="of:=LOOKUP([.E483];[.$A$2:.$A$41];[.$B$2:.$B$41])" office:value-type="float" office:value="0">
            <text:p>#VALOR!</text:p>
          </table:table-cell>
          <table:table-cell table:formula="of:=[.I483]+[.H48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83]*2" office:value-type="float" office:value="0">
            <text:p>0</text:p>
          </table:table-cell>
          <table:table-cell table:formula="of:=[.F483]*[.G48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87];SEARCH(&quot;,&quot;;[Entrada.A487])-1))" office:value-type="float" office:value="0">
            <text:p>#VALOR!</text:p>
          </table:table-cell>
          <table:table-cell table:formula="of:=VALUE(MID([Entrada.A487];SEARCH(&quot;,&quot;;[Entrada.A487])+1;100))" office:value-type="float" office:value="0">
            <text:p>#VALOR!</text:p>
          </table:table-cell>
          <table:table-cell table:formula="of:=[Entrada.B48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84];[.$A$2:.$A$41];[.$B$2:.$B$41])" office:value-type="float" office:value="0">
            <text:p>#VALOR!</text:p>
          </table:table-cell>
          <table:table-cell table:formula="of:=LOOKUP([.E484];[.$A$2:.$A$41];[.$B$2:.$B$41])" office:value-type="float" office:value="0">
            <text:p>#VALOR!</text:p>
          </table:table-cell>
          <table:table-cell table:formula="of:=[.I484]+[.H48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84]*2" office:value-type="float" office:value="0">
            <text:p>0</text:p>
          </table:table-cell>
          <table:table-cell table:formula="of:=[.F484]*[.G48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88];SEARCH(&quot;,&quot;;[Entrada.A488])-1))" office:value-type="float" office:value="0">
            <text:p>#VALOR!</text:p>
          </table:table-cell>
          <table:table-cell table:formula="of:=VALUE(MID([Entrada.A488];SEARCH(&quot;,&quot;;[Entrada.A488])+1;100))" office:value-type="float" office:value="0">
            <text:p>#VALOR!</text:p>
          </table:table-cell>
          <table:table-cell table:formula="of:=[Entrada.B48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85];[.$A$2:.$A$41];[.$B$2:.$B$41])" office:value-type="float" office:value="0">
            <text:p>#VALOR!</text:p>
          </table:table-cell>
          <table:table-cell table:formula="of:=LOOKUP([.E485];[.$A$2:.$A$41];[.$B$2:.$B$41])" office:value-type="float" office:value="0">
            <text:p>#VALOR!</text:p>
          </table:table-cell>
          <table:table-cell table:formula="of:=[.I485]+[.H48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85]*2" office:value-type="float" office:value="0">
            <text:p>0</text:p>
          </table:table-cell>
          <table:table-cell table:formula="of:=[.F485]*[.G48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89];SEARCH(&quot;,&quot;;[Entrada.A489])-1))" office:value-type="float" office:value="0">
            <text:p>#VALOR!</text:p>
          </table:table-cell>
          <table:table-cell table:formula="of:=VALUE(MID([Entrada.A489];SEARCH(&quot;,&quot;;[Entrada.A489])+1;100))" office:value-type="float" office:value="0">
            <text:p>#VALOR!</text:p>
          </table:table-cell>
          <table:table-cell table:formula="of:=[Entrada.B48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86];[.$A$2:.$A$41];[.$B$2:.$B$41])" office:value-type="float" office:value="0">
            <text:p>#VALOR!</text:p>
          </table:table-cell>
          <table:table-cell table:formula="of:=LOOKUP([.E486];[.$A$2:.$A$41];[.$B$2:.$B$41])" office:value-type="float" office:value="0">
            <text:p>#VALOR!</text:p>
          </table:table-cell>
          <table:table-cell table:formula="of:=[.I486]+[.H48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86]*2" office:value-type="float" office:value="0">
            <text:p>0</text:p>
          </table:table-cell>
          <table:table-cell table:formula="of:=[.F486]*[.G48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90];SEARCH(&quot;,&quot;;[Entrada.A490])-1))" office:value-type="float" office:value="0">
            <text:p>#VALOR!</text:p>
          </table:table-cell>
          <table:table-cell table:formula="of:=VALUE(MID([Entrada.A490];SEARCH(&quot;,&quot;;[Entrada.A490])+1;100))" office:value-type="float" office:value="0">
            <text:p>#VALOR!</text:p>
          </table:table-cell>
          <table:table-cell table:formula="of:=[Entrada.B49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87];[.$A$2:.$A$41];[.$B$2:.$B$41])" office:value-type="float" office:value="0">
            <text:p>#VALOR!</text:p>
          </table:table-cell>
          <table:table-cell table:formula="of:=LOOKUP([.E487];[.$A$2:.$A$41];[.$B$2:.$B$41])" office:value-type="float" office:value="0">
            <text:p>#VALOR!</text:p>
          </table:table-cell>
          <table:table-cell table:formula="of:=[.I487]+[.H48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87]*2" office:value-type="float" office:value="0">
            <text:p>0</text:p>
          </table:table-cell>
          <table:table-cell table:formula="of:=[.F487]*[.G48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91];SEARCH(&quot;,&quot;;[Entrada.A491])-1))" office:value-type="float" office:value="0">
            <text:p>#VALOR!</text:p>
          </table:table-cell>
          <table:table-cell table:formula="of:=VALUE(MID([Entrada.A491];SEARCH(&quot;,&quot;;[Entrada.A491])+1;100))" office:value-type="float" office:value="0">
            <text:p>#VALOR!</text:p>
          </table:table-cell>
          <table:table-cell table:formula="of:=[Entrada.B49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88];[.$A$2:.$A$41];[.$B$2:.$B$41])" office:value-type="float" office:value="0">
            <text:p>#VALOR!</text:p>
          </table:table-cell>
          <table:table-cell table:formula="of:=LOOKUP([.E488];[.$A$2:.$A$41];[.$B$2:.$B$41])" office:value-type="float" office:value="0">
            <text:p>#VALOR!</text:p>
          </table:table-cell>
          <table:table-cell table:formula="of:=[.I488]+[.H48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88]*2" office:value-type="float" office:value="0">
            <text:p>0</text:p>
          </table:table-cell>
          <table:table-cell table:formula="of:=[.F488]*[.G48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92];SEARCH(&quot;,&quot;;[Entrada.A492])-1))" office:value-type="float" office:value="0">
            <text:p>#VALOR!</text:p>
          </table:table-cell>
          <table:table-cell table:formula="of:=VALUE(MID([Entrada.A492];SEARCH(&quot;,&quot;;[Entrada.A492])+1;100))" office:value-type="float" office:value="0">
            <text:p>#VALOR!</text:p>
          </table:table-cell>
          <table:table-cell table:formula="of:=[Entrada.B49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89];[.$A$2:.$A$41];[.$B$2:.$B$41])" office:value-type="float" office:value="0">
            <text:p>#VALOR!</text:p>
          </table:table-cell>
          <table:table-cell table:formula="of:=LOOKUP([.E489];[.$A$2:.$A$41];[.$B$2:.$B$41])" office:value-type="float" office:value="0">
            <text:p>#VALOR!</text:p>
          </table:table-cell>
          <table:table-cell table:formula="of:=[.I489]+[.H48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89]*2" office:value-type="float" office:value="0">
            <text:p>0</text:p>
          </table:table-cell>
          <table:table-cell table:formula="of:=[.F489]*[.G48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93];SEARCH(&quot;,&quot;;[Entrada.A493])-1))" office:value-type="float" office:value="0">
            <text:p>#VALOR!</text:p>
          </table:table-cell>
          <table:table-cell table:formula="of:=VALUE(MID([Entrada.A493];SEARCH(&quot;,&quot;;[Entrada.A493])+1;100))" office:value-type="float" office:value="0">
            <text:p>#VALOR!</text:p>
          </table:table-cell>
          <table:table-cell table:formula="of:=[Entrada.B49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90];[.$A$2:.$A$41];[.$B$2:.$B$41])" office:value-type="float" office:value="0">
            <text:p>#VALOR!</text:p>
          </table:table-cell>
          <table:table-cell table:formula="of:=LOOKUP([.E490];[.$A$2:.$A$41];[.$B$2:.$B$41])" office:value-type="float" office:value="0">
            <text:p>#VALOR!</text:p>
          </table:table-cell>
          <table:table-cell table:formula="of:=[.I490]+[.H49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90]*2" office:value-type="float" office:value="0">
            <text:p>0</text:p>
          </table:table-cell>
          <table:table-cell table:formula="of:=[.F490]*[.G49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94];SEARCH(&quot;,&quot;;[Entrada.A494])-1))" office:value-type="float" office:value="0">
            <text:p>#VALOR!</text:p>
          </table:table-cell>
          <table:table-cell table:formula="of:=VALUE(MID([Entrada.A494];SEARCH(&quot;,&quot;;[Entrada.A494])+1;100))" office:value-type="float" office:value="0">
            <text:p>#VALOR!</text:p>
          </table:table-cell>
          <table:table-cell table:formula="of:=[Entrada.B49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91];[.$A$2:.$A$41];[.$B$2:.$B$41])" office:value-type="float" office:value="0">
            <text:p>#VALOR!</text:p>
          </table:table-cell>
          <table:table-cell table:formula="of:=LOOKUP([.E491];[.$A$2:.$A$41];[.$B$2:.$B$41])" office:value-type="float" office:value="0">
            <text:p>#VALOR!</text:p>
          </table:table-cell>
          <table:table-cell table:formula="of:=[.I491]+[.H49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91]*2" office:value-type="float" office:value="0">
            <text:p>0</text:p>
          </table:table-cell>
          <table:table-cell table:formula="of:=[.F491]*[.G49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95];SEARCH(&quot;,&quot;;[Entrada.A495])-1))" office:value-type="float" office:value="0">
            <text:p>#VALOR!</text:p>
          </table:table-cell>
          <table:table-cell table:formula="of:=VALUE(MID([Entrada.A495];SEARCH(&quot;,&quot;;[Entrada.A495])+1;100))" office:value-type="float" office:value="0">
            <text:p>#VALOR!</text:p>
          </table:table-cell>
          <table:table-cell table:formula="of:=[Entrada.B49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92];[.$A$2:.$A$41];[.$B$2:.$B$41])" office:value-type="float" office:value="0">
            <text:p>#VALOR!</text:p>
          </table:table-cell>
          <table:table-cell table:formula="of:=LOOKUP([.E492];[.$A$2:.$A$41];[.$B$2:.$B$41])" office:value-type="float" office:value="0">
            <text:p>#VALOR!</text:p>
          </table:table-cell>
          <table:table-cell table:formula="of:=[.I492]+[.H49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92]*2" office:value-type="float" office:value="0">
            <text:p>0</text:p>
          </table:table-cell>
          <table:table-cell table:formula="of:=[.F492]*[.G49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96];SEARCH(&quot;,&quot;;[Entrada.A496])-1))" office:value-type="float" office:value="0">
            <text:p>#VALOR!</text:p>
          </table:table-cell>
          <table:table-cell table:formula="of:=VALUE(MID([Entrada.A496];SEARCH(&quot;,&quot;;[Entrada.A496])+1;100))" office:value-type="float" office:value="0">
            <text:p>#VALOR!</text:p>
          </table:table-cell>
          <table:table-cell table:formula="of:=[Entrada.B49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93];[.$A$2:.$A$41];[.$B$2:.$B$41])" office:value-type="float" office:value="0">
            <text:p>#VALOR!</text:p>
          </table:table-cell>
          <table:table-cell table:formula="of:=LOOKUP([.E493];[.$A$2:.$A$41];[.$B$2:.$B$41])" office:value-type="float" office:value="0">
            <text:p>#VALOR!</text:p>
          </table:table-cell>
          <table:table-cell table:formula="of:=[.I493]+[.H49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93]*2" office:value-type="float" office:value="0">
            <text:p>0</text:p>
          </table:table-cell>
          <table:table-cell table:formula="of:=[.F493]*[.G49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97];SEARCH(&quot;,&quot;;[Entrada.A497])-1))" office:value-type="float" office:value="0">
            <text:p>#VALOR!</text:p>
          </table:table-cell>
          <table:table-cell table:formula="of:=VALUE(MID([Entrada.A497];SEARCH(&quot;,&quot;;[Entrada.A497])+1;100))" office:value-type="float" office:value="0">
            <text:p>#VALOR!</text:p>
          </table:table-cell>
          <table:table-cell table:formula="of:=[Entrada.B49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94];[.$A$2:.$A$41];[.$B$2:.$B$41])" office:value-type="float" office:value="0">
            <text:p>#VALOR!</text:p>
          </table:table-cell>
          <table:table-cell table:formula="of:=LOOKUP([.E494];[.$A$2:.$A$41];[.$B$2:.$B$41])" office:value-type="float" office:value="0">
            <text:p>#VALOR!</text:p>
          </table:table-cell>
          <table:table-cell table:formula="of:=[.I494]+[.H49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94]*2" office:value-type="float" office:value="0">
            <text:p>0</text:p>
          </table:table-cell>
          <table:table-cell table:formula="of:=[.F494]*[.G49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98];SEARCH(&quot;,&quot;;[Entrada.A498])-1))" office:value-type="float" office:value="0">
            <text:p>#VALOR!</text:p>
          </table:table-cell>
          <table:table-cell table:formula="of:=VALUE(MID([Entrada.A498];SEARCH(&quot;,&quot;;[Entrada.A498])+1;100))" office:value-type="float" office:value="0">
            <text:p>#VALOR!</text:p>
          </table:table-cell>
          <table:table-cell table:formula="of:=[Entrada.B49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95];[.$A$2:.$A$41];[.$B$2:.$B$41])" office:value-type="float" office:value="0">
            <text:p>#VALOR!</text:p>
          </table:table-cell>
          <table:table-cell table:formula="of:=LOOKUP([.E495];[.$A$2:.$A$41];[.$B$2:.$B$41])" office:value-type="float" office:value="0">
            <text:p>#VALOR!</text:p>
          </table:table-cell>
          <table:table-cell table:formula="of:=[.I495]+[.H49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95]*2" office:value-type="float" office:value="0">
            <text:p>0</text:p>
          </table:table-cell>
          <table:table-cell table:formula="of:=[.F495]*[.G49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499];SEARCH(&quot;,&quot;;[Entrada.A499])-1))" office:value-type="float" office:value="0">
            <text:p>#VALOR!</text:p>
          </table:table-cell>
          <table:table-cell table:formula="of:=VALUE(MID([Entrada.A499];SEARCH(&quot;,&quot;;[Entrada.A499])+1;100))" office:value-type="float" office:value="0">
            <text:p>#VALOR!</text:p>
          </table:table-cell>
          <table:table-cell table:formula="of:=[Entrada.B49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96];[.$A$2:.$A$41];[.$B$2:.$B$41])" office:value-type="float" office:value="0">
            <text:p>#VALOR!</text:p>
          </table:table-cell>
          <table:table-cell table:formula="of:=LOOKUP([.E496];[.$A$2:.$A$41];[.$B$2:.$B$41])" office:value-type="float" office:value="0">
            <text:p>#VALOR!</text:p>
          </table:table-cell>
          <table:table-cell table:formula="of:=[.I496]+[.H49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96]*2" office:value-type="float" office:value="0">
            <text:p>0</text:p>
          </table:table-cell>
          <table:table-cell table:formula="of:=[.F496]*[.G49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00];SEARCH(&quot;,&quot;;[Entrada.A500])-1))" office:value-type="float" office:value="0">
            <text:p>#VALOR!</text:p>
          </table:table-cell>
          <table:table-cell table:formula="of:=VALUE(MID([Entrada.A500];SEARCH(&quot;,&quot;;[Entrada.A500])+1;100))" office:value-type="float" office:value="0">
            <text:p>#VALOR!</text:p>
          </table:table-cell>
          <table:table-cell table:formula="of:=[Entrada.B50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97];[.$A$2:.$A$41];[.$B$2:.$B$41])" office:value-type="float" office:value="0">
            <text:p>#VALOR!</text:p>
          </table:table-cell>
          <table:table-cell table:formula="of:=LOOKUP([.E497];[.$A$2:.$A$41];[.$B$2:.$B$41])" office:value-type="float" office:value="0">
            <text:p>#VALOR!</text:p>
          </table:table-cell>
          <table:table-cell table:formula="of:=[.I497]+[.H49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97]*2" office:value-type="float" office:value="0">
            <text:p>0</text:p>
          </table:table-cell>
          <table:table-cell table:formula="of:=[.F497]*[.G49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01];SEARCH(&quot;,&quot;;[Entrada.A501])-1))" office:value-type="float" office:value="0">
            <text:p>#VALOR!</text:p>
          </table:table-cell>
          <table:table-cell table:formula="of:=VALUE(MID([Entrada.A501];SEARCH(&quot;,&quot;;[Entrada.A501])+1;100))" office:value-type="float" office:value="0">
            <text:p>#VALOR!</text:p>
          </table:table-cell>
          <table:table-cell table:formula="of:=[Entrada.B50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98];[.$A$2:.$A$41];[.$B$2:.$B$41])" office:value-type="float" office:value="0">
            <text:p>#VALOR!</text:p>
          </table:table-cell>
          <table:table-cell table:formula="of:=LOOKUP([.E498];[.$A$2:.$A$41];[.$B$2:.$B$41])" office:value-type="float" office:value="0">
            <text:p>#VALOR!</text:p>
          </table:table-cell>
          <table:table-cell table:formula="of:=[.I498]+[.H49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98]*2" office:value-type="float" office:value="0">
            <text:p>0</text:p>
          </table:table-cell>
          <table:table-cell table:formula="of:=[.F498]*[.G49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02];SEARCH(&quot;,&quot;;[Entrada.A502])-1))" office:value-type="float" office:value="0">
            <text:p>#VALOR!</text:p>
          </table:table-cell>
          <table:table-cell table:formula="of:=VALUE(MID([Entrada.A502];SEARCH(&quot;,&quot;;[Entrada.A502])+1;100))" office:value-type="float" office:value="0">
            <text:p>#VALOR!</text:p>
          </table:table-cell>
          <table:table-cell table:formula="of:=[Entrada.B50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499];[.$A$2:.$A$41];[.$B$2:.$B$41])" office:value-type="float" office:value="0">
            <text:p>#VALOR!</text:p>
          </table:table-cell>
          <table:table-cell table:formula="of:=LOOKUP([.E499];[.$A$2:.$A$41];[.$B$2:.$B$41])" office:value-type="float" office:value="0">
            <text:p>#VALOR!</text:p>
          </table:table-cell>
          <table:table-cell table:formula="of:=[.I499]+[.H49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499]*2" office:value-type="float" office:value="0">
            <text:p>0</text:p>
          </table:table-cell>
          <table:table-cell table:formula="of:=[.F499]*[.G49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03];SEARCH(&quot;,&quot;;[Entrada.A503])-1))" office:value-type="float" office:value="0">
            <text:p>#VALOR!</text:p>
          </table:table-cell>
          <table:table-cell table:formula="of:=VALUE(MID([Entrada.A503];SEARCH(&quot;,&quot;;[Entrada.A503])+1;100))" office:value-type="float" office:value="0">
            <text:p>#VALOR!</text:p>
          </table:table-cell>
          <table:table-cell table:formula="of:=[Entrada.B50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00];[.$A$2:.$A$41];[.$B$2:.$B$41])" office:value-type="float" office:value="0">
            <text:p>#VALOR!</text:p>
          </table:table-cell>
          <table:table-cell table:formula="of:=LOOKUP([.E500];[.$A$2:.$A$41];[.$B$2:.$B$41])" office:value-type="float" office:value="0">
            <text:p>#VALOR!</text:p>
          </table:table-cell>
          <table:table-cell table:formula="of:=[.I500]+[.H50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00]*2" office:value-type="float" office:value="0">
            <text:p>0</text:p>
          </table:table-cell>
          <table:table-cell table:formula="of:=[.F500]*[.G50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04];SEARCH(&quot;,&quot;;[Entrada.A504])-1))" office:value-type="float" office:value="0">
            <text:p>#VALOR!</text:p>
          </table:table-cell>
          <table:table-cell table:formula="of:=VALUE(MID([Entrada.A504];SEARCH(&quot;,&quot;;[Entrada.A504])+1;100))" office:value-type="float" office:value="0">
            <text:p>#VALOR!</text:p>
          </table:table-cell>
          <table:table-cell table:formula="of:=[Entrada.B50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01];[.$A$2:.$A$41];[.$B$2:.$B$41])" office:value-type="float" office:value="0">
            <text:p>#VALOR!</text:p>
          </table:table-cell>
          <table:table-cell table:formula="of:=LOOKUP([.E501];[.$A$2:.$A$41];[.$B$2:.$B$41])" office:value-type="float" office:value="0">
            <text:p>#VALOR!</text:p>
          </table:table-cell>
          <table:table-cell table:formula="of:=[.I501]+[.H50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01]*2" office:value-type="float" office:value="0">
            <text:p>0</text:p>
          </table:table-cell>
          <table:table-cell table:formula="of:=[.F501]*[.G50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05];SEARCH(&quot;,&quot;;[Entrada.A505])-1))" office:value-type="float" office:value="0">
            <text:p>#VALOR!</text:p>
          </table:table-cell>
          <table:table-cell table:formula="of:=VALUE(MID([Entrada.A505];SEARCH(&quot;,&quot;;[Entrada.A505])+1;100))" office:value-type="float" office:value="0">
            <text:p>#VALOR!</text:p>
          </table:table-cell>
          <table:table-cell table:formula="of:=[Entrada.B50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02];[.$A$2:.$A$41];[.$B$2:.$B$41])" office:value-type="float" office:value="0">
            <text:p>#VALOR!</text:p>
          </table:table-cell>
          <table:table-cell table:formula="of:=LOOKUP([.E502];[.$A$2:.$A$41];[.$B$2:.$B$41])" office:value-type="float" office:value="0">
            <text:p>#VALOR!</text:p>
          </table:table-cell>
          <table:table-cell table:formula="of:=[.I502]+[.H50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02]*2" office:value-type="float" office:value="0">
            <text:p>0</text:p>
          </table:table-cell>
          <table:table-cell table:formula="of:=[.F502]*[.G50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06];SEARCH(&quot;,&quot;;[Entrada.A506])-1))" office:value-type="float" office:value="0">
            <text:p>#VALOR!</text:p>
          </table:table-cell>
          <table:table-cell table:formula="of:=VALUE(MID([Entrada.A506];SEARCH(&quot;,&quot;;[Entrada.A506])+1;100))" office:value-type="float" office:value="0">
            <text:p>#VALOR!</text:p>
          </table:table-cell>
          <table:table-cell table:formula="of:=[Entrada.B50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03];[.$A$2:.$A$41];[.$B$2:.$B$41])" office:value-type="float" office:value="0">
            <text:p>#VALOR!</text:p>
          </table:table-cell>
          <table:table-cell table:formula="of:=LOOKUP([.E503];[.$A$2:.$A$41];[.$B$2:.$B$41])" office:value-type="float" office:value="0">
            <text:p>#VALOR!</text:p>
          </table:table-cell>
          <table:table-cell table:formula="of:=[.I503]+[.H50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03]*2" office:value-type="float" office:value="0">
            <text:p>0</text:p>
          </table:table-cell>
          <table:table-cell table:formula="of:=[.F503]*[.G50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07];SEARCH(&quot;,&quot;;[Entrada.A507])-1))" office:value-type="float" office:value="0">
            <text:p>#VALOR!</text:p>
          </table:table-cell>
          <table:table-cell table:formula="of:=VALUE(MID([Entrada.A507];SEARCH(&quot;,&quot;;[Entrada.A507])+1;100))" office:value-type="float" office:value="0">
            <text:p>#VALOR!</text:p>
          </table:table-cell>
          <table:table-cell table:formula="of:=[Entrada.B50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04];[.$A$2:.$A$41];[.$B$2:.$B$41])" office:value-type="float" office:value="0">
            <text:p>#VALOR!</text:p>
          </table:table-cell>
          <table:table-cell table:formula="of:=LOOKUP([.E504];[.$A$2:.$A$41];[.$B$2:.$B$41])" office:value-type="float" office:value="0">
            <text:p>#VALOR!</text:p>
          </table:table-cell>
          <table:table-cell table:formula="of:=[.I504]+[.H50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04]*2" office:value-type="float" office:value="0">
            <text:p>0</text:p>
          </table:table-cell>
          <table:table-cell table:formula="of:=[.F504]*[.G50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08];SEARCH(&quot;,&quot;;[Entrada.A508])-1))" office:value-type="float" office:value="0">
            <text:p>#VALOR!</text:p>
          </table:table-cell>
          <table:table-cell table:formula="of:=VALUE(MID([Entrada.A508];SEARCH(&quot;,&quot;;[Entrada.A508])+1;100))" office:value-type="float" office:value="0">
            <text:p>#VALOR!</text:p>
          </table:table-cell>
          <table:table-cell table:formula="of:=[Entrada.B50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05];[.$A$2:.$A$41];[.$B$2:.$B$41])" office:value-type="float" office:value="0">
            <text:p>#VALOR!</text:p>
          </table:table-cell>
          <table:table-cell table:formula="of:=LOOKUP([.E505];[.$A$2:.$A$41];[.$B$2:.$B$41])" office:value-type="float" office:value="0">
            <text:p>#VALOR!</text:p>
          </table:table-cell>
          <table:table-cell table:formula="of:=[.I505]+[.H50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05]*2" office:value-type="float" office:value="0">
            <text:p>0</text:p>
          </table:table-cell>
          <table:table-cell table:formula="of:=[.F505]*[.G50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09];SEARCH(&quot;,&quot;;[Entrada.A509])-1))" office:value-type="float" office:value="0">
            <text:p>#VALOR!</text:p>
          </table:table-cell>
          <table:table-cell table:formula="of:=VALUE(MID([Entrada.A509];SEARCH(&quot;,&quot;;[Entrada.A509])+1;100))" office:value-type="float" office:value="0">
            <text:p>#VALOR!</text:p>
          </table:table-cell>
          <table:table-cell table:formula="of:=[Entrada.B50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06];[.$A$2:.$A$41];[.$B$2:.$B$41])" office:value-type="float" office:value="0">
            <text:p>#VALOR!</text:p>
          </table:table-cell>
          <table:table-cell table:formula="of:=LOOKUP([.E506];[.$A$2:.$A$41];[.$B$2:.$B$41])" office:value-type="float" office:value="0">
            <text:p>#VALOR!</text:p>
          </table:table-cell>
          <table:table-cell table:formula="of:=[.I506]+[.H50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06]*2" office:value-type="float" office:value="0">
            <text:p>0</text:p>
          </table:table-cell>
          <table:table-cell table:formula="of:=[.F506]*[.G50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10];SEARCH(&quot;,&quot;;[Entrada.A510])-1))" office:value-type="float" office:value="0">
            <text:p>#VALOR!</text:p>
          </table:table-cell>
          <table:table-cell table:formula="of:=VALUE(MID([Entrada.A510];SEARCH(&quot;,&quot;;[Entrada.A510])+1;100))" office:value-type="float" office:value="0">
            <text:p>#VALOR!</text:p>
          </table:table-cell>
          <table:table-cell table:formula="of:=[Entrada.B51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07];[.$A$2:.$A$41];[.$B$2:.$B$41])" office:value-type="float" office:value="0">
            <text:p>#VALOR!</text:p>
          </table:table-cell>
          <table:table-cell table:formula="of:=LOOKUP([.E507];[.$A$2:.$A$41];[.$B$2:.$B$41])" office:value-type="float" office:value="0">
            <text:p>#VALOR!</text:p>
          </table:table-cell>
          <table:table-cell table:formula="of:=[.I507]+[.H50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07]*2" office:value-type="float" office:value="0">
            <text:p>0</text:p>
          </table:table-cell>
          <table:table-cell table:formula="of:=[.F507]*[.G50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11];SEARCH(&quot;,&quot;;[Entrada.A511])-1))" office:value-type="float" office:value="0">
            <text:p>#VALOR!</text:p>
          </table:table-cell>
          <table:table-cell table:formula="of:=VALUE(MID([Entrada.A511];SEARCH(&quot;,&quot;;[Entrada.A511])+1;100))" office:value-type="float" office:value="0">
            <text:p>#VALOR!</text:p>
          </table:table-cell>
          <table:table-cell table:formula="of:=[Entrada.B51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08];[.$A$2:.$A$41];[.$B$2:.$B$41])" office:value-type="float" office:value="0">
            <text:p>#VALOR!</text:p>
          </table:table-cell>
          <table:table-cell table:formula="of:=LOOKUP([.E508];[.$A$2:.$A$41];[.$B$2:.$B$41])" office:value-type="float" office:value="0">
            <text:p>#VALOR!</text:p>
          </table:table-cell>
          <table:table-cell table:formula="of:=[.I508]+[.H50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08]*2" office:value-type="float" office:value="0">
            <text:p>0</text:p>
          </table:table-cell>
          <table:table-cell table:formula="of:=[.F508]*[.G50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12];SEARCH(&quot;,&quot;;[Entrada.A512])-1))" office:value-type="float" office:value="0">
            <text:p>#VALOR!</text:p>
          </table:table-cell>
          <table:table-cell table:formula="of:=VALUE(MID([Entrada.A512];SEARCH(&quot;,&quot;;[Entrada.A512])+1;100))" office:value-type="float" office:value="0">
            <text:p>#VALOR!</text:p>
          </table:table-cell>
          <table:table-cell table:formula="of:=[Entrada.B51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09];[.$A$2:.$A$41];[.$B$2:.$B$41])" office:value-type="float" office:value="0">
            <text:p>#VALOR!</text:p>
          </table:table-cell>
          <table:table-cell table:formula="of:=LOOKUP([.E509];[.$A$2:.$A$41];[.$B$2:.$B$41])" office:value-type="float" office:value="0">
            <text:p>#VALOR!</text:p>
          </table:table-cell>
          <table:table-cell table:formula="of:=[.I509]+[.H50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09]*2" office:value-type="float" office:value="0">
            <text:p>0</text:p>
          </table:table-cell>
          <table:table-cell table:formula="of:=[.F509]*[.G50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13];SEARCH(&quot;,&quot;;[Entrada.A513])-1))" office:value-type="float" office:value="0">
            <text:p>#VALOR!</text:p>
          </table:table-cell>
          <table:table-cell table:formula="of:=VALUE(MID([Entrada.A513];SEARCH(&quot;,&quot;;[Entrada.A513])+1;100))" office:value-type="float" office:value="0">
            <text:p>#VALOR!</text:p>
          </table:table-cell>
          <table:table-cell table:formula="of:=[Entrada.B51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10];[.$A$2:.$A$41];[.$B$2:.$B$41])" office:value-type="float" office:value="0">
            <text:p>#VALOR!</text:p>
          </table:table-cell>
          <table:table-cell table:formula="of:=LOOKUP([.E510];[.$A$2:.$A$41];[.$B$2:.$B$41])" office:value-type="float" office:value="0">
            <text:p>#VALOR!</text:p>
          </table:table-cell>
          <table:table-cell table:formula="of:=[.I510]+[.H51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10]*2" office:value-type="float" office:value="0">
            <text:p>0</text:p>
          </table:table-cell>
          <table:table-cell table:formula="of:=[.F510]*[.G51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14];SEARCH(&quot;,&quot;;[Entrada.A514])-1))" office:value-type="float" office:value="0">
            <text:p>#VALOR!</text:p>
          </table:table-cell>
          <table:table-cell table:formula="of:=VALUE(MID([Entrada.A514];SEARCH(&quot;,&quot;;[Entrada.A514])+1;100))" office:value-type="float" office:value="0">
            <text:p>#VALOR!</text:p>
          </table:table-cell>
          <table:table-cell table:formula="of:=[Entrada.B51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11];[.$A$2:.$A$41];[.$B$2:.$B$41])" office:value-type="float" office:value="0">
            <text:p>#VALOR!</text:p>
          </table:table-cell>
          <table:table-cell table:formula="of:=LOOKUP([.E511];[.$A$2:.$A$41];[.$B$2:.$B$41])" office:value-type="float" office:value="0">
            <text:p>#VALOR!</text:p>
          </table:table-cell>
          <table:table-cell table:formula="of:=[.I511]+[.H51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11]*2" office:value-type="float" office:value="0">
            <text:p>0</text:p>
          </table:table-cell>
          <table:table-cell table:formula="of:=[.F511]*[.G51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15];SEARCH(&quot;,&quot;;[Entrada.A515])-1))" office:value-type="float" office:value="0">
            <text:p>#VALOR!</text:p>
          </table:table-cell>
          <table:table-cell table:formula="of:=VALUE(MID([Entrada.A515];SEARCH(&quot;,&quot;;[Entrada.A515])+1;100))" office:value-type="float" office:value="0">
            <text:p>#VALOR!</text:p>
          </table:table-cell>
          <table:table-cell table:formula="of:=[Entrada.B5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12];[.$A$2:.$A$41];[.$B$2:.$B$41])" office:value-type="float" office:value="0">
            <text:p>#VALOR!</text:p>
          </table:table-cell>
          <table:table-cell table:formula="of:=LOOKUP([.E512];[.$A$2:.$A$41];[.$B$2:.$B$41])" office:value-type="float" office:value="0">
            <text:p>#VALOR!</text:p>
          </table:table-cell>
          <table:table-cell table:formula="of:=[.I512]+[.H51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12]*2" office:value-type="float" office:value="0">
            <text:p>0</text:p>
          </table:table-cell>
          <table:table-cell table:formula="of:=[.F512]*[.G51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16];SEARCH(&quot;,&quot;;[Entrada.A516])-1))" office:value-type="float" office:value="0">
            <text:p>#VALOR!</text:p>
          </table:table-cell>
          <table:table-cell table:formula="of:=VALUE(MID([Entrada.A516];SEARCH(&quot;,&quot;;[Entrada.A516])+1;100))" office:value-type="float" office:value="0">
            <text:p>#VALOR!</text:p>
          </table:table-cell>
          <table:table-cell table:formula="of:=[Entrada.B5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13];[.$A$2:.$A$41];[.$B$2:.$B$41])" office:value-type="float" office:value="0">
            <text:p>#VALOR!</text:p>
          </table:table-cell>
          <table:table-cell table:formula="of:=LOOKUP([.E513];[.$A$2:.$A$41];[.$B$2:.$B$41])" office:value-type="float" office:value="0">
            <text:p>#VALOR!</text:p>
          </table:table-cell>
          <table:table-cell table:formula="of:=[.I513]+[.H51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13]*2" office:value-type="float" office:value="0">
            <text:p>0</text:p>
          </table:table-cell>
          <table:table-cell table:formula="of:=[.F513]*[.G51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17];SEARCH(&quot;,&quot;;[Entrada.A517])-1))" office:value-type="float" office:value="0">
            <text:p>#VALOR!</text:p>
          </table:table-cell>
          <table:table-cell table:formula="of:=VALUE(MID([Entrada.A517];SEARCH(&quot;,&quot;;[Entrada.A517])+1;100))" office:value-type="float" office:value="0">
            <text:p>#VALOR!</text:p>
          </table:table-cell>
          <table:table-cell table:formula="of:=[Entrada.B5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14];[.$A$2:.$A$41];[.$B$2:.$B$41])" office:value-type="float" office:value="0">
            <text:p>#VALOR!</text:p>
          </table:table-cell>
          <table:table-cell table:formula="of:=LOOKUP([.E514];[.$A$2:.$A$41];[.$B$2:.$B$41])" office:value-type="float" office:value="0">
            <text:p>#VALOR!</text:p>
          </table:table-cell>
          <table:table-cell table:formula="of:=[.I514]+[.H51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14]*2" office:value-type="float" office:value="0">
            <text:p>0</text:p>
          </table:table-cell>
          <table:table-cell table:formula="of:=[.F514]*[.G51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18];SEARCH(&quot;,&quot;;[Entrada.A518])-1))" office:value-type="float" office:value="0">
            <text:p>#VALOR!</text:p>
          </table:table-cell>
          <table:table-cell table:formula="of:=VALUE(MID([Entrada.A518];SEARCH(&quot;,&quot;;[Entrada.A518])+1;100))" office:value-type="float" office:value="0">
            <text:p>#VALOR!</text:p>
          </table:table-cell>
          <table:table-cell table:formula="of:=[Entrada.B5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15];[.$A$2:.$A$41];[.$B$2:.$B$41])" office:value-type="float" office:value="0">
            <text:p>#VALOR!</text:p>
          </table:table-cell>
          <table:table-cell table:formula="of:=LOOKUP([.E515];[.$A$2:.$A$41];[.$B$2:.$B$41])" office:value-type="float" office:value="0">
            <text:p>#VALOR!</text:p>
          </table:table-cell>
          <table:table-cell table:formula="of:=[.I515]+[.H51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15]*2" office:value-type="float" office:value="0">
            <text:p>0</text:p>
          </table:table-cell>
          <table:table-cell table:formula="of:=[.F515]*[.G51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19];SEARCH(&quot;,&quot;;[Entrada.A519])-1))" office:value-type="float" office:value="0">
            <text:p>#VALOR!</text:p>
          </table:table-cell>
          <table:table-cell table:formula="of:=VALUE(MID([Entrada.A519];SEARCH(&quot;,&quot;;[Entrada.A519])+1;100))" office:value-type="float" office:value="0">
            <text:p>#VALOR!</text:p>
          </table:table-cell>
          <table:table-cell table:formula="of:=[Entrada.B5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16];[.$A$2:.$A$41];[.$B$2:.$B$41])" office:value-type="float" office:value="0">
            <text:p>#VALOR!</text:p>
          </table:table-cell>
          <table:table-cell table:formula="of:=LOOKUP([.E516];[.$A$2:.$A$41];[.$B$2:.$B$41])" office:value-type="float" office:value="0">
            <text:p>#VALOR!</text:p>
          </table:table-cell>
          <table:table-cell table:formula="of:=[.I516]+[.H51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16]*2" office:value-type="float" office:value="0">
            <text:p>0</text:p>
          </table:table-cell>
          <table:table-cell table:formula="of:=[.F516]*[.G51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20];SEARCH(&quot;,&quot;;[Entrada.A520])-1))" office:value-type="float" office:value="0">
            <text:p>#VALOR!</text:p>
          </table:table-cell>
          <table:table-cell table:formula="of:=VALUE(MID([Entrada.A520];SEARCH(&quot;,&quot;;[Entrada.A520])+1;100))" office:value-type="float" office:value="0">
            <text:p>#VALOR!</text:p>
          </table:table-cell>
          <table:table-cell table:formula="of:=[Entrada.B5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17];[.$A$2:.$A$41];[.$B$2:.$B$41])" office:value-type="float" office:value="0">
            <text:p>#VALOR!</text:p>
          </table:table-cell>
          <table:table-cell table:formula="of:=LOOKUP([.E517];[.$A$2:.$A$41];[.$B$2:.$B$41])" office:value-type="float" office:value="0">
            <text:p>#VALOR!</text:p>
          </table:table-cell>
          <table:table-cell table:formula="of:=[.I517]+[.H51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17]*2" office:value-type="float" office:value="0">
            <text:p>0</text:p>
          </table:table-cell>
          <table:table-cell table:formula="of:=[.F517]*[.G51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21];SEARCH(&quot;,&quot;;[Entrada.A521])-1))" office:value-type="float" office:value="0">
            <text:p>#VALOR!</text:p>
          </table:table-cell>
          <table:table-cell table:formula="of:=VALUE(MID([Entrada.A521];SEARCH(&quot;,&quot;;[Entrada.A521])+1;100))" office:value-type="float" office:value="0">
            <text:p>#VALOR!</text:p>
          </table:table-cell>
          <table:table-cell table:formula="of:=[Entrada.B5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18];[.$A$2:.$A$41];[.$B$2:.$B$41])" office:value-type="float" office:value="0">
            <text:p>#VALOR!</text:p>
          </table:table-cell>
          <table:table-cell table:formula="of:=LOOKUP([.E518];[.$A$2:.$A$41];[.$B$2:.$B$41])" office:value-type="float" office:value="0">
            <text:p>#VALOR!</text:p>
          </table:table-cell>
          <table:table-cell table:formula="of:=[.I518]+[.H51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18]*2" office:value-type="float" office:value="0">
            <text:p>0</text:p>
          </table:table-cell>
          <table:table-cell table:formula="of:=[.F518]*[.G51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22];SEARCH(&quot;,&quot;;[Entrada.A522])-1))" office:value-type="float" office:value="0">
            <text:p>#VALOR!</text:p>
          </table:table-cell>
          <table:table-cell table:formula="of:=VALUE(MID([Entrada.A522];SEARCH(&quot;,&quot;;[Entrada.A522])+1;100))" office:value-type="float" office:value="0">
            <text:p>#VALOR!</text:p>
          </table:table-cell>
          <table:table-cell table:formula="of:=[Entrada.B5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19];[.$A$2:.$A$41];[.$B$2:.$B$41])" office:value-type="float" office:value="0">
            <text:p>#VALOR!</text:p>
          </table:table-cell>
          <table:table-cell table:formula="of:=LOOKUP([.E519];[.$A$2:.$A$41];[.$B$2:.$B$41])" office:value-type="float" office:value="0">
            <text:p>#VALOR!</text:p>
          </table:table-cell>
          <table:table-cell table:formula="of:=[.I519]+[.H51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19]*2" office:value-type="float" office:value="0">
            <text:p>0</text:p>
          </table:table-cell>
          <table:table-cell table:formula="of:=[.F519]*[.G51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23];SEARCH(&quot;,&quot;;[Entrada.A523])-1))" office:value-type="float" office:value="0">
            <text:p>#VALOR!</text:p>
          </table:table-cell>
          <table:table-cell table:formula="of:=VALUE(MID([Entrada.A523];SEARCH(&quot;,&quot;;[Entrada.A523])+1;100))" office:value-type="float" office:value="0">
            <text:p>#VALOR!</text:p>
          </table:table-cell>
          <table:table-cell table:formula="of:=[Entrada.B5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20];[.$A$2:.$A$41];[.$B$2:.$B$41])" office:value-type="float" office:value="0">
            <text:p>#VALOR!</text:p>
          </table:table-cell>
          <table:table-cell table:formula="of:=LOOKUP([.E520];[.$A$2:.$A$41];[.$B$2:.$B$41])" office:value-type="float" office:value="0">
            <text:p>#VALOR!</text:p>
          </table:table-cell>
          <table:table-cell table:formula="of:=[.I520]+[.H52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20]*2" office:value-type="float" office:value="0">
            <text:p>0</text:p>
          </table:table-cell>
          <table:table-cell table:formula="of:=[.F520]*[.G52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24];SEARCH(&quot;,&quot;;[Entrada.A524])-1))" office:value-type="float" office:value="0">
            <text:p>#VALOR!</text:p>
          </table:table-cell>
          <table:table-cell table:formula="of:=VALUE(MID([Entrada.A524];SEARCH(&quot;,&quot;;[Entrada.A524])+1;100))" office:value-type="float" office:value="0">
            <text:p>#VALOR!</text:p>
          </table:table-cell>
          <table:table-cell table:formula="of:=[Entrada.B5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21];[.$A$2:.$A$41];[.$B$2:.$B$41])" office:value-type="float" office:value="0">
            <text:p>#VALOR!</text:p>
          </table:table-cell>
          <table:table-cell table:formula="of:=LOOKUP([.E521];[.$A$2:.$A$41];[.$B$2:.$B$41])" office:value-type="float" office:value="0">
            <text:p>#VALOR!</text:p>
          </table:table-cell>
          <table:table-cell table:formula="of:=[.I521]+[.H52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21]*2" office:value-type="float" office:value="0">
            <text:p>0</text:p>
          </table:table-cell>
          <table:table-cell table:formula="of:=[.F521]*[.G52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25];SEARCH(&quot;,&quot;;[Entrada.A525])-1))" office:value-type="float" office:value="0">
            <text:p>#VALOR!</text:p>
          </table:table-cell>
          <table:table-cell table:formula="of:=VALUE(MID([Entrada.A525];SEARCH(&quot;,&quot;;[Entrada.A525])+1;100))" office:value-type="float" office:value="0">
            <text:p>#VALOR!</text:p>
          </table:table-cell>
          <table:table-cell table:formula="of:=[Entrada.B52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22];[.$A$2:.$A$41];[.$B$2:.$B$41])" office:value-type="float" office:value="0">
            <text:p>#VALOR!</text:p>
          </table:table-cell>
          <table:table-cell table:formula="of:=LOOKUP([.E522];[.$A$2:.$A$41];[.$B$2:.$B$41])" office:value-type="float" office:value="0">
            <text:p>#VALOR!</text:p>
          </table:table-cell>
          <table:table-cell table:formula="of:=[.I522]+[.H52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22]*2" office:value-type="float" office:value="0">
            <text:p>0</text:p>
          </table:table-cell>
          <table:table-cell table:formula="of:=[.F522]*[.G52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26];SEARCH(&quot;,&quot;;[Entrada.A526])-1))" office:value-type="float" office:value="0">
            <text:p>#VALOR!</text:p>
          </table:table-cell>
          <table:table-cell table:formula="of:=VALUE(MID([Entrada.A526];SEARCH(&quot;,&quot;;[Entrada.A526])+1;100))" office:value-type="float" office:value="0">
            <text:p>#VALOR!</text:p>
          </table:table-cell>
          <table:table-cell table:formula="of:=[Entrada.B52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23];[.$A$2:.$A$41];[.$B$2:.$B$41])" office:value-type="float" office:value="0">
            <text:p>#VALOR!</text:p>
          </table:table-cell>
          <table:table-cell table:formula="of:=LOOKUP([.E523];[.$A$2:.$A$41];[.$B$2:.$B$41])" office:value-type="float" office:value="0">
            <text:p>#VALOR!</text:p>
          </table:table-cell>
          <table:table-cell table:formula="of:=[.I523]+[.H52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23]*2" office:value-type="float" office:value="0">
            <text:p>0</text:p>
          </table:table-cell>
          <table:table-cell table:formula="of:=[.F523]*[.G52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27];SEARCH(&quot;,&quot;;[Entrada.A527])-1))" office:value-type="float" office:value="0">
            <text:p>#VALOR!</text:p>
          </table:table-cell>
          <table:table-cell table:formula="of:=VALUE(MID([Entrada.A527];SEARCH(&quot;,&quot;;[Entrada.A527])+1;100))" office:value-type="float" office:value="0">
            <text:p>#VALOR!</text:p>
          </table:table-cell>
          <table:table-cell table:formula="of:=[Entrada.B52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24];[.$A$2:.$A$41];[.$B$2:.$B$41])" office:value-type="float" office:value="0">
            <text:p>#VALOR!</text:p>
          </table:table-cell>
          <table:table-cell table:formula="of:=LOOKUP([.E524];[.$A$2:.$A$41];[.$B$2:.$B$41])" office:value-type="float" office:value="0">
            <text:p>#VALOR!</text:p>
          </table:table-cell>
          <table:table-cell table:formula="of:=[.I524]+[.H52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24]*2" office:value-type="float" office:value="0">
            <text:p>0</text:p>
          </table:table-cell>
          <table:table-cell table:formula="of:=[.F524]*[.G52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28];SEARCH(&quot;,&quot;;[Entrada.A528])-1))" office:value-type="float" office:value="0">
            <text:p>#VALOR!</text:p>
          </table:table-cell>
          <table:table-cell table:formula="of:=VALUE(MID([Entrada.A528];SEARCH(&quot;,&quot;;[Entrada.A528])+1;100))" office:value-type="float" office:value="0">
            <text:p>#VALOR!</text:p>
          </table:table-cell>
          <table:table-cell table:formula="of:=[Entrada.B52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25];[.$A$2:.$A$41];[.$B$2:.$B$41])" office:value-type="float" office:value="0">
            <text:p>#VALOR!</text:p>
          </table:table-cell>
          <table:table-cell table:formula="of:=LOOKUP([.E525];[.$A$2:.$A$41];[.$B$2:.$B$41])" office:value-type="float" office:value="0">
            <text:p>#VALOR!</text:p>
          </table:table-cell>
          <table:table-cell table:formula="of:=[.I525]+[.H52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25]*2" office:value-type="float" office:value="0">
            <text:p>0</text:p>
          </table:table-cell>
          <table:table-cell table:formula="of:=[.F525]*[.G52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29];SEARCH(&quot;,&quot;;[Entrada.A529])-1))" office:value-type="float" office:value="0">
            <text:p>#VALOR!</text:p>
          </table:table-cell>
          <table:table-cell table:formula="of:=VALUE(MID([Entrada.A529];SEARCH(&quot;,&quot;;[Entrada.A529])+1;100))" office:value-type="float" office:value="0">
            <text:p>#VALOR!</text:p>
          </table:table-cell>
          <table:table-cell table:formula="of:=[Entrada.B52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26];[.$A$2:.$A$41];[.$B$2:.$B$41])" office:value-type="float" office:value="0">
            <text:p>#VALOR!</text:p>
          </table:table-cell>
          <table:table-cell table:formula="of:=LOOKUP([.E526];[.$A$2:.$A$41];[.$B$2:.$B$41])" office:value-type="float" office:value="0">
            <text:p>#VALOR!</text:p>
          </table:table-cell>
          <table:table-cell table:formula="of:=[.I526]+[.H52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26]*2" office:value-type="float" office:value="0">
            <text:p>0</text:p>
          </table:table-cell>
          <table:table-cell table:formula="of:=[.F526]*[.G52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30];SEARCH(&quot;,&quot;;[Entrada.A530])-1))" office:value-type="float" office:value="0">
            <text:p>#VALOR!</text:p>
          </table:table-cell>
          <table:table-cell table:formula="of:=VALUE(MID([Entrada.A530];SEARCH(&quot;,&quot;;[Entrada.A530])+1;100))" office:value-type="float" office:value="0">
            <text:p>#VALOR!</text:p>
          </table:table-cell>
          <table:table-cell table:formula="of:=[Entrada.B53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27];[.$A$2:.$A$41];[.$B$2:.$B$41])" office:value-type="float" office:value="0">
            <text:p>#VALOR!</text:p>
          </table:table-cell>
          <table:table-cell table:formula="of:=LOOKUP([.E527];[.$A$2:.$A$41];[.$B$2:.$B$41])" office:value-type="float" office:value="0">
            <text:p>#VALOR!</text:p>
          </table:table-cell>
          <table:table-cell table:formula="of:=[.I527]+[.H52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27]*2" office:value-type="float" office:value="0">
            <text:p>0</text:p>
          </table:table-cell>
          <table:table-cell table:formula="of:=[.F527]*[.G52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31];SEARCH(&quot;,&quot;;[Entrada.A531])-1))" office:value-type="float" office:value="0">
            <text:p>#VALOR!</text:p>
          </table:table-cell>
          <table:table-cell table:formula="of:=VALUE(MID([Entrada.A531];SEARCH(&quot;,&quot;;[Entrada.A531])+1;100))" office:value-type="float" office:value="0">
            <text:p>#VALOR!</text:p>
          </table:table-cell>
          <table:table-cell table:formula="of:=[Entrada.B53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28];[.$A$2:.$A$41];[.$B$2:.$B$41])" office:value-type="float" office:value="0">
            <text:p>#VALOR!</text:p>
          </table:table-cell>
          <table:table-cell table:formula="of:=LOOKUP([.E528];[.$A$2:.$A$41];[.$B$2:.$B$41])" office:value-type="float" office:value="0">
            <text:p>#VALOR!</text:p>
          </table:table-cell>
          <table:table-cell table:formula="of:=[.I528]+[.H52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28]*2" office:value-type="float" office:value="0">
            <text:p>0</text:p>
          </table:table-cell>
          <table:table-cell table:formula="of:=[.F528]*[.G52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32];SEARCH(&quot;,&quot;;[Entrada.A532])-1))" office:value-type="float" office:value="0">
            <text:p>#VALOR!</text:p>
          </table:table-cell>
          <table:table-cell table:formula="of:=VALUE(MID([Entrada.A532];SEARCH(&quot;,&quot;;[Entrada.A532])+1;100))" office:value-type="float" office:value="0">
            <text:p>#VALOR!</text:p>
          </table:table-cell>
          <table:table-cell table:formula="of:=[Entrada.B53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29];[.$A$2:.$A$41];[.$B$2:.$B$41])" office:value-type="float" office:value="0">
            <text:p>#VALOR!</text:p>
          </table:table-cell>
          <table:table-cell table:formula="of:=LOOKUP([.E529];[.$A$2:.$A$41];[.$B$2:.$B$41])" office:value-type="float" office:value="0">
            <text:p>#VALOR!</text:p>
          </table:table-cell>
          <table:table-cell table:formula="of:=[.I529]+[.H52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29]*2" office:value-type="float" office:value="0">
            <text:p>0</text:p>
          </table:table-cell>
          <table:table-cell table:formula="of:=[.F529]*[.G52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33];SEARCH(&quot;,&quot;;[Entrada.A533])-1))" office:value-type="float" office:value="0">
            <text:p>#VALOR!</text:p>
          </table:table-cell>
          <table:table-cell table:formula="of:=VALUE(MID([Entrada.A533];SEARCH(&quot;,&quot;;[Entrada.A533])+1;100))" office:value-type="float" office:value="0">
            <text:p>#VALOR!</text:p>
          </table:table-cell>
          <table:table-cell table:formula="of:=[Entrada.B5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30];[.$A$2:.$A$41];[.$B$2:.$B$41])" office:value-type="float" office:value="0">
            <text:p>#VALOR!</text:p>
          </table:table-cell>
          <table:table-cell table:formula="of:=LOOKUP([.E530];[.$A$2:.$A$41];[.$B$2:.$B$41])" office:value-type="float" office:value="0">
            <text:p>#VALOR!</text:p>
          </table:table-cell>
          <table:table-cell table:formula="of:=[.I530]+[.H53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30]*2" office:value-type="float" office:value="0">
            <text:p>0</text:p>
          </table:table-cell>
          <table:table-cell table:formula="of:=[.F530]*[.G53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34];SEARCH(&quot;,&quot;;[Entrada.A534])-1))" office:value-type="float" office:value="0">
            <text:p>#VALOR!</text:p>
          </table:table-cell>
          <table:table-cell table:formula="of:=VALUE(MID([Entrada.A534];SEARCH(&quot;,&quot;;[Entrada.A534])+1;100))" office:value-type="float" office:value="0">
            <text:p>#VALOR!</text:p>
          </table:table-cell>
          <table:table-cell table:formula="of:=[Entrada.B53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31];[.$A$2:.$A$41];[.$B$2:.$B$41])" office:value-type="float" office:value="0">
            <text:p>#VALOR!</text:p>
          </table:table-cell>
          <table:table-cell table:formula="of:=LOOKUP([.E531];[.$A$2:.$A$41];[.$B$2:.$B$41])" office:value-type="float" office:value="0">
            <text:p>#VALOR!</text:p>
          </table:table-cell>
          <table:table-cell table:formula="of:=[.I531]+[.H53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31]*2" office:value-type="float" office:value="0">
            <text:p>0</text:p>
          </table:table-cell>
          <table:table-cell table:formula="of:=[.F531]*[.G53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35];SEARCH(&quot;,&quot;;[Entrada.A535])-1))" office:value-type="float" office:value="0">
            <text:p>#VALOR!</text:p>
          </table:table-cell>
          <table:table-cell table:formula="of:=VALUE(MID([Entrada.A535];SEARCH(&quot;,&quot;;[Entrada.A535])+1;100))" office:value-type="float" office:value="0">
            <text:p>#VALOR!</text:p>
          </table:table-cell>
          <table:table-cell table:formula="of:=[Entrada.B53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32];[.$A$2:.$A$41];[.$B$2:.$B$41])" office:value-type="float" office:value="0">
            <text:p>#VALOR!</text:p>
          </table:table-cell>
          <table:table-cell table:formula="of:=LOOKUP([.E532];[.$A$2:.$A$41];[.$B$2:.$B$41])" office:value-type="float" office:value="0">
            <text:p>#VALOR!</text:p>
          </table:table-cell>
          <table:table-cell table:formula="of:=[.I532]+[.H53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32]*2" office:value-type="float" office:value="0">
            <text:p>0</text:p>
          </table:table-cell>
          <table:table-cell table:formula="of:=[.F532]*[.G53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36];SEARCH(&quot;,&quot;;[Entrada.A536])-1))" office:value-type="float" office:value="0">
            <text:p>#VALOR!</text:p>
          </table:table-cell>
          <table:table-cell table:formula="of:=VALUE(MID([Entrada.A536];SEARCH(&quot;,&quot;;[Entrada.A536])+1;100))" office:value-type="float" office:value="0">
            <text:p>#VALOR!</text:p>
          </table:table-cell>
          <table:table-cell table:formula="of:=[Entrada.B53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33];[.$A$2:.$A$41];[.$B$2:.$B$41])" office:value-type="float" office:value="0">
            <text:p>#VALOR!</text:p>
          </table:table-cell>
          <table:table-cell table:formula="of:=LOOKUP([.E533];[.$A$2:.$A$41];[.$B$2:.$B$41])" office:value-type="float" office:value="0">
            <text:p>#VALOR!</text:p>
          </table:table-cell>
          <table:table-cell table:formula="of:=[.I533]+[.H53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33]*2" office:value-type="float" office:value="0">
            <text:p>0</text:p>
          </table:table-cell>
          <table:table-cell table:formula="of:=[.F533]*[.G53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37];SEARCH(&quot;,&quot;;[Entrada.A537])-1))" office:value-type="float" office:value="0">
            <text:p>#VALOR!</text:p>
          </table:table-cell>
          <table:table-cell table:formula="of:=VALUE(MID([Entrada.A537];SEARCH(&quot;,&quot;;[Entrada.A537])+1;100))" office:value-type="float" office:value="0">
            <text:p>#VALOR!</text:p>
          </table:table-cell>
          <table:table-cell table:formula="of:=[Entrada.B53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34];[.$A$2:.$A$41];[.$B$2:.$B$41])" office:value-type="float" office:value="0">
            <text:p>#VALOR!</text:p>
          </table:table-cell>
          <table:table-cell table:formula="of:=LOOKUP([.E534];[.$A$2:.$A$41];[.$B$2:.$B$41])" office:value-type="float" office:value="0">
            <text:p>#VALOR!</text:p>
          </table:table-cell>
          <table:table-cell table:formula="of:=[.I534]+[.H53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34]*2" office:value-type="float" office:value="0">
            <text:p>0</text:p>
          </table:table-cell>
          <table:table-cell table:formula="of:=[.F534]*[.G53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38];SEARCH(&quot;,&quot;;[Entrada.A538])-1))" office:value-type="float" office:value="0">
            <text:p>#VALOR!</text:p>
          </table:table-cell>
          <table:table-cell table:formula="of:=VALUE(MID([Entrada.A538];SEARCH(&quot;,&quot;;[Entrada.A538])+1;100))" office:value-type="float" office:value="0">
            <text:p>#VALOR!</text:p>
          </table:table-cell>
          <table:table-cell table:formula="of:=[Entrada.B53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35];[.$A$2:.$A$41];[.$B$2:.$B$41])" office:value-type="float" office:value="0">
            <text:p>#VALOR!</text:p>
          </table:table-cell>
          <table:table-cell table:formula="of:=LOOKUP([.E535];[.$A$2:.$A$41];[.$B$2:.$B$41])" office:value-type="float" office:value="0">
            <text:p>#VALOR!</text:p>
          </table:table-cell>
          <table:table-cell table:formula="of:=[.I535]+[.H53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35]*2" office:value-type="float" office:value="0">
            <text:p>0</text:p>
          </table:table-cell>
          <table:table-cell table:formula="of:=[.F535]*[.G53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39];SEARCH(&quot;,&quot;;[Entrada.A539])-1))" office:value-type="float" office:value="0">
            <text:p>#VALOR!</text:p>
          </table:table-cell>
          <table:table-cell table:formula="of:=VALUE(MID([Entrada.A539];SEARCH(&quot;,&quot;;[Entrada.A539])+1;100))" office:value-type="float" office:value="0">
            <text:p>#VALOR!</text:p>
          </table:table-cell>
          <table:table-cell table:formula="of:=[Entrada.B53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36];[.$A$2:.$A$41];[.$B$2:.$B$41])" office:value-type="float" office:value="0">
            <text:p>#VALOR!</text:p>
          </table:table-cell>
          <table:table-cell table:formula="of:=LOOKUP([.E536];[.$A$2:.$A$41];[.$B$2:.$B$41])" office:value-type="float" office:value="0">
            <text:p>#VALOR!</text:p>
          </table:table-cell>
          <table:table-cell table:formula="of:=[.I536]+[.H53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36]*2" office:value-type="float" office:value="0">
            <text:p>0</text:p>
          </table:table-cell>
          <table:table-cell table:formula="of:=[.F536]*[.G53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40];SEARCH(&quot;,&quot;;[Entrada.A540])-1))" office:value-type="float" office:value="0">
            <text:p>#VALOR!</text:p>
          </table:table-cell>
          <table:table-cell table:formula="of:=VALUE(MID([Entrada.A540];SEARCH(&quot;,&quot;;[Entrada.A540])+1;100))" office:value-type="float" office:value="0">
            <text:p>#VALOR!</text:p>
          </table:table-cell>
          <table:table-cell table:formula="of:=[Entrada.B54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37];[.$A$2:.$A$41];[.$B$2:.$B$41])" office:value-type="float" office:value="0">
            <text:p>#VALOR!</text:p>
          </table:table-cell>
          <table:table-cell table:formula="of:=LOOKUP([.E537];[.$A$2:.$A$41];[.$B$2:.$B$41])" office:value-type="float" office:value="0">
            <text:p>#VALOR!</text:p>
          </table:table-cell>
          <table:table-cell table:formula="of:=[.I537]+[.H53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37]*2" office:value-type="float" office:value="0">
            <text:p>0</text:p>
          </table:table-cell>
          <table:table-cell table:formula="of:=[.F537]*[.G53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41];SEARCH(&quot;,&quot;;[Entrada.A541])-1))" office:value-type="float" office:value="0">
            <text:p>#VALOR!</text:p>
          </table:table-cell>
          <table:table-cell table:formula="of:=VALUE(MID([Entrada.A541];SEARCH(&quot;,&quot;;[Entrada.A541])+1;100))" office:value-type="float" office:value="0">
            <text:p>#VALOR!</text:p>
          </table:table-cell>
          <table:table-cell table:formula="of:=[Entrada.B54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38];[.$A$2:.$A$41];[.$B$2:.$B$41])" office:value-type="float" office:value="0">
            <text:p>#VALOR!</text:p>
          </table:table-cell>
          <table:table-cell table:formula="of:=LOOKUP([.E538];[.$A$2:.$A$41];[.$B$2:.$B$41])" office:value-type="float" office:value="0">
            <text:p>#VALOR!</text:p>
          </table:table-cell>
          <table:table-cell table:formula="of:=[.I538]+[.H53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38]*2" office:value-type="float" office:value="0">
            <text:p>0</text:p>
          </table:table-cell>
          <table:table-cell table:formula="of:=[.F538]*[.G53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42];SEARCH(&quot;,&quot;;[Entrada.A542])-1))" office:value-type="float" office:value="0">
            <text:p>#VALOR!</text:p>
          </table:table-cell>
          <table:table-cell table:formula="of:=VALUE(MID([Entrada.A542];SEARCH(&quot;,&quot;;[Entrada.A542])+1;100))" office:value-type="float" office:value="0">
            <text:p>#VALOR!</text:p>
          </table:table-cell>
          <table:table-cell table:formula="of:=[Entrada.B54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39];[.$A$2:.$A$41];[.$B$2:.$B$41])" office:value-type="float" office:value="0">
            <text:p>#VALOR!</text:p>
          </table:table-cell>
          <table:table-cell table:formula="of:=LOOKUP([.E539];[.$A$2:.$A$41];[.$B$2:.$B$41])" office:value-type="float" office:value="0">
            <text:p>#VALOR!</text:p>
          </table:table-cell>
          <table:table-cell table:formula="of:=[.I539]+[.H53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39]*2" office:value-type="float" office:value="0">
            <text:p>0</text:p>
          </table:table-cell>
          <table:table-cell table:formula="of:=[.F539]*[.G53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43];SEARCH(&quot;,&quot;;[Entrada.A543])-1))" office:value-type="float" office:value="0">
            <text:p>#VALOR!</text:p>
          </table:table-cell>
          <table:table-cell table:formula="of:=VALUE(MID([Entrada.A543];SEARCH(&quot;,&quot;;[Entrada.A543])+1;100))" office:value-type="float" office:value="0">
            <text:p>#VALOR!</text:p>
          </table:table-cell>
          <table:table-cell table:formula="of:=[Entrada.B54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40];[.$A$2:.$A$41];[.$B$2:.$B$41])" office:value-type="float" office:value="0">
            <text:p>#VALOR!</text:p>
          </table:table-cell>
          <table:table-cell table:formula="of:=LOOKUP([.E540];[.$A$2:.$A$41];[.$B$2:.$B$41])" office:value-type="float" office:value="0">
            <text:p>#VALOR!</text:p>
          </table:table-cell>
          <table:table-cell table:formula="of:=[.I540]+[.H54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40]*2" office:value-type="float" office:value="0">
            <text:p>0</text:p>
          </table:table-cell>
          <table:table-cell table:formula="of:=[.F540]*[.G54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44];SEARCH(&quot;,&quot;;[Entrada.A544])-1))" office:value-type="float" office:value="0">
            <text:p>#VALOR!</text:p>
          </table:table-cell>
          <table:table-cell table:formula="of:=VALUE(MID([Entrada.A544];SEARCH(&quot;,&quot;;[Entrada.A544])+1;100))" office:value-type="float" office:value="0">
            <text:p>#VALOR!</text:p>
          </table:table-cell>
          <table:table-cell table:formula="of:=[Entrada.B54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41];[.$A$2:.$A$41];[.$B$2:.$B$41])" office:value-type="float" office:value="0">
            <text:p>#VALOR!</text:p>
          </table:table-cell>
          <table:table-cell table:formula="of:=LOOKUP([.E541];[.$A$2:.$A$41];[.$B$2:.$B$41])" office:value-type="float" office:value="0">
            <text:p>#VALOR!</text:p>
          </table:table-cell>
          <table:table-cell table:formula="of:=[.I541]+[.H54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41]*2" office:value-type="float" office:value="0">
            <text:p>0</text:p>
          </table:table-cell>
          <table:table-cell table:formula="of:=[.F541]*[.G54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45];SEARCH(&quot;,&quot;;[Entrada.A545])-1))" office:value-type="float" office:value="0">
            <text:p>#VALOR!</text:p>
          </table:table-cell>
          <table:table-cell table:formula="of:=VALUE(MID([Entrada.A545];SEARCH(&quot;,&quot;;[Entrada.A545])+1;100))" office:value-type="float" office:value="0">
            <text:p>#VALOR!</text:p>
          </table:table-cell>
          <table:table-cell table:formula="of:=[Entrada.B54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42];[.$A$2:.$A$41];[.$B$2:.$B$41])" office:value-type="float" office:value="0">
            <text:p>#VALOR!</text:p>
          </table:table-cell>
          <table:table-cell table:formula="of:=LOOKUP([.E542];[.$A$2:.$A$41];[.$B$2:.$B$41])" office:value-type="float" office:value="0">
            <text:p>#VALOR!</text:p>
          </table:table-cell>
          <table:table-cell table:formula="of:=[.I542]+[.H54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42]*2" office:value-type="float" office:value="0">
            <text:p>0</text:p>
          </table:table-cell>
          <table:table-cell table:formula="of:=[.F542]*[.G54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46];SEARCH(&quot;,&quot;;[Entrada.A546])-1))" office:value-type="float" office:value="0">
            <text:p>#VALOR!</text:p>
          </table:table-cell>
          <table:table-cell table:formula="of:=VALUE(MID([Entrada.A546];SEARCH(&quot;,&quot;;[Entrada.A546])+1;100))" office:value-type="float" office:value="0">
            <text:p>#VALOR!</text:p>
          </table:table-cell>
          <table:table-cell table:formula="of:=[Entrada.B54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43];[.$A$2:.$A$41];[.$B$2:.$B$41])" office:value-type="float" office:value="0">
            <text:p>#VALOR!</text:p>
          </table:table-cell>
          <table:table-cell table:formula="of:=LOOKUP([.E543];[.$A$2:.$A$41];[.$B$2:.$B$41])" office:value-type="float" office:value="0">
            <text:p>#VALOR!</text:p>
          </table:table-cell>
          <table:table-cell table:formula="of:=[.I543]+[.H54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43]*2" office:value-type="float" office:value="0">
            <text:p>0</text:p>
          </table:table-cell>
          <table:table-cell table:formula="of:=[.F543]*[.G54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47];SEARCH(&quot;,&quot;;[Entrada.A547])-1))" office:value-type="float" office:value="0">
            <text:p>#VALOR!</text:p>
          </table:table-cell>
          <table:table-cell table:formula="of:=VALUE(MID([Entrada.A547];SEARCH(&quot;,&quot;;[Entrada.A547])+1;100))" office:value-type="float" office:value="0">
            <text:p>#VALOR!</text:p>
          </table:table-cell>
          <table:table-cell table:formula="of:=[Entrada.B54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44];[.$A$2:.$A$41];[.$B$2:.$B$41])" office:value-type="float" office:value="0">
            <text:p>#VALOR!</text:p>
          </table:table-cell>
          <table:table-cell table:formula="of:=LOOKUP([.E544];[.$A$2:.$A$41];[.$B$2:.$B$41])" office:value-type="float" office:value="0">
            <text:p>#VALOR!</text:p>
          </table:table-cell>
          <table:table-cell table:formula="of:=[.I544]+[.H54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44]*2" office:value-type="float" office:value="0">
            <text:p>0</text:p>
          </table:table-cell>
          <table:table-cell table:formula="of:=[.F544]*[.G54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48];SEARCH(&quot;,&quot;;[Entrada.A548])-1))" office:value-type="float" office:value="0">
            <text:p>#VALOR!</text:p>
          </table:table-cell>
          <table:table-cell table:formula="of:=VALUE(MID([Entrada.A548];SEARCH(&quot;,&quot;;[Entrada.A548])+1;100))" office:value-type="float" office:value="0">
            <text:p>#VALOR!</text:p>
          </table:table-cell>
          <table:table-cell table:formula="of:=[Entrada.B54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45];[.$A$2:.$A$41];[.$B$2:.$B$41])" office:value-type="float" office:value="0">
            <text:p>#VALOR!</text:p>
          </table:table-cell>
          <table:table-cell table:formula="of:=LOOKUP([.E545];[.$A$2:.$A$41];[.$B$2:.$B$41])" office:value-type="float" office:value="0">
            <text:p>#VALOR!</text:p>
          </table:table-cell>
          <table:table-cell table:formula="of:=[.I545]+[.H54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45]*2" office:value-type="float" office:value="0">
            <text:p>0</text:p>
          </table:table-cell>
          <table:table-cell table:formula="of:=[.F545]*[.G54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49];SEARCH(&quot;,&quot;;[Entrada.A549])-1))" office:value-type="float" office:value="0">
            <text:p>#VALOR!</text:p>
          </table:table-cell>
          <table:table-cell table:formula="of:=VALUE(MID([Entrada.A549];SEARCH(&quot;,&quot;;[Entrada.A549])+1;100))" office:value-type="float" office:value="0">
            <text:p>#VALOR!</text:p>
          </table:table-cell>
          <table:table-cell table:formula="of:=[Entrada.B54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46];[.$A$2:.$A$41];[.$B$2:.$B$41])" office:value-type="float" office:value="0">
            <text:p>#VALOR!</text:p>
          </table:table-cell>
          <table:table-cell table:formula="of:=LOOKUP([.E546];[.$A$2:.$A$41];[.$B$2:.$B$41])" office:value-type="float" office:value="0">
            <text:p>#VALOR!</text:p>
          </table:table-cell>
          <table:table-cell table:formula="of:=[.I546]+[.H54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46]*2" office:value-type="float" office:value="0">
            <text:p>0</text:p>
          </table:table-cell>
          <table:table-cell table:formula="of:=[.F546]*[.G54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50];SEARCH(&quot;,&quot;;[Entrada.A550])-1))" office:value-type="float" office:value="0">
            <text:p>#VALOR!</text:p>
          </table:table-cell>
          <table:table-cell table:formula="of:=VALUE(MID([Entrada.A550];SEARCH(&quot;,&quot;;[Entrada.A550])+1;100))" office:value-type="float" office:value="0">
            <text:p>#VALOR!</text:p>
          </table:table-cell>
          <table:table-cell table:formula="of:=[Entrada.B55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47];[.$A$2:.$A$41];[.$B$2:.$B$41])" office:value-type="float" office:value="0">
            <text:p>#VALOR!</text:p>
          </table:table-cell>
          <table:table-cell table:formula="of:=LOOKUP([.E547];[.$A$2:.$A$41];[.$B$2:.$B$41])" office:value-type="float" office:value="0">
            <text:p>#VALOR!</text:p>
          </table:table-cell>
          <table:table-cell table:formula="of:=[.I547]+[.H54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47]*2" office:value-type="float" office:value="0">
            <text:p>0</text:p>
          </table:table-cell>
          <table:table-cell table:formula="of:=[.F547]*[.G54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51];SEARCH(&quot;,&quot;;[Entrada.A551])-1))" office:value-type="float" office:value="0">
            <text:p>#VALOR!</text:p>
          </table:table-cell>
          <table:table-cell table:formula="of:=VALUE(MID([Entrada.A551];SEARCH(&quot;,&quot;;[Entrada.A551])+1;100))" office:value-type="float" office:value="0">
            <text:p>#VALOR!</text:p>
          </table:table-cell>
          <table:table-cell table:formula="of:=[Entrada.B55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48];[.$A$2:.$A$41];[.$B$2:.$B$41])" office:value-type="float" office:value="0">
            <text:p>#VALOR!</text:p>
          </table:table-cell>
          <table:table-cell table:formula="of:=LOOKUP([.E548];[.$A$2:.$A$41];[.$B$2:.$B$41])" office:value-type="float" office:value="0">
            <text:p>#VALOR!</text:p>
          </table:table-cell>
          <table:table-cell table:formula="of:=[.I548]+[.H54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48]*2" office:value-type="float" office:value="0">
            <text:p>0</text:p>
          </table:table-cell>
          <table:table-cell table:formula="of:=[.F548]*[.G54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52];SEARCH(&quot;,&quot;;[Entrada.A552])-1))" office:value-type="float" office:value="0">
            <text:p>#VALOR!</text:p>
          </table:table-cell>
          <table:table-cell table:formula="of:=VALUE(MID([Entrada.A552];SEARCH(&quot;,&quot;;[Entrada.A552])+1;100))" office:value-type="float" office:value="0">
            <text:p>#VALOR!</text:p>
          </table:table-cell>
          <table:table-cell table:formula="of:=[Entrada.B55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49];[.$A$2:.$A$41];[.$B$2:.$B$41])" office:value-type="float" office:value="0">
            <text:p>#VALOR!</text:p>
          </table:table-cell>
          <table:table-cell table:formula="of:=LOOKUP([.E549];[.$A$2:.$A$41];[.$B$2:.$B$41])" office:value-type="float" office:value="0">
            <text:p>#VALOR!</text:p>
          </table:table-cell>
          <table:table-cell table:formula="of:=[.I549]+[.H54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49]*2" office:value-type="float" office:value="0">
            <text:p>0</text:p>
          </table:table-cell>
          <table:table-cell table:formula="of:=[.F549]*[.G54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53];SEARCH(&quot;,&quot;;[Entrada.A553])-1))" office:value-type="float" office:value="0">
            <text:p>#VALOR!</text:p>
          </table:table-cell>
          <table:table-cell table:formula="of:=VALUE(MID([Entrada.A553];SEARCH(&quot;,&quot;;[Entrada.A553])+1;100))" office:value-type="float" office:value="0">
            <text:p>#VALOR!</text:p>
          </table:table-cell>
          <table:table-cell table:formula="of:=[Entrada.B55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50];[.$A$2:.$A$41];[.$B$2:.$B$41])" office:value-type="float" office:value="0">
            <text:p>#VALOR!</text:p>
          </table:table-cell>
          <table:table-cell table:formula="of:=LOOKUP([.E550];[.$A$2:.$A$41];[.$B$2:.$B$41])" office:value-type="float" office:value="0">
            <text:p>#VALOR!</text:p>
          </table:table-cell>
          <table:table-cell table:formula="of:=[.I550]+[.H55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50]*2" office:value-type="float" office:value="0">
            <text:p>0</text:p>
          </table:table-cell>
          <table:table-cell table:formula="of:=[.F550]*[.G55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54];SEARCH(&quot;,&quot;;[Entrada.A554])-1))" office:value-type="float" office:value="0">
            <text:p>#VALOR!</text:p>
          </table:table-cell>
          <table:table-cell table:formula="of:=VALUE(MID([Entrada.A554];SEARCH(&quot;,&quot;;[Entrada.A554])+1;100))" office:value-type="float" office:value="0">
            <text:p>#VALOR!</text:p>
          </table:table-cell>
          <table:table-cell table:formula="of:=[Entrada.B55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51];[.$A$2:.$A$41];[.$B$2:.$B$41])" office:value-type="float" office:value="0">
            <text:p>#VALOR!</text:p>
          </table:table-cell>
          <table:table-cell table:formula="of:=LOOKUP([.E551];[.$A$2:.$A$41];[.$B$2:.$B$41])" office:value-type="float" office:value="0">
            <text:p>#VALOR!</text:p>
          </table:table-cell>
          <table:table-cell table:formula="of:=[.I551]+[.H55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51]*2" office:value-type="float" office:value="0">
            <text:p>0</text:p>
          </table:table-cell>
          <table:table-cell table:formula="of:=[.F551]*[.G55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55];SEARCH(&quot;,&quot;;[Entrada.A555])-1))" office:value-type="float" office:value="0">
            <text:p>#VALOR!</text:p>
          </table:table-cell>
          <table:table-cell table:formula="of:=VALUE(MID([Entrada.A555];SEARCH(&quot;,&quot;;[Entrada.A555])+1;100))" office:value-type="float" office:value="0">
            <text:p>#VALOR!</text:p>
          </table:table-cell>
          <table:table-cell table:formula="of:=[Entrada.B55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52];[.$A$2:.$A$41];[.$B$2:.$B$41])" office:value-type="float" office:value="0">
            <text:p>#VALOR!</text:p>
          </table:table-cell>
          <table:table-cell table:formula="of:=LOOKUP([.E552];[.$A$2:.$A$41];[.$B$2:.$B$41])" office:value-type="float" office:value="0">
            <text:p>#VALOR!</text:p>
          </table:table-cell>
          <table:table-cell table:formula="of:=[.I552]+[.H55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52]*2" office:value-type="float" office:value="0">
            <text:p>0</text:p>
          </table:table-cell>
          <table:table-cell table:formula="of:=[.F552]*[.G55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56];SEARCH(&quot;,&quot;;[Entrada.A556])-1))" office:value-type="float" office:value="0">
            <text:p>#VALOR!</text:p>
          </table:table-cell>
          <table:table-cell table:formula="of:=VALUE(MID([Entrada.A556];SEARCH(&quot;,&quot;;[Entrada.A556])+1;100))" office:value-type="float" office:value="0">
            <text:p>#VALOR!</text:p>
          </table:table-cell>
          <table:table-cell table:formula="of:=[Entrada.B55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53];[.$A$2:.$A$41];[.$B$2:.$B$41])" office:value-type="float" office:value="0">
            <text:p>#VALOR!</text:p>
          </table:table-cell>
          <table:table-cell table:formula="of:=LOOKUP([.E553];[.$A$2:.$A$41];[.$B$2:.$B$41])" office:value-type="float" office:value="0">
            <text:p>#VALOR!</text:p>
          </table:table-cell>
          <table:table-cell table:formula="of:=[.I553]+[.H55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53]*2" office:value-type="float" office:value="0">
            <text:p>0</text:p>
          </table:table-cell>
          <table:table-cell table:formula="of:=[.F553]*[.G55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57];SEARCH(&quot;,&quot;;[Entrada.A557])-1))" office:value-type="float" office:value="0">
            <text:p>#VALOR!</text:p>
          </table:table-cell>
          <table:table-cell table:formula="of:=VALUE(MID([Entrada.A557];SEARCH(&quot;,&quot;;[Entrada.A557])+1;100))" office:value-type="float" office:value="0">
            <text:p>#VALOR!</text:p>
          </table:table-cell>
          <table:table-cell table:formula="of:=[Entrada.B55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54];[.$A$2:.$A$41];[.$B$2:.$B$41])" office:value-type="float" office:value="0">
            <text:p>#VALOR!</text:p>
          </table:table-cell>
          <table:table-cell table:formula="of:=LOOKUP([.E554];[.$A$2:.$A$41];[.$B$2:.$B$41])" office:value-type="float" office:value="0">
            <text:p>#VALOR!</text:p>
          </table:table-cell>
          <table:table-cell table:formula="of:=[.I554]+[.H55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54]*2" office:value-type="float" office:value="0">
            <text:p>0</text:p>
          </table:table-cell>
          <table:table-cell table:formula="of:=[.F554]*[.G55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58];SEARCH(&quot;,&quot;;[Entrada.A558])-1))" office:value-type="float" office:value="0">
            <text:p>#VALOR!</text:p>
          </table:table-cell>
          <table:table-cell table:formula="of:=VALUE(MID([Entrada.A558];SEARCH(&quot;,&quot;;[Entrada.A558])+1;100))" office:value-type="float" office:value="0">
            <text:p>#VALOR!</text:p>
          </table:table-cell>
          <table:table-cell table:formula="of:=[Entrada.B55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55];[.$A$2:.$A$41];[.$B$2:.$B$41])" office:value-type="float" office:value="0">
            <text:p>#VALOR!</text:p>
          </table:table-cell>
          <table:table-cell table:formula="of:=LOOKUP([.E555];[.$A$2:.$A$41];[.$B$2:.$B$41])" office:value-type="float" office:value="0">
            <text:p>#VALOR!</text:p>
          </table:table-cell>
          <table:table-cell table:formula="of:=[.I555]+[.H55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55]*2" office:value-type="float" office:value="0">
            <text:p>0</text:p>
          </table:table-cell>
          <table:table-cell table:formula="of:=[.F555]*[.G55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59];SEARCH(&quot;,&quot;;[Entrada.A559])-1))" office:value-type="float" office:value="0">
            <text:p>#VALOR!</text:p>
          </table:table-cell>
          <table:table-cell table:formula="of:=VALUE(MID([Entrada.A559];SEARCH(&quot;,&quot;;[Entrada.A559])+1;100))" office:value-type="float" office:value="0">
            <text:p>#VALOR!</text:p>
          </table:table-cell>
          <table:table-cell table:formula="of:=[Entrada.B55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56];[.$A$2:.$A$41];[.$B$2:.$B$41])" office:value-type="float" office:value="0">
            <text:p>#VALOR!</text:p>
          </table:table-cell>
          <table:table-cell table:formula="of:=LOOKUP([.E556];[.$A$2:.$A$41];[.$B$2:.$B$41])" office:value-type="float" office:value="0">
            <text:p>#VALOR!</text:p>
          </table:table-cell>
          <table:table-cell table:formula="of:=[.I556]+[.H55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56]*2" office:value-type="float" office:value="0">
            <text:p>0</text:p>
          </table:table-cell>
          <table:table-cell table:formula="of:=[.F556]*[.G55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60];SEARCH(&quot;,&quot;;[Entrada.A560])-1))" office:value-type="float" office:value="0">
            <text:p>#VALOR!</text:p>
          </table:table-cell>
          <table:table-cell table:formula="of:=VALUE(MID([Entrada.A560];SEARCH(&quot;,&quot;;[Entrada.A560])+1;100))" office:value-type="float" office:value="0">
            <text:p>#VALOR!</text:p>
          </table:table-cell>
          <table:table-cell table:formula="of:=[Entrada.B56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57];[.$A$2:.$A$41];[.$B$2:.$B$41])" office:value-type="float" office:value="0">
            <text:p>#VALOR!</text:p>
          </table:table-cell>
          <table:table-cell table:formula="of:=LOOKUP([.E557];[.$A$2:.$A$41];[.$B$2:.$B$41])" office:value-type="float" office:value="0">
            <text:p>#VALOR!</text:p>
          </table:table-cell>
          <table:table-cell table:formula="of:=[.I557]+[.H55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57]*2" office:value-type="float" office:value="0">
            <text:p>0</text:p>
          </table:table-cell>
          <table:table-cell table:formula="of:=[.F557]*[.G55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61];SEARCH(&quot;,&quot;;[Entrada.A561])-1))" office:value-type="float" office:value="0">
            <text:p>#VALOR!</text:p>
          </table:table-cell>
          <table:table-cell table:formula="of:=VALUE(MID([Entrada.A561];SEARCH(&quot;,&quot;;[Entrada.A561])+1;100))" office:value-type="float" office:value="0">
            <text:p>#VALOR!</text:p>
          </table:table-cell>
          <table:table-cell table:formula="of:=[Entrada.B56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58];[.$A$2:.$A$41];[.$B$2:.$B$41])" office:value-type="float" office:value="0">
            <text:p>#VALOR!</text:p>
          </table:table-cell>
          <table:table-cell table:formula="of:=LOOKUP([.E558];[.$A$2:.$A$41];[.$B$2:.$B$41])" office:value-type="float" office:value="0">
            <text:p>#VALOR!</text:p>
          </table:table-cell>
          <table:table-cell table:formula="of:=[.I558]+[.H55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58]*2" office:value-type="float" office:value="0">
            <text:p>0</text:p>
          </table:table-cell>
          <table:table-cell table:formula="of:=[.F558]*[.G55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62];SEARCH(&quot;,&quot;;[Entrada.A562])-1))" office:value-type="float" office:value="0">
            <text:p>#VALOR!</text:p>
          </table:table-cell>
          <table:table-cell table:formula="of:=VALUE(MID([Entrada.A562];SEARCH(&quot;,&quot;;[Entrada.A562])+1;100))" office:value-type="float" office:value="0">
            <text:p>#VALOR!</text:p>
          </table:table-cell>
          <table:table-cell table:formula="of:=[Entrada.B56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59];[.$A$2:.$A$41];[.$B$2:.$B$41])" office:value-type="float" office:value="0">
            <text:p>#VALOR!</text:p>
          </table:table-cell>
          <table:table-cell table:formula="of:=LOOKUP([.E559];[.$A$2:.$A$41];[.$B$2:.$B$41])" office:value-type="float" office:value="0">
            <text:p>#VALOR!</text:p>
          </table:table-cell>
          <table:table-cell table:formula="of:=[.I559]+[.H55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59]*2" office:value-type="float" office:value="0">
            <text:p>0</text:p>
          </table:table-cell>
          <table:table-cell table:formula="of:=[.F559]*[.G55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63];SEARCH(&quot;,&quot;;[Entrada.A563])-1))" office:value-type="float" office:value="0">
            <text:p>#VALOR!</text:p>
          </table:table-cell>
          <table:table-cell table:formula="of:=VALUE(MID([Entrada.A563];SEARCH(&quot;,&quot;;[Entrada.A563])+1;100))" office:value-type="float" office:value="0">
            <text:p>#VALOR!</text:p>
          </table:table-cell>
          <table:table-cell table:formula="of:=[Entrada.B56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60];[.$A$2:.$A$41];[.$B$2:.$B$41])" office:value-type="float" office:value="0">
            <text:p>#VALOR!</text:p>
          </table:table-cell>
          <table:table-cell table:formula="of:=LOOKUP([.E560];[.$A$2:.$A$41];[.$B$2:.$B$41])" office:value-type="float" office:value="0">
            <text:p>#VALOR!</text:p>
          </table:table-cell>
          <table:table-cell table:formula="of:=[.I560]+[.H56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60]*2" office:value-type="float" office:value="0">
            <text:p>0</text:p>
          </table:table-cell>
          <table:table-cell table:formula="of:=[.F560]*[.G56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64];SEARCH(&quot;,&quot;;[Entrada.A564])-1))" office:value-type="float" office:value="0">
            <text:p>#VALOR!</text:p>
          </table:table-cell>
          <table:table-cell table:formula="of:=VALUE(MID([Entrada.A564];SEARCH(&quot;,&quot;;[Entrada.A564])+1;100))" office:value-type="float" office:value="0">
            <text:p>#VALOR!</text:p>
          </table:table-cell>
          <table:table-cell table:formula="of:=[Entrada.B56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61];[.$A$2:.$A$41];[.$B$2:.$B$41])" office:value-type="float" office:value="0">
            <text:p>#VALOR!</text:p>
          </table:table-cell>
          <table:table-cell table:formula="of:=LOOKUP([.E561];[.$A$2:.$A$41];[.$B$2:.$B$41])" office:value-type="float" office:value="0">
            <text:p>#VALOR!</text:p>
          </table:table-cell>
          <table:table-cell table:formula="of:=[.I561]+[.H56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61]*2" office:value-type="float" office:value="0">
            <text:p>0</text:p>
          </table:table-cell>
          <table:table-cell table:formula="of:=[.F561]*[.G56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65];SEARCH(&quot;,&quot;;[Entrada.A565])-1))" office:value-type="float" office:value="0">
            <text:p>#VALOR!</text:p>
          </table:table-cell>
          <table:table-cell table:formula="of:=VALUE(MID([Entrada.A565];SEARCH(&quot;,&quot;;[Entrada.A565])+1;100))" office:value-type="float" office:value="0">
            <text:p>#VALOR!</text:p>
          </table:table-cell>
          <table:table-cell table:formula="of:=[Entrada.B56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62];[.$A$2:.$A$41];[.$B$2:.$B$41])" office:value-type="float" office:value="0">
            <text:p>#VALOR!</text:p>
          </table:table-cell>
          <table:table-cell table:formula="of:=LOOKUP([.E562];[.$A$2:.$A$41];[.$B$2:.$B$41])" office:value-type="float" office:value="0">
            <text:p>#VALOR!</text:p>
          </table:table-cell>
          <table:table-cell table:formula="of:=[.I562]+[.H56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62]*2" office:value-type="float" office:value="0">
            <text:p>0</text:p>
          </table:table-cell>
          <table:table-cell table:formula="of:=[.F562]*[.G56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66];SEARCH(&quot;,&quot;;[Entrada.A566])-1))" office:value-type="float" office:value="0">
            <text:p>#VALOR!</text:p>
          </table:table-cell>
          <table:table-cell table:formula="of:=VALUE(MID([Entrada.A566];SEARCH(&quot;,&quot;;[Entrada.A566])+1;100))" office:value-type="float" office:value="0">
            <text:p>#VALOR!</text:p>
          </table:table-cell>
          <table:table-cell table:formula="of:=[Entrada.B56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63];[.$A$2:.$A$41];[.$B$2:.$B$41])" office:value-type="float" office:value="0">
            <text:p>#VALOR!</text:p>
          </table:table-cell>
          <table:table-cell table:formula="of:=LOOKUP([.E563];[.$A$2:.$A$41];[.$B$2:.$B$41])" office:value-type="float" office:value="0">
            <text:p>#VALOR!</text:p>
          </table:table-cell>
          <table:table-cell table:formula="of:=[.I563]+[.H56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63]*2" office:value-type="float" office:value="0">
            <text:p>0</text:p>
          </table:table-cell>
          <table:table-cell table:formula="of:=[.F563]*[.G56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67];SEARCH(&quot;,&quot;;[Entrada.A567])-1))" office:value-type="float" office:value="0">
            <text:p>#VALOR!</text:p>
          </table:table-cell>
          <table:table-cell table:formula="of:=VALUE(MID([Entrada.A567];SEARCH(&quot;,&quot;;[Entrada.A567])+1;100))" office:value-type="float" office:value="0">
            <text:p>#VALOR!</text:p>
          </table:table-cell>
          <table:table-cell table:formula="of:=[Entrada.B56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64];[.$A$2:.$A$41];[.$B$2:.$B$41])" office:value-type="float" office:value="0">
            <text:p>#VALOR!</text:p>
          </table:table-cell>
          <table:table-cell table:formula="of:=LOOKUP([.E564];[.$A$2:.$A$41];[.$B$2:.$B$41])" office:value-type="float" office:value="0">
            <text:p>#VALOR!</text:p>
          </table:table-cell>
          <table:table-cell table:formula="of:=[.I564]+[.H56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64]*2" office:value-type="float" office:value="0">
            <text:p>0</text:p>
          </table:table-cell>
          <table:table-cell table:formula="of:=[.F564]*[.G56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68];SEARCH(&quot;,&quot;;[Entrada.A568])-1))" office:value-type="float" office:value="0">
            <text:p>#VALOR!</text:p>
          </table:table-cell>
          <table:table-cell table:formula="of:=VALUE(MID([Entrada.A568];SEARCH(&quot;,&quot;;[Entrada.A568])+1;100))" office:value-type="float" office:value="0">
            <text:p>#VALOR!</text:p>
          </table:table-cell>
          <table:table-cell table:formula="of:=[Entrada.B56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65];[.$A$2:.$A$41];[.$B$2:.$B$41])" office:value-type="float" office:value="0">
            <text:p>#VALOR!</text:p>
          </table:table-cell>
          <table:table-cell table:formula="of:=LOOKUP([.E565];[.$A$2:.$A$41];[.$B$2:.$B$41])" office:value-type="float" office:value="0">
            <text:p>#VALOR!</text:p>
          </table:table-cell>
          <table:table-cell table:formula="of:=[.I565]+[.H56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65]*2" office:value-type="float" office:value="0">
            <text:p>0</text:p>
          </table:table-cell>
          <table:table-cell table:formula="of:=[.F565]*[.G56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69];SEARCH(&quot;,&quot;;[Entrada.A569])-1))" office:value-type="float" office:value="0">
            <text:p>#VALOR!</text:p>
          </table:table-cell>
          <table:table-cell table:formula="of:=VALUE(MID([Entrada.A569];SEARCH(&quot;,&quot;;[Entrada.A569])+1;100))" office:value-type="float" office:value="0">
            <text:p>#VALOR!</text:p>
          </table:table-cell>
          <table:table-cell table:formula="of:=[Entrada.B56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66];[.$A$2:.$A$41];[.$B$2:.$B$41])" office:value-type="float" office:value="0">
            <text:p>#VALOR!</text:p>
          </table:table-cell>
          <table:table-cell table:formula="of:=LOOKUP([.E566];[.$A$2:.$A$41];[.$B$2:.$B$41])" office:value-type="float" office:value="0">
            <text:p>#VALOR!</text:p>
          </table:table-cell>
          <table:table-cell table:formula="of:=[.I566]+[.H56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66]*2" office:value-type="float" office:value="0">
            <text:p>0</text:p>
          </table:table-cell>
          <table:table-cell table:formula="of:=[.F566]*[.G56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70];SEARCH(&quot;,&quot;;[Entrada.A570])-1))" office:value-type="float" office:value="0">
            <text:p>#VALOR!</text:p>
          </table:table-cell>
          <table:table-cell table:formula="of:=VALUE(MID([Entrada.A570];SEARCH(&quot;,&quot;;[Entrada.A570])+1;100))" office:value-type="float" office:value="0">
            <text:p>#VALOR!</text:p>
          </table:table-cell>
          <table:table-cell table:formula="of:=[Entrada.B57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67];[.$A$2:.$A$41];[.$B$2:.$B$41])" office:value-type="float" office:value="0">
            <text:p>#VALOR!</text:p>
          </table:table-cell>
          <table:table-cell table:formula="of:=LOOKUP([.E567];[.$A$2:.$A$41];[.$B$2:.$B$41])" office:value-type="float" office:value="0">
            <text:p>#VALOR!</text:p>
          </table:table-cell>
          <table:table-cell table:formula="of:=[.I567]+[.H56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67]*2" office:value-type="float" office:value="0">
            <text:p>0</text:p>
          </table:table-cell>
          <table:table-cell table:formula="of:=[.F567]*[.G56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71];SEARCH(&quot;,&quot;;[Entrada.A571])-1))" office:value-type="float" office:value="0">
            <text:p>#VALOR!</text:p>
          </table:table-cell>
          <table:table-cell table:formula="of:=VALUE(MID([Entrada.A571];SEARCH(&quot;,&quot;;[Entrada.A571])+1;100))" office:value-type="float" office:value="0">
            <text:p>#VALOR!</text:p>
          </table:table-cell>
          <table:table-cell table:formula="of:=[Entrada.B57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68];[.$A$2:.$A$41];[.$B$2:.$B$41])" office:value-type="float" office:value="0">
            <text:p>#VALOR!</text:p>
          </table:table-cell>
          <table:table-cell table:formula="of:=LOOKUP([.E568];[.$A$2:.$A$41];[.$B$2:.$B$41])" office:value-type="float" office:value="0">
            <text:p>#VALOR!</text:p>
          </table:table-cell>
          <table:table-cell table:formula="of:=[.I568]+[.H56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68]*2" office:value-type="float" office:value="0">
            <text:p>0</text:p>
          </table:table-cell>
          <table:table-cell table:formula="of:=[.F568]*[.G56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72];SEARCH(&quot;,&quot;;[Entrada.A572])-1))" office:value-type="float" office:value="0">
            <text:p>#VALOR!</text:p>
          </table:table-cell>
          <table:table-cell table:formula="of:=VALUE(MID([Entrada.A572];SEARCH(&quot;,&quot;;[Entrada.A572])+1;100))" office:value-type="float" office:value="0">
            <text:p>#VALOR!</text:p>
          </table:table-cell>
          <table:table-cell table:formula="of:=[Entrada.B57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69];[.$A$2:.$A$41];[.$B$2:.$B$41])" office:value-type="float" office:value="0">
            <text:p>#VALOR!</text:p>
          </table:table-cell>
          <table:table-cell table:formula="of:=LOOKUP([.E569];[.$A$2:.$A$41];[.$B$2:.$B$41])" office:value-type="float" office:value="0">
            <text:p>#VALOR!</text:p>
          </table:table-cell>
          <table:table-cell table:formula="of:=[.I569]+[.H56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69]*2" office:value-type="float" office:value="0">
            <text:p>0</text:p>
          </table:table-cell>
          <table:table-cell table:formula="of:=[.F569]*[.G56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73];SEARCH(&quot;,&quot;;[Entrada.A573])-1))" office:value-type="float" office:value="0">
            <text:p>#VALOR!</text:p>
          </table:table-cell>
          <table:table-cell table:formula="of:=VALUE(MID([Entrada.A573];SEARCH(&quot;,&quot;;[Entrada.A573])+1;100))" office:value-type="float" office:value="0">
            <text:p>#VALOR!</text:p>
          </table:table-cell>
          <table:table-cell table:formula="of:=[Entrada.B57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70];[.$A$2:.$A$41];[.$B$2:.$B$41])" office:value-type="float" office:value="0">
            <text:p>#VALOR!</text:p>
          </table:table-cell>
          <table:table-cell table:formula="of:=LOOKUP([.E570];[.$A$2:.$A$41];[.$B$2:.$B$41])" office:value-type="float" office:value="0">
            <text:p>#VALOR!</text:p>
          </table:table-cell>
          <table:table-cell table:formula="of:=[.I570]+[.H57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70]*2" office:value-type="float" office:value="0">
            <text:p>0</text:p>
          </table:table-cell>
          <table:table-cell table:formula="of:=[.F570]*[.G57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74];SEARCH(&quot;,&quot;;[Entrada.A574])-1))" office:value-type="float" office:value="0">
            <text:p>#VALOR!</text:p>
          </table:table-cell>
          <table:table-cell table:formula="of:=VALUE(MID([Entrada.A574];SEARCH(&quot;,&quot;;[Entrada.A574])+1;100))" office:value-type="float" office:value="0">
            <text:p>#VALOR!</text:p>
          </table:table-cell>
          <table:table-cell table:formula="of:=[Entrada.B57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71];[.$A$2:.$A$41];[.$B$2:.$B$41])" office:value-type="float" office:value="0">
            <text:p>#VALOR!</text:p>
          </table:table-cell>
          <table:table-cell table:formula="of:=LOOKUP([.E571];[.$A$2:.$A$41];[.$B$2:.$B$41])" office:value-type="float" office:value="0">
            <text:p>#VALOR!</text:p>
          </table:table-cell>
          <table:table-cell table:formula="of:=[.I571]+[.H57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71]*2" office:value-type="float" office:value="0">
            <text:p>0</text:p>
          </table:table-cell>
          <table:table-cell table:formula="of:=[.F571]*[.G57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75];SEARCH(&quot;,&quot;;[Entrada.A575])-1))" office:value-type="float" office:value="0">
            <text:p>#VALOR!</text:p>
          </table:table-cell>
          <table:table-cell table:formula="of:=VALUE(MID([Entrada.A575];SEARCH(&quot;,&quot;;[Entrada.A575])+1;100))" office:value-type="float" office:value="0">
            <text:p>#VALOR!</text:p>
          </table:table-cell>
          <table:table-cell table:formula="of:=[Entrada.B57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72];[.$A$2:.$A$41];[.$B$2:.$B$41])" office:value-type="float" office:value="0">
            <text:p>#VALOR!</text:p>
          </table:table-cell>
          <table:table-cell table:formula="of:=LOOKUP([.E572];[.$A$2:.$A$41];[.$B$2:.$B$41])" office:value-type="float" office:value="0">
            <text:p>#VALOR!</text:p>
          </table:table-cell>
          <table:table-cell table:formula="of:=[.I572]+[.H57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72]*2" office:value-type="float" office:value="0">
            <text:p>0</text:p>
          </table:table-cell>
          <table:table-cell table:formula="of:=[.F572]*[.G57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76];SEARCH(&quot;,&quot;;[Entrada.A576])-1))" office:value-type="float" office:value="0">
            <text:p>#VALOR!</text:p>
          </table:table-cell>
          <table:table-cell table:formula="of:=VALUE(MID([Entrada.A576];SEARCH(&quot;,&quot;;[Entrada.A576])+1;100))" office:value-type="float" office:value="0">
            <text:p>#VALOR!</text:p>
          </table:table-cell>
          <table:table-cell table:formula="of:=[Entrada.B57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73];[.$A$2:.$A$41];[.$B$2:.$B$41])" office:value-type="float" office:value="0">
            <text:p>#VALOR!</text:p>
          </table:table-cell>
          <table:table-cell table:formula="of:=LOOKUP([.E573];[.$A$2:.$A$41];[.$B$2:.$B$41])" office:value-type="float" office:value="0">
            <text:p>#VALOR!</text:p>
          </table:table-cell>
          <table:table-cell table:formula="of:=[.I573]+[.H57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73]*2" office:value-type="float" office:value="0">
            <text:p>0</text:p>
          </table:table-cell>
          <table:table-cell table:formula="of:=[.F573]*[.G57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77];SEARCH(&quot;,&quot;;[Entrada.A577])-1))" office:value-type="float" office:value="0">
            <text:p>#VALOR!</text:p>
          </table:table-cell>
          <table:table-cell table:formula="of:=VALUE(MID([Entrada.A577];SEARCH(&quot;,&quot;;[Entrada.A577])+1;100))" office:value-type="float" office:value="0">
            <text:p>#VALOR!</text:p>
          </table:table-cell>
          <table:table-cell table:formula="of:=[Entrada.B57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74];[.$A$2:.$A$41];[.$B$2:.$B$41])" office:value-type="float" office:value="0">
            <text:p>#VALOR!</text:p>
          </table:table-cell>
          <table:table-cell table:formula="of:=LOOKUP([.E574];[.$A$2:.$A$41];[.$B$2:.$B$41])" office:value-type="float" office:value="0">
            <text:p>#VALOR!</text:p>
          </table:table-cell>
          <table:table-cell table:formula="of:=[.I574]+[.H57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74]*2" office:value-type="float" office:value="0">
            <text:p>0</text:p>
          </table:table-cell>
          <table:table-cell table:formula="of:=[.F574]*[.G57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78];SEARCH(&quot;,&quot;;[Entrada.A578])-1))" office:value-type="float" office:value="0">
            <text:p>#VALOR!</text:p>
          </table:table-cell>
          <table:table-cell table:formula="of:=VALUE(MID([Entrada.A578];SEARCH(&quot;,&quot;;[Entrada.A578])+1;100))" office:value-type="float" office:value="0">
            <text:p>#VALOR!</text:p>
          </table:table-cell>
          <table:table-cell table:formula="of:=[Entrada.B57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75];[.$A$2:.$A$41];[.$B$2:.$B$41])" office:value-type="float" office:value="0">
            <text:p>#VALOR!</text:p>
          </table:table-cell>
          <table:table-cell table:formula="of:=LOOKUP([.E575];[.$A$2:.$A$41];[.$B$2:.$B$41])" office:value-type="float" office:value="0">
            <text:p>#VALOR!</text:p>
          </table:table-cell>
          <table:table-cell table:formula="of:=[.I575]+[.H57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75]*2" office:value-type="float" office:value="0">
            <text:p>0</text:p>
          </table:table-cell>
          <table:table-cell table:formula="of:=[.F575]*[.G57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79];SEARCH(&quot;,&quot;;[Entrada.A579])-1))" office:value-type="float" office:value="0">
            <text:p>#VALOR!</text:p>
          </table:table-cell>
          <table:table-cell table:formula="of:=VALUE(MID([Entrada.A579];SEARCH(&quot;,&quot;;[Entrada.A579])+1;100))" office:value-type="float" office:value="0">
            <text:p>#VALOR!</text:p>
          </table:table-cell>
          <table:table-cell table:formula="of:=[Entrada.B57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76];[.$A$2:.$A$41];[.$B$2:.$B$41])" office:value-type="float" office:value="0">
            <text:p>#VALOR!</text:p>
          </table:table-cell>
          <table:table-cell table:formula="of:=LOOKUP([.E576];[.$A$2:.$A$41];[.$B$2:.$B$41])" office:value-type="float" office:value="0">
            <text:p>#VALOR!</text:p>
          </table:table-cell>
          <table:table-cell table:formula="of:=[.I576]+[.H57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76]*2" office:value-type="float" office:value="0">
            <text:p>0</text:p>
          </table:table-cell>
          <table:table-cell table:formula="of:=[.F576]*[.G57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80];SEARCH(&quot;,&quot;;[Entrada.A580])-1))" office:value-type="float" office:value="0">
            <text:p>#VALOR!</text:p>
          </table:table-cell>
          <table:table-cell table:formula="of:=VALUE(MID([Entrada.A580];SEARCH(&quot;,&quot;;[Entrada.A580])+1;100))" office:value-type="float" office:value="0">
            <text:p>#VALOR!</text:p>
          </table:table-cell>
          <table:table-cell table:formula="of:=[Entrada.B58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77];[.$A$2:.$A$41];[.$B$2:.$B$41])" office:value-type="float" office:value="0">
            <text:p>#VALOR!</text:p>
          </table:table-cell>
          <table:table-cell table:formula="of:=LOOKUP([.E577];[.$A$2:.$A$41];[.$B$2:.$B$41])" office:value-type="float" office:value="0">
            <text:p>#VALOR!</text:p>
          </table:table-cell>
          <table:table-cell table:formula="of:=[.I577]+[.H57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77]*2" office:value-type="float" office:value="0">
            <text:p>0</text:p>
          </table:table-cell>
          <table:table-cell table:formula="of:=[.F577]*[.G57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81];SEARCH(&quot;,&quot;;[Entrada.A581])-1))" office:value-type="float" office:value="0">
            <text:p>#VALOR!</text:p>
          </table:table-cell>
          <table:table-cell table:formula="of:=VALUE(MID([Entrada.A581];SEARCH(&quot;,&quot;;[Entrada.A581])+1;100))" office:value-type="float" office:value="0">
            <text:p>#VALOR!</text:p>
          </table:table-cell>
          <table:table-cell table:formula="of:=[Entrada.B58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78];[.$A$2:.$A$41];[.$B$2:.$B$41])" office:value-type="float" office:value="0">
            <text:p>#VALOR!</text:p>
          </table:table-cell>
          <table:table-cell table:formula="of:=LOOKUP([.E578];[.$A$2:.$A$41];[.$B$2:.$B$41])" office:value-type="float" office:value="0">
            <text:p>#VALOR!</text:p>
          </table:table-cell>
          <table:table-cell table:formula="of:=[.I578]+[.H57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78]*2" office:value-type="float" office:value="0">
            <text:p>0</text:p>
          </table:table-cell>
          <table:table-cell table:formula="of:=[.F578]*[.G57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82];SEARCH(&quot;,&quot;;[Entrada.A582])-1))" office:value-type="float" office:value="0">
            <text:p>#VALOR!</text:p>
          </table:table-cell>
          <table:table-cell table:formula="of:=VALUE(MID([Entrada.A582];SEARCH(&quot;,&quot;;[Entrada.A582])+1;100))" office:value-type="float" office:value="0">
            <text:p>#VALOR!</text:p>
          </table:table-cell>
          <table:table-cell table:formula="of:=[Entrada.B58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79];[.$A$2:.$A$41];[.$B$2:.$B$41])" office:value-type="float" office:value="0">
            <text:p>#VALOR!</text:p>
          </table:table-cell>
          <table:table-cell table:formula="of:=LOOKUP([.E579];[.$A$2:.$A$41];[.$B$2:.$B$41])" office:value-type="float" office:value="0">
            <text:p>#VALOR!</text:p>
          </table:table-cell>
          <table:table-cell table:formula="of:=[.I579]+[.H57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79]*2" office:value-type="float" office:value="0">
            <text:p>0</text:p>
          </table:table-cell>
          <table:table-cell table:formula="of:=[.F579]*[.G57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83];SEARCH(&quot;,&quot;;[Entrada.A583])-1))" office:value-type="float" office:value="0">
            <text:p>#VALOR!</text:p>
          </table:table-cell>
          <table:table-cell table:formula="of:=VALUE(MID([Entrada.A583];SEARCH(&quot;,&quot;;[Entrada.A583])+1;100))" office:value-type="float" office:value="0">
            <text:p>#VALOR!</text:p>
          </table:table-cell>
          <table:table-cell table:formula="of:=[Entrada.B58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80];[.$A$2:.$A$41];[.$B$2:.$B$41])" office:value-type="float" office:value="0">
            <text:p>#VALOR!</text:p>
          </table:table-cell>
          <table:table-cell table:formula="of:=LOOKUP([.E580];[.$A$2:.$A$41];[.$B$2:.$B$41])" office:value-type="float" office:value="0">
            <text:p>#VALOR!</text:p>
          </table:table-cell>
          <table:table-cell table:formula="of:=[.I580]+[.H58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80]*2" office:value-type="float" office:value="0">
            <text:p>0</text:p>
          </table:table-cell>
          <table:table-cell table:formula="of:=[.F580]*[.G58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84];SEARCH(&quot;,&quot;;[Entrada.A584])-1))" office:value-type="float" office:value="0">
            <text:p>#VALOR!</text:p>
          </table:table-cell>
          <table:table-cell table:formula="of:=VALUE(MID([Entrada.A584];SEARCH(&quot;,&quot;;[Entrada.A584])+1;100))" office:value-type="float" office:value="0">
            <text:p>#VALOR!</text:p>
          </table:table-cell>
          <table:table-cell table:formula="of:=[Entrada.B58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81];[.$A$2:.$A$41];[.$B$2:.$B$41])" office:value-type="float" office:value="0">
            <text:p>#VALOR!</text:p>
          </table:table-cell>
          <table:table-cell table:formula="of:=LOOKUP([.E581];[.$A$2:.$A$41];[.$B$2:.$B$41])" office:value-type="float" office:value="0">
            <text:p>#VALOR!</text:p>
          </table:table-cell>
          <table:table-cell table:formula="of:=[.I581]+[.H58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81]*2" office:value-type="float" office:value="0">
            <text:p>0</text:p>
          </table:table-cell>
          <table:table-cell table:formula="of:=[.F581]*[.G58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85];SEARCH(&quot;,&quot;;[Entrada.A585])-1))" office:value-type="float" office:value="0">
            <text:p>#VALOR!</text:p>
          </table:table-cell>
          <table:table-cell table:formula="of:=VALUE(MID([Entrada.A585];SEARCH(&quot;,&quot;;[Entrada.A585])+1;100))" office:value-type="float" office:value="0">
            <text:p>#VALOR!</text:p>
          </table:table-cell>
          <table:table-cell table:formula="of:=[Entrada.B58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82];[.$A$2:.$A$41];[.$B$2:.$B$41])" office:value-type="float" office:value="0">
            <text:p>#VALOR!</text:p>
          </table:table-cell>
          <table:table-cell table:formula="of:=LOOKUP([.E582];[.$A$2:.$A$41];[.$B$2:.$B$41])" office:value-type="float" office:value="0">
            <text:p>#VALOR!</text:p>
          </table:table-cell>
          <table:table-cell table:formula="of:=[.I582]+[.H58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82]*2" office:value-type="float" office:value="0">
            <text:p>0</text:p>
          </table:table-cell>
          <table:table-cell table:formula="of:=[.F582]*[.G58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86];SEARCH(&quot;,&quot;;[Entrada.A586])-1))" office:value-type="float" office:value="0">
            <text:p>#VALOR!</text:p>
          </table:table-cell>
          <table:table-cell table:formula="of:=VALUE(MID([Entrada.A586];SEARCH(&quot;,&quot;;[Entrada.A586])+1;100))" office:value-type="float" office:value="0">
            <text:p>#VALOR!</text:p>
          </table:table-cell>
          <table:table-cell table:formula="of:=[Entrada.B58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83];[.$A$2:.$A$41];[.$B$2:.$B$41])" office:value-type="float" office:value="0">
            <text:p>#VALOR!</text:p>
          </table:table-cell>
          <table:table-cell table:formula="of:=LOOKUP([.E583];[.$A$2:.$A$41];[.$B$2:.$B$41])" office:value-type="float" office:value="0">
            <text:p>#VALOR!</text:p>
          </table:table-cell>
          <table:table-cell table:formula="of:=[.I583]+[.H58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83]*2" office:value-type="float" office:value="0">
            <text:p>0</text:p>
          </table:table-cell>
          <table:table-cell table:formula="of:=[.F583]*[.G58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87];SEARCH(&quot;,&quot;;[Entrada.A587])-1))" office:value-type="float" office:value="0">
            <text:p>#VALOR!</text:p>
          </table:table-cell>
          <table:table-cell table:formula="of:=VALUE(MID([Entrada.A587];SEARCH(&quot;,&quot;;[Entrada.A587])+1;100))" office:value-type="float" office:value="0">
            <text:p>#VALOR!</text:p>
          </table:table-cell>
          <table:table-cell table:formula="of:=[Entrada.B58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84];[.$A$2:.$A$41];[.$B$2:.$B$41])" office:value-type="float" office:value="0">
            <text:p>#VALOR!</text:p>
          </table:table-cell>
          <table:table-cell table:formula="of:=LOOKUP([.E584];[.$A$2:.$A$41];[.$B$2:.$B$41])" office:value-type="float" office:value="0">
            <text:p>#VALOR!</text:p>
          </table:table-cell>
          <table:table-cell table:formula="of:=[.I584]+[.H58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84]*2" office:value-type="float" office:value="0">
            <text:p>0</text:p>
          </table:table-cell>
          <table:table-cell table:formula="of:=[.F584]*[.G58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88];SEARCH(&quot;,&quot;;[Entrada.A588])-1))" office:value-type="float" office:value="0">
            <text:p>#VALOR!</text:p>
          </table:table-cell>
          <table:table-cell table:formula="of:=VALUE(MID([Entrada.A588];SEARCH(&quot;,&quot;;[Entrada.A588])+1;100))" office:value-type="float" office:value="0">
            <text:p>#VALOR!</text:p>
          </table:table-cell>
          <table:table-cell table:formula="of:=[Entrada.B58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85];[.$A$2:.$A$41];[.$B$2:.$B$41])" office:value-type="float" office:value="0">
            <text:p>#VALOR!</text:p>
          </table:table-cell>
          <table:table-cell table:formula="of:=LOOKUP([.E585];[.$A$2:.$A$41];[.$B$2:.$B$41])" office:value-type="float" office:value="0">
            <text:p>#VALOR!</text:p>
          </table:table-cell>
          <table:table-cell table:formula="of:=[.I585]+[.H58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85]*2" office:value-type="float" office:value="0">
            <text:p>0</text:p>
          </table:table-cell>
          <table:table-cell table:formula="of:=[.F585]*[.G58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89];SEARCH(&quot;,&quot;;[Entrada.A589])-1))" office:value-type="float" office:value="0">
            <text:p>#VALOR!</text:p>
          </table:table-cell>
          <table:table-cell table:formula="of:=VALUE(MID([Entrada.A589];SEARCH(&quot;,&quot;;[Entrada.A589])+1;100))" office:value-type="float" office:value="0">
            <text:p>#VALOR!</text:p>
          </table:table-cell>
          <table:table-cell table:formula="of:=[Entrada.B58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86];[.$A$2:.$A$41];[.$B$2:.$B$41])" office:value-type="float" office:value="0">
            <text:p>#VALOR!</text:p>
          </table:table-cell>
          <table:table-cell table:formula="of:=LOOKUP([.E586];[.$A$2:.$A$41];[.$B$2:.$B$41])" office:value-type="float" office:value="0">
            <text:p>#VALOR!</text:p>
          </table:table-cell>
          <table:table-cell table:formula="of:=[.I586]+[.H58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86]*2" office:value-type="float" office:value="0">
            <text:p>0</text:p>
          </table:table-cell>
          <table:table-cell table:formula="of:=[.F586]*[.G58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90];SEARCH(&quot;,&quot;;[Entrada.A590])-1))" office:value-type="float" office:value="0">
            <text:p>#VALOR!</text:p>
          </table:table-cell>
          <table:table-cell table:formula="of:=VALUE(MID([Entrada.A590];SEARCH(&quot;,&quot;;[Entrada.A590])+1;100))" office:value-type="float" office:value="0">
            <text:p>#VALOR!</text:p>
          </table:table-cell>
          <table:table-cell table:formula="of:=[Entrada.B59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87];[.$A$2:.$A$41];[.$B$2:.$B$41])" office:value-type="float" office:value="0">
            <text:p>#VALOR!</text:p>
          </table:table-cell>
          <table:table-cell table:formula="of:=LOOKUP([.E587];[.$A$2:.$A$41];[.$B$2:.$B$41])" office:value-type="float" office:value="0">
            <text:p>#VALOR!</text:p>
          </table:table-cell>
          <table:table-cell table:formula="of:=[.I587]+[.H58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87]*2" office:value-type="float" office:value="0">
            <text:p>0</text:p>
          </table:table-cell>
          <table:table-cell table:formula="of:=[.F587]*[.G58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91];SEARCH(&quot;,&quot;;[Entrada.A591])-1))" office:value-type="float" office:value="0">
            <text:p>#VALOR!</text:p>
          </table:table-cell>
          <table:table-cell table:formula="of:=VALUE(MID([Entrada.A591];SEARCH(&quot;,&quot;;[Entrada.A591])+1;100))" office:value-type="float" office:value="0">
            <text:p>#VALOR!</text:p>
          </table:table-cell>
          <table:table-cell table:formula="of:=[Entrada.B59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88];[.$A$2:.$A$41];[.$B$2:.$B$41])" office:value-type="float" office:value="0">
            <text:p>#VALOR!</text:p>
          </table:table-cell>
          <table:table-cell table:formula="of:=LOOKUP([.E588];[.$A$2:.$A$41];[.$B$2:.$B$41])" office:value-type="float" office:value="0">
            <text:p>#VALOR!</text:p>
          </table:table-cell>
          <table:table-cell table:formula="of:=[.I588]+[.H58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88]*2" office:value-type="float" office:value="0">
            <text:p>0</text:p>
          </table:table-cell>
          <table:table-cell table:formula="of:=[.F588]*[.G58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92];SEARCH(&quot;,&quot;;[Entrada.A592])-1))" office:value-type="float" office:value="0">
            <text:p>#VALOR!</text:p>
          </table:table-cell>
          <table:table-cell table:formula="of:=VALUE(MID([Entrada.A592];SEARCH(&quot;,&quot;;[Entrada.A592])+1;100))" office:value-type="float" office:value="0">
            <text:p>#VALOR!</text:p>
          </table:table-cell>
          <table:table-cell table:formula="of:=[Entrada.B59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89];[.$A$2:.$A$41];[.$B$2:.$B$41])" office:value-type="float" office:value="0">
            <text:p>#VALOR!</text:p>
          </table:table-cell>
          <table:table-cell table:formula="of:=LOOKUP([.E589];[.$A$2:.$A$41];[.$B$2:.$B$41])" office:value-type="float" office:value="0">
            <text:p>#VALOR!</text:p>
          </table:table-cell>
          <table:table-cell table:formula="of:=[.I589]+[.H58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89]*2" office:value-type="float" office:value="0">
            <text:p>0</text:p>
          </table:table-cell>
          <table:table-cell table:formula="of:=[.F589]*[.G58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93];SEARCH(&quot;,&quot;;[Entrada.A593])-1))" office:value-type="float" office:value="0">
            <text:p>#VALOR!</text:p>
          </table:table-cell>
          <table:table-cell table:formula="of:=VALUE(MID([Entrada.A593];SEARCH(&quot;,&quot;;[Entrada.A593])+1;100))" office:value-type="float" office:value="0">
            <text:p>#VALOR!</text:p>
          </table:table-cell>
          <table:table-cell table:formula="of:=[Entrada.B59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90];[.$A$2:.$A$41];[.$B$2:.$B$41])" office:value-type="float" office:value="0">
            <text:p>#VALOR!</text:p>
          </table:table-cell>
          <table:table-cell table:formula="of:=LOOKUP([.E590];[.$A$2:.$A$41];[.$B$2:.$B$41])" office:value-type="float" office:value="0">
            <text:p>#VALOR!</text:p>
          </table:table-cell>
          <table:table-cell table:formula="of:=[.I590]+[.H59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90]*2" office:value-type="float" office:value="0">
            <text:p>0</text:p>
          </table:table-cell>
          <table:table-cell table:formula="of:=[.F590]*[.G59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94];SEARCH(&quot;,&quot;;[Entrada.A594])-1))" office:value-type="float" office:value="0">
            <text:p>#VALOR!</text:p>
          </table:table-cell>
          <table:table-cell table:formula="of:=VALUE(MID([Entrada.A594];SEARCH(&quot;,&quot;;[Entrada.A594])+1;100))" office:value-type="float" office:value="0">
            <text:p>#VALOR!</text:p>
          </table:table-cell>
          <table:table-cell table:formula="of:=[Entrada.B59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91];[.$A$2:.$A$41];[.$B$2:.$B$41])" office:value-type="float" office:value="0">
            <text:p>#VALOR!</text:p>
          </table:table-cell>
          <table:table-cell table:formula="of:=LOOKUP([.E591];[.$A$2:.$A$41];[.$B$2:.$B$41])" office:value-type="float" office:value="0">
            <text:p>#VALOR!</text:p>
          </table:table-cell>
          <table:table-cell table:formula="of:=[.I591]+[.H59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91]*2" office:value-type="float" office:value="0">
            <text:p>0</text:p>
          </table:table-cell>
          <table:table-cell table:formula="of:=[.F591]*[.G59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95];SEARCH(&quot;,&quot;;[Entrada.A595])-1))" office:value-type="float" office:value="0">
            <text:p>#VALOR!</text:p>
          </table:table-cell>
          <table:table-cell table:formula="of:=VALUE(MID([Entrada.A595];SEARCH(&quot;,&quot;;[Entrada.A595])+1;100))" office:value-type="float" office:value="0">
            <text:p>#VALOR!</text:p>
          </table:table-cell>
          <table:table-cell table:formula="of:=[Entrada.B59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92];[.$A$2:.$A$41];[.$B$2:.$B$41])" office:value-type="float" office:value="0">
            <text:p>#VALOR!</text:p>
          </table:table-cell>
          <table:table-cell table:formula="of:=LOOKUP([.E592];[.$A$2:.$A$41];[.$B$2:.$B$41])" office:value-type="float" office:value="0">
            <text:p>#VALOR!</text:p>
          </table:table-cell>
          <table:table-cell table:formula="of:=[.I592]+[.H59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92]*2" office:value-type="float" office:value="0">
            <text:p>0</text:p>
          </table:table-cell>
          <table:table-cell table:formula="of:=[.F592]*[.G59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96];SEARCH(&quot;,&quot;;[Entrada.A596])-1))" office:value-type="float" office:value="0">
            <text:p>#VALOR!</text:p>
          </table:table-cell>
          <table:table-cell table:formula="of:=VALUE(MID([Entrada.A596];SEARCH(&quot;,&quot;;[Entrada.A596])+1;100))" office:value-type="float" office:value="0">
            <text:p>#VALOR!</text:p>
          </table:table-cell>
          <table:table-cell table:formula="of:=[Entrada.B59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93];[.$A$2:.$A$41];[.$B$2:.$B$41])" office:value-type="float" office:value="0">
            <text:p>#VALOR!</text:p>
          </table:table-cell>
          <table:table-cell table:formula="of:=LOOKUP([.E593];[.$A$2:.$A$41];[.$B$2:.$B$41])" office:value-type="float" office:value="0">
            <text:p>#VALOR!</text:p>
          </table:table-cell>
          <table:table-cell table:formula="of:=[.I593]+[.H59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93]*2" office:value-type="float" office:value="0">
            <text:p>0</text:p>
          </table:table-cell>
          <table:table-cell table:formula="of:=[.F593]*[.G59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97];SEARCH(&quot;,&quot;;[Entrada.A597])-1))" office:value-type="float" office:value="0">
            <text:p>#VALOR!</text:p>
          </table:table-cell>
          <table:table-cell table:formula="of:=VALUE(MID([Entrada.A597];SEARCH(&quot;,&quot;;[Entrada.A597])+1;100))" office:value-type="float" office:value="0">
            <text:p>#VALOR!</text:p>
          </table:table-cell>
          <table:table-cell table:formula="of:=[Entrada.B59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94];[.$A$2:.$A$41];[.$B$2:.$B$41])" office:value-type="float" office:value="0">
            <text:p>#VALOR!</text:p>
          </table:table-cell>
          <table:table-cell table:formula="of:=LOOKUP([.E594];[.$A$2:.$A$41];[.$B$2:.$B$41])" office:value-type="float" office:value="0">
            <text:p>#VALOR!</text:p>
          </table:table-cell>
          <table:table-cell table:formula="of:=[.I594]+[.H59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94]*2" office:value-type="float" office:value="0">
            <text:p>0</text:p>
          </table:table-cell>
          <table:table-cell table:formula="of:=[.F594]*[.G59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98];SEARCH(&quot;,&quot;;[Entrada.A598])-1))" office:value-type="float" office:value="0">
            <text:p>#VALOR!</text:p>
          </table:table-cell>
          <table:table-cell table:formula="of:=VALUE(MID([Entrada.A598];SEARCH(&quot;,&quot;;[Entrada.A598])+1;100))" office:value-type="float" office:value="0">
            <text:p>#VALOR!</text:p>
          </table:table-cell>
          <table:table-cell table:formula="of:=[Entrada.B59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95];[.$A$2:.$A$41];[.$B$2:.$B$41])" office:value-type="float" office:value="0">
            <text:p>#VALOR!</text:p>
          </table:table-cell>
          <table:table-cell table:formula="of:=LOOKUP([.E595];[.$A$2:.$A$41];[.$B$2:.$B$41])" office:value-type="float" office:value="0">
            <text:p>#VALOR!</text:p>
          </table:table-cell>
          <table:table-cell table:formula="of:=[.I595]+[.H59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95]*2" office:value-type="float" office:value="0">
            <text:p>0</text:p>
          </table:table-cell>
          <table:table-cell table:formula="of:=[.F595]*[.G59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599];SEARCH(&quot;,&quot;;[Entrada.A599])-1))" office:value-type="float" office:value="0">
            <text:p>#VALOR!</text:p>
          </table:table-cell>
          <table:table-cell table:formula="of:=VALUE(MID([Entrada.A599];SEARCH(&quot;,&quot;;[Entrada.A599])+1;100))" office:value-type="float" office:value="0">
            <text:p>#VALOR!</text:p>
          </table:table-cell>
          <table:table-cell table:formula="of:=[Entrada.B59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96];[.$A$2:.$A$41];[.$B$2:.$B$41])" office:value-type="float" office:value="0">
            <text:p>#VALOR!</text:p>
          </table:table-cell>
          <table:table-cell table:formula="of:=LOOKUP([.E596];[.$A$2:.$A$41];[.$B$2:.$B$41])" office:value-type="float" office:value="0">
            <text:p>#VALOR!</text:p>
          </table:table-cell>
          <table:table-cell table:formula="of:=[.I596]+[.H59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96]*2" office:value-type="float" office:value="0">
            <text:p>0</text:p>
          </table:table-cell>
          <table:table-cell table:formula="of:=[.F596]*[.G59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00];SEARCH(&quot;,&quot;;[Entrada.A600])-1))" office:value-type="float" office:value="0">
            <text:p>#VALOR!</text:p>
          </table:table-cell>
          <table:table-cell table:formula="of:=VALUE(MID([Entrada.A600];SEARCH(&quot;,&quot;;[Entrada.A600])+1;100))" office:value-type="float" office:value="0">
            <text:p>#VALOR!</text:p>
          </table:table-cell>
          <table:table-cell table:formula="of:=[Entrada.B60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97];[.$A$2:.$A$41];[.$B$2:.$B$41])" office:value-type="float" office:value="0">
            <text:p>#VALOR!</text:p>
          </table:table-cell>
          <table:table-cell table:formula="of:=LOOKUP([.E597];[.$A$2:.$A$41];[.$B$2:.$B$41])" office:value-type="float" office:value="0">
            <text:p>#VALOR!</text:p>
          </table:table-cell>
          <table:table-cell table:formula="of:=[.I597]+[.H59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97]*2" office:value-type="float" office:value="0">
            <text:p>0</text:p>
          </table:table-cell>
          <table:table-cell table:formula="of:=[.F597]*[.G59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01];SEARCH(&quot;,&quot;;[Entrada.A601])-1))" office:value-type="float" office:value="0">
            <text:p>#VALOR!</text:p>
          </table:table-cell>
          <table:table-cell table:formula="of:=VALUE(MID([Entrada.A601];SEARCH(&quot;,&quot;;[Entrada.A601])+1;100))" office:value-type="float" office:value="0">
            <text:p>#VALOR!</text:p>
          </table:table-cell>
          <table:table-cell table:formula="of:=[Entrada.B60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98];[.$A$2:.$A$41];[.$B$2:.$B$41])" office:value-type="float" office:value="0">
            <text:p>#VALOR!</text:p>
          </table:table-cell>
          <table:table-cell table:formula="of:=LOOKUP([.E598];[.$A$2:.$A$41];[.$B$2:.$B$41])" office:value-type="float" office:value="0">
            <text:p>#VALOR!</text:p>
          </table:table-cell>
          <table:table-cell table:formula="of:=[.I598]+[.H59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98]*2" office:value-type="float" office:value="0">
            <text:p>0</text:p>
          </table:table-cell>
          <table:table-cell table:formula="of:=[.F598]*[.G59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02];SEARCH(&quot;,&quot;;[Entrada.A602])-1))" office:value-type="float" office:value="0">
            <text:p>#VALOR!</text:p>
          </table:table-cell>
          <table:table-cell table:formula="of:=VALUE(MID([Entrada.A602];SEARCH(&quot;,&quot;;[Entrada.A602])+1;100))" office:value-type="float" office:value="0">
            <text:p>#VALOR!</text:p>
          </table:table-cell>
          <table:table-cell table:formula="of:=[Entrada.B60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599];[.$A$2:.$A$41];[.$B$2:.$B$41])" office:value-type="float" office:value="0">
            <text:p>#VALOR!</text:p>
          </table:table-cell>
          <table:table-cell table:formula="of:=LOOKUP([.E599];[.$A$2:.$A$41];[.$B$2:.$B$41])" office:value-type="float" office:value="0">
            <text:p>#VALOR!</text:p>
          </table:table-cell>
          <table:table-cell table:formula="of:=[.I599]+[.H59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599]*2" office:value-type="float" office:value="0">
            <text:p>0</text:p>
          </table:table-cell>
          <table:table-cell table:formula="of:=[.F599]*[.G59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03];SEARCH(&quot;,&quot;;[Entrada.A603])-1))" office:value-type="float" office:value="0">
            <text:p>#VALOR!</text:p>
          </table:table-cell>
          <table:table-cell table:formula="of:=VALUE(MID([Entrada.A603];SEARCH(&quot;,&quot;;[Entrada.A603])+1;100))" office:value-type="float" office:value="0">
            <text:p>#VALOR!</text:p>
          </table:table-cell>
          <table:table-cell table:formula="of:=[Entrada.B60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00];[.$A$2:.$A$41];[.$B$2:.$B$41])" office:value-type="float" office:value="0">
            <text:p>#VALOR!</text:p>
          </table:table-cell>
          <table:table-cell table:formula="of:=LOOKUP([.E600];[.$A$2:.$A$41];[.$B$2:.$B$41])" office:value-type="float" office:value="0">
            <text:p>#VALOR!</text:p>
          </table:table-cell>
          <table:table-cell table:formula="of:=[.I600]+[.H60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00]*2" office:value-type="float" office:value="0">
            <text:p>0</text:p>
          </table:table-cell>
          <table:table-cell table:formula="of:=[.F600]*[.G60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04];SEARCH(&quot;,&quot;;[Entrada.A604])-1))" office:value-type="float" office:value="0">
            <text:p>#VALOR!</text:p>
          </table:table-cell>
          <table:table-cell table:formula="of:=VALUE(MID([Entrada.A604];SEARCH(&quot;,&quot;;[Entrada.A604])+1;100))" office:value-type="float" office:value="0">
            <text:p>#VALOR!</text:p>
          </table:table-cell>
          <table:table-cell table:formula="of:=[Entrada.B60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01];[.$A$2:.$A$41];[.$B$2:.$B$41])" office:value-type="float" office:value="0">
            <text:p>#VALOR!</text:p>
          </table:table-cell>
          <table:table-cell table:formula="of:=LOOKUP([.E601];[.$A$2:.$A$41];[.$B$2:.$B$41])" office:value-type="float" office:value="0">
            <text:p>#VALOR!</text:p>
          </table:table-cell>
          <table:table-cell table:formula="of:=[.I601]+[.H60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01]*2" office:value-type="float" office:value="0">
            <text:p>0</text:p>
          </table:table-cell>
          <table:table-cell table:formula="of:=[.F601]*[.G60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05];SEARCH(&quot;,&quot;;[Entrada.A605])-1))" office:value-type="float" office:value="0">
            <text:p>#VALOR!</text:p>
          </table:table-cell>
          <table:table-cell table:formula="of:=VALUE(MID([Entrada.A605];SEARCH(&quot;,&quot;;[Entrada.A605])+1;100))" office:value-type="float" office:value="0">
            <text:p>#VALOR!</text:p>
          </table:table-cell>
          <table:table-cell table:formula="of:=[Entrada.B60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02];[.$A$2:.$A$41];[.$B$2:.$B$41])" office:value-type="float" office:value="0">
            <text:p>#VALOR!</text:p>
          </table:table-cell>
          <table:table-cell table:formula="of:=LOOKUP([.E602];[.$A$2:.$A$41];[.$B$2:.$B$41])" office:value-type="float" office:value="0">
            <text:p>#VALOR!</text:p>
          </table:table-cell>
          <table:table-cell table:formula="of:=[.I602]+[.H60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02]*2" office:value-type="float" office:value="0">
            <text:p>0</text:p>
          </table:table-cell>
          <table:table-cell table:formula="of:=[.F602]*[.G60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06];SEARCH(&quot;,&quot;;[Entrada.A606])-1))" office:value-type="float" office:value="0">
            <text:p>#VALOR!</text:p>
          </table:table-cell>
          <table:table-cell table:formula="of:=VALUE(MID([Entrada.A606];SEARCH(&quot;,&quot;;[Entrada.A606])+1;100))" office:value-type="float" office:value="0">
            <text:p>#VALOR!</text:p>
          </table:table-cell>
          <table:table-cell table:formula="of:=[Entrada.B60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03];[.$A$2:.$A$41];[.$B$2:.$B$41])" office:value-type="float" office:value="0">
            <text:p>#VALOR!</text:p>
          </table:table-cell>
          <table:table-cell table:formula="of:=LOOKUP([.E603];[.$A$2:.$A$41];[.$B$2:.$B$41])" office:value-type="float" office:value="0">
            <text:p>#VALOR!</text:p>
          </table:table-cell>
          <table:table-cell table:formula="of:=[.I603]+[.H60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03]*2" office:value-type="float" office:value="0">
            <text:p>0</text:p>
          </table:table-cell>
          <table:table-cell table:formula="of:=[.F603]*[.G60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07];SEARCH(&quot;,&quot;;[Entrada.A607])-1))" office:value-type="float" office:value="0">
            <text:p>#VALOR!</text:p>
          </table:table-cell>
          <table:table-cell table:formula="of:=VALUE(MID([Entrada.A607];SEARCH(&quot;,&quot;;[Entrada.A607])+1;100))" office:value-type="float" office:value="0">
            <text:p>#VALOR!</text:p>
          </table:table-cell>
          <table:table-cell table:formula="of:=[Entrada.B60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04];[.$A$2:.$A$41];[.$B$2:.$B$41])" office:value-type="float" office:value="0">
            <text:p>#VALOR!</text:p>
          </table:table-cell>
          <table:table-cell table:formula="of:=LOOKUP([.E604];[.$A$2:.$A$41];[.$B$2:.$B$41])" office:value-type="float" office:value="0">
            <text:p>#VALOR!</text:p>
          </table:table-cell>
          <table:table-cell table:formula="of:=[.I604]+[.H60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04]*2" office:value-type="float" office:value="0">
            <text:p>0</text:p>
          </table:table-cell>
          <table:table-cell table:formula="of:=[.F604]*[.G60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08];SEARCH(&quot;,&quot;;[Entrada.A608])-1))" office:value-type="float" office:value="0">
            <text:p>#VALOR!</text:p>
          </table:table-cell>
          <table:table-cell table:formula="of:=VALUE(MID([Entrada.A608];SEARCH(&quot;,&quot;;[Entrada.A608])+1;100))" office:value-type="float" office:value="0">
            <text:p>#VALOR!</text:p>
          </table:table-cell>
          <table:table-cell table:formula="of:=[Entrada.B60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05];[.$A$2:.$A$41];[.$B$2:.$B$41])" office:value-type="float" office:value="0">
            <text:p>#VALOR!</text:p>
          </table:table-cell>
          <table:table-cell table:formula="of:=LOOKUP([.E605];[.$A$2:.$A$41];[.$B$2:.$B$41])" office:value-type="float" office:value="0">
            <text:p>#VALOR!</text:p>
          </table:table-cell>
          <table:table-cell table:formula="of:=[.I605]+[.H60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05]*2" office:value-type="float" office:value="0">
            <text:p>0</text:p>
          </table:table-cell>
          <table:table-cell table:formula="of:=[.F605]*[.G60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09];SEARCH(&quot;,&quot;;[Entrada.A609])-1))" office:value-type="float" office:value="0">
            <text:p>#VALOR!</text:p>
          </table:table-cell>
          <table:table-cell table:formula="of:=VALUE(MID([Entrada.A609];SEARCH(&quot;,&quot;;[Entrada.A609])+1;100))" office:value-type="float" office:value="0">
            <text:p>#VALOR!</text:p>
          </table:table-cell>
          <table:table-cell table:formula="of:=[Entrada.B60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06];[.$A$2:.$A$41];[.$B$2:.$B$41])" office:value-type="float" office:value="0">
            <text:p>#VALOR!</text:p>
          </table:table-cell>
          <table:table-cell table:formula="of:=LOOKUP([.E606];[.$A$2:.$A$41];[.$B$2:.$B$41])" office:value-type="float" office:value="0">
            <text:p>#VALOR!</text:p>
          </table:table-cell>
          <table:table-cell table:formula="of:=[.I606]+[.H60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06]*2" office:value-type="float" office:value="0">
            <text:p>0</text:p>
          </table:table-cell>
          <table:table-cell table:formula="of:=[.F606]*[.G60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10];SEARCH(&quot;,&quot;;[Entrada.A610])-1))" office:value-type="float" office:value="0">
            <text:p>#VALOR!</text:p>
          </table:table-cell>
          <table:table-cell table:formula="of:=VALUE(MID([Entrada.A610];SEARCH(&quot;,&quot;;[Entrada.A610])+1;100))" office:value-type="float" office:value="0">
            <text:p>#VALOR!</text:p>
          </table:table-cell>
          <table:table-cell table:formula="of:=[Entrada.B61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07];[.$A$2:.$A$41];[.$B$2:.$B$41])" office:value-type="float" office:value="0">
            <text:p>#VALOR!</text:p>
          </table:table-cell>
          <table:table-cell table:formula="of:=LOOKUP([.E607];[.$A$2:.$A$41];[.$B$2:.$B$41])" office:value-type="float" office:value="0">
            <text:p>#VALOR!</text:p>
          </table:table-cell>
          <table:table-cell table:formula="of:=[.I607]+[.H60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07]*2" office:value-type="float" office:value="0">
            <text:p>0</text:p>
          </table:table-cell>
          <table:table-cell table:formula="of:=[.F607]*[.G60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11];SEARCH(&quot;,&quot;;[Entrada.A611])-1))" office:value-type="float" office:value="0">
            <text:p>#VALOR!</text:p>
          </table:table-cell>
          <table:table-cell table:formula="of:=VALUE(MID([Entrada.A611];SEARCH(&quot;,&quot;;[Entrada.A611])+1;100))" office:value-type="float" office:value="0">
            <text:p>#VALOR!</text:p>
          </table:table-cell>
          <table:table-cell table:formula="of:=[Entrada.B61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08];[.$A$2:.$A$41];[.$B$2:.$B$41])" office:value-type="float" office:value="0">
            <text:p>#VALOR!</text:p>
          </table:table-cell>
          <table:table-cell table:formula="of:=LOOKUP([.E608];[.$A$2:.$A$41];[.$B$2:.$B$41])" office:value-type="float" office:value="0">
            <text:p>#VALOR!</text:p>
          </table:table-cell>
          <table:table-cell table:formula="of:=[.I608]+[.H60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08]*2" office:value-type="float" office:value="0">
            <text:p>0</text:p>
          </table:table-cell>
          <table:table-cell table:formula="of:=[.F608]*[.G60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12];SEARCH(&quot;,&quot;;[Entrada.A612])-1))" office:value-type="float" office:value="0">
            <text:p>#VALOR!</text:p>
          </table:table-cell>
          <table:table-cell table:formula="of:=VALUE(MID([Entrada.A612];SEARCH(&quot;,&quot;;[Entrada.A612])+1;100))" office:value-type="float" office:value="0">
            <text:p>#VALOR!</text:p>
          </table:table-cell>
          <table:table-cell table:formula="of:=[Entrada.B61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09];[.$A$2:.$A$41];[.$B$2:.$B$41])" office:value-type="float" office:value="0">
            <text:p>#VALOR!</text:p>
          </table:table-cell>
          <table:table-cell table:formula="of:=LOOKUP([.E609];[.$A$2:.$A$41];[.$B$2:.$B$41])" office:value-type="float" office:value="0">
            <text:p>#VALOR!</text:p>
          </table:table-cell>
          <table:table-cell table:formula="of:=[.I609]+[.H60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09]*2" office:value-type="float" office:value="0">
            <text:p>0</text:p>
          </table:table-cell>
          <table:table-cell table:formula="of:=[.F609]*[.G60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13];SEARCH(&quot;,&quot;;[Entrada.A613])-1))" office:value-type="float" office:value="0">
            <text:p>#VALOR!</text:p>
          </table:table-cell>
          <table:table-cell table:formula="of:=VALUE(MID([Entrada.A613];SEARCH(&quot;,&quot;;[Entrada.A613])+1;100))" office:value-type="float" office:value="0">
            <text:p>#VALOR!</text:p>
          </table:table-cell>
          <table:table-cell table:formula="of:=[Entrada.B61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10];[.$A$2:.$A$41];[.$B$2:.$B$41])" office:value-type="float" office:value="0">
            <text:p>#VALOR!</text:p>
          </table:table-cell>
          <table:table-cell table:formula="of:=LOOKUP([.E610];[.$A$2:.$A$41];[.$B$2:.$B$41])" office:value-type="float" office:value="0">
            <text:p>#VALOR!</text:p>
          </table:table-cell>
          <table:table-cell table:formula="of:=[.I610]+[.H61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10]*2" office:value-type="float" office:value="0">
            <text:p>0</text:p>
          </table:table-cell>
          <table:table-cell table:formula="of:=[.F610]*[.G61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14];SEARCH(&quot;,&quot;;[Entrada.A614])-1))" office:value-type="float" office:value="0">
            <text:p>#VALOR!</text:p>
          </table:table-cell>
          <table:table-cell table:formula="of:=VALUE(MID([Entrada.A614];SEARCH(&quot;,&quot;;[Entrada.A614])+1;100))" office:value-type="float" office:value="0">
            <text:p>#VALOR!</text:p>
          </table:table-cell>
          <table:table-cell table:formula="of:=[Entrada.B61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11];[.$A$2:.$A$41];[.$B$2:.$B$41])" office:value-type="float" office:value="0">
            <text:p>#VALOR!</text:p>
          </table:table-cell>
          <table:table-cell table:formula="of:=LOOKUP([.E611];[.$A$2:.$A$41];[.$B$2:.$B$41])" office:value-type="float" office:value="0">
            <text:p>#VALOR!</text:p>
          </table:table-cell>
          <table:table-cell table:formula="of:=[.I611]+[.H61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11]*2" office:value-type="float" office:value="0">
            <text:p>0</text:p>
          </table:table-cell>
          <table:table-cell table:formula="of:=[.F611]*[.G61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15];SEARCH(&quot;,&quot;;[Entrada.A615])-1))" office:value-type="float" office:value="0">
            <text:p>#VALOR!</text:p>
          </table:table-cell>
          <table:table-cell table:formula="of:=VALUE(MID([Entrada.A615];SEARCH(&quot;,&quot;;[Entrada.A615])+1;100))" office:value-type="float" office:value="0">
            <text:p>#VALOR!</text:p>
          </table:table-cell>
          <table:table-cell table:formula="of:=[Entrada.B6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12];[.$A$2:.$A$41];[.$B$2:.$B$41])" office:value-type="float" office:value="0">
            <text:p>#VALOR!</text:p>
          </table:table-cell>
          <table:table-cell table:formula="of:=LOOKUP([.E612];[.$A$2:.$A$41];[.$B$2:.$B$41])" office:value-type="float" office:value="0">
            <text:p>#VALOR!</text:p>
          </table:table-cell>
          <table:table-cell table:formula="of:=[.I612]+[.H61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12]*2" office:value-type="float" office:value="0">
            <text:p>0</text:p>
          </table:table-cell>
          <table:table-cell table:formula="of:=[.F612]*[.G61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16];SEARCH(&quot;,&quot;;[Entrada.A616])-1))" office:value-type="float" office:value="0">
            <text:p>#VALOR!</text:p>
          </table:table-cell>
          <table:table-cell table:formula="of:=VALUE(MID([Entrada.A616];SEARCH(&quot;,&quot;;[Entrada.A616])+1;100))" office:value-type="float" office:value="0">
            <text:p>#VALOR!</text:p>
          </table:table-cell>
          <table:table-cell table:formula="of:=[Entrada.B6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13];[.$A$2:.$A$41];[.$B$2:.$B$41])" office:value-type="float" office:value="0">
            <text:p>#VALOR!</text:p>
          </table:table-cell>
          <table:table-cell table:formula="of:=LOOKUP([.E613];[.$A$2:.$A$41];[.$B$2:.$B$41])" office:value-type="float" office:value="0">
            <text:p>#VALOR!</text:p>
          </table:table-cell>
          <table:table-cell table:formula="of:=[.I613]+[.H61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13]*2" office:value-type="float" office:value="0">
            <text:p>0</text:p>
          </table:table-cell>
          <table:table-cell table:formula="of:=[.F613]*[.G61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17];SEARCH(&quot;,&quot;;[Entrada.A617])-1))" office:value-type="float" office:value="0">
            <text:p>#VALOR!</text:p>
          </table:table-cell>
          <table:table-cell table:formula="of:=VALUE(MID([Entrada.A617];SEARCH(&quot;,&quot;;[Entrada.A617])+1;100))" office:value-type="float" office:value="0">
            <text:p>#VALOR!</text:p>
          </table:table-cell>
          <table:table-cell table:formula="of:=[Entrada.B6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14];[.$A$2:.$A$41];[.$B$2:.$B$41])" office:value-type="float" office:value="0">
            <text:p>#VALOR!</text:p>
          </table:table-cell>
          <table:table-cell table:formula="of:=LOOKUP([.E614];[.$A$2:.$A$41];[.$B$2:.$B$41])" office:value-type="float" office:value="0">
            <text:p>#VALOR!</text:p>
          </table:table-cell>
          <table:table-cell table:formula="of:=[.I614]+[.H61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14]*2" office:value-type="float" office:value="0">
            <text:p>0</text:p>
          </table:table-cell>
          <table:table-cell table:formula="of:=[.F614]*[.G61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18];SEARCH(&quot;,&quot;;[Entrada.A618])-1))" office:value-type="float" office:value="0">
            <text:p>#VALOR!</text:p>
          </table:table-cell>
          <table:table-cell table:formula="of:=VALUE(MID([Entrada.A618];SEARCH(&quot;,&quot;;[Entrada.A618])+1;100))" office:value-type="float" office:value="0">
            <text:p>#VALOR!</text:p>
          </table:table-cell>
          <table:table-cell table:formula="of:=[Entrada.B6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15];[.$A$2:.$A$41];[.$B$2:.$B$41])" office:value-type="float" office:value="0">
            <text:p>#VALOR!</text:p>
          </table:table-cell>
          <table:table-cell table:formula="of:=LOOKUP([.E615];[.$A$2:.$A$41];[.$B$2:.$B$41])" office:value-type="float" office:value="0">
            <text:p>#VALOR!</text:p>
          </table:table-cell>
          <table:table-cell table:formula="of:=[.I615]+[.H61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15]*2" office:value-type="float" office:value="0">
            <text:p>0</text:p>
          </table:table-cell>
          <table:table-cell table:formula="of:=[.F615]*[.G61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19];SEARCH(&quot;,&quot;;[Entrada.A619])-1))" office:value-type="float" office:value="0">
            <text:p>#VALOR!</text:p>
          </table:table-cell>
          <table:table-cell table:formula="of:=VALUE(MID([Entrada.A619];SEARCH(&quot;,&quot;;[Entrada.A619])+1;100))" office:value-type="float" office:value="0">
            <text:p>#VALOR!</text:p>
          </table:table-cell>
          <table:table-cell table:formula="of:=[Entrada.B6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16];[.$A$2:.$A$41];[.$B$2:.$B$41])" office:value-type="float" office:value="0">
            <text:p>#VALOR!</text:p>
          </table:table-cell>
          <table:table-cell table:formula="of:=LOOKUP([.E616];[.$A$2:.$A$41];[.$B$2:.$B$41])" office:value-type="float" office:value="0">
            <text:p>#VALOR!</text:p>
          </table:table-cell>
          <table:table-cell table:formula="of:=[.I616]+[.H61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16]*2" office:value-type="float" office:value="0">
            <text:p>0</text:p>
          </table:table-cell>
          <table:table-cell table:formula="of:=[.F616]*[.G61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20];SEARCH(&quot;,&quot;;[Entrada.A620])-1))" office:value-type="float" office:value="0">
            <text:p>#VALOR!</text:p>
          </table:table-cell>
          <table:table-cell table:formula="of:=VALUE(MID([Entrada.A620];SEARCH(&quot;,&quot;;[Entrada.A620])+1;100))" office:value-type="float" office:value="0">
            <text:p>#VALOR!</text:p>
          </table:table-cell>
          <table:table-cell table:formula="of:=[Entrada.B6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17];[.$A$2:.$A$41];[.$B$2:.$B$41])" office:value-type="float" office:value="0">
            <text:p>#VALOR!</text:p>
          </table:table-cell>
          <table:table-cell table:formula="of:=LOOKUP([.E617];[.$A$2:.$A$41];[.$B$2:.$B$41])" office:value-type="float" office:value="0">
            <text:p>#VALOR!</text:p>
          </table:table-cell>
          <table:table-cell table:formula="of:=[.I617]+[.H61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17]*2" office:value-type="float" office:value="0">
            <text:p>0</text:p>
          </table:table-cell>
          <table:table-cell table:formula="of:=[.F617]*[.G61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21];SEARCH(&quot;,&quot;;[Entrada.A621])-1))" office:value-type="float" office:value="0">
            <text:p>#VALOR!</text:p>
          </table:table-cell>
          <table:table-cell table:formula="of:=VALUE(MID([Entrada.A621];SEARCH(&quot;,&quot;;[Entrada.A621])+1;100))" office:value-type="float" office:value="0">
            <text:p>#VALOR!</text:p>
          </table:table-cell>
          <table:table-cell table:formula="of:=[Entrada.B6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18];[.$A$2:.$A$41];[.$B$2:.$B$41])" office:value-type="float" office:value="0">
            <text:p>#VALOR!</text:p>
          </table:table-cell>
          <table:table-cell table:formula="of:=LOOKUP([.E618];[.$A$2:.$A$41];[.$B$2:.$B$41])" office:value-type="float" office:value="0">
            <text:p>#VALOR!</text:p>
          </table:table-cell>
          <table:table-cell table:formula="of:=[.I618]+[.H61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18]*2" office:value-type="float" office:value="0">
            <text:p>0</text:p>
          </table:table-cell>
          <table:table-cell table:formula="of:=[.F618]*[.G61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22];SEARCH(&quot;,&quot;;[Entrada.A622])-1))" office:value-type="float" office:value="0">
            <text:p>#VALOR!</text:p>
          </table:table-cell>
          <table:table-cell table:formula="of:=VALUE(MID([Entrada.A622];SEARCH(&quot;,&quot;;[Entrada.A622])+1;100))" office:value-type="float" office:value="0">
            <text:p>#VALOR!</text:p>
          </table:table-cell>
          <table:table-cell table:formula="of:=[Entrada.B6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19];[.$A$2:.$A$41];[.$B$2:.$B$41])" office:value-type="float" office:value="0">
            <text:p>#VALOR!</text:p>
          </table:table-cell>
          <table:table-cell table:formula="of:=LOOKUP([.E619];[.$A$2:.$A$41];[.$B$2:.$B$41])" office:value-type="float" office:value="0">
            <text:p>#VALOR!</text:p>
          </table:table-cell>
          <table:table-cell table:formula="of:=[.I619]+[.H61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19]*2" office:value-type="float" office:value="0">
            <text:p>0</text:p>
          </table:table-cell>
          <table:table-cell table:formula="of:=[.F619]*[.G61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23];SEARCH(&quot;,&quot;;[Entrada.A623])-1))" office:value-type="float" office:value="0">
            <text:p>#VALOR!</text:p>
          </table:table-cell>
          <table:table-cell table:formula="of:=VALUE(MID([Entrada.A623];SEARCH(&quot;,&quot;;[Entrada.A623])+1;100))" office:value-type="float" office:value="0">
            <text:p>#VALOR!</text:p>
          </table:table-cell>
          <table:table-cell table:formula="of:=[Entrada.B6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20];[.$A$2:.$A$41];[.$B$2:.$B$41])" office:value-type="float" office:value="0">
            <text:p>#VALOR!</text:p>
          </table:table-cell>
          <table:table-cell table:formula="of:=LOOKUP([.E620];[.$A$2:.$A$41];[.$B$2:.$B$41])" office:value-type="float" office:value="0">
            <text:p>#VALOR!</text:p>
          </table:table-cell>
          <table:table-cell table:formula="of:=[.I620]+[.H62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20]*2" office:value-type="float" office:value="0">
            <text:p>0</text:p>
          </table:table-cell>
          <table:table-cell table:formula="of:=[.F620]*[.G62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24];SEARCH(&quot;,&quot;;[Entrada.A624])-1))" office:value-type="float" office:value="0">
            <text:p>#VALOR!</text:p>
          </table:table-cell>
          <table:table-cell table:formula="of:=VALUE(MID([Entrada.A624];SEARCH(&quot;,&quot;;[Entrada.A624])+1;100))" office:value-type="float" office:value="0">
            <text:p>#VALOR!</text:p>
          </table:table-cell>
          <table:table-cell table:formula="of:=[Entrada.B6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21];[.$A$2:.$A$41];[.$B$2:.$B$41])" office:value-type="float" office:value="0">
            <text:p>#VALOR!</text:p>
          </table:table-cell>
          <table:table-cell table:formula="of:=LOOKUP([.E621];[.$A$2:.$A$41];[.$B$2:.$B$41])" office:value-type="float" office:value="0">
            <text:p>#VALOR!</text:p>
          </table:table-cell>
          <table:table-cell table:formula="of:=[.I621]+[.H62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21]*2" office:value-type="float" office:value="0">
            <text:p>0</text:p>
          </table:table-cell>
          <table:table-cell table:formula="of:=[.F621]*[.G62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25];SEARCH(&quot;,&quot;;[Entrada.A625])-1))" office:value-type="float" office:value="0">
            <text:p>#VALOR!</text:p>
          </table:table-cell>
          <table:table-cell table:formula="of:=VALUE(MID([Entrada.A625];SEARCH(&quot;,&quot;;[Entrada.A625])+1;100))" office:value-type="float" office:value="0">
            <text:p>#VALOR!</text:p>
          </table:table-cell>
          <table:table-cell table:formula="of:=[Entrada.B62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22];[.$A$2:.$A$41];[.$B$2:.$B$41])" office:value-type="float" office:value="0">
            <text:p>#VALOR!</text:p>
          </table:table-cell>
          <table:table-cell table:formula="of:=LOOKUP([.E622];[.$A$2:.$A$41];[.$B$2:.$B$41])" office:value-type="float" office:value="0">
            <text:p>#VALOR!</text:p>
          </table:table-cell>
          <table:table-cell table:formula="of:=[.I622]+[.H62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22]*2" office:value-type="float" office:value="0">
            <text:p>0</text:p>
          </table:table-cell>
          <table:table-cell table:formula="of:=[.F622]*[.G62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26];SEARCH(&quot;,&quot;;[Entrada.A626])-1))" office:value-type="float" office:value="0">
            <text:p>#VALOR!</text:p>
          </table:table-cell>
          <table:table-cell table:formula="of:=VALUE(MID([Entrada.A626];SEARCH(&quot;,&quot;;[Entrada.A626])+1;100))" office:value-type="float" office:value="0">
            <text:p>#VALOR!</text:p>
          </table:table-cell>
          <table:table-cell table:formula="of:=[Entrada.B62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23];[.$A$2:.$A$41];[.$B$2:.$B$41])" office:value-type="float" office:value="0">
            <text:p>#VALOR!</text:p>
          </table:table-cell>
          <table:table-cell table:formula="of:=LOOKUP([.E623];[.$A$2:.$A$41];[.$B$2:.$B$41])" office:value-type="float" office:value="0">
            <text:p>#VALOR!</text:p>
          </table:table-cell>
          <table:table-cell table:formula="of:=[.I623]+[.H62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23]*2" office:value-type="float" office:value="0">
            <text:p>0</text:p>
          </table:table-cell>
          <table:table-cell table:formula="of:=[.F623]*[.G62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27];SEARCH(&quot;,&quot;;[Entrada.A627])-1))" office:value-type="float" office:value="0">
            <text:p>#VALOR!</text:p>
          </table:table-cell>
          <table:table-cell table:formula="of:=VALUE(MID([Entrada.A627];SEARCH(&quot;,&quot;;[Entrada.A627])+1;100))" office:value-type="float" office:value="0">
            <text:p>#VALOR!</text:p>
          </table:table-cell>
          <table:table-cell table:formula="of:=[Entrada.B62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24];[.$A$2:.$A$41];[.$B$2:.$B$41])" office:value-type="float" office:value="0">
            <text:p>#VALOR!</text:p>
          </table:table-cell>
          <table:table-cell table:formula="of:=LOOKUP([.E624];[.$A$2:.$A$41];[.$B$2:.$B$41])" office:value-type="float" office:value="0">
            <text:p>#VALOR!</text:p>
          </table:table-cell>
          <table:table-cell table:formula="of:=[.I624]+[.H62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24]*2" office:value-type="float" office:value="0">
            <text:p>0</text:p>
          </table:table-cell>
          <table:table-cell table:formula="of:=[.F624]*[.G62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28];SEARCH(&quot;,&quot;;[Entrada.A628])-1))" office:value-type="float" office:value="0">
            <text:p>#VALOR!</text:p>
          </table:table-cell>
          <table:table-cell table:formula="of:=VALUE(MID([Entrada.A628];SEARCH(&quot;,&quot;;[Entrada.A628])+1;100))" office:value-type="float" office:value="0">
            <text:p>#VALOR!</text:p>
          </table:table-cell>
          <table:table-cell table:formula="of:=[Entrada.B62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25];[.$A$2:.$A$41];[.$B$2:.$B$41])" office:value-type="float" office:value="0">
            <text:p>#VALOR!</text:p>
          </table:table-cell>
          <table:table-cell table:formula="of:=LOOKUP([.E625];[.$A$2:.$A$41];[.$B$2:.$B$41])" office:value-type="float" office:value="0">
            <text:p>#VALOR!</text:p>
          </table:table-cell>
          <table:table-cell table:formula="of:=[.I625]+[.H62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25]*2" office:value-type="float" office:value="0">
            <text:p>0</text:p>
          </table:table-cell>
          <table:table-cell table:formula="of:=[.F625]*[.G62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29];SEARCH(&quot;,&quot;;[Entrada.A629])-1))" office:value-type="float" office:value="0">
            <text:p>#VALOR!</text:p>
          </table:table-cell>
          <table:table-cell table:formula="of:=VALUE(MID([Entrada.A629];SEARCH(&quot;,&quot;;[Entrada.A629])+1;100))" office:value-type="float" office:value="0">
            <text:p>#VALOR!</text:p>
          </table:table-cell>
          <table:table-cell table:formula="of:=[Entrada.B62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26];[.$A$2:.$A$41];[.$B$2:.$B$41])" office:value-type="float" office:value="0">
            <text:p>#VALOR!</text:p>
          </table:table-cell>
          <table:table-cell table:formula="of:=LOOKUP([.E626];[.$A$2:.$A$41];[.$B$2:.$B$41])" office:value-type="float" office:value="0">
            <text:p>#VALOR!</text:p>
          </table:table-cell>
          <table:table-cell table:formula="of:=[.I626]+[.H62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26]*2" office:value-type="float" office:value="0">
            <text:p>0</text:p>
          </table:table-cell>
          <table:table-cell table:formula="of:=[.F626]*[.G62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30];SEARCH(&quot;,&quot;;[Entrada.A630])-1))" office:value-type="float" office:value="0">
            <text:p>#VALOR!</text:p>
          </table:table-cell>
          <table:table-cell table:formula="of:=VALUE(MID([Entrada.A630];SEARCH(&quot;,&quot;;[Entrada.A630])+1;100))" office:value-type="float" office:value="0">
            <text:p>#VALOR!</text:p>
          </table:table-cell>
          <table:table-cell table:formula="of:=[Entrada.B63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27];[.$A$2:.$A$41];[.$B$2:.$B$41])" office:value-type="float" office:value="0">
            <text:p>#VALOR!</text:p>
          </table:table-cell>
          <table:table-cell table:formula="of:=LOOKUP([.E627];[.$A$2:.$A$41];[.$B$2:.$B$41])" office:value-type="float" office:value="0">
            <text:p>#VALOR!</text:p>
          </table:table-cell>
          <table:table-cell table:formula="of:=[.I627]+[.H62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27]*2" office:value-type="float" office:value="0">
            <text:p>0</text:p>
          </table:table-cell>
          <table:table-cell table:formula="of:=[.F627]*[.G62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31];SEARCH(&quot;,&quot;;[Entrada.A631])-1))" office:value-type="float" office:value="0">
            <text:p>#VALOR!</text:p>
          </table:table-cell>
          <table:table-cell table:formula="of:=VALUE(MID([Entrada.A631];SEARCH(&quot;,&quot;;[Entrada.A631])+1;100))" office:value-type="float" office:value="0">
            <text:p>#VALOR!</text:p>
          </table:table-cell>
          <table:table-cell table:formula="of:=[Entrada.B63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28];[.$A$2:.$A$41];[.$B$2:.$B$41])" office:value-type="float" office:value="0">
            <text:p>#VALOR!</text:p>
          </table:table-cell>
          <table:table-cell table:formula="of:=LOOKUP([.E628];[.$A$2:.$A$41];[.$B$2:.$B$41])" office:value-type="float" office:value="0">
            <text:p>#VALOR!</text:p>
          </table:table-cell>
          <table:table-cell table:formula="of:=[.I628]+[.H62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28]*2" office:value-type="float" office:value="0">
            <text:p>0</text:p>
          </table:table-cell>
          <table:table-cell table:formula="of:=[.F628]*[.G62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32];SEARCH(&quot;,&quot;;[Entrada.A632])-1))" office:value-type="float" office:value="0">
            <text:p>#VALOR!</text:p>
          </table:table-cell>
          <table:table-cell table:formula="of:=VALUE(MID([Entrada.A632];SEARCH(&quot;,&quot;;[Entrada.A632])+1;100))" office:value-type="float" office:value="0">
            <text:p>#VALOR!</text:p>
          </table:table-cell>
          <table:table-cell table:formula="of:=[Entrada.B63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29];[.$A$2:.$A$41];[.$B$2:.$B$41])" office:value-type="float" office:value="0">
            <text:p>#VALOR!</text:p>
          </table:table-cell>
          <table:table-cell table:formula="of:=LOOKUP([.E629];[.$A$2:.$A$41];[.$B$2:.$B$41])" office:value-type="float" office:value="0">
            <text:p>#VALOR!</text:p>
          </table:table-cell>
          <table:table-cell table:formula="of:=[.I629]+[.H62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29]*2" office:value-type="float" office:value="0">
            <text:p>0</text:p>
          </table:table-cell>
          <table:table-cell table:formula="of:=[.F629]*[.G62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33];SEARCH(&quot;,&quot;;[Entrada.A633])-1))" office:value-type="float" office:value="0">
            <text:p>#VALOR!</text:p>
          </table:table-cell>
          <table:table-cell table:formula="of:=VALUE(MID([Entrada.A633];SEARCH(&quot;,&quot;;[Entrada.A633])+1;100))" office:value-type="float" office:value="0">
            <text:p>#VALOR!</text:p>
          </table:table-cell>
          <table:table-cell table:formula="of:=[Entrada.B6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30];[.$A$2:.$A$41];[.$B$2:.$B$41])" office:value-type="float" office:value="0">
            <text:p>#VALOR!</text:p>
          </table:table-cell>
          <table:table-cell table:formula="of:=LOOKUP([.E630];[.$A$2:.$A$41];[.$B$2:.$B$41])" office:value-type="float" office:value="0">
            <text:p>#VALOR!</text:p>
          </table:table-cell>
          <table:table-cell table:formula="of:=[.I630]+[.H63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30]*2" office:value-type="float" office:value="0">
            <text:p>0</text:p>
          </table:table-cell>
          <table:table-cell table:formula="of:=[.F630]*[.G63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34];SEARCH(&quot;,&quot;;[Entrada.A634])-1))" office:value-type="float" office:value="0">
            <text:p>#VALOR!</text:p>
          </table:table-cell>
          <table:table-cell table:formula="of:=VALUE(MID([Entrada.A634];SEARCH(&quot;,&quot;;[Entrada.A634])+1;100))" office:value-type="float" office:value="0">
            <text:p>#VALOR!</text:p>
          </table:table-cell>
          <table:table-cell table:formula="of:=[Entrada.B63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31];[.$A$2:.$A$41];[.$B$2:.$B$41])" office:value-type="float" office:value="0">
            <text:p>#VALOR!</text:p>
          </table:table-cell>
          <table:table-cell table:formula="of:=LOOKUP([.E631];[.$A$2:.$A$41];[.$B$2:.$B$41])" office:value-type="float" office:value="0">
            <text:p>#VALOR!</text:p>
          </table:table-cell>
          <table:table-cell table:formula="of:=[.I631]+[.H63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31]*2" office:value-type="float" office:value="0">
            <text:p>0</text:p>
          </table:table-cell>
          <table:table-cell table:formula="of:=[.F631]*[.G63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35];SEARCH(&quot;,&quot;;[Entrada.A635])-1))" office:value-type="float" office:value="0">
            <text:p>#VALOR!</text:p>
          </table:table-cell>
          <table:table-cell table:formula="of:=VALUE(MID([Entrada.A635];SEARCH(&quot;,&quot;;[Entrada.A635])+1;100))" office:value-type="float" office:value="0">
            <text:p>#VALOR!</text:p>
          </table:table-cell>
          <table:table-cell table:formula="of:=[Entrada.B63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32];[.$A$2:.$A$41];[.$B$2:.$B$41])" office:value-type="float" office:value="0">
            <text:p>#VALOR!</text:p>
          </table:table-cell>
          <table:table-cell table:formula="of:=LOOKUP([.E632];[.$A$2:.$A$41];[.$B$2:.$B$41])" office:value-type="float" office:value="0">
            <text:p>#VALOR!</text:p>
          </table:table-cell>
          <table:table-cell table:formula="of:=[.I632]+[.H63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32]*2" office:value-type="float" office:value="0">
            <text:p>0</text:p>
          </table:table-cell>
          <table:table-cell table:formula="of:=[.F632]*[.G63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36];SEARCH(&quot;,&quot;;[Entrada.A636])-1))" office:value-type="float" office:value="0">
            <text:p>#VALOR!</text:p>
          </table:table-cell>
          <table:table-cell table:formula="of:=VALUE(MID([Entrada.A636];SEARCH(&quot;,&quot;;[Entrada.A636])+1;100))" office:value-type="float" office:value="0">
            <text:p>#VALOR!</text:p>
          </table:table-cell>
          <table:table-cell table:formula="of:=[Entrada.B63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33];[.$A$2:.$A$41];[.$B$2:.$B$41])" office:value-type="float" office:value="0">
            <text:p>#VALOR!</text:p>
          </table:table-cell>
          <table:table-cell table:formula="of:=LOOKUP([.E633];[.$A$2:.$A$41];[.$B$2:.$B$41])" office:value-type="float" office:value="0">
            <text:p>#VALOR!</text:p>
          </table:table-cell>
          <table:table-cell table:formula="of:=[.I633]+[.H63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33]*2" office:value-type="float" office:value="0">
            <text:p>0</text:p>
          </table:table-cell>
          <table:table-cell table:formula="of:=[.F633]*[.G63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37];SEARCH(&quot;,&quot;;[Entrada.A637])-1))" office:value-type="float" office:value="0">
            <text:p>#VALOR!</text:p>
          </table:table-cell>
          <table:table-cell table:formula="of:=VALUE(MID([Entrada.A637];SEARCH(&quot;,&quot;;[Entrada.A637])+1;100))" office:value-type="float" office:value="0">
            <text:p>#VALOR!</text:p>
          </table:table-cell>
          <table:table-cell table:formula="of:=[Entrada.B63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34];[.$A$2:.$A$41];[.$B$2:.$B$41])" office:value-type="float" office:value="0">
            <text:p>#VALOR!</text:p>
          </table:table-cell>
          <table:table-cell table:formula="of:=LOOKUP([.E634];[.$A$2:.$A$41];[.$B$2:.$B$41])" office:value-type="float" office:value="0">
            <text:p>#VALOR!</text:p>
          </table:table-cell>
          <table:table-cell table:formula="of:=[.I634]+[.H63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34]*2" office:value-type="float" office:value="0">
            <text:p>0</text:p>
          </table:table-cell>
          <table:table-cell table:formula="of:=[.F634]*[.G63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38];SEARCH(&quot;,&quot;;[Entrada.A638])-1))" office:value-type="float" office:value="0">
            <text:p>#VALOR!</text:p>
          </table:table-cell>
          <table:table-cell table:formula="of:=VALUE(MID([Entrada.A638];SEARCH(&quot;,&quot;;[Entrada.A638])+1;100))" office:value-type="float" office:value="0">
            <text:p>#VALOR!</text:p>
          </table:table-cell>
          <table:table-cell table:formula="of:=[Entrada.B63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35];[.$A$2:.$A$41];[.$B$2:.$B$41])" office:value-type="float" office:value="0">
            <text:p>#VALOR!</text:p>
          </table:table-cell>
          <table:table-cell table:formula="of:=LOOKUP([.E635];[.$A$2:.$A$41];[.$B$2:.$B$41])" office:value-type="float" office:value="0">
            <text:p>#VALOR!</text:p>
          </table:table-cell>
          <table:table-cell table:formula="of:=[.I635]+[.H63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35]*2" office:value-type="float" office:value="0">
            <text:p>0</text:p>
          </table:table-cell>
          <table:table-cell table:formula="of:=[.F635]*[.G63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39];SEARCH(&quot;,&quot;;[Entrada.A639])-1))" office:value-type="float" office:value="0">
            <text:p>#VALOR!</text:p>
          </table:table-cell>
          <table:table-cell table:formula="of:=VALUE(MID([Entrada.A639];SEARCH(&quot;,&quot;;[Entrada.A639])+1;100))" office:value-type="float" office:value="0">
            <text:p>#VALOR!</text:p>
          </table:table-cell>
          <table:table-cell table:formula="of:=[Entrada.B63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36];[.$A$2:.$A$41];[.$B$2:.$B$41])" office:value-type="float" office:value="0">
            <text:p>#VALOR!</text:p>
          </table:table-cell>
          <table:table-cell table:formula="of:=LOOKUP([.E636];[.$A$2:.$A$41];[.$B$2:.$B$41])" office:value-type="float" office:value="0">
            <text:p>#VALOR!</text:p>
          </table:table-cell>
          <table:table-cell table:formula="of:=[.I636]+[.H63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36]*2" office:value-type="float" office:value="0">
            <text:p>0</text:p>
          </table:table-cell>
          <table:table-cell table:formula="of:=[.F636]*[.G63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40];SEARCH(&quot;,&quot;;[Entrada.A640])-1))" office:value-type="float" office:value="0">
            <text:p>#VALOR!</text:p>
          </table:table-cell>
          <table:table-cell table:formula="of:=VALUE(MID([Entrada.A640];SEARCH(&quot;,&quot;;[Entrada.A640])+1;100))" office:value-type="float" office:value="0">
            <text:p>#VALOR!</text:p>
          </table:table-cell>
          <table:table-cell table:formula="of:=[Entrada.B64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37];[.$A$2:.$A$41];[.$B$2:.$B$41])" office:value-type="float" office:value="0">
            <text:p>#VALOR!</text:p>
          </table:table-cell>
          <table:table-cell table:formula="of:=LOOKUP([.E637];[.$A$2:.$A$41];[.$B$2:.$B$41])" office:value-type="float" office:value="0">
            <text:p>#VALOR!</text:p>
          </table:table-cell>
          <table:table-cell table:formula="of:=[.I637]+[.H63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37]*2" office:value-type="float" office:value="0">
            <text:p>0</text:p>
          </table:table-cell>
          <table:table-cell table:formula="of:=[.F637]*[.G63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41];SEARCH(&quot;,&quot;;[Entrada.A641])-1))" office:value-type="float" office:value="0">
            <text:p>#VALOR!</text:p>
          </table:table-cell>
          <table:table-cell table:formula="of:=VALUE(MID([Entrada.A641];SEARCH(&quot;,&quot;;[Entrada.A641])+1;100))" office:value-type="float" office:value="0">
            <text:p>#VALOR!</text:p>
          </table:table-cell>
          <table:table-cell table:formula="of:=[Entrada.B64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38];[.$A$2:.$A$41];[.$B$2:.$B$41])" office:value-type="float" office:value="0">
            <text:p>#VALOR!</text:p>
          </table:table-cell>
          <table:table-cell table:formula="of:=LOOKUP([.E638];[.$A$2:.$A$41];[.$B$2:.$B$41])" office:value-type="float" office:value="0">
            <text:p>#VALOR!</text:p>
          </table:table-cell>
          <table:table-cell table:formula="of:=[.I638]+[.H63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38]*2" office:value-type="float" office:value="0">
            <text:p>0</text:p>
          </table:table-cell>
          <table:table-cell table:formula="of:=[.F638]*[.G63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42];SEARCH(&quot;,&quot;;[Entrada.A642])-1))" office:value-type="float" office:value="0">
            <text:p>#VALOR!</text:p>
          </table:table-cell>
          <table:table-cell table:formula="of:=VALUE(MID([Entrada.A642];SEARCH(&quot;,&quot;;[Entrada.A642])+1;100))" office:value-type="float" office:value="0">
            <text:p>#VALOR!</text:p>
          </table:table-cell>
          <table:table-cell table:formula="of:=[Entrada.B64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39];[.$A$2:.$A$41];[.$B$2:.$B$41])" office:value-type="float" office:value="0">
            <text:p>#VALOR!</text:p>
          </table:table-cell>
          <table:table-cell table:formula="of:=LOOKUP([.E639];[.$A$2:.$A$41];[.$B$2:.$B$41])" office:value-type="float" office:value="0">
            <text:p>#VALOR!</text:p>
          </table:table-cell>
          <table:table-cell table:formula="of:=[.I639]+[.H63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39]*2" office:value-type="float" office:value="0">
            <text:p>0</text:p>
          </table:table-cell>
          <table:table-cell table:formula="of:=[.F639]*[.G63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43];SEARCH(&quot;,&quot;;[Entrada.A643])-1))" office:value-type="float" office:value="0">
            <text:p>#VALOR!</text:p>
          </table:table-cell>
          <table:table-cell table:formula="of:=VALUE(MID([Entrada.A643];SEARCH(&quot;,&quot;;[Entrada.A643])+1;100))" office:value-type="float" office:value="0">
            <text:p>#VALOR!</text:p>
          </table:table-cell>
          <table:table-cell table:formula="of:=[Entrada.B64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40];[.$A$2:.$A$41];[.$B$2:.$B$41])" office:value-type="float" office:value="0">
            <text:p>#VALOR!</text:p>
          </table:table-cell>
          <table:table-cell table:formula="of:=LOOKUP([.E640];[.$A$2:.$A$41];[.$B$2:.$B$41])" office:value-type="float" office:value="0">
            <text:p>#VALOR!</text:p>
          </table:table-cell>
          <table:table-cell table:formula="of:=[.I640]+[.H64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40]*2" office:value-type="float" office:value="0">
            <text:p>0</text:p>
          </table:table-cell>
          <table:table-cell table:formula="of:=[.F640]*[.G64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44];SEARCH(&quot;,&quot;;[Entrada.A644])-1))" office:value-type="float" office:value="0">
            <text:p>#VALOR!</text:p>
          </table:table-cell>
          <table:table-cell table:formula="of:=VALUE(MID([Entrada.A644];SEARCH(&quot;,&quot;;[Entrada.A644])+1;100))" office:value-type="float" office:value="0">
            <text:p>#VALOR!</text:p>
          </table:table-cell>
          <table:table-cell table:formula="of:=[Entrada.B64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41];[.$A$2:.$A$41];[.$B$2:.$B$41])" office:value-type="float" office:value="0">
            <text:p>#VALOR!</text:p>
          </table:table-cell>
          <table:table-cell table:formula="of:=LOOKUP([.E641];[.$A$2:.$A$41];[.$B$2:.$B$41])" office:value-type="float" office:value="0">
            <text:p>#VALOR!</text:p>
          </table:table-cell>
          <table:table-cell table:formula="of:=[.I641]+[.H64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41]*2" office:value-type="float" office:value="0">
            <text:p>0</text:p>
          </table:table-cell>
          <table:table-cell table:formula="of:=[.F641]*[.G64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45];SEARCH(&quot;,&quot;;[Entrada.A645])-1))" office:value-type="float" office:value="0">
            <text:p>#VALOR!</text:p>
          </table:table-cell>
          <table:table-cell table:formula="of:=VALUE(MID([Entrada.A645];SEARCH(&quot;,&quot;;[Entrada.A645])+1;100))" office:value-type="float" office:value="0">
            <text:p>#VALOR!</text:p>
          </table:table-cell>
          <table:table-cell table:formula="of:=[Entrada.B64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42];[.$A$2:.$A$41];[.$B$2:.$B$41])" office:value-type="float" office:value="0">
            <text:p>#VALOR!</text:p>
          </table:table-cell>
          <table:table-cell table:formula="of:=LOOKUP([.E642];[.$A$2:.$A$41];[.$B$2:.$B$41])" office:value-type="float" office:value="0">
            <text:p>#VALOR!</text:p>
          </table:table-cell>
          <table:table-cell table:formula="of:=[.I642]+[.H64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42]*2" office:value-type="float" office:value="0">
            <text:p>0</text:p>
          </table:table-cell>
          <table:table-cell table:formula="of:=[.F642]*[.G64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46];SEARCH(&quot;,&quot;;[Entrada.A646])-1))" office:value-type="float" office:value="0">
            <text:p>#VALOR!</text:p>
          </table:table-cell>
          <table:table-cell table:formula="of:=VALUE(MID([Entrada.A646];SEARCH(&quot;,&quot;;[Entrada.A646])+1;100))" office:value-type="float" office:value="0">
            <text:p>#VALOR!</text:p>
          </table:table-cell>
          <table:table-cell table:formula="of:=[Entrada.B64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43];[.$A$2:.$A$41];[.$B$2:.$B$41])" office:value-type="float" office:value="0">
            <text:p>#VALOR!</text:p>
          </table:table-cell>
          <table:table-cell table:formula="of:=LOOKUP([.E643];[.$A$2:.$A$41];[.$B$2:.$B$41])" office:value-type="float" office:value="0">
            <text:p>#VALOR!</text:p>
          </table:table-cell>
          <table:table-cell table:formula="of:=[.I643]+[.H64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43]*2" office:value-type="float" office:value="0">
            <text:p>0</text:p>
          </table:table-cell>
          <table:table-cell table:formula="of:=[.F643]*[.G64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47];SEARCH(&quot;,&quot;;[Entrada.A647])-1))" office:value-type="float" office:value="0">
            <text:p>#VALOR!</text:p>
          </table:table-cell>
          <table:table-cell table:formula="of:=VALUE(MID([Entrada.A647];SEARCH(&quot;,&quot;;[Entrada.A647])+1;100))" office:value-type="float" office:value="0">
            <text:p>#VALOR!</text:p>
          </table:table-cell>
          <table:table-cell table:formula="of:=[Entrada.B64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44];[.$A$2:.$A$41];[.$B$2:.$B$41])" office:value-type="float" office:value="0">
            <text:p>#VALOR!</text:p>
          </table:table-cell>
          <table:table-cell table:formula="of:=LOOKUP([.E644];[.$A$2:.$A$41];[.$B$2:.$B$41])" office:value-type="float" office:value="0">
            <text:p>#VALOR!</text:p>
          </table:table-cell>
          <table:table-cell table:formula="of:=[.I644]+[.H64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44]*2" office:value-type="float" office:value="0">
            <text:p>0</text:p>
          </table:table-cell>
          <table:table-cell table:formula="of:=[.F644]*[.G64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48];SEARCH(&quot;,&quot;;[Entrada.A648])-1))" office:value-type="float" office:value="0">
            <text:p>#VALOR!</text:p>
          </table:table-cell>
          <table:table-cell table:formula="of:=VALUE(MID([Entrada.A648];SEARCH(&quot;,&quot;;[Entrada.A648])+1;100))" office:value-type="float" office:value="0">
            <text:p>#VALOR!</text:p>
          </table:table-cell>
          <table:table-cell table:formula="of:=[Entrada.B64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45];[.$A$2:.$A$41];[.$B$2:.$B$41])" office:value-type="float" office:value="0">
            <text:p>#VALOR!</text:p>
          </table:table-cell>
          <table:table-cell table:formula="of:=LOOKUP([.E645];[.$A$2:.$A$41];[.$B$2:.$B$41])" office:value-type="float" office:value="0">
            <text:p>#VALOR!</text:p>
          </table:table-cell>
          <table:table-cell table:formula="of:=[.I645]+[.H64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45]*2" office:value-type="float" office:value="0">
            <text:p>0</text:p>
          </table:table-cell>
          <table:table-cell table:formula="of:=[.F645]*[.G64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49];SEARCH(&quot;,&quot;;[Entrada.A649])-1))" office:value-type="float" office:value="0">
            <text:p>#VALOR!</text:p>
          </table:table-cell>
          <table:table-cell table:formula="of:=VALUE(MID([Entrada.A649];SEARCH(&quot;,&quot;;[Entrada.A649])+1;100))" office:value-type="float" office:value="0">
            <text:p>#VALOR!</text:p>
          </table:table-cell>
          <table:table-cell table:formula="of:=[Entrada.B64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46];[.$A$2:.$A$41];[.$B$2:.$B$41])" office:value-type="float" office:value="0">
            <text:p>#VALOR!</text:p>
          </table:table-cell>
          <table:table-cell table:formula="of:=LOOKUP([.E646];[.$A$2:.$A$41];[.$B$2:.$B$41])" office:value-type="float" office:value="0">
            <text:p>#VALOR!</text:p>
          </table:table-cell>
          <table:table-cell table:formula="of:=[.I646]+[.H64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46]*2" office:value-type="float" office:value="0">
            <text:p>0</text:p>
          </table:table-cell>
          <table:table-cell table:formula="of:=[.F646]*[.G64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50];SEARCH(&quot;,&quot;;[Entrada.A650])-1))" office:value-type="float" office:value="0">
            <text:p>#VALOR!</text:p>
          </table:table-cell>
          <table:table-cell table:formula="of:=VALUE(MID([Entrada.A650];SEARCH(&quot;,&quot;;[Entrada.A650])+1;100))" office:value-type="float" office:value="0">
            <text:p>#VALOR!</text:p>
          </table:table-cell>
          <table:table-cell table:formula="of:=[Entrada.B65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47];[.$A$2:.$A$41];[.$B$2:.$B$41])" office:value-type="float" office:value="0">
            <text:p>#VALOR!</text:p>
          </table:table-cell>
          <table:table-cell table:formula="of:=LOOKUP([.E647];[.$A$2:.$A$41];[.$B$2:.$B$41])" office:value-type="float" office:value="0">
            <text:p>#VALOR!</text:p>
          </table:table-cell>
          <table:table-cell table:formula="of:=[.I647]+[.H64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47]*2" office:value-type="float" office:value="0">
            <text:p>0</text:p>
          </table:table-cell>
          <table:table-cell table:formula="of:=[.F647]*[.G64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51];SEARCH(&quot;,&quot;;[Entrada.A651])-1))" office:value-type="float" office:value="0">
            <text:p>#VALOR!</text:p>
          </table:table-cell>
          <table:table-cell table:formula="of:=VALUE(MID([Entrada.A651];SEARCH(&quot;,&quot;;[Entrada.A651])+1;100))" office:value-type="float" office:value="0">
            <text:p>#VALOR!</text:p>
          </table:table-cell>
          <table:table-cell table:formula="of:=[Entrada.B65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48];[.$A$2:.$A$41];[.$B$2:.$B$41])" office:value-type="float" office:value="0">
            <text:p>#VALOR!</text:p>
          </table:table-cell>
          <table:table-cell table:formula="of:=LOOKUP([.E648];[.$A$2:.$A$41];[.$B$2:.$B$41])" office:value-type="float" office:value="0">
            <text:p>#VALOR!</text:p>
          </table:table-cell>
          <table:table-cell table:formula="of:=[.I648]+[.H64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48]*2" office:value-type="float" office:value="0">
            <text:p>0</text:p>
          </table:table-cell>
          <table:table-cell table:formula="of:=[.F648]*[.G64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52];SEARCH(&quot;,&quot;;[Entrada.A652])-1))" office:value-type="float" office:value="0">
            <text:p>#VALOR!</text:p>
          </table:table-cell>
          <table:table-cell table:formula="of:=VALUE(MID([Entrada.A652];SEARCH(&quot;,&quot;;[Entrada.A652])+1;100))" office:value-type="float" office:value="0">
            <text:p>#VALOR!</text:p>
          </table:table-cell>
          <table:table-cell table:formula="of:=[Entrada.B65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49];[.$A$2:.$A$41];[.$B$2:.$B$41])" office:value-type="float" office:value="0">
            <text:p>#VALOR!</text:p>
          </table:table-cell>
          <table:table-cell table:formula="of:=LOOKUP([.E649];[.$A$2:.$A$41];[.$B$2:.$B$41])" office:value-type="float" office:value="0">
            <text:p>#VALOR!</text:p>
          </table:table-cell>
          <table:table-cell table:formula="of:=[.I649]+[.H64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49]*2" office:value-type="float" office:value="0">
            <text:p>0</text:p>
          </table:table-cell>
          <table:table-cell table:formula="of:=[.F649]*[.G64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53];SEARCH(&quot;,&quot;;[Entrada.A653])-1))" office:value-type="float" office:value="0">
            <text:p>#VALOR!</text:p>
          </table:table-cell>
          <table:table-cell table:formula="of:=VALUE(MID([Entrada.A653];SEARCH(&quot;,&quot;;[Entrada.A653])+1;100))" office:value-type="float" office:value="0">
            <text:p>#VALOR!</text:p>
          </table:table-cell>
          <table:table-cell table:formula="of:=[Entrada.B65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50];[.$A$2:.$A$41];[.$B$2:.$B$41])" office:value-type="float" office:value="0">
            <text:p>#VALOR!</text:p>
          </table:table-cell>
          <table:table-cell table:formula="of:=LOOKUP([.E650];[.$A$2:.$A$41];[.$B$2:.$B$41])" office:value-type="float" office:value="0">
            <text:p>#VALOR!</text:p>
          </table:table-cell>
          <table:table-cell table:formula="of:=[.I650]+[.H65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50]*2" office:value-type="float" office:value="0">
            <text:p>0</text:p>
          </table:table-cell>
          <table:table-cell table:formula="of:=[.F650]*[.G65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54];SEARCH(&quot;,&quot;;[Entrada.A654])-1))" office:value-type="float" office:value="0">
            <text:p>#VALOR!</text:p>
          </table:table-cell>
          <table:table-cell table:formula="of:=VALUE(MID([Entrada.A654];SEARCH(&quot;,&quot;;[Entrada.A654])+1;100))" office:value-type="float" office:value="0">
            <text:p>#VALOR!</text:p>
          </table:table-cell>
          <table:table-cell table:formula="of:=[Entrada.B65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51];[.$A$2:.$A$41];[.$B$2:.$B$41])" office:value-type="float" office:value="0">
            <text:p>#VALOR!</text:p>
          </table:table-cell>
          <table:table-cell table:formula="of:=LOOKUP([.E651];[.$A$2:.$A$41];[.$B$2:.$B$41])" office:value-type="float" office:value="0">
            <text:p>#VALOR!</text:p>
          </table:table-cell>
          <table:table-cell table:formula="of:=[.I651]+[.H65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51]*2" office:value-type="float" office:value="0">
            <text:p>0</text:p>
          </table:table-cell>
          <table:table-cell table:formula="of:=[.F651]*[.G65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55];SEARCH(&quot;,&quot;;[Entrada.A655])-1))" office:value-type="float" office:value="0">
            <text:p>#VALOR!</text:p>
          </table:table-cell>
          <table:table-cell table:formula="of:=VALUE(MID([Entrada.A655];SEARCH(&quot;,&quot;;[Entrada.A655])+1;100))" office:value-type="float" office:value="0">
            <text:p>#VALOR!</text:p>
          </table:table-cell>
          <table:table-cell table:formula="of:=[Entrada.B65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52];[.$A$2:.$A$41];[.$B$2:.$B$41])" office:value-type="float" office:value="0">
            <text:p>#VALOR!</text:p>
          </table:table-cell>
          <table:table-cell table:formula="of:=LOOKUP([.E652];[.$A$2:.$A$41];[.$B$2:.$B$41])" office:value-type="float" office:value="0">
            <text:p>#VALOR!</text:p>
          </table:table-cell>
          <table:table-cell table:formula="of:=[.I652]+[.H65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52]*2" office:value-type="float" office:value="0">
            <text:p>0</text:p>
          </table:table-cell>
          <table:table-cell table:formula="of:=[.F652]*[.G65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56];SEARCH(&quot;,&quot;;[Entrada.A656])-1))" office:value-type="float" office:value="0">
            <text:p>#VALOR!</text:p>
          </table:table-cell>
          <table:table-cell table:formula="of:=VALUE(MID([Entrada.A656];SEARCH(&quot;,&quot;;[Entrada.A656])+1;100))" office:value-type="float" office:value="0">
            <text:p>#VALOR!</text:p>
          </table:table-cell>
          <table:table-cell table:formula="of:=[Entrada.B65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53];[.$A$2:.$A$41];[.$B$2:.$B$41])" office:value-type="float" office:value="0">
            <text:p>#VALOR!</text:p>
          </table:table-cell>
          <table:table-cell table:formula="of:=LOOKUP([.E653];[.$A$2:.$A$41];[.$B$2:.$B$41])" office:value-type="float" office:value="0">
            <text:p>#VALOR!</text:p>
          </table:table-cell>
          <table:table-cell table:formula="of:=[.I653]+[.H65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53]*2" office:value-type="float" office:value="0">
            <text:p>0</text:p>
          </table:table-cell>
          <table:table-cell table:formula="of:=[.F653]*[.G65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57];SEARCH(&quot;,&quot;;[Entrada.A657])-1))" office:value-type="float" office:value="0">
            <text:p>#VALOR!</text:p>
          </table:table-cell>
          <table:table-cell table:formula="of:=VALUE(MID([Entrada.A657];SEARCH(&quot;,&quot;;[Entrada.A657])+1;100))" office:value-type="float" office:value="0">
            <text:p>#VALOR!</text:p>
          </table:table-cell>
          <table:table-cell table:formula="of:=[Entrada.B65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54];[.$A$2:.$A$41];[.$B$2:.$B$41])" office:value-type="float" office:value="0">
            <text:p>#VALOR!</text:p>
          </table:table-cell>
          <table:table-cell table:formula="of:=LOOKUP([.E654];[.$A$2:.$A$41];[.$B$2:.$B$41])" office:value-type="float" office:value="0">
            <text:p>#VALOR!</text:p>
          </table:table-cell>
          <table:table-cell table:formula="of:=[.I654]+[.H65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54]*2" office:value-type="float" office:value="0">
            <text:p>0</text:p>
          </table:table-cell>
          <table:table-cell table:formula="of:=[.F654]*[.G65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58];SEARCH(&quot;,&quot;;[Entrada.A658])-1))" office:value-type="float" office:value="0">
            <text:p>#VALOR!</text:p>
          </table:table-cell>
          <table:table-cell table:formula="of:=VALUE(MID([Entrada.A658];SEARCH(&quot;,&quot;;[Entrada.A658])+1;100))" office:value-type="float" office:value="0">
            <text:p>#VALOR!</text:p>
          </table:table-cell>
          <table:table-cell table:formula="of:=[Entrada.B65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55];[.$A$2:.$A$41];[.$B$2:.$B$41])" office:value-type="float" office:value="0">
            <text:p>#VALOR!</text:p>
          </table:table-cell>
          <table:table-cell table:formula="of:=LOOKUP([.E655];[.$A$2:.$A$41];[.$B$2:.$B$41])" office:value-type="float" office:value="0">
            <text:p>#VALOR!</text:p>
          </table:table-cell>
          <table:table-cell table:formula="of:=[.I655]+[.H65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55]*2" office:value-type="float" office:value="0">
            <text:p>0</text:p>
          </table:table-cell>
          <table:table-cell table:formula="of:=[.F655]*[.G65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59];SEARCH(&quot;,&quot;;[Entrada.A659])-1))" office:value-type="float" office:value="0">
            <text:p>#VALOR!</text:p>
          </table:table-cell>
          <table:table-cell table:formula="of:=VALUE(MID([Entrada.A659];SEARCH(&quot;,&quot;;[Entrada.A659])+1;100))" office:value-type="float" office:value="0">
            <text:p>#VALOR!</text:p>
          </table:table-cell>
          <table:table-cell table:formula="of:=[Entrada.B65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56];[.$A$2:.$A$41];[.$B$2:.$B$41])" office:value-type="float" office:value="0">
            <text:p>#VALOR!</text:p>
          </table:table-cell>
          <table:table-cell table:formula="of:=LOOKUP([.E656];[.$A$2:.$A$41];[.$B$2:.$B$41])" office:value-type="float" office:value="0">
            <text:p>#VALOR!</text:p>
          </table:table-cell>
          <table:table-cell table:formula="of:=[.I656]+[.H65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56]*2" office:value-type="float" office:value="0">
            <text:p>0</text:p>
          </table:table-cell>
          <table:table-cell table:formula="of:=[.F656]*[.G65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60];SEARCH(&quot;,&quot;;[Entrada.A660])-1))" office:value-type="float" office:value="0">
            <text:p>#VALOR!</text:p>
          </table:table-cell>
          <table:table-cell table:formula="of:=VALUE(MID([Entrada.A660];SEARCH(&quot;,&quot;;[Entrada.A660])+1;100))" office:value-type="float" office:value="0">
            <text:p>#VALOR!</text:p>
          </table:table-cell>
          <table:table-cell table:formula="of:=[Entrada.B66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57];[.$A$2:.$A$41];[.$B$2:.$B$41])" office:value-type="float" office:value="0">
            <text:p>#VALOR!</text:p>
          </table:table-cell>
          <table:table-cell table:formula="of:=LOOKUP([.E657];[.$A$2:.$A$41];[.$B$2:.$B$41])" office:value-type="float" office:value="0">
            <text:p>#VALOR!</text:p>
          </table:table-cell>
          <table:table-cell table:formula="of:=[.I657]+[.H65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57]*2" office:value-type="float" office:value="0">
            <text:p>0</text:p>
          </table:table-cell>
          <table:table-cell table:formula="of:=[.F657]*[.G65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61];SEARCH(&quot;,&quot;;[Entrada.A661])-1))" office:value-type="float" office:value="0">
            <text:p>#VALOR!</text:p>
          </table:table-cell>
          <table:table-cell table:formula="of:=VALUE(MID([Entrada.A661];SEARCH(&quot;,&quot;;[Entrada.A661])+1;100))" office:value-type="float" office:value="0">
            <text:p>#VALOR!</text:p>
          </table:table-cell>
          <table:table-cell table:formula="of:=[Entrada.B66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58];[.$A$2:.$A$41];[.$B$2:.$B$41])" office:value-type="float" office:value="0">
            <text:p>#VALOR!</text:p>
          </table:table-cell>
          <table:table-cell table:formula="of:=LOOKUP([.E658];[.$A$2:.$A$41];[.$B$2:.$B$41])" office:value-type="float" office:value="0">
            <text:p>#VALOR!</text:p>
          </table:table-cell>
          <table:table-cell table:formula="of:=[.I658]+[.H65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58]*2" office:value-type="float" office:value="0">
            <text:p>0</text:p>
          </table:table-cell>
          <table:table-cell table:formula="of:=[.F658]*[.G65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62];SEARCH(&quot;,&quot;;[Entrada.A662])-1))" office:value-type="float" office:value="0">
            <text:p>#VALOR!</text:p>
          </table:table-cell>
          <table:table-cell table:formula="of:=VALUE(MID([Entrada.A662];SEARCH(&quot;,&quot;;[Entrada.A662])+1;100))" office:value-type="float" office:value="0">
            <text:p>#VALOR!</text:p>
          </table:table-cell>
          <table:table-cell table:formula="of:=[Entrada.B66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59];[.$A$2:.$A$41];[.$B$2:.$B$41])" office:value-type="float" office:value="0">
            <text:p>#VALOR!</text:p>
          </table:table-cell>
          <table:table-cell table:formula="of:=LOOKUP([.E659];[.$A$2:.$A$41];[.$B$2:.$B$41])" office:value-type="float" office:value="0">
            <text:p>#VALOR!</text:p>
          </table:table-cell>
          <table:table-cell table:formula="of:=[.I659]+[.H65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59]*2" office:value-type="float" office:value="0">
            <text:p>0</text:p>
          </table:table-cell>
          <table:table-cell table:formula="of:=[.F659]*[.G65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63];SEARCH(&quot;,&quot;;[Entrada.A663])-1))" office:value-type="float" office:value="0">
            <text:p>#VALOR!</text:p>
          </table:table-cell>
          <table:table-cell table:formula="of:=VALUE(MID([Entrada.A663];SEARCH(&quot;,&quot;;[Entrada.A663])+1;100))" office:value-type="float" office:value="0">
            <text:p>#VALOR!</text:p>
          </table:table-cell>
          <table:table-cell table:formula="of:=[Entrada.B66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60];[.$A$2:.$A$41];[.$B$2:.$B$41])" office:value-type="float" office:value="0">
            <text:p>#VALOR!</text:p>
          </table:table-cell>
          <table:table-cell table:formula="of:=LOOKUP([.E660];[.$A$2:.$A$41];[.$B$2:.$B$41])" office:value-type="float" office:value="0">
            <text:p>#VALOR!</text:p>
          </table:table-cell>
          <table:table-cell table:formula="of:=[.I660]+[.H66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60]*2" office:value-type="float" office:value="0">
            <text:p>0</text:p>
          </table:table-cell>
          <table:table-cell table:formula="of:=[.F660]*[.G66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64];SEARCH(&quot;,&quot;;[Entrada.A664])-1))" office:value-type="float" office:value="0">
            <text:p>#VALOR!</text:p>
          </table:table-cell>
          <table:table-cell table:formula="of:=VALUE(MID([Entrada.A664];SEARCH(&quot;,&quot;;[Entrada.A664])+1;100))" office:value-type="float" office:value="0">
            <text:p>#VALOR!</text:p>
          </table:table-cell>
          <table:table-cell table:formula="of:=[Entrada.B66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61];[.$A$2:.$A$41];[.$B$2:.$B$41])" office:value-type="float" office:value="0">
            <text:p>#VALOR!</text:p>
          </table:table-cell>
          <table:table-cell table:formula="of:=LOOKUP([.E661];[.$A$2:.$A$41];[.$B$2:.$B$41])" office:value-type="float" office:value="0">
            <text:p>#VALOR!</text:p>
          </table:table-cell>
          <table:table-cell table:formula="of:=[.I661]+[.H66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61]*2" office:value-type="float" office:value="0">
            <text:p>0</text:p>
          </table:table-cell>
          <table:table-cell table:formula="of:=[.F661]*[.G66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65];SEARCH(&quot;,&quot;;[Entrada.A665])-1))" office:value-type="float" office:value="0">
            <text:p>#VALOR!</text:p>
          </table:table-cell>
          <table:table-cell table:formula="of:=VALUE(MID([Entrada.A665];SEARCH(&quot;,&quot;;[Entrada.A665])+1;100))" office:value-type="float" office:value="0">
            <text:p>#VALOR!</text:p>
          </table:table-cell>
          <table:table-cell table:formula="of:=[Entrada.B66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62];[.$A$2:.$A$41];[.$B$2:.$B$41])" office:value-type="float" office:value="0">
            <text:p>#VALOR!</text:p>
          </table:table-cell>
          <table:table-cell table:formula="of:=LOOKUP([.E662];[.$A$2:.$A$41];[.$B$2:.$B$41])" office:value-type="float" office:value="0">
            <text:p>#VALOR!</text:p>
          </table:table-cell>
          <table:table-cell table:formula="of:=[.I662]+[.H66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62]*2" office:value-type="float" office:value="0">
            <text:p>0</text:p>
          </table:table-cell>
          <table:table-cell table:formula="of:=[.F662]*[.G66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66];SEARCH(&quot;,&quot;;[Entrada.A666])-1))" office:value-type="float" office:value="0">
            <text:p>#VALOR!</text:p>
          </table:table-cell>
          <table:table-cell table:formula="of:=VALUE(MID([Entrada.A666];SEARCH(&quot;,&quot;;[Entrada.A666])+1;100))" office:value-type="float" office:value="0">
            <text:p>#VALOR!</text:p>
          </table:table-cell>
          <table:table-cell table:formula="of:=[Entrada.B66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63];[.$A$2:.$A$41];[.$B$2:.$B$41])" office:value-type="float" office:value="0">
            <text:p>#VALOR!</text:p>
          </table:table-cell>
          <table:table-cell table:formula="of:=LOOKUP([.E663];[.$A$2:.$A$41];[.$B$2:.$B$41])" office:value-type="float" office:value="0">
            <text:p>#VALOR!</text:p>
          </table:table-cell>
          <table:table-cell table:formula="of:=[.I663]+[.H66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63]*2" office:value-type="float" office:value="0">
            <text:p>0</text:p>
          </table:table-cell>
          <table:table-cell table:formula="of:=[.F663]*[.G66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67];SEARCH(&quot;,&quot;;[Entrada.A667])-1))" office:value-type="float" office:value="0">
            <text:p>#VALOR!</text:p>
          </table:table-cell>
          <table:table-cell table:formula="of:=VALUE(MID([Entrada.A667];SEARCH(&quot;,&quot;;[Entrada.A667])+1;100))" office:value-type="float" office:value="0">
            <text:p>#VALOR!</text:p>
          </table:table-cell>
          <table:table-cell table:formula="of:=[Entrada.B66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64];[.$A$2:.$A$41];[.$B$2:.$B$41])" office:value-type="float" office:value="0">
            <text:p>#VALOR!</text:p>
          </table:table-cell>
          <table:table-cell table:formula="of:=LOOKUP([.E664];[.$A$2:.$A$41];[.$B$2:.$B$41])" office:value-type="float" office:value="0">
            <text:p>#VALOR!</text:p>
          </table:table-cell>
          <table:table-cell table:formula="of:=[.I664]+[.H66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64]*2" office:value-type="float" office:value="0">
            <text:p>0</text:p>
          </table:table-cell>
          <table:table-cell table:formula="of:=[.F664]*[.G66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68];SEARCH(&quot;,&quot;;[Entrada.A668])-1))" office:value-type="float" office:value="0">
            <text:p>#VALOR!</text:p>
          </table:table-cell>
          <table:table-cell table:formula="of:=VALUE(MID([Entrada.A668];SEARCH(&quot;,&quot;;[Entrada.A668])+1;100))" office:value-type="float" office:value="0">
            <text:p>#VALOR!</text:p>
          </table:table-cell>
          <table:table-cell table:formula="of:=[Entrada.B66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65];[.$A$2:.$A$41];[.$B$2:.$B$41])" office:value-type="float" office:value="0">
            <text:p>#VALOR!</text:p>
          </table:table-cell>
          <table:table-cell table:formula="of:=LOOKUP([.E665];[.$A$2:.$A$41];[.$B$2:.$B$41])" office:value-type="float" office:value="0">
            <text:p>#VALOR!</text:p>
          </table:table-cell>
          <table:table-cell table:formula="of:=[.I665]+[.H66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65]*2" office:value-type="float" office:value="0">
            <text:p>0</text:p>
          </table:table-cell>
          <table:table-cell table:formula="of:=[.F665]*[.G66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69];SEARCH(&quot;,&quot;;[Entrada.A669])-1))" office:value-type="float" office:value="0">
            <text:p>#VALOR!</text:p>
          </table:table-cell>
          <table:table-cell table:formula="of:=VALUE(MID([Entrada.A669];SEARCH(&quot;,&quot;;[Entrada.A669])+1;100))" office:value-type="float" office:value="0">
            <text:p>#VALOR!</text:p>
          </table:table-cell>
          <table:table-cell table:formula="of:=[Entrada.B66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66];[.$A$2:.$A$41];[.$B$2:.$B$41])" office:value-type="float" office:value="0">
            <text:p>#VALOR!</text:p>
          </table:table-cell>
          <table:table-cell table:formula="of:=LOOKUP([.E666];[.$A$2:.$A$41];[.$B$2:.$B$41])" office:value-type="float" office:value="0">
            <text:p>#VALOR!</text:p>
          </table:table-cell>
          <table:table-cell table:formula="of:=[.I666]+[.H66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66]*2" office:value-type="float" office:value="0">
            <text:p>0</text:p>
          </table:table-cell>
          <table:table-cell table:formula="of:=[.F666]*[.G66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70];SEARCH(&quot;,&quot;;[Entrada.A670])-1))" office:value-type="float" office:value="0">
            <text:p>#VALOR!</text:p>
          </table:table-cell>
          <table:table-cell table:formula="of:=VALUE(MID([Entrada.A670];SEARCH(&quot;,&quot;;[Entrada.A670])+1;100))" office:value-type="float" office:value="0">
            <text:p>#VALOR!</text:p>
          </table:table-cell>
          <table:table-cell table:formula="of:=[Entrada.B67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67];[.$A$2:.$A$41];[.$B$2:.$B$41])" office:value-type="float" office:value="0">
            <text:p>#VALOR!</text:p>
          </table:table-cell>
          <table:table-cell table:formula="of:=LOOKUP([.E667];[.$A$2:.$A$41];[.$B$2:.$B$41])" office:value-type="float" office:value="0">
            <text:p>#VALOR!</text:p>
          </table:table-cell>
          <table:table-cell table:formula="of:=[.I667]+[.H66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67]*2" office:value-type="float" office:value="0">
            <text:p>0</text:p>
          </table:table-cell>
          <table:table-cell table:formula="of:=[.F667]*[.G66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71];SEARCH(&quot;,&quot;;[Entrada.A671])-1))" office:value-type="float" office:value="0">
            <text:p>#VALOR!</text:p>
          </table:table-cell>
          <table:table-cell table:formula="of:=VALUE(MID([Entrada.A671];SEARCH(&quot;,&quot;;[Entrada.A671])+1;100))" office:value-type="float" office:value="0">
            <text:p>#VALOR!</text:p>
          </table:table-cell>
          <table:table-cell table:formula="of:=[Entrada.B67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68];[.$A$2:.$A$41];[.$B$2:.$B$41])" office:value-type="float" office:value="0">
            <text:p>#VALOR!</text:p>
          </table:table-cell>
          <table:table-cell table:formula="of:=LOOKUP([.E668];[.$A$2:.$A$41];[.$B$2:.$B$41])" office:value-type="float" office:value="0">
            <text:p>#VALOR!</text:p>
          </table:table-cell>
          <table:table-cell table:formula="of:=[.I668]+[.H66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68]*2" office:value-type="float" office:value="0">
            <text:p>0</text:p>
          </table:table-cell>
          <table:table-cell table:formula="of:=[.F668]*[.G66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72];SEARCH(&quot;,&quot;;[Entrada.A672])-1))" office:value-type="float" office:value="0">
            <text:p>#VALOR!</text:p>
          </table:table-cell>
          <table:table-cell table:formula="of:=VALUE(MID([Entrada.A672];SEARCH(&quot;,&quot;;[Entrada.A672])+1;100))" office:value-type="float" office:value="0">
            <text:p>#VALOR!</text:p>
          </table:table-cell>
          <table:table-cell table:formula="of:=[Entrada.B67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69];[.$A$2:.$A$41];[.$B$2:.$B$41])" office:value-type="float" office:value="0">
            <text:p>#VALOR!</text:p>
          </table:table-cell>
          <table:table-cell table:formula="of:=LOOKUP([.E669];[.$A$2:.$A$41];[.$B$2:.$B$41])" office:value-type="float" office:value="0">
            <text:p>#VALOR!</text:p>
          </table:table-cell>
          <table:table-cell table:formula="of:=[.I669]+[.H66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69]*2" office:value-type="float" office:value="0">
            <text:p>0</text:p>
          </table:table-cell>
          <table:table-cell table:formula="of:=[.F669]*[.G66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73];SEARCH(&quot;,&quot;;[Entrada.A673])-1))" office:value-type="float" office:value="0">
            <text:p>#VALOR!</text:p>
          </table:table-cell>
          <table:table-cell table:formula="of:=VALUE(MID([Entrada.A673];SEARCH(&quot;,&quot;;[Entrada.A673])+1;100))" office:value-type="float" office:value="0">
            <text:p>#VALOR!</text:p>
          </table:table-cell>
          <table:table-cell table:formula="of:=[Entrada.B67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70];[.$A$2:.$A$41];[.$B$2:.$B$41])" office:value-type="float" office:value="0">
            <text:p>#VALOR!</text:p>
          </table:table-cell>
          <table:table-cell table:formula="of:=LOOKUP([.E670];[.$A$2:.$A$41];[.$B$2:.$B$41])" office:value-type="float" office:value="0">
            <text:p>#VALOR!</text:p>
          </table:table-cell>
          <table:table-cell table:formula="of:=[.I670]+[.H67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70]*2" office:value-type="float" office:value="0">
            <text:p>0</text:p>
          </table:table-cell>
          <table:table-cell table:formula="of:=[.F670]*[.G67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74];SEARCH(&quot;,&quot;;[Entrada.A674])-1))" office:value-type="float" office:value="0">
            <text:p>#VALOR!</text:p>
          </table:table-cell>
          <table:table-cell table:formula="of:=VALUE(MID([Entrada.A674];SEARCH(&quot;,&quot;;[Entrada.A674])+1;100))" office:value-type="float" office:value="0">
            <text:p>#VALOR!</text:p>
          </table:table-cell>
          <table:table-cell table:formula="of:=[Entrada.B67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71];[.$A$2:.$A$41];[.$B$2:.$B$41])" office:value-type="float" office:value="0">
            <text:p>#VALOR!</text:p>
          </table:table-cell>
          <table:table-cell table:formula="of:=LOOKUP([.E671];[.$A$2:.$A$41];[.$B$2:.$B$41])" office:value-type="float" office:value="0">
            <text:p>#VALOR!</text:p>
          </table:table-cell>
          <table:table-cell table:formula="of:=[.I671]+[.H67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71]*2" office:value-type="float" office:value="0">
            <text:p>0</text:p>
          </table:table-cell>
          <table:table-cell table:formula="of:=[.F671]*[.G67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75];SEARCH(&quot;,&quot;;[Entrada.A675])-1))" office:value-type="float" office:value="0">
            <text:p>#VALOR!</text:p>
          </table:table-cell>
          <table:table-cell table:formula="of:=VALUE(MID([Entrada.A675];SEARCH(&quot;,&quot;;[Entrada.A675])+1;100))" office:value-type="float" office:value="0">
            <text:p>#VALOR!</text:p>
          </table:table-cell>
          <table:table-cell table:formula="of:=[Entrada.B67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72];[.$A$2:.$A$41];[.$B$2:.$B$41])" office:value-type="float" office:value="0">
            <text:p>#VALOR!</text:p>
          </table:table-cell>
          <table:table-cell table:formula="of:=LOOKUP([.E672];[.$A$2:.$A$41];[.$B$2:.$B$41])" office:value-type="float" office:value="0">
            <text:p>#VALOR!</text:p>
          </table:table-cell>
          <table:table-cell table:formula="of:=[.I672]+[.H67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72]*2" office:value-type="float" office:value="0">
            <text:p>0</text:p>
          </table:table-cell>
          <table:table-cell table:formula="of:=[.F672]*[.G67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76];SEARCH(&quot;,&quot;;[Entrada.A676])-1))" office:value-type="float" office:value="0">
            <text:p>#VALOR!</text:p>
          </table:table-cell>
          <table:table-cell table:formula="of:=VALUE(MID([Entrada.A676];SEARCH(&quot;,&quot;;[Entrada.A676])+1;100))" office:value-type="float" office:value="0">
            <text:p>#VALOR!</text:p>
          </table:table-cell>
          <table:table-cell table:formula="of:=[Entrada.B67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73];[.$A$2:.$A$41];[.$B$2:.$B$41])" office:value-type="float" office:value="0">
            <text:p>#VALOR!</text:p>
          </table:table-cell>
          <table:table-cell table:formula="of:=LOOKUP([.E673];[.$A$2:.$A$41];[.$B$2:.$B$41])" office:value-type="float" office:value="0">
            <text:p>#VALOR!</text:p>
          </table:table-cell>
          <table:table-cell table:formula="of:=[.I673]+[.H67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73]*2" office:value-type="float" office:value="0">
            <text:p>0</text:p>
          </table:table-cell>
          <table:table-cell table:formula="of:=[.F673]*[.G67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77];SEARCH(&quot;,&quot;;[Entrada.A677])-1))" office:value-type="float" office:value="0">
            <text:p>#VALOR!</text:p>
          </table:table-cell>
          <table:table-cell table:formula="of:=VALUE(MID([Entrada.A677];SEARCH(&quot;,&quot;;[Entrada.A677])+1;100))" office:value-type="float" office:value="0">
            <text:p>#VALOR!</text:p>
          </table:table-cell>
          <table:table-cell table:formula="of:=[Entrada.B67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74];[.$A$2:.$A$41];[.$B$2:.$B$41])" office:value-type="float" office:value="0">
            <text:p>#VALOR!</text:p>
          </table:table-cell>
          <table:table-cell table:formula="of:=LOOKUP([.E674];[.$A$2:.$A$41];[.$B$2:.$B$41])" office:value-type="float" office:value="0">
            <text:p>#VALOR!</text:p>
          </table:table-cell>
          <table:table-cell table:formula="of:=[.I674]+[.H67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74]*2" office:value-type="float" office:value="0">
            <text:p>0</text:p>
          </table:table-cell>
          <table:table-cell table:formula="of:=[.F674]*[.G67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78];SEARCH(&quot;,&quot;;[Entrada.A678])-1))" office:value-type="float" office:value="0">
            <text:p>#VALOR!</text:p>
          </table:table-cell>
          <table:table-cell table:formula="of:=VALUE(MID([Entrada.A678];SEARCH(&quot;,&quot;;[Entrada.A678])+1;100))" office:value-type="float" office:value="0">
            <text:p>#VALOR!</text:p>
          </table:table-cell>
          <table:table-cell table:formula="of:=[Entrada.B67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75];[.$A$2:.$A$41];[.$B$2:.$B$41])" office:value-type="float" office:value="0">
            <text:p>#VALOR!</text:p>
          </table:table-cell>
          <table:table-cell table:formula="of:=LOOKUP([.E675];[.$A$2:.$A$41];[.$B$2:.$B$41])" office:value-type="float" office:value="0">
            <text:p>#VALOR!</text:p>
          </table:table-cell>
          <table:table-cell table:formula="of:=[.I675]+[.H67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75]*2" office:value-type="float" office:value="0">
            <text:p>0</text:p>
          </table:table-cell>
          <table:table-cell table:formula="of:=[.F675]*[.G67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79];SEARCH(&quot;,&quot;;[Entrada.A679])-1))" office:value-type="float" office:value="0">
            <text:p>#VALOR!</text:p>
          </table:table-cell>
          <table:table-cell table:formula="of:=VALUE(MID([Entrada.A679];SEARCH(&quot;,&quot;;[Entrada.A679])+1;100))" office:value-type="float" office:value="0">
            <text:p>#VALOR!</text:p>
          </table:table-cell>
          <table:table-cell table:formula="of:=[Entrada.B67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76];[.$A$2:.$A$41];[.$B$2:.$B$41])" office:value-type="float" office:value="0">
            <text:p>#VALOR!</text:p>
          </table:table-cell>
          <table:table-cell table:formula="of:=LOOKUP([.E676];[.$A$2:.$A$41];[.$B$2:.$B$41])" office:value-type="float" office:value="0">
            <text:p>#VALOR!</text:p>
          </table:table-cell>
          <table:table-cell table:formula="of:=[.I676]+[.H67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76]*2" office:value-type="float" office:value="0">
            <text:p>0</text:p>
          </table:table-cell>
          <table:table-cell table:formula="of:=[.F676]*[.G67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80];SEARCH(&quot;,&quot;;[Entrada.A680])-1))" office:value-type="float" office:value="0">
            <text:p>#VALOR!</text:p>
          </table:table-cell>
          <table:table-cell table:formula="of:=VALUE(MID([Entrada.A680];SEARCH(&quot;,&quot;;[Entrada.A680])+1;100))" office:value-type="float" office:value="0">
            <text:p>#VALOR!</text:p>
          </table:table-cell>
          <table:table-cell table:formula="of:=[Entrada.B68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77];[.$A$2:.$A$41];[.$B$2:.$B$41])" office:value-type="float" office:value="0">
            <text:p>#VALOR!</text:p>
          </table:table-cell>
          <table:table-cell table:formula="of:=LOOKUP([.E677];[.$A$2:.$A$41];[.$B$2:.$B$41])" office:value-type="float" office:value="0">
            <text:p>#VALOR!</text:p>
          </table:table-cell>
          <table:table-cell table:formula="of:=[.I677]+[.H67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77]*2" office:value-type="float" office:value="0">
            <text:p>0</text:p>
          </table:table-cell>
          <table:table-cell table:formula="of:=[.F677]*[.G67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81];SEARCH(&quot;,&quot;;[Entrada.A681])-1))" office:value-type="float" office:value="0">
            <text:p>#VALOR!</text:p>
          </table:table-cell>
          <table:table-cell table:formula="of:=VALUE(MID([Entrada.A681];SEARCH(&quot;,&quot;;[Entrada.A681])+1;100))" office:value-type="float" office:value="0">
            <text:p>#VALOR!</text:p>
          </table:table-cell>
          <table:table-cell table:formula="of:=[Entrada.B68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78];[.$A$2:.$A$41];[.$B$2:.$B$41])" office:value-type="float" office:value="0">
            <text:p>#VALOR!</text:p>
          </table:table-cell>
          <table:table-cell table:formula="of:=LOOKUP([.E678];[.$A$2:.$A$41];[.$B$2:.$B$41])" office:value-type="float" office:value="0">
            <text:p>#VALOR!</text:p>
          </table:table-cell>
          <table:table-cell table:formula="of:=[.I678]+[.H67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78]*2" office:value-type="float" office:value="0">
            <text:p>0</text:p>
          </table:table-cell>
          <table:table-cell table:formula="of:=[.F678]*[.G67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82];SEARCH(&quot;,&quot;;[Entrada.A682])-1))" office:value-type="float" office:value="0">
            <text:p>#VALOR!</text:p>
          </table:table-cell>
          <table:table-cell table:formula="of:=VALUE(MID([Entrada.A682];SEARCH(&quot;,&quot;;[Entrada.A682])+1;100))" office:value-type="float" office:value="0">
            <text:p>#VALOR!</text:p>
          </table:table-cell>
          <table:table-cell table:formula="of:=[Entrada.B68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79];[.$A$2:.$A$41];[.$B$2:.$B$41])" office:value-type="float" office:value="0">
            <text:p>#VALOR!</text:p>
          </table:table-cell>
          <table:table-cell table:formula="of:=LOOKUP([.E679];[.$A$2:.$A$41];[.$B$2:.$B$41])" office:value-type="float" office:value="0">
            <text:p>#VALOR!</text:p>
          </table:table-cell>
          <table:table-cell table:formula="of:=[.I679]+[.H67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79]*2" office:value-type="float" office:value="0">
            <text:p>0</text:p>
          </table:table-cell>
          <table:table-cell table:formula="of:=[.F679]*[.G67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83];SEARCH(&quot;,&quot;;[Entrada.A683])-1))" office:value-type="float" office:value="0">
            <text:p>#VALOR!</text:p>
          </table:table-cell>
          <table:table-cell table:formula="of:=VALUE(MID([Entrada.A683];SEARCH(&quot;,&quot;;[Entrada.A683])+1;100))" office:value-type="float" office:value="0">
            <text:p>#VALOR!</text:p>
          </table:table-cell>
          <table:table-cell table:formula="of:=[Entrada.B68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80];[.$A$2:.$A$41];[.$B$2:.$B$41])" office:value-type="float" office:value="0">
            <text:p>#VALOR!</text:p>
          </table:table-cell>
          <table:table-cell table:formula="of:=LOOKUP([.E680];[.$A$2:.$A$41];[.$B$2:.$B$41])" office:value-type="float" office:value="0">
            <text:p>#VALOR!</text:p>
          </table:table-cell>
          <table:table-cell table:formula="of:=[.I680]+[.H68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80]*2" office:value-type="float" office:value="0">
            <text:p>0</text:p>
          </table:table-cell>
          <table:table-cell table:formula="of:=[.F680]*[.G68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84];SEARCH(&quot;,&quot;;[Entrada.A684])-1))" office:value-type="float" office:value="0">
            <text:p>#VALOR!</text:p>
          </table:table-cell>
          <table:table-cell table:formula="of:=VALUE(MID([Entrada.A684];SEARCH(&quot;,&quot;;[Entrada.A684])+1;100))" office:value-type="float" office:value="0">
            <text:p>#VALOR!</text:p>
          </table:table-cell>
          <table:table-cell table:formula="of:=[Entrada.B68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81];[.$A$2:.$A$41];[.$B$2:.$B$41])" office:value-type="float" office:value="0">
            <text:p>#VALOR!</text:p>
          </table:table-cell>
          <table:table-cell table:formula="of:=LOOKUP([.E681];[.$A$2:.$A$41];[.$B$2:.$B$41])" office:value-type="float" office:value="0">
            <text:p>#VALOR!</text:p>
          </table:table-cell>
          <table:table-cell table:formula="of:=[.I681]+[.H68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81]*2" office:value-type="float" office:value="0">
            <text:p>0</text:p>
          </table:table-cell>
          <table:table-cell table:formula="of:=[.F681]*[.G68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85];SEARCH(&quot;,&quot;;[Entrada.A685])-1))" office:value-type="float" office:value="0">
            <text:p>#VALOR!</text:p>
          </table:table-cell>
          <table:table-cell table:formula="of:=VALUE(MID([Entrada.A685];SEARCH(&quot;,&quot;;[Entrada.A685])+1;100))" office:value-type="float" office:value="0">
            <text:p>#VALOR!</text:p>
          </table:table-cell>
          <table:table-cell table:formula="of:=[Entrada.B68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82];[.$A$2:.$A$41];[.$B$2:.$B$41])" office:value-type="float" office:value="0">
            <text:p>#VALOR!</text:p>
          </table:table-cell>
          <table:table-cell table:formula="of:=LOOKUP([.E682];[.$A$2:.$A$41];[.$B$2:.$B$41])" office:value-type="float" office:value="0">
            <text:p>#VALOR!</text:p>
          </table:table-cell>
          <table:table-cell table:formula="of:=[.I682]+[.H68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82]*2" office:value-type="float" office:value="0">
            <text:p>0</text:p>
          </table:table-cell>
          <table:table-cell table:formula="of:=[.F682]*[.G68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86];SEARCH(&quot;,&quot;;[Entrada.A686])-1))" office:value-type="float" office:value="0">
            <text:p>#VALOR!</text:p>
          </table:table-cell>
          <table:table-cell table:formula="of:=VALUE(MID([Entrada.A686];SEARCH(&quot;,&quot;;[Entrada.A686])+1;100))" office:value-type="float" office:value="0">
            <text:p>#VALOR!</text:p>
          </table:table-cell>
          <table:table-cell table:formula="of:=[Entrada.B68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83];[.$A$2:.$A$41];[.$B$2:.$B$41])" office:value-type="float" office:value="0">
            <text:p>#VALOR!</text:p>
          </table:table-cell>
          <table:table-cell table:formula="of:=LOOKUP([.E683];[.$A$2:.$A$41];[.$B$2:.$B$41])" office:value-type="float" office:value="0">
            <text:p>#VALOR!</text:p>
          </table:table-cell>
          <table:table-cell table:formula="of:=[.I683]+[.H68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83]*2" office:value-type="float" office:value="0">
            <text:p>0</text:p>
          </table:table-cell>
          <table:table-cell table:formula="of:=[.F683]*[.G68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87];SEARCH(&quot;,&quot;;[Entrada.A687])-1))" office:value-type="float" office:value="0">
            <text:p>#VALOR!</text:p>
          </table:table-cell>
          <table:table-cell table:formula="of:=VALUE(MID([Entrada.A687];SEARCH(&quot;,&quot;;[Entrada.A687])+1;100))" office:value-type="float" office:value="0">
            <text:p>#VALOR!</text:p>
          </table:table-cell>
          <table:table-cell table:formula="of:=[Entrada.B68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84];[.$A$2:.$A$41];[.$B$2:.$B$41])" office:value-type="float" office:value="0">
            <text:p>#VALOR!</text:p>
          </table:table-cell>
          <table:table-cell table:formula="of:=LOOKUP([.E684];[.$A$2:.$A$41];[.$B$2:.$B$41])" office:value-type="float" office:value="0">
            <text:p>#VALOR!</text:p>
          </table:table-cell>
          <table:table-cell table:formula="of:=[.I684]+[.H68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84]*2" office:value-type="float" office:value="0">
            <text:p>0</text:p>
          </table:table-cell>
          <table:table-cell table:formula="of:=[.F684]*[.G68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88];SEARCH(&quot;,&quot;;[Entrada.A688])-1))" office:value-type="float" office:value="0">
            <text:p>#VALOR!</text:p>
          </table:table-cell>
          <table:table-cell table:formula="of:=VALUE(MID([Entrada.A688];SEARCH(&quot;,&quot;;[Entrada.A688])+1;100))" office:value-type="float" office:value="0">
            <text:p>#VALOR!</text:p>
          </table:table-cell>
          <table:table-cell table:formula="of:=[Entrada.B68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85];[.$A$2:.$A$41];[.$B$2:.$B$41])" office:value-type="float" office:value="0">
            <text:p>#VALOR!</text:p>
          </table:table-cell>
          <table:table-cell table:formula="of:=LOOKUP([.E685];[.$A$2:.$A$41];[.$B$2:.$B$41])" office:value-type="float" office:value="0">
            <text:p>#VALOR!</text:p>
          </table:table-cell>
          <table:table-cell table:formula="of:=[.I685]+[.H68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85]*2" office:value-type="float" office:value="0">
            <text:p>0</text:p>
          </table:table-cell>
          <table:table-cell table:formula="of:=[.F685]*[.G68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89];SEARCH(&quot;,&quot;;[Entrada.A689])-1))" office:value-type="float" office:value="0">
            <text:p>#VALOR!</text:p>
          </table:table-cell>
          <table:table-cell table:formula="of:=VALUE(MID([Entrada.A689];SEARCH(&quot;,&quot;;[Entrada.A689])+1;100))" office:value-type="float" office:value="0">
            <text:p>#VALOR!</text:p>
          </table:table-cell>
          <table:table-cell table:formula="of:=[Entrada.B68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86];[.$A$2:.$A$41];[.$B$2:.$B$41])" office:value-type="float" office:value="0">
            <text:p>#VALOR!</text:p>
          </table:table-cell>
          <table:table-cell table:formula="of:=LOOKUP([.E686];[.$A$2:.$A$41];[.$B$2:.$B$41])" office:value-type="float" office:value="0">
            <text:p>#VALOR!</text:p>
          </table:table-cell>
          <table:table-cell table:formula="of:=[.I686]+[.H68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86]*2" office:value-type="float" office:value="0">
            <text:p>0</text:p>
          </table:table-cell>
          <table:table-cell table:formula="of:=[.F686]*[.G68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90];SEARCH(&quot;,&quot;;[Entrada.A690])-1))" office:value-type="float" office:value="0">
            <text:p>#VALOR!</text:p>
          </table:table-cell>
          <table:table-cell table:formula="of:=VALUE(MID([Entrada.A690];SEARCH(&quot;,&quot;;[Entrada.A690])+1;100))" office:value-type="float" office:value="0">
            <text:p>#VALOR!</text:p>
          </table:table-cell>
          <table:table-cell table:formula="of:=[Entrada.B69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87];[.$A$2:.$A$41];[.$B$2:.$B$41])" office:value-type="float" office:value="0">
            <text:p>#VALOR!</text:p>
          </table:table-cell>
          <table:table-cell table:formula="of:=LOOKUP([.E687];[.$A$2:.$A$41];[.$B$2:.$B$41])" office:value-type="float" office:value="0">
            <text:p>#VALOR!</text:p>
          </table:table-cell>
          <table:table-cell table:formula="of:=[.I687]+[.H68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87]*2" office:value-type="float" office:value="0">
            <text:p>0</text:p>
          </table:table-cell>
          <table:table-cell table:formula="of:=[.F687]*[.G68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91];SEARCH(&quot;,&quot;;[Entrada.A691])-1))" office:value-type="float" office:value="0">
            <text:p>#VALOR!</text:p>
          </table:table-cell>
          <table:table-cell table:formula="of:=VALUE(MID([Entrada.A691];SEARCH(&quot;,&quot;;[Entrada.A691])+1;100))" office:value-type="float" office:value="0">
            <text:p>#VALOR!</text:p>
          </table:table-cell>
          <table:table-cell table:formula="of:=[Entrada.B69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88];[.$A$2:.$A$41];[.$B$2:.$B$41])" office:value-type="float" office:value="0">
            <text:p>#VALOR!</text:p>
          </table:table-cell>
          <table:table-cell table:formula="of:=LOOKUP([.E688];[.$A$2:.$A$41];[.$B$2:.$B$41])" office:value-type="float" office:value="0">
            <text:p>#VALOR!</text:p>
          </table:table-cell>
          <table:table-cell table:formula="of:=[.I688]+[.H68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88]*2" office:value-type="float" office:value="0">
            <text:p>0</text:p>
          </table:table-cell>
          <table:table-cell table:formula="of:=[.F688]*[.G68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92];SEARCH(&quot;,&quot;;[Entrada.A692])-1))" office:value-type="float" office:value="0">
            <text:p>#VALOR!</text:p>
          </table:table-cell>
          <table:table-cell table:formula="of:=VALUE(MID([Entrada.A692];SEARCH(&quot;,&quot;;[Entrada.A692])+1;100))" office:value-type="float" office:value="0">
            <text:p>#VALOR!</text:p>
          </table:table-cell>
          <table:table-cell table:formula="of:=[Entrada.B69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89];[.$A$2:.$A$41];[.$B$2:.$B$41])" office:value-type="float" office:value="0">
            <text:p>#VALOR!</text:p>
          </table:table-cell>
          <table:table-cell table:formula="of:=LOOKUP([.E689];[.$A$2:.$A$41];[.$B$2:.$B$41])" office:value-type="float" office:value="0">
            <text:p>#VALOR!</text:p>
          </table:table-cell>
          <table:table-cell table:formula="of:=[.I689]+[.H68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89]*2" office:value-type="float" office:value="0">
            <text:p>0</text:p>
          </table:table-cell>
          <table:table-cell table:formula="of:=[.F689]*[.G68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93];SEARCH(&quot;,&quot;;[Entrada.A693])-1))" office:value-type="float" office:value="0">
            <text:p>#VALOR!</text:p>
          </table:table-cell>
          <table:table-cell table:formula="of:=VALUE(MID([Entrada.A693];SEARCH(&quot;,&quot;;[Entrada.A693])+1;100))" office:value-type="float" office:value="0">
            <text:p>#VALOR!</text:p>
          </table:table-cell>
          <table:table-cell table:formula="of:=[Entrada.B69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90];[.$A$2:.$A$41];[.$B$2:.$B$41])" office:value-type="float" office:value="0">
            <text:p>#VALOR!</text:p>
          </table:table-cell>
          <table:table-cell table:formula="of:=LOOKUP([.E690];[.$A$2:.$A$41];[.$B$2:.$B$41])" office:value-type="float" office:value="0">
            <text:p>#VALOR!</text:p>
          </table:table-cell>
          <table:table-cell table:formula="of:=[.I690]+[.H69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90]*2" office:value-type="float" office:value="0">
            <text:p>0</text:p>
          </table:table-cell>
          <table:table-cell table:formula="of:=[.F690]*[.G69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94];SEARCH(&quot;,&quot;;[Entrada.A694])-1))" office:value-type="float" office:value="0">
            <text:p>#VALOR!</text:p>
          </table:table-cell>
          <table:table-cell table:formula="of:=VALUE(MID([Entrada.A694];SEARCH(&quot;,&quot;;[Entrada.A694])+1;100))" office:value-type="float" office:value="0">
            <text:p>#VALOR!</text:p>
          </table:table-cell>
          <table:table-cell table:formula="of:=[Entrada.B69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91];[.$A$2:.$A$41];[.$B$2:.$B$41])" office:value-type="float" office:value="0">
            <text:p>#VALOR!</text:p>
          </table:table-cell>
          <table:table-cell table:formula="of:=LOOKUP([.E691];[.$A$2:.$A$41];[.$B$2:.$B$41])" office:value-type="float" office:value="0">
            <text:p>#VALOR!</text:p>
          </table:table-cell>
          <table:table-cell table:formula="of:=[.I691]+[.H69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91]*2" office:value-type="float" office:value="0">
            <text:p>0</text:p>
          </table:table-cell>
          <table:table-cell table:formula="of:=[.F691]*[.G69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95];SEARCH(&quot;,&quot;;[Entrada.A695])-1))" office:value-type="float" office:value="0">
            <text:p>#VALOR!</text:p>
          </table:table-cell>
          <table:table-cell table:formula="of:=VALUE(MID([Entrada.A695];SEARCH(&quot;,&quot;;[Entrada.A695])+1;100))" office:value-type="float" office:value="0">
            <text:p>#VALOR!</text:p>
          </table:table-cell>
          <table:table-cell table:formula="of:=[Entrada.B69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92];[.$A$2:.$A$41];[.$B$2:.$B$41])" office:value-type="float" office:value="0">
            <text:p>#VALOR!</text:p>
          </table:table-cell>
          <table:table-cell table:formula="of:=LOOKUP([.E692];[.$A$2:.$A$41];[.$B$2:.$B$41])" office:value-type="float" office:value="0">
            <text:p>#VALOR!</text:p>
          </table:table-cell>
          <table:table-cell table:formula="of:=[.I692]+[.H69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92]*2" office:value-type="float" office:value="0">
            <text:p>0</text:p>
          </table:table-cell>
          <table:table-cell table:formula="of:=[.F692]*[.G69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96];SEARCH(&quot;,&quot;;[Entrada.A696])-1))" office:value-type="float" office:value="0">
            <text:p>#VALOR!</text:p>
          </table:table-cell>
          <table:table-cell table:formula="of:=VALUE(MID([Entrada.A696];SEARCH(&quot;,&quot;;[Entrada.A696])+1;100))" office:value-type="float" office:value="0">
            <text:p>#VALOR!</text:p>
          </table:table-cell>
          <table:table-cell table:formula="of:=[Entrada.B69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93];[.$A$2:.$A$41];[.$B$2:.$B$41])" office:value-type="float" office:value="0">
            <text:p>#VALOR!</text:p>
          </table:table-cell>
          <table:table-cell table:formula="of:=LOOKUP([.E693];[.$A$2:.$A$41];[.$B$2:.$B$41])" office:value-type="float" office:value="0">
            <text:p>#VALOR!</text:p>
          </table:table-cell>
          <table:table-cell table:formula="of:=[.I693]+[.H69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93]*2" office:value-type="float" office:value="0">
            <text:p>0</text:p>
          </table:table-cell>
          <table:table-cell table:formula="of:=[.F693]*[.G69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97];SEARCH(&quot;,&quot;;[Entrada.A697])-1))" office:value-type="float" office:value="0">
            <text:p>#VALOR!</text:p>
          </table:table-cell>
          <table:table-cell table:formula="of:=VALUE(MID([Entrada.A697];SEARCH(&quot;,&quot;;[Entrada.A697])+1;100))" office:value-type="float" office:value="0">
            <text:p>#VALOR!</text:p>
          </table:table-cell>
          <table:table-cell table:formula="of:=[Entrada.B69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94];[.$A$2:.$A$41];[.$B$2:.$B$41])" office:value-type="float" office:value="0">
            <text:p>#VALOR!</text:p>
          </table:table-cell>
          <table:table-cell table:formula="of:=LOOKUP([.E694];[.$A$2:.$A$41];[.$B$2:.$B$41])" office:value-type="float" office:value="0">
            <text:p>#VALOR!</text:p>
          </table:table-cell>
          <table:table-cell table:formula="of:=[.I694]+[.H69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94]*2" office:value-type="float" office:value="0">
            <text:p>0</text:p>
          </table:table-cell>
          <table:table-cell table:formula="of:=[.F694]*[.G69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98];SEARCH(&quot;,&quot;;[Entrada.A698])-1))" office:value-type="float" office:value="0">
            <text:p>#VALOR!</text:p>
          </table:table-cell>
          <table:table-cell table:formula="of:=VALUE(MID([Entrada.A698];SEARCH(&quot;,&quot;;[Entrada.A698])+1;100))" office:value-type="float" office:value="0">
            <text:p>#VALOR!</text:p>
          </table:table-cell>
          <table:table-cell table:formula="of:=[Entrada.B69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95];[.$A$2:.$A$41];[.$B$2:.$B$41])" office:value-type="float" office:value="0">
            <text:p>#VALOR!</text:p>
          </table:table-cell>
          <table:table-cell table:formula="of:=LOOKUP([.E695];[.$A$2:.$A$41];[.$B$2:.$B$41])" office:value-type="float" office:value="0">
            <text:p>#VALOR!</text:p>
          </table:table-cell>
          <table:table-cell table:formula="of:=[.I695]+[.H69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95]*2" office:value-type="float" office:value="0">
            <text:p>0</text:p>
          </table:table-cell>
          <table:table-cell table:formula="of:=[.F695]*[.G69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699];SEARCH(&quot;,&quot;;[Entrada.A699])-1))" office:value-type="float" office:value="0">
            <text:p>#VALOR!</text:p>
          </table:table-cell>
          <table:table-cell table:formula="of:=VALUE(MID([Entrada.A699];SEARCH(&quot;,&quot;;[Entrada.A699])+1;100))" office:value-type="float" office:value="0">
            <text:p>#VALOR!</text:p>
          </table:table-cell>
          <table:table-cell table:formula="of:=[Entrada.B69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96];[.$A$2:.$A$41];[.$B$2:.$B$41])" office:value-type="float" office:value="0">
            <text:p>#VALOR!</text:p>
          </table:table-cell>
          <table:table-cell table:formula="of:=LOOKUP([.E696];[.$A$2:.$A$41];[.$B$2:.$B$41])" office:value-type="float" office:value="0">
            <text:p>#VALOR!</text:p>
          </table:table-cell>
          <table:table-cell table:formula="of:=[.I696]+[.H69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96]*2" office:value-type="float" office:value="0">
            <text:p>0</text:p>
          </table:table-cell>
          <table:table-cell table:formula="of:=[.F696]*[.G69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00];SEARCH(&quot;,&quot;;[Entrada.A700])-1))" office:value-type="float" office:value="0">
            <text:p>#VALOR!</text:p>
          </table:table-cell>
          <table:table-cell table:formula="of:=VALUE(MID([Entrada.A700];SEARCH(&quot;,&quot;;[Entrada.A700])+1;100))" office:value-type="float" office:value="0">
            <text:p>#VALOR!</text:p>
          </table:table-cell>
          <table:table-cell table:formula="of:=[Entrada.B70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97];[.$A$2:.$A$41];[.$B$2:.$B$41])" office:value-type="float" office:value="0">
            <text:p>#VALOR!</text:p>
          </table:table-cell>
          <table:table-cell table:formula="of:=LOOKUP([.E697];[.$A$2:.$A$41];[.$B$2:.$B$41])" office:value-type="float" office:value="0">
            <text:p>#VALOR!</text:p>
          </table:table-cell>
          <table:table-cell table:formula="of:=[.I697]+[.H69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97]*2" office:value-type="float" office:value="0">
            <text:p>0</text:p>
          </table:table-cell>
          <table:table-cell table:formula="of:=[.F697]*[.G69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01];SEARCH(&quot;,&quot;;[Entrada.A701])-1))" office:value-type="float" office:value="0">
            <text:p>#VALOR!</text:p>
          </table:table-cell>
          <table:table-cell table:formula="of:=VALUE(MID([Entrada.A701];SEARCH(&quot;,&quot;;[Entrada.A701])+1;100))" office:value-type="float" office:value="0">
            <text:p>#VALOR!</text:p>
          </table:table-cell>
          <table:table-cell table:formula="of:=[Entrada.B70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98];[.$A$2:.$A$41];[.$B$2:.$B$41])" office:value-type="float" office:value="0">
            <text:p>#VALOR!</text:p>
          </table:table-cell>
          <table:table-cell table:formula="of:=LOOKUP([.E698];[.$A$2:.$A$41];[.$B$2:.$B$41])" office:value-type="float" office:value="0">
            <text:p>#VALOR!</text:p>
          </table:table-cell>
          <table:table-cell table:formula="of:=[.I698]+[.H69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98]*2" office:value-type="float" office:value="0">
            <text:p>0</text:p>
          </table:table-cell>
          <table:table-cell table:formula="of:=[.F698]*[.G69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02];SEARCH(&quot;,&quot;;[Entrada.A702])-1))" office:value-type="float" office:value="0">
            <text:p>#VALOR!</text:p>
          </table:table-cell>
          <table:table-cell table:formula="of:=VALUE(MID([Entrada.A702];SEARCH(&quot;,&quot;;[Entrada.A702])+1;100))" office:value-type="float" office:value="0">
            <text:p>#VALOR!</text:p>
          </table:table-cell>
          <table:table-cell table:formula="of:=[Entrada.B70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699];[.$A$2:.$A$41];[.$B$2:.$B$41])" office:value-type="float" office:value="0">
            <text:p>#VALOR!</text:p>
          </table:table-cell>
          <table:table-cell table:formula="of:=LOOKUP([.E699];[.$A$2:.$A$41];[.$B$2:.$B$41])" office:value-type="float" office:value="0">
            <text:p>#VALOR!</text:p>
          </table:table-cell>
          <table:table-cell table:formula="of:=[.I699]+[.H69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699]*2" office:value-type="float" office:value="0">
            <text:p>0</text:p>
          </table:table-cell>
          <table:table-cell table:formula="of:=[.F699]*[.G69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03];SEARCH(&quot;,&quot;;[Entrada.A703])-1))" office:value-type="float" office:value="0">
            <text:p>#VALOR!</text:p>
          </table:table-cell>
          <table:table-cell table:formula="of:=VALUE(MID([Entrada.A703];SEARCH(&quot;,&quot;;[Entrada.A703])+1;100))" office:value-type="float" office:value="0">
            <text:p>#VALOR!</text:p>
          </table:table-cell>
          <table:table-cell table:formula="of:=[Entrada.B70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00];[.$A$2:.$A$41];[.$B$2:.$B$41])" office:value-type="float" office:value="0">
            <text:p>#VALOR!</text:p>
          </table:table-cell>
          <table:table-cell table:formula="of:=LOOKUP([.E700];[.$A$2:.$A$41];[.$B$2:.$B$41])" office:value-type="float" office:value="0">
            <text:p>#VALOR!</text:p>
          </table:table-cell>
          <table:table-cell table:formula="of:=[.I700]+[.H70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00]*2" office:value-type="float" office:value="0">
            <text:p>0</text:p>
          </table:table-cell>
          <table:table-cell table:formula="of:=[.F700]*[.G70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04];SEARCH(&quot;,&quot;;[Entrada.A704])-1))" office:value-type="float" office:value="0">
            <text:p>#VALOR!</text:p>
          </table:table-cell>
          <table:table-cell table:formula="of:=VALUE(MID([Entrada.A704];SEARCH(&quot;,&quot;;[Entrada.A704])+1;100))" office:value-type="float" office:value="0">
            <text:p>#VALOR!</text:p>
          </table:table-cell>
          <table:table-cell table:formula="of:=[Entrada.B70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01];[.$A$2:.$A$41];[.$B$2:.$B$41])" office:value-type="float" office:value="0">
            <text:p>#VALOR!</text:p>
          </table:table-cell>
          <table:table-cell table:formula="of:=LOOKUP([.E701];[.$A$2:.$A$41];[.$B$2:.$B$41])" office:value-type="float" office:value="0">
            <text:p>#VALOR!</text:p>
          </table:table-cell>
          <table:table-cell table:formula="of:=[.I701]+[.H70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01]*2" office:value-type="float" office:value="0">
            <text:p>0</text:p>
          </table:table-cell>
          <table:table-cell table:formula="of:=[.F701]*[.G70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05];SEARCH(&quot;,&quot;;[Entrada.A705])-1))" office:value-type="float" office:value="0">
            <text:p>#VALOR!</text:p>
          </table:table-cell>
          <table:table-cell table:formula="of:=VALUE(MID([Entrada.A705];SEARCH(&quot;,&quot;;[Entrada.A705])+1;100))" office:value-type="float" office:value="0">
            <text:p>#VALOR!</text:p>
          </table:table-cell>
          <table:table-cell table:formula="of:=[Entrada.B70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02];[.$A$2:.$A$41];[.$B$2:.$B$41])" office:value-type="float" office:value="0">
            <text:p>#VALOR!</text:p>
          </table:table-cell>
          <table:table-cell table:formula="of:=LOOKUP([.E702];[.$A$2:.$A$41];[.$B$2:.$B$41])" office:value-type="float" office:value="0">
            <text:p>#VALOR!</text:p>
          </table:table-cell>
          <table:table-cell table:formula="of:=[.I702]+[.H70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02]*2" office:value-type="float" office:value="0">
            <text:p>0</text:p>
          </table:table-cell>
          <table:table-cell table:formula="of:=[.F702]*[.G70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06];SEARCH(&quot;,&quot;;[Entrada.A706])-1))" office:value-type="float" office:value="0">
            <text:p>#VALOR!</text:p>
          </table:table-cell>
          <table:table-cell table:formula="of:=VALUE(MID([Entrada.A706];SEARCH(&quot;,&quot;;[Entrada.A706])+1;100))" office:value-type="float" office:value="0">
            <text:p>#VALOR!</text:p>
          </table:table-cell>
          <table:table-cell table:formula="of:=[Entrada.B70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03];[.$A$2:.$A$41];[.$B$2:.$B$41])" office:value-type="float" office:value="0">
            <text:p>#VALOR!</text:p>
          </table:table-cell>
          <table:table-cell table:formula="of:=LOOKUP([.E703];[.$A$2:.$A$41];[.$B$2:.$B$41])" office:value-type="float" office:value="0">
            <text:p>#VALOR!</text:p>
          </table:table-cell>
          <table:table-cell table:formula="of:=[.I703]+[.H70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03]*2" office:value-type="float" office:value="0">
            <text:p>0</text:p>
          </table:table-cell>
          <table:table-cell table:formula="of:=[.F703]*[.G70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07];SEARCH(&quot;,&quot;;[Entrada.A707])-1))" office:value-type="float" office:value="0">
            <text:p>#VALOR!</text:p>
          </table:table-cell>
          <table:table-cell table:formula="of:=VALUE(MID([Entrada.A707];SEARCH(&quot;,&quot;;[Entrada.A707])+1;100))" office:value-type="float" office:value="0">
            <text:p>#VALOR!</text:p>
          </table:table-cell>
          <table:table-cell table:formula="of:=[Entrada.B70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04];[.$A$2:.$A$41];[.$B$2:.$B$41])" office:value-type="float" office:value="0">
            <text:p>#VALOR!</text:p>
          </table:table-cell>
          <table:table-cell table:formula="of:=LOOKUP([.E704];[.$A$2:.$A$41];[.$B$2:.$B$41])" office:value-type="float" office:value="0">
            <text:p>#VALOR!</text:p>
          </table:table-cell>
          <table:table-cell table:formula="of:=[.I704]+[.H70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04]*2" office:value-type="float" office:value="0">
            <text:p>0</text:p>
          </table:table-cell>
          <table:table-cell table:formula="of:=[.F704]*[.G70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08];SEARCH(&quot;,&quot;;[Entrada.A708])-1))" office:value-type="float" office:value="0">
            <text:p>#VALOR!</text:p>
          </table:table-cell>
          <table:table-cell table:formula="of:=VALUE(MID([Entrada.A708];SEARCH(&quot;,&quot;;[Entrada.A708])+1;100))" office:value-type="float" office:value="0">
            <text:p>#VALOR!</text:p>
          </table:table-cell>
          <table:table-cell table:formula="of:=[Entrada.B70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05];[.$A$2:.$A$41];[.$B$2:.$B$41])" office:value-type="float" office:value="0">
            <text:p>#VALOR!</text:p>
          </table:table-cell>
          <table:table-cell table:formula="of:=LOOKUP([.E705];[.$A$2:.$A$41];[.$B$2:.$B$41])" office:value-type="float" office:value="0">
            <text:p>#VALOR!</text:p>
          </table:table-cell>
          <table:table-cell table:formula="of:=[.I705]+[.H70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05]*2" office:value-type="float" office:value="0">
            <text:p>0</text:p>
          </table:table-cell>
          <table:table-cell table:formula="of:=[.F705]*[.G70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09];SEARCH(&quot;,&quot;;[Entrada.A709])-1))" office:value-type="float" office:value="0">
            <text:p>#VALOR!</text:p>
          </table:table-cell>
          <table:table-cell table:formula="of:=VALUE(MID([Entrada.A709];SEARCH(&quot;,&quot;;[Entrada.A709])+1;100))" office:value-type="float" office:value="0">
            <text:p>#VALOR!</text:p>
          </table:table-cell>
          <table:table-cell table:formula="of:=[Entrada.B70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06];[.$A$2:.$A$41];[.$B$2:.$B$41])" office:value-type="float" office:value="0">
            <text:p>#VALOR!</text:p>
          </table:table-cell>
          <table:table-cell table:formula="of:=LOOKUP([.E706];[.$A$2:.$A$41];[.$B$2:.$B$41])" office:value-type="float" office:value="0">
            <text:p>#VALOR!</text:p>
          </table:table-cell>
          <table:table-cell table:formula="of:=[.I706]+[.H70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06]*2" office:value-type="float" office:value="0">
            <text:p>0</text:p>
          </table:table-cell>
          <table:table-cell table:formula="of:=[.F706]*[.G70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10];SEARCH(&quot;,&quot;;[Entrada.A710])-1))" office:value-type="float" office:value="0">
            <text:p>#VALOR!</text:p>
          </table:table-cell>
          <table:table-cell table:formula="of:=VALUE(MID([Entrada.A710];SEARCH(&quot;,&quot;;[Entrada.A710])+1;100))" office:value-type="float" office:value="0">
            <text:p>#VALOR!</text:p>
          </table:table-cell>
          <table:table-cell table:formula="of:=[Entrada.B71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07];[.$A$2:.$A$41];[.$B$2:.$B$41])" office:value-type="float" office:value="0">
            <text:p>#VALOR!</text:p>
          </table:table-cell>
          <table:table-cell table:formula="of:=LOOKUP([.E707];[.$A$2:.$A$41];[.$B$2:.$B$41])" office:value-type="float" office:value="0">
            <text:p>#VALOR!</text:p>
          </table:table-cell>
          <table:table-cell table:formula="of:=[.I707]+[.H70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07]*2" office:value-type="float" office:value="0">
            <text:p>0</text:p>
          </table:table-cell>
          <table:table-cell table:formula="of:=[.F707]*[.G70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11];SEARCH(&quot;,&quot;;[Entrada.A711])-1))" office:value-type="float" office:value="0">
            <text:p>#VALOR!</text:p>
          </table:table-cell>
          <table:table-cell table:formula="of:=VALUE(MID([Entrada.A711];SEARCH(&quot;,&quot;;[Entrada.A711])+1;100))" office:value-type="float" office:value="0">
            <text:p>#VALOR!</text:p>
          </table:table-cell>
          <table:table-cell table:formula="of:=[Entrada.B71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08];[.$A$2:.$A$41];[.$B$2:.$B$41])" office:value-type="float" office:value="0">
            <text:p>#VALOR!</text:p>
          </table:table-cell>
          <table:table-cell table:formula="of:=LOOKUP([.E708];[.$A$2:.$A$41];[.$B$2:.$B$41])" office:value-type="float" office:value="0">
            <text:p>#VALOR!</text:p>
          </table:table-cell>
          <table:table-cell table:formula="of:=[.I708]+[.H70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08]*2" office:value-type="float" office:value="0">
            <text:p>0</text:p>
          </table:table-cell>
          <table:table-cell table:formula="of:=[.F708]*[.G70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12];SEARCH(&quot;,&quot;;[Entrada.A712])-1))" office:value-type="float" office:value="0">
            <text:p>#VALOR!</text:p>
          </table:table-cell>
          <table:table-cell table:formula="of:=VALUE(MID([Entrada.A712];SEARCH(&quot;,&quot;;[Entrada.A712])+1;100))" office:value-type="float" office:value="0">
            <text:p>#VALOR!</text:p>
          </table:table-cell>
          <table:table-cell table:formula="of:=[Entrada.B71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09];[.$A$2:.$A$41];[.$B$2:.$B$41])" office:value-type="float" office:value="0">
            <text:p>#VALOR!</text:p>
          </table:table-cell>
          <table:table-cell table:formula="of:=LOOKUP([.E709];[.$A$2:.$A$41];[.$B$2:.$B$41])" office:value-type="float" office:value="0">
            <text:p>#VALOR!</text:p>
          </table:table-cell>
          <table:table-cell table:formula="of:=[.I709]+[.H70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09]*2" office:value-type="float" office:value="0">
            <text:p>0</text:p>
          </table:table-cell>
          <table:table-cell table:formula="of:=[.F709]*[.G70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13];SEARCH(&quot;,&quot;;[Entrada.A713])-1))" office:value-type="float" office:value="0">
            <text:p>#VALOR!</text:p>
          </table:table-cell>
          <table:table-cell table:formula="of:=VALUE(MID([Entrada.A713];SEARCH(&quot;,&quot;;[Entrada.A713])+1;100))" office:value-type="float" office:value="0">
            <text:p>#VALOR!</text:p>
          </table:table-cell>
          <table:table-cell table:formula="of:=[Entrada.B71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10];[.$A$2:.$A$41];[.$B$2:.$B$41])" office:value-type="float" office:value="0">
            <text:p>#VALOR!</text:p>
          </table:table-cell>
          <table:table-cell table:formula="of:=LOOKUP([.E710];[.$A$2:.$A$41];[.$B$2:.$B$41])" office:value-type="float" office:value="0">
            <text:p>#VALOR!</text:p>
          </table:table-cell>
          <table:table-cell table:formula="of:=[.I710]+[.H71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10]*2" office:value-type="float" office:value="0">
            <text:p>0</text:p>
          </table:table-cell>
          <table:table-cell table:formula="of:=[.F710]*[.G71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14];SEARCH(&quot;,&quot;;[Entrada.A714])-1))" office:value-type="float" office:value="0">
            <text:p>#VALOR!</text:p>
          </table:table-cell>
          <table:table-cell table:formula="of:=VALUE(MID([Entrada.A714];SEARCH(&quot;,&quot;;[Entrada.A714])+1;100))" office:value-type="float" office:value="0">
            <text:p>#VALOR!</text:p>
          </table:table-cell>
          <table:table-cell table:formula="of:=[Entrada.B71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11];[.$A$2:.$A$41];[.$B$2:.$B$41])" office:value-type="float" office:value="0">
            <text:p>#VALOR!</text:p>
          </table:table-cell>
          <table:table-cell table:formula="of:=LOOKUP([.E711];[.$A$2:.$A$41];[.$B$2:.$B$41])" office:value-type="float" office:value="0">
            <text:p>#VALOR!</text:p>
          </table:table-cell>
          <table:table-cell table:formula="of:=[.I711]+[.H71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11]*2" office:value-type="float" office:value="0">
            <text:p>0</text:p>
          </table:table-cell>
          <table:table-cell table:formula="of:=[.F711]*[.G71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15];SEARCH(&quot;,&quot;;[Entrada.A715])-1))" office:value-type="float" office:value="0">
            <text:p>#VALOR!</text:p>
          </table:table-cell>
          <table:table-cell table:formula="of:=VALUE(MID([Entrada.A715];SEARCH(&quot;,&quot;;[Entrada.A715])+1;100))" office:value-type="float" office:value="0">
            <text:p>#VALOR!</text:p>
          </table:table-cell>
          <table:table-cell table:formula="of:=[Entrada.B7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12];[.$A$2:.$A$41];[.$B$2:.$B$41])" office:value-type="float" office:value="0">
            <text:p>#VALOR!</text:p>
          </table:table-cell>
          <table:table-cell table:formula="of:=LOOKUP([.E712];[.$A$2:.$A$41];[.$B$2:.$B$41])" office:value-type="float" office:value="0">
            <text:p>#VALOR!</text:p>
          </table:table-cell>
          <table:table-cell table:formula="of:=[.I712]+[.H71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12]*2" office:value-type="float" office:value="0">
            <text:p>0</text:p>
          </table:table-cell>
          <table:table-cell table:formula="of:=[.F712]*[.G71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16];SEARCH(&quot;,&quot;;[Entrada.A716])-1))" office:value-type="float" office:value="0">
            <text:p>#VALOR!</text:p>
          </table:table-cell>
          <table:table-cell table:formula="of:=VALUE(MID([Entrada.A716];SEARCH(&quot;,&quot;;[Entrada.A716])+1;100))" office:value-type="float" office:value="0">
            <text:p>#VALOR!</text:p>
          </table:table-cell>
          <table:table-cell table:formula="of:=[Entrada.B7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13];[.$A$2:.$A$41];[.$B$2:.$B$41])" office:value-type="float" office:value="0">
            <text:p>#VALOR!</text:p>
          </table:table-cell>
          <table:table-cell table:formula="of:=LOOKUP([.E713];[.$A$2:.$A$41];[.$B$2:.$B$41])" office:value-type="float" office:value="0">
            <text:p>#VALOR!</text:p>
          </table:table-cell>
          <table:table-cell table:formula="of:=[.I713]+[.H71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13]*2" office:value-type="float" office:value="0">
            <text:p>0</text:p>
          </table:table-cell>
          <table:table-cell table:formula="of:=[.F713]*[.G71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17];SEARCH(&quot;,&quot;;[Entrada.A717])-1))" office:value-type="float" office:value="0">
            <text:p>#VALOR!</text:p>
          </table:table-cell>
          <table:table-cell table:formula="of:=VALUE(MID([Entrada.A717];SEARCH(&quot;,&quot;;[Entrada.A717])+1;100))" office:value-type="float" office:value="0">
            <text:p>#VALOR!</text:p>
          </table:table-cell>
          <table:table-cell table:formula="of:=[Entrada.B7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14];[.$A$2:.$A$41];[.$B$2:.$B$41])" office:value-type="float" office:value="0">
            <text:p>#VALOR!</text:p>
          </table:table-cell>
          <table:table-cell table:formula="of:=LOOKUP([.E714];[.$A$2:.$A$41];[.$B$2:.$B$41])" office:value-type="float" office:value="0">
            <text:p>#VALOR!</text:p>
          </table:table-cell>
          <table:table-cell table:formula="of:=[.I714]+[.H71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14]*2" office:value-type="float" office:value="0">
            <text:p>0</text:p>
          </table:table-cell>
          <table:table-cell table:formula="of:=[.F714]*[.G71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18];SEARCH(&quot;,&quot;;[Entrada.A718])-1))" office:value-type="float" office:value="0">
            <text:p>#VALOR!</text:p>
          </table:table-cell>
          <table:table-cell table:formula="of:=VALUE(MID([Entrada.A718];SEARCH(&quot;,&quot;;[Entrada.A718])+1;100))" office:value-type="float" office:value="0">
            <text:p>#VALOR!</text:p>
          </table:table-cell>
          <table:table-cell table:formula="of:=[Entrada.B7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15];[.$A$2:.$A$41];[.$B$2:.$B$41])" office:value-type="float" office:value="0">
            <text:p>#VALOR!</text:p>
          </table:table-cell>
          <table:table-cell table:formula="of:=LOOKUP([.E715];[.$A$2:.$A$41];[.$B$2:.$B$41])" office:value-type="float" office:value="0">
            <text:p>#VALOR!</text:p>
          </table:table-cell>
          <table:table-cell table:formula="of:=[.I715]+[.H71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15]*2" office:value-type="float" office:value="0">
            <text:p>0</text:p>
          </table:table-cell>
          <table:table-cell table:formula="of:=[.F715]*[.G71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19];SEARCH(&quot;,&quot;;[Entrada.A719])-1))" office:value-type="float" office:value="0">
            <text:p>#VALOR!</text:p>
          </table:table-cell>
          <table:table-cell table:formula="of:=VALUE(MID([Entrada.A719];SEARCH(&quot;,&quot;;[Entrada.A719])+1;100))" office:value-type="float" office:value="0">
            <text:p>#VALOR!</text:p>
          </table:table-cell>
          <table:table-cell table:formula="of:=[Entrada.B7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16];[.$A$2:.$A$41];[.$B$2:.$B$41])" office:value-type="float" office:value="0">
            <text:p>#VALOR!</text:p>
          </table:table-cell>
          <table:table-cell table:formula="of:=LOOKUP([.E716];[.$A$2:.$A$41];[.$B$2:.$B$41])" office:value-type="float" office:value="0">
            <text:p>#VALOR!</text:p>
          </table:table-cell>
          <table:table-cell table:formula="of:=[.I716]+[.H71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16]*2" office:value-type="float" office:value="0">
            <text:p>0</text:p>
          </table:table-cell>
          <table:table-cell table:formula="of:=[.F716]*[.G71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20];SEARCH(&quot;,&quot;;[Entrada.A720])-1))" office:value-type="float" office:value="0">
            <text:p>#VALOR!</text:p>
          </table:table-cell>
          <table:table-cell table:formula="of:=VALUE(MID([Entrada.A720];SEARCH(&quot;,&quot;;[Entrada.A720])+1;100))" office:value-type="float" office:value="0">
            <text:p>#VALOR!</text:p>
          </table:table-cell>
          <table:table-cell table:formula="of:=[Entrada.B7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17];[.$A$2:.$A$41];[.$B$2:.$B$41])" office:value-type="float" office:value="0">
            <text:p>#VALOR!</text:p>
          </table:table-cell>
          <table:table-cell table:formula="of:=LOOKUP([.E717];[.$A$2:.$A$41];[.$B$2:.$B$41])" office:value-type="float" office:value="0">
            <text:p>#VALOR!</text:p>
          </table:table-cell>
          <table:table-cell table:formula="of:=[.I717]+[.H71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17]*2" office:value-type="float" office:value="0">
            <text:p>0</text:p>
          </table:table-cell>
          <table:table-cell table:formula="of:=[.F717]*[.G71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21];SEARCH(&quot;,&quot;;[Entrada.A721])-1))" office:value-type="float" office:value="0">
            <text:p>#VALOR!</text:p>
          </table:table-cell>
          <table:table-cell table:formula="of:=VALUE(MID([Entrada.A721];SEARCH(&quot;,&quot;;[Entrada.A721])+1;100))" office:value-type="float" office:value="0">
            <text:p>#VALOR!</text:p>
          </table:table-cell>
          <table:table-cell table:formula="of:=[Entrada.B7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18];[.$A$2:.$A$41];[.$B$2:.$B$41])" office:value-type="float" office:value="0">
            <text:p>#VALOR!</text:p>
          </table:table-cell>
          <table:table-cell table:formula="of:=LOOKUP([.E718];[.$A$2:.$A$41];[.$B$2:.$B$41])" office:value-type="float" office:value="0">
            <text:p>#VALOR!</text:p>
          </table:table-cell>
          <table:table-cell table:formula="of:=[.I718]+[.H71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18]*2" office:value-type="float" office:value="0">
            <text:p>0</text:p>
          </table:table-cell>
          <table:table-cell table:formula="of:=[.F718]*[.G71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22];SEARCH(&quot;,&quot;;[Entrada.A722])-1))" office:value-type="float" office:value="0">
            <text:p>#VALOR!</text:p>
          </table:table-cell>
          <table:table-cell table:formula="of:=VALUE(MID([Entrada.A722];SEARCH(&quot;,&quot;;[Entrada.A722])+1;100))" office:value-type="float" office:value="0">
            <text:p>#VALOR!</text:p>
          </table:table-cell>
          <table:table-cell table:formula="of:=[Entrada.B7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19];[.$A$2:.$A$41];[.$B$2:.$B$41])" office:value-type="float" office:value="0">
            <text:p>#VALOR!</text:p>
          </table:table-cell>
          <table:table-cell table:formula="of:=LOOKUP([.E719];[.$A$2:.$A$41];[.$B$2:.$B$41])" office:value-type="float" office:value="0">
            <text:p>#VALOR!</text:p>
          </table:table-cell>
          <table:table-cell table:formula="of:=[.I719]+[.H71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19]*2" office:value-type="float" office:value="0">
            <text:p>0</text:p>
          </table:table-cell>
          <table:table-cell table:formula="of:=[.F719]*[.G71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23];SEARCH(&quot;,&quot;;[Entrada.A723])-1))" office:value-type="float" office:value="0">
            <text:p>#VALOR!</text:p>
          </table:table-cell>
          <table:table-cell table:formula="of:=VALUE(MID([Entrada.A723];SEARCH(&quot;,&quot;;[Entrada.A723])+1;100))" office:value-type="float" office:value="0">
            <text:p>#VALOR!</text:p>
          </table:table-cell>
          <table:table-cell table:formula="of:=[Entrada.B7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20];[.$A$2:.$A$41];[.$B$2:.$B$41])" office:value-type="float" office:value="0">
            <text:p>#VALOR!</text:p>
          </table:table-cell>
          <table:table-cell table:formula="of:=LOOKUP([.E720];[.$A$2:.$A$41];[.$B$2:.$B$41])" office:value-type="float" office:value="0">
            <text:p>#VALOR!</text:p>
          </table:table-cell>
          <table:table-cell table:formula="of:=[.I720]+[.H72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20]*2" office:value-type="float" office:value="0">
            <text:p>0</text:p>
          </table:table-cell>
          <table:table-cell table:formula="of:=[.F720]*[.G72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24];SEARCH(&quot;,&quot;;[Entrada.A724])-1))" office:value-type="float" office:value="0">
            <text:p>#VALOR!</text:p>
          </table:table-cell>
          <table:table-cell table:formula="of:=VALUE(MID([Entrada.A724];SEARCH(&quot;,&quot;;[Entrada.A724])+1;100))" office:value-type="float" office:value="0">
            <text:p>#VALOR!</text:p>
          </table:table-cell>
          <table:table-cell table:formula="of:=[Entrada.B7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21];[.$A$2:.$A$41];[.$B$2:.$B$41])" office:value-type="float" office:value="0">
            <text:p>#VALOR!</text:p>
          </table:table-cell>
          <table:table-cell table:formula="of:=LOOKUP([.E721];[.$A$2:.$A$41];[.$B$2:.$B$41])" office:value-type="float" office:value="0">
            <text:p>#VALOR!</text:p>
          </table:table-cell>
          <table:table-cell table:formula="of:=[.I721]+[.H72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21]*2" office:value-type="float" office:value="0">
            <text:p>0</text:p>
          </table:table-cell>
          <table:table-cell table:formula="of:=[.F721]*[.G72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25];SEARCH(&quot;,&quot;;[Entrada.A725])-1))" office:value-type="float" office:value="0">
            <text:p>#VALOR!</text:p>
          </table:table-cell>
          <table:table-cell table:formula="of:=VALUE(MID([Entrada.A725];SEARCH(&quot;,&quot;;[Entrada.A725])+1;100))" office:value-type="float" office:value="0">
            <text:p>#VALOR!</text:p>
          </table:table-cell>
          <table:table-cell table:formula="of:=[Entrada.B72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22];[.$A$2:.$A$41];[.$B$2:.$B$41])" office:value-type="float" office:value="0">
            <text:p>#VALOR!</text:p>
          </table:table-cell>
          <table:table-cell table:formula="of:=LOOKUP([.E722];[.$A$2:.$A$41];[.$B$2:.$B$41])" office:value-type="float" office:value="0">
            <text:p>#VALOR!</text:p>
          </table:table-cell>
          <table:table-cell table:formula="of:=[.I722]+[.H72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22]*2" office:value-type="float" office:value="0">
            <text:p>0</text:p>
          </table:table-cell>
          <table:table-cell table:formula="of:=[.F722]*[.G72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26];SEARCH(&quot;,&quot;;[Entrada.A726])-1))" office:value-type="float" office:value="0">
            <text:p>#VALOR!</text:p>
          </table:table-cell>
          <table:table-cell table:formula="of:=VALUE(MID([Entrada.A726];SEARCH(&quot;,&quot;;[Entrada.A726])+1;100))" office:value-type="float" office:value="0">
            <text:p>#VALOR!</text:p>
          </table:table-cell>
          <table:table-cell table:formula="of:=[Entrada.B72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23];[.$A$2:.$A$41];[.$B$2:.$B$41])" office:value-type="float" office:value="0">
            <text:p>#VALOR!</text:p>
          </table:table-cell>
          <table:table-cell table:formula="of:=LOOKUP([.E723];[.$A$2:.$A$41];[.$B$2:.$B$41])" office:value-type="float" office:value="0">
            <text:p>#VALOR!</text:p>
          </table:table-cell>
          <table:table-cell table:formula="of:=[.I723]+[.H72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23]*2" office:value-type="float" office:value="0">
            <text:p>0</text:p>
          </table:table-cell>
          <table:table-cell table:formula="of:=[.F723]*[.G72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27];SEARCH(&quot;,&quot;;[Entrada.A727])-1))" office:value-type="float" office:value="0">
            <text:p>#VALOR!</text:p>
          </table:table-cell>
          <table:table-cell table:formula="of:=VALUE(MID([Entrada.A727];SEARCH(&quot;,&quot;;[Entrada.A727])+1;100))" office:value-type="float" office:value="0">
            <text:p>#VALOR!</text:p>
          </table:table-cell>
          <table:table-cell table:formula="of:=[Entrada.B72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24];[.$A$2:.$A$41];[.$B$2:.$B$41])" office:value-type="float" office:value="0">
            <text:p>#VALOR!</text:p>
          </table:table-cell>
          <table:table-cell table:formula="of:=LOOKUP([.E724];[.$A$2:.$A$41];[.$B$2:.$B$41])" office:value-type="float" office:value="0">
            <text:p>#VALOR!</text:p>
          </table:table-cell>
          <table:table-cell table:formula="of:=[.I724]+[.H72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24]*2" office:value-type="float" office:value="0">
            <text:p>0</text:p>
          </table:table-cell>
          <table:table-cell table:formula="of:=[.F724]*[.G72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28];SEARCH(&quot;,&quot;;[Entrada.A728])-1))" office:value-type="float" office:value="0">
            <text:p>#VALOR!</text:p>
          </table:table-cell>
          <table:table-cell table:formula="of:=VALUE(MID([Entrada.A728];SEARCH(&quot;,&quot;;[Entrada.A728])+1;100))" office:value-type="float" office:value="0">
            <text:p>#VALOR!</text:p>
          </table:table-cell>
          <table:table-cell table:formula="of:=[Entrada.B72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25];[.$A$2:.$A$41];[.$B$2:.$B$41])" office:value-type="float" office:value="0">
            <text:p>#VALOR!</text:p>
          </table:table-cell>
          <table:table-cell table:formula="of:=LOOKUP([.E725];[.$A$2:.$A$41];[.$B$2:.$B$41])" office:value-type="float" office:value="0">
            <text:p>#VALOR!</text:p>
          </table:table-cell>
          <table:table-cell table:formula="of:=[.I725]+[.H72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25]*2" office:value-type="float" office:value="0">
            <text:p>0</text:p>
          </table:table-cell>
          <table:table-cell table:formula="of:=[.F725]*[.G72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29];SEARCH(&quot;,&quot;;[Entrada.A729])-1))" office:value-type="float" office:value="0">
            <text:p>#VALOR!</text:p>
          </table:table-cell>
          <table:table-cell table:formula="of:=VALUE(MID([Entrada.A729];SEARCH(&quot;,&quot;;[Entrada.A729])+1;100))" office:value-type="float" office:value="0">
            <text:p>#VALOR!</text:p>
          </table:table-cell>
          <table:table-cell table:formula="of:=[Entrada.B72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26];[.$A$2:.$A$41];[.$B$2:.$B$41])" office:value-type="float" office:value="0">
            <text:p>#VALOR!</text:p>
          </table:table-cell>
          <table:table-cell table:formula="of:=LOOKUP([.E726];[.$A$2:.$A$41];[.$B$2:.$B$41])" office:value-type="float" office:value="0">
            <text:p>#VALOR!</text:p>
          </table:table-cell>
          <table:table-cell table:formula="of:=[.I726]+[.H72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26]*2" office:value-type="float" office:value="0">
            <text:p>0</text:p>
          </table:table-cell>
          <table:table-cell table:formula="of:=[.F726]*[.G72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30];SEARCH(&quot;,&quot;;[Entrada.A730])-1))" office:value-type="float" office:value="0">
            <text:p>#VALOR!</text:p>
          </table:table-cell>
          <table:table-cell table:formula="of:=VALUE(MID([Entrada.A730];SEARCH(&quot;,&quot;;[Entrada.A730])+1;100))" office:value-type="float" office:value="0">
            <text:p>#VALOR!</text:p>
          </table:table-cell>
          <table:table-cell table:formula="of:=[Entrada.B73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27];[.$A$2:.$A$41];[.$B$2:.$B$41])" office:value-type="float" office:value="0">
            <text:p>#VALOR!</text:p>
          </table:table-cell>
          <table:table-cell table:formula="of:=LOOKUP([.E727];[.$A$2:.$A$41];[.$B$2:.$B$41])" office:value-type="float" office:value="0">
            <text:p>#VALOR!</text:p>
          </table:table-cell>
          <table:table-cell table:formula="of:=[.I727]+[.H72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27]*2" office:value-type="float" office:value="0">
            <text:p>0</text:p>
          </table:table-cell>
          <table:table-cell table:formula="of:=[.F727]*[.G72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31];SEARCH(&quot;,&quot;;[Entrada.A731])-1))" office:value-type="float" office:value="0">
            <text:p>#VALOR!</text:p>
          </table:table-cell>
          <table:table-cell table:formula="of:=VALUE(MID([Entrada.A731];SEARCH(&quot;,&quot;;[Entrada.A731])+1;100))" office:value-type="float" office:value="0">
            <text:p>#VALOR!</text:p>
          </table:table-cell>
          <table:table-cell table:formula="of:=[Entrada.B73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28];[.$A$2:.$A$41];[.$B$2:.$B$41])" office:value-type="float" office:value="0">
            <text:p>#VALOR!</text:p>
          </table:table-cell>
          <table:table-cell table:formula="of:=LOOKUP([.E728];[.$A$2:.$A$41];[.$B$2:.$B$41])" office:value-type="float" office:value="0">
            <text:p>#VALOR!</text:p>
          </table:table-cell>
          <table:table-cell table:formula="of:=[.I728]+[.H72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28]*2" office:value-type="float" office:value="0">
            <text:p>0</text:p>
          </table:table-cell>
          <table:table-cell table:formula="of:=[.F728]*[.G72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32];SEARCH(&quot;,&quot;;[Entrada.A732])-1))" office:value-type="float" office:value="0">
            <text:p>#VALOR!</text:p>
          </table:table-cell>
          <table:table-cell table:formula="of:=VALUE(MID([Entrada.A732];SEARCH(&quot;,&quot;;[Entrada.A732])+1;100))" office:value-type="float" office:value="0">
            <text:p>#VALOR!</text:p>
          </table:table-cell>
          <table:table-cell table:formula="of:=[Entrada.B73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29];[.$A$2:.$A$41];[.$B$2:.$B$41])" office:value-type="float" office:value="0">
            <text:p>#VALOR!</text:p>
          </table:table-cell>
          <table:table-cell table:formula="of:=LOOKUP([.E729];[.$A$2:.$A$41];[.$B$2:.$B$41])" office:value-type="float" office:value="0">
            <text:p>#VALOR!</text:p>
          </table:table-cell>
          <table:table-cell table:formula="of:=[.I729]+[.H72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29]*2" office:value-type="float" office:value="0">
            <text:p>0</text:p>
          </table:table-cell>
          <table:table-cell table:formula="of:=[.F729]*[.G72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33];SEARCH(&quot;,&quot;;[Entrada.A733])-1))" office:value-type="float" office:value="0">
            <text:p>#VALOR!</text:p>
          </table:table-cell>
          <table:table-cell table:formula="of:=VALUE(MID([Entrada.A733];SEARCH(&quot;,&quot;;[Entrada.A733])+1;100))" office:value-type="float" office:value="0">
            <text:p>#VALOR!</text:p>
          </table:table-cell>
          <table:table-cell table:formula="of:=[Entrada.B7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30];[.$A$2:.$A$41];[.$B$2:.$B$41])" office:value-type="float" office:value="0">
            <text:p>#VALOR!</text:p>
          </table:table-cell>
          <table:table-cell table:formula="of:=LOOKUP([.E730];[.$A$2:.$A$41];[.$B$2:.$B$41])" office:value-type="float" office:value="0">
            <text:p>#VALOR!</text:p>
          </table:table-cell>
          <table:table-cell table:formula="of:=[.I730]+[.H73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30]*2" office:value-type="float" office:value="0">
            <text:p>0</text:p>
          </table:table-cell>
          <table:table-cell table:formula="of:=[.F730]*[.G73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34];SEARCH(&quot;,&quot;;[Entrada.A734])-1))" office:value-type="float" office:value="0">
            <text:p>#VALOR!</text:p>
          </table:table-cell>
          <table:table-cell table:formula="of:=VALUE(MID([Entrada.A734];SEARCH(&quot;,&quot;;[Entrada.A734])+1;100))" office:value-type="float" office:value="0">
            <text:p>#VALOR!</text:p>
          </table:table-cell>
          <table:table-cell table:formula="of:=[Entrada.B73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31];[.$A$2:.$A$41];[.$B$2:.$B$41])" office:value-type="float" office:value="0">
            <text:p>#VALOR!</text:p>
          </table:table-cell>
          <table:table-cell table:formula="of:=LOOKUP([.E731];[.$A$2:.$A$41];[.$B$2:.$B$41])" office:value-type="float" office:value="0">
            <text:p>#VALOR!</text:p>
          </table:table-cell>
          <table:table-cell table:formula="of:=[.I731]+[.H73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31]*2" office:value-type="float" office:value="0">
            <text:p>0</text:p>
          </table:table-cell>
          <table:table-cell table:formula="of:=[.F731]*[.G73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35];SEARCH(&quot;,&quot;;[Entrada.A735])-1))" office:value-type="float" office:value="0">
            <text:p>#VALOR!</text:p>
          </table:table-cell>
          <table:table-cell table:formula="of:=VALUE(MID([Entrada.A735];SEARCH(&quot;,&quot;;[Entrada.A735])+1;100))" office:value-type="float" office:value="0">
            <text:p>#VALOR!</text:p>
          </table:table-cell>
          <table:table-cell table:formula="of:=[Entrada.B73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32];[.$A$2:.$A$41];[.$B$2:.$B$41])" office:value-type="float" office:value="0">
            <text:p>#VALOR!</text:p>
          </table:table-cell>
          <table:table-cell table:formula="of:=LOOKUP([.E732];[.$A$2:.$A$41];[.$B$2:.$B$41])" office:value-type="float" office:value="0">
            <text:p>#VALOR!</text:p>
          </table:table-cell>
          <table:table-cell table:formula="of:=[.I732]+[.H73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32]*2" office:value-type="float" office:value="0">
            <text:p>0</text:p>
          </table:table-cell>
          <table:table-cell table:formula="of:=[.F732]*[.G73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36];SEARCH(&quot;,&quot;;[Entrada.A736])-1))" office:value-type="float" office:value="0">
            <text:p>#VALOR!</text:p>
          </table:table-cell>
          <table:table-cell table:formula="of:=VALUE(MID([Entrada.A736];SEARCH(&quot;,&quot;;[Entrada.A736])+1;100))" office:value-type="float" office:value="0">
            <text:p>#VALOR!</text:p>
          </table:table-cell>
          <table:table-cell table:formula="of:=[Entrada.B73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33];[.$A$2:.$A$41];[.$B$2:.$B$41])" office:value-type="float" office:value="0">
            <text:p>#VALOR!</text:p>
          </table:table-cell>
          <table:table-cell table:formula="of:=LOOKUP([.E733];[.$A$2:.$A$41];[.$B$2:.$B$41])" office:value-type="float" office:value="0">
            <text:p>#VALOR!</text:p>
          </table:table-cell>
          <table:table-cell table:formula="of:=[.I733]+[.H73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33]*2" office:value-type="float" office:value="0">
            <text:p>0</text:p>
          </table:table-cell>
          <table:table-cell table:formula="of:=[.F733]*[.G73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37];SEARCH(&quot;,&quot;;[Entrada.A737])-1))" office:value-type="float" office:value="0">
            <text:p>#VALOR!</text:p>
          </table:table-cell>
          <table:table-cell table:formula="of:=VALUE(MID([Entrada.A737];SEARCH(&quot;,&quot;;[Entrada.A737])+1;100))" office:value-type="float" office:value="0">
            <text:p>#VALOR!</text:p>
          </table:table-cell>
          <table:table-cell table:formula="of:=[Entrada.B73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34];[.$A$2:.$A$41];[.$B$2:.$B$41])" office:value-type="float" office:value="0">
            <text:p>#VALOR!</text:p>
          </table:table-cell>
          <table:table-cell table:formula="of:=LOOKUP([.E734];[.$A$2:.$A$41];[.$B$2:.$B$41])" office:value-type="float" office:value="0">
            <text:p>#VALOR!</text:p>
          </table:table-cell>
          <table:table-cell table:formula="of:=[.I734]+[.H73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34]*2" office:value-type="float" office:value="0">
            <text:p>0</text:p>
          </table:table-cell>
          <table:table-cell table:formula="of:=[.F734]*[.G73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38];SEARCH(&quot;,&quot;;[Entrada.A738])-1))" office:value-type="float" office:value="0">
            <text:p>#VALOR!</text:p>
          </table:table-cell>
          <table:table-cell table:formula="of:=VALUE(MID([Entrada.A738];SEARCH(&quot;,&quot;;[Entrada.A738])+1;100))" office:value-type="float" office:value="0">
            <text:p>#VALOR!</text:p>
          </table:table-cell>
          <table:table-cell table:formula="of:=[Entrada.B73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35];[.$A$2:.$A$41];[.$B$2:.$B$41])" office:value-type="float" office:value="0">
            <text:p>#VALOR!</text:p>
          </table:table-cell>
          <table:table-cell table:formula="of:=LOOKUP([.E735];[.$A$2:.$A$41];[.$B$2:.$B$41])" office:value-type="float" office:value="0">
            <text:p>#VALOR!</text:p>
          </table:table-cell>
          <table:table-cell table:formula="of:=[.I735]+[.H73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35]*2" office:value-type="float" office:value="0">
            <text:p>0</text:p>
          </table:table-cell>
          <table:table-cell table:formula="of:=[.F735]*[.G73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39];SEARCH(&quot;,&quot;;[Entrada.A739])-1))" office:value-type="float" office:value="0">
            <text:p>#VALOR!</text:p>
          </table:table-cell>
          <table:table-cell table:formula="of:=VALUE(MID([Entrada.A739];SEARCH(&quot;,&quot;;[Entrada.A739])+1;100))" office:value-type="float" office:value="0">
            <text:p>#VALOR!</text:p>
          </table:table-cell>
          <table:table-cell table:formula="of:=[Entrada.B73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36];[.$A$2:.$A$41];[.$B$2:.$B$41])" office:value-type="float" office:value="0">
            <text:p>#VALOR!</text:p>
          </table:table-cell>
          <table:table-cell table:formula="of:=LOOKUP([.E736];[.$A$2:.$A$41];[.$B$2:.$B$41])" office:value-type="float" office:value="0">
            <text:p>#VALOR!</text:p>
          </table:table-cell>
          <table:table-cell table:formula="of:=[.I736]+[.H73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36]*2" office:value-type="float" office:value="0">
            <text:p>0</text:p>
          </table:table-cell>
          <table:table-cell table:formula="of:=[.F736]*[.G73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40];SEARCH(&quot;,&quot;;[Entrada.A740])-1))" office:value-type="float" office:value="0">
            <text:p>#VALOR!</text:p>
          </table:table-cell>
          <table:table-cell table:formula="of:=VALUE(MID([Entrada.A740];SEARCH(&quot;,&quot;;[Entrada.A740])+1;100))" office:value-type="float" office:value="0">
            <text:p>#VALOR!</text:p>
          </table:table-cell>
          <table:table-cell table:formula="of:=[Entrada.B74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37];[.$A$2:.$A$41];[.$B$2:.$B$41])" office:value-type="float" office:value="0">
            <text:p>#VALOR!</text:p>
          </table:table-cell>
          <table:table-cell table:formula="of:=LOOKUP([.E737];[.$A$2:.$A$41];[.$B$2:.$B$41])" office:value-type="float" office:value="0">
            <text:p>#VALOR!</text:p>
          </table:table-cell>
          <table:table-cell table:formula="of:=[.I737]+[.H73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37]*2" office:value-type="float" office:value="0">
            <text:p>0</text:p>
          </table:table-cell>
          <table:table-cell table:formula="of:=[.F737]*[.G73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41];SEARCH(&quot;,&quot;;[Entrada.A741])-1))" office:value-type="float" office:value="0">
            <text:p>#VALOR!</text:p>
          </table:table-cell>
          <table:table-cell table:formula="of:=VALUE(MID([Entrada.A741];SEARCH(&quot;,&quot;;[Entrada.A741])+1;100))" office:value-type="float" office:value="0">
            <text:p>#VALOR!</text:p>
          </table:table-cell>
          <table:table-cell table:formula="of:=[Entrada.B74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38];[.$A$2:.$A$41];[.$B$2:.$B$41])" office:value-type="float" office:value="0">
            <text:p>#VALOR!</text:p>
          </table:table-cell>
          <table:table-cell table:formula="of:=LOOKUP([.E738];[.$A$2:.$A$41];[.$B$2:.$B$41])" office:value-type="float" office:value="0">
            <text:p>#VALOR!</text:p>
          </table:table-cell>
          <table:table-cell table:formula="of:=[.I738]+[.H73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38]*2" office:value-type="float" office:value="0">
            <text:p>0</text:p>
          </table:table-cell>
          <table:table-cell table:formula="of:=[.F738]*[.G73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42];SEARCH(&quot;,&quot;;[Entrada.A742])-1))" office:value-type="float" office:value="0">
            <text:p>#VALOR!</text:p>
          </table:table-cell>
          <table:table-cell table:formula="of:=VALUE(MID([Entrada.A742];SEARCH(&quot;,&quot;;[Entrada.A742])+1;100))" office:value-type="float" office:value="0">
            <text:p>#VALOR!</text:p>
          </table:table-cell>
          <table:table-cell table:formula="of:=[Entrada.B74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39];[.$A$2:.$A$41];[.$B$2:.$B$41])" office:value-type="float" office:value="0">
            <text:p>#VALOR!</text:p>
          </table:table-cell>
          <table:table-cell table:formula="of:=LOOKUP([.E739];[.$A$2:.$A$41];[.$B$2:.$B$41])" office:value-type="float" office:value="0">
            <text:p>#VALOR!</text:p>
          </table:table-cell>
          <table:table-cell table:formula="of:=[.I739]+[.H73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39]*2" office:value-type="float" office:value="0">
            <text:p>0</text:p>
          </table:table-cell>
          <table:table-cell table:formula="of:=[.F739]*[.G73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43];SEARCH(&quot;,&quot;;[Entrada.A743])-1))" office:value-type="float" office:value="0">
            <text:p>#VALOR!</text:p>
          </table:table-cell>
          <table:table-cell table:formula="of:=VALUE(MID([Entrada.A743];SEARCH(&quot;,&quot;;[Entrada.A743])+1;100))" office:value-type="float" office:value="0">
            <text:p>#VALOR!</text:p>
          </table:table-cell>
          <table:table-cell table:formula="of:=[Entrada.B74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40];[.$A$2:.$A$41];[.$B$2:.$B$41])" office:value-type="float" office:value="0">
            <text:p>#VALOR!</text:p>
          </table:table-cell>
          <table:table-cell table:formula="of:=LOOKUP([.E740];[.$A$2:.$A$41];[.$B$2:.$B$41])" office:value-type="float" office:value="0">
            <text:p>#VALOR!</text:p>
          </table:table-cell>
          <table:table-cell table:formula="of:=[.I740]+[.H74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40]*2" office:value-type="float" office:value="0">
            <text:p>0</text:p>
          </table:table-cell>
          <table:table-cell table:formula="of:=[.F740]*[.G74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44];SEARCH(&quot;,&quot;;[Entrada.A744])-1))" office:value-type="float" office:value="0">
            <text:p>#VALOR!</text:p>
          </table:table-cell>
          <table:table-cell table:formula="of:=VALUE(MID([Entrada.A744];SEARCH(&quot;,&quot;;[Entrada.A744])+1;100))" office:value-type="float" office:value="0">
            <text:p>#VALOR!</text:p>
          </table:table-cell>
          <table:table-cell table:formula="of:=[Entrada.B74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41];[.$A$2:.$A$41];[.$B$2:.$B$41])" office:value-type="float" office:value="0">
            <text:p>#VALOR!</text:p>
          </table:table-cell>
          <table:table-cell table:formula="of:=LOOKUP([.E741];[.$A$2:.$A$41];[.$B$2:.$B$41])" office:value-type="float" office:value="0">
            <text:p>#VALOR!</text:p>
          </table:table-cell>
          <table:table-cell table:formula="of:=[.I741]+[.H74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41]*2" office:value-type="float" office:value="0">
            <text:p>0</text:p>
          </table:table-cell>
          <table:table-cell table:formula="of:=[.F741]*[.G74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45];SEARCH(&quot;,&quot;;[Entrada.A745])-1))" office:value-type="float" office:value="0">
            <text:p>#VALOR!</text:p>
          </table:table-cell>
          <table:table-cell table:formula="of:=VALUE(MID([Entrada.A745];SEARCH(&quot;,&quot;;[Entrada.A745])+1;100))" office:value-type="float" office:value="0">
            <text:p>#VALOR!</text:p>
          </table:table-cell>
          <table:table-cell table:formula="of:=[Entrada.B74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42];[.$A$2:.$A$41];[.$B$2:.$B$41])" office:value-type="float" office:value="0">
            <text:p>#VALOR!</text:p>
          </table:table-cell>
          <table:table-cell table:formula="of:=LOOKUP([.E742];[.$A$2:.$A$41];[.$B$2:.$B$41])" office:value-type="float" office:value="0">
            <text:p>#VALOR!</text:p>
          </table:table-cell>
          <table:table-cell table:formula="of:=[.I742]+[.H74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42]*2" office:value-type="float" office:value="0">
            <text:p>0</text:p>
          </table:table-cell>
          <table:table-cell table:formula="of:=[.F742]*[.G74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46];SEARCH(&quot;,&quot;;[Entrada.A746])-1))" office:value-type="float" office:value="0">
            <text:p>#VALOR!</text:p>
          </table:table-cell>
          <table:table-cell table:formula="of:=VALUE(MID([Entrada.A746];SEARCH(&quot;,&quot;;[Entrada.A746])+1;100))" office:value-type="float" office:value="0">
            <text:p>#VALOR!</text:p>
          </table:table-cell>
          <table:table-cell table:formula="of:=[Entrada.B74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43];[.$A$2:.$A$41];[.$B$2:.$B$41])" office:value-type="float" office:value="0">
            <text:p>#VALOR!</text:p>
          </table:table-cell>
          <table:table-cell table:formula="of:=LOOKUP([.E743];[.$A$2:.$A$41];[.$B$2:.$B$41])" office:value-type="float" office:value="0">
            <text:p>#VALOR!</text:p>
          </table:table-cell>
          <table:table-cell table:formula="of:=[.I743]+[.H74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43]*2" office:value-type="float" office:value="0">
            <text:p>0</text:p>
          </table:table-cell>
          <table:table-cell table:formula="of:=[.F743]*[.G74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47];SEARCH(&quot;,&quot;;[Entrada.A747])-1))" office:value-type="float" office:value="0">
            <text:p>#VALOR!</text:p>
          </table:table-cell>
          <table:table-cell table:formula="of:=VALUE(MID([Entrada.A747];SEARCH(&quot;,&quot;;[Entrada.A747])+1;100))" office:value-type="float" office:value="0">
            <text:p>#VALOR!</text:p>
          </table:table-cell>
          <table:table-cell table:formula="of:=[Entrada.B74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44];[.$A$2:.$A$41];[.$B$2:.$B$41])" office:value-type="float" office:value="0">
            <text:p>#VALOR!</text:p>
          </table:table-cell>
          <table:table-cell table:formula="of:=LOOKUP([.E744];[.$A$2:.$A$41];[.$B$2:.$B$41])" office:value-type="float" office:value="0">
            <text:p>#VALOR!</text:p>
          </table:table-cell>
          <table:table-cell table:formula="of:=[.I744]+[.H74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44]*2" office:value-type="float" office:value="0">
            <text:p>0</text:p>
          </table:table-cell>
          <table:table-cell table:formula="of:=[.F744]*[.G74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48];SEARCH(&quot;,&quot;;[Entrada.A748])-1))" office:value-type="float" office:value="0">
            <text:p>#VALOR!</text:p>
          </table:table-cell>
          <table:table-cell table:formula="of:=VALUE(MID([Entrada.A748];SEARCH(&quot;,&quot;;[Entrada.A748])+1;100))" office:value-type="float" office:value="0">
            <text:p>#VALOR!</text:p>
          </table:table-cell>
          <table:table-cell table:formula="of:=[Entrada.B74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45];[.$A$2:.$A$41];[.$B$2:.$B$41])" office:value-type="float" office:value="0">
            <text:p>#VALOR!</text:p>
          </table:table-cell>
          <table:table-cell table:formula="of:=LOOKUP([.E745];[.$A$2:.$A$41];[.$B$2:.$B$41])" office:value-type="float" office:value="0">
            <text:p>#VALOR!</text:p>
          </table:table-cell>
          <table:table-cell table:formula="of:=[.I745]+[.H74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45]*2" office:value-type="float" office:value="0">
            <text:p>0</text:p>
          </table:table-cell>
          <table:table-cell table:formula="of:=[.F745]*[.G74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49];SEARCH(&quot;,&quot;;[Entrada.A749])-1))" office:value-type="float" office:value="0">
            <text:p>#VALOR!</text:p>
          </table:table-cell>
          <table:table-cell table:formula="of:=VALUE(MID([Entrada.A749];SEARCH(&quot;,&quot;;[Entrada.A749])+1;100))" office:value-type="float" office:value="0">
            <text:p>#VALOR!</text:p>
          </table:table-cell>
          <table:table-cell table:formula="of:=[Entrada.B74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46];[.$A$2:.$A$41];[.$B$2:.$B$41])" office:value-type="float" office:value="0">
            <text:p>#VALOR!</text:p>
          </table:table-cell>
          <table:table-cell table:formula="of:=LOOKUP([.E746];[.$A$2:.$A$41];[.$B$2:.$B$41])" office:value-type="float" office:value="0">
            <text:p>#VALOR!</text:p>
          </table:table-cell>
          <table:table-cell table:formula="of:=[.I746]+[.H74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46]*2" office:value-type="float" office:value="0">
            <text:p>0</text:p>
          </table:table-cell>
          <table:table-cell table:formula="of:=[.F746]*[.G74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50];SEARCH(&quot;,&quot;;[Entrada.A750])-1))" office:value-type="float" office:value="0">
            <text:p>#VALOR!</text:p>
          </table:table-cell>
          <table:table-cell table:formula="of:=VALUE(MID([Entrada.A750];SEARCH(&quot;,&quot;;[Entrada.A750])+1;100))" office:value-type="float" office:value="0">
            <text:p>#VALOR!</text:p>
          </table:table-cell>
          <table:table-cell table:formula="of:=[Entrada.B75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47];[.$A$2:.$A$41];[.$B$2:.$B$41])" office:value-type="float" office:value="0">
            <text:p>#VALOR!</text:p>
          </table:table-cell>
          <table:table-cell table:formula="of:=LOOKUP([.E747];[.$A$2:.$A$41];[.$B$2:.$B$41])" office:value-type="float" office:value="0">
            <text:p>#VALOR!</text:p>
          </table:table-cell>
          <table:table-cell table:formula="of:=[.I747]+[.H74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47]*2" office:value-type="float" office:value="0">
            <text:p>0</text:p>
          </table:table-cell>
          <table:table-cell table:formula="of:=[.F747]*[.G74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51];SEARCH(&quot;,&quot;;[Entrada.A751])-1))" office:value-type="float" office:value="0">
            <text:p>#VALOR!</text:p>
          </table:table-cell>
          <table:table-cell table:formula="of:=VALUE(MID([Entrada.A751];SEARCH(&quot;,&quot;;[Entrada.A751])+1;100))" office:value-type="float" office:value="0">
            <text:p>#VALOR!</text:p>
          </table:table-cell>
          <table:table-cell table:formula="of:=[Entrada.B75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48];[.$A$2:.$A$41];[.$B$2:.$B$41])" office:value-type="float" office:value="0">
            <text:p>#VALOR!</text:p>
          </table:table-cell>
          <table:table-cell table:formula="of:=LOOKUP([.E748];[.$A$2:.$A$41];[.$B$2:.$B$41])" office:value-type="float" office:value="0">
            <text:p>#VALOR!</text:p>
          </table:table-cell>
          <table:table-cell table:formula="of:=[.I748]+[.H74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48]*2" office:value-type="float" office:value="0">
            <text:p>0</text:p>
          </table:table-cell>
          <table:table-cell table:formula="of:=[.F748]*[.G74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52];SEARCH(&quot;,&quot;;[Entrada.A752])-1))" office:value-type="float" office:value="0">
            <text:p>#VALOR!</text:p>
          </table:table-cell>
          <table:table-cell table:formula="of:=VALUE(MID([Entrada.A752];SEARCH(&quot;,&quot;;[Entrada.A752])+1;100))" office:value-type="float" office:value="0">
            <text:p>#VALOR!</text:p>
          </table:table-cell>
          <table:table-cell table:formula="of:=[Entrada.B75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49];[.$A$2:.$A$41];[.$B$2:.$B$41])" office:value-type="float" office:value="0">
            <text:p>#VALOR!</text:p>
          </table:table-cell>
          <table:table-cell table:formula="of:=LOOKUP([.E749];[.$A$2:.$A$41];[.$B$2:.$B$41])" office:value-type="float" office:value="0">
            <text:p>#VALOR!</text:p>
          </table:table-cell>
          <table:table-cell table:formula="of:=[.I749]+[.H74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49]*2" office:value-type="float" office:value="0">
            <text:p>0</text:p>
          </table:table-cell>
          <table:table-cell table:formula="of:=[.F749]*[.G74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53];SEARCH(&quot;,&quot;;[Entrada.A753])-1))" office:value-type="float" office:value="0">
            <text:p>#VALOR!</text:p>
          </table:table-cell>
          <table:table-cell table:formula="of:=VALUE(MID([Entrada.A753];SEARCH(&quot;,&quot;;[Entrada.A753])+1;100))" office:value-type="float" office:value="0">
            <text:p>#VALOR!</text:p>
          </table:table-cell>
          <table:table-cell table:formula="of:=[Entrada.B75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50];[.$A$2:.$A$41];[.$B$2:.$B$41])" office:value-type="float" office:value="0">
            <text:p>#VALOR!</text:p>
          </table:table-cell>
          <table:table-cell table:formula="of:=LOOKUP([.E750];[.$A$2:.$A$41];[.$B$2:.$B$41])" office:value-type="float" office:value="0">
            <text:p>#VALOR!</text:p>
          </table:table-cell>
          <table:table-cell table:formula="of:=[.I750]+[.H75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50]*2" office:value-type="float" office:value="0">
            <text:p>0</text:p>
          </table:table-cell>
          <table:table-cell table:formula="of:=[.F750]*[.G75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54];SEARCH(&quot;,&quot;;[Entrada.A754])-1))" office:value-type="float" office:value="0">
            <text:p>#VALOR!</text:p>
          </table:table-cell>
          <table:table-cell table:formula="of:=VALUE(MID([Entrada.A754];SEARCH(&quot;,&quot;;[Entrada.A754])+1;100))" office:value-type="float" office:value="0">
            <text:p>#VALOR!</text:p>
          </table:table-cell>
          <table:table-cell table:formula="of:=[Entrada.B75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51];[.$A$2:.$A$41];[.$B$2:.$B$41])" office:value-type="float" office:value="0">
            <text:p>#VALOR!</text:p>
          </table:table-cell>
          <table:table-cell table:formula="of:=LOOKUP([.E751];[.$A$2:.$A$41];[.$B$2:.$B$41])" office:value-type="float" office:value="0">
            <text:p>#VALOR!</text:p>
          </table:table-cell>
          <table:table-cell table:formula="of:=[.I751]+[.H75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51]*2" office:value-type="float" office:value="0">
            <text:p>0</text:p>
          </table:table-cell>
          <table:table-cell table:formula="of:=[.F751]*[.G75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55];SEARCH(&quot;,&quot;;[Entrada.A755])-1))" office:value-type="float" office:value="0">
            <text:p>#VALOR!</text:p>
          </table:table-cell>
          <table:table-cell table:formula="of:=VALUE(MID([Entrada.A755];SEARCH(&quot;,&quot;;[Entrada.A755])+1;100))" office:value-type="float" office:value="0">
            <text:p>#VALOR!</text:p>
          </table:table-cell>
          <table:table-cell table:formula="of:=[Entrada.B75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52];[.$A$2:.$A$41];[.$B$2:.$B$41])" office:value-type="float" office:value="0">
            <text:p>#VALOR!</text:p>
          </table:table-cell>
          <table:table-cell table:formula="of:=LOOKUP([.E752];[.$A$2:.$A$41];[.$B$2:.$B$41])" office:value-type="float" office:value="0">
            <text:p>#VALOR!</text:p>
          </table:table-cell>
          <table:table-cell table:formula="of:=[.I752]+[.H75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52]*2" office:value-type="float" office:value="0">
            <text:p>0</text:p>
          </table:table-cell>
          <table:table-cell table:formula="of:=[.F752]*[.G75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56];SEARCH(&quot;,&quot;;[Entrada.A756])-1))" office:value-type="float" office:value="0">
            <text:p>#VALOR!</text:p>
          </table:table-cell>
          <table:table-cell table:formula="of:=VALUE(MID([Entrada.A756];SEARCH(&quot;,&quot;;[Entrada.A756])+1;100))" office:value-type="float" office:value="0">
            <text:p>#VALOR!</text:p>
          </table:table-cell>
          <table:table-cell table:formula="of:=[Entrada.B75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53];[.$A$2:.$A$41];[.$B$2:.$B$41])" office:value-type="float" office:value="0">
            <text:p>#VALOR!</text:p>
          </table:table-cell>
          <table:table-cell table:formula="of:=LOOKUP([.E753];[.$A$2:.$A$41];[.$B$2:.$B$41])" office:value-type="float" office:value="0">
            <text:p>#VALOR!</text:p>
          </table:table-cell>
          <table:table-cell table:formula="of:=[.I753]+[.H75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53]*2" office:value-type="float" office:value="0">
            <text:p>0</text:p>
          </table:table-cell>
          <table:table-cell table:formula="of:=[.F753]*[.G75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57];SEARCH(&quot;,&quot;;[Entrada.A757])-1))" office:value-type="float" office:value="0">
            <text:p>#VALOR!</text:p>
          </table:table-cell>
          <table:table-cell table:formula="of:=VALUE(MID([Entrada.A757];SEARCH(&quot;,&quot;;[Entrada.A757])+1;100))" office:value-type="float" office:value="0">
            <text:p>#VALOR!</text:p>
          </table:table-cell>
          <table:table-cell table:formula="of:=[Entrada.B75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54];[.$A$2:.$A$41];[.$B$2:.$B$41])" office:value-type="float" office:value="0">
            <text:p>#VALOR!</text:p>
          </table:table-cell>
          <table:table-cell table:formula="of:=LOOKUP([.E754];[.$A$2:.$A$41];[.$B$2:.$B$41])" office:value-type="float" office:value="0">
            <text:p>#VALOR!</text:p>
          </table:table-cell>
          <table:table-cell table:formula="of:=[.I754]+[.H75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54]*2" office:value-type="float" office:value="0">
            <text:p>0</text:p>
          </table:table-cell>
          <table:table-cell table:formula="of:=[.F754]*[.G75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58];SEARCH(&quot;,&quot;;[Entrada.A758])-1))" office:value-type="float" office:value="0">
            <text:p>#VALOR!</text:p>
          </table:table-cell>
          <table:table-cell table:formula="of:=VALUE(MID([Entrada.A758];SEARCH(&quot;,&quot;;[Entrada.A758])+1;100))" office:value-type="float" office:value="0">
            <text:p>#VALOR!</text:p>
          </table:table-cell>
          <table:table-cell table:formula="of:=[Entrada.B75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55];[.$A$2:.$A$41];[.$B$2:.$B$41])" office:value-type="float" office:value="0">
            <text:p>#VALOR!</text:p>
          </table:table-cell>
          <table:table-cell table:formula="of:=LOOKUP([.E755];[.$A$2:.$A$41];[.$B$2:.$B$41])" office:value-type="float" office:value="0">
            <text:p>#VALOR!</text:p>
          </table:table-cell>
          <table:table-cell table:formula="of:=[.I755]+[.H75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55]*2" office:value-type="float" office:value="0">
            <text:p>0</text:p>
          </table:table-cell>
          <table:table-cell table:formula="of:=[.F755]*[.G75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59];SEARCH(&quot;,&quot;;[Entrada.A759])-1))" office:value-type="float" office:value="0">
            <text:p>#VALOR!</text:p>
          </table:table-cell>
          <table:table-cell table:formula="of:=VALUE(MID([Entrada.A759];SEARCH(&quot;,&quot;;[Entrada.A759])+1;100))" office:value-type="float" office:value="0">
            <text:p>#VALOR!</text:p>
          </table:table-cell>
          <table:table-cell table:formula="of:=[Entrada.B75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56];[.$A$2:.$A$41];[.$B$2:.$B$41])" office:value-type="float" office:value="0">
            <text:p>#VALOR!</text:p>
          </table:table-cell>
          <table:table-cell table:formula="of:=LOOKUP([.E756];[.$A$2:.$A$41];[.$B$2:.$B$41])" office:value-type="float" office:value="0">
            <text:p>#VALOR!</text:p>
          </table:table-cell>
          <table:table-cell table:formula="of:=[.I756]+[.H75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56]*2" office:value-type="float" office:value="0">
            <text:p>0</text:p>
          </table:table-cell>
          <table:table-cell table:formula="of:=[.F756]*[.G75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60];SEARCH(&quot;,&quot;;[Entrada.A760])-1))" office:value-type="float" office:value="0">
            <text:p>#VALOR!</text:p>
          </table:table-cell>
          <table:table-cell table:formula="of:=VALUE(MID([Entrada.A760];SEARCH(&quot;,&quot;;[Entrada.A760])+1;100))" office:value-type="float" office:value="0">
            <text:p>#VALOR!</text:p>
          </table:table-cell>
          <table:table-cell table:formula="of:=[Entrada.B76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57];[.$A$2:.$A$41];[.$B$2:.$B$41])" office:value-type="float" office:value="0">
            <text:p>#VALOR!</text:p>
          </table:table-cell>
          <table:table-cell table:formula="of:=LOOKUP([.E757];[.$A$2:.$A$41];[.$B$2:.$B$41])" office:value-type="float" office:value="0">
            <text:p>#VALOR!</text:p>
          </table:table-cell>
          <table:table-cell table:formula="of:=[.I757]+[.H75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57]*2" office:value-type="float" office:value="0">
            <text:p>0</text:p>
          </table:table-cell>
          <table:table-cell table:formula="of:=[.F757]*[.G75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61];SEARCH(&quot;,&quot;;[Entrada.A761])-1))" office:value-type="float" office:value="0">
            <text:p>#VALOR!</text:p>
          </table:table-cell>
          <table:table-cell table:formula="of:=VALUE(MID([Entrada.A761];SEARCH(&quot;,&quot;;[Entrada.A761])+1;100))" office:value-type="float" office:value="0">
            <text:p>#VALOR!</text:p>
          </table:table-cell>
          <table:table-cell table:formula="of:=[Entrada.B76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58];[.$A$2:.$A$41];[.$B$2:.$B$41])" office:value-type="float" office:value="0">
            <text:p>#VALOR!</text:p>
          </table:table-cell>
          <table:table-cell table:formula="of:=LOOKUP([.E758];[.$A$2:.$A$41];[.$B$2:.$B$41])" office:value-type="float" office:value="0">
            <text:p>#VALOR!</text:p>
          </table:table-cell>
          <table:table-cell table:formula="of:=[.I758]+[.H75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58]*2" office:value-type="float" office:value="0">
            <text:p>0</text:p>
          </table:table-cell>
          <table:table-cell table:formula="of:=[.F758]*[.G75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62];SEARCH(&quot;,&quot;;[Entrada.A762])-1))" office:value-type="float" office:value="0">
            <text:p>#VALOR!</text:p>
          </table:table-cell>
          <table:table-cell table:formula="of:=VALUE(MID([Entrada.A762];SEARCH(&quot;,&quot;;[Entrada.A762])+1;100))" office:value-type="float" office:value="0">
            <text:p>#VALOR!</text:p>
          </table:table-cell>
          <table:table-cell table:formula="of:=[Entrada.B76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59];[.$A$2:.$A$41];[.$B$2:.$B$41])" office:value-type="float" office:value="0">
            <text:p>#VALOR!</text:p>
          </table:table-cell>
          <table:table-cell table:formula="of:=LOOKUP([.E759];[.$A$2:.$A$41];[.$B$2:.$B$41])" office:value-type="float" office:value="0">
            <text:p>#VALOR!</text:p>
          </table:table-cell>
          <table:table-cell table:formula="of:=[.I759]+[.H75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59]*2" office:value-type="float" office:value="0">
            <text:p>0</text:p>
          </table:table-cell>
          <table:table-cell table:formula="of:=[.F759]*[.G75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63];SEARCH(&quot;,&quot;;[Entrada.A763])-1))" office:value-type="float" office:value="0">
            <text:p>#VALOR!</text:p>
          </table:table-cell>
          <table:table-cell table:formula="of:=VALUE(MID([Entrada.A763];SEARCH(&quot;,&quot;;[Entrada.A763])+1;100))" office:value-type="float" office:value="0">
            <text:p>#VALOR!</text:p>
          </table:table-cell>
          <table:table-cell table:formula="of:=[Entrada.B76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60];[.$A$2:.$A$41];[.$B$2:.$B$41])" office:value-type="float" office:value="0">
            <text:p>#VALOR!</text:p>
          </table:table-cell>
          <table:table-cell table:formula="of:=LOOKUP([.E760];[.$A$2:.$A$41];[.$B$2:.$B$41])" office:value-type="float" office:value="0">
            <text:p>#VALOR!</text:p>
          </table:table-cell>
          <table:table-cell table:formula="of:=[.I760]+[.H76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60]*2" office:value-type="float" office:value="0">
            <text:p>0</text:p>
          </table:table-cell>
          <table:table-cell table:formula="of:=[.F760]*[.G76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64];SEARCH(&quot;,&quot;;[Entrada.A764])-1))" office:value-type="float" office:value="0">
            <text:p>#VALOR!</text:p>
          </table:table-cell>
          <table:table-cell table:formula="of:=VALUE(MID([Entrada.A764];SEARCH(&quot;,&quot;;[Entrada.A764])+1;100))" office:value-type="float" office:value="0">
            <text:p>#VALOR!</text:p>
          </table:table-cell>
          <table:table-cell table:formula="of:=[Entrada.B76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61];[.$A$2:.$A$41];[.$B$2:.$B$41])" office:value-type="float" office:value="0">
            <text:p>#VALOR!</text:p>
          </table:table-cell>
          <table:table-cell table:formula="of:=LOOKUP([.E761];[.$A$2:.$A$41];[.$B$2:.$B$41])" office:value-type="float" office:value="0">
            <text:p>#VALOR!</text:p>
          </table:table-cell>
          <table:table-cell table:formula="of:=[.I761]+[.H76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61]*2" office:value-type="float" office:value="0">
            <text:p>0</text:p>
          </table:table-cell>
          <table:table-cell table:formula="of:=[.F761]*[.G76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65];SEARCH(&quot;,&quot;;[Entrada.A765])-1))" office:value-type="float" office:value="0">
            <text:p>#VALOR!</text:p>
          </table:table-cell>
          <table:table-cell table:formula="of:=VALUE(MID([Entrada.A765];SEARCH(&quot;,&quot;;[Entrada.A765])+1;100))" office:value-type="float" office:value="0">
            <text:p>#VALOR!</text:p>
          </table:table-cell>
          <table:table-cell table:formula="of:=[Entrada.B76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62];[.$A$2:.$A$41];[.$B$2:.$B$41])" office:value-type="float" office:value="0">
            <text:p>#VALOR!</text:p>
          </table:table-cell>
          <table:table-cell table:formula="of:=LOOKUP([.E762];[.$A$2:.$A$41];[.$B$2:.$B$41])" office:value-type="float" office:value="0">
            <text:p>#VALOR!</text:p>
          </table:table-cell>
          <table:table-cell table:formula="of:=[.I762]+[.H76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62]*2" office:value-type="float" office:value="0">
            <text:p>0</text:p>
          </table:table-cell>
          <table:table-cell table:formula="of:=[.F762]*[.G76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66];SEARCH(&quot;,&quot;;[Entrada.A766])-1))" office:value-type="float" office:value="0">
            <text:p>#VALOR!</text:p>
          </table:table-cell>
          <table:table-cell table:formula="of:=VALUE(MID([Entrada.A766];SEARCH(&quot;,&quot;;[Entrada.A766])+1;100))" office:value-type="float" office:value="0">
            <text:p>#VALOR!</text:p>
          </table:table-cell>
          <table:table-cell table:formula="of:=[Entrada.B76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63];[.$A$2:.$A$41];[.$B$2:.$B$41])" office:value-type="float" office:value="0">
            <text:p>#VALOR!</text:p>
          </table:table-cell>
          <table:table-cell table:formula="of:=LOOKUP([.E763];[.$A$2:.$A$41];[.$B$2:.$B$41])" office:value-type="float" office:value="0">
            <text:p>#VALOR!</text:p>
          </table:table-cell>
          <table:table-cell table:formula="of:=[.I763]+[.H76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63]*2" office:value-type="float" office:value="0">
            <text:p>0</text:p>
          </table:table-cell>
          <table:table-cell table:formula="of:=[.F763]*[.G76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67];SEARCH(&quot;,&quot;;[Entrada.A767])-1))" office:value-type="float" office:value="0">
            <text:p>#VALOR!</text:p>
          </table:table-cell>
          <table:table-cell table:formula="of:=VALUE(MID([Entrada.A767];SEARCH(&quot;,&quot;;[Entrada.A767])+1;100))" office:value-type="float" office:value="0">
            <text:p>#VALOR!</text:p>
          </table:table-cell>
          <table:table-cell table:formula="of:=[Entrada.B76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64];[.$A$2:.$A$41];[.$B$2:.$B$41])" office:value-type="float" office:value="0">
            <text:p>#VALOR!</text:p>
          </table:table-cell>
          <table:table-cell table:formula="of:=LOOKUP([.E764];[.$A$2:.$A$41];[.$B$2:.$B$41])" office:value-type="float" office:value="0">
            <text:p>#VALOR!</text:p>
          </table:table-cell>
          <table:table-cell table:formula="of:=[.I764]+[.H76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64]*2" office:value-type="float" office:value="0">
            <text:p>0</text:p>
          </table:table-cell>
          <table:table-cell table:formula="of:=[.F764]*[.G76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68];SEARCH(&quot;,&quot;;[Entrada.A768])-1))" office:value-type="float" office:value="0">
            <text:p>#VALOR!</text:p>
          </table:table-cell>
          <table:table-cell table:formula="of:=VALUE(MID([Entrada.A768];SEARCH(&quot;,&quot;;[Entrada.A768])+1;100))" office:value-type="float" office:value="0">
            <text:p>#VALOR!</text:p>
          </table:table-cell>
          <table:table-cell table:formula="of:=[Entrada.B76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65];[.$A$2:.$A$41];[.$B$2:.$B$41])" office:value-type="float" office:value="0">
            <text:p>#VALOR!</text:p>
          </table:table-cell>
          <table:table-cell table:formula="of:=LOOKUP([.E765];[.$A$2:.$A$41];[.$B$2:.$B$41])" office:value-type="float" office:value="0">
            <text:p>#VALOR!</text:p>
          </table:table-cell>
          <table:table-cell table:formula="of:=[.I765]+[.H76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65]*2" office:value-type="float" office:value="0">
            <text:p>0</text:p>
          </table:table-cell>
          <table:table-cell table:formula="of:=[.F765]*[.G76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69];SEARCH(&quot;,&quot;;[Entrada.A769])-1))" office:value-type="float" office:value="0">
            <text:p>#VALOR!</text:p>
          </table:table-cell>
          <table:table-cell table:formula="of:=VALUE(MID([Entrada.A769];SEARCH(&quot;,&quot;;[Entrada.A769])+1;100))" office:value-type="float" office:value="0">
            <text:p>#VALOR!</text:p>
          </table:table-cell>
          <table:table-cell table:formula="of:=[Entrada.B76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66];[.$A$2:.$A$41];[.$B$2:.$B$41])" office:value-type="float" office:value="0">
            <text:p>#VALOR!</text:p>
          </table:table-cell>
          <table:table-cell table:formula="of:=LOOKUP([.E766];[.$A$2:.$A$41];[.$B$2:.$B$41])" office:value-type="float" office:value="0">
            <text:p>#VALOR!</text:p>
          </table:table-cell>
          <table:table-cell table:formula="of:=[.I766]+[.H76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66]*2" office:value-type="float" office:value="0">
            <text:p>0</text:p>
          </table:table-cell>
          <table:table-cell table:formula="of:=[.F766]*[.G76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70];SEARCH(&quot;,&quot;;[Entrada.A770])-1))" office:value-type="float" office:value="0">
            <text:p>#VALOR!</text:p>
          </table:table-cell>
          <table:table-cell table:formula="of:=VALUE(MID([Entrada.A770];SEARCH(&quot;,&quot;;[Entrada.A770])+1;100))" office:value-type="float" office:value="0">
            <text:p>#VALOR!</text:p>
          </table:table-cell>
          <table:table-cell table:formula="of:=[Entrada.B77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67];[.$A$2:.$A$41];[.$B$2:.$B$41])" office:value-type="float" office:value="0">
            <text:p>#VALOR!</text:p>
          </table:table-cell>
          <table:table-cell table:formula="of:=LOOKUP([.E767];[.$A$2:.$A$41];[.$B$2:.$B$41])" office:value-type="float" office:value="0">
            <text:p>#VALOR!</text:p>
          </table:table-cell>
          <table:table-cell table:formula="of:=[.I767]+[.H76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67]*2" office:value-type="float" office:value="0">
            <text:p>0</text:p>
          </table:table-cell>
          <table:table-cell table:formula="of:=[.F767]*[.G76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71];SEARCH(&quot;,&quot;;[Entrada.A771])-1))" office:value-type="float" office:value="0">
            <text:p>#VALOR!</text:p>
          </table:table-cell>
          <table:table-cell table:formula="of:=VALUE(MID([Entrada.A771];SEARCH(&quot;,&quot;;[Entrada.A771])+1;100))" office:value-type="float" office:value="0">
            <text:p>#VALOR!</text:p>
          </table:table-cell>
          <table:table-cell table:formula="of:=[Entrada.B77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68];[.$A$2:.$A$41];[.$B$2:.$B$41])" office:value-type="float" office:value="0">
            <text:p>#VALOR!</text:p>
          </table:table-cell>
          <table:table-cell table:formula="of:=LOOKUP([.E768];[.$A$2:.$A$41];[.$B$2:.$B$41])" office:value-type="float" office:value="0">
            <text:p>#VALOR!</text:p>
          </table:table-cell>
          <table:table-cell table:formula="of:=[.I768]+[.H76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68]*2" office:value-type="float" office:value="0">
            <text:p>0</text:p>
          </table:table-cell>
          <table:table-cell table:formula="of:=[.F768]*[.G76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72];SEARCH(&quot;,&quot;;[Entrada.A772])-1))" office:value-type="float" office:value="0">
            <text:p>#VALOR!</text:p>
          </table:table-cell>
          <table:table-cell table:formula="of:=VALUE(MID([Entrada.A772];SEARCH(&quot;,&quot;;[Entrada.A772])+1;100))" office:value-type="float" office:value="0">
            <text:p>#VALOR!</text:p>
          </table:table-cell>
          <table:table-cell table:formula="of:=[Entrada.B77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69];[.$A$2:.$A$41];[.$B$2:.$B$41])" office:value-type="float" office:value="0">
            <text:p>#VALOR!</text:p>
          </table:table-cell>
          <table:table-cell table:formula="of:=LOOKUP([.E769];[.$A$2:.$A$41];[.$B$2:.$B$41])" office:value-type="float" office:value="0">
            <text:p>#VALOR!</text:p>
          </table:table-cell>
          <table:table-cell table:formula="of:=[.I769]+[.H76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69]*2" office:value-type="float" office:value="0">
            <text:p>0</text:p>
          </table:table-cell>
          <table:table-cell table:formula="of:=[.F769]*[.G76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73];SEARCH(&quot;,&quot;;[Entrada.A773])-1))" office:value-type="float" office:value="0">
            <text:p>#VALOR!</text:p>
          </table:table-cell>
          <table:table-cell table:formula="of:=VALUE(MID([Entrada.A773];SEARCH(&quot;,&quot;;[Entrada.A773])+1;100))" office:value-type="float" office:value="0">
            <text:p>#VALOR!</text:p>
          </table:table-cell>
          <table:table-cell table:formula="of:=[Entrada.B77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70];[.$A$2:.$A$41];[.$B$2:.$B$41])" office:value-type="float" office:value="0">
            <text:p>#VALOR!</text:p>
          </table:table-cell>
          <table:table-cell table:formula="of:=LOOKUP([.E770];[.$A$2:.$A$41];[.$B$2:.$B$41])" office:value-type="float" office:value="0">
            <text:p>#VALOR!</text:p>
          </table:table-cell>
          <table:table-cell table:formula="of:=[.I770]+[.H77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70]*2" office:value-type="float" office:value="0">
            <text:p>0</text:p>
          </table:table-cell>
          <table:table-cell table:formula="of:=[.F770]*[.G77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74];SEARCH(&quot;,&quot;;[Entrada.A774])-1))" office:value-type="float" office:value="0">
            <text:p>#VALOR!</text:p>
          </table:table-cell>
          <table:table-cell table:formula="of:=VALUE(MID([Entrada.A774];SEARCH(&quot;,&quot;;[Entrada.A774])+1;100))" office:value-type="float" office:value="0">
            <text:p>#VALOR!</text:p>
          </table:table-cell>
          <table:table-cell table:formula="of:=[Entrada.B77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71];[.$A$2:.$A$41];[.$B$2:.$B$41])" office:value-type="float" office:value="0">
            <text:p>#VALOR!</text:p>
          </table:table-cell>
          <table:table-cell table:formula="of:=LOOKUP([.E771];[.$A$2:.$A$41];[.$B$2:.$B$41])" office:value-type="float" office:value="0">
            <text:p>#VALOR!</text:p>
          </table:table-cell>
          <table:table-cell table:formula="of:=[.I771]+[.H77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71]*2" office:value-type="float" office:value="0">
            <text:p>0</text:p>
          </table:table-cell>
          <table:table-cell table:formula="of:=[.F771]*[.G77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75];SEARCH(&quot;,&quot;;[Entrada.A775])-1))" office:value-type="float" office:value="0">
            <text:p>#VALOR!</text:p>
          </table:table-cell>
          <table:table-cell table:formula="of:=VALUE(MID([Entrada.A775];SEARCH(&quot;,&quot;;[Entrada.A775])+1;100))" office:value-type="float" office:value="0">
            <text:p>#VALOR!</text:p>
          </table:table-cell>
          <table:table-cell table:formula="of:=[Entrada.B77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72];[.$A$2:.$A$41];[.$B$2:.$B$41])" office:value-type="float" office:value="0">
            <text:p>#VALOR!</text:p>
          </table:table-cell>
          <table:table-cell table:formula="of:=LOOKUP([.E772];[.$A$2:.$A$41];[.$B$2:.$B$41])" office:value-type="float" office:value="0">
            <text:p>#VALOR!</text:p>
          </table:table-cell>
          <table:table-cell table:formula="of:=[.I772]+[.H77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72]*2" office:value-type="float" office:value="0">
            <text:p>0</text:p>
          </table:table-cell>
          <table:table-cell table:formula="of:=[.F772]*[.G77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76];SEARCH(&quot;,&quot;;[Entrada.A776])-1))" office:value-type="float" office:value="0">
            <text:p>#VALOR!</text:p>
          </table:table-cell>
          <table:table-cell table:formula="of:=VALUE(MID([Entrada.A776];SEARCH(&quot;,&quot;;[Entrada.A776])+1;100))" office:value-type="float" office:value="0">
            <text:p>#VALOR!</text:p>
          </table:table-cell>
          <table:table-cell table:formula="of:=[Entrada.B77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73];[.$A$2:.$A$41];[.$B$2:.$B$41])" office:value-type="float" office:value="0">
            <text:p>#VALOR!</text:p>
          </table:table-cell>
          <table:table-cell table:formula="of:=LOOKUP([.E773];[.$A$2:.$A$41];[.$B$2:.$B$41])" office:value-type="float" office:value="0">
            <text:p>#VALOR!</text:p>
          </table:table-cell>
          <table:table-cell table:formula="of:=[.I773]+[.H77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73]*2" office:value-type="float" office:value="0">
            <text:p>0</text:p>
          </table:table-cell>
          <table:table-cell table:formula="of:=[.F773]*[.G77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77];SEARCH(&quot;,&quot;;[Entrada.A777])-1))" office:value-type="float" office:value="0">
            <text:p>#VALOR!</text:p>
          </table:table-cell>
          <table:table-cell table:formula="of:=VALUE(MID([Entrada.A777];SEARCH(&quot;,&quot;;[Entrada.A777])+1;100))" office:value-type="float" office:value="0">
            <text:p>#VALOR!</text:p>
          </table:table-cell>
          <table:table-cell table:formula="of:=[Entrada.B77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74];[.$A$2:.$A$41];[.$B$2:.$B$41])" office:value-type="float" office:value="0">
            <text:p>#VALOR!</text:p>
          </table:table-cell>
          <table:table-cell table:formula="of:=LOOKUP([.E774];[.$A$2:.$A$41];[.$B$2:.$B$41])" office:value-type="float" office:value="0">
            <text:p>#VALOR!</text:p>
          </table:table-cell>
          <table:table-cell table:formula="of:=[.I774]+[.H77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74]*2" office:value-type="float" office:value="0">
            <text:p>0</text:p>
          </table:table-cell>
          <table:table-cell table:formula="of:=[.F774]*[.G77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78];SEARCH(&quot;,&quot;;[Entrada.A778])-1))" office:value-type="float" office:value="0">
            <text:p>#VALOR!</text:p>
          </table:table-cell>
          <table:table-cell table:formula="of:=VALUE(MID([Entrada.A778];SEARCH(&quot;,&quot;;[Entrada.A778])+1;100))" office:value-type="float" office:value="0">
            <text:p>#VALOR!</text:p>
          </table:table-cell>
          <table:table-cell table:formula="of:=[Entrada.B77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75];[.$A$2:.$A$41];[.$B$2:.$B$41])" office:value-type="float" office:value="0">
            <text:p>#VALOR!</text:p>
          </table:table-cell>
          <table:table-cell table:formula="of:=LOOKUP([.E775];[.$A$2:.$A$41];[.$B$2:.$B$41])" office:value-type="float" office:value="0">
            <text:p>#VALOR!</text:p>
          </table:table-cell>
          <table:table-cell table:formula="of:=[.I775]+[.H77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75]*2" office:value-type="float" office:value="0">
            <text:p>0</text:p>
          </table:table-cell>
          <table:table-cell table:formula="of:=[.F775]*[.G77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79];SEARCH(&quot;,&quot;;[Entrada.A779])-1))" office:value-type="float" office:value="0">
            <text:p>#VALOR!</text:p>
          </table:table-cell>
          <table:table-cell table:formula="of:=VALUE(MID([Entrada.A779];SEARCH(&quot;,&quot;;[Entrada.A779])+1;100))" office:value-type="float" office:value="0">
            <text:p>#VALOR!</text:p>
          </table:table-cell>
          <table:table-cell table:formula="of:=[Entrada.B77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76];[.$A$2:.$A$41];[.$B$2:.$B$41])" office:value-type="float" office:value="0">
            <text:p>#VALOR!</text:p>
          </table:table-cell>
          <table:table-cell table:formula="of:=LOOKUP([.E776];[.$A$2:.$A$41];[.$B$2:.$B$41])" office:value-type="float" office:value="0">
            <text:p>#VALOR!</text:p>
          </table:table-cell>
          <table:table-cell table:formula="of:=[.I776]+[.H77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76]*2" office:value-type="float" office:value="0">
            <text:p>0</text:p>
          </table:table-cell>
          <table:table-cell table:formula="of:=[.F776]*[.G77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80];SEARCH(&quot;,&quot;;[Entrada.A780])-1))" office:value-type="float" office:value="0">
            <text:p>#VALOR!</text:p>
          </table:table-cell>
          <table:table-cell table:formula="of:=VALUE(MID([Entrada.A780];SEARCH(&quot;,&quot;;[Entrada.A780])+1;100))" office:value-type="float" office:value="0">
            <text:p>#VALOR!</text:p>
          </table:table-cell>
          <table:table-cell table:formula="of:=[Entrada.B78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77];[.$A$2:.$A$41];[.$B$2:.$B$41])" office:value-type="float" office:value="0">
            <text:p>#VALOR!</text:p>
          </table:table-cell>
          <table:table-cell table:formula="of:=LOOKUP([.E777];[.$A$2:.$A$41];[.$B$2:.$B$41])" office:value-type="float" office:value="0">
            <text:p>#VALOR!</text:p>
          </table:table-cell>
          <table:table-cell table:formula="of:=[.I777]+[.H77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77]*2" office:value-type="float" office:value="0">
            <text:p>0</text:p>
          </table:table-cell>
          <table:table-cell table:formula="of:=[.F777]*[.G77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81];SEARCH(&quot;,&quot;;[Entrada.A781])-1))" office:value-type="float" office:value="0">
            <text:p>#VALOR!</text:p>
          </table:table-cell>
          <table:table-cell table:formula="of:=VALUE(MID([Entrada.A781];SEARCH(&quot;,&quot;;[Entrada.A781])+1;100))" office:value-type="float" office:value="0">
            <text:p>#VALOR!</text:p>
          </table:table-cell>
          <table:table-cell table:formula="of:=[Entrada.B78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78];[.$A$2:.$A$41];[.$B$2:.$B$41])" office:value-type="float" office:value="0">
            <text:p>#VALOR!</text:p>
          </table:table-cell>
          <table:table-cell table:formula="of:=LOOKUP([.E778];[.$A$2:.$A$41];[.$B$2:.$B$41])" office:value-type="float" office:value="0">
            <text:p>#VALOR!</text:p>
          </table:table-cell>
          <table:table-cell table:formula="of:=[.I778]+[.H77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78]*2" office:value-type="float" office:value="0">
            <text:p>0</text:p>
          </table:table-cell>
          <table:table-cell table:formula="of:=[.F778]*[.G77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82];SEARCH(&quot;,&quot;;[Entrada.A782])-1))" office:value-type="float" office:value="0">
            <text:p>#VALOR!</text:p>
          </table:table-cell>
          <table:table-cell table:formula="of:=VALUE(MID([Entrada.A782];SEARCH(&quot;,&quot;;[Entrada.A782])+1;100))" office:value-type="float" office:value="0">
            <text:p>#VALOR!</text:p>
          </table:table-cell>
          <table:table-cell table:formula="of:=[Entrada.B78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79];[.$A$2:.$A$41];[.$B$2:.$B$41])" office:value-type="float" office:value="0">
            <text:p>#VALOR!</text:p>
          </table:table-cell>
          <table:table-cell table:formula="of:=LOOKUP([.E779];[.$A$2:.$A$41];[.$B$2:.$B$41])" office:value-type="float" office:value="0">
            <text:p>#VALOR!</text:p>
          </table:table-cell>
          <table:table-cell table:formula="of:=[.I779]+[.H77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79]*2" office:value-type="float" office:value="0">
            <text:p>0</text:p>
          </table:table-cell>
          <table:table-cell table:formula="of:=[.F779]*[.G77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83];SEARCH(&quot;,&quot;;[Entrada.A783])-1))" office:value-type="float" office:value="0">
            <text:p>#VALOR!</text:p>
          </table:table-cell>
          <table:table-cell table:formula="of:=VALUE(MID([Entrada.A783];SEARCH(&quot;,&quot;;[Entrada.A783])+1;100))" office:value-type="float" office:value="0">
            <text:p>#VALOR!</text:p>
          </table:table-cell>
          <table:table-cell table:formula="of:=[Entrada.B78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80];[.$A$2:.$A$41];[.$B$2:.$B$41])" office:value-type="float" office:value="0">
            <text:p>#VALOR!</text:p>
          </table:table-cell>
          <table:table-cell table:formula="of:=LOOKUP([.E780];[.$A$2:.$A$41];[.$B$2:.$B$41])" office:value-type="float" office:value="0">
            <text:p>#VALOR!</text:p>
          </table:table-cell>
          <table:table-cell table:formula="of:=[.I780]+[.H78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80]*2" office:value-type="float" office:value="0">
            <text:p>0</text:p>
          </table:table-cell>
          <table:table-cell table:formula="of:=[.F780]*[.G78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84];SEARCH(&quot;,&quot;;[Entrada.A784])-1))" office:value-type="float" office:value="0">
            <text:p>#VALOR!</text:p>
          </table:table-cell>
          <table:table-cell table:formula="of:=VALUE(MID([Entrada.A784];SEARCH(&quot;,&quot;;[Entrada.A784])+1;100))" office:value-type="float" office:value="0">
            <text:p>#VALOR!</text:p>
          </table:table-cell>
          <table:table-cell table:formula="of:=[Entrada.B78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81];[.$A$2:.$A$41];[.$B$2:.$B$41])" office:value-type="float" office:value="0">
            <text:p>#VALOR!</text:p>
          </table:table-cell>
          <table:table-cell table:formula="of:=LOOKUP([.E781];[.$A$2:.$A$41];[.$B$2:.$B$41])" office:value-type="float" office:value="0">
            <text:p>#VALOR!</text:p>
          </table:table-cell>
          <table:table-cell table:formula="of:=[.I781]+[.H78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81]*2" office:value-type="float" office:value="0">
            <text:p>0</text:p>
          </table:table-cell>
          <table:table-cell table:formula="of:=[.F781]*[.G78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85];SEARCH(&quot;,&quot;;[Entrada.A785])-1))" office:value-type="float" office:value="0">
            <text:p>#VALOR!</text:p>
          </table:table-cell>
          <table:table-cell table:formula="of:=VALUE(MID([Entrada.A785];SEARCH(&quot;,&quot;;[Entrada.A785])+1;100))" office:value-type="float" office:value="0">
            <text:p>#VALOR!</text:p>
          </table:table-cell>
          <table:table-cell table:formula="of:=[Entrada.B78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82];[.$A$2:.$A$41];[.$B$2:.$B$41])" office:value-type="float" office:value="0">
            <text:p>#VALOR!</text:p>
          </table:table-cell>
          <table:table-cell table:formula="of:=LOOKUP([.E782];[.$A$2:.$A$41];[.$B$2:.$B$41])" office:value-type="float" office:value="0">
            <text:p>#VALOR!</text:p>
          </table:table-cell>
          <table:table-cell table:formula="of:=[.I782]+[.H78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82]*2" office:value-type="float" office:value="0">
            <text:p>0</text:p>
          </table:table-cell>
          <table:table-cell table:formula="of:=[.F782]*[.G78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86];SEARCH(&quot;,&quot;;[Entrada.A786])-1))" office:value-type="float" office:value="0">
            <text:p>#VALOR!</text:p>
          </table:table-cell>
          <table:table-cell table:formula="of:=VALUE(MID([Entrada.A786];SEARCH(&quot;,&quot;;[Entrada.A786])+1;100))" office:value-type="float" office:value="0">
            <text:p>#VALOR!</text:p>
          </table:table-cell>
          <table:table-cell table:formula="of:=[Entrada.B78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83];[.$A$2:.$A$41];[.$B$2:.$B$41])" office:value-type="float" office:value="0">
            <text:p>#VALOR!</text:p>
          </table:table-cell>
          <table:table-cell table:formula="of:=LOOKUP([.E783];[.$A$2:.$A$41];[.$B$2:.$B$41])" office:value-type="float" office:value="0">
            <text:p>#VALOR!</text:p>
          </table:table-cell>
          <table:table-cell table:formula="of:=[.I783]+[.H78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83]*2" office:value-type="float" office:value="0">
            <text:p>0</text:p>
          </table:table-cell>
          <table:table-cell table:formula="of:=[.F783]*[.G78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87];SEARCH(&quot;,&quot;;[Entrada.A787])-1))" office:value-type="float" office:value="0">
            <text:p>#VALOR!</text:p>
          </table:table-cell>
          <table:table-cell table:formula="of:=VALUE(MID([Entrada.A787];SEARCH(&quot;,&quot;;[Entrada.A787])+1;100))" office:value-type="float" office:value="0">
            <text:p>#VALOR!</text:p>
          </table:table-cell>
          <table:table-cell table:formula="of:=[Entrada.B78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84];[.$A$2:.$A$41];[.$B$2:.$B$41])" office:value-type="float" office:value="0">
            <text:p>#VALOR!</text:p>
          </table:table-cell>
          <table:table-cell table:formula="of:=LOOKUP([.E784];[.$A$2:.$A$41];[.$B$2:.$B$41])" office:value-type="float" office:value="0">
            <text:p>#VALOR!</text:p>
          </table:table-cell>
          <table:table-cell table:formula="of:=[.I784]+[.H78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84]*2" office:value-type="float" office:value="0">
            <text:p>0</text:p>
          </table:table-cell>
          <table:table-cell table:formula="of:=[.F784]*[.G78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88];SEARCH(&quot;,&quot;;[Entrada.A788])-1))" office:value-type="float" office:value="0">
            <text:p>#VALOR!</text:p>
          </table:table-cell>
          <table:table-cell table:formula="of:=VALUE(MID([Entrada.A788];SEARCH(&quot;,&quot;;[Entrada.A788])+1;100))" office:value-type="float" office:value="0">
            <text:p>#VALOR!</text:p>
          </table:table-cell>
          <table:table-cell table:formula="of:=[Entrada.B78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85];[.$A$2:.$A$41];[.$B$2:.$B$41])" office:value-type="float" office:value="0">
            <text:p>#VALOR!</text:p>
          </table:table-cell>
          <table:table-cell table:formula="of:=LOOKUP([.E785];[.$A$2:.$A$41];[.$B$2:.$B$41])" office:value-type="float" office:value="0">
            <text:p>#VALOR!</text:p>
          </table:table-cell>
          <table:table-cell table:formula="of:=[.I785]+[.H78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85]*2" office:value-type="float" office:value="0">
            <text:p>0</text:p>
          </table:table-cell>
          <table:table-cell table:formula="of:=[.F785]*[.G78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89];SEARCH(&quot;,&quot;;[Entrada.A789])-1))" office:value-type="float" office:value="0">
            <text:p>#VALOR!</text:p>
          </table:table-cell>
          <table:table-cell table:formula="of:=VALUE(MID([Entrada.A789];SEARCH(&quot;,&quot;;[Entrada.A789])+1;100))" office:value-type="float" office:value="0">
            <text:p>#VALOR!</text:p>
          </table:table-cell>
          <table:table-cell table:formula="of:=[Entrada.B78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86];[.$A$2:.$A$41];[.$B$2:.$B$41])" office:value-type="float" office:value="0">
            <text:p>#VALOR!</text:p>
          </table:table-cell>
          <table:table-cell table:formula="of:=LOOKUP([.E786];[.$A$2:.$A$41];[.$B$2:.$B$41])" office:value-type="float" office:value="0">
            <text:p>#VALOR!</text:p>
          </table:table-cell>
          <table:table-cell table:formula="of:=[.I786]+[.H78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86]*2" office:value-type="float" office:value="0">
            <text:p>0</text:p>
          </table:table-cell>
          <table:table-cell table:formula="of:=[.F786]*[.G78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90];SEARCH(&quot;,&quot;;[Entrada.A790])-1))" office:value-type="float" office:value="0">
            <text:p>#VALOR!</text:p>
          </table:table-cell>
          <table:table-cell table:formula="of:=VALUE(MID([Entrada.A790];SEARCH(&quot;,&quot;;[Entrada.A790])+1;100))" office:value-type="float" office:value="0">
            <text:p>#VALOR!</text:p>
          </table:table-cell>
          <table:table-cell table:formula="of:=[Entrada.B79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87];[.$A$2:.$A$41];[.$B$2:.$B$41])" office:value-type="float" office:value="0">
            <text:p>#VALOR!</text:p>
          </table:table-cell>
          <table:table-cell table:formula="of:=LOOKUP([.E787];[.$A$2:.$A$41];[.$B$2:.$B$41])" office:value-type="float" office:value="0">
            <text:p>#VALOR!</text:p>
          </table:table-cell>
          <table:table-cell table:formula="of:=[.I787]+[.H78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87]*2" office:value-type="float" office:value="0">
            <text:p>0</text:p>
          </table:table-cell>
          <table:table-cell table:formula="of:=[.F787]*[.G78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91];SEARCH(&quot;,&quot;;[Entrada.A791])-1))" office:value-type="float" office:value="0">
            <text:p>#VALOR!</text:p>
          </table:table-cell>
          <table:table-cell table:formula="of:=VALUE(MID([Entrada.A791];SEARCH(&quot;,&quot;;[Entrada.A791])+1;100))" office:value-type="float" office:value="0">
            <text:p>#VALOR!</text:p>
          </table:table-cell>
          <table:table-cell table:formula="of:=[Entrada.B79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88];[.$A$2:.$A$41];[.$B$2:.$B$41])" office:value-type="float" office:value="0">
            <text:p>#VALOR!</text:p>
          </table:table-cell>
          <table:table-cell table:formula="of:=LOOKUP([.E788];[.$A$2:.$A$41];[.$B$2:.$B$41])" office:value-type="float" office:value="0">
            <text:p>#VALOR!</text:p>
          </table:table-cell>
          <table:table-cell table:formula="of:=[.I788]+[.H78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88]*2" office:value-type="float" office:value="0">
            <text:p>0</text:p>
          </table:table-cell>
          <table:table-cell table:formula="of:=[.F788]*[.G78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92];SEARCH(&quot;,&quot;;[Entrada.A792])-1))" office:value-type="float" office:value="0">
            <text:p>#VALOR!</text:p>
          </table:table-cell>
          <table:table-cell table:formula="of:=VALUE(MID([Entrada.A792];SEARCH(&quot;,&quot;;[Entrada.A792])+1;100))" office:value-type="float" office:value="0">
            <text:p>#VALOR!</text:p>
          </table:table-cell>
          <table:table-cell table:formula="of:=[Entrada.B79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89];[.$A$2:.$A$41];[.$B$2:.$B$41])" office:value-type="float" office:value="0">
            <text:p>#VALOR!</text:p>
          </table:table-cell>
          <table:table-cell table:formula="of:=LOOKUP([.E789];[.$A$2:.$A$41];[.$B$2:.$B$41])" office:value-type="float" office:value="0">
            <text:p>#VALOR!</text:p>
          </table:table-cell>
          <table:table-cell table:formula="of:=[.I789]+[.H78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89]*2" office:value-type="float" office:value="0">
            <text:p>0</text:p>
          </table:table-cell>
          <table:table-cell table:formula="of:=[.F789]*[.G78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93];SEARCH(&quot;,&quot;;[Entrada.A793])-1))" office:value-type="float" office:value="0">
            <text:p>#VALOR!</text:p>
          </table:table-cell>
          <table:table-cell table:formula="of:=VALUE(MID([Entrada.A793];SEARCH(&quot;,&quot;;[Entrada.A793])+1;100))" office:value-type="float" office:value="0">
            <text:p>#VALOR!</text:p>
          </table:table-cell>
          <table:table-cell table:formula="of:=[Entrada.B79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90];[.$A$2:.$A$41];[.$B$2:.$B$41])" office:value-type="float" office:value="0">
            <text:p>#VALOR!</text:p>
          </table:table-cell>
          <table:table-cell table:formula="of:=LOOKUP([.E790];[.$A$2:.$A$41];[.$B$2:.$B$41])" office:value-type="float" office:value="0">
            <text:p>#VALOR!</text:p>
          </table:table-cell>
          <table:table-cell table:formula="of:=[.I790]+[.H79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90]*2" office:value-type="float" office:value="0">
            <text:p>0</text:p>
          </table:table-cell>
          <table:table-cell table:formula="of:=[.F790]*[.G79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94];SEARCH(&quot;,&quot;;[Entrada.A794])-1))" office:value-type="float" office:value="0">
            <text:p>#VALOR!</text:p>
          </table:table-cell>
          <table:table-cell table:formula="of:=VALUE(MID([Entrada.A794];SEARCH(&quot;,&quot;;[Entrada.A794])+1;100))" office:value-type="float" office:value="0">
            <text:p>#VALOR!</text:p>
          </table:table-cell>
          <table:table-cell table:formula="of:=[Entrada.B79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91];[.$A$2:.$A$41];[.$B$2:.$B$41])" office:value-type="float" office:value="0">
            <text:p>#VALOR!</text:p>
          </table:table-cell>
          <table:table-cell table:formula="of:=LOOKUP([.E791];[.$A$2:.$A$41];[.$B$2:.$B$41])" office:value-type="float" office:value="0">
            <text:p>#VALOR!</text:p>
          </table:table-cell>
          <table:table-cell table:formula="of:=[.I791]+[.H79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91]*2" office:value-type="float" office:value="0">
            <text:p>0</text:p>
          </table:table-cell>
          <table:table-cell table:formula="of:=[.F791]*[.G79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95];SEARCH(&quot;,&quot;;[Entrada.A795])-1))" office:value-type="float" office:value="0">
            <text:p>#VALOR!</text:p>
          </table:table-cell>
          <table:table-cell table:formula="of:=VALUE(MID([Entrada.A795];SEARCH(&quot;,&quot;;[Entrada.A795])+1;100))" office:value-type="float" office:value="0">
            <text:p>#VALOR!</text:p>
          </table:table-cell>
          <table:table-cell table:formula="of:=[Entrada.B79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92];[.$A$2:.$A$41];[.$B$2:.$B$41])" office:value-type="float" office:value="0">
            <text:p>#VALOR!</text:p>
          </table:table-cell>
          <table:table-cell table:formula="of:=LOOKUP([.E792];[.$A$2:.$A$41];[.$B$2:.$B$41])" office:value-type="float" office:value="0">
            <text:p>#VALOR!</text:p>
          </table:table-cell>
          <table:table-cell table:formula="of:=[.I792]+[.H79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92]*2" office:value-type="float" office:value="0">
            <text:p>0</text:p>
          </table:table-cell>
          <table:table-cell table:formula="of:=[.F792]*[.G79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96];SEARCH(&quot;,&quot;;[Entrada.A796])-1))" office:value-type="float" office:value="0">
            <text:p>#VALOR!</text:p>
          </table:table-cell>
          <table:table-cell table:formula="of:=VALUE(MID([Entrada.A796];SEARCH(&quot;,&quot;;[Entrada.A796])+1;100))" office:value-type="float" office:value="0">
            <text:p>#VALOR!</text:p>
          </table:table-cell>
          <table:table-cell table:formula="of:=[Entrada.B79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93];[.$A$2:.$A$41];[.$B$2:.$B$41])" office:value-type="float" office:value="0">
            <text:p>#VALOR!</text:p>
          </table:table-cell>
          <table:table-cell table:formula="of:=LOOKUP([.E793];[.$A$2:.$A$41];[.$B$2:.$B$41])" office:value-type="float" office:value="0">
            <text:p>#VALOR!</text:p>
          </table:table-cell>
          <table:table-cell table:formula="of:=[.I793]+[.H79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93]*2" office:value-type="float" office:value="0">
            <text:p>0</text:p>
          </table:table-cell>
          <table:table-cell table:formula="of:=[.F793]*[.G79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97];SEARCH(&quot;,&quot;;[Entrada.A797])-1))" office:value-type="float" office:value="0">
            <text:p>#VALOR!</text:p>
          </table:table-cell>
          <table:table-cell table:formula="of:=VALUE(MID([Entrada.A797];SEARCH(&quot;,&quot;;[Entrada.A797])+1;100))" office:value-type="float" office:value="0">
            <text:p>#VALOR!</text:p>
          </table:table-cell>
          <table:table-cell table:formula="of:=[Entrada.B79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94];[.$A$2:.$A$41];[.$B$2:.$B$41])" office:value-type="float" office:value="0">
            <text:p>#VALOR!</text:p>
          </table:table-cell>
          <table:table-cell table:formula="of:=LOOKUP([.E794];[.$A$2:.$A$41];[.$B$2:.$B$41])" office:value-type="float" office:value="0">
            <text:p>#VALOR!</text:p>
          </table:table-cell>
          <table:table-cell table:formula="of:=[.I794]+[.H79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94]*2" office:value-type="float" office:value="0">
            <text:p>0</text:p>
          </table:table-cell>
          <table:table-cell table:formula="of:=[.F794]*[.G79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98];SEARCH(&quot;,&quot;;[Entrada.A798])-1))" office:value-type="float" office:value="0">
            <text:p>#VALOR!</text:p>
          </table:table-cell>
          <table:table-cell table:formula="of:=VALUE(MID([Entrada.A798];SEARCH(&quot;,&quot;;[Entrada.A798])+1;100))" office:value-type="float" office:value="0">
            <text:p>#VALOR!</text:p>
          </table:table-cell>
          <table:table-cell table:formula="of:=[Entrada.B79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95];[.$A$2:.$A$41];[.$B$2:.$B$41])" office:value-type="float" office:value="0">
            <text:p>#VALOR!</text:p>
          </table:table-cell>
          <table:table-cell table:formula="of:=LOOKUP([.E795];[.$A$2:.$A$41];[.$B$2:.$B$41])" office:value-type="float" office:value="0">
            <text:p>#VALOR!</text:p>
          </table:table-cell>
          <table:table-cell table:formula="of:=[.I795]+[.H79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95]*2" office:value-type="float" office:value="0">
            <text:p>0</text:p>
          </table:table-cell>
          <table:table-cell table:formula="of:=[.F795]*[.G79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799];SEARCH(&quot;,&quot;;[Entrada.A799])-1))" office:value-type="float" office:value="0">
            <text:p>#VALOR!</text:p>
          </table:table-cell>
          <table:table-cell table:formula="of:=VALUE(MID([Entrada.A799];SEARCH(&quot;,&quot;;[Entrada.A799])+1;100))" office:value-type="float" office:value="0">
            <text:p>#VALOR!</text:p>
          </table:table-cell>
          <table:table-cell table:formula="of:=[Entrada.B79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96];[.$A$2:.$A$41];[.$B$2:.$B$41])" office:value-type="float" office:value="0">
            <text:p>#VALOR!</text:p>
          </table:table-cell>
          <table:table-cell table:formula="of:=LOOKUP([.E796];[.$A$2:.$A$41];[.$B$2:.$B$41])" office:value-type="float" office:value="0">
            <text:p>#VALOR!</text:p>
          </table:table-cell>
          <table:table-cell table:formula="of:=[.I796]+[.H79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96]*2" office:value-type="float" office:value="0">
            <text:p>0</text:p>
          </table:table-cell>
          <table:table-cell table:formula="of:=[.F796]*[.G79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00];SEARCH(&quot;,&quot;;[Entrada.A800])-1))" office:value-type="float" office:value="0">
            <text:p>#VALOR!</text:p>
          </table:table-cell>
          <table:table-cell table:formula="of:=VALUE(MID([Entrada.A800];SEARCH(&quot;,&quot;;[Entrada.A800])+1;100))" office:value-type="float" office:value="0">
            <text:p>#VALOR!</text:p>
          </table:table-cell>
          <table:table-cell table:formula="of:=[Entrada.B80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97];[.$A$2:.$A$41];[.$B$2:.$B$41])" office:value-type="float" office:value="0">
            <text:p>#VALOR!</text:p>
          </table:table-cell>
          <table:table-cell table:formula="of:=LOOKUP([.E797];[.$A$2:.$A$41];[.$B$2:.$B$41])" office:value-type="float" office:value="0">
            <text:p>#VALOR!</text:p>
          </table:table-cell>
          <table:table-cell table:formula="of:=[.I797]+[.H79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97]*2" office:value-type="float" office:value="0">
            <text:p>0</text:p>
          </table:table-cell>
          <table:table-cell table:formula="of:=[.F797]*[.G79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01];SEARCH(&quot;,&quot;;[Entrada.A801])-1))" office:value-type="float" office:value="0">
            <text:p>#VALOR!</text:p>
          </table:table-cell>
          <table:table-cell table:formula="of:=VALUE(MID([Entrada.A801];SEARCH(&quot;,&quot;;[Entrada.A801])+1;100))" office:value-type="float" office:value="0">
            <text:p>#VALOR!</text:p>
          </table:table-cell>
          <table:table-cell table:formula="of:=[Entrada.B80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98];[.$A$2:.$A$41];[.$B$2:.$B$41])" office:value-type="float" office:value="0">
            <text:p>#VALOR!</text:p>
          </table:table-cell>
          <table:table-cell table:formula="of:=LOOKUP([.E798];[.$A$2:.$A$41];[.$B$2:.$B$41])" office:value-type="float" office:value="0">
            <text:p>#VALOR!</text:p>
          </table:table-cell>
          <table:table-cell table:formula="of:=[.I798]+[.H79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98]*2" office:value-type="float" office:value="0">
            <text:p>0</text:p>
          </table:table-cell>
          <table:table-cell table:formula="of:=[.F798]*[.G79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02];SEARCH(&quot;,&quot;;[Entrada.A802])-1))" office:value-type="float" office:value="0">
            <text:p>#VALOR!</text:p>
          </table:table-cell>
          <table:table-cell table:formula="of:=VALUE(MID([Entrada.A802];SEARCH(&quot;,&quot;;[Entrada.A802])+1;100))" office:value-type="float" office:value="0">
            <text:p>#VALOR!</text:p>
          </table:table-cell>
          <table:table-cell table:formula="of:=[Entrada.B80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799];[.$A$2:.$A$41];[.$B$2:.$B$41])" office:value-type="float" office:value="0">
            <text:p>#VALOR!</text:p>
          </table:table-cell>
          <table:table-cell table:formula="of:=LOOKUP([.E799];[.$A$2:.$A$41];[.$B$2:.$B$41])" office:value-type="float" office:value="0">
            <text:p>#VALOR!</text:p>
          </table:table-cell>
          <table:table-cell table:formula="of:=[.I799]+[.H79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799]*2" office:value-type="float" office:value="0">
            <text:p>0</text:p>
          </table:table-cell>
          <table:table-cell table:formula="of:=[.F799]*[.G79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03];SEARCH(&quot;,&quot;;[Entrada.A803])-1))" office:value-type="float" office:value="0">
            <text:p>#VALOR!</text:p>
          </table:table-cell>
          <table:table-cell table:formula="of:=VALUE(MID([Entrada.A803];SEARCH(&quot;,&quot;;[Entrada.A803])+1;100))" office:value-type="float" office:value="0">
            <text:p>#VALOR!</text:p>
          </table:table-cell>
          <table:table-cell table:formula="of:=[Entrada.B80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00];[.$A$2:.$A$41];[.$B$2:.$B$41])" office:value-type="float" office:value="0">
            <text:p>#VALOR!</text:p>
          </table:table-cell>
          <table:table-cell table:formula="of:=LOOKUP([.E800];[.$A$2:.$A$41];[.$B$2:.$B$41])" office:value-type="float" office:value="0">
            <text:p>#VALOR!</text:p>
          </table:table-cell>
          <table:table-cell table:formula="of:=[.I800]+[.H80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00]*2" office:value-type="float" office:value="0">
            <text:p>0</text:p>
          </table:table-cell>
          <table:table-cell table:formula="of:=[.F800]*[.G80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04];SEARCH(&quot;,&quot;;[Entrada.A804])-1))" office:value-type="float" office:value="0">
            <text:p>#VALOR!</text:p>
          </table:table-cell>
          <table:table-cell table:formula="of:=VALUE(MID([Entrada.A804];SEARCH(&quot;,&quot;;[Entrada.A804])+1;100))" office:value-type="float" office:value="0">
            <text:p>#VALOR!</text:p>
          </table:table-cell>
          <table:table-cell table:formula="of:=[Entrada.B80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01];[.$A$2:.$A$41];[.$B$2:.$B$41])" office:value-type="float" office:value="0">
            <text:p>#VALOR!</text:p>
          </table:table-cell>
          <table:table-cell table:formula="of:=LOOKUP([.E801];[.$A$2:.$A$41];[.$B$2:.$B$41])" office:value-type="float" office:value="0">
            <text:p>#VALOR!</text:p>
          </table:table-cell>
          <table:table-cell table:formula="of:=[.I801]+[.H80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01]*2" office:value-type="float" office:value="0">
            <text:p>0</text:p>
          </table:table-cell>
          <table:table-cell table:formula="of:=[.F801]*[.G80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05];SEARCH(&quot;,&quot;;[Entrada.A805])-1))" office:value-type="float" office:value="0">
            <text:p>#VALOR!</text:p>
          </table:table-cell>
          <table:table-cell table:formula="of:=VALUE(MID([Entrada.A805];SEARCH(&quot;,&quot;;[Entrada.A805])+1;100))" office:value-type="float" office:value="0">
            <text:p>#VALOR!</text:p>
          </table:table-cell>
          <table:table-cell table:formula="of:=[Entrada.B80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02];[.$A$2:.$A$41];[.$B$2:.$B$41])" office:value-type="float" office:value="0">
            <text:p>#VALOR!</text:p>
          </table:table-cell>
          <table:table-cell table:formula="of:=LOOKUP([.E802];[.$A$2:.$A$41];[.$B$2:.$B$41])" office:value-type="float" office:value="0">
            <text:p>#VALOR!</text:p>
          </table:table-cell>
          <table:table-cell table:formula="of:=[.I802]+[.H80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02]*2" office:value-type="float" office:value="0">
            <text:p>0</text:p>
          </table:table-cell>
          <table:table-cell table:formula="of:=[.F802]*[.G80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06];SEARCH(&quot;,&quot;;[Entrada.A806])-1))" office:value-type="float" office:value="0">
            <text:p>#VALOR!</text:p>
          </table:table-cell>
          <table:table-cell table:formula="of:=VALUE(MID([Entrada.A806];SEARCH(&quot;,&quot;;[Entrada.A806])+1;100))" office:value-type="float" office:value="0">
            <text:p>#VALOR!</text:p>
          </table:table-cell>
          <table:table-cell table:formula="of:=[Entrada.B80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03];[.$A$2:.$A$41];[.$B$2:.$B$41])" office:value-type="float" office:value="0">
            <text:p>#VALOR!</text:p>
          </table:table-cell>
          <table:table-cell table:formula="of:=LOOKUP([.E803];[.$A$2:.$A$41];[.$B$2:.$B$41])" office:value-type="float" office:value="0">
            <text:p>#VALOR!</text:p>
          </table:table-cell>
          <table:table-cell table:formula="of:=[.I803]+[.H80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03]*2" office:value-type="float" office:value="0">
            <text:p>0</text:p>
          </table:table-cell>
          <table:table-cell table:formula="of:=[.F803]*[.G80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07];SEARCH(&quot;,&quot;;[Entrada.A807])-1))" office:value-type="float" office:value="0">
            <text:p>#VALOR!</text:p>
          </table:table-cell>
          <table:table-cell table:formula="of:=VALUE(MID([Entrada.A807];SEARCH(&quot;,&quot;;[Entrada.A807])+1;100))" office:value-type="float" office:value="0">
            <text:p>#VALOR!</text:p>
          </table:table-cell>
          <table:table-cell table:formula="of:=[Entrada.B80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04];[.$A$2:.$A$41];[.$B$2:.$B$41])" office:value-type="float" office:value="0">
            <text:p>#VALOR!</text:p>
          </table:table-cell>
          <table:table-cell table:formula="of:=LOOKUP([.E804];[.$A$2:.$A$41];[.$B$2:.$B$41])" office:value-type="float" office:value="0">
            <text:p>#VALOR!</text:p>
          </table:table-cell>
          <table:table-cell table:formula="of:=[.I804]+[.H80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04]*2" office:value-type="float" office:value="0">
            <text:p>0</text:p>
          </table:table-cell>
          <table:table-cell table:formula="of:=[.F804]*[.G80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08];SEARCH(&quot;,&quot;;[Entrada.A808])-1))" office:value-type="float" office:value="0">
            <text:p>#VALOR!</text:p>
          </table:table-cell>
          <table:table-cell table:formula="of:=VALUE(MID([Entrada.A808];SEARCH(&quot;,&quot;;[Entrada.A808])+1;100))" office:value-type="float" office:value="0">
            <text:p>#VALOR!</text:p>
          </table:table-cell>
          <table:table-cell table:formula="of:=[Entrada.B80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05];[.$A$2:.$A$41];[.$B$2:.$B$41])" office:value-type="float" office:value="0">
            <text:p>#VALOR!</text:p>
          </table:table-cell>
          <table:table-cell table:formula="of:=LOOKUP([.E805];[.$A$2:.$A$41];[.$B$2:.$B$41])" office:value-type="float" office:value="0">
            <text:p>#VALOR!</text:p>
          </table:table-cell>
          <table:table-cell table:formula="of:=[.I805]+[.H80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05]*2" office:value-type="float" office:value="0">
            <text:p>0</text:p>
          </table:table-cell>
          <table:table-cell table:formula="of:=[.F805]*[.G80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09];SEARCH(&quot;,&quot;;[Entrada.A809])-1))" office:value-type="float" office:value="0">
            <text:p>#VALOR!</text:p>
          </table:table-cell>
          <table:table-cell table:formula="of:=VALUE(MID([Entrada.A809];SEARCH(&quot;,&quot;;[Entrada.A809])+1;100))" office:value-type="float" office:value="0">
            <text:p>#VALOR!</text:p>
          </table:table-cell>
          <table:table-cell table:formula="of:=[Entrada.B80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06];[.$A$2:.$A$41];[.$B$2:.$B$41])" office:value-type="float" office:value="0">
            <text:p>#VALOR!</text:p>
          </table:table-cell>
          <table:table-cell table:formula="of:=LOOKUP([.E806];[.$A$2:.$A$41];[.$B$2:.$B$41])" office:value-type="float" office:value="0">
            <text:p>#VALOR!</text:p>
          </table:table-cell>
          <table:table-cell table:formula="of:=[.I806]+[.H80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06]*2" office:value-type="float" office:value="0">
            <text:p>0</text:p>
          </table:table-cell>
          <table:table-cell table:formula="of:=[.F806]*[.G80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10];SEARCH(&quot;,&quot;;[Entrada.A810])-1))" office:value-type="float" office:value="0">
            <text:p>#VALOR!</text:p>
          </table:table-cell>
          <table:table-cell table:formula="of:=VALUE(MID([Entrada.A810];SEARCH(&quot;,&quot;;[Entrada.A810])+1;100))" office:value-type="float" office:value="0">
            <text:p>#VALOR!</text:p>
          </table:table-cell>
          <table:table-cell table:formula="of:=[Entrada.B81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07];[.$A$2:.$A$41];[.$B$2:.$B$41])" office:value-type="float" office:value="0">
            <text:p>#VALOR!</text:p>
          </table:table-cell>
          <table:table-cell table:formula="of:=LOOKUP([.E807];[.$A$2:.$A$41];[.$B$2:.$B$41])" office:value-type="float" office:value="0">
            <text:p>#VALOR!</text:p>
          </table:table-cell>
          <table:table-cell table:formula="of:=[.I807]+[.H80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07]*2" office:value-type="float" office:value="0">
            <text:p>0</text:p>
          </table:table-cell>
          <table:table-cell table:formula="of:=[.F807]*[.G80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11];SEARCH(&quot;,&quot;;[Entrada.A811])-1))" office:value-type="float" office:value="0">
            <text:p>#VALOR!</text:p>
          </table:table-cell>
          <table:table-cell table:formula="of:=VALUE(MID([Entrada.A811];SEARCH(&quot;,&quot;;[Entrada.A811])+1;100))" office:value-type="float" office:value="0">
            <text:p>#VALOR!</text:p>
          </table:table-cell>
          <table:table-cell table:formula="of:=[Entrada.B81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08];[.$A$2:.$A$41];[.$B$2:.$B$41])" office:value-type="float" office:value="0">
            <text:p>#VALOR!</text:p>
          </table:table-cell>
          <table:table-cell table:formula="of:=LOOKUP([.E808];[.$A$2:.$A$41];[.$B$2:.$B$41])" office:value-type="float" office:value="0">
            <text:p>#VALOR!</text:p>
          </table:table-cell>
          <table:table-cell table:formula="of:=[.I808]+[.H80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08]*2" office:value-type="float" office:value="0">
            <text:p>0</text:p>
          </table:table-cell>
          <table:table-cell table:formula="of:=[.F808]*[.G80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12];SEARCH(&quot;,&quot;;[Entrada.A812])-1))" office:value-type="float" office:value="0">
            <text:p>#VALOR!</text:p>
          </table:table-cell>
          <table:table-cell table:formula="of:=VALUE(MID([Entrada.A812];SEARCH(&quot;,&quot;;[Entrada.A812])+1;100))" office:value-type="float" office:value="0">
            <text:p>#VALOR!</text:p>
          </table:table-cell>
          <table:table-cell table:formula="of:=[Entrada.B81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09];[.$A$2:.$A$41];[.$B$2:.$B$41])" office:value-type="float" office:value="0">
            <text:p>#VALOR!</text:p>
          </table:table-cell>
          <table:table-cell table:formula="of:=LOOKUP([.E809];[.$A$2:.$A$41];[.$B$2:.$B$41])" office:value-type="float" office:value="0">
            <text:p>#VALOR!</text:p>
          </table:table-cell>
          <table:table-cell table:formula="of:=[.I809]+[.H80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09]*2" office:value-type="float" office:value="0">
            <text:p>0</text:p>
          </table:table-cell>
          <table:table-cell table:formula="of:=[.F809]*[.G80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13];SEARCH(&quot;,&quot;;[Entrada.A813])-1))" office:value-type="float" office:value="0">
            <text:p>#VALOR!</text:p>
          </table:table-cell>
          <table:table-cell table:formula="of:=VALUE(MID([Entrada.A813];SEARCH(&quot;,&quot;;[Entrada.A813])+1;100))" office:value-type="float" office:value="0">
            <text:p>#VALOR!</text:p>
          </table:table-cell>
          <table:table-cell table:formula="of:=[Entrada.B81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10];[.$A$2:.$A$41];[.$B$2:.$B$41])" office:value-type="float" office:value="0">
            <text:p>#VALOR!</text:p>
          </table:table-cell>
          <table:table-cell table:formula="of:=LOOKUP([.E810];[.$A$2:.$A$41];[.$B$2:.$B$41])" office:value-type="float" office:value="0">
            <text:p>#VALOR!</text:p>
          </table:table-cell>
          <table:table-cell table:formula="of:=[.I810]+[.H81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10]*2" office:value-type="float" office:value="0">
            <text:p>0</text:p>
          </table:table-cell>
          <table:table-cell table:formula="of:=[.F810]*[.G81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14];SEARCH(&quot;,&quot;;[Entrada.A814])-1))" office:value-type="float" office:value="0">
            <text:p>#VALOR!</text:p>
          </table:table-cell>
          <table:table-cell table:formula="of:=VALUE(MID([Entrada.A814];SEARCH(&quot;,&quot;;[Entrada.A814])+1;100))" office:value-type="float" office:value="0">
            <text:p>#VALOR!</text:p>
          </table:table-cell>
          <table:table-cell table:formula="of:=[Entrada.B81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11];[.$A$2:.$A$41];[.$B$2:.$B$41])" office:value-type="float" office:value="0">
            <text:p>#VALOR!</text:p>
          </table:table-cell>
          <table:table-cell table:formula="of:=LOOKUP([.E811];[.$A$2:.$A$41];[.$B$2:.$B$41])" office:value-type="float" office:value="0">
            <text:p>#VALOR!</text:p>
          </table:table-cell>
          <table:table-cell table:formula="of:=[.I811]+[.H81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11]*2" office:value-type="float" office:value="0">
            <text:p>0</text:p>
          </table:table-cell>
          <table:table-cell table:formula="of:=[.F811]*[.G81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15];SEARCH(&quot;,&quot;;[Entrada.A815])-1))" office:value-type="float" office:value="0">
            <text:p>#VALOR!</text:p>
          </table:table-cell>
          <table:table-cell table:formula="of:=VALUE(MID([Entrada.A815];SEARCH(&quot;,&quot;;[Entrada.A815])+1;100))" office:value-type="float" office:value="0">
            <text:p>#VALOR!</text:p>
          </table:table-cell>
          <table:table-cell table:formula="of:=[Entrada.B8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12];[.$A$2:.$A$41];[.$B$2:.$B$41])" office:value-type="float" office:value="0">
            <text:p>#VALOR!</text:p>
          </table:table-cell>
          <table:table-cell table:formula="of:=LOOKUP([.E812];[.$A$2:.$A$41];[.$B$2:.$B$41])" office:value-type="float" office:value="0">
            <text:p>#VALOR!</text:p>
          </table:table-cell>
          <table:table-cell table:formula="of:=[.I812]+[.H81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12]*2" office:value-type="float" office:value="0">
            <text:p>0</text:p>
          </table:table-cell>
          <table:table-cell table:formula="of:=[.F812]*[.G81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16];SEARCH(&quot;,&quot;;[Entrada.A816])-1))" office:value-type="float" office:value="0">
            <text:p>#VALOR!</text:p>
          </table:table-cell>
          <table:table-cell table:formula="of:=VALUE(MID([Entrada.A816];SEARCH(&quot;,&quot;;[Entrada.A816])+1;100))" office:value-type="float" office:value="0">
            <text:p>#VALOR!</text:p>
          </table:table-cell>
          <table:table-cell table:formula="of:=[Entrada.B8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13];[.$A$2:.$A$41];[.$B$2:.$B$41])" office:value-type="float" office:value="0">
            <text:p>#VALOR!</text:p>
          </table:table-cell>
          <table:table-cell table:formula="of:=LOOKUP([.E813];[.$A$2:.$A$41];[.$B$2:.$B$41])" office:value-type="float" office:value="0">
            <text:p>#VALOR!</text:p>
          </table:table-cell>
          <table:table-cell table:formula="of:=[.I813]+[.H81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13]*2" office:value-type="float" office:value="0">
            <text:p>0</text:p>
          </table:table-cell>
          <table:table-cell table:formula="of:=[.F813]*[.G81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17];SEARCH(&quot;,&quot;;[Entrada.A817])-1))" office:value-type="float" office:value="0">
            <text:p>#VALOR!</text:p>
          </table:table-cell>
          <table:table-cell table:formula="of:=VALUE(MID([Entrada.A817];SEARCH(&quot;,&quot;;[Entrada.A817])+1;100))" office:value-type="float" office:value="0">
            <text:p>#VALOR!</text:p>
          </table:table-cell>
          <table:table-cell table:formula="of:=[Entrada.B8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14];[.$A$2:.$A$41];[.$B$2:.$B$41])" office:value-type="float" office:value="0">
            <text:p>#VALOR!</text:p>
          </table:table-cell>
          <table:table-cell table:formula="of:=LOOKUP([.E814];[.$A$2:.$A$41];[.$B$2:.$B$41])" office:value-type="float" office:value="0">
            <text:p>#VALOR!</text:p>
          </table:table-cell>
          <table:table-cell table:formula="of:=[.I814]+[.H81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14]*2" office:value-type="float" office:value="0">
            <text:p>0</text:p>
          </table:table-cell>
          <table:table-cell table:formula="of:=[.F814]*[.G81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18];SEARCH(&quot;,&quot;;[Entrada.A818])-1))" office:value-type="float" office:value="0">
            <text:p>#VALOR!</text:p>
          </table:table-cell>
          <table:table-cell table:formula="of:=VALUE(MID([Entrada.A818];SEARCH(&quot;,&quot;;[Entrada.A818])+1;100))" office:value-type="float" office:value="0">
            <text:p>#VALOR!</text:p>
          </table:table-cell>
          <table:table-cell table:formula="of:=[Entrada.B8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15];[.$A$2:.$A$41];[.$B$2:.$B$41])" office:value-type="float" office:value="0">
            <text:p>#VALOR!</text:p>
          </table:table-cell>
          <table:table-cell table:formula="of:=LOOKUP([.E815];[.$A$2:.$A$41];[.$B$2:.$B$41])" office:value-type="float" office:value="0">
            <text:p>#VALOR!</text:p>
          </table:table-cell>
          <table:table-cell table:formula="of:=[.I815]+[.H81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15]*2" office:value-type="float" office:value="0">
            <text:p>0</text:p>
          </table:table-cell>
          <table:table-cell table:formula="of:=[.F815]*[.G81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19];SEARCH(&quot;,&quot;;[Entrada.A819])-1))" office:value-type="float" office:value="0">
            <text:p>#VALOR!</text:p>
          </table:table-cell>
          <table:table-cell table:formula="of:=VALUE(MID([Entrada.A819];SEARCH(&quot;,&quot;;[Entrada.A819])+1;100))" office:value-type="float" office:value="0">
            <text:p>#VALOR!</text:p>
          </table:table-cell>
          <table:table-cell table:formula="of:=[Entrada.B8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16];[.$A$2:.$A$41];[.$B$2:.$B$41])" office:value-type="float" office:value="0">
            <text:p>#VALOR!</text:p>
          </table:table-cell>
          <table:table-cell table:formula="of:=LOOKUP([.E816];[.$A$2:.$A$41];[.$B$2:.$B$41])" office:value-type="float" office:value="0">
            <text:p>#VALOR!</text:p>
          </table:table-cell>
          <table:table-cell table:formula="of:=[.I816]+[.H81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16]*2" office:value-type="float" office:value="0">
            <text:p>0</text:p>
          </table:table-cell>
          <table:table-cell table:formula="of:=[.F816]*[.G81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20];SEARCH(&quot;,&quot;;[Entrada.A820])-1))" office:value-type="float" office:value="0">
            <text:p>#VALOR!</text:p>
          </table:table-cell>
          <table:table-cell table:formula="of:=VALUE(MID([Entrada.A820];SEARCH(&quot;,&quot;;[Entrada.A820])+1;100))" office:value-type="float" office:value="0">
            <text:p>#VALOR!</text:p>
          </table:table-cell>
          <table:table-cell table:formula="of:=[Entrada.B8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17];[.$A$2:.$A$41];[.$B$2:.$B$41])" office:value-type="float" office:value="0">
            <text:p>#VALOR!</text:p>
          </table:table-cell>
          <table:table-cell table:formula="of:=LOOKUP([.E817];[.$A$2:.$A$41];[.$B$2:.$B$41])" office:value-type="float" office:value="0">
            <text:p>#VALOR!</text:p>
          </table:table-cell>
          <table:table-cell table:formula="of:=[.I817]+[.H81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17]*2" office:value-type="float" office:value="0">
            <text:p>0</text:p>
          </table:table-cell>
          <table:table-cell table:formula="of:=[.F817]*[.G81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21];SEARCH(&quot;,&quot;;[Entrada.A821])-1))" office:value-type="float" office:value="0">
            <text:p>#VALOR!</text:p>
          </table:table-cell>
          <table:table-cell table:formula="of:=VALUE(MID([Entrada.A821];SEARCH(&quot;,&quot;;[Entrada.A821])+1;100))" office:value-type="float" office:value="0">
            <text:p>#VALOR!</text:p>
          </table:table-cell>
          <table:table-cell table:formula="of:=[Entrada.B8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18];[.$A$2:.$A$41];[.$B$2:.$B$41])" office:value-type="float" office:value="0">
            <text:p>#VALOR!</text:p>
          </table:table-cell>
          <table:table-cell table:formula="of:=LOOKUP([.E818];[.$A$2:.$A$41];[.$B$2:.$B$41])" office:value-type="float" office:value="0">
            <text:p>#VALOR!</text:p>
          </table:table-cell>
          <table:table-cell table:formula="of:=[.I818]+[.H81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18]*2" office:value-type="float" office:value="0">
            <text:p>0</text:p>
          </table:table-cell>
          <table:table-cell table:formula="of:=[.F818]*[.G81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22];SEARCH(&quot;,&quot;;[Entrada.A822])-1))" office:value-type="float" office:value="0">
            <text:p>#VALOR!</text:p>
          </table:table-cell>
          <table:table-cell table:formula="of:=VALUE(MID([Entrada.A822];SEARCH(&quot;,&quot;;[Entrada.A822])+1;100))" office:value-type="float" office:value="0">
            <text:p>#VALOR!</text:p>
          </table:table-cell>
          <table:table-cell table:formula="of:=[Entrada.B8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19];[.$A$2:.$A$41];[.$B$2:.$B$41])" office:value-type="float" office:value="0">
            <text:p>#VALOR!</text:p>
          </table:table-cell>
          <table:table-cell table:formula="of:=LOOKUP([.E819];[.$A$2:.$A$41];[.$B$2:.$B$41])" office:value-type="float" office:value="0">
            <text:p>#VALOR!</text:p>
          </table:table-cell>
          <table:table-cell table:formula="of:=[.I819]+[.H81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19]*2" office:value-type="float" office:value="0">
            <text:p>0</text:p>
          </table:table-cell>
          <table:table-cell table:formula="of:=[.F819]*[.G81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23];SEARCH(&quot;,&quot;;[Entrada.A823])-1))" office:value-type="float" office:value="0">
            <text:p>#VALOR!</text:p>
          </table:table-cell>
          <table:table-cell table:formula="of:=VALUE(MID([Entrada.A823];SEARCH(&quot;,&quot;;[Entrada.A823])+1;100))" office:value-type="float" office:value="0">
            <text:p>#VALOR!</text:p>
          </table:table-cell>
          <table:table-cell table:formula="of:=[Entrada.B8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20];[.$A$2:.$A$41];[.$B$2:.$B$41])" office:value-type="float" office:value="0">
            <text:p>#VALOR!</text:p>
          </table:table-cell>
          <table:table-cell table:formula="of:=LOOKUP([.E820];[.$A$2:.$A$41];[.$B$2:.$B$41])" office:value-type="float" office:value="0">
            <text:p>#VALOR!</text:p>
          </table:table-cell>
          <table:table-cell table:formula="of:=[.I820]+[.H82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20]*2" office:value-type="float" office:value="0">
            <text:p>0</text:p>
          </table:table-cell>
          <table:table-cell table:formula="of:=[.F820]*[.G82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24];SEARCH(&quot;,&quot;;[Entrada.A824])-1))" office:value-type="float" office:value="0">
            <text:p>#VALOR!</text:p>
          </table:table-cell>
          <table:table-cell table:formula="of:=VALUE(MID([Entrada.A824];SEARCH(&quot;,&quot;;[Entrada.A824])+1;100))" office:value-type="float" office:value="0">
            <text:p>#VALOR!</text:p>
          </table:table-cell>
          <table:table-cell table:formula="of:=[Entrada.B8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21];[.$A$2:.$A$41];[.$B$2:.$B$41])" office:value-type="float" office:value="0">
            <text:p>#VALOR!</text:p>
          </table:table-cell>
          <table:table-cell table:formula="of:=LOOKUP([.E821];[.$A$2:.$A$41];[.$B$2:.$B$41])" office:value-type="float" office:value="0">
            <text:p>#VALOR!</text:p>
          </table:table-cell>
          <table:table-cell table:formula="of:=[.I821]+[.H82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21]*2" office:value-type="float" office:value="0">
            <text:p>0</text:p>
          </table:table-cell>
          <table:table-cell table:formula="of:=[.F821]*[.G82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25];SEARCH(&quot;,&quot;;[Entrada.A825])-1))" office:value-type="float" office:value="0">
            <text:p>#VALOR!</text:p>
          </table:table-cell>
          <table:table-cell table:formula="of:=VALUE(MID([Entrada.A825];SEARCH(&quot;,&quot;;[Entrada.A825])+1;100))" office:value-type="float" office:value="0">
            <text:p>#VALOR!</text:p>
          </table:table-cell>
          <table:table-cell table:formula="of:=[Entrada.B82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22];[.$A$2:.$A$41];[.$B$2:.$B$41])" office:value-type="float" office:value="0">
            <text:p>#VALOR!</text:p>
          </table:table-cell>
          <table:table-cell table:formula="of:=LOOKUP([.E822];[.$A$2:.$A$41];[.$B$2:.$B$41])" office:value-type="float" office:value="0">
            <text:p>#VALOR!</text:p>
          </table:table-cell>
          <table:table-cell table:formula="of:=[.I822]+[.H82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22]*2" office:value-type="float" office:value="0">
            <text:p>0</text:p>
          </table:table-cell>
          <table:table-cell table:formula="of:=[.F822]*[.G82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26];SEARCH(&quot;,&quot;;[Entrada.A826])-1))" office:value-type="float" office:value="0">
            <text:p>#VALOR!</text:p>
          </table:table-cell>
          <table:table-cell table:formula="of:=VALUE(MID([Entrada.A826];SEARCH(&quot;,&quot;;[Entrada.A826])+1;100))" office:value-type="float" office:value="0">
            <text:p>#VALOR!</text:p>
          </table:table-cell>
          <table:table-cell table:formula="of:=[Entrada.B82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23];[.$A$2:.$A$41];[.$B$2:.$B$41])" office:value-type="float" office:value="0">
            <text:p>#VALOR!</text:p>
          </table:table-cell>
          <table:table-cell table:formula="of:=LOOKUP([.E823];[.$A$2:.$A$41];[.$B$2:.$B$41])" office:value-type="float" office:value="0">
            <text:p>#VALOR!</text:p>
          </table:table-cell>
          <table:table-cell table:formula="of:=[.I823]+[.H82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23]*2" office:value-type="float" office:value="0">
            <text:p>0</text:p>
          </table:table-cell>
          <table:table-cell table:formula="of:=[.F823]*[.G82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27];SEARCH(&quot;,&quot;;[Entrada.A827])-1))" office:value-type="float" office:value="0">
            <text:p>#VALOR!</text:p>
          </table:table-cell>
          <table:table-cell table:formula="of:=VALUE(MID([Entrada.A827];SEARCH(&quot;,&quot;;[Entrada.A827])+1;100))" office:value-type="float" office:value="0">
            <text:p>#VALOR!</text:p>
          </table:table-cell>
          <table:table-cell table:formula="of:=[Entrada.B82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24];[.$A$2:.$A$41];[.$B$2:.$B$41])" office:value-type="float" office:value="0">
            <text:p>#VALOR!</text:p>
          </table:table-cell>
          <table:table-cell table:formula="of:=LOOKUP([.E824];[.$A$2:.$A$41];[.$B$2:.$B$41])" office:value-type="float" office:value="0">
            <text:p>#VALOR!</text:p>
          </table:table-cell>
          <table:table-cell table:formula="of:=[.I824]+[.H82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24]*2" office:value-type="float" office:value="0">
            <text:p>0</text:p>
          </table:table-cell>
          <table:table-cell table:formula="of:=[.F824]*[.G82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28];SEARCH(&quot;,&quot;;[Entrada.A828])-1))" office:value-type="float" office:value="0">
            <text:p>#VALOR!</text:p>
          </table:table-cell>
          <table:table-cell table:formula="of:=VALUE(MID([Entrada.A828];SEARCH(&quot;,&quot;;[Entrada.A828])+1;100))" office:value-type="float" office:value="0">
            <text:p>#VALOR!</text:p>
          </table:table-cell>
          <table:table-cell table:formula="of:=[Entrada.B82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25];[.$A$2:.$A$41];[.$B$2:.$B$41])" office:value-type="float" office:value="0">
            <text:p>#VALOR!</text:p>
          </table:table-cell>
          <table:table-cell table:formula="of:=LOOKUP([.E825];[.$A$2:.$A$41];[.$B$2:.$B$41])" office:value-type="float" office:value="0">
            <text:p>#VALOR!</text:p>
          </table:table-cell>
          <table:table-cell table:formula="of:=[.I825]+[.H82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25]*2" office:value-type="float" office:value="0">
            <text:p>0</text:p>
          </table:table-cell>
          <table:table-cell table:formula="of:=[.F825]*[.G82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29];SEARCH(&quot;,&quot;;[Entrada.A829])-1))" office:value-type="float" office:value="0">
            <text:p>#VALOR!</text:p>
          </table:table-cell>
          <table:table-cell table:formula="of:=VALUE(MID([Entrada.A829];SEARCH(&quot;,&quot;;[Entrada.A829])+1;100))" office:value-type="float" office:value="0">
            <text:p>#VALOR!</text:p>
          </table:table-cell>
          <table:table-cell table:formula="of:=[Entrada.B82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26];[.$A$2:.$A$41];[.$B$2:.$B$41])" office:value-type="float" office:value="0">
            <text:p>#VALOR!</text:p>
          </table:table-cell>
          <table:table-cell table:formula="of:=LOOKUP([.E826];[.$A$2:.$A$41];[.$B$2:.$B$41])" office:value-type="float" office:value="0">
            <text:p>#VALOR!</text:p>
          </table:table-cell>
          <table:table-cell table:formula="of:=[.I826]+[.H82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26]*2" office:value-type="float" office:value="0">
            <text:p>0</text:p>
          </table:table-cell>
          <table:table-cell table:formula="of:=[.F826]*[.G82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30];SEARCH(&quot;,&quot;;[Entrada.A830])-1))" office:value-type="float" office:value="0">
            <text:p>#VALOR!</text:p>
          </table:table-cell>
          <table:table-cell table:formula="of:=VALUE(MID([Entrada.A830];SEARCH(&quot;,&quot;;[Entrada.A830])+1;100))" office:value-type="float" office:value="0">
            <text:p>#VALOR!</text:p>
          </table:table-cell>
          <table:table-cell table:formula="of:=[Entrada.B83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27];[.$A$2:.$A$41];[.$B$2:.$B$41])" office:value-type="float" office:value="0">
            <text:p>#VALOR!</text:p>
          </table:table-cell>
          <table:table-cell table:formula="of:=LOOKUP([.E827];[.$A$2:.$A$41];[.$B$2:.$B$41])" office:value-type="float" office:value="0">
            <text:p>#VALOR!</text:p>
          </table:table-cell>
          <table:table-cell table:formula="of:=[.I827]+[.H82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27]*2" office:value-type="float" office:value="0">
            <text:p>0</text:p>
          </table:table-cell>
          <table:table-cell table:formula="of:=[.F827]*[.G82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31];SEARCH(&quot;,&quot;;[Entrada.A831])-1))" office:value-type="float" office:value="0">
            <text:p>#VALOR!</text:p>
          </table:table-cell>
          <table:table-cell table:formula="of:=VALUE(MID([Entrada.A831];SEARCH(&quot;,&quot;;[Entrada.A831])+1;100))" office:value-type="float" office:value="0">
            <text:p>#VALOR!</text:p>
          </table:table-cell>
          <table:table-cell table:formula="of:=[Entrada.B83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28];[.$A$2:.$A$41];[.$B$2:.$B$41])" office:value-type="float" office:value="0">
            <text:p>#VALOR!</text:p>
          </table:table-cell>
          <table:table-cell table:formula="of:=LOOKUP([.E828];[.$A$2:.$A$41];[.$B$2:.$B$41])" office:value-type="float" office:value="0">
            <text:p>#VALOR!</text:p>
          </table:table-cell>
          <table:table-cell table:formula="of:=[.I828]+[.H82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28]*2" office:value-type="float" office:value="0">
            <text:p>0</text:p>
          </table:table-cell>
          <table:table-cell table:formula="of:=[.F828]*[.G82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32];SEARCH(&quot;,&quot;;[Entrada.A832])-1))" office:value-type="float" office:value="0">
            <text:p>#VALOR!</text:p>
          </table:table-cell>
          <table:table-cell table:formula="of:=VALUE(MID([Entrada.A832];SEARCH(&quot;,&quot;;[Entrada.A832])+1;100))" office:value-type="float" office:value="0">
            <text:p>#VALOR!</text:p>
          </table:table-cell>
          <table:table-cell table:formula="of:=[Entrada.B83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29];[.$A$2:.$A$41];[.$B$2:.$B$41])" office:value-type="float" office:value="0">
            <text:p>#VALOR!</text:p>
          </table:table-cell>
          <table:table-cell table:formula="of:=LOOKUP([.E829];[.$A$2:.$A$41];[.$B$2:.$B$41])" office:value-type="float" office:value="0">
            <text:p>#VALOR!</text:p>
          </table:table-cell>
          <table:table-cell table:formula="of:=[.I829]+[.H82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29]*2" office:value-type="float" office:value="0">
            <text:p>0</text:p>
          </table:table-cell>
          <table:table-cell table:formula="of:=[.F829]*[.G82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33];SEARCH(&quot;,&quot;;[Entrada.A833])-1))" office:value-type="float" office:value="0">
            <text:p>#VALOR!</text:p>
          </table:table-cell>
          <table:table-cell table:formula="of:=VALUE(MID([Entrada.A833];SEARCH(&quot;,&quot;;[Entrada.A833])+1;100))" office:value-type="float" office:value="0">
            <text:p>#VALOR!</text:p>
          </table:table-cell>
          <table:table-cell table:formula="of:=[Entrada.B8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30];[.$A$2:.$A$41];[.$B$2:.$B$41])" office:value-type="float" office:value="0">
            <text:p>#VALOR!</text:p>
          </table:table-cell>
          <table:table-cell table:formula="of:=LOOKUP([.E830];[.$A$2:.$A$41];[.$B$2:.$B$41])" office:value-type="float" office:value="0">
            <text:p>#VALOR!</text:p>
          </table:table-cell>
          <table:table-cell table:formula="of:=[.I830]+[.H83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30]*2" office:value-type="float" office:value="0">
            <text:p>0</text:p>
          </table:table-cell>
          <table:table-cell table:formula="of:=[.F830]*[.G83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34];SEARCH(&quot;,&quot;;[Entrada.A834])-1))" office:value-type="float" office:value="0">
            <text:p>#VALOR!</text:p>
          </table:table-cell>
          <table:table-cell table:formula="of:=VALUE(MID([Entrada.A834];SEARCH(&quot;,&quot;;[Entrada.A834])+1;100))" office:value-type="float" office:value="0">
            <text:p>#VALOR!</text:p>
          </table:table-cell>
          <table:table-cell table:formula="of:=[Entrada.B83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31];[.$A$2:.$A$41];[.$B$2:.$B$41])" office:value-type="float" office:value="0">
            <text:p>#VALOR!</text:p>
          </table:table-cell>
          <table:table-cell table:formula="of:=LOOKUP([.E831];[.$A$2:.$A$41];[.$B$2:.$B$41])" office:value-type="float" office:value="0">
            <text:p>#VALOR!</text:p>
          </table:table-cell>
          <table:table-cell table:formula="of:=[.I831]+[.H83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31]*2" office:value-type="float" office:value="0">
            <text:p>0</text:p>
          </table:table-cell>
          <table:table-cell table:formula="of:=[.F831]*[.G83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35];SEARCH(&quot;,&quot;;[Entrada.A835])-1))" office:value-type="float" office:value="0">
            <text:p>#VALOR!</text:p>
          </table:table-cell>
          <table:table-cell table:formula="of:=VALUE(MID([Entrada.A835];SEARCH(&quot;,&quot;;[Entrada.A835])+1;100))" office:value-type="float" office:value="0">
            <text:p>#VALOR!</text:p>
          </table:table-cell>
          <table:table-cell table:formula="of:=[Entrada.B83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32];[.$A$2:.$A$41];[.$B$2:.$B$41])" office:value-type="float" office:value="0">
            <text:p>#VALOR!</text:p>
          </table:table-cell>
          <table:table-cell table:formula="of:=LOOKUP([.E832];[.$A$2:.$A$41];[.$B$2:.$B$41])" office:value-type="float" office:value="0">
            <text:p>#VALOR!</text:p>
          </table:table-cell>
          <table:table-cell table:formula="of:=[.I832]+[.H83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32]*2" office:value-type="float" office:value="0">
            <text:p>0</text:p>
          </table:table-cell>
          <table:table-cell table:formula="of:=[.F832]*[.G83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36];SEARCH(&quot;,&quot;;[Entrada.A836])-1))" office:value-type="float" office:value="0">
            <text:p>#VALOR!</text:p>
          </table:table-cell>
          <table:table-cell table:formula="of:=VALUE(MID([Entrada.A836];SEARCH(&quot;,&quot;;[Entrada.A836])+1;100))" office:value-type="float" office:value="0">
            <text:p>#VALOR!</text:p>
          </table:table-cell>
          <table:table-cell table:formula="of:=[Entrada.B83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33];[.$A$2:.$A$41];[.$B$2:.$B$41])" office:value-type="float" office:value="0">
            <text:p>#VALOR!</text:p>
          </table:table-cell>
          <table:table-cell table:formula="of:=LOOKUP([.E833];[.$A$2:.$A$41];[.$B$2:.$B$41])" office:value-type="float" office:value="0">
            <text:p>#VALOR!</text:p>
          </table:table-cell>
          <table:table-cell table:formula="of:=[.I833]+[.H83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33]*2" office:value-type="float" office:value="0">
            <text:p>0</text:p>
          </table:table-cell>
          <table:table-cell table:formula="of:=[.F833]*[.G83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37];SEARCH(&quot;,&quot;;[Entrada.A837])-1))" office:value-type="float" office:value="0">
            <text:p>#VALOR!</text:p>
          </table:table-cell>
          <table:table-cell table:formula="of:=VALUE(MID([Entrada.A837];SEARCH(&quot;,&quot;;[Entrada.A837])+1;100))" office:value-type="float" office:value="0">
            <text:p>#VALOR!</text:p>
          </table:table-cell>
          <table:table-cell table:formula="of:=[Entrada.B83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34];[.$A$2:.$A$41];[.$B$2:.$B$41])" office:value-type="float" office:value="0">
            <text:p>#VALOR!</text:p>
          </table:table-cell>
          <table:table-cell table:formula="of:=LOOKUP([.E834];[.$A$2:.$A$41];[.$B$2:.$B$41])" office:value-type="float" office:value="0">
            <text:p>#VALOR!</text:p>
          </table:table-cell>
          <table:table-cell table:formula="of:=[.I834]+[.H83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34]*2" office:value-type="float" office:value="0">
            <text:p>0</text:p>
          </table:table-cell>
          <table:table-cell table:formula="of:=[.F834]*[.G83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38];SEARCH(&quot;,&quot;;[Entrada.A838])-1))" office:value-type="float" office:value="0">
            <text:p>#VALOR!</text:p>
          </table:table-cell>
          <table:table-cell table:formula="of:=VALUE(MID([Entrada.A838];SEARCH(&quot;,&quot;;[Entrada.A838])+1;100))" office:value-type="float" office:value="0">
            <text:p>#VALOR!</text:p>
          </table:table-cell>
          <table:table-cell table:formula="of:=[Entrada.B83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35];[.$A$2:.$A$41];[.$B$2:.$B$41])" office:value-type="float" office:value="0">
            <text:p>#VALOR!</text:p>
          </table:table-cell>
          <table:table-cell table:formula="of:=LOOKUP([.E835];[.$A$2:.$A$41];[.$B$2:.$B$41])" office:value-type="float" office:value="0">
            <text:p>#VALOR!</text:p>
          </table:table-cell>
          <table:table-cell table:formula="of:=[.I835]+[.H83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35]*2" office:value-type="float" office:value="0">
            <text:p>0</text:p>
          </table:table-cell>
          <table:table-cell table:formula="of:=[.F835]*[.G83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39];SEARCH(&quot;,&quot;;[Entrada.A839])-1))" office:value-type="float" office:value="0">
            <text:p>#VALOR!</text:p>
          </table:table-cell>
          <table:table-cell table:formula="of:=VALUE(MID([Entrada.A839];SEARCH(&quot;,&quot;;[Entrada.A839])+1;100))" office:value-type="float" office:value="0">
            <text:p>#VALOR!</text:p>
          </table:table-cell>
          <table:table-cell table:formula="of:=[Entrada.B83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36];[.$A$2:.$A$41];[.$B$2:.$B$41])" office:value-type="float" office:value="0">
            <text:p>#VALOR!</text:p>
          </table:table-cell>
          <table:table-cell table:formula="of:=LOOKUP([.E836];[.$A$2:.$A$41];[.$B$2:.$B$41])" office:value-type="float" office:value="0">
            <text:p>#VALOR!</text:p>
          </table:table-cell>
          <table:table-cell table:formula="of:=[.I836]+[.H83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36]*2" office:value-type="float" office:value="0">
            <text:p>0</text:p>
          </table:table-cell>
          <table:table-cell table:formula="of:=[.F836]*[.G83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40];SEARCH(&quot;,&quot;;[Entrada.A840])-1))" office:value-type="float" office:value="0">
            <text:p>#VALOR!</text:p>
          </table:table-cell>
          <table:table-cell table:formula="of:=VALUE(MID([Entrada.A840];SEARCH(&quot;,&quot;;[Entrada.A840])+1;100))" office:value-type="float" office:value="0">
            <text:p>#VALOR!</text:p>
          </table:table-cell>
          <table:table-cell table:formula="of:=[Entrada.B84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37];[.$A$2:.$A$41];[.$B$2:.$B$41])" office:value-type="float" office:value="0">
            <text:p>#VALOR!</text:p>
          </table:table-cell>
          <table:table-cell table:formula="of:=LOOKUP([.E837];[.$A$2:.$A$41];[.$B$2:.$B$41])" office:value-type="float" office:value="0">
            <text:p>#VALOR!</text:p>
          </table:table-cell>
          <table:table-cell table:formula="of:=[.I837]+[.H83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37]*2" office:value-type="float" office:value="0">
            <text:p>0</text:p>
          </table:table-cell>
          <table:table-cell table:formula="of:=[.F837]*[.G83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41];SEARCH(&quot;,&quot;;[Entrada.A841])-1))" office:value-type="float" office:value="0">
            <text:p>#VALOR!</text:p>
          </table:table-cell>
          <table:table-cell table:formula="of:=VALUE(MID([Entrada.A841];SEARCH(&quot;,&quot;;[Entrada.A841])+1;100))" office:value-type="float" office:value="0">
            <text:p>#VALOR!</text:p>
          </table:table-cell>
          <table:table-cell table:formula="of:=[Entrada.B84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38];[.$A$2:.$A$41];[.$B$2:.$B$41])" office:value-type="float" office:value="0">
            <text:p>#VALOR!</text:p>
          </table:table-cell>
          <table:table-cell table:formula="of:=LOOKUP([.E838];[.$A$2:.$A$41];[.$B$2:.$B$41])" office:value-type="float" office:value="0">
            <text:p>#VALOR!</text:p>
          </table:table-cell>
          <table:table-cell table:formula="of:=[.I838]+[.H83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38]*2" office:value-type="float" office:value="0">
            <text:p>0</text:p>
          </table:table-cell>
          <table:table-cell table:formula="of:=[.F838]*[.G83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42];SEARCH(&quot;,&quot;;[Entrada.A842])-1))" office:value-type="float" office:value="0">
            <text:p>#VALOR!</text:p>
          </table:table-cell>
          <table:table-cell table:formula="of:=VALUE(MID([Entrada.A842];SEARCH(&quot;,&quot;;[Entrada.A842])+1;100))" office:value-type="float" office:value="0">
            <text:p>#VALOR!</text:p>
          </table:table-cell>
          <table:table-cell table:formula="of:=[Entrada.B84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39];[.$A$2:.$A$41];[.$B$2:.$B$41])" office:value-type="float" office:value="0">
            <text:p>#VALOR!</text:p>
          </table:table-cell>
          <table:table-cell table:formula="of:=LOOKUP([.E839];[.$A$2:.$A$41];[.$B$2:.$B$41])" office:value-type="float" office:value="0">
            <text:p>#VALOR!</text:p>
          </table:table-cell>
          <table:table-cell table:formula="of:=[.I839]+[.H83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39]*2" office:value-type="float" office:value="0">
            <text:p>0</text:p>
          </table:table-cell>
          <table:table-cell table:formula="of:=[.F839]*[.G83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43];SEARCH(&quot;,&quot;;[Entrada.A843])-1))" office:value-type="float" office:value="0">
            <text:p>#VALOR!</text:p>
          </table:table-cell>
          <table:table-cell table:formula="of:=VALUE(MID([Entrada.A843];SEARCH(&quot;,&quot;;[Entrada.A843])+1;100))" office:value-type="float" office:value="0">
            <text:p>#VALOR!</text:p>
          </table:table-cell>
          <table:table-cell table:formula="of:=[Entrada.B84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40];[.$A$2:.$A$41];[.$B$2:.$B$41])" office:value-type="float" office:value="0">
            <text:p>#VALOR!</text:p>
          </table:table-cell>
          <table:table-cell table:formula="of:=LOOKUP([.E840];[.$A$2:.$A$41];[.$B$2:.$B$41])" office:value-type="float" office:value="0">
            <text:p>#VALOR!</text:p>
          </table:table-cell>
          <table:table-cell table:formula="of:=[.I840]+[.H84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40]*2" office:value-type="float" office:value="0">
            <text:p>0</text:p>
          </table:table-cell>
          <table:table-cell table:formula="of:=[.F840]*[.G84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44];SEARCH(&quot;,&quot;;[Entrada.A844])-1))" office:value-type="float" office:value="0">
            <text:p>#VALOR!</text:p>
          </table:table-cell>
          <table:table-cell table:formula="of:=VALUE(MID([Entrada.A844];SEARCH(&quot;,&quot;;[Entrada.A844])+1;100))" office:value-type="float" office:value="0">
            <text:p>#VALOR!</text:p>
          </table:table-cell>
          <table:table-cell table:formula="of:=[Entrada.B84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41];[.$A$2:.$A$41];[.$B$2:.$B$41])" office:value-type="float" office:value="0">
            <text:p>#VALOR!</text:p>
          </table:table-cell>
          <table:table-cell table:formula="of:=LOOKUP([.E841];[.$A$2:.$A$41];[.$B$2:.$B$41])" office:value-type="float" office:value="0">
            <text:p>#VALOR!</text:p>
          </table:table-cell>
          <table:table-cell table:formula="of:=[.I841]+[.H84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41]*2" office:value-type="float" office:value="0">
            <text:p>0</text:p>
          </table:table-cell>
          <table:table-cell table:formula="of:=[.F841]*[.G84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45];SEARCH(&quot;,&quot;;[Entrada.A845])-1))" office:value-type="float" office:value="0">
            <text:p>#VALOR!</text:p>
          </table:table-cell>
          <table:table-cell table:formula="of:=VALUE(MID([Entrada.A845];SEARCH(&quot;,&quot;;[Entrada.A845])+1;100))" office:value-type="float" office:value="0">
            <text:p>#VALOR!</text:p>
          </table:table-cell>
          <table:table-cell table:formula="of:=[Entrada.B84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42];[.$A$2:.$A$41];[.$B$2:.$B$41])" office:value-type="float" office:value="0">
            <text:p>#VALOR!</text:p>
          </table:table-cell>
          <table:table-cell table:formula="of:=LOOKUP([.E842];[.$A$2:.$A$41];[.$B$2:.$B$41])" office:value-type="float" office:value="0">
            <text:p>#VALOR!</text:p>
          </table:table-cell>
          <table:table-cell table:formula="of:=[.I842]+[.H84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42]*2" office:value-type="float" office:value="0">
            <text:p>0</text:p>
          </table:table-cell>
          <table:table-cell table:formula="of:=[.F842]*[.G84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46];SEARCH(&quot;,&quot;;[Entrada.A846])-1))" office:value-type="float" office:value="0">
            <text:p>#VALOR!</text:p>
          </table:table-cell>
          <table:table-cell table:formula="of:=VALUE(MID([Entrada.A846];SEARCH(&quot;,&quot;;[Entrada.A846])+1;100))" office:value-type="float" office:value="0">
            <text:p>#VALOR!</text:p>
          </table:table-cell>
          <table:table-cell table:formula="of:=[Entrada.B84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43];[.$A$2:.$A$41];[.$B$2:.$B$41])" office:value-type="float" office:value="0">
            <text:p>#VALOR!</text:p>
          </table:table-cell>
          <table:table-cell table:formula="of:=LOOKUP([.E843];[.$A$2:.$A$41];[.$B$2:.$B$41])" office:value-type="float" office:value="0">
            <text:p>#VALOR!</text:p>
          </table:table-cell>
          <table:table-cell table:formula="of:=[.I843]+[.H84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43]*2" office:value-type="float" office:value="0">
            <text:p>0</text:p>
          </table:table-cell>
          <table:table-cell table:formula="of:=[.F843]*[.G84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47];SEARCH(&quot;,&quot;;[Entrada.A847])-1))" office:value-type="float" office:value="0">
            <text:p>#VALOR!</text:p>
          </table:table-cell>
          <table:table-cell table:formula="of:=VALUE(MID([Entrada.A847];SEARCH(&quot;,&quot;;[Entrada.A847])+1;100))" office:value-type="float" office:value="0">
            <text:p>#VALOR!</text:p>
          </table:table-cell>
          <table:table-cell table:formula="of:=[Entrada.B84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44];[.$A$2:.$A$41];[.$B$2:.$B$41])" office:value-type="float" office:value="0">
            <text:p>#VALOR!</text:p>
          </table:table-cell>
          <table:table-cell table:formula="of:=LOOKUP([.E844];[.$A$2:.$A$41];[.$B$2:.$B$41])" office:value-type="float" office:value="0">
            <text:p>#VALOR!</text:p>
          </table:table-cell>
          <table:table-cell table:formula="of:=[.I844]+[.H84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44]*2" office:value-type="float" office:value="0">
            <text:p>0</text:p>
          </table:table-cell>
          <table:table-cell table:formula="of:=[.F844]*[.G84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48];SEARCH(&quot;,&quot;;[Entrada.A848])-1))" office:value-type="float" office:value="0">
            <text:p>#VALOR!</text:p>
          </table:table-cell>
          <table:table-cell table:formula="of:=VALUE(MID([Entrada.A848];SEARCH(&quot;,&quot;;[Entrada.A848])+1;100))" office:value-type="float" office:value="0">
            <text:p>#VALOR!</text:p>
          </table:table-cell>
          <table:table-cell table:formula="of:=[Entrada.B84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45];[.$A$2:.$A$41];[.$B$2:.$B$41])" office:value-type="float" office:value="0">
            <text:p>#VALOR!</text:p>
          </table:table-cell>
          <table:table-cell table:formula="of:=LOOKUP([.E845];[.$A$2:.$A$41];[.$B$2:.$B$41])" office:value-type="float" office:value="0">
            <text:p>#VALOR!</text:p>
          </table:table-cell>
          <table:table-cell table:formula="of:=[.I845]+[.H84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45]*2" office:value-type="float" office:value="0">
            <text:p>0</text:p>
          </table:table-cell>
          <table:table-cell table:formula="of:=[.F845]*[.G84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49];SEARCH(&quot;,&quot;;[Entrada.A849])-1))" office:value-type="float" office:value="0">
            <text:p>#VALOR!</text:p>
          </table:table-cell>
          <table:table-cell table:formula="of:=VALUE(MID([Entrada.A849];SEARCH(&quot;,&quot;;[Entrada.A849])+1;100))" office:value-type="float" office:value="0">
            <text:p>#VALOR!</text:p>
          </table:table-cell>
          <table:table-cell table:formula="of:=[Entrada.B84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46];[.$A$2:.$A$41];[.$B$2:.$B$41])" office:value-type="float" office:value="0">
            <text:p>#VALOR!</text:p>
          </table:table-cell>
          <table:table-cell table:formula="of:=LOOKUP([.E846];[.$A$2:.$A$41];[.$B$2:.$B$41])" office:value-type="float" office:value="0">
            <text:p>#VALOR!</text:p>
          </table:table-cell>
          <table:table-cell table:formula="of:=[.I846]+[.H84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46]*2" office:value-type="float" office:value="0">
            <text:p>0</text:p>
          </table:table-cell>
          <table:table-cell table:formula="of:=[.F846]*[.G84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50];SEARCH(&quot;,&quot;;[Entrada.A850])-1))" office:value-type="float" office:value="0">
            <text:p>#VALOR!</text:p>
          </table:table-cell>
          <table:table-cell table:formula="of:=VALUE(MID([Entrada.A850];SEARCH(&quot;,&quot;;[Entrada.A850])+1;100))" office:value-type="float" office:value="0">
            <text:p>#VALOR!</text:p>
          </table:table-cell>
          <table:table-cell table:formula="of:=[Entrada.B85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47];[.$A$2:.$A$41];[.$B$2:.$B$41])" office:value-type="float" office:value="0">
            <text:p>#VALOR!</text:p>
          </table:table-cell>
          <table:table-cell table:formula="of:=LOOKUP([.E847];[.$A$2:.$A$41];[.$B$2:.$B$41])" office:value-type="float" office:value="0">
            <text:p>#VALOR!</text:p>
          </table:table-cell>
          <table:table-cell table:formula="of:=[.I847]+[.H84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47]*2" office:value-type="float" office:value="0">
            <text:p>0</text:p>
          </table:table-cell>
          <table:table-cell table:formula="of:=[.F847]*[.G84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51];SEARCH(&quot;,&quot;;[Entrada.A851])-1))" office:value-type="float" office:value="0">
            <text:p>#VALOR!</text:p>
          </table:table-cell>
          <table:table-cell table:formula="of:=VALUE(MID([Entrada.A851];SEARCH(&quot;,&quot;;[Entrada.A851])+1;100))" office:value-type="float" office:value="0">
            <text:p>#VALOR!</text:p>
          </table:table-cell>
          <table:table-cell table:formula="of:=[Entrada.B85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48];[.$A$2:.$A$41];[.$B$2:.$B$41])" office:value-type="float" office:value="0">
            <text:p>#VALOR!</text:p>
          </table:table-cell>
          <table:table-cell table:formula="of:=LOOKUP([.E848];[.$A$2:.$A$41];[.$B$2:.$B$41])" office:value-type="float" office:value="0">
            <text:p>#VALOR!</text:p>
          </table:table-cell>
          <table:table-cell table:formula="of:=[.I848]+[.H84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48]*2" office:value-type="float" office:value="0">
            <text:p>0</text:p>
          </table:table-cell>
          <table:table-cell table:formula="of:=[.F848]*[.G84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52];SEARCH(&quot;,&quot;;[Entrada.A852])-1))" office:value-type="float" office:value="0">
            <text:p>#VALOR!</text:p>
          </table:table-cell>
          <table:table-cell table:formula="of:=VALUE(MID([Entrada.A852];SEARCH(&quot;,&quot;;[Entrada.A852])+1;100))" office:value-type="float" office:value="0">
            <text:p>#VALOR!</text:p>
          </table:table-cell>
          <table:table-cell table:formula="of:=[Entrada.B85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49];[.$A$2:.$A$41];[.$B$2:.$B$41])" office:value-type="float" office:value="0">
            <text:p>#VALOR!</text:p>
          </table:table-cell>
          <table:table-cell table:formula="of:=LOOKUP([.E849];[.$A$2:.$A$41];[.$B$2:.$B$41])" office:value-type="float" office:value="0">
            <text:p>#VALOR!</text:p>
          </table:table-cell>
          <table:table-cell table:formula="of:=[.I849]+[.H84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49]*2" office:value-type="float" office:value="0">
            <text:p>0</text:p>
          </table:table-cell>
          <table:table-cell table:formula="of:=[.F849]*[.G84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53];SEARCH(&quot;,&quot;;[Entrada.A853])-1))" office:value-type="float" office:value="0">
            <text:p>#VALOR!</text:p>
          </table:table-cell>
          <table:table-cell table:formula="of:=VALUE(MID([Entrada.A853];SEARCH(&quot;,&quot;;[Entrada.A853])+1;100))" office:value-type="float" office:value="0">
            <text:p>#VALOR!</text:p>
          </table:table-cell>
          <table:table-cell table:formula="of:=[Entrada.B85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50];[.$A$2:.$A$41];[.$B$2:.$B$41])" office:value-type="float" office:value="0">
            <text:p>#VALOR!</text:p>
          </table:table-cell>
          <table:table-cell table:formula="of:=LOOKUP([.E850];[.$A$2:.$A$41];[.$B$2:.$B$41])" office:value-type="float" office:value="0">
            <text:p>#VALOR!</text:p>
          </table:table-cell>
          <table:table-cell table:formula="of:=[.I850]+[.H85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50]*2" office:value-type="float" office:value="0">
            <text:p>0</text:p>
          </table:table-cell>
          <table:table-cell table:formula="of:=[.F850]*[.G85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54];SEARCH(&quot;,&quot;;[Entrada.A854])-1))" office:value-type="float" office:value="0">
            <text:p>#VALOR!</text:p>
          </table:table-cell>
          <table:table-cell table:formula="of:=VALUE(MID([Entrada.A854];SEARCH(&quot;,&quot;;[Entrada.A854])+1;100))" office:value-type="float" office:value="0">
            <text:p>#VALOR!</text:p>
          </table:table-cell>
          <table:table-cell table:formula="of:=[Entrada.B85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51];[.$A$2:.$A$41];[.$B$2:.$B$41])" office:value-type="float" office:value="0">
            <text:p>#VALOR!</text:p>
          </table:table-cell>
          <table:table-cell table:formula="of:=LOOKUP([.E851];[.$A$2:.$A$41];[.$B$2:.$B$41])" office:value-type="float" office:value="0">
            <text:p>#VALOR!</text:p>
          </table:table-cell>
          <table:table-cell table:formula="of:=[.I851]+[.H85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51]*2" office:value-type="float" office:value="0">
            <text:p>0</text:p>
          </table:table-cell>
          <table:table-cell table:formula="of:=[.F851]*[.G85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55];SEARCH(&quot;,&quot;;[Entrada.A855])-1))" office:value-type="float" office:value="0">
            <text:p>#VALOR!</text:p>
          </table:table-cell>
          <table:table-cell table:formula="of:=VALUE(MID([Entrada.A855];SEARCH(&quot;,&quot;;[Entrada.A855])+1;100))" office:value-type="float" office:value="0">
            <text:p>#VALOR!</text:p>
          </table:table-cell>
          <table:table-cell table:formula="of:=[Entrada.B85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52];[.$A$2:.$A$41];[.$B$2:.$B$41])" office:value-type="float" office:value="0">
            <text:p>#VALOR!</text:p>
          </table:table-cell>
          <table:table-cell table:formula="of:=LOOKUP([.E852];[.$A$2:.$A$41];[.$B$2:.$B$41])" office:value-type="float" office:value="0">
            <text:p>#VALOR!</text:p>
          </table:table-cell>
          <table:table-cell table:formula="of:=[.I852]+[.H85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52]*2" office:value-type="float" office:value="0">
            <text:p>0</text:p>
          </table:table-cell>
          <table:table-cell table:formula="of:=[.F852]*[.G85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56];SEARCH(&quot;,&quot;;[Entrada.A856])-1))" office:value-type="float" office:value="0">
            <text:p>#VALOR!</text:p>
          </table:table-cell>
          <table:table-cell table:formula="of:=VALUE(MID([Entrada.A856];SEARCH(&quot;,&quot;;[Entrada.A856])+1;100))" office:value-type="float" office:value="0">
            <text:p>#VALOR!</text:p>
          </table:table-cell>
          <table:table-cell table:formula="of:=[Entrada.B85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53];[.$A$2:.$A$41];[.$B$2:.$B$41])" office:value-type="float" office:value="0">
            <text:p>#VALOR!</text:p>
          </table:table-cell>
          <table:table-cell table:formula="of:=LOOKUP([.E853];[.$A$2:.$A$41];[.$B$2:.$B$41])" office:value-type="float" office:value="0">
            <text:p>#VALOR!</text:p>
          </table:table-cell>
          <table:table-cell table:formula="of:=[.I853]+[.H85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53]*2" office:value-type="float" office:value="0">
            <text:p>0</text:p>
          </table:table-cell>
          <table:table-cell table:formula="of:=[.F853]*[.G85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57];SEARCH(&quot;,&quot;;[Entrada.A857])-1))" office:value-type="float" office:value="0">
            <text:p>#VALOR!</text:p>
          </table:table-cell>
          <table:table-cell table:formula="of:=VALUE(MID([Entrada.A857];SEARCH(&quot;,&quot;;[Entrada.A857])+1;100))" office:value-type="float" office:value="0">
            <text:p>#VALOR!</text:p>
          </table:table-cell>
          <table:table-cell table:formula="of:=[Entrada.B85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54];[.$A$2:.$A$41];[.$B$2:.$B$41])" office:value-type="float" office:value="0">
            <text:p>#VALOR!</text:p>
          </table:table-cell>
          <table:table-cell table:formula="of:=LOOKUP([.E854];[.$A$2:.$A$41];[.$B$2:.$B$41])" office:value-type="float" office:value="0">
            <text:p>#VALOR!</text:p>
          </table:table-cell>
          <table:table-cell table:formula="of:=[.I854]+[.H85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54]*2" office:value-type="float" office:value="0">
            <text:p>0</text:p>
          </table:table-cell>
          <table:table-cell table:formula="of:=[.F854]*[.G85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58];SEARCH(&quot;,&quot;;[Entrada.A858])-1))" office:value-type="float" office:value="0">
            <text:p>#VALOR!</text:p>
          </table:table-cell>
          <table:table-cell table:formula="of:=VALUE(MID([Entrada.A858];SEARCH(&quot;,&quot;;[Entrada.A858])+1;100))" office:value-type="float" office:value="0">
            <text:p>#VALOR!</text:p>
          </table:table-cell>
          <table:table-cell table:formula="of:=[Entrada.B85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55];[.$A$2:.$A$41];[.$B$2:.$B$41])" office:value-type="float" office:value="0">
            <text:p>#VALOR!</text:p>
          </table:table-cell>
          <table:table-cell table:formula="of:=LOOKUP([.E855];[.$A$2:.$A$41];[.$B$2:.$B$41])" office:value-type="float" office:value="0">
            <text:p>#VALOR!</text:p>
          </table:table-cell>
          <table:table-cell table:formula="of:=[.I855]+[.H85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55]*2" office:value-type="float" office:value="0">
            <text:p>0</text:p>
          </table:table-cell>
          <table:table-cell table:formula="of:=[.F855]*[.G85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59];SEARCH(&quot;,&quot;;[Entrada.A859])-1))" office:value-type="float" office:value="0">
            <text:p>#VALOR!</text:p>
          </table:table-cell>
          <table:table-cell table:formula="of:=VALUE(MID([Entrada.A859];SEARCH(&quot;,&quot;;[Entrada.A859])+1;100))" office:value-type="float" office:value="0">
            <text:p>#VALOR!</text:p>
          </table:table-cell>
          <table:table-cell table:formula="of:=[Entrada.B85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56];[.$A$2:.$A$41];[.$B$2:.$B$41])" office:value-type="float" office:value="0">
            <text:p>#VALOR!</text:p>
          </table:table-cell>
          <table:table-cell table:formula="of:=LOOKUP([.E856];[.$A$2:.$A$41];[.$B$2:.$B$41])" office:value-type="float" office:value="0">
            <text:p>#VALOR!</text:p>
          </table:table-cell>
          <table:table-cell table:formula="of:=[.I856]+[.H85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56]*2" office:value-type="float" office:value="0">
            <text:p>0</text:p>
          </table:table-cell>
          <table:table-cell table:formula="of:=[.F856]*[.G85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60];SEARCH(&quot;,&quot;;[Entrada.A860])-1))" office:value-type="float" office:value="0">
            <text:p>#VALOR!</text:p>
          </table:table-cell>
          <table:table-cell table:formula="of:=VALUE(MID([Entrada.A860];SEARCH(&quot;,&quot;;[Entrada.A860])+1;100))" office:value-type="float" office:value="0">
            <text:p>#VALOR!</text:p>
          </table:table-cell>
          <table:table-cell table:formula="of:=[Entrada.B86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57];[.$A$2:.$A$41];[.$B$2:.$B$41])" office:value-type="float" office:value="0">
            <text:p>#VALOR!</text:p>
          </table:table-cell>
          <table:table-cell table:formula="of:=LOOKUP([.E857];[.$A$2:.$A$41];[.$B$2:.$B$41])" office:value-type="float" office:value="0">
            <text:p>#VALOR!</text:p>
          </table:table-cell>
          <table:table-cell table:formula="of:=[.I857]+[.H85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57]*2" office:value-type="float" office:value="0">
            <text:p>0</text:p>
          </table:table-cell>
          <table:table-cell table:formula="of:=[.F857]*[.G85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61];SEARCH(&quot;,&quot;;[Entrada.A861])-1))" office:value-type="float" office:value="0">
            <text:p>#VALOR!</text:p>
          </table:table-cell>
          <table:table-cell table:formula="of:=VALUE(MID([Entrada.A861];SEARCH(&quot;,&quot;;[Entrada.A861])+1;100))" office:value-type="float" office:value="0">
            <text:p>#VALOR!</text:p>
          </table:table-cell>
          <table:table-cell table:formula="of:=[Entrada.B86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58];[.$A$2:.$A$41];[.$B$2:.$B$41])" office:value-type="float" office:value="0">
            <text:p>#VALOR!</text:p>
          </table:table-cell>
          <table:table-cell table:formula="of:=LOOKUP([.E858];[.$A$2:.$A$41];[.$B$2:.$B$41])" office:value-type="float" office:value="0">
            <text:p>#VALOR!</text:p>
          </table:table-cell>
          <table:table-cell table:formula="of:=[.I858]+[.H85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58]*2" office:value-type="float" office:value="0">
            <text:p>0</text:p>
          </table:table-cell>
          <table:table-cell table:formula="of:=[.F858]*[.G85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62];SEARCH(&quot;,&quot;;[Entrada.A862])-1))" office:value-type="float" office:value="0">
            <text:p>#VALOR!</text:p>
          </table:table-cell>
          <table:table-cell table:formula="of:=VALUE(MID([Entrada.A862];SEARCH(&quot;,&quot;;[Entrada.A862])+1;100))" office:value-type="float" office:value="0">
            <text:p>#VALOR!</text:p>
          </table:table-cell>
          <table:table-cell table:formula="of:=[Entrada.B86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59];[.$A$2:.$A$41];[.$B$2:.$B$41])" office:value-type="float" office:value="0">
            <text:p>#VALOR!</text:p>
          </table:table-cell>
          <table:table-cell table:formula="of:=LOOKUP([.E859];[.$A$2:.$A$41];[.$B$2:.$B$41])" office:value-type="float" office:value="0">
            <text:p>#VALOR!</text:p>
          </table:table-cell>
          <table:table-cell table:formula="of:=[.I859]+[.H85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59]*2" office:value-type="float" office:value="0">
            <text:p>0</text:p>
          </table:table-cell>
          <table:table-cell table:formula="of:=[.F859]*[.G85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63];SEARCH(&quot;,&quot;;[Entrada.A863])-1))" office:value-type="float" office:value="0">
            <text:p>#VALOR!</text:p>
          </table:table-cell>
          <table:table-cell table:formula="of:=VALUE(MID([Entrada.A863];SEARCH(&quot;,&quot;;[Entrada.A863])+1;100))" office:value-type="float" office:value="0">
            <text:p>#VALOR!</text:p>
          </table:table-cell>
          <table:table-cell table:formula="of:=[Entrada.B86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60];[.$A$2:.$A$41];[.$B$2:.$B$41])" office:value-type="float" office:value="0">
            <text:p>#VALOR!</text:p>
          </table:table-cell>
          <table:table-cell table:formula="of:=LOOKUP([.E860];[.$A$2:.$A$41];[.$B$2:.$B$41])" office:value-type="float" office:value="0">
            <text:p>#VALOR!</text:p>
          </table:table-cell>
          <table:table-cell table:formula="of:=[.I860]+[.H86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60]*2" office:value-type="float" office:value="0">
            <text:p>0</text:p>
          </table:table-cell>
          <table:table-cell table:formula="of:=[.F860]*[.G86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64];SEARCH(&quot;,&quot;;[Entrada.A864])-1))" office:value-type="float" office:value="0">
            <text:p>#VALOR!</text:p>
          </table:table-cell>
          <table:table-cell table:formula="of:=VALUE(MID([Entrada.A864];SEARCH(&quot;,&quot;;[Entrada.A864])+1;100))" office:value-type="float" office:value="0">
            <text:p>#VALOR!</text:p>
          </table:table-cell>
          <table:table-cell table:formula="of:=[Entrada.B86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61];[.$A$2:.$A$41];[.$B$2:.$B$41])" office:value-type="float" office:value="0">
            <text:p>#VALOR!</text:p>
          </table:table-cell>
          <table:table-cell table:formula="of:=LOOKUP([.E861];[.$A$2:.$A$41];[.$B$2:.$B$41])" office:value-type="float" office:value="0">
            <text:p>#VALOR!</text:p>
          </table:table-cell>
          <table:table-cell table:formula="of:=[.I861]+[.H86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61]*2" office:value-type="float" office:value="0">
            <text:p>0</text:p>
          </table:table-cell>
          <table:table-cell table:formula="of:=[.F861]*[.G86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65];SEARCH(&quot;,&quot;;[Entrada.A865])-1))" office:value-type="float" office:value="0">
            <text:p>#VALOR!</text:p>
          </table:table-cell>
          <table:table-cell table:formula="of:=VALUE(MID([Entrada.A865];SEARCH(&quot;,&quot;;[Entrada.A865])+1;100))" office:value-type="float" office:value="0">
            <text:p>#VALOR!</text:p>
          </table:table-cell>
          <table:table-cell table:formula="of:=[Entrada.B86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62];[.$A$2:.$A$41];[.$B$2:.$B$41])" office:value-type="float" office:value="0">
            <text:p>#VALOR!</text:p>
          </table:table-cell>
          <table:table-cell table:formula="of:=LOOKUP([.E862];[.$A$2:.$A$41];[.$B$2:.$B$41])" office:value-type="float" office:value="0">
            <text:p>#VALOR!</text:p>
          </table:table-cell>
          <table:table-cell table:formula="of:=[.I862]+[.H86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62]*2" office:value-type="float" office:value="0">
            <text:p>0</text:p>
          </table:table-cell>
          <table:table-cell table:formula="of:=[.F862]*[.G86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66];SEARCH(&quot;,&quot;;[Entrada.A866])-1))" office:value-type="float" office:value="0">
            <text:p>#VALOR!</text:p>
          </table:table-cell>
          <table:table-cell table:formula="of:=VALUE(MID([Entrada.A866];SEARCH(&quot;,&quot;;[Entrada.A866])+1;100))" office:value-type="float" office:value="0">
            <text:p>#VALOR!</text:p>
          </table:table-cell>
          <table:table-cell table:formula="of:=[Entrada.B86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63];[.$A$2:.$A$41];[.$B$2:.$B$41])" office:value-type="float" office:value="0">
            <text:p>#VALOR!</text:p>
          </table:table-cell>
          <table:table-cell table:formula="of:=LOOKUP([.E863];[.$A$2:.$A$41];[.$B$2:.$B$41])" office:value-type="float" office:value="0">
            <text:p>#VALOR!</text:p>
          </table:table-cell>
          <table:table-cell table:formula="of:=[.I863]+[.H86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63]*2" office:value-type="float" office:value="0">
            <text:p>0</text:p>
          </table:table-cell>
          <table:table-cell table:formula="of:=[.F863]*[.G86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67];SEARCH(&quot;,&quot;;[Entrada.A867])-1))" office:value-type="float" office:value="0">
            <text:p>#VALOR!</text:p>
          </table:table-cell>
          <table:table-cell table:formula="of:=VALUE(MID([Entrada.A867];SEARCH(&quot;,&quot;;[Entrada.A867])+1;100))" office:value-type="float" office:value="0">
            <text:p>#VALOR!</text:p>
          </table:table-cell>
          <table:table-cell table:formula="of:=[Entrada.B86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64];[.$A$2:.$A$41];[.$B$2:.$B$41])" office:value-type="float" office:value="0">
            <text:p>#VALOR!</text:p>
          </table:table-cell>
          <table:table-cell table:formula="of:=LOOKUP([.E864];[.$A$2:.$A$41];[.$B$2:.$B$41])" office:value-type="float" office:value="0">
            <text:p>#VALOR!</text:p>
          </table:table-cell>
          <table:table-cell table:formula="of:=[.I864]+[.H86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64]*2" office:value-type="float" office:value="0">
            <text:p>0</text:p>
          </table:table-cell>
          <table:table-cell table:formula="of:=[.F864]*[.G86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68];SEARCH(&quot;,&quot;;[Entrada.A868])-1))" office:value-type="float" office:value="0">
            <text:p>#VALOR!</text:p>
          </table:table-cell>
          <table:table-cell table:formula="of:=VALUE(MID([Entrada.A868];SEARCH(&quot;,&quot;;[Entrada.A868])+1;100))" office:value-type="float" office:value="0">
            <text:p>#VALOR!</text:p>
          </table:table-cell>
          <table:table-cell table:formula="of:=[Entrada.B86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65];[.$A$2:.$A$41];[.$B$2:.$B$41])" office:value-type="float" office:value="0">
            <text:p>#VALOR!</text:p>
          </table:table-cell>
          <table:table-cell table:formula="of:=LOOKUP([.E865];[.$A$2:.$A$41];[.$B$2:.$B$41])" office:value-type="float" office:value="0">
            <text:p>#VALOR!</text:p>
          </table:table-cell>
          <table:table-cell table:formula="of:=[.I865]+[.H86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65]*2" office:value-type="float" office:value="0">
            <text:p>0</text:p>
          </table:table-cell>
          <table:table-cell table:formula="of:=[.F865]*[.G86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69];SEARCH(&quot;,&quot;;[Entrada.A869])-1))" office:value-type="float" office:value="0">
            <text:p>#VALOR!</text:p>
          </table:table-cell>
          <table:table-cell table:formula="of:=VALUE(MID([Entrada.A869];SEARCH(&quot;,&quot;;[Entrada.A869])+1;100))" office:value-type="float" office:value="0">
            <text:p>#VALOR!</text:p>
          </table:table-cell>
          <table:table-cell table:formula="of:=[Entrada.B86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66];[.$A$2:.$A$41];[.$B$2:.$B$41])" office:value-type="float" office:value="0">
            <text:p>#VALOR!</text:p>
          </table:table-cell>
          <table:table-cell table:formula="of:=LOOKUP([.E866];[.$A$2:.$A$41];[.$B$2:.$B$41])" office:value-type="float" office:value="0">
            <text:p>#VALOR!</text:p>
          </table:table-cell>
          <table:table-cell table:formula="of:=[.I866]+[.H86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66]*2" office:value-type="float" office:value="0">
            <text:p>0</text:p>
          </table:table-cell>
          <table:table-cell table:formula="of:=[.F866]*[.G86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70];SEARCH(&quot;,&quot;;[Entrada.A870])-1))" office:value-type="float" office:value="0">
            <text:p>#VALOR!</text:p>
          </table:table-cell>
          <table:table-cell table:formula="of:=VALUE(MID([Entrada.A870];SEARCH(&quot;,&quot;;[Entrada.A870])+1;100))" office:value-type="float" office:value="0">
            <text:p>#VALOR!</text:p>
          </table:table-cell>
          <table:table-cell table:formula="of:=[Entrada.B87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67];[.$A$2:.$A$41];[.$B$2:.$B$41])" office:value-type="float" office:value="0">
            <text:p>#VALOR!</text:p>
          </table:table-cell>
          <table:table-cell table:formula="of:=LOOKUP([.E867];[.$A$2:.$A$41];[.$B$2:.$B$41])" office:value-type="float" office:value="0">
            <text:p>#VALOR!</text:p>
          </table:table-cell>
          <table:table-cell table:formula="of:=[.I867]+[.H86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67]*2" office:value-type="float" office:value="0">
            <text:p>0</text:p>
          </table:table-cell>
          <table:table-cell table:formula="of:=[.F867]*[.G86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71];SEARCH(&quot;,&quot;;[Entrada.A871])-1))" office:value-type="float" office:value="0">
            <text:p>#VALOR!</text:p>
          </table:table-cell>
          <table:table-cell table:formula="of:=VALUE(MID([Entrada.A871];SEARCH(&quot;,&quot;;[Entrada.A871])+1;100))" office:value-type="float" office:value="0">
            <text:p>#VALOR!</text:p>
          </table:table-cell>
          <table:table-cell table:formula="of:=[Entrada.B87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68];[.$A$2:.$A$41];[.$B$2:.$B$41])" office:value-type="float" office:value="0">
            <text:p>#VALOR!</text:p>
          </table:table-cell>
          <table:table-cell table:formula="of:=LOOKUP([.E868];[.$A$2:.$A$41];[.$B$2:.$B$41])" office:value-type="float" office:value="0">
            <text:p>#VALOR!</text:p>
          </table:table-cell>
          <table:table-cell table:formula="of:=[.I868]+[.H86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68]*2" office:value-type="float" office:value="0">
            <text:p>0</text:p>
          </table:table-cell>
          <table:table-cell table:formula="of:=[.F868]*[.G86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72];SEARCH(&quot;,&quot;;[Entrada.A872])-1))" office:value-type="float" office:value="0">
            <text:p>#VALOR!</text:p>
          </table:table-cell>
          <table:table-cell table:formula="of:=VALUE(MID([Entrada.A872];SEARCH(&quot;,&quot;;[Entrada.A872])+1;100))" office:value-type="float" office:value="0">
            <text:p>#VALOR!</text:p>
          </table:table-cell>
          <table:table-cell table:formula="of:=[Entrada.B87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69];[.$A$2:.$A$41];[.$B$2:.$B$41])" office:value-type="float" office:value="0">
            <text:p>#VALOR!</text:p>
          </table:table-cell>
          <table:table-cell table:formula="of:=LOOKUP([.E869];[.$A$2:.$A$41];[.$B$2:.$B$41])" office:value-type="float" office:value="0">
            <text:p>#VALOR!</text:p>
          </table:table-cell>
          <table:table-cell table:formula="of:=[.I869]+[.H86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69]*2" office:value-type="float" office:value="0">
            <text:p>0</text:p>
          </table:table-cell>
          <table:table-cell table:formula="of:=[.F869]*[.G86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73];SEARCH(&quot;,&quot;;[Entrada.A873])-1))" office:value-type="float" office:value="0">
            <text:p>#VALOR!</text:p>
          </table:table-cell>
          <table:table-cell table:formula="of:=VALUE(MID([Entrada.A873];SEARCH(&quot;,&quot;;[Entrada.A873])+1;100))" office:value-type="float" office:value="0">
            <text:p>#VALOR!</text:p>
          </table:table-cell>
          <table:table-cell table:formula="of:=[Entrada.B87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70];[.$A$2:.$A$41];[.$B$2:.$B$41])" office:value-type="float" office:value="0">
            <text:p>#VALOR!</text:p>
          </table:table-cell>
          <table:table-cell table:formula="of:=LOOKUP([.E870];[.$A$2:.$A$41];[.$B$2:.$B$41])" office:value-type="float" office:value="0">
            <text:p>#VALOR!</text:p>
          </table:table-cell>
          <table:table-cell table:formula="of:=[.I870]+[.H87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70]*2" office:value-type="float" office:value="0">
            <text:p>0</text:p>
          </table:table-cell>
          <table:table-cell table:formula="of:=[.F870]*[.G87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74];SEARCH(&quot;,&quot;;[Entrada.A874])-1))" office:value-type="float" office:value="0">
            <text:p>#VALOR!</text:p>
          </table:table-cell>
          <table:table-cell table:formula="of:=VALUE(MID([Entrada.A874];SEARCH(&quot;,&quot;;[Entrada.A874])+1;100))" office:value-type="float" office:value="0">
            <text:p>#VALOR!</text:p>
          </table:table-cell>
          <table:table-cell table:formula="of:=[Entrada.B87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71];[.$A$2:.$A$41];[.$B$2:.$B$41])" office:value-type="float" office:value="0">
            <text:p>#VALOR!</text:p>
          </table:table-cell>
          <table:table-cell table:formula="of:=LOOKUP([.E871];[.$A$2:.$A$41];[.$B$2:.$B$41])" office:value-type="float" office:value="0">
            <text:p>#VALOR!</text:p>
          </table:table-cell>
          <table:table-cell table:formula="of:=[.I871]+[.H87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71]*2" office:value-type="float" office:value="0">
            <text:p>0</text:p>
          </table:table-cell>
          <table:table-cell table:formula="of:=[.F871]*[.G87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75];SEARCH(&quot;,&quot;;[Entrada.A875])-1))" office:value-type="float" office:value="0">
            <text:p>#VALOR!</text:p>
          </table:table-cell>
          <table:table-cell table:formula="of:=VALUE(MID([Entrada.A875];SEARCH(&quot;,&quot;;[Entrada.A875])+1;100))" office:value-type="float" office:value="0">
            <text:p>#VALOR!</text:p>
          </table:table-cell>
          <table:table-cell table:formula="of:=[Entrada.B87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72];[.$A$2:.$A$41];[.$B$2:.$B$41])" office:value-type="float" office:value="0">
            <text:p>#VALOR!</text:p>
          </table:table-cell>
          <table:table-cell table:formula="of:=LOOKUP([.E872];[.$A$2:.$A$41];[.$B$2:.$B$41])" office:value-type="float" office:value="0">
            <text:p>#VALOR!</text:p>
          </table:table-cell>
          <table:table-cell table:formula="of:=[.I872]+[.H87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72]*2" office:value-type="float" office:value="0">
            <text:p>0</text:p>
          </table:table-cell>
          <table:table-cell table:formula="of:=[.F872]*[.G87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76];SEARCH(&quot;,&quot;;[Entrada.A876])-1))" office:value-type="float" office:value="0">
            <text:p>#VALOR!</text:p>
          </table:table-cell>
          <table:table-cell table:formula="of:=VALUE(MID([Entrada.A876];SEARCH(&quot;,&quot;;[Entrada.A876])+1;100))" office:value-type="float" office:value="0">
            <text:p>#VALOR!</text:p>
          </table:table-cell>
          <table:table-cell table:formula="of:=[Entrada.B87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73];[.$A$2:.$A$41];[.$B$2:.$B$41])" office:value-type="float" office:value="0">
            <text:p>#VALOR!</text:p>
          </table:table-cell>
          <table:table-cell table:formula="of:=LOOKUP([.E873];[.$A$2:.$A$41];[.$B$2:.$B$41])" office:value-type="float" office:value="0">
            <text:p>#VALOR!</text:p>
          </table:table-cell>
          <table:table-cell table:formula="of:=[.I873]+[.H87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73]*2" office:value-type="float" office:value="0">
            <text:p>0</text:p>
          </table:table-cell>
          <table:table-cell table:formula="of:=[.F873]*[.G87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77];SEARCH(&quot;,&quot;;[Entrada.A877])-1))" office:value-type="float" office:value="0">
            <text:p>#VALOR!</text:p>
          </table:table-cell>
          <table:table-cell table:formula="of:=VALUE(MID([Entrada.A877];SEARCH(&quot;,&quot;;[Entrada.A877])+1;100))" office:value-type="float" office:value="0">
            <text:p>#VALOR!</text:p>
          </table:table-cell>
          <table:table-cell table:formula="of:=[Entrada.B87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74];[.$A$2:.$A$41];[.$B$2:.$B$41])" office:value-type="float" office:value="0">
            <text:p>#VALOR!</text:p>
          </table:table-cell>
          <table:table-cell table:formula="of:=LOOKUP([.E874];[.$A$2:.$A$41];[.$B$2:.$B$41])" office:value-type="float" office:value="0">
            <text:p>#VALOR!</text:p>
          </table:table-cell>
          <table:table-cell table:formula="of:=[.I874]+[.H87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74]*2" office:value-type="float" office:value="0">
            <text:p>0</text:p>
          </table:table-cell>
          <table:table-cell table:formula="of:=[.F874]*[.G87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78];SEARCH(&quot;,&quot;;[Entrada.A878])-1))" office:value-type="float" office:value="0">
            <text:p>#VALOR!</text:p>
          </table:table-cell>
          <table:table-cell table:formula="of:=VALUE(MID([Entrada.A878];SEARCH(&quot;,&quot;;[Entrada.A878])+1;100))" office:value-type="float" office:value="0">
            <text:p>#VALOR!</text:p>
          </table:table-cell>
          <table:table-cell table:formula="of:=[Entrada.B87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75];[.$A$2:.$A$41];[.$B$2:.$B$41])" office:value-type="float" office:value="0">
            <text:p>#VALOR!</text:p>
          </table:table-cell>
          <table:table-cell table:formula="of:=LOOKUP([.E875];[.$A$2:.$A$41];[.$B$2:.$B$41])" office:value-type="float" office:value="0">
            <text:p>#VALOR!</text:p>
          </table:table-cell>
          <table:table-cell table:formula="of:=[.I875]+[.H87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75]*2" office:value-type="float" office:value="0">
            <text:p>0</text:p>
          </table:table-cell>
          <table:table-cell table:formula="of:=[.F875]*[.G87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79];SEARCH(&quot;,&quot;;[Entrada.A879])-1))" office:value-type="float" office:value="0">
            <text:p>#VALOR!</text:p>
          </table:table-cell>
          <table:table-cell table:formula="of:=VALUE(MID([Entrada.A879];SEARCH(&quot;,&quot;;[Entrada.A879])+1;100))" office:value-type="float" office:value="0">
            <text:p>#VALOR!</text:p>
          </table:table-cell>
          <table:table-cell table:formula="of:=[Entrada.B87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76];[.$A$2:.$A$41];[.$B$2:.$B$41])" office:value-type="float" office:value="0">
            <text:p>#VALOR!</text:p>
          </table:table-cell>
          <table:table-cell table:formula="of:=LOOKUP([.E876];[.$A$2:.$A$41];[.$B$2:.$B$41])" office:value-type="float" office:value="0">
            <text:p>#VALOR!</text:p>
          </table:table-cell>
          <table:table-cell table:formula="of:=[.I876]+[.H87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76]*2" office:value-type="float" office:value="0">
            <text:p>0</text:p>
          </table:table-cell>
          <table:table-cell table:formula="of:=[.F876]*[.G87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80];SEARCH(&quot;,&quot;;[Entrada.A880])-1))" office:value-type="float" office:value="0">
            <text:p>#VALOR!</text:p>
          </table:table-cell>
          <table:table-cell table:formula="of:=VALUE(MID([Entrada.A880];SEARCH(&quot;,&quot;;[Entrada.A880])+1;100))" office:value-type="float" office:value="0">
            <text:p>#VALOR!</text:p>
          </table:table-cell>
          <table:table-cell table:formula="of:=[Entrada.B88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77];[.$A$2:.$A$41];[.$B$2:.$B$41])" office:value-type="float" office:value="0">
            <text:p>#VALOR!</text:p>
          </table:table-cell>
          <table:table-cell table:formula="of:=LOOKUP([.E877];[.$A$2:.$A$41];[.$B$2:.$B$41])" office:value-type="float" office:value="0">
            <text:p>#VALOR!</text:p>
          </table:table-cell>
          <table:table-cell table:formula="of:=[.I877]+[.H87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77]*2" office:value-type="float" office:value="0">
            <text:p>0</text:p>
          </table:table-cell>
          <table:table-cell table:formula="of:=[.F877]*[.G87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81];SEARCH(&quot;,&quot;;[Entrada.A881])-1))" office:value-type="float" office:value="0">
            <text:p>#VALOR!</text:p>
          </table:table-cell>
          <table:table-cell table:formula="of:=VALUE(MID([Entrada.A881];SEARCH(&quot;,&quot;;[Entrada.A881])+1;100))" office:value-type="float" office:value="0">
            <text:p>#VALOR!</text:p>
          </table:table-cell>
          <table:table-cell table:formula="of:=[Entrada.B88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78];[.$A$2:.$A$41];[.$B$2:.$B$41])" office:value-type="float" office:value="0">
            <text:p>#VALOR!</text:p>
          </table:table-cell>
          <table:table-cell table:formula="of:=LOOKUP([.E878];[.$A$2:.$A$41];[.$B$2:.$B$41])" office:value-type="float" office:value="0">
            <text:p>#VALOR!</text:p>
          </table:table-cell>
          <table:table-cell table:formula="of:=[.I878]+[.H87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78]*2" office:value-type="float" office:value="0">
            <text:p>0</text:p>
          </table:table-cell>
          <table:table-cell table:formula="of:=[.F878]*[.G87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82];SEARCH(&quot;,&quot;;[Entrada.A882])-1))" office:value-type="float" office:value="0">
            <text:p>#VALOR!</text:p>
          </table:table-cell>
          <table:table-cell table:formula="of:=VALUE(MID([Entrada.A882];SEARCH(&quot;,&quot;;[Entrada.A882])+1;100))" office:value-type="float" office:value="0">
            <text:p>#VALOR!</text:p>
          </table:table-cell>
          <table:table-cell table:formula="of:=[Entrada.B88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79];[.$A$2:.$A$41];[.$B$2:.$B$41])" office:value-type="float" office:value="0">
            <text:p>#VALOR!</text:p>
          </table:table-cell>
          <table:table-cell table:formula="of:=LOOKUP([.E879];[.$A$2:.$A$41];[.$B$2:.$B$41])" office:value-type="float" office:value="0">
            <text:p>#VALOR!</text:p>
          </table:table-cell>
          <table:table-cell table:formula="of:=[.I879]+[.H87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79]*2" office:value-type="float" office:value="0">
            <text:p>0</text:p>
          </table:table-cell>
          <table:table-cell table:formula="of:=[.F879]*[.G87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83];SEARCH(&quot;,&quot;;[Entrada.A883])-1))" office:value-type="float" office:value="0">
            <text:p>#VALOR!</text:p>
          </table:table-cell>
          <table:table-cell table:formula="of:=VALUE(MID([Entrada.A883];SEARCH(&quot;,&quot;;[Entrada.A883])+1;100))" office:value-type="float" office:value="0">
            <text:p>#VALOR!</text:p>
          </table:table-cell>
          <table:table-cell table:formula="of:=[Entrada.B88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80];[.$A$2:.$A$41];[.$B$2:.$B$41])" office:value-type="float" office:value="0">
            <text:p>#VALOR!</text:p>
          </table:table-cell>
          <table:table-cell table:formula="of:=LOOKUP([.E880];[.$A$2:.$A$41];[.$B$2:.$B$41])" office:value-type="float" office:value="0">
            <text:p>#VALOR!</text:p>
          </table:table-cell>
          <table:table-cell table:formula="of:=[.I880]+[.H88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80]*2" office:value-type="float" office:value="0">
            <text:p>0</text:p>
          </table:table-cell>
          <table:table-cell table:formula="of:=[.F880]*[.G88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84];SEARCH(&quot;,&quot;;[Entrada.A884])-1))" office:value-type="float" office:value="0">
            <text:p>#VALOR!</text:p>
          </table:table-cell>
          <table:table-cell table:formula="of:=VALUE(MID([Entrada.A884];SEARCH(&quot;,&quot;;[Entrada.A884])+1;100))" office:value-type="float" office:value="0">
            <text:p>#VALOR!</text:p>
          </table:table-cell>
          <table:table-cell table:formula="of:=[Entrada.B88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81];[.$A$2:.$A$41];[.$B$2:.$B$41])" office:value-type="float" office:value="0">
            <text:p>#VALOR!</text:p>
          </table:table-cell>
          <table:table-cell table:formula="of:=LOOKUP([.E881];[.$A$2:.$A$41];[.$B$2:.$B$41])" office:value-type="float" office:value="0">
            <text:p>#VALOR!</text:p>
          </table:table-cell>
          <table:table-cell table:formula="of:=[.I881]+[.H88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81]*2" office:value-type="float" office:value="0">
            <text:p>0</text:p>
          </table:table-cell>
          <table:table-cell table:formula="of:=[.F881]*[.G88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85];SEARCH(&quot;,&quot;;[Entrada.A885])-1))" office:value-type="float" office:value="0">
            <text:p>#VALOR!</text:p>
          </table:table-cell>
          <table:table-cell table:formula="of:=VALUE(MID([Entrada.A885];SEARCH(&quot;,&quot;;[Entrada.A885])+1;100))" office:value-type="float" office:value="0">
            <text:p>#VALOR!</text:p>
          </table:table-cell>
          <table:table-cell table:formula="of:=[Entrada.B88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82];[.$A$2:.$A$41];[.$B$2:.$B$41])" office:value-type="float" office:value="0">
            <text:p>#VALOR!</text:p>
          </table:table-cell>
          <table:table-cell table:formula="of:=LOOKUP([.E882];[.$A$2:.$A$41];[.$B$2:.$B$41])" office:value-type="float" office:value="0">
            <text:p>#VALOR!</text:p>
          </table:table-cell>
          <table:table-cell table:formula="of:=[.I882]+[.H88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82]*2" office:value-type="float" office:value="0">
            <text:p>0</text:p>
          </table:table-cell>
          <table:table-cell table:formula="of:=[.F882]*[.G88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86];SEARCH(&quot;,&quot;;[Entrada.A886])-1))" office:value-type="float" office:value="0">
            <text:p>#VALOR!</text:p>
          </table:table-cell>
          <table:table-cell table:formula="of:=VALUE(MID([Entrada.A886];SEARCH(&quot;,&quot;;[Entrada.A886])+1;100))" office:value-type="float" office:value="0">
            <text:p>#VALOR!</text:p>
          </table:table-cell>
          <table:table-cell table:formula="of:=[Entrada.B88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83];[.$A$2:.$A$41];[.$B$2:.$B$41])" office:value-type="float" office:value="0">
            <text:p>#VALOR!</text:p>
          </table:table-cell>
          <table:table-cell table:formula="of:=LOOKUP([.E883];[.$A$2:.$A$41];[.$B$2:.$B$41])" office:value-type="float" office:value="0">
            <text:p>#VALOR!</text:p>
          </table:table-cell>
          <table:table-cell table:formula="of:=[.I883]+[.H88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83]*2" office:value-type="float" office:value="0">
            <text:p>0</text:p>
          </table:table-cell>
          <table:table-cell table:formula="of:=[.F883]*[.G88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87];SEARCH(&quot;,&quot;;[Entrada.A887])-1))" office:value-type="float" office:value="0">
            <text:p>#VALOR!</text:p>
          </table:table-cell>
          <table:table-cell table:formula="of:=VALUE(MID([Entrada.A887];SEARCH(&quot;,&quot;;[Entrada.A887])+1;100))" office:value-type="float" office:value="0">
            <text:p>#VALOR!</text:p>
          </table:table-cell>
          <table:table-cell table:formula="of:=[Entrada.B88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84];[.$A$2:.$A$41];[.$B$2:.$B$41])" office:value-type="float" office:value="0">
            <text:p>#VALOR!</text:p>
          </table:table-cell>
          <table:table-cell table:formula="of:=LOOKUP([.E884];[.$A$2:.$A$41];[.$B$2:.$B$41])" office:value-type="float" office:value="0">
            <text:p>#VALOR!</text:p>
          </table:table-cell>
          <table:table-cell table:formula="of:=[.I884]+[.H88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84]*2" office:value-type="float" office:value="0">
            <text:p>0</text:p>
          </table:table-cell>
          <table:table-cell table:formula="of:=[.F884]*[.G88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88];SEARCH(&quot;,&quot;;[Entrada.A888])-1))" office:value-type="float" office:value="0">
            <text:p>#VALOR!</text:p>
          </table:table-cell>
          <table:table-cell table:formula="of:=VALUE(MID([Entrada.A888];SEARCH(&quot;,&quot;;[Entrada.A888])+1;100))" office:value-type="float" office:value="0">
            <text:p>#VALOR!</text:p>
          </table:table-cell>
          <table:table-cell table:formula="of:=[Entrada.B88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85];[.$A$2:.$A$41];[.$B$2:.$B$41])" office:value-type="float" office:value="0">
            <text:p>#VALOR!</text:p>
          </table:table-cell>
          <table:table-cell table:formula="of:=LOOKUP([.E885];[.$A$2:.$A$41];[.$B$2:.$B$41])" office:value-type="float" office:value="0">
            <text:p>#VALOR!</text:p>
          </table:table-cell>
          <table:table-cell table:formula="of:=[.I885]+[.H88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85]*2" office:value-type="float" office:value="0">
            <text:p>0</text:p>
          </table:table-cell>
          <table:table-cell table:formula="of:=[.F885]*[.G88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89];SEARCH(&quot;,&quot;;[Entrada.A889])-1))" office:value-type="float" office:value="0">
            <text:p>#VALOR!</text:p>
          </table:table-cell>
          <table:table-cell table:formula="of:=VALUE(MID([Entrada.A889];SEARCH(&quot;,&quot;;[Entrada.A889])+1;100))" office:value-type="float" office:value="0">
            <text:p>#VALOR!</text:p>
          </table:table-cell>
          <table:table-cell table:formula="of:=[Entrada.B88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86];[.$A$2:.$A$41];[.$B$2:.$B$41])" office:value-type="float" office:value="0">
            <text:p>#VALOR!</text:p>
          </table:table-cell>
          <table:table-cell table:formula="of:=LOOKUP([.E886];[.$A$2:.$A$41];[.$B$2:.$B$41])" office:value-type="float" office:value="0">
            <text:p>#VALOR!</text:p>
          </table:table-cell>
          <table:table-cell table:formula="of:=[.I886]+[.H88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86]*2" office:value-type="float" office:value="0">
            <text:p>0</text:p>
          </table:table-cell>
          <table:table-cell table:formula="of:=[.F886]*[.G88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90];SEARCH(&quot;,&quot;;[Entrada.A890])-1))" office:value-type="float" office:value="0">
            <text:p>#VALOR!</text:p>
          </table:table-cell>
          <table:table-cell table:formula="of:=VALUE(MID([Entrada.A890];SEARCH(&quot;,&quot;;[Entrada.A890])+1;100))" office:value-type="float" office:value="0">
            <text:p>#VALOR!</text:p>
          </table:table-cell>
          <table:table-cell table:formula="of:=[Entrada.B89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87];[.$A$2:.$A$41];[.$B$2:.$B$41])" office:value-type="float" office:value="0">
            <text:p>#VALOR!</text:p>
          </table:table-cell>
          <table:table-cell table:formula="of:=LOOKUP([.E887];[.$A$2:.$A$41];[.$B$2:.$B$41])" office:value-type="float" office:value="0">
            <text:p>#VALOR!</text:p>
          </table:table-cell>
          <table:table-cell table:formula="of:=[.I887]+[.H88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87]*2" office:value-type="float" office:value="0">
            <text:p>0</text:p>
          </table:table-cell>
          <table:table-cell table:formula="of:=[.F887]*[.G88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91];SEARCH(&quot;,&quot;;[Entrada.A891])-1))" office:value-type="float" office:value="0">
            <text:p>#VALOR!</text:p>
          </table:table-cell>
          <table:table-cell table:formula="of:=VALUE(MID([Entrada.A891];SEARCH(&quot;,&quot;;[Entrada.A891])+1;100))" office:value-type="float" office:value="0">
            <text:p>#VALOR!</text:p>
          </table:table-cell>
          <table:table-cell table:formula="of:=[Entrada.B89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88];[.$A$2:.$A$41];[.$B$2:.$B$41])" office:value-type="float" office:value="0">
            <text:p>#VALOR!</text:p>
          </table:table-cell>
          <table:table-cell table:formula="of:=LOOKUP([.E888];[.$A$2:.$A$41];[.$B$2:.$B$41])" office:value-type="float" office:value="0">
            <text:p>#VALOR!</text:p>
          </table:table-cell>
          <table:table-cell table:formula="of:=[.I888]+[.H88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88]*2" office:value-type="float" office:value="0">
            <text:p>0</text:p>
          </table:table-cell>
          <table:table-cell table:formula="of:=[.F888]*[.G88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92];SEARCH(&quot;,&quot;;[Entrada.A892])-1))" office:value-type="float" office:value="0">
            <text:p>#VALOR!</text:p>
          </table:table-cell>
          <table:table-cell table:formula="of:=VALUE(MID([Entrada.A892];SEARCH(&quot;,&quot;;[Entrada.A892])+1;100))" office:value-type="float" office:value="0">
            <text:p>#VALOR!</text:p>
          </table:table-cell>
          <table:table-cell table:formula="of:=[Entrada.B89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89];[.$A$2:.$A$41];[.$B$2:.$B$41])" office:value-type="float" office:value="0">
            <text:p>#VALOR!</text:p>
          </table:table-cell>
          <table:table-cell table:formula="of:=LOOKUP([.E889];[.$A$2:.$A$41];[.$B$2:.$B$41])" office:value-type="float" office:value="0">
            <text:p>#VALOR!</text:p>
          </table:table-cell>
          <table:table-cell table:formula="of:=[.I889]+[.H88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89]*2" office:value-type="float" office:value="0">
            <text:p>0</text:p>
          </table:table-cell>
          <table:table-cell table:formula="of:=[.F889]*[.G88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93];SEARCH(&quot;,&quot;;[Entrada.A893])-1))" office:value-type="float" office:value="0">
            <text:p>#VALOR!</text:p>
          </table:table-cell>
          <table:table-cell table:formula="of:=VALUE(MID([Entrada.A893];SEARCH(&quot;,&quot;;[Entrada.A893])+1;100))" office:value-type="float" office:value="0">
            <text:p>#VALOR!</text:p>
          </table:table-cell>
          <table:table-cell table:formula="of:=[Entrada.B89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90];[.$A$2:.$A$41];[.$B$2:.$B$41])" office:value-type="float" office:value="0">
            <text:p>#VALOR!</text:p>
          </table:table-cell>
          <table:table-cell table:formula="of:=LOOKUP([.E890];[.$A$2:.$A$41];[.$B$2:.$B$41])" office:value-type="float" office:value="0">
            <text:p>#VALOR!</text:p>
          </table:table-cell>
          <table:table-cell table:formula="of:=[.I890]+[.H89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90]*2" office:value-type="float" office:value="0">
            <text:p>0</text:p>
          </table:table-cell>
          <table:table-cell table:formula="of:=[.F890]*[.G89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94];SEARCH(&quot;,&quot;;[Entrada.A894])-1))" office:value-type="float" office:value="0">
            <text:p>#VALOR!</text:p>
          </table:table-cell>
          <table:table-cell table:formula="of:=VALUE(MID([Entrada.A894];SEARCH(&quot;,&quot;;[Entrada.A894])+1;100))" office:value-type="float" office:value="0">
            <text:p>#VALOR!</text:p>
          </table:table-cell>
          <table:table-cell table:formula="of:=[Entrada.B89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91];[.$A$2:.$A$41];[.$B$2:.$B$41])" office:value-type="float" office:value="0">
            <text:p>#VALOR!</text:p>
          </table:table-cell>
          <table:table-cell table:formula="of:=LOOKUP([.E891];[.$A$2:.$A$41];[.$B$2:.$B$41])" office:value-type="float" office:value="0">
            <text:p>#VALOR!</text:p>
          </table:table-cell>
          <table:table-cell table:formula="of:=[.I891]+[.H89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91]*2" office:value-type="float" office:value="0">
            <text:p>0</text:p>
          </table:table-cell>
          <table:table-cell table:formula="of:=[.F891]*[.G89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95];SEARCH(&quot;,&quot;;[Entrada.A895])-1))" office:value-type="float" office:value="0">
            <text:p>#VALOR!</text:p>
          </table:table-cell>
          <table:table-cell table:formula="of:=VALUE(MID([Entrada.A895];SEARCH(&quot;,&quot;;[Entrada.A895])+1;100))" office:value-type="float" office:value="0">
            <text:p>#VALOR!</text:p>
          </table:table-cell>
          <table:table-cell table:formula="of:=[Entrada.B89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92];[.$A$2:.$A$41];[.$B$2:.$B$41])" office:value-type="float" office:value="0">
            <text:p>#VALOR!</text:p>
          </table:table-cell>
          <table:table-cell table:formula="of:=LOOKUP([.E892];[.$A$2:.$A$41];[.$B$2:.$B$41])" office:value-type="float" office:value="0">
            <text:p>#VALOR!</text:p>
          </table:table-cell>
          <table:table-cell table:formula="of:=[.I892]+[.H89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92]*2" office:value-type="float" office:value="0">
            <text:p>0</text:p>
          </table:table-cell>
          <table:table-cell table:formula="of:=[.F892]*[.G89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96];SEARCH(&quot;,&quot;;[Entrada.A896])-1))" office:value-type="float" office:value="0">
            <text:p>#VALOR!</text:p>
          </table:table-cell>
          <table:table-cell table:formula="of:=VALUE(MID([Entrada.A896];SEARCH(&quot;,&quot;;[Entrada.A896])+1;100))" office:value-type="float" office:value="0">
            <text:p>#VALOR!</text:p>
          </table:table-cell>
          <table:table-cell table:formula="of:=[Entrada.B89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93];[.$A$2:.$A$41];[.$B$2:.$B$41])" office:value-type="float" office:value="0">
            <text:p>#VALOR!</text:p>
          </table:table-cell>
          <table:table-cell table:formula="of:=LOOKUP([.E893];[.$A$2:.$A$41];[.$B$2:.$B$41])" office:value-type="float" office:value="0">
            <text:p>#VALOR!</text:p>
          </table:table-cell>
          <table:table-cell table:formula="of:=[.I893]+[.H89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93]*2" office:value-type="float" office:value="0">
            <text:p>0</text:p>
          </table:table-cell>
          <table:table-cell table:formula="of:=[.F893]*[.G89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97];SEARCH(&quot;,&quot;;[Entrada.A897])-1))" office:value-type="float" office:value="0">
            <text:p>#VALOR!</text:p>
          </table:table-cell>
          <table:table-cell table:formula="of:=VALUE(MID([Entrada.A897];SEARCH(&quot;,&quot;;[Entrada.A897])+1;100))" office:value-type="float" office:value="0">
            <text:p>#VALOR!</text:p>
          </table:table-cell>
          <table:table-cell table:formula="of:=[Entrada.B89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94];[.$A$2:.$A$41];[.$B$2:.$B$41])" office:value-type="float" office:value="0">
            <text:p>#VALOR!</text:p>
          </table:table-cell>
          <table:table-cell table:formula="of:=LOOKUP([.E894];[.$A$2:.$A$41];[.$B$2:.$B$41])" office:value-type="float" office:value="0">
            <text:p>#VALOR!</text:p>
          </table:table-cell>
          <table:table-cell table:formula="of:=[.I894]+[.H89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94]*2" office:value-type="float" office:value="0">
            <text:p>0</text:p>
          </table:table-cell>
          <table:table-cell table:formula="of:=[.F894]*[.G89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98];SEARCH(&quot;,&quot;;[Entrada.A898])-1))" office:value-type="float" office:value="0">
            <text:p>#VALOR!</text:p>
          </table:table-cell>
          <table:table-cell table:formula="of:=VALUE(MID([Entrada.A898];SEARCH(&quot;,&quot;;[Entrada.A898])+1;100))" office:value-type="float" office:value="0">
            <text:p>#VALOR!</text:p>
          </table:table-cell>
          <table:table-cell table:formula="of:=[Entrada.B89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95];[.$A$2:.$A$41];[.$B$2:.$B$41])" office:value-type="float" office:value="0">
            <text:p>#VALOR!</text:p>
          </table:table-cell>
          <table:table-cell table:formula="of:=LOOKUP([.E895];[.$A$2:.$A$41];[.$B$2:.$B$41])" office:value-type="float" office:value="0">
            <text:p>#VALOR!</text:p>
          </table:table-cell>
          <table:table-cell table:formula="of:=[.I895]+[.H89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95]*2" office:value-type="float" office:value="0">
            <text:p>0</text:p>
          </table:table-cell>
          <table:table-cell table:formula="of:=[.F895]*[.G89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899];SEARCH(&quot;,&quot;;[Entrada.A899])-1))" office:value-type="float" office:value="0">
            <text:p>#VALOR!</text:p>
          </table:table-cell>
          <table:table-cell table:formula="of:=VALUE(MID([Entrada.A899];SEARCH(&quot;,&quot;;[Entrada.A899])+1;100))" office:value-type="float" office:value="0">
            <text:p>#VALOR!</text:p>
          </table:table-cell>
          <table:table-cell table:formula="of:=[Entrada.B89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96];[.$A$2:.$A$41];[.$B$2:.$B$41])" office:value-type="float" office:value="0">
            <text:p>#VALOR!</text:p>
          </table:table-cell>
          <table:table-cell table:formula="of:=LOOKUP([.E896];[.$A$2:.$A$41];[.$B$2:.$B$41])" office:value-type="float" office:value="0">
            <text:p>#VALOR!</text:p>
          </table:table-cell>
          <table:table-cell table:formula="of:=[.I896]+[.H89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96]*2" office:value-type="float" office:value="0">
            <text:p>0</text:p>
          </table:table-cell>
          <table:table-cell table:formula="of:=[.F896]*[.G89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00];SEARCH(&quot;,&quot;;[Entrada.A900])-1))" office:value-type="float" office:value="0">
            <text:p>#VALOR!</text:p>
          </table:table-cell>
          <table:table-cell table:formula="of:=VALUE(MID([Entrada.A900];SEARCH(&quot;,&quot;;[Entrada.A900])+1;100))" office:value-type="float" office:value="0">
            <text:p>#VALOR!</text:p>
          </table:table-cell>
          <table:table-cell table:formula="of:=[Entrada.B90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97];[.$A$2:.$A$41];[.$B$2:.$B$41])" office:value-type="float" office:value="0">
            <text:p>#VALOR!</text:p>
          </table:table-cell>
          <table:table-cell table:formula="of:=LOOKUP([.E897];[.$A$2:.$A$41];[.$B$2:.$B$41])" office:value-type="float" office:value="0">
            <text:p>#VALOR!</text:p>
          </table:table-cell>
          <table:table-cell table:formula="of:=[.I897]+[.H89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97]*2" office:value-type="float" office:value="0">
            <text:p>0</text:p>
          </table:table-cell>
          <table:table-cell table:formula="of:=[.F897]*[.G89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01];SEARCH(&quot;,&quot;;[Entrada.A901])-1))" office:value-type="float" office:value="0">
            <text:p>#VALOR!</text:p>
          </table:table-cell>
          <table:table-cell table:formula="of:=VALUE(MID([Entrada.A901];SEARCH(&quot;,&quot;;[Entrada.A901])+1;100))" office:value-type="float" office:value="0">
            <text:p>#VALOR!</text:p>
          </table:table-cell>
          <table:table-cell table:formula="of:=[Entrada.B90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98];[.$A$2:.$A$41];[.$B$2:.$B$41])" office:value-type="float" office:value="0">
            <text:p>#VALOR!</text:p>
          </table:table-cell>
          <table:table-cell table:formula="of:=LOOKUP([.E898];[.$A$2:.$A$41];[.$B$2:.$B$41])" office:value-type="float" office:value="0">
            <text:p>#VALOR!</text:p>
          </table:table-cell>
          <table:table-cell table:formula="of:=[.I898]+[.H89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98]*2" office:value-type="float" office:value="0">
            <text:p>0</text:p>
          </table:table-cell>
          <table:table-cell table:formula="of:=[.F898]*[.G89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02];SEARCH(&quot;,&quot;;[Entrada.A902])-1))" office:value-type="float" office:value="0">
            <text:p>#VALOR!</text:p>
          </table:table-cell>
          <table:table-cell table:formula="of:=VALUE(MID([Entrada.A902];SEARCH(&quot;,&quot;;[Entrada.A902])+1;100))" office:value-type="float" office:value="0">
            <text:p>#VALOR!</text:p>
          </table:table-cell>
          <table:table-cell table:formula="of:=[Entrada.B90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899];[.$A$2:.$A$41];[.$B$2:.$B$41])" office:value-type="float" office:value="0">
            <text:p>#VALOR!</text:p>
          </table:table-cell>
          <table:table-cell table:formula="of:=LOOKUP([.E899];[.$A$2:.$A$41];[.$B$2:.$B$41])" office:value-type="float" office:value="0">
            <text:p>#VALOR!</text:p>
          </table:table-cell>
          <table:table-cell table:formula="of:=[.I899]+[.H89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899]*2" office:value-type="float" office:value="0">
            <text:p>0</text:p>
          </table:table-cell>
          <table:table-cell table:formula="of:=[.F899]*[.G89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03];SEARCH(&quot;,&quot;;[Entrada.A903])-1))" office:value-type="float" office:value="0">
            <text:p>#VALOR!</text:p>
          </table:table-cell>
          <table:table-cell table:formula="of:=VALUE(MID([Entrada.A903];SEARCH(&quot;,&quot;;[Entrada.A903])+1;100))" office:value-type="float" office:value="0">
            <text:p>#VALOR!</text:p>
          </table:table-cell>
          <table:table-cell table:formula="of:=[Entrada.B90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00];[.$A$2:.$A$41];[.$B$2:.$B$41])" office:value-type="float" office:value="0">
            <text:p>#VALOR!</text:p>
          </table:table-cell>
          <table:table-cell table:formula="of:=LOOKUP([.E900];[.$A$2:.$A$41];[.$B$2:.$B$41])" office:value-type="float" office:value="0">
            <text:p>#VALOR!</text:p>
          </table:table-cell>
          <table:table-cell table:formula="of:=[.I900]+[.H90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00]*2" office:value-type="float" office:value="0">
            <text:p>0</text:p>
          </table:table-cell>
          <table:table-cell table:formula="of:=[.F900]*[.G90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04];SEARCH(&quot;,&quot;;[Entrada.A904])-1))" office:value-type="float" office:value="0">
            <text:p>#VALOR!</text:p>
          </table:table-cell>
          <table:table-cell table:formula="of:=VALUE(MID([Entrada.A904];SEARCH(&quot;,&quot;;[Entrada.A904])+1;100))" office:value-type="float" office:value="0">
            <text:p>#VALOR!</text:p>
          </table:table-cell>
          <table:table-cell table:formula="of:=[Entrada.B90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01];[.$A$2:.$A$41];[.$B$2:.$B$41])" office:value-type="float" office:value="0">
            <text:p>#VALOR!</text:p>
          </table:table-cell>
          <table:table-cell table:formula="of:=LOOKUP([.E901];[.$A$2:.$A$41];[.$B$2:.$B$41])" office:value-type="float" office:value="0">
            <text:p>#VALOR!</text:p>
          </table:table-cell>
          <table:table-cell table:formula="of:=[.I901]+[.H90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01]*2" office:value-type="float" office:value="0">
            <text:p>0</text:p>
          </table:table-cell>
          <table:table-cell table:formula="of:=[.F901]*[.G90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05];SEARCH(&quot;,&quot;;[Entrada.A905])-1))" office:value-type="float" office:value="0">
            <text:p>#VALOR!</text:p>
          </table:table-cell>
          <table:table-cell table:formula="of:=VALUE(MID([Entrada.A905];SEARCH(&quot;,&quot;;[Entrada.A905])+1;100))" office:value-type="float" office:value="0">
            <text:p>#VALOR!</text:p>
          </table:table-cell>
          <table:table-cell table:formula="of:=[Entrada.B90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02];[.$A$2:.$A$41];[.$B$2:.$B$41])" office:value-type="float" office:value="0">
            <text:p>#VALOR!</text:p>
          </table:table-cell>
          <table:table-cell table:formula="of:=LOOKUP([.E902];[.$A$2:.$A$41];[.$B$2:.$B$41])" office:value-type="float" office:value="0">
            <text:p>#VALOR!</text:p>
          </table:table-cell>
          <table:table-cell table:formula="of:=[.I902]+[.H90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02]*2" office:value-type="float" office:value="0">
            <text:p>0</text:p>
          </table:table-cell>
          <table:table-cell table:formula="of:=[.F902]*[.G90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06];SEARCH(&quot;,&quot;;[Entrada.A906])-1))" office:value-type="float" office:value="0">
            <text:p>#VALOR!</text:p>
          </table:table-cell>
          <table:table-cell table:formula="of:=VALUE(MID([Entrada.A906];SEARCH(&quot;,&quot;;[Entrada.A906])+1;100))" office:value-type="float" office:value="0">
            <text:p>#VALOR!</text:p>
          </table:table-cell>
          <table:table-cell table:formula="of:=[Entrada.B90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03];[.$A$2:.$A$41];[.$B$2:.$B$41])" office:value-type="float" office:value="0">
            <text:p>#VALOR!</text:p>
          </table:table-cell>
          <table:table-cell table:formula="of:=LOOKUP([.E903];[.$A$2:.$A$41];[.$B$2:.$B$41])" office:value-type="float" office:value="0">
            <text:p>#VALOR!</text:p>
          </table:table-cell>
          <table:table-cell table:formula="of:=[.I903]+[.H90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03]*2" office:value-type="float" office:value="0">
            <text:p>0</text:p>
          </table:table-cell>
          <table:table-cell table:formula="of:=[.F903]*[.G90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07];SEARCH(&quot;,&quot;;[Entrada.A907])-1))" office:value-type="float" office:value="0">
            <text:p>#VALOR!</text:p>
          </table:table-cell>
          <table:table-cell table:formula="of:=VALUE(MID([Entrada.A907];SEARCH(&quot;,&quot;;[Entrada.A907])+1;100))" office:value-type="float" office:value="0">
            <text:p>#VALOR!</text:p>
          </table:table-cell>
          <table:table-cell table:formula="of:=[Entrada.B90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04];[.$A$2:.$A$41];[.$B$2:.$B$41])" office:value-type="float" office:value="0">
            <text:p>#VALOR!</text:p>
          </table:table-cell>
          <table:table-cell table:formula="of:=LOOKUP([.E904];[.$A$2:.$A$41];[.$B$2:.$B$41])" office:value-type="float" office:value="0">
            <text:p>#VALOR!</text:p>
          </table:table-cell>
          <table:table-cell table:formula="of:=[.I904]+[.H90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04]*2" office:value-type="float" office:value="0">
            <text:p>0</text:p>
          </table:table-cell>
          <table:table-cell table:formula="of:=[.F904]*[.G90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08];SEARCH(&quot;,&quot;;[Entrada.A908])-1))" office:value-type="float" office:value="0">
            <text:p>#VALOR!</text:p>
          </table:table-cell>
          <table:table-cell table:formula="of:=VALUE(MID([Entrada.A908];SEARCH(&quot;,&quot;;[Entrada.A908])+1;100))" office:value-type="float" office:value="0">
            <text:p>#VALOR!</text:p>
          </table:table-cell>
          <table:table-cell table:formula="of:=[Entrada.B90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05];[.$A$2:.$A$41];[.$B$2:.$B$41])" office:value-type="float" office:value="0">
            <text:p>#VALOR!</text:p>
          </table:table-cell>
          <table:table-cell table:formula="of:=LOOKUP([.E905];[.$A$2:.$A$41];[.$B$2:.$B$41])" office:value-type="float" office:value="0">
            <text:p>#VALOR!</text:p>
          </table:table-cell>
          <table:table-cell table:formula="of:=[.I905]+[.H90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05]*2" office:value-type="float" office:value="0">
            <text:p>0</text:p>
          </table:table-cell>
          <table:table-cell table:formula="of:=[.F905]*[.G90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09];SEARCH(&quot;,&quot;;[Entrada.A909])-1))" office:value-type="float" office:value="0">
            <text:p>#VALOR!</text:p>
          </table:table-cell>
          <table:table-cell table:formula="of:=VALUE(MID([Entrada.A909];SEARCH(&quot;,&quot;;[Entrada.A909])+1;100))" office:value-type="float" office:value="0">
            <text:p>#VALOR!</text:p>
          </table:table-cell>
          <table:table-cell table:formula="of:=[Entrada.B90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06];[.$A$2:.$A$41];[.$B$2:.$B$41])" office:value-type="float" office:value="0">
            <text:p>#VALOR!</text:p>
          </table:table-cell>
          <table:table-cell table:formula="of:=LOOKUP([.E906];[.$A$2:.$A$41];[.$B$2:.$B$41])" office:value-type="float" office:value="0">
            <text:p>#VALOR!</text:p>
          </table:table-cell>
          <table:table-cell table:formula="of:=[.I906]+[.H90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06]*2" office:value-type="float" office:value="0">
            <text:p>0</text:p>
          </table:table-cell>
          <table:table-cell table:formula="of:=[.F906]*[.G90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10];SEARCH(&quot;,&quot;;[Entrada.A910])-1))" office:value-type="float" office:value="0">
            <text:p>#VALOR!</text:p>
          </table:table-cell>
          <table:table-cell table:formula="of:=VALUE(MID([Entrada.A910];SEARCH(&quot;,&quot;;[Entrada.A910])+1;100))" office:value-type="float" office:value="0">
            <text:p>#VALOR!</text:p>
          </table:table-cell>
          <table:table-cell table:formula="of:=[Entrada.B91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07];[.$A$2:.$A$41];[.$B$2:.$B$41])" office:value-type="float" office:value="0">
            <text:p>#VALOR!</text:p>
          </table:table-cell>
          <table:table-cell table:formula="of:=LOOKUP([.E907];[.$A$2:.$A$41];[.$B$2:.$B$41])" office:value-type="float" office:value="0">
            <text:p>#VALOR!</text:p>
          </table:table-cell>
          <table:table-cell table:formula="of:=[.I907]+[.H90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07]*2" office:value-type="float" office:value="0">
            <text:p>0</text:p>
          </table:table-cell>
          <table:table-cell table:formula="of:=[.F907]*[.G90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11];SEARCH(&quot;,&quot;;[Entrada.A911])-1))" office:value-type="float" office:value="0">
            <text:p>#VALOR!</text:p>
          </table:table-cell>
          <table:table-cell table:formula="of:=VALUE(MID([Entrada.A911];SEARCH(&quot;,&quot;;[Entrada.A911])+1;100))" office:value-type="float" office:value="0">
            <text:p>#VALOR!</text:p>
          </table:table-cell>
          <table:table-cell table:formula="of:=[Entrada.B91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08];[.$A$2:.$A$41];[.$B$2:.$B$41])" office:value-type="float" office:value="0">
            <text:p>#VALOR!</text:p>
          </table:table-cell>
          <table:table-cell table:formula="of:=LOOKUP([.E908];[.$A$2:.$A$41];[.$B$2:.$B$41])" office:value-type="float" office:value="0">
            <text:p>#VALOR!</text:p>
          </table:table-cell>
          <table:table-cell table:formula="of:=[.I908]+[.H90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08]*2" office:value-type="float" office:value="0">
            <text:p>0</text:p>
          </table:table-cell>
          <table:table-cell table:formula="of:=[.F908]*[.G90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12];SEARCH(&quot;,&quot;;[Entrada.A912])-1))" office:value-type="float" office:value="0">
            <text:p>#VALOR!</text:p>
          </table:table-cell>
          <table:table-cell table:formula="of:=VALUE(MID([Entrada.A912];SEARCH(&quot;,&quot;;[Entrada.A912])+1;100))" office:value-type="float" office:value="0">
            <text:p>#VALOR!</text:p>
          </table:table-cell>
          <table:table-cell table:formula="of:=[Entrada.B91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09];[.$A$2:.$A$41];[.$B$2:.$B$41])" office:value-type="float" office:value="0">
            <text:p>#VALOR!</text:p>
          </table:table-cell>
          <table:table-cell table:formula="of:=LOOKUP([.E909];[.$A$2:.$A$41];[.$B$2:.$B$41])" office:value-type="float" office:value="0">
            <text:p>#VALOR!</text:p>
          </table:table-cell>
          <table:table-cell table:formula="of:=[.I909]+[.H90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09]*2" office:value-type="float" office:value="0">
            <text:p>0</text:p>
          </table:table-cell>
          <table:table-cell table:formula="of:=[.F909]*[.G90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13];SEARCH(&quot;,&quot;;[Entrada.A913])-1))" office:value-type="float" office:value="0">
            <text:p>#VALOR!</text:p>
          </table:table-cell>
          <table:table-cell table:formula="of:=VALUE(MID([Entrada.A913];SEARCH(&quot;,&quot;;[Entrada.A913])+1;100))" office:value-type="float" office:value="0">
            <text:p>#VALOR!</text:p>
          </table:table-cell>
          <table:table-cell table:formula="of:=[Entrada.B91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10];[.$A$2:.$A$41];[.$B$2:.$B$41])" office:value-type="float" office:value="0">
            <text:p>#VALOR!</text:p>
          </table:table-cell>
          <table:table-cell table:formula="of:=LOOKUP([.E910];[.$A$2:.$A$41];[.$B$2:.$B$41])" office:value-type="float" office:value="0">
            <text:p>#VALOR!</text:p>
          </table:table-cell>
          <table:table-cell table:formula="of:=[.I910]+[.H91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10]*2" office:value-type="float" office:value="0">
            <text:p>0</text:p>
          </table:table-cell>
          <table:table-cell table:formula="of:=[.F910]*[.G91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14];SEARCH(&quot;,&quot;;[Entrada.A914])-1))" office:value-type="float" office:value="0">
            <text:p>#VALOR!</text:p>
          </table:table-cell>
          <table:table-cell table:formula="of:=VALUE(MID([Entrada.A914];SEARCH(&quot;,&quot;;[Entrada.A914])+1;100))" office:value-type="float" office:value="0">
            <text:p>#VALOR!</text:p>
          </table:table-cell>
          <table:table-cell table:formula="of:=[Entrada.B91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11];[.$A$2:.$A$41];[.$B$2:.$B$41])" office:value-type="float" office:value="0">
            <text:p>#VALOR!</text:p>
          </table:table-cell>
          <table:table-cell table:formula="of:=LOOKUP([.E911];[.$A$2:.$A$41];[.$B$2:.$B$41])" office:value-type="float" office:value="0">
            <text:p>#VALOR!</text:p>
          </table:table-cell>
          <table:table-cell table:formula="of:=[.I911]+[.H91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11]*2" office:value-type="float" office:value="0">
            <text:p>0</text:p>
          </table:table-cell>
          <table:table-cell table:formula="of:=[.F911]*[.G91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15];SEARCH(&quot;,&quot;;[Entrada.A915])-1))" office:value-type="float" office:value="0">
            <text:p>#VALOR!</text:p>
          </table:table-cell>
          <table:table-cell table:formula="of:=VALUE(MID([Entrada.A915];SEARCH(&quot;,&quot;;[Entrada.A915])+1;100))" office:value-type="float" office:value="0">
            <text:p>#VALOR!</text:p>
          </table:table-cell>
          <table:table-cell table:formula="of:=[Entrada.B9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12];[.$A$2:.$A$41];[.$B$2:.$B$41])" office:value-type="float" office:value="0">
            <text:p>#VALOR!</text:p>
          </table:table-cell>
          <table:table-cell table:formula="of:=LOOKUP([.E912];[.$A$2:.$A$41];[.$B$2:.$B$41])" office:value-type="float" office:value="0">
            <text:p>#VALOR!</text:p>
          </table:table-cell>
          <table:table-cell table:formula="of:=[.I912]+[.H91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12]*2" office:value-type="float" office:value="0">
            <text:p>0</text:p>
          </table:table-cell>
          <table:table-cell table:formula="of:=[.F912]*[.G91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16];SEARCH(&quot;,&quot;;[Entrada.A916])-1))" office:value-type="float" office:value="0">
            <text:p>#VALOR!</text:p>
          </table:table-cell>
          <table:table-cell table:formula="of:=VALUE(MID([Entrada.A916];SEARCH(&quot;,&quot;;[Entrada.A916])+1;100))" office:value-type="float" office:value="0">
            <text:p>#VALOR!</text:p>
          </table:table-cell>
          <table:table-cell table:formula="of:=[Entrada.B9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13];[.$A$2:.$A$41];[.$B$2:.$B$41])" office:value-type="float" office:value="0">
            <text:p>#VALOR!</text:p>
          </table:table-cell>
          <table:table-cell table:formula="of:=LOOKUP([.E913];[.$A$2:.$A$41];[.$B$2:.$B$41])" office:value-type="float" office:value="0">
            <text:p>#VALOR!</text:p>
          </table:table-cell>
          <table:table-cell table:formula="of:=[.I913]+[.H91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13]*2" office:value-type="float" office:value="0">
            <text:p>0</text:p>
          </table:table-cell>
          <table:table-cell table:formula="of:=[.F913]*[.G91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17];SEARCH(&quot;,&quot;;[Entrada.A917])-1))" office:value-type="float" office:value="0">
            <text:p>#VALOR!</text:p>
          </table:table-cell>
          <table:table-cell table:formula="of:=VALUE(MID([Entrada.A917];SEARCH(&quot;,&quot;;[Entrada.A917])+1;100))" office:value-type="float" office:value="0">
            <text:p>#VALOR!</text:p>
          </table:table-cell>
          <table:table-cell table:formula="of:=[Entrada.B9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14];[.$A$2:.$A$41];[.$B$2:.$B$41])" office:value-type="float" office:value="0">
            <text:p>#VALOR!</text:p>
          </table:table-cell>
          <table:table-cell table:formula="of:=LOOKUP([.E914];[.$A$2:.$A$41];[.$B$2:.$B$41])" office:value-type="float" office:value="0">
            <text:p>#VALOR!</text:p>
          </table:table-cell>
          <table:table-cell table:formula="of:=[.I914]+[.H91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14]*2" office:value-type="float" office:value="0">
            <text:p>0</text:p>
          </table:table-cell>
          <table:table-cell table:formula="of:=[.F914]*[.G91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18];SEARCH(&quot;,&quot;;[Entrada.A918])-1))" office:value-type="float" office:value="0">
            <text:p>#VALOR!</text:p>
          </table:table-cell>
          <table:table-cell table:formula="of:=VALUE(MID([Entrada.A918];SEARCH(&quot;,&quot;;[Entrada.A918])+1;100))" office:value-type="float" office:value="0">
            <text:p>#VALOR!</text:p>
          </table:table-cell>
          <table:table-cell table:formula="of:=[Entrada.B9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15];[.$A$2:.$A$41];[.$B$2:.$B$41])" office:value-type="float" office:value="0">
            <text:p>#VALOR!</text:p>
          </table:table-cell>
          <table:table-cell table:formula="of:=LOOKUP([.E915];[.$A$2:.$A$41];[.$B$2:.$B$41])" office:value-type="float" office:value="0">
            <text:p>#VALOR!</text:p>
          </table:table-cell>
          <table:table-cell table:formula="of:=[.I915]+[.H91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15]*2" office:value-type="float" office:value="0">
            <text:p>0</text:p>
          </table:table-cell>
          <table:table-cell table:formula="of:=[.F915]*[.G91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19];SEARCH(&quot;,&quot;;[Entrada.A919])-1))" office:value-type="float" office:value="0">
            <text:p>#VALOR!</text:p>
          </table:table-cell>
          <table:table-cell table:formula="of:=VALUE(MID([Entrada.A919];SEARCH(&quot;,&quot;;[Entrada.A919])+1;100))" office:value-type="float" office:value="0">
            <text:p>#VALOR!</text:p>
          </table:table-cell>
          <table:table-cell table:formula="of:=[Entrada.B9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16];[.$A$2:.$A$41];[.$B$2:.$B$41])" office:value-type="float" office:value="0">
            <text:p>#VALOR!</text:p>
          </table:table-cell>
          <table:table-cell table:formula="of:=LOOKUP([.E916];[.$A$2:.$A$41];[.$B$2:.$B$41])" office:value-type="float" office:value="0">
            <text:p>#VALOR!</text:p>
          </table:table-cell>
          <table:table-cell table:formula="of:=[.I916]+[.H91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16]*2" office:value-type="float" office:value="0">
            <text:p>0</text:p>
          </table:table-cell>
          <table:table-cell table:formula="of:=[.F916]*[.G91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20];SEARCH(&quot;,&quot;;[Entrada.A920])-1))" office:value-type="float" office:value="0">
            <text:p>#VALOR!</text:p>
          </table:table-cell>
          <table:table-cell table:formula="of:=VALUE(MID([Entrada.A920];SEARCH(&quot;,&quot;;[Entrada.A920])+1;100))" office:value-type="float" office:value="0">
            <text:p>#VALOR!</text:p>
          </table:table-cell>
          <table:table-cell table:formula="of:=[Entrada.B9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17];[.$A$2:.$A$41];[.$B$2:.$B$41])" office:value-type="float" office:value="0">
            <text:p>#VALOR!</text:p>
          </table:table-cell>
          <table:table-cell table:formula="of:=LOOKUP([.E917];[.$A$2:.$A$41];[.$B$2:.$B$41])" office:value-type="float" office:value="0">
            <text:p>#VALOR!</text:p>
          </table:table-cell>
          <table:table-cell table:formula="of:=[.I917]+[.H91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17]*2" office:value-type="float" office:value="0">
            <text:p>0</text:p>
          </table:table-cell>
          <table:table-cell table:formula="of:=[.F917]*[.G91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21];SEARCH(&quot;,&quot;;[Entrada.A921])-1))" office:value-type="float" office:value="0">
            <text:p>#VALOR!</text:p>
          </table:table-cell>
          <table:table-cell table:formula="of:=VALUE(MID([Entrada.A921];SEARCH(&quot;,&quot;;[Entrada.A921])+1;100))" office:value-type="float" office:value="0">
            <text:p>#VALOR!</text:p>
          </table:table-cell>
          <table:table-cell table:formula="of:=[Entrada.B9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18];[.$A$2:.$A$41];[.$B$2:.$B$41])" office:value-type="float" office:value="0">
            <text:p>#VALOR!</text:p>
          </table:table-cell>
          <table:table-cell table:formula="of:=LOOKUP([.E918];[.$A$2:.$A$41];[.$B$2:.$B$41])" office:value-type="float" office:value="0">
            <text:p>#VALOR!</text:p>
          </table:table-cell>
          <table:table-cell table:formula="of:=[.I918]+[.H91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18]*2" office:value-type="float" office:value="0">
            <text:p>0</text:p>
          </table:table-cell>
          <table:table-cell table:formula="of:=[.F918]*[.G91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22];SEARCH(&quot;,&quot;;[Entrada.A922])-1))" office:value-type="float" office:value="0">
            <text:p>#VALOR!</text:p>
          </table:table-cell>
          <table:table-cell table:formula="of:=VALUE(MID([Entrada.A922];SEARCH(&quot;,&quot;;[Entrada.A922])+1;100))" office:value-type="float" office:value="0">
            <text:p>#VALOR!</text:p>
          </table:table-cell>
          <table:table-cell table:formula="of:=[Entrada.B9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19];[.$A$2:.$A$41];[.$B$2:.$B$41])" office:value-type="float" office:value="0">
            <text:p>#VALOR!</text:p>
          </table:table-cell>
          <table:table-cell table:formula="of:=LOOKUP([.E919];[.$A$2:.$A$41];[.$B$2:.$B$41])" office:value-type="float" office:value="0">
            <text:p>#VALOR!</text:p>
          </table:table-cell>
          <table:table-cell table:formula="of:=[.I919]+[.H91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19]*2" office:value-type="float" office:value="0">
            <text:p>0</text:p>
          </table:table-cell>
          <table:table-cell table:formula="of:=[.F919]*[.G91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23];SEARCH(&quot;,&quot;;[Entrada.A923])-1))" office:value-type="float" office:value="0">
            <text:p>#VALOR!</text:p>
          </table:table-cell>
          <table:table-cell table:formula="of:=VALUE(MID([Entrada.A923];SEARCH(&quot;,&quot;;[Entrada.A923])+1;100))" office:value-type="float" office:value="0">
            <text:p>#VALOR!</text:p>
          </table:table-cell>
          <table:table-cell table:formula="of:=[Entrada.B9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20];[.$A$2:.$A$41];[.$B$2:.$B$41])" office:value-type="float" office:value="0">
            <text:p>#VALOR!</text:p>
          </table:table-cell>
          <table:table-cell table:formula="of:=LOOKUP([.E920];[.$A$2:.$A$41];[.$B$2:.$B$41])" office:value-type="float" office:value="0">
            <text:p>#VALOR!</text:p>
          </table:table-cell>
          <table:table-cell table:formula="of:=[.I920]+[.H92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20]*2" office:value-type="float" office:value="0">
            <text:p>0</text:p>
          </table:table-cell>
          <table:table-cell table:formula="of:=[.F920]*[.G92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24];SEARCH(&quot;,&quot;;[Entrada.A924])-1))" office:value-type="float" office:value="0">
            <text:p>#VALOR!</text:p>
          </table:table-cell>
          <table:table-cell table:formula="of:=VALUE(MID([Entrada.A924];SEARCH(&quot;,&quot;;[Entrada.A924])+1;100))" office:value-type="float" office:value="0">
            <text:p>#VALOR!</text:p>
          </table:table-cell>
          <table:table-cell table:formula="of:=[Entrada.B9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21];[.$A$2:.$A$41];[.$B$2:.$B$41])" office:value-type="float" office:value="0">
            <text:p>#VALOR!</text:p>
          </table:table-cell>
          <table:table-cell table:formula="of:=LOOKUP([.E921];[.$A$2:.$A$41];[.$B$2:.$B$41])" office:value-type="float" office:value="0">
            <text:p>#VALOR!</text:p>
          </table:table-cell>
          <table:table-cell table:formula="of:=[.I921]+[.H92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21]*2" office:value-type="float" office:value="0">
            <text:p>0</text:p>
          </table:table-cell>
          <table:table-cell table:formula="of:=[.F921]*[.G92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25];SEARCH(&quot;,&quot;;[Entrada.A925])-1))" office:value-type="float" office:value="0">
            <text:p>#VALOR!</text:p>
          </table:table-cell>
          <table:table-cell table:formula="of:=VALUE(MID([Entrada.A925];SEARCH(&quot;,&quot;;[Entrada.A925])+1;100))" office:value-type="float" office:value="0">
            <text:p>#VALOR!</text:p>
          </table:table-cell>
          <table:table-cell table:formula="of:=[Entrada.B92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22];[.$A$2:.$A$41];[.$B$2:.$B$41])" office:value-type="float" office:value="0">
            <text:p>#VALOR!</text:p>
          </table:table-cell>
          <table:table-cell table:formula="of:=LOOKUP([.E922];[.$A$2:.$A$41];[.$B$2:.$B$41])" office:value-type="float" office:value="0">
            <text:p>#VALOR!</text:p>
          </table:table-cell>
          <table:table-cell table:formula="of:=[.I922]+[.H92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22]*2" office:value-type="float" office:value="0">
            <text:p>0</text:p>
          </table:table-cell>
          <table:table-cell table:formula="of:=[.F922]*[.G92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26];SEARCH(&quot;,&quot;;[Entrada.A926])-1))" office:value-type="float" office:value="0">
            <text:p>#VALOR!</text:p>
          </table:table-cell>
          <table:table-cell table:formula="of:=VALUE(MID([Entrada.A926];SEARCH(&quot;,&quot;;[Entrada.A926])+1;100))" office:value-type="float" office:value="0">
            <text:p>#VALOR!</text:p>
          </table:table-cell>
          <table:table-cell table:formula="of:=[Entrada.B92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23];[.$A$2:.$A$41];[.$B$2:.$B$41])" office:value-type="float" office:value="0">
            <text:p>#VALOR!</text:p>
          </table:table-cell>
          <table:table-cell table:formula="of:=LOOKUP([.E923];[.$A$2:.$A$41];[.$B$2:.$B$41])" office:value-type="float" office:value="0">
            <text:p>#VALOR!</text:p>
          </table:table-cell>
          <table:table-cell table:formula="of:=[.I923]+[.H92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23]*2" office:value-type="float" office:value="0">
            <text:p>0</text:p>
          </table:table-cell>
          <table:table-cell table:formula="of:=[.F923]*[.G92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27];SEARCH(&quot;,&quot;;[Entrada.A927])-1))" office:value-type="float" office:value="0">
            <text:p>#VALOR!</text:p>
          </table:table-cell>
          <table:table-cell table:formula="of:=VALUE(MID([Entrada.A927];SEARCH(&quot;,&quot;;[Entrada.A927])+1;100))" office:value-type="float" office:value="0">
            <text:p>#VALOR!</text:p>
          </table:table-cell>
          <table:table-cell table:formula="of:=[Entrada.B92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24];[.$A$2:.$A$41];[.$B$2:.$B$41])" office:value-type="float" office:value="0">
            <text:p>#VALOR!</text:p>
          </table:table-cell>
          <table:table-cell table:formula="of:=LOOKUP([.E924];[.$A$2:.$A$41];[.$B$2:.$B$41])" office:value-type="float" office:value="0">
            <text:p>#VALOR!</text:p>
          </table:table-cell>
          <table:table-cell table:formula="of:=[.I924]+[.H92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24]*2" office:value-type="float" office:value="0">
            <text:p>0</text:p>
          </table:table-cell>
          <table:table-cell table:formula="of:=[.F924]*[.G92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28];SEARCH(&quot;,&quot;;[Entrada.A928])-1))" office:value-type="float" office:value="0">
            <text:p>#VALOR!</text:p>
          </table:table-cell>
          <table:table-cell table:formula="of:=VALUE(MID([Entrada.A928];SEARCH(&quot;,&quot;;[Entrada.A928])+1;100))" office:value-type="float" office:value="0">
            <text:p>#VALOR!</text:p>
          </table:table-cell>
          <table:table-cell table:formula="of:=[Entrada.B92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25];[.$A$2:.$A$41];[.$B$2:.$B$41])" office:value-type="float" office:value="0">
            <text:p>#VALOR!</text:p>
          </table:table-cell>
          <table:table-cell table:formula="of:=LOOKUP([.E925];[.$A$2:.$A$41];[.$B$2:.$B$41])" office:value-type="float" office:value="0">
            <text:p>#VALOR!</text:p>
          </table:table-cell>
          <table:table-cell table:formula="of:=[.I925]+[.H92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25]*2" office:value-type="float" office:value="0">
            <text:p>0</text:p>
          </table:table-cell>
          <table:table-cell table:formula="of:=[.F925]*[.G92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29];SEARCH(&quot;,&quot;;[Entrada.A929])-1))" office:value-type="float" office:value="0">
            <text:p>#VALOR!</text:p>
          </table:table-cell>
          <table:table-cell table:formula="of:=VALUE(MID([Entrada.A929];SEARCH(&quot;,&quot;;[Entrada.A929])+1;100))" office:value-type="float" office:value="0">
            <text:p>#VALOR!</text:p>
          </table:table-cell>
          <table:table-cell table:formula="of:=[Entrada.B92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26];[.$A$2:.$A$41];[.$B$2:.$B$41])" office:value-type="float" office:value="0">
            <text:p>#VALOR!</text:p>
          </table:table-cell>
          <table:table-cell table:formula="of:=LOOKUP([.E926];[.$A$2:.$A$41];[.$B$2:.$B$41])" office:value-type="float" office:value="0">
            <text:p>#VALOR!</text:p>
          </table:table-cell>
          <table:table-cell table:formula="of:=[.I926]+[.H92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26]*2" office:value-type="float" office:value="0">
            <text:p>0</text:p>
          </table:table-cell>
          <table:table-cell table:formula="of:=[.F926]*[.G92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30];SEARCH(&quot;,&quot;;[Entrada.A930])-1))" office:value-type="float" office:value="0">
            <text:p>#VALOR!</text:p>
          </table:table-cell>
          <table:table-cell table:formula="of:=VALUE(MID([Entrada.A930];SEARCH(&quot;,&quot;;[Entrada.A930])+1;100))" office:value-type="float" office:value="0">
            <text:p>#VALOR!</text:p>
          </table:table-cell>
          <table:table-cell table:formula="of:=[Entrada.B93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27];[.$A$2:.$A$41];[.$B$2:.$B$41])" office:value-type="float" office:value="0">
            <text:p>#VALOR!</text:p>
          </table:table-cell>
          <table:table-cell table:formula="of:=LOOKUP([.E927];[.$A$2:.$A$41];[.$B$2:.$B$41])" office:value-type="float" office:value="0">
            <text:p>#VALOR!</text:p>
          </table:table-cell>
          <table:table-cell table:formula="of:=[.I927]+[.H92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27]*2" office:value-type="float" office:value="0">
            <text:p>0</text:p>
          </table:table-cell>
          <table:table-cell table:formula="of:=[.F927]*[.G92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31];SEARCH(&quot;,&quot;;[Entrada.A931])-1))" office:value-type="float" office:value="0">
            <text:p>#VALOR!</text:p>
          </table:table-cell>
          <table:table-cell table:formula="of:=VALUE(MID([Entrada.A931];SEARCH(&quot;,&quot;;[Entrada.A931])+1;100))" office:value-type="float" office:value="0">
            <text:p>#VALOR!</text:p>
          </table:table-cell>
          <table:table-cell table:formula="of:=[Entrada.B93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28];[.$A$2:.$A$41];[.$B$2:.$B$41])" office:value-type="float" office:value="0">
            <text:p>#VALOR!</text:p>
          </table:table-cell>
          <table:table-cell table:formula="of:=LOOKUP([.E928];[.$A$2:.$A$41];[.$B$2:.$B$41])" office:value-type="float" office:value="0">
            <text:p>#VALOR!</text:p>
          </table:table-cell>
          <table:table-cell table:formula="of:=[.I928]+[.H92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28]*2" office:value-type="float" office:value="0">
            <text:p>0</text:p>
          </table:table-cell>
          <table:table-cell table:formula="of:=[.F928]*[.G92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32];SEARCH(&quot;,&quot;;[Entrada.A932])-1))" office:value-type="float" office:value="0">
            <text:p>#VALOR!</text:p>
          </table:table-cell>
          <table:table-cell table:formula="of:=VALUE(MID([Entrada.A932];SEARCH(&quot;,&quot;;[Entrada.A932])+1;100))" office:value-type="float" office:value="0">
            <text:p>#VALOR!</text:p>
          </table:table-cell>
          <table:table-cell table:formula="of:=[Entrada.B93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29];[.$A$2:.$A$41];[.$B$2:.$B$41])" office:value-type="float" office:value="0">
            <text:p>#VALOR!</text:p>
          </table:table-cell>
          <table:table-cell table:formula="of:=LOOKUP([.E929];[.$A$2:.$A$41];[.$B$2:.$B$41])" office:value-type="float" office:value="0">
            <text:p>#VALOR!</text:p>
          </table:table-cell>
          <table:table-cell table:formula="of:=[.I929]+[.H92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29]*2" office:value-type="float" office:value="0">
            <text:p>0</text:p>
          </table:table-cell>
          <table:table-cell table:formula="of:=[.F929]*[.G92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33];SEARCH(&quot;,&quot;;[Entrada.A933])-1))" office:value-type="float" office:value="0">
            <text:p>#VALOR!</text:p>
          </table:table-cell>
          <table:table-cell table:formula="of:=VALUE(MID([Entrada.A933];SEARCH(&quot;,&quot;;[Entrada.A933])+1;100))" office:value-type="float" office:value="0">
            <text:p>#VALOR!</text:p>
          </table:table-cell>
          <table:table-cell table:formula="of:=[Entrada.B9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30];[.$A$2:.$A$41];[.$B$2:.$B$41])" office:value-type="float" office:value="0">
            <text:p>#VALOR!</text:p>
          </table:table-cell>
          <table:table-cell table:formula="of:=LOOKUP([.E930];[.$A$2:.$A$41];[.$B$2:.$B$41])" office:value-type="float" office:value="0">
            <text:p>#VALOR!</text:p>
          </table:table-cell>
          <table:table-cell table:formula="of:=[.I930]+[.H93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30]*2" office:value-type="float" office:value="0">
            <text:p>0</text:p>
          </table:table-cell>
          <table:table-cell table:formula="of:=[.F930]*[.G93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34];SEARCH(&quot;,&quot;;[Entrada.A934])-1))" office:value-type="float" office:value="0">
            <text:p>#VALOR!</text:p>
          </table:table-cell>
          <table:table-cell table:formula="of:=VALUE(MID([Entrada.A934];SEARCH(&quot;,&quot;;[Entrada.A934])+1;100))" office:value-type="float" office:value="0">
            <text:p>#VALOR!</text:p>
          </table:table-cell>
          <table:table-cell table:formula="of:=[Entrada.B93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31];[.$A$2:.$A$41];[.$B$2:.$B$41])" office:value-type="float" office:value="0">
            <text:p>#VALOR!</text:p>
          </table:table-cell>
          <table:table-cell table:formula="of:=LOOKUP([.E931];[.$A$2:.$A$41];[.$B$2:.$B$41])" office:value-type="float" office:value="0">
            <text:p>#VALOR!</text:p>
          </table:table-cell>
          <table:table-cell table:formula="of:=[.I931]+[.H93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31]*2" office:value-type="float" office:value="0">
            <text:p>0</text:p>
          </table:table-cell>
          <table:table-cell table:formula="of:=[.F931]*[.G93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35];SEARCH(&quot;,&quot;;[Entrada.A935])-1))" office:value-type="float" office:value="0">
            <text:p>#VALOR!</text:p>
          </table:table-cell>
          <table:table-cell table:formula="of:=VALUE(MID([Entrada.A935];SEARCH(&quot;,&quot;;[Entrada.A935])+1;100))" office:value-type="float" office:value="0">
            <text:p>#VALOR!</text:p>
          </table:table-cell>
          <table:table-cell table:formula="of:=[Entrada.B93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32];[.$A$2:.$A$41];[.$B$2:.$B$41])" office:value-type="float" office:value="0">
            <text:p>#VALOR!</text:p>
          </table:table-cell>
          <table:table-cell table:formula="of:=LOOKUP([.E932];[.$A$2:.$A$41];[.$B$2:.$B$41])" office:value-type="float" office:value="0">
            <text:p>#VALOR!</text:p>
          </table:table-cell>
          <table:table-cell table:formula="of:=[.I932]+[.H93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32]*2" office:value-type="float" office:value="0">
            <text:p>0</text:p>
          </table:table-cell>
          <table:table-cell table:formula="of:=[.F932]*[.G93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36];SEARCH(&quot;,&quot;;[Entrada.A936])-1))" office:value-type="float" office:value="0">
            <text:p>#VALOR!</text:p>
          </table:table-cell>
          <table:table-cell table:formula="of:=VALUE(MID([Entrada.A936];SEARCH(&quot;,&quot;;[Entrada.A936])+1;100))" office:value-type="float" office:value="0">
            <text:p>#VALOR!</text:p>
          </table:table-cell>
          <table:table-cell table:formula="of:=[Entrada.B93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33];[.$A$2:.$A$41];[.$B$2:.$B$41])" office:value-type="float" office:value="0">
            <text:p>#VALOR!</text:p>
          </table:table-cell>
          <table:table-cell table:formula="of:=LOOKUP([.E933];[.$A$2:.$A$41];[.$B$2:.$B$41])" office:value-type="float" office:value="0">
            <text:p>#VALOR!</text:p>
          </table:table-cell>
          <table:table-cell table:formula="of:=[.I933]+[.H93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33]*2" office:value-type="float" office:value="0">
            <text:p>0</text:p>
          </table:table-cell>
          <table:table-cell table:formula="of:=[.F933]*[.G93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37];SEARCH(&quot;,&quot;;[Entrada.A937])-1))" office:value-type="float" office:value="0">
            <text:p>#VALOR!</text:p>
          </table:table-cell>
          <table:table-cell table:formula="of:=VALUE(MID([Entrada.A937];SEARCH(&quot;,&quot;;[Entrada.A937])+1;100))" office:value-type="float" office:value="0">
            <text:p>#VALOR!</text:p>
          </table:table-cell>
          <table:table-cell table:formula="of:=[Entrada.B93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34];[.$A$2:.$A$41];[.$B$2:.$B$41])" office:value-type="float" office:value="0">
            <text:p>#VALOR!</text:p>
          </table:table-cell>
          <table:table-cell table:formula="of:=LOOKUP([.E934];[.$A$2:.$A$41];[.$B$2:.$B$41])" office:value-type="float" office:value="0">
            <text:p>#VALOR!</text:p>
          </table:table-cell>
          <table:table-cell table:formula="of:=[.I934]+[.H93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34]*2" office:value-type="float" office:value="0">
            <text:p>0</text:p>
          </table:table-cell>
          <table:table-cell table:formula="of:=[.F934]*[.G93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38];SEARCH(&quot;,&quot;;[Entrada.A938])-1))" office:value-type="float" office:value="0">
            <text:p>#VALOR!</text:p>
          </table:table-cell>
          <table:table-cell table:formula="of:=VALUE(MID([Entrada.A938];SEARCH(&quot;,&quot;;[Entrada.A938])+1;100))" office:value-type="float" office:value="0">
            <text:p>#VALOR!</text:p>
          </table:table-cell>
          <table:table-cell table:formula="of:=[Entrada.B93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35];[.$A$2:.$A$41];[.$B$2:.$B$41])" office:value-type="float" office:value="0">
            <text:p>#VALOR!</text:p>
          </table:table-cell>
          <table:table-cell table:formula="of:=LOOKUP([.E935];[.$A$2:.$A$41];[.$B$2:.$B$41])" office:value-type="float" office:value="0">
            <text:p>#VALOR!</text:p>
          </table:table-cell>
          <table:table-cell table:formula="of:=[.I935]+[.H93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35]*2" office:value-type="float" office:value="0">
            <text:p>0</text:p>
          </table:table-cell>
          <table:table-cell table:formula="of:=[.F935]*[.G93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39];SEARCH(&quot;,&quot;;[Entrada.A939])-1))" office:value-type="float" office:value="0">
            <text:p>#VALOR!</text:p>
          </table:table-cell>
          <table:table-cell table:formula="of:=VALUE(MID([Entrada.A939];SEARCH(&quot;,&quot;;[Entrada.A939])+1;100))" office:value-type="float" office:value="0">
            <text:p>#VALOR!</text:p>
          </table:table-cell>
          <table:table-cell table:formula="of:=[Entrada.B93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36];[.$A$2:.$A$41];[.$B$2:.$B$41])" office:value-type="float" office:value="0">
            <text:p>#VALOR!</text:p>
          </table:table-cell>
          <table:table-cell table:formula="of:=LOOKUP([.E936];[.$A$2:.$A$41];[.$B$2:.$B$41])" office:value-type="float" office:value="0">
            <text:p>#VALOR!</text:p>
          </table:table-cell>
          <table:table-cell table:formula="of:=[.I936]+[.H93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36]*2" office:value-type="float" office:value="0">
            <text:p>0</text:p>
          </table:table-cell>
          <table:table-cell table:formula="of:=[.F936]*[.G93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40];SEARCH(&quot;,&quot;;[Entrada.A940])-1))" office:value-type="float" office:value="0">
            <text:p>#VALOR!</text:p>
          </table:table-cell>
          <table:table-cell table:formula="of:=VALUE(MID([Entrada.A940];SEARCH(&quot;,&quot;;[Entrada.A940])+1;100))" office:value-type="float" office:value="0">
            <text:p>#VALOR!</text:p>
          </table:table-cell>
          <table:table-cell table:formula="of:=[Entrada.B94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37];[.$A$2:.$A$41];[.$B$2:.$B$41])" office:value-type="float" office:value="0">
            <text:p>#VALOR!</text:p>
          </table:table-cell>
          <table:table-cell table:formula="of:=LOOKUP([.E937];[.$A$2:.$A$41];[.$B$2:.$B$41])" office:value-type="float" office:value="0">
            <text:p>#VALOR!</text:p>
          </table:table-cell>
          <table:table-cell table:formula="of:=[.I937]+[.H93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37]*2" office:value-type="float" office:value="0">
            <text:p>0</text:p>
          </table:table-cell>
          <table:table-cell table:formula="of:=[.F937]*[.G93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41];SEARCH(&quot;,&quot;;[Entrada.A941])-1))" office:value-type="float" office:value="0">
            <text:p>#VALOR!</text:p>
          </table:table-cell>
          <table:table-cell table:formula="of:=VALUE(MID([Entrada.A941];SEARCH(&quot;,&quot;;[Entrada.A941])+1;100))" office:value-type="float" office:value="0">
            <text:p>#VALOR!</text:p>
          </table:table-cell>
          <table:table-cell table:formula="of:=[Entrada.B94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38];[.$A$2:.$A$41];[.$B$2:.$B$41])" office:value-type="float" office:value="0">
            <text:p>#VALOR!</text:p>
          </table:table-cell>
          <table:table-cell table:formula="of:=LOOKUP([.E938];[.$A$2:.$A$41];[.$B$2:.$B$41])" office:value-type="float" office:value="0">
            <text:p>#VALOR!</text:p>
          </table:table-cell>
          <table:table-cell table:formula="of:=[.I938]+[.H93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38]*2" office:value-type="float" office:value="0">
            <text:p>0</text:p>
          </table:table-cell>
          <table:table-cell table:formula="of:=[.F938]*[.G93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42];SEARCH(&quot;,&quot;;[Entrada.A942])-1))" office:value-type="float" office:value="0">
            <text:p>#VALOR!</text:p>
          </table:table-cell>
          <table:table-cell table:formula="of:=VALUE(MID([Entrada.A942];SEARCH(&quot;,&quot;;[Entrada.A942])+1;100))" office:value-type="float" office:value="0">
            <text:p>#VALOR!</text:p>
          </table:table-cell>
          <table:table-cell table:formula="of:=[Entrada.B94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39];[.$A$2:.$A$41];[.$B$2:.$B$41])" office:value-type="float" office:value="0">
            <text:p>#VALOR!</text:p>
          </table:table-cell>
          <table:table-cell table:formula="of:=LOOKUP([.E939];[.$A$2:.$A$41];[.$B$2:.$B$41])" office:value-type="float" office:value="0">
            <text:p>#VALOR!</text:p>
          </table:table-cell>
          <table:table-cell table:formula="of:=[.I939]+[.H93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39]*2" office:value-type="float" office:value="0">
            <text:p>0</text:p>
          </table:table-cell>
          <table:table-cell table:formula="of:=[.F939]*[.G93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43];SEARCH(&quot;,&quot;;[Entrada.A943])-1))" office:value-type="float" office:value="0">
            <text:p>#VALOR!</text:p>
          </table:table-cell>
          <table:table-cell table:formula="of:=VALUE(MID([Entrada.A943];SEARCH(&quot;,&quot;;[Entrada.A943])+1;100))" office:value-type="float" office:value="0">
            <text:p>#VALOR!</text:p>
          </table:table-cell>
          <table:table-cell table:formula="of:=[Entrada.B94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40];[.$A$2:.$A$41];[.$B$2:.$B$41])" office:value-type="float" office:value="0">
            <text:p>#VALOR!</text:p>
          </table:table-cell>
          <table:table-cell table:formula="of:=LOOKUP([.E940];[.$A$2:.$A$41];[.$B$2:.$B$41])" office:value-type="float" office:value="0">
            <text:p>#VALOR!</text:p>
          </table:table-cell>
          <table:table-cell table:formula="of:=[.I940]+[.H94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40]*2" office:value-type="float" office:value="0">
            <text:p>0</text:p>
          </table:table-cell>
          <table:table-cell table:formula="of:=[.F940]*[.G94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44];SEARCH(&quot;,&quot;;[Entrada.A944])-1))" office:value-type="float" office:value="0">
            <text:p>#VALOR!</text:p>
          </table:table-cell>
          <table:table-cell table:formula="of:=VALUE(MID([Entrada.A944];SEARCH(&quot;,&quot;;[Entrada.A944])+1;100))" office:value-type="float" office:value="0">
            <text:p>#VALOR!</text:p>
          </table:table-cell>
          <table:table-cell table:formula="of:=[Entrada.B94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41];[.$A$2:.$A$41];[.$B$2:.$B$41])" office:value-type="float" office:value="0">
            <text:p>#VALOR!</text:p>
          </table:table-cell>
          <table:table-cell table:formula="of:=LOOKUP([.E941];[.$A$2:.$A$41];[.$B$2:.$B$41])" office:value-type="float" office:value="0">
            <text:p>#VALOR!</text:p>
          </table:table-cell>
          <table:table-cell table:formula="of:=[.I941]+[.H94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41]*2" office:value-type="float" office:value="0">
            <text:p>0</text:p>
          </table:table-cell>
          <table:table-cell table:formula="of:=[.F941]*[.G94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45];SEARCH(&quot;,&quot;;[Entrada.A945])-1))" office:value-type="float" office:value="0">
            <text:p>#VALOR!</text:p>
          </table:table-cell>
          <table:table-cell table:formula="of:=VALUE(MID([Entrada.A945];SEARCH(&quot;,&quot;;[Entrada.A945])+1;100))" office:value-type="float" office:value="0">
            <text:p>#VALOR!</text:p>
          </table:table-cell>
          <table:table-cell table:formula="of:=[Entrada.B94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42];[.$A$2:.$A$41];[.$B$2:.$B$41])" office:value-type="float" office:value="0">
            <text:p>#VALOR!</text:p>
          </table:table-cell>
          <table:table-cell table:formula="of:=LOOKUP([.E942];[.$A$2:.$A$41];[.$B$2:.$B$41])" office:value-type="float" office:value="0">
            <text:p>#VALOR!</text:p>
          </table:table-cell>
          <table:table-cell table:formula="of:=[.I942]+[.H94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42]*2" office:value-type="float" office:value="0">
            <text:p>0</text:p>
          </table:table-cell>
          <table:table-cell table:formula="of:=[.F942]*[.G94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46];SEARCH(&quot;,&quot;;[Entrada.A946])-1))" office:value-type="float" office:value="0">
            <text:p>#VALOR!</text:p>
          </table:table-cell>
          <table:table-cell table:formula="of:=VALUE(MID([Entrada.A946];SEARCH(&quot;,&quot;;[Entrada.A946])+1;100))" office:value-type="float" office:value="0">
            <text:p>#VALOR!</text:p>
          </table:table-cell>
          <table:table-cell table:formula="of:=[Entrada.B94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43];[.$A$2:.$A$41];[.$B$2:.$B$41])" office:value-type="float" office:value="0">
            <text:p>#VALOR!</text:p>
          </table:table-cell>
          <table:table-cell table:formula="of:=LOOKUP([.E943];[.$A$2:.$A$41];[.$B$2:.$B$41])" office:value-type="float" office:value="0">
            <text:p>#VALOR!</text:p>
          </table:table-cell>
          <table:table-cell table:formula="of:=[.I943]+[.H94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43]*2" office:value-type="float" office:value="0">
            <text:p>0</text:p>
          </table:table-cell>
          <table:table-cell table:formula="of:=[.F943]*[.G94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47];SEARCH(&quot;,&quot;;[Entrada.A947])-1))" office:value-type="float" office:value="0">
            <text:p>#VALOR!</text:p>
          </table:table-cell>
          <table:table-cell table:formula="of:=VALUE(MID([Entrada.A947];SEARCH(&quot;,&quot;;[Entrada.A947])+1;100))" office:value-type="float" office:value="0">
            <text:p>#VALOR!</text:p>
          </table:table-cell>
          <table:table-cell table:formula="of:=[Entrada.B94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44];[.$A$2:.$A$41];[.$B$2:.$B$41])" office:value-type="float" office:value="0">
            <text:p>#VALOR!</text:p>
          </table:table-cell>
          <table:table-cell table:formula="of:=LOOKUP([.E944];[.$A$2:.$A$41];[.$B$2:.$B$41])" office:value-type="float" office:value="0">
            <text:p>#VALOR!</text:p>
          </table:table-cell>
          <table:table-cell table:formula="of:=[.I944]+[.H94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44]*2" office:value-type="float" office:value="0">
            <text:p>0</text:p>
          </table:table-cell>
          <table:table-cell table:formula="of:=[.F944]*[.G94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48];SEARCH(&quot;,&quot;;[Entrada.A948])-1))" office:value-type="float" office:value="0">
            <text:p>#VALOR!</text:p>
          </table:table-cell>
          <table:table-cell table:formula="of:=VALUE(MID([Entrada.A948];SEARCH(&quot;,&quot;;[Entrada.A948])+1;100))" office:value-type="float" office:value="0">
            <text:p>#VALOR!</text:p>
          </table:table-cell>
          <table:table-cell table:formula="of:=[Entrada.B94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45];[.$A$2:.$A$41];[.$B$2:.$B$41])" office:value-type="float" office:value="0">
            <text:p>#VALOR!</text:p>
          </table:table-cell>
          <table:table-cell table:formula="of:=LOOKUP([.E945];[.$A$2:.$A$41];[.$B$2:.$B$41])" office:value-type="float" office:value="0">
            <text:p>#VALOR!</text:p>
          </table:table-cell>
          <table:table-cell table:formula="of:=[.I945]+[.H94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45]*2" office:value-type="float" office:value="0">
            <text:p>0</text:p>
          </table:table-cell>
          <table:table-cell table:formula="of:=[.F945]*[.G94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49];SEARCH(&quot;,&quot;;[Entrada.A949])-1))" office:value-type="float" office:value="0">
            <text:p>#VALOR!</text:p>
          </table:table-cell>
          <table:table-cell table:formula="of:=VALUE(MID([Entrada.A949];SEARCH(&quot;,&quot;;[Entrada.A949])+1;100))" office:value-type="float" office:value="0">
            <text:p>#VALOR!</text:p>
          </table:table-cell>
          <table:table-cell table:formula="of:=[Entrada.B94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46];[.$A$2:.$A$41];[.$B$2:.$B$41])" office:value-type="float" office:value="0">
            <text:p>#VALOR!</text:p>
          </table:table-cell>
          <table:table-cell table:formula="of:=LOOKUP([.E946];[.$A$2:.$A$41];[.$B$2:.$B$41])" office:value-type="float" office:value="0">
            <text:p>#VALOR!</text:p>
          </table:table-cell>
          <table:table-cell table:formula="of:=[.I946]+[.H94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46]*2" office:value-type="float" office:value="0">
            <text:p>0</text:p>
          </table:table-cell>
          <table:table-cell table:formula="of:=[.F946]*[.G94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50];SEARCH(&quot;,&quot;;[Entrada.A950])-1))" office:value-type="float" office:value="0">
            <text:p>#VALOR!</text:p>
          </table:table-cell>
          <table:table-cell table:formula="of:=VALUE(MID([Entrada.A950];SEARCH(&quot;,&quot;;[Entrada.A950])+1;100))" office:value-type="float" office:value="0">
            <text:p>#VALOR!</text:p>
          </table:table-cell>
          <table:table-cell table:formula="of:=[Entrada.B95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47];[.$A$2:.$A$41];[.$B$2:.$B$41])" office:value-type="float" office:value="0">
            <text:p>#VALOR!</text:p>
          </table:table-cell>
          <table:table-cell table:formula="of:=LOOKUP([.E947];[.$A$2:.$A$41];[.$B$2:.$B$41])" office:value-type="float" office:value="0">
            <text:p>#VALOR!</text:p>
          </table:table-cell>
          <table:table-cell table:formula="of:=[.I947]+[.H94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47]*2" office:value-type="float" office:value="0">
            <text:p>0</text:p>
          </table:table-cell>
          <table:table-cell table:formula="of:=[.F947]*[.G94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51];SEARCH(&quot;,&quot;;[Entrada.A951])-1))" office:value-type="float" office:value="0">
            <text:p>#VALOR!</text:p>
          </table:table-cell>
          <table:table-cell table:formula="of:=VALUE(MID([Entrada.A951];SEARCH(&quot;,&quot;;[Entrada.A951])+1;100))" office:value-type="float" office:value="0">
            <text:p>#VALOR!</text:p>
          </table:table-cell>
          <table:table-cell table:formula="of:=[Entrada.B95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48];[.$A$2:.$A$41];[.$B$2:.$B$41])" office:value-type="float" office:value="0">
            <text:p>#VALOR!</text:p>
          </table:table-cell>
          <table:table-cell table:formula="of:=LOOKUP([.E948];[.$A$2:.$A$41];[.$B$2:.$B$41])" office:value-type="float" office:value="0">
            <text:p>#VALOR!</text:p>
          </table:table-cell>
          <table:table-cell table:formula="of:=[.I948]+[.H94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48]*2" office:value-type="float" office:value="0">
            <text:p>0</text:p>
          </table:table-cell>
          <table:table-cell table:formula="of:=[.F948]*[.G94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52];SEARCH(&quot;,&quot;;[Entrada.A952])-1))" office:value-type="float" office:value="0">
            <text:p>#VALOR!</text:p>
          </table:table-cell>
          <table:table-cell table:formula="of:=VALUE(MID([Entrada.A952];SEARCH(&quot;,&quot;;[Entrada.A952])+1;100))" office:value-type="float" office:value="0">
            <text:p>#VALOR!</text:p>
          </table:table-cell>
          <table:table-cell table:formula="of:=[Entrada.B95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49];[.$A$2:.$A$41];[.$B$2:.$B$41])" office:value-type="float" office:value="0">
            <text:p>#VALOR!</text:p>
          </table:table-cell>
          <table:table-cell table:formula="of:=LOOKUP([.E949];[.$A$2:.$A$41];[.$B$2:.$B$41])" office:value-type="float" office:value="0">
            <text:p>#VALOR!</text:p>
          </table:table-cell>
          <table:table-cell table:formula="of:=[.I949]+[.H94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49]*2" office:value-type="float" office:value="0">
            <text:p>0</text:p>
          </table:table-cell>
          <table:table-cell table:formula="of:=[.F949]*[.G94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53];SEARCH(&quot;,&quot;;[Entrada.A953])-1))" office:value-type="float" office:value="0">
            <text:p>#VALOR!</text:p>
          </table:table-cell>
          <table:table-cell table:formula="of:=VALUE(MID([Entrada.A953];SEARCH(&quot;,&quot;;[Entrada.A953])+1;100))" office:value-type="float" office:value="0">
            <text:p>#VALOR!</text:p>
          </table:table-cell>
          <table:table-cell table:formula="of:=[Entrada.B95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50];[.$A$2:.$A$41];[.$B$2:.$B$41])" office:value-type="float" office:value="0">
            <text:p>#VALOR!</text:p>
          </table:table-cell>
          <table:table-cell table:formula="of:=LOOKUP([.E950];[.$A$2:.$A$41];[.$B$2:.$B$41])" office:value-type="float" office:value="0">
            <text:p>#VALOR!</text:p>
          </table:table-cell>
          <table:table-cell table:formula="of:=[.I950]+[.H95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50]*2" office:value-type="float" office:value="0">
            <text:p>0</text:p>
          </table:table-cell>
          <table:table-cell table:formula="of:=[.F950]*[.G95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54];SEARCH(&quot;,&quot;;[Entrada.A954])-1))" office:value-type="float" office:value="0">
            <text:p>#VALOR!</text:p>
          </table:table-cell>
          <table:table-cell table:formula="of:=VALUE(MID([Entrada.A954];SEARCH(&quot;,&quot;;[Entrada.A954])+1;100))" office:value-type="float" office:value="0">
            <text:p>#VALOR!</text:p>
          </table:table-cell>
          <table:table-cell table:formula="of:=[Entrada.B95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51];[.$A$2:.$A$41];[.$B$2:.$B$41])" office:value-type="float" office:value="0">
            <text:p>#VALOR!</text:p>
          </table:table-cell>
          <table:table-cell table:formula="of:=LOOKUP([.E951];[.$A$2:.$A$41];[.$B$2:.$B$41])" office:value-type="float" office:value="0">
            <text:p>#VALOR!</text:p>
          </table:table-cell>
          <table:table-cell table:formula="of:=[.I951]+[.H95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51]*2" office:value-type="float" office:value="0">
            <text:p>0</text:p>
          </table:table-cell>
          <table:table-cell table:formula="of:=[.F951]*[.G95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55];SEARCH(&quot;,&quot;;[Entrada.A955])-1))" office:value-type="float" office:value="0">
            <text:p>#VALOR!</text:p>
          </table:table-cell>
          <table:table-cell table:formula="of:=VALUE(MID([Entrada.A955];SEARCH(&quot;,&quot;;[Entrada.A955])+1;100))" office:value-type="float" office:value="0">
            <text:p>#VALOR!</text:p>
          </table:table-cell>
          <table:table-cell table:formula="of:=[Entrada.B95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52];[.$A$2:.$A$41];[.$B$2:.$B$41])" office:value-type="float" office:value="0">
            <text:p>#VALOR!</text:p>
          </table:table-cell>
          <table:table-cell table:formula="of:=LOOKUP([.E952];[.$A$2:.$A$41];[.$B$2:.$B$41])" office:value-type="float" office:value="0">
            <text:p>#VALOR!</text:p>
          </table:table-cell>
          <table:table-cell table:formula="of:=[.I952]+[.H95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52]*2" office:value-type="float" office:value="0">
            <text:p>0</text:p>
          </table:table-cell>
          <table:table-cell table:formula="of:=[.F952]*[.G95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56];SEARCH(&quot;,&quot;;[Entrada.A956])-1))" office:value-type="float" office:value="0">
            <text:p>#VALOR!</text:p>
          </table:table-cell>
          <table:table-cell table:formula="of:=VALUE(MID([Entrada.A956];SEARCH(&quot;,&quot;;[Entrada.A956])+1;100))" office:value-type="float" office:value="0">
            <text:p>#VALOR!</text:p>
          </table:table-cell>
          <table:table-cell table:formula="of:=[Entrada.B95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53];[.$A$2:.$A$41];[.$B$2:.$B$41])" office:value-type="float" office:value="0">
            <text:p>#VALOR!</text:p>
          </table:table-cell>
          <table:table-cell table:formula="of:=LOOKUP([.E953];[.$A$2:.$A$41];[.$B$2:.$B$41])" office:value-type="float" office:value="0">
            <text:p>#VALOR!</text:p>
          </table:table-cell>
          <table:table-cell table:formula="of:=[.I953]+[.H95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53]*2" office:value-type="float" office:value="0">
            <text:p>0</text:p>
          </table:table-cell>
          <table:table-cell table:formula="of:=[.F953]*[.G95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57];SEARCH(&quot;,&quot;;[Entrada.A957])-1))" office:value-type="float" office:value="0">
            <text:p>#VALOR!</text:p>
          </table:table-cell>
          <table:table-cell table:formula="of:=VALUE(MID([Entrada.A957];SEARCH(&quot;,&quot;;[Entrada.A957])+1;100))" office:value-type="float" office:value="0">
            <text:p>#VALOR!</text:p>
          </table:table-cell>
          <table:table-cell table:formula="of:=[Entrada.B95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54];[.$A$2:.$A$41];[.$B$2:.$B$41])" office:value-type="float" office:value="0">
            <text:p>#VALOR!</text:p>
          </table:table-cell>
          <table:table-cell table:formula="of:=LOOKUP([.E954];[.$A$2:.$A$41];[.$B$2:.$B$41])" office:value-type="float" office:value="0">
            <text:p>#VALOR!</text:p>
          </table:table-cell>
          <table:table-cell table:formula="of:=[.I954]+[.H95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54]*2" office:value-type="float" office:value="0">
            <text:p>0</text:p>
          </table:table-cell>
          <table:table-cell table:formula="of:=[.F954]*[.G95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58];SEARCH(&quot;,&quot;;[Entrada.A958])-1))" office:value-type="float" office:value="0">
            <text:p>#VALOR!</text:p>
          </table:table-cell>
          <table:table-cell table:formula="of:=VALUE(MID([Entrada.A958];SEARCH(&quot;,&quot;;[Entrada.A958])+1;100))" office:value-type="float" office:value="0">
            <text:p>#VALOR!</text:p>
          </table:table-cell>
          <table:table-cell table:formula="of:=[Entrada.B95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55];[.$A$2:.$A$41];[.$B$2:.$B$41])" office:value-type="float" office:value="0">
            <text:p>#VALOR!</text:p>
          </table:table-cell>
          <table:table-cell table:formula="of:=LOOKUP([.E955];[.$A$2:.$A$41];[.$B$2:.$B$41])" office:value-type="float" office:value="0">
            <text:p>#VALOR!</text:p>
          </table:table-cell>
          <table:table-cell table:formula="of:=[.I955]+[.H95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55]*2" office:value-type="float" office:value="0">
            <text:p>0</text:p>
          </table:table-cell>
          <table:table-cell table:formula="of:=[.F955]*[.G95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59];SEARCH(&quot;,&quot;;[Entrada.A959])-1))" office:value-type="float" office:value="0">
            <text:p>#VALOR!</text:p>
          </table:table-cell>
          <table:table-cell table:formula="of:=VALUE(MID([Entrada.A959];SEARCH(&quot;,&quot;;[Entrada.A959])+1;100))" office:value-type="float" office:value="0">
            <text:p>#VALOR!</text:p>
          </table:table-cell>
          <table:table-cell table:formula="of:=[Entrada.B95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56];[.$A$2:.$A$41];[.$B$2:.$B$41])" office:value-type="float" office:value="0">
            <text:p>#VALOR!</text:p>
          </table:table-cell>
          <table:table-cell table:formula="of:=LOOKUP([.E956];[.$A$2:.$A$41];[.$B$2:.$B$41])" office:value-type="float" office:value="0">
            <text:p>#VALOR!</text:p>
          </table:table-cell>
          <table:table-cell table:formula="of:=[.I956]+[.H95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56]*2" office:value-type="float" office:value="0">
            <text:p>0</text:p>
          </table:table-cell>
          <table:table-cell table:formula="of:=[.F956]*[.G95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60];SEARCH(&quot;,&quot;;[Entrada.A960])-1))" office:value-type="float" office:value="0">
            <text:p>#VALOR!</text:p>
          </table:table-cell>
          <table:table-cell table:formula="of:=VALUE(MID([Entrada.A960];SEARCH(&quot;,&quot;;[Entrada.A960])+1;100))" office:value-type="float" office:value="0">
            <text:p>#VALOR!</text:p>
          </table:table-cell>
          <table:table-cell table:formula="of:=[Entrada.B96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57];[.$A$2:.$A$41];[.$B$2:.$B$41])" office:value-type="float" office:value="0">
            <text:p>#VALOR!</text:p>
          </table:table-cell>
          <table:table-cell table:formula="of:=LOOKUP([.E957];[.$A$2:.$A$41];[.$B$2:.$B$41])" office:value-type="float" office:value="0">
            <text:p>#VALOR!</text:p>
          </table:table-cell>
          <table:table-cell table:formula="of:=[.I957]+[.H95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57]*2" office:value-type="float" office:value="0">
            <text:p>0</text:p>
          </table:table-cell>
          <table:table-cell table:formula="of:=[.F957]*[.G95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61];SEARCH(&quot;,&quot;;[Entrada.A961])-1))" office:value-type="float" office:value="0">
            <text:p>#VALOR!</text:p>
          </table:table-cell>
          <table:table-cell table:formula="of:=VALUE(MID([Entrada.A961];SEARCH(&quot;,&quot;;[Entrada.A961])+1;100))" office:value-type="float" office:value="0">
            <text:p>#VALOR!</text:p>
          </table:table-cell>
          <table:table-cell table:formula="of:=[Entrada.B96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58];[.$A$2:.$A$41];[.$B$2:.$B$41])" office:value-type="float" office:value="0">
            <text:p>#VALOR!</text:p>
          </table:table-cell>
          <table:table-cell table:formula="of:=LOOKUP([.E958];[.$A$2:.$A$41];[.$B$2:.$B$41])" office:value-type="float" office:value="0">
            <text:p>#VALOR!</text:p>
          </table:table-cell>
          <table:table-cell table:formula="of:=[.I958]+[.H95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58]*2" office:value-type="float" office:value="0">
            <text:p>0</text:p>
          </table:table-cell>
          <table:table-cell table:formula="of:=[.F958]*[.G95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62];SEARCH(&quot;,&quot;;[Entrada.A962])-1))" office:value-type="float" office:value="0">
            <text:p>#VALOR!</text:p>
          </table:table-cell>
          <table:table-cell table:formula="of:=VALUE(MID([Entrada.A962];SEARCH(&quot;,&quot;;[Entrada.A962])+1;100))" office:value-type="float" office:value="0">
            <text:p>#VALOR!</text:p>
          </table:table-cell>
          <table:table-cell table:formula="of:=[Entrada.B96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59];[.$A$2:.$A$41];[.$B$2:.$B$41])" office:value-type="float" office:value="0">
            <text:p>#VALOR!</text:p>
          </table:table-cell>
          <table:table-cell table:formula="of:=LOOKUP([.E959];[.$A$2:.$A$41];[.$B$2:.$B$41])" office:value-type="float" office:value="0">
            <text:p>#VALOR!</text:p>
          </table:table-cell>
          <table:table-cell table:formula="of:=[.I959]+[.H95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59]*2" office:value-type="float" office:value="0">
            <text:p>0</text:p>
          </table:table-cell>
          <table:table-cell table:formula="of:=[.F959]*[.G95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63];SEARCH(&quot;,&quot;;[Entrada.A963])-1))" office:value-type="float" office:value="0">
            <text:p>#VALOR!</text:p>
          </table:table-cell>
          <table:table-cell table:formula="of:=VALUE(MID([Entrada.A963];SEARCH(&quot;,&quot;;[Entrada.A963])+1;100))" office:value-type="float" office:value="0">
            <text:p>#VALOR!</text:p>
          </table:table-cell>
          <table:table-cell table:formula="of:=[Entrada.B96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60];[.$A$2:.$A$41];[.$B$2:.$B$41])" office:value-type="float" office:value="0">
            <text:p>#VALOR!</text:p>
          </table:table-cell>
          <table:table-cell table:formula="of:=LOOKUP([.E960];[.$A$2:.$A$41];[.$B$2:.$B$41])" office:value-type="float" office:value="0">
            <text:p>#VALOR!</text:p>
          </table:table-cell>
          <table:table-cell table:formula="of:=[.I960]+[.H96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60]*2" office:value-type="float" office:value="0">
            <text:p>0</text:p>
          </table:table-cell>
          <table:table-cell table:formula="of:=[.F960]*[.G96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64];SEARCH(&quot;,&quot;;[Entrada.A964])-1))" office:value-type="float" office:value="0">
            <text:p>#VALOR!</text:p>
          </table:table-cell>
          <table:table-cell table:formula="of:=VALUE(MID([Entrada.A964];SEARCH(&quot;,&quot;;[Entrada.A964])+1;100))" office:value-type="float" office:value="0">
            <text:p>#VALOR!</text:p>
          </table:table-cell>
          <table:table-cell table:formula="of:=[Entrada.B96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61];[.$A$2:.$A$41];[.$B$2:.$B$41])" office:value-type="float" office:value="0">
            <text:p>#VALOR!</text:p>
          </table:table-cell>
          <table:table-cell table:formula="of:=LOOKUP([.E961];[.$A$2:.$A$41];[.$B$2:.$B$41])" office:value-type="float" office:value="0">
            <text:p>#VALOR!</text:p>
          </table:table-cell>
          <table:table-cell table:formula="of:=[.I961]+[.H96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61]*2" office:value-type="float" office:value="0">
            <text:p>0</text:p>
          </table:table-cell>
          <table:table-cell table:formula="of:=[.F961]*[.G96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65];SEARCH(&quot;,&quot;;[Entrada.A965])-1))" office:value-type="float" office:value="0">
            <text:p>#VALOR!</text:p>
          </table:table-cell>
          <table:table-cell table:formula="of:=VALUE(MID([Entrada.A965];SEARCH(&quot;,&quot;;[Entrada.A965])+1;100))" office:value-type="float" office:value="0">
            <text:p>#VALOR!</text:p>
          </table:table-cell>
          <table:table-cell table:formula="of:=[Entrada.B96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62];[.$A$2:.$A$41];[.$B$2:.$B$41])" office:value-type="float" office:value="0">
            <text:p>#VALOR!</text:p>
          </table:table-cell>
          <table:table-cell table:formula="of:=LOOKUP([.E962];[.$A$2:.$A$41];[.$B$2:.$B$41])" office:value-type="float" office:value="0">
            <text:p>#VALOR!</text:p>
          </table:table-cell>
          <table:table-cell table:formula="of:=[.I962]+[.H96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62]*2" office:value-type="float" office:value="0">
            <text:p>0</text:p>
          </table:table-cell>
          <table:table-cell table:formula="of:=[.F962]*[.G96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66];SEARCH(&quot;,&quot;;[Entrada.A966])-1))" office:value-type="float" office:value="0">
            <text:p>#VALOR!</text:p>
          </table:table-cell>
          <table:table-cell table:formula="of:=VALUE(MID([Entrada.A966];SEARCH(&quot;,&quot;;[Entrada.A966])+1;100))" office:value-type="float" office:value="0">
            <text:p>#VALOR!</text:p>
          </table:table-cell>
          <table:table-cell table:formula="of:=[Entrada.B96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63];[.$A$2:.$A$41];[.$B$2:.$B$41])" office:value-type="float" office:value="0">
            <text:p>#VALOR!</text:p>
          </table:table-cell>
          <table:table-cell table:formula="of:=LOOKUP([.E963];[.$A$2:.$A$41];[.$B$2:.$B$41])" office:value-type="float" office:value="0">
            <text:p>#VALOR!</text:p>
          </table:table-cell>
          <table:table-cell table:formula="of:=[.I963]+[.H96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63]*2" office:value-type="float" office:value="0">
            <text:p>0</text:p>
          </table:table-cell>
          <table:table-cell table:formula="of:=[.F963]*[.G96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67];SEARCH(&quot;,&quot;;[Entrada.A967])-1))" office:value-type="float" office:value="0">
            <text:p>#VALOR!</text:p>
          </table:table-cell>
          <table:table-cell table:formula="of:=VALUE(MID([Entrada.A967];SEARCH(&quot;,&quot;;[Entrada.A967])+1;100))" office:value-type="float" office:value="0">
            <text:p>#VALOR!</text:p>
          </table:table-cell>
          <table:table-cell table:formula="of:=[Entrada.B96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64];[.$A$2:.$A$41];[.$B$2:.$B$41])" office:value-type="float" office:value="0">
            <text:p>#VALOR!</text:p>
          </table:table-cell>
          <table:table-cell table:formula="of:=LOOKUP([.E964];[.$A$2:.$A$41];[.$B$2:.$B$41])" office:value-type="float" office:value="0">
            <text:p>#VALOR!</text:p>
          </table:table-cell>
          <table:table-cell table:formula="of:=[.I964]+[.H96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64]*2" office:value-type="float" office:value="0">
            <text:p>0</text:p>
          </table:table-cell>
          <table:table-cell table:formula="of:=[.F964]*[.G96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68];SEARCH(&quot;,&quot;;[Entrada.A968])-1))" office:value-type="float" office:value="0">
            <text:p>#VALOR!</text:p>
          </table:table-cell>
          <table:table-cell table:formula="of:=VALUE(MID([Entrada.A968];SEARCH(&quot;,&quot;;[Entrada.A968])+1;100))" office:value-type="float" office:value="0">
            <text:p>#VALOR!</text:p>
          </table:table-cell>
          <table:table-cell table:formula="of:=[Entrada.B96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65];[.$A$2:.$A$41];[.$B$2:.$B$41])" office:value-type="float" office:value="0">
            <text:p>#VALOR!</text:p>
          </table:table-cell>
          <table:table-cell table:formula="of:=LOOKUP([.E965];[.$A$2:.$A$41];[.$B$2:.$B$41])" office:value-type="float" office:value="0">
            <text:p>#VALOR!</text:p>
          </table:table-cell>
          <table:table-cell table:formula="of:=[.I965]+[.H96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65]*2" office:value-type="float" office:value="0">
            <text:p>0</text:p>
          </table:table-cell>
          <table:table-cell table:formula="of:=[.F965]*[.G96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69];SEARCH(&quot;,&quot;;[Entrada.A969])-1))" office:value-type="float" office:value="0">
            <text:p>#VALOR!</text:p>
          </table:table-cell>
          <table:table-cell table:formula="of:=VALUE(MID([Entrada.A969];SEARCH(&quot;,&quot;;[Entrada.A969])+1;100))" office:value-type="float" office:value="0">
            <text:p>#VALOR!</text:p>
          </table:table-cell>
          <table:table-cell table:formula="of:=[Entrada.B96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66];[.$A$2:.$A$41];[.$B$2:.$B$41])" office:value-type="float" office:value="0">
            <text:p>#VALOR!</text:p>
          </table:table-cell>
          <table:table-cell table:formula="of:=LOOKUP([.E966];[.$A$2:.$A$41];[.$B$2:.$B$41])" office:value-type="float" office:value="0">
            <text:p>#VALOR!</text:p>
          </table:table-cell>
          <table:table-cell table:formula="of:=[.I966]+[.H96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66]*2" office:value-type="float" office:value="0">
            <text:p>0</text:p>
          </table:table-cell>
          <table:table-cell table:formula="of:=[.F966]*[.G96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70];SEARCH(&quot;,&quot;;[Entrada.A970])-1))" office:value-type="float" office:value="0">
            <text:p>#VALOR!</text:p>
          </table:table-cell>
          <table:table-cell table:formula="of:=VALUE(MID([Entrada.A970];SEARCH(&quot;,&quot;;[Entrada.A970])+1;100))" office:value-type="float" office:value="0">
            <text:p>#VALOR!</text:p>
          </table:table-cell>
          <table:table-cell table:formula="of:=[Entrada.B97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67];[.$A$2:.$A$41];[.$B$2:.$B$41])" office:value-type="float" office:value="0">
            <text:p>#VALOR!</text:p>
          </table:table-cell>
          <table:table-cell table:formula="of:=LOOKUP([.E967];[.$A$2:.$A$41];[.$B$2:.$B$41])" office:value-type="float" office:value="0">
            <text:p>#VALOR!</text:p>
          </table:table-cell>
          <table:table-cell table:formula="of:=[.I967]+[.H96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67]*2" office:value-type="float" office:value="0">
            <text:p>0</text:p>
          </table:table-cell>
          <table:table-cell table:formula="of:=[.F967]*[.G96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71];SEARCH(&quot;,&quot;;[Entrada.A971])-1))" office:value-type="float" office:value="0">
            <text:p>#VALOR!</text:p>
          </table:table-cell>
          <table:table-cell table:formula="of:=VALUE(MID([Entrada.A971];SEARCH(&quot;,&quot;;[Entrada.A971])+1;100))" office:value-type="float" office:value="0">
            <text:p>#VALOR!</text:p>
          </table:table-cell>
          <table:table-cell table:formula="of:=[Entrada.B97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68];[.$A$2:.$A$41];[.$B$2:.$B$41])" office:value-type="float" office:value="0">
            <text:p>#VALOR!</text:p>
          </table:table-cell>
          <table:table-cell table:formula="of:=LOOKUP([.E968];[.$A$2:.$A$41];[.$B$2:.$B$41])" office:value-type="float" office:value="0">
            <text:p>#VALOR!</text:p>
          </table:table-cell>
          <table:table-cell table:formula="of:=[.I968]+[.H96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68]*2" office:value-type="float" office:value="0">
            <text:p>0</text:p>
          </table:table-cell>
          <table:table-cell table:formula="of:=[.F968]*[.G96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72];SEARCH(&quot;,&quot;;[Entrada.A972])-1))" office:value-type="float" office:value="0">
            <text:p>#VALOR!</text:p>
          </table:table-cell>
          <table:table-cell table:formula="of:=VALUE(MID([Entrada.A972];SEARCH(&quot;,&quot;;[Entrada.A972])+1;100))" office:value-type="float" office:value="0">
            <text:p>#VALOR!</text:p>
          </table:table-cell>
          <table:table-cell table:formula="of:=[Entrada.B97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69];[.$A$2:.$A$41];[.$B$2:.$B$41])" office:value-type="float" office:value="0">
            <text:p>#VALOR!</text:p>
          </table:table-cell>
          <table:table-cell table:formula="of:=LOOKUP([.E969];[.$A$2:.$A$41];[.$B$2:.$B$41])" office:value-type="float" office:value="0">
            <text:p>#VALOR!</text:p>
          </table:table-cell>
          <table:table-cell table:formula="of:=[.I969]+[.H96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69]*2" office:value-type="float" office:value="0">
            <text:p>0</text:p>
          </table:table-cell>
          <table:table-cell table:formula="of:=[.F969]*[.G96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73];SEARCH(&quot;,&quot;;[Entrada.A973])-1))" office:value-type="float" office:value="0">
            <text:p>#VALOR!</text:p>
          </table:table-cell>
          <table:table-cell table:formula="of:=VALUE(MID([Entrada.A973];SEARCH(&quot;,&quot;;[Entrada.A973])+1;100))" office:value-type="float" office:value="0">
            <text:p>#VALOR!</text:p>
          </table:table-cell>
          <table:table-cell table:formula="of:=[Entrada.B97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70];[.$A$2:.$A$41];[.$B$2:.$B$41])" office:value-type="float" office:value="0">
            <text:p>#VALOR!</text:p>
          </table:table-cell>
          <table:table-cell table:formula="of:=LOOKUP([.E970];[.$A$2:.$A$41];[.$B$2:.$B$41])" office:value-type="float" office:value="0">
            <text:p>#VALOR!</text:p>
          </table:table-cell>
          <table:table-cell table:formula="of:=[.I970]+[.H97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70]*2" office:value-type="float" office:value="0">
            <text:p>0</text:p>
          </table:table-cell>
          <table:table-cell table:formula="of:=[.F970]*[.G97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74];SEARCH(&quot;,&quot;;[Entrada.A974])-1))" office:value-type="float" office:value="0">
            <text:p>#VALOR!</text:p>
          </table:table-cell>
          <table:table-cell table:formula="of:=VALUE(MID([Entrada.A974];SEARCH(&quot;,&quot;;[Entrada.A974])+1;100))" office:value-type="float" office:value="0">
            <text:p>#VALOR!</text:p>
          </table:table-cell>
          <table:table-cell table:formula="of:=[Entrada.B97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71];[.$A$2:.$A$41];[.$B$2:.$B$41])" office:value-type="float" office:value="0">
            <text:p>#VALOR!</text:p>
          </table:table-cell>
          <table:table-cell table:formula="of:=LOOKUP([.E971];[.$A$2:.$A$41];[.$B$2:.$B$41])" office:value-type="float" office:value="0">
            <text:p>#VALOR!</text:p>
          </table:table-cell>
          <table:table-cell table:formula="of:=[.I971]+[.H97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71]*2" office:value-type="float" office:value="0">
            <text:p>0</text:p>
          </table:table-cell>
          <table:table-cell table:formula="of:=[.F971]*[.G97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75];SEARCH(&quot;,&quot;;[Entrada.A975])-1))" office:value-type="float" office:value="0">
            <text:p>#VALOR!</text:p>
          </table:table-cell>
          <table:table-cell table:formula="of:=VALUE(MID([Entrada.A975];SEARCH(&quot;,&quot;;[Entrada.A975])+1;100))" office:value-type="float" office:value="0">
            <text:p>#VALOR!</text:p>
          </table:table-cell>
          <table:table-cell table:formula="of:=[Entrada.B97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72];[.$A$2:.$A$41];[.$B$2:.$B$41])" office:value-type="float" office:value="0">
            <text:p>#VALOR!</text:p>
          </table:table-cell>
          <table:table-cell table:formula="of:=LOOKUP([.E972];[.$A$2:.$A$41];[.$B$2:.$B$41])" office:value-type="float" office:value="0">
            <text:p>#VALOR!</text:p>
          </table:table-cell>
          <table:table-cell table:formula="of:=[.I972]+[.H97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72]*2" office:value-type="float" office:value="0">
            <text:p>0</text:p>
          </table:table-cell>
          <table:table-cell table:formula="of:=[.F972]*[.G97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76];SEARCH(&quot;,&quot;;[Entrada.A976])-1))" office:value-type="float" office:value="0">
            <text:p>#VALOR!</text:p>
          </table:table-cell>
          <table:table-cell table:formula="of:=VALUE(MID([Entrada.A976];SEARCH(&quot;,&quot;;[Entrada.A976])+1;100))" office:value-type="float" office:value="0">
            <text:p>#VALOR!</text:p>
          </table:table-cell>
          <table:table-cell table:formula="of:=[Entrada.B97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73];[.$A$2:.$A$41];[.$B$2:.$B$41])" office:value-type="float" office:value="0">
            <text:p>#VALOR!</text:p>
          </table:table-cell>
          <table:table-cell table:formula="of:=LOOKUP([.E973];[.$A$2:.$A$41];[.$B$2:.$B$41])" office:value-type="float" office:value="0">
            <text:p>#VALOR!</text:p>
          </table:table-cell>
          <table:table-cell table:formula="of:=[.I973]+[.H97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73]*2" office:value-type="float" office:value="0">
            <text:p>0</text:p>
          </table:table-cell>
          <table:table-cell table:formula="of:=[.F973]*[.G97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77];SEARCH(&quot;,&quot;;[Entrada.A977])-1))" office:value-type="float" office:value="0">
            <text:p>#VALOR!</text:p>
          </table:table-cell>
          <table:table-cell table:formula="of:=VALUE(MID([Entrada.A977];SEARCH(&quot;,&quot;;[Entrada.A977])+1;100))" office:value-type="float" office:value="0">
            <text:p>#VALOR!</text:p>
          </table:table-cell>
          <table:table-cell table:formula="of:=[Entrada.B97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74];[.$A$2:.$A$41];[.$B$2:.$B$41])" office:value-type="float" office:value="0">
            <text:p>#VALOR!</text:p>
          </table:table-cell>
          <table:table-cell table:formula="of:=LOOKUP([.E974];[.$A$2:.$A$41];[.$B$2:.$B$41])" office:value-type="float" office:value="0">
            <text:p>#VALOR!</text:p>
          </table:table-cell>
          <table:table-cell table:formula="of:=[.I974]+[.H97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74]*2" office:value-type="float" office:value="0">
            <text:p>0</text:p>
          </table:table-cell>
          <table:table-cell table:formula="of:=[.F974]*[.G97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78];SEARCH(&quot;,&quot;;[Entrada.A978])-1))" office:value-type="float" office:value="0">
            <text:p>#VALOR!</text:p>
          </table:table-cell>
          <table:table-cell table:formula="of:=VALUE(MID([Entrada.A978];SEARCH(&quot;,&quot;;[Entrada.A978])+1;100))" office:value-type="float" office:value="0">
            <text:p>#VALOR!</text:p>
          </table:table-cell>
          <table:table-cell table:formula="of:=[Entrada.B97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75];[.$A$2:.$A$41];[.$B$2:.$B$41])" office:value-type="float" office:value="0">
            <text:p>#VALOR!</text:p>
          </table:table-cell>
          <table:table-cell table:formula="of:=LOOKUP([.E975];[.$A$2:.$A$41];[.$B$2:.$B$41])" office:value-type="float" office:value="0">
            <text:p>#VALOR!</text:p>
          </table:table-cell>
          <table:table-cell table:formula="of:=[.I975]+[.H97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75]*2" office:value-type="float" office:value="0">
            <text:p>0</text:p>
          </table:table-cell>
          <table:table-cell table:formula="of:=[.F975]*[.G97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79];SEARCH(&quot;,&quot;;[Entrada.A979])-1))" office:value-type="float" office:value="0">
            <text:p>#VALOR!</text:p>
          </table:table-cell>
          <table:table-cell table:formula="of:=VALUE(MID([Entrada.A979];SEARCH(&quot;,&quot;;[Entrada.A979])+1;100))" office:value-type="float" office:value="0">
            <text:p>#VALOR!</text:p>
          </table:table-cell>
          <table:table-cell table:formula="of:=[Entrada.B97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76];[.$A$2:.$A$41];[.$B$2:.$B$41])" office:value-type="float" office:value="0">
            <text:p>#VALOR!</text:p>
          </table:table-cell>
          <table:table-cell table:formula="of:=LOOKUP([.E976];[.$A$2:.$A$41];[.$B$2:.$B$41])" office:value-type="float" office:value="0">
            <text:p>#VALOR!</text:p>
          </table:table-cell>
          <table:table-cell table:formula="of:=[.I976]+[.H97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76]*2" office:value-type="float" office:value="0">
            <text:p>0</text:p>
          </table:table-cell>
          <table:table-cell table:formula="of:=[.F976]*[.G97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80];SEARCH(&quot;,&quot;;[Entrada.A980])-1))" office:value-type="float" office:value="0">
            <text:p>#VALOR!</text:p>
          </table:table-cell>
          <table:table-cell table:formula="of:=VALUE(MID([Entrada.A980];SEARCH(&quot;,&quot;;[Entrada.A980])+1;100))" office:value-type="float" office:value="0">
            <text:p>#VALOR!</text:p>
          </table:table-cell>
          <table:table-cell table:formula="of:=[Entrada.B98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77];[.$A$2:.$A$41];[.$B$2:.$B$41])" office:value-type="float" office:value="0">
            <text:p>#VALOR!</text:p>
          </table:table-cell>
          <table:table-cell table:formula="of:=LOOKUP([.E977];[.$A$2:.$A$41];[.$B$2:.$B$41])" office:value-type="float" office:value="0">
            <text:p>#VALOR!</text:p>
          </table:table-cell>
          <table:table-cell table:formula="of:=[.I977]+[.H97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77]*2" office:value-type="float" office:value="0">
            <text:p>0</text:p>
          </table:table-cell>
          <table:table-cell table:formula="of:=[.F977]*[.G97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81];SEARCH(&quot;,&quot;;[Entrada.A981])-1))" office:value-type="float" office:value="0">
            <text:p>#VALOR!</text:p>
          </table:table-cell>
          <table:table-cell table:formula="of:=VALUE(MID([Entrada.A981];SEARCH(&quot;,&quot;;[Entrada.A981])+1;100))" office:value-type="float" office:value="0">
            <text:p>#VALOR!</text:p>
          </table:table-cell>
          <table:table-cell table:formula="of:=[Entrada.B98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78];[.$A$2:.$A$41];[.$B$2:.$B$41])" office:value-type="float" office:value="0">
            <text:p>#VALOR!</text:p>
          </table:table-cell>
          <table:table-cell table:formula="of:=LOOKUP([.E978];[.$A$2:.$A$41];[.$B$2:.$B$41])" office:value-type="float" office:value="0">
            <text:p>#VALOR!</text:p>
          </table:table-cell>
          <table:table-cell table:formula="of:=[.I978]+[.H97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78]*2" office:value-type="float" office:value="0">
            <text:p>0</text:p>
          </table:table-cell>
          <table:table-cell table:formula="of:=[.F978]*[.G97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82];SEARCH(&quot;,&quot;;[Entrada.A982])-1))" office:value-type="float" office:value="0">
            <text:p>#VALOR!</text:p>
          </table:table-cell>
          <table:table-cell table:formula="of:=VALUE(MID([Entrada.A982];SEARCH(&quot;,&quot;;[Entrada.A982])+1;100))" office:value-type="float" office:value="0">
            <text:p>#VALOR!</text:p>
          </table:table-cell>
          <table:table-cell table:formula="of:=[Entrada.B98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79];[.$A$2:.$A$41];[.$B$2:.$B$41])" office:value-type="float" office:value="0">
            <text:p>#VALOR!</text:p>
          </table:table-cell>
          <table:table-cell table:formula="of:=LOOKUP([.E979];[.$A$2:.$A$41];[.$B$2:.$B$41])" office:value-type="float" office:value="0">
            <text:p>#VALOR!</text:p>
          </table:table-cell>
          <table:table-cell table:formula="of:=[.I979]+[.H97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79]*2" office:value-type="float" office:value="0">
            <text:p>0</text:p>
          </table:table-cell>
          <table:table-cell table:formula="of:=[.F979]*[.G97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83];SEARCH(&quot;,&quot;;[Entrada.A983])-1))" office:value-type="float" office:value="0">
            <text:p>#VALOR!</text:p>
          </table:table-cell>
          <table:table-cell table:formula="of:=VALUE(MID([Entrada.A983];SEARCH(&quot;,&quot;;[Entrada.A983])+1;100))" office:value-type="float" office:value="0">
            <text:p>#VALOR!</text:p>
          </table:table-cell>
          <table:table-cell table:formula="of:=[Entrada.B98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80];[.$A$2:.$A$41];[.$B$2:.$B$41])" office:value-type="float" office:value="0">
            <text:p>#VALOR!</text:p>
          </table:table-cell>
          <table:table-cell table:formula="of:=LOOKUP([.E980];[.$A$2:.$A$41];[.$B$2:.$B$41])" office:value-type="float" office:value="0">
            <text:p>#VALOR!</text:p>
          </table:table-cell>
          <table:table-cell table:formula="of:=[.I980]+[.H98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80]*2" office:value-type="float" office:value="0">
            <text:p>0</text:p>
          </table:table-cell>
          <table:table-cell table:formula="of:=[.F980]*[.G98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84];SEARCH(&quot;,&quot;;[Entrada.A984])-1))" office:value-type="float" office:value="0">
            <text:p>#VALOR!</text:p>
          </table:table-cell>
          <table:table-cell table:formula="of:=VALUE(MID([Entrada.A984];SEARCH(&quot;,&quot;;[Entrada.A984])+1;100))" office:value-type="float" office:value="0">
            <text:p>#VALOR!</text:p>
          </table:table-cell>
          <table:table-cell table:formula="of:=[Entrada.B98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81];[.$A$2:.$A$41];[.$B$2:.$B$41])" office:value-type="float" office:value="0">
            <text:p>#VALOR!</text:p>
          </table:table-cell>
          <table:table-cell table:formula="of:=LOOKUP([.E981];[.$A$2:.$A$41];[.$B$2:.$B$41])" office:value-type="float" office:value="0">
            <text:p>#VALOR!</text:p>
          </table:table-cell>
          <table:table-cell table:formula="of:=[.I981]+[.H98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81]*2" office:value-type="float" office:value="0">
            <text:p>0</text:p>
          </table:table-cell>
          <table:table-cell table:formula="of:=[.F981]*[.G98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85];SEARCH(&quot;,&quot;;[Entrada.A985])-1))" office:value-type="float" office:value="0">
            <text:p>#VALOR!</text:p>
          </table:table-cell>
          <table:table-cell table:formula="of:=VALUE(MID([Entrada.A985];SEARCH(&quot;,&quot;;[Entrada.A985])+1;100))" office:value-type="float" office:value="0">
            <text:p>#VALOR!</text:p>
          </table:table-cell>
          <table:table-cell table:formula="of:=[Entrada.B98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82];[.$A$2:.$A$41];[.$B$2:.$B$41])" office:value-type="float" office:value="0">
            <text:p>#VALOR!</text:p>
          </table:table-cell>
          <table:table-cell table:formula="of:=LOOKUP([.E982];[.$A$2:.$A$41];[.$B$2:.$B$41])" office:value-type="float" office:value="0">
            <text:p>#VALOR!</text:p>
          </table:table-cell>
          <table:table-cell table:formula="of:=[.I982]+[.H98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82]*2" office:value-type="float" office:value="0">
            <text:p>0</text:p>
          </table:table-cell>
          <table:table-cell table:formula="of:=[.F982]*[.G98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86];SEARCH(&quot;,&quot;;[Entrada.A986])-1))" office:value-type="float" office:value="0">
            <text:p>#VALOR!</text:p>
          </table:table-cell>
          <table:table-cell table:formula="of:=VALUE(MID([Entrada.A986];SEARCH(&quot;,&quot;;[Entrada.A986])+1;100))" office:value-type="float" office:value="0">
            <text:p>#VALOR!</text:p>
          </table:table-cell>
          <table:table-cell table:formula="of:=[Entrada.B98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83];[.$A$2:.$A$41];[.$B$2:.$B$41])" office:value-type="float" office:value="0">
            <text:p>#VALOR!</text:p>
          </table:table-cell>
          <table:table-cell table:formula="of:=LOOKUP([.E983];[.$A$2:.$A$41];[.$B$2:.$B$41])" office:value-type="float" office:value="0">
            <text:p>#VALOR!</text:p>
          </table:table-cell>
          <table:table-cell table:formula="of:=[.I983]+[.H98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83]*2" office:value-type="float" office:value="0">
            <text:p>0</text:p>
          </table:table-cell>
          <table:table-cell table:formula="of:=[.F983]*[.G98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87];SEARCH(&quot;,&quot;;[Entrada.A987])-1))" office:value-type="float" office:value="0">
            <text:p>#VALOR!</text:p>
          </table:table-cell>
          <table:table-cell table:formula="of:=VALUE(MID([Entrada.A987];SEARCH(&quot;,&quot;;[Entrada.A987])+1;100))" office:value-type="float" office:value="0">
            <text:p>#VALOR!</text:p>
          </table:table-cell>
          <table:table-cell table:formula="of:=[Entrada.B98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84];[.$A$2:.$A$41];[.$B$2:.$B$41])" office:value-type="float" office:value="0">
            <text:p>#VALOR!</text:p>
          </table:table-cell>
          <table:table-cell table:formula="of:=LOOKUP([.E984];[.$A$2:.$A$41];[.$B$2:.$B$41])" office:value-type="float" office:value="0">
            <text:p>#VALOR!</text:p>
          </table:table-cell>
          <table:table-cell table:formula="of:=[.I984]+[.H98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84]*2" office:value-type="float" office:value="0">
            <text:p>0</text:p>
          </table:table-cell>
          <table:table-cell table:formula="of:=[.F984]*[.G98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88];SEARCH(&quot;,&quot;;[Entrada.A988])-1))" office:value-type="float" office:value="0">
            <text:p>#VALOR!</text:p>
          </table:table-cell>
          <table:table-cell table:formula="of:=VALUE(MID([Entrada.A988];SEARCH(&quot;,&quot;;[Entrada.A988])+1;100))" office:value-type="float" office:value="0">
            <text:p>#VALOR!</text:p>
          </table:table-cell>
          <table:table-cell table:formula="of:=[Entrada.B98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85];[.$A$2:.$A$41];[.$B$2:.$B$41])" office:value-type="float" office:value="0">
            <text:p>#VALOR!</text:p>
          </table:table-cell>
          <table:table-cell table:formula="of:=LOOKUP([.E985];[.$A$2:.$A$41];[.$B$2:.$B$41])" office:value-type="float" office:value="0">
            <text:p>#VALOR!</text:p>
          </table:table-cell>
          <table:table-cell table:formula="of:=[.I985]+[.H98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85]*2" office:value-type="float" office:value="0">
            <text:p>0</text:p>
          </table:table-cell>
          <table:table-cell table:formula="of:=[.F985]*[.G98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89];SEARCH(&quot;,&quot;;[Entrada.A989])-1))" office:value-type="float" office:value="0">
            <text:p>#VALOR!</text:p>
          </table:table-cell>
          <table:table-cell table:formula="of:=VALUE(MID([Entrada.A989];SEARCH(&quot;,&quot;;[Entrada.A989])+1;100))" office:value-type="float" office:value="0">
            <text:p>#VALOR!</text:p>
          </table:table-cell>
          <table:table-cell table:formula="of:=[Entrada.B98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86];[.$A$2:.$A$41];[.$B$2:.$B$41])" office:value-type="float" office:value="0">
            <text:p>#VALOR!</text:p>
          </table:table-cell>
          <table:table-cell table:formula="of:=LOOKUP([.E986];[.$A$2:.$A$41];[.$B$2:.$B$41])" office:value-type="float" office:value="0">
            <text:p>#VALOR!</text:p>
          </table:table-cell>
          <table:table-cell table:formula="of:=[.I986]+[.H98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86]*2" office:value-type="float" office:value="0">
            <text:p>0</text:p>
          </table:table-cell>
          <table:table-cell table:formula="of:=[.F986]*[.G98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90];SEARCH(&quot;,&quot;;[Entrada.A990])-1))" office:value-type="float" office:value="0">
            <text:p>#VALOR!</text:p>
          </table:table-cell>
          <table:table-cell table:formula="of:=VALUE(MID([Entrada.A990];SEARCH(&quot;,&quot;;[Entrada.A990])+1;100))" office:value-type="float" office:value="0">
            <text:p>#VALOR!</text:p>
          </table:table-cell>
          <table:table-cell table:formula="of:=[Entrada.B99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87];[.$A$2:.$A$41];[.$B$2:.$B$41])" office:value-type="float" office:value="0">
            <text:p>#VALOR!</text:p>
          </table:table-cell>
          <table:table-cell table:formula="of:=LOOKUP([.E987];[.$A$2:.$A$41];[.$B$2:.$B$41])" office:value-type="float" office:value="0">
            <text:p>#VALOR!</text:p>
          </table:table-cell>
          <table:table-cell table:formula="of:=[.I987]+[.H98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87]*2" office:value-type="float" office:value="0">
            <text:p>0</text:p>
          </table:table-cell>
          <table:table-cell table:formula="of:=[.F987]*[.G98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91];SEARCH(&quot;,&quot;;[Entrada.A991])-1))" office:value-type="float" office:value="0">
            <text:p>#VALOR!</text:p>
          </table:table-cell>
          <table:table-cell table:formula="of:=VALUE(MID([Entrada.A991];SEARCH(&quot;,&quot;;[Entrada.A991])+1;100))" office:value-type="float" office:value="0">
            <text:p>#VALOR!</text:p>
          </table:table-cell>
          <table:table-cell table:formula="of:=[Entrada.B99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88];[.$A$2:.$A$41];[.$B$2:.$B$41])" office:value-type="float" office:value="0">
            <text:p>#VALOR!</text:p>
          </table:table-cell>
          <table:table-cell table:formula="of:=LOOKUP([.E988];[.$A$2:.$A$41];[.$B$2:.$B$41])" office:value-type="float" office:value="0">
            <text:p>#VALOR!</text:p>
          </table:table-cell>
          <table:table-cell table:formula="of:=[.I988]+[.H98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88]*2" office:value-type="float" office:value="0">
            <text:p>0</text:p>
          </table:table-cell>
          <table:table-cell table:formula="of:=[.F988]*[.G98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92];SEARCH(&quot;,&quot;;[Entrada.A992])-1))" office:value-type="float" office:value="0">
            <text:p>#VALOR!</text:p>
          </table:table-cell>
          <table:table-cell table:formula="of:=VALUE(MID([Entrada.A992];SEARCH(&quot;,&quot;;[Entrada.A992])+1;100))" office:value-type="float" office:value="0">
            <text:p>#VALOR!</text:p>
          </table:table-cell>
          <table:table-cell table:formula="of:=[Entrada.B99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89];[.$A$2:.$A$41];[.$B$2:.$B$41])" office:value-type="float" office:value="0">
            <text:p>#VALOR!</text:p>
          </table:table-cell>
          <table:table-cell table:formula="of:=LOOKUP([.E989];[.$A$2:.$A$41];[.$B$2:.$B$41])" office:value-type="float" office:value="0">
            <text:p>#VALOR!</text:p>
          </table:table-cell>
          <table:table-cell table:formula="of:=[.I989]+[.H98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89]*2" office:value-type="float" office:value="0">
            <text:p>0</text:p>
          </table:table-cell>
          <table:table-cell table:formula="of:=[.F989]*[.G98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93];SEARCH(&quot;,&quot;;[Entrada.A993])-1))" office:value-type="float" office:value="0">
            <text:p>#VALOR!</text:p>
          </table:table-cell>
          <table:table-cell table:formula="of:=VALUE(MID([Entrada.A993];SEARCH(&quot;,&quot;;[Entrada.A993])+1;100))" office:value-type="float" office:value="0">
            <text:p>#VALOR!</text:p>
          </table:table-cell>
          <table:table-cell table:formula="of:=[Entrada.B99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90];[.$A$2:.$A$41];[.$B$2:.$B$41])" office:value-type="float" office:value="0">
            <text:p>#VALOR!</text:p>
          </table:table-cell>
          <table:table-cell table:formula="of:=LOOKUP([.E990];[.$A$2:.$A$41];[.$B$2:.$B$41])" office:value-type="float" office:value="0">
            <text:p>#VALOR!</text:p>
          </table:table-cell>
          <table:table-cell table:formula="of:=[.I990]+[.H99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90]*2" office:value-type="float" office:value="0">
            <text:p>0</text:p>
          </table:table-cell>
          <table:table-cell table:formula="of:=[.F990]*[.G99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94];SEARCH(&quot;,&quot;;[Entrada.A994])-1))" office:value-type="float" office:value="0">
            <text:p>#VALOR!</text:p>
          </table:table-cell>
          <table:table-cell table:formula="of:=VALUE(MID([Entrada.A994];SEARCH(&quot;,&quot;;[Entrada.A994])+1;100))" office:value-type="float" office:value="0">
            <text:p>#VALOR!</text:p>
          </table:table-cell>
          <table:table-cell table:formula="of:=[Entrada.B99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91];[.$A$2:.$A$41];[.$B$2:.$B$41])" office:value-type="float" office:value="0">
            <text:p>#VALOR!</text:p>
          </table:table-cell>
          <table:table-cell table:formula="of:=LOOKUP([.E991];[.$A$2:.$A$41];[.$B$2:.$B$41])" office:value-type="float" office:value="0">
            <text:p>#VALOR!</text:p>
          </table:table-cell>
          <table:table-cell table:formula="of:=[.I991]+[.H99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91]*2" office:value-type="float" office:value="0">
            <text:p>0</text:p>
          </table:table-cell>
          <table:table-cell table:formula="of:=[.F991]*[.G99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95];SEARCH(&quot;,&quot;;[Entrada.A995])-1))" office:value-type="float" office:value="0">
            <text:p>#VALOR!</text:p>
          </table:table-cell>
          <table:table-cell table:formula="of:=VALUE(MID([Entrada.A995];SEARCH(&quot;,&quot;;[Entrada.A995])+1;100))" office:value-type="float" office:value="0">
            <text:p>#VALOR!</text:p>
          </table:table-cell>
          <table:table-cell table:formula="of:=[Entrada.B99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92];[.$A$2:.$A$41];[.$B$2:.$B$41])" office:value-type="float" office:value="0">
            <text:p>#VALOR!</text:p>
          </table:table-cell>
          <table:table-cell table:formula="of:=LOOKUP([.E992];[.$A$2:.$A$41];[.$B$2:.$B$41])" office:value-type="float" office:value="0">
            <text:p>#VALOR!</text:p>
          </table:table-cell>
          <table:table-cell table:formula="of:=[.I992]+[.H99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92]*2" office:value-type="float" office:value="0">
            <text:p>0</text:p>
          </table:table-cell>
          <table:table-cell table:formula="of:=[.F992]*[.G99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96];SEARCH(&quot;,&quot;;[Entrada.A996])-1))" office:value-type="float" office:value="0">
            <text:p>#VALOR!</text:p>
          </table:table-cell>
          <table:table-cell table:formula="of:=VALUE(MID([Entrada.A996];SEARCH(&quot;,&quot;;[Entrada.A996])+1;100))" office:value-type="float" office:value="0">
            <text:p>#VALOR!</text:p>
          </table:table-cell>
          <table:table-cell table:formula="of:=[Entrada.B99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93];[.$A$2:.$A$41];[.$B$2:.$B$41])" office:value-type="float" office:value="0">
            <text:p>#VALOR!</text:p>
          </table:table-cell>
          <table:table-cell table:formula="of:=LOOKUP([.E993];[.$A$2:.$A$41];[.$B$2:.$B$41])" office:value-type="float" office:value="0">
            <text:p>#VALOR!</text:p>
          </table:table-cell>
          <table:table-cell table:formula="of:=[.I993]+[.H99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93]*2" office:value-type="float" office:value="0">
            <text:p>0</text:p>
          </table:table-cell>
          <table:table-cell table:formula="of:=[.F993]*[.G99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97];SEARCH(&quot;,&quot;;[Entrada.A997])-1))" office:value-type="float" office:value="0">
            <text:p>#VALOR!</text:p>
          </table:table-cell>
          <table:table-cell table:formula="of:=VALUE(MID([Entrada.A997];SEARCH(&quot;,&quot;;[Entrada.A997])+1;100))" office:value-type="float" office:value="0">
            <text:p>#VALOR!</text:p>
          </table:table-cell>
          <table:table-cell table:formula="of:=[Entrada.B99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94];[.$A$2:.$A$41];[.$B$2:.$B$41])" office:value-type="float" office:value="0">
            <text:p>#VALOR!</text:p>
          </table:table-cell>
          <table:table-cell table:formula="of:=LOOKUP([.E994];[.$A$2:.$A$41];[.$B$2:.$B$41])" office:value-type="float" office:value="0">
            <text:p>#VALOR!</text:p>
          </table:table-cell>
          <table:table-cell table:formula="of:=[.I994]+[.H99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94]*2" office:value-type="float" office:value="0">
            <text:p>0</text:p>
          </table:table-cell>
          <table:table-cell table:formula="of:=[.F994]*[.G99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98];SEARCH(&quot;,&quot;;[Entrada.A998])-1))" office:value-type="float" office:value="0">
            <text:p>#VALOR!</text:p>
          </table:table-cell>
          <table:table-cell table:formula="of:=VALUE(MID([Entrada.A998];SEARCH(&quot;,&quot;;[Entrada.A998])+1;100))" office:value-type="float" office:value="0">
            <text:p>#VALOR!</text:p>
          </table:table-cell>
          <table:table-cell table:formula="of:=[Entrada.B99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95];[.$A$2:.$A$41];[.$B$2:.$B$41])" office:value-type="float" office:value="0">
            <text:p>#VALOR!</text:p>
          </table:table-cell>
          <table:table-cell table:formula="of:=LOOKUP([.E995];[.$A$2:.$A$41];[.$B$2:.$B$41])" office:value-type="float" office:value="0">
            <text:p>#VALOR!</text:p>
          </table:table-cell>
          <table:table-cell table:formula="of:=[.I995]+[.H99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95]*2" office:value-type="float" office:value="0">
            <text:p>0</text:p>
          </table:table-cell>
          <table:table-cell table:formula="of:=[.F995]*[.G99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999];SEARCH(&quot;,&quot;;[Entrada.A999])-1))" office:value-type="float" office:value="0">
            <text:p>#VALOR!</text:p>
          </table:table-cell>
          <table:table-cell table:formula="of:=VALUE(MID([Entrada.A999];SEARCH(&quot;,&quot;;[Entrada.A999])+1;100))" office:value-type="float" office:value="0">
            <text:p>#VALOR!</text:p>
          </table:table-cell>
          <table:table-cell table:formula="of:=[Entrada.B99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96];[.$A$2:.$A$41];[.$B$2:.$B$41])" office:value-type="float" office:value="0">
            <text:p>#VALOR!</text:p>
          </table:table-cell>
          <table:table-cell table:formula="of:=LOOKUP([.E996];[.$A$2:.$A$41];[.$B$2:.$B$41])" office:value-type="float" office:value="0">
            <text:p>#VALOR!</text:p>
          </table:table-cell>
          <table:table-cell table:formula="of:=[.I996]+[.H99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96]*2" office:value-type="float" office:value="0">
            <text:p>0</text:p>
          </table:table-cell>
          <table:table-cell table:formula="of:=[.F996]*[.G99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00];SEARCH(&quot;,&quot;;[Entrada.A1000])-1))" office:value-type="float" office:value="0">
            <text:p>#VALOR!</text:p>
          </table:table-cell>
          <table:table-cell table:formula="of:=VALUE(MID([Entrada.A1000];SEARCH(&quot;,&quot;;[Entrada.A1000])+1;100))" office:value-type="float" office:value="0">
            <text:p>#VALOR!</text:p>
          </table:table-cell>
          <table:table-cell table:formula="of:=[Entrada.B100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97];[.$A$2:.$A$41];[.$B$2:.$B$41])" office:value-type="float" office:value="0">
            <text:p>#VALOR!</text:p>
          </table:table-cell>
          <table:table-cell table:formula="of:=LOOKUP([.E997];[.$A$2:.$A$41];[.$B$2:.$B$41])" office:value-type="float" office:value="0">
            <text:p>#VALOR!</text:p>
          </table:table-cell>
          <table:table-cell table:formula="of:=[.I997]+[.H99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97]*2" office:value-type="float" office:value="0">
            <text:p>0</text:p>
          </table:table-cell>
          <table:table-cell table:formula="of:=[.F997]*[.G99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01];SEARCH(&quot;,&quot;;[Entrada.A1001])-1))" office:value-type="float" office:value="0">
            <text:p>#VALOR!</text:p>
          </table:table-cell>
          <table:table-cell table:formula="of:=VALUE(MID([Entrada.A1001];SEARCH(&quot;,&quot;;[Entrada.A1001])+1;100))" office:value-type="float" office:value="0">
            <text:p>#VALOR!</text:p>
          </table:table-cell>
          <table:table-cell table:formula="of:=[Entrada.B100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98];[.$A$2:.$A$41];[.$B$2:.$B$41])" office:value-type="float" office:value="0">
            <text:p>#VALOR!</text:p>
          </table:table-cell>
          <table:table-cell table:formula="of:=LOOKUP([.E998];[.$A$2:.$A$41];[.$B$2:.$B$41])" office:value-type="float" office:value="0">
            <text:p>#VALOR!</text:p>
          </table:table-cell>
          <table:table-cell table:formula="of:=[.I998]+[.H99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98]*2" office:value-type="float" office:value="0">
            <text:p>0</text:p>
          </table:table-cell>
          <table:table-cell table:formula="of:=[.F998]*[.G99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02];SEARCH(&quot;,&quot;;[Entrada.A1002])-1))" office:value-type="float" office:value="0">
            <text:p>#VALOR!</text:p>
          </table:table-cell>
          <table:table-cell table:formula="of:=VALUE(MID([Entrada.A1002];SEARCH(&quot;,&quot;;[Entrada.A1002])+1;100))" office:value-type="float" office:value="0">
            <text:p>#VALOR!</text:p>
          </table:table-cell>
          <table:table-cell table:formula="of:=[Entrada.B100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999];[.$A$2:.$A$41];[.$B$2:.$B$41])" office:value-type="float" office:value="0">
            <text:p>#VALOR!</text:p>
          </table:table-cell>
          <table:table-cell table:formula="of:=LOOKUP([.E999];[.$A$2:.$A$41];[.$B$2:.$B$41])" office:value-type="float" office:value="0">
            <text:p>#VALOR!</text:p>
          </table:table-cell>
          <table:table-cell table:formula="of:=[.I999]+[.H99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999]*2" office:value-type="float" office:value="0">
            <text:p>0</text:p>
          </table:table-cell>
          <table:table-cell table:formula="of:=[.F999]*[.G99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03];SEARCH(&quot;,&quot;;[Entrada.A1003])-1))" office:value-type="float" office:value="0">
            <text:p>#VALOR!</text:p>
          </table:table-cell>
          <table:table-cell table:formula="of:=VALUE(MID([Entrada.A1003];SEARCH(&quot;,&quot;;[Entrada.A1003])+1;100))" office:value-type="float" office:value="0">
            <text:p>#VALOR!</text:p>
          </table:table-cell>
          <table:table-cell table:formula="of:=[Entrada.B100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00];[.$A$2:.$A$41];[.$B$2:.$B$41])" office:value-type="float" office:value="0">
            <text:p>#VALOR!</text:p>
          </table:table-cell>
          <table:table-cell table:formula="of:=LOOKUP([.E1000];[.$A$2:.$A$41];[.$B$2:.$B$41])" office:value-type="float" office:value="0">
            <text:p>#VALOR!</text:p>
          </table:table-cell>
          <table:table-cell table:formula="of:=[.I1000]+[.H100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00]*2" office:value-type="float" office:value="0">
            <text:p>0</text:p>
          </table:table-cell>
          <table:table-cell table:formula="of:=[.F1000]*[.G100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04];SEARCH(&quot;,&quot;;[Entrada.A1004])-1))" office:value-type="float" office:value="0">
            <text:p>#VALOR!</text:p>
          </table:table-cell>
          <table:table-cell table:formula="of:=VALUE(MID([Entrada.A1004];SEARCH(&quot;,&quot;;[Entrada.A1004])+1;100))" office:value-type="float" office:value="0">
            <text:p>#VALOR!</text:p>
          </table:table-cell>
          <table:table-cell table:formula="of:=[Entrada.B100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01];[.$A$2:.$A$41];[.$B$2:.$B$41])" office:value-type="float" office:value="0">
            <text:p>#VALOR!</text:p>
          </table:table-cell>
          <table:table-cell table:formula="of:=LOOKUP([.E1001];[.$A$2:.$A$41];[.$B$2:.$B$41])" office:value-type="float" office:value="0">
            <text:p>#VALOR!</text:p>
          </table:table-cell>
          <table:table-cell table:formula="of:=[.I1001]+[.H100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01]*2" office:value-type="float" office:value="0">
            <text:p>0</text:p>
          </table:table-cell>
          <table:table-cell table:formula="of:=[.F1001]*[.G100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05];SEARCH(&quot;,&quot;;[Entrada.A1005])-1))" office:value-type="float" office:value="0">
            <text:p>#VALOR!</text:p>
          </table:table-cell>
          <table:table-cell table:formula="of:=VALUE(MID([Entrada.A1005];SEARCH(&quot;,&quot;;[Entrada.A1005])+1;100))" office:value-type="float" office:value="0">
            <text:p>#VALOR!</text:p>
          </table:table-cell>
          <table:table-cell table:formula="of:=[Entrada.B100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02];[.$A$2:.$A$41];[.$B$2:.$B$41])" office:value-type="float" office:value="0">
            <text:p>#VALOR!</text:p>
          </table:table-cell>
          <table:table-cell table:formula="of:=LOOKUP([.E1002];[.$A$2:.$A$41];[.$B$2:.$B$41])" office:value-type="float" office:value="0">
            <text:p>#VALOR!</text:p>
          </table:table-cell>
          <table:table-cell table:formula="of:=[.I1002]+[.H100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02]*2" office:value-type="float" office:value="0">
            <text:p>0</text:p>
          </table:table-cell>
          <table:table-cell table:formula="of:=[.F1002]*[.G100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06];SEARCH(&quot;,&quot;;[Entrada.A1006])-1))" office:value-type="float" office:value="0">
            <text:p>#VALOR!</text:p>
          </table:table-cell>
          <table:table-cell table:formula="of:=VALUE(MID([Entrada.A1006];SEARCH(&quot;,&quot;;[Entrada.A1006])+1;100))" office:value-type="float" office:value="0">
            <text:p>#VALOR!</text:p>
          </table:table-cell>
          <table:table-cell table:formula="of:=[Entrada.B100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03];[.$A$2:.$A$41];[.$B$2:.$B$41])" office:value-type="float" office:value="0">
            <text:p>#VALOR!</text:p>
          </table:table-cell>
          <table:table-cell table:formula="of:=LOOKUP([.E1003];[.$A$2:.$A$41];[.$B$2:.$B$41])" office:value-type="float" office:value="0">
            <text:p>#VALOR!</text:p>
          </table:table-cell>
          <table:table-cell table:formula="of:=[.I1003]+[.H100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03]*2" office:value-type="float" office:value="0">
            <text:p>0</text:p>
          </table:table-cell>
          <table:table-cell table:formula="of:=[.F1003]*[.G100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07];SEARCH(&quot;,&quot;;[Entrada.A1007])-1))" office:value-type="float" office:value="0">
            <text:p>#VALOR!</text:p>
          </table:table-cell>
          <table:table-cell table:formula="of:=VALUE(MID([Entrada.A1007];SEARCH(&quot;,&quot;;[Entrada.A1007])+1;100))" office:value-type="float" office:value="0">
            <text:p>#VALOR!</text:p>
          </table:table-cell>
          <table:table-cell table:formula="of:=[Entrada.B100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04];[.$A$2:.$A$41];[.$B$2:.$B$41])" office:value-type="float" office:value="0">
            <text:p>#VALOR!</text:p>
          </table:table-cell>
          <table:table-cell table:formula="of:=LOOKUP([.E1004];[.$A$2:.$A$41];[.$B$2:.$B$41])" office:value-type="float" office:value="0">
            <text:p>#VALOR!</text:p>
          </table:table-cell>
          <table:table-cell table:formula="of:=[.I1004]+[.H100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04]*2" office:value-type="float" office:value="0">
            <text:p>0</text:p>
          </table:table-cell>
          <table:table-cell table:formula="of:=[.F1004]*[.G100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08];SEARCH(&quot;,&quot;;[Entrada.A1008])-1))" office:value-type="float" office:value="0">
            <text:p>#VALOR!</text:p>
          </table:table-cell>
          <table:table-cell table:formula="of:=VALUE(MID([Entrada.A1008];SEARCH(&quot;,&quot;;[Entrada.A1008])+1;100))" office:value-type="float" office:value="0">
            <text:p>#VALOR!</text:p>
          </table:table-cell>
          <table:table-cell table:formula="of:=[Entrada.B100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05];[.$A$2:.$A$41];[.$B$2:.$B$41])" office:value-type="float" office:value="0">
            <text:p>#VALOR!</text:p>
          </table:table-cell>
          <table:table-cell table:formula="of:=LOOKUP([.E1005];[.$A$2:.$A$41];[.$B$2:.$B$41])" office:value-type="float" office:value="0">
            <text:p>#VALOR!</text:p>
          </table:table-cell>
          <table:table-cell table:formula="of:=[.I1005]+[.H100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05]*2" office:value-type="float" office:value="0">
            <text:p>0</text:p>
          </table:table-cell>
          <table:table-cell table:formula="of:=[.F1005]*[.G100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09];SEARCH(&quot;,&quot;;[Entrada.A1009])-1))" office:value-type="float" office:value="0">
            <text:p>#VALOR!</text:p>
          </table:table-cell>
          <table:table-cell table:formula="of:=VALUE(MID([Entrada.A1009];SEARCH(&quot;,&quot;;[Entrada.A1009])+1;100))" office:value-type="float" office:value="0">
            <text:p>#VALOR!</text:p>
          </table:table-cell>
          <table:table-cell table:formula="of:=[Entrada.B100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06];[.$A$2:.$A$41];[.$B$2:.$B$41])" office:value-type="float" office:value="0">
            <text:p>#VALOR!</text:p>
          </table:table-cell>
          <table:table-cell table:formula="of:=LOOKUP([.E1006];[.$A$2:.$A$41];[.$B$2:.$B$41])" office:value-type="float" office:value="0">
            <text:p>#VALOR!</text:p>
          </table:table-cell>
          <table:table-cell table:formula="of:=[.I1006]+[.H100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06]*2" office:value-type="float" office:value="0">
            <text:p>0</text:p>
          </table:table-cell>
          <table:table-cell table:formula="of:=[.F1006]*[.G100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10];SEARCH(&quot;,&quot;;[Entrada.A1010])-1))" office:value-type="float" office:value="0">
            <text:p>#VALOR!</text:p>
          </table:table-cell>
          <table:table-cell table:formula="of:=VALUE(MID([Entrada.A1010];SEARCH(&quot;,&quot;;[Entrada.A1010])+1;100))" office:value-type="float" office:value="0">
            <text:p>#VALOR!</text:p>
          </table:table-cell>
          <table:table-cell table:formula="of:=[Entrada.B101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07];[.$A$2:.$A$41];[.$B$2:.$B$41])" office:value-type="float" office:value="0">
            <text:p>#VALOR!</text:p>
          </table:table-cell>
          <table:table-cell table:formula="of:=LOOKUP([.E1007];[.$A$2:.$A$41];[.$B$2:.$B$41])" office:value-type="float" office:value="0">
            <text:p>#VALOR!</text:p>
          </table:table-cell>
          <table:table-cell table:formula="of:=[.I1007]+[.H100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07]*2" office:value-type="float" office:value="0">
            <text:p>0</text:p>
          </table:table-cell>
          <table:table-cell table:formula="of:=[.F1007]*[.G100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11];SEARCH(&quot;,&quot;;[Entrada.A1011])-1))" office:value-type="float" office:value="0">
            <text:p>#VALOR!</text:p>
          </table:table-cell>
          <table:table-cell table:formula="of:=VALUE(MID([Entrada.A1011];SEARCH(&quot;,&quot;;[Entrada.A1011])+1;100))" office:value-type="float" office:value="0">
            <text:p>#VALOR!</text:p>
          </table:table-cell>
          <table:table-cell table:formula="of:=[Entrada.B101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08];[.$A$2:.$A$41];[.$B$2:.$B$41])" office:value-type="float" office:value="0">
            <text:p>#VALOR!</text:p>
          </table:table-cell>
          <table:table-cell table:formula="of:=LOOKUP([.E1008];[.$A$2:.$A$41];[.$B$2:.$B$41])" office:value-type="float" office:value="0">
            <text:p>#VALOR!</text:p>
          </table:table-cell>
          <table:table-cell table:formula="of:=[.I1008]+[.H100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08]*2" office:value-type="float" office:value="0">
            <text:p>0</text:p>
          </table:table-cell>
          <table:table-cell table:formula="of:=[.F1008]*[.G100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12];SEARCH(&quot;,&quot;;[Entrada.A1012])-1))" office:value-type="float" office:value="0">
            <text:p>#VALOR!</text:p>
          </table:table-cell>
          <table:table-cell table:formula="of:=VALUE(MID([Entrada.A1012];SEARCH(&quot;,&quot;;[Entrada.A1012])+1;100))" office:value-type="float" office:value="0">
            <text:p>#VALOR!</text:p>
          </table:table-cell>
          <table:table-cell table:formula="of:=[Entrada.B101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09];[.$A$2:.$A$41];[.$B$2:.$B$41])" office:value-type="float" office:value="0">
            <text:p>#VALOR!</text:p>
          </table:table-cell>
          <table:table-cell table:formula="of:=LOOKUP([.E1009];[.$A$2:.$A$41];[.$B$2:.$B$41])" office:value-type="float" office:value="0">
            <text:p>#VALOR!</text:p>
          </table:table-cell>
          <table:table-cell table:formula="of:=[.I1009]+[.H100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09]*2" office:value-type="float" office:value="0">
            <text:p>0</text:p>
          </table:table-cell>
          <table:table-cell table:formula="of:=[.F1009]*[.G100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13];SEARCH(&quot;,&quot;;[Entrada.A1013])-1))" office:value-type="float" office:value="0">
            <text:p>#VALOR!</text:p>
          </table:table-cell>
          <table:table-cell table:formula="of:=VALUE(MID([Entrada.A1013];SEARCH(&quot;,&quot;;[Entrada.A1013])+1;100))" office:value-type="float" office:value="0">
            <text:p>#VALOR!</text:p>
          </table:table-cell>
          <table:table-cell table:formula="of:=[Entrada.B101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10];[.$A$2:.$A$41];[.$B$2:.$B$41])" office:value-type="float" office:value="0">
            <text:p>#VALOR!</text:p>
          </table:table-cell>
          <table:table-cell table:formula="of:=LOOKUP([.E1010];[.$A$2:.$A$41];[.$B$2:.$B$41])" office:value-type="float" office:value="0">
            <text:p>#VALOR!</text:p>
          </table:table-cell>
          <table:table-cell table:formula="of:=[.I1010]+[.H101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10]*2" office:value-type="float" office:value="0">
            <text:p>0</text:p>
          </table:table-cell>
          <table:table-cell table:formula="of:=[.F1010]*[.G101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14];SEARCH(&quot;,&quot;;[Entrada.A1014])-1))" office:value-type="float" office:value="0">
            <text:p>#VALOR!</text:p>
          </table:table-cell>
          <table:table-cell table:formula="of:=VALUE(MID([Entrada.A1014];SEARCH(&quot;,&quot;;[Entrada.A1014])+1;100))" office:value-type="float" office:value="0">
            <text:p>#VALOR!</text:p>
          </table:table-cell>
          <table:table-cell table:formula="of:=[Entrada.B101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11];[.$A$2:.$A$41];[.$B$2:.$B$41])" office:value-type="float" office:value="0">
            <text:p>#VALOR!</text:p>
          </table:table-cell>
          <table:table-cell table:formula="of:=LOOKUP([.E1011];[.$A$2:.$A$41];[.$B$2:.$B$41])" office:value-type="float" office:value="0">
            <text:p>#VALOR!</text:p>
          </table:table-cell>
          <table:table-cell table:formula="of:=[.I1011]+[.H101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11]*2" office:value-type="float" office:value="0">
            <text:p>0</text:p>
          </table:table-cell>
          <table:table-cell table:formula="of:=[.F1011]*[.G101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15];SEARCH(&quot;,&quot;;[Entrada.A1015])-1))" office:value-type="float" office:value="0">
            <text:p>#VALOR!</text:p>
          </table:table-cell>
          <table:table-cell table:formula="of:=VALUE(MID([Entrada.A1015];SEARCH(&quot;,&quot;;[Entrada.A1015])+1;100))" office:value-type="float" office:value="0">
            <text:p>#VALOR!</text:p>
          </table:table-cell>
          <table:table-cell table:formula="of:=[Entrada.B10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12];[.$A$2:.$A$41];[.$B$2:.$B$41])" office:value-type="float" office:value="0">
            <text:p>#VALOR!</text:p>
          </table:table-cell>
          <table:table-cell table:formula="of:=LOOKUP([.E1012];[.$A$2:.$A$41];[.$B$2:.$B$41])" office:value-type="float" office:value="0">
            <text:p>#VALOR!</text:p>
          </table:table-cell>
          <table:table-cell table:formula="of:=[.I1012]+[.H101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12]*2" office:value-type="float" office:value="0">
            <text:p>0</text:p>
          </table:table-cell>
          <table:table-cell table:formula="of:=[.F1012]*[.G101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16];SEARCH(&quot;,&quot;;[Entrada.A1016])-1))" office:value-type="float" office:value="0">
            <text:p>#VALOR!</text:p>
          </table:table-cell>
          <table:table-cell table:formula="of:=VALUE(MID([Entrada.A1016];SEARCH(&quot;,&quot;;[Entrada.A1016])+1;100))" office:value-type="float" office:value="0">
            <text:p>#VALOR!</text:p>
          </table:table-cell>
          <table:table-cell table:formula="of:=[Entrada.B10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13];[.$A$2:.$A$41];[.$B$2:.$B$41])" office:value-type="float" office:value="0">
            <text:p>#VALOR!</text:p>
          </table:table-cell>
          <table:table-cell table:formula="of:=LOOKUP([.E1013];[.$A$2:.$A$41];[.$B$2:.$B$41])" office:value-type="float" office:value="0">
            <text:p>#VALOR!</text:p>
          </table:table-cell>
          <table:table-cell table:formula="of:=[.I1013]+[.H101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13]*2" office:value-type="float" office:value="0">
            <text:p>0</text:p>
          </table:table-cell>
          <table:table-cell table:formula="of:=[.F1013]*[.G101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17];SEARCH(&quot;,&quot;;[Entrada.A1017])-1))" office:value-type="float" office:value="0">
            <text:p>#VALOR!</text:p>
          </table:table-cell>
          <table:table-cell table:formula="of:=VALUE(MID([Entrada.A1017];SEARCH(&quot;,&quot;;[Entrada.A1017])+1;100))" office:value-type="float" office:value="0">
            <text:p>#VALOR!</text:p>
          </table:table-cell>
          <table:table-cell table:formula="of:=[Entrada.B10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14];[.$A$2:.$A$41];[.$B$2:.$B$41])" office:value-type="float" office:value="0">
            <text:p>#VALOR!</text:p>
          </table:table-cell>
          <table:table-cell table:formula="of:=LOOKUP([.E1014];[.$A$2:.$A$41];[.$B$2:.$B$41])" office:value-type="float" office:value="0">
            <text:p>#VALOR!</text:p>
          </table:table-cell>
          <table:table-cell table:formula="of:=[.I1014]+[.H101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14]*2" office:value-type="float" office:value="0">
            <text:p>0</text:p>
          </table:table-cell>
          <table:table-cell table:formula="of:=[.F1014]*[.G101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18];SEARCH(&quot;,&quot;;[Entrada.A1018])-1))" office:value-type="float" office:value="0">
            <text:p>#VALOR!</text:p>
          </table:table-cell>
          <table:table-cell table:formula="of:=VALUE(MID([Entrada.A1018];SEARCH(&quot;,&quot;;[Entrada.A1018])+1;100))" office:value-type="float" office:value="0">
            <text:p>#VALOR!</text:p>
          </table:table-cell>
          <table:table-cell table:formula="of:=[Entrada.B10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15];[.$A$2:.$A$41];[.$B$2:.$B$41])" office:value-type="float" office:value="0">
            <text:p>#VALOR!</text:p>
          </table:table-cell>
          <table:table-cell table:formula="of:=LOOKUP([.E1015];[.$A$2:.$A$41];[.$B$2:.$B$41])" office:value-type="float" office:value="0">
            <text:p>#VALOR!</text:p>
          </table:table-cell>
          <table:table-cell table:formula="of:=[.I1015]+[.H101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15]*2" office:value-type="float" office:value="0">
            <text:p>0</text:p>
          </table:table-cell>
          <table:table-cell table:formula="of:=[.F1015]*[.G101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19];SEARCH(&quot;,&quot;;[Entrada.A1019])-1))" office:value-type="float" office:value="0">
            <text:p>#VALOR!</text:p>
          </table:table-cell>
          <table:table-cell table:formula="of:=VALUE(MID([Entrada.A1019];SEARCH(&quot;,&quot;;[Entrada.A1019])+1;100))" office:value-type="float" office:value="0">
            <text:p>#VALOR!</text:p>
          </table:table-cell>
          <table:table-cell table:formula="of:=[Entrada.B10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16];[.$A$2:.$A$41];[.$B$2:.$B$41])" office:value-type="float" office:value="0">
            <text:p>#VALOR!</text:p>
          </table:table-cell>
          <table:table-cell table:formula="of:=LOOKUP([.E1016];[.$A$2:.$A$41];[.$B$2:.$B$41])" office:value-type="float" office:value="0">
            <text:p>#VALOR!</text:p>
          </table:table-cell>
          <table:table-cell table:formula="of:=[.I1016]+[.H101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16]*2" office:value-type="float" office:value="0">
            <text:p>0</text:p>
          </table:table-cell>
          <table:table-cell table:formula="of:=[.F1016]*[.G101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20];SEARCH(&quot;,&quot;;[Entrada.A1020])-1))" office:value-type="float" office:value="0">
            <text:p>#VALOR!</text:p>
          </table:table-cell>
          <table:table-cell table:formula="of:=VALUE(MID([Entrada.A1020];SEARCH(&quot;,&quot;;[Entrada.A1020])+1;100))" office:value-type="float" office:value="0">
            <text:p>#VALOR!</text:p>
          </table:table-cell>
          <table:table-cell table:formula="of:=[Entrada.B10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17];[.$A$2:.$A$41];[.$B$2:.$B$41])" office:value-type="float" office:value="0">
            <text:p>#VALOR!</text:p>
          </table:table-cell>
          <table:table-cell table:formula="of:=LOOKUP([.E1017];[.$A$2:.$A$41];[.$B$2:.$B$41])" office:value-type="float" office:value="0">
            <text:p>#VALOR!</text:p>
          </table:table-cell>
          <table:table-cell table:formula="of:=[.I1017]+[.H101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17]*2" office:value-type="float" office:value="0">
            <text:p>0</text:p>
          </table:table-cell>
          <table:table-cell table:formula="of:=[.F1017]*[.G101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21];SEARCH(&quot;,&quot;;[Entrada.A1021])-1))" office:value-type="float" office:value="0">
            <text:p>#VALOR!</text:p>
          </table:table-cell>
          <table:table-cell table:formula="of:=VALUE(MID([Entrada.A1021];SEARCH(&quot;,&quot;;[Entrada.A1021])+1;100))" office:value-type="float" office:value="0">
            <text:p>#VALOR!</text:p>
          </table:table-cell>
          <table:table-cell table:formula="of:=[Entrada.B10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18];[.$A$2:.$A$41];[.$B$2:.$B$41])" office:value-type="float" office:value="0">
            <text:p>#VALOR!</text:p>
          </table:table-cell>
          <table:table-cell table:formula="of:=LOOKUP([.E1018];[.$A$2:.$A$41];[.$B$2:.$B$41])" office:value-type="float" office:value="0">
            <text:p>#VALOR!</text:p>
          </table:table-cell>
          <table:table-cell table:formula="of:=[.I1018]+[.H101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18]*2" office:value-type="float" office:value="0">
            <text:p>0</text:p>
          </table:table-cell>
          <table:table-cell table:formula="of:=[.F1018]*[.G101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22];SEARCH(&quot;,&quot;;[Entrada.A1022])-1))" office:value-type="float" office:value="0">
            <text:p>#VALOR!</text:p>
          </table:table-cell>
          <table:table-cell table:formula="of:=VALUE(MID([Entrada.A1022];SEARCH(&quot;,&quot;;[Entrada.A1022])+1;100))" office:value-type="float" office:value="0">
            <text:p>#VALOR!</text:p>
          </table:table-cell>
          <table:table-cell table:formula="of:=[Entrada.B10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19];[.$A$2:.$A$41];[.$B$2:.$B$41])" office:value-type="float" office:value="0">
            <text:p>#VALOR!</text:p>
          </table:table-cell>
          <table:table-cell table:formula="of:=LOOKUP([.E1019];[.$A$2:.$A$41];[.$B$2:.$B$41])" office:value-type="float" office:value="0">
            <text:p>#VALOR!</text:p>
          </table:table-cell>
          <table:table-cell table:formula="of:=[.I1019]+[.H101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19]*2" office:value-type="float" office:value="0">
            <text:p>0</text:p>
          </table:table-cell>
          <table:table-cell table:formula="of:=[.F1019]*[.G101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23];SEARCH(&quot;,&quot;;[Entrada.A1023])-1))" office:value-type="float" office:value="0">
            <text:p>#VALOR!</text:p>
          </table:table-cell>
          <table:table-cell table:formula="of:=VALUE(MID([Entrada.A1023];SEARCH(&quot;,&quot;;[Entrada.A1023])+1;100))" office:value-type="float" office:value="0">
            <text:p>#VALOR!</text:p>
          </table:table-cell>
          <table:table-cell table:formula="of:=[Entrada.B10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20];[.$A$2:.$A$41];[.$B$2:.$B$41])" office:value-type="float" office:value="0">
            <text:p>#VALOR!</text:p>
          </table:table-cell>
          <table:table-cell table:formula="of:=LOOKUP([.E1020];[.$A$2:.$A$41];[.$B$2:.$B$41])" office:value-type="float" office:value="0">
            <text:p>#VALOR!</text:p>
          </table:table-cell>
          <table:table-cell table:formula="of:=[.I1020]+[.H102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20]*2" office:value-type="float" office:value="0">
            <text:p>0</text:p>
          </table:table-cell>
          <table:table-cell table:formula="of:=[.F1020]*[.G102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24];SEARCH(&quot;,&quot;;[Entrada.A1024])-1))" office:value-type="float" office:value="0">
            <text:p>#VALOR!</text:p>
          </table:table-cell>
          <table:table-cell table:formula="of:=VALUE(MID([Entrada.A1024];SEARCH(&quot;,&quot;;[Entrada.A1024])+1;100))" office:value-type="float" office:value="0">
            <text:p>#VALOR!</text:p>
          </table:table-cell>
          <table:table-cell table:formula="of:=[Entrada.B10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21];[.$A$2:.$A$41];[.$B$2:.$B$41])" office:value-type="float" office:value="0">
            <text:p>#VALOR!</text:p>
          </table:table-cell>
          <table:table-cell table:formula="of:=LOOKUP([.E1021];[.$A$2:.$A$41];[.$B$2:.$B$41])" office:value-type="float" office:value="0">
            <text:p>#VALOR!</text:p>
          </table:table-cell>
          <table:table-cell table:formula="of:=[.I1021]+[.H102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21]*2" office:value-type="float" office:value="0">
            <text:p>0</text:p>
          </table:table-cell>
          <table:table-cell table:formula="of:=[.F1021]*[.G102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25];SEARCH(&quot;,&quot;;[Entrada.A1025])-1))" office:value-type="float" office:value="0">
            <text:p>#VALOR!</text:p>
          </table:table-cell>
          <table:table-cell table:formula="of:=VALUE(MID([Entrada.A1025];SEARCH(&quot;,&quot;;[Entrada.A1025])+1;100))" office:value-type="float" office:value="0">
            <text:p>#VALOR!</text:p>
          </table:table-cell>
          <table:table-cell table:formula="of:=[Entrada.B102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22];[.$A$2:.$A$41];[.$B$2:.$B$41])" office:value-type="float" office:value="0">
            <text:p>#VALOR!</text:p>
          </table:table-cell>
          <table:table-cell table:formula="of:=LOOKUP([.E1022];[.$A$2:.$A$41];[.$B$2:.$B$41])" office:value-type="float" office:value="0">
            <text:p>#VALOR!</text:p>
          </table:table-cell>
          <table:table-cell table:formula="of:=[.I1022]+[.H102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22]*2" office:value-type="float" office:value="0">
            <text:p>0</text:p>
          </table:table-cell>
          <table:table-cell table:formula="of:=[.F1022]*[.G102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26];SEARCH(&quot;,&quot;;[Entrada.A1026])-1))" office:value-type="float" office:value="0">
            <text:p>#VALOR!</text:p>
          </table:table-cell>
          <table:table-cell table:formula="of:=VALUE(MID([Entrada.A1026];SEARCH(&quot;,&quot;;[Entrada.A1026])+1;100))" office:value-type="float" office:value="0">
            <text:p>#VALOR!</text:p>
          </table:table-cell>
          <table:table-cell table:formula="of:=[Entrada.B102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23];[.$A$2:.$A$41];[.$B$2:.$B$41])" office:value-type="float" office:value="0">
            <text:p>#VALOR!</text:p>
          </table:table-cell>
          <table:table-cell table:formula="of:=LOOKUP([.E1023];[.$A$2:.$A$41];[.$B$2:.$B$41])" office:value-type="float" office:value="0">
            <text:p>#VALOR!</text:p>
          </table:table-cell>
          <table:table-cell table:formula="of:=[.I1023]+[.H102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23]*2" office:value-type="float" office:value="0">
            <text:p>0</text:p>
          </table:table-cell>
          <table:table-cell table:formula="of:=[.F1023]*[.G102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27];SEARCH(&quot;,&quot;;[Entrada.A1027])-1))" office:value-type="float" office:value="0">
            <text:p>#VALOR!</text:p>
          </table:table-cell>
          <table:table-cell table:formula="of:=VALUE(MID([Entrada.A1027];SEARCH(&quot;,&quot;;[Entrada.A1027])+1;100))" office:value-type="float" office:value="0">
            <text:p>#VALOR!</text:p>
          </table:table-cell>
          <table:table-cell table:formula="of:=[Entrada.B102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24];[.$A$2:.$A$41];[.$B$2:.$B$41])" office:value-type="float" office:value="0">
            <text:p>#VALOR!</text:p>
          </table:table-cell>
          <table:table-cell table:formula="of:=LOOKUP([.E1024];[.$A$2:.$A$41];[.$B$2:.$B$41])" office:value-type="float" office:value="0">
            <text:p>#VALOR!</text:p>
          </table:table-cell>
          <table:table-cell table:formula="of:=[.I1024]+[.H102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24]*2" office:value-type="float" office:value="0">
            <text:p>0</text:p>
          </table:table-cell>
          <table:table-cell table:formula="of:=[.F1024]*[.G102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28];SEARCH(&quot;,&quot;;[Entrada.A1028])-1))" office:value-type="float" office:value="0">
            <text:p>#VALOR!</text:p>
          </table:table-cell>
          <table:table-cell table:formula="of:=VALUE(MID([Entrada.A1028];SEARCH(&quot;,&quot;;[Entrada.A1028])+1;100))" office:value-type="float" office:value="0">
            <text:p>#VALOR!</text:p>
          </table:table-cell>
          <table:table-cell table:formula="of:=[Entrada.B102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25];[.$A$2:.$A$41];[.$B$2:.$B$41])" office:value-type="float" office:value="0">
            <text:p>#VALOR!</text:p>
          </table:table-cell>
          <table:table-cell table:formula="of:=LOOKUP([.E1025];[.$A$2:.$A$41];[.$B$2:.$B$41])" office:value-type="float" office:value="0">
            <text:p>#VALOR!</text:p>
          </table:table-cell>
          <table:table-cell table:formula="of:=[.I1025]+[.H102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25]*2" office:value-type="float" office:value="0">
            <text:p>0</text:p>
          </table:table-cell>
          <table:table-cell table:formula="of:=[.F1025]*[.G102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29];SEARCH(&quot;,&quot;;[Entrada.A1029])-1))" office:value-type="float" office:value="0">
            <text:p>#VALOR!</text:p>
          </table:table-cell>
          <table:table-cell table:formula="of:=VALUE(MID([Entrada.A1029];SEARCH(&quot;,&quot;;[Entrada.A1029])+1;100))" office:value-type="float" office:value="0">
            <text:p>#VALOR!</text:p>
          </table:table-cell>
          <table:table-cell table:formula="of:=[Entrada.B102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26];[.$A$2:.$A$41];[.$B$2:.$B$41])" office:value-type="float" office:value="0">
            <text:p>#VALOR!</text:p>
          </table:table-cell>
          <table:table-cell table:formula="of:=LOOKUP([.E1026];[.$A$2:.$A$41];[.$B$2:.$B$41])" office:value-type="float" office:value="0">
            <text:p>#VALOR!</text:p>
          </table:table-cell>
          <table:table-cell table:formula="of:=[.I1026]+[.H102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26]*2" office:value-type="float" office:value="0">
            <text:p>0</text:p>
          </table:table-cell>
          <table:table-cell table:formula="of:=[.F1026]*[.G102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30];SEARCH(&quot;,&quot;;[Entrada.A1030])-1))" office:value-type="float" office:value="0">
            <text:p>#VALOR!</text:p>
          </table:table-cell>
          <table:table-cell table:formula="of:=VALUE(MID([Entrada.A1030];SEARCH(&quot;,&quot;;[Entrada.A1030])+1;100))" office:value-type="float" office:value="0">
            <text:p>#VALOR!</text:p>
          </table:table-cell>
          <table:table-cell table:formula="of:=[Entrada.B103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27];[.$A$2:.$A$41];[.$B$2:.$B$41])" office:value-type="float" office:value="0">
            <text:p>#VALOR!</text:p>
          </table:table-cell>
          <table:table-cell table:formula="of:=LOOKUP([.E1027];[.$A$2:.$A$41];[.$B$2:.$B$41])" office:value-type="float" office:value="0">
            <text:p>#VALOR!</text:p>
          </table:table-cell>
          <table:table-cell table:formula="of:=[.I1027]+[.H102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27]*2" office:value-type="float" office:value="0">
            <text:p>0</text:p>
          </table:table-cell>
          <table:table-cell table:formula="of:=[.F1027]*[.G102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31];SEARCH(&quot;,&quot;;[Entrada.A1031])-1))" office:value-type="float" office:value="0">
            <text:p>#VALOR!</text:p>
          </table:table-cell>
          <table:table-cell table:formula="of:=VALUE(MID([Entrada.A1031];SEARCH(&quot;,&quot;;[Entrada.A1031])+1;100))" office:value-type="float" office:value="0">
            <text:p>#VALOR!</text:p>
          </table:table-cell>
          <table:table-cell table:formula="of:=[Entrada.B103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28];[.$A$2:.$A$41];[.$B$2:.$B$41])" office:value-type="float" office:value="0">
            <text:p>#VALOR!</text:p>
          </table:table-cell>
          <table:table-cell table:formula="of:=LOOKUP([.E1028];[.$A$2:.$A$41];[.$B$2:.$B$41])" office:value-type="float" office:value="0">
            <text:p>#VALOR!</text:p>
          </table:table-cell>
          <table:table-cell table:formula="of:=[.I1028]+[.H102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28]*2" office:value-type="float" office:value="0">
            <text:p>0</text:p>
          </table:table-cell>
          <table:table-cell table:formula="of:=[.F1028]*[.G102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32];SEARCH(&quot;,&quot;;[Entrada.A1032])-1))" office:value-type="float" office:value="0">
            <text:p>#VALOR!</text:p>
          </table:table-cell>
          <table:table-cell table:formula="of:=VALUE(MID([Entrada.A1032];SEARCH(&quot;,&quot;;[Entrada.A1032])+1;100))" office:value-type="float" office:value="0">
            <text:p>#VALOR!</text:p>
          </table:table-cell>
          <table:table-cell table:formula="of:=[Entrada.B103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29];[.$A$2:.$A$41];[.$B$2:.$B$41])" office:value-type="float" office:value="0">
            <text:p>#VALOR!</text:p>
          </table:table-cell>
          <table:table-cell table:formula="of:=LOOKUP([.E1029];[.$A$2:.$A$41];[.$B$2:.$B$41])" office:value-type="float" office:value="0">
            <text:p>#VALOR!</text:p>
          </table:table-cell>
          <table:table-cell table:formula="of:=[.I1029]+[.H102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29]*2" office:value-type="float" office:value="0">
            <text:p>0</text:p>
          </table:table-cell>
          <table:table-cell table:formula="of:=[.F1029]*[.G102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33];SEARCH(&quot;,&quot;;[Entrada.A1033])-1))" office:value-type="float" office:value="0">
            <text:p>#VALOR!</text:p>
          </table:table-cell>
          <table:table-cell table:formula="of:=VALUE(MID([Entrada.A1033];SEARCH(&quot;,&quot;;[Entrada.A1033])+1;100))" office:value-type="float" office:value="0">
            <text:p>#VALOR!</text:p>
          </table:table-cell>
          <table:table-cell table:formula="of:=[Entrada.B10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30];[.$A$2:.$A$41];[.$B$2:.$B$41])" office:value-type="float" office:value="0">
            <text:p>#VALOR!</text:p>
          </table:table-cell>
          <table:table-cell table:formula="of:=LOOKUP([.E1030];[.$A$2:.$A$41];[.$B$2:.$B$41])" office:value-type="float" office:value="0">
            <text:p>#VALOR!</text:p>
          </table:table-cell>
          <table:table-cell table:formula="of:=[.I1030]+[.H1030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30]*2" office:value-type="float" office:value="0">
            <text:p>0</text:p>
          </table:table-cell>
          <table:table-cell table:formula="of:=[.F1030]*[.G1030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34];SEARCH(&quot;,&quot;;[Entrada.A1034])-1))" office:value-type="float" office:value="0">
            <text:p>#VALOR!</text:p>
          </table:table-cell>
          <table:table-cell table:formula="of:=VALUE(MID([Entrada.A1034];SEARCH(&quot;,&quot;;[Entrada.A1034])+1;100))" office:value-type="float" office:value="0">
            <text:p>#VALOR!</text:p>
          </table:table-cell>
          <table:table-cell table:formula="of:=[Entrada.B103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31];[.$A$2:.$A$41];[.$B$2:.$B$41])" office:value-type="float" office:value="0">
            <text:p>#VALOR!</text:p>
          </table:table-cell>
          <table:table-cell table:formula="of:=LOOKUP([.E1031];[.$A$2:.$A$41];[.$B$2:.$B$41])" office:value-type="float" office:value="0">
            <text:p>#VALOR!</text:p>
          </table:table-cell>
          <table:table-cell table:formula="of:=[.I1031]+[.H1031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31]*2" office:value-type="float" office:value="0">
            <text:p>0</text:p>
          </table:table-cell>
          <table:table-cell table:formula="of:=[.F1031]*[.G1031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35];SEARCH(&quot;,&quot;;[Entrada.A1035])-1))" office:value-type="float" office:value="0">
            <text:p>#VALOR!</text:p>
          </table:table-cell>
          <table:table-cell table:formula="of:=VALUE(MID([Entrada.A1035];SEARCH(&quot;,&quot;;[Entrada.A1035])+1;100))" office:value-type="float" office:value="0">
            <text:p>#VALOR!</text:p>
          </table:table-cell>
          <table:table-cell table:formula="of:=[Entrada.B103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32];[.$A$2:.$A$41];[.$B$2:.$B$41])" office:value-type="float" office:value="0">
            <text:p>#VALOR!</text:p>
          </table:table-cell>
          <table:table-cell table:formula="of:=LOOKUP([.E1032];[.$A$2:.$A$41];[.$B$2:.$B$41])" office:value-type="float" office:value="0">
            <text:p>#VALOR!</text:p>
          </table:table-cell>
          <table:table-cell table:formula="of:=[.I1032]+[.H1032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32]*2" office:value-type="float" office:value="0">
            <text:p>0</text:p>
          </table:table-cell>
          <table:table-cell table:formula="of:=[.F1032]*[.G1032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36];SEARCH(&quot;,&quot;;[Entrada.A1036])-1))" office:value-type="float" office:value="0">
            <text:p>#VALOR!</text:p>
          </table:table-cell>
          <table:table-cell table:formula="of:=VALUE(MID([Entrada.A1036];SEARCH(&quot;,&quot;;[Entrada.A1036])+1;100))" office:value-type="float" office:value="0">
            <text:p>#VALOR!</text:p>
          </table:table-cell>
          <table:table-cell table:formula="of:=[Entrada.B103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33];[.$A$2:.$A$41];[.$B$2:.$B$41])" office:value-type="float" office:value="0">
            <text:p>#VALOR!</text:p>
          </table:table-cell>
          <table:table-cell table:formula="of:=LOOKUP([.E1033];[.$A$2:.$A$41];[.$B$2:.$B$41])" office:value-type="float" office:value="0">
            <text:p>#VALOR!</text:p>
          </table:table-cell>
          <table:table-cell table:formula="of:=[.I1033]+[.H1033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33]*2" office:value-type="float" office:value="0">
            <text:p>0</text:p>
          </table:table-cell>
          <table:table-cell table:formula="of:=[.F1033]*[.G1033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37];SEARCH(&quot;,&quot;;[Entrada.A1037])-1))" office:value-type="float" office:value="0">
            <text:p>#VALOR!</text:p>
          </table:table-cell>
          <table:table-cell table:formula="of:=VALUE(MID([Entrada.A1037];SEARCH(&quot;,&quot;;[Entrada.A1037])+1;100))" office:value-type="float" office:value="0">
            <text:p>#VALOR!</text:p>
          </table:table-cell>
          <table:table-cell table:formula="of:=[Entrada.B103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34];[.$A$2:.$A$41];[.$B$2:.$B$41])" office:value-type="float" office:value="0">
            <text:p>#VALOR!</text:p>
          </table:table-cell>
          <table:table-cell table:formula="of:=LOOKUP([.E1034];[.$A$2:.$A$41];[.$B$2:.$B$41])" office:value-type="float" office:value="0">
            <text:p>#VALOR!</text:p>
          </table:table-cell>
          <table:table-cell table:formula="of:=[.I1034]+[.H1034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34]*2" office:value-type="float" office:value="0">
            <text:p>0</text:p>
          </table:table-cell>
          <table:table-cell table:formula="of:=[.F1034]*[.G1034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38];SEARCH(&quot;,&quot;;[Entrada.A1038])-1))" office:value-type="float" office:value="0">
            <text:p>#VALOR!</text:p>
          </table:table-cell>
          <table:table-cell table:formula="of:=VALUE(MID([Entrada.A1038];SEARCH(&quot;,&quot;;[Entrada.A1038])+1;100))" office:value-type="float" office:value="0">
            <text:p>#VALOR!</text:p>
          </table:table-cell>
          <table:table-cell table:formula="of:=[Entrada.B103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35];[.$A$2:.$A$41];[.$B$2:.$B$41])" office:value-type="float" office:value="0">
            <text:p>#VALOR!</text:p>
          </table:table-cell>
          <table:table-cell table:formula="of:=LOOKUP([.E1035];[.$A$2:.$A$41];[.$B$2:.$B$41])" office:value-type="float" office:value="0">
            <text:p>#VALOR!</text:p>
          </table:table-cell>
          <table:table-cell table:formula="of:=[.I1035]+[.H1035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35]*2" office:value-type="float" office:value="0">
            <text:p>0</text:p>
          </table:table-cell>
          <table:table-cell table:formula="of:=[.F1035]*[.G103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39];SEARCH(&quot;,&quot;;[Entrada.A1039])-1))" office:value-type="float" office:value="0">
            <text:p>#VALOR!</text:p>
          </table:table-cell>
          <table:table-cell table:formula="of:=VALUE(MID([Entrada.A1039];SEARCH(&quot;,&quot;;[Entrada.A1039])+1;100))" office:value-type="float" office:value="0">
            <text:p>#VALOR!</text:p>
          </table:table-cell>
          <table:table-cell table:formula="of:=[Entrada.B103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36];[.$A$2:.$A$41];[.$B$2:.$B$41])" office:value-type="float" office:value="0">
            <text:p>#VALOR!</text:p>
          </table:table-cell>
          <table:table-cell table:formula="of:=LOOKUP([.E1036];[.$A$2:.$A$41];[.$B$2:.$B$41])" office:value-type="float" office:value="0">
            <text:p>#VALOR!</text:p>
          </table:table-cell>
          <table:table-cell table:formula="of:=[.I1036]+[.H1036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36]*2" office:value-type="float" office:value="0">
            <text:p>0</text:p>
          </table:table-cell>
          <table:table-cell table:formula="of:=[.F1036]*[.G1036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40];SEARCH(&quot;,&quot;;[Entrada.A1040])-1))" office:value-type="float" office:value="0">
            <text:p>#VALOR!</text:p>
          </table:table-cell>
          <table:table-cell table:formula="of:=VALUE(MID([Entrada.A1040];SEARCH(&quot;,&quot;;[Entrada.A1040])+1;100))" office:value-type="float" office:value="0">
            <text:p>#VALOR!</text:p>
          </table:table-cell>
          <table:table-cell table:formula="of:=[Entrada.B104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37];[.$A$2:.$A$41];[.$B$2:.$B$41])" office:value-type="float" office:value="0">
            <text:p>#VALOR!</text:p>
          </table:table-cell>
          <table:table-cell table:formula="of:=LOOKUP([.E1037];[.$A$2:.$A$41];[.$B$2:.$B$41])" office:value-type="float" office:value="0">
            <text:p>#VALOR!</text:p>
          </table:table-cell>
          <table:table-cell table:formula="of:=[.I1037]+[.H1037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37]*2" office:value-type="float" office:value="0">
            <text:p>0</text:p>
          </table:table-cell>
          <table:table-cell table:formula="of:=[.F1037]*[.G1037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41];SEARCH(&quot;,&quot;;[Entrada.A1041])-1))" office:value-type="float" office:value="0">
            <text:p>#VALOR!</text:p>
          </table:table-cell>
          <table:table-cell table:formula="of:=VALUE(MID([Entrada.A1041];SEARCH(&quot;,&quot;;[Entrada.A1041])+1;100))" office:value-type="float" office:value="0">
            <text:p>#VALOR!</text:p>
          </table:table-cell>
          <table:table-cell table:formula="of:=[Entrada.B104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38];[.$A$2:.$A$41];[.$B$2:.$B$41])" office:value-type="float" office:value="0">
            <text:p>#VALOR!</text:p>
          </table:table-cell>
          <table:table-cell table:formula="of:=LOOKUP([.E1038];[.$A$2:.$A$41];[.$B$2:.$B$41])" office:value-type="float" office:value="0">
            <text:p>#VALOR!</text:p>
          </table:table-cell>
          <table:table-cell table:formula="of:=[.I1038]+[.H1038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38]*2" office:value-type="float" office:value="0">
            <text:p>0</text:p>
          </table:table-cell>
          <table:table-cell table:formula="of:=[.F1038]*[.G103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VALUE(LEFT([Entrada.A1042];SEARCH(&quot;,&quot;;[Entrada.A1042])-1))" office:value-type="float" office:value="0">
            <text:p>#VALOR!</text:p>
          </table:table-cell>
          <table:table-cell table:formula="of:=VALUE(MID([Entrada.A1042];SEARCH(&quot;,&quot;;[Entrada.A1042])+1;100))" office:value-type="float" office:value="0">
            <text:p>#VALOR!</text:p>
          </table:table-cell>
          <table:table-cell table:formula="of:=[Entrada.B104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OOKUP([.D1039];[.$A$2:.$A$41];[.$B$2:.$B$41])" office:value-type="float" office:value="0">
            <text:p>#VALOR!</text:p>
          </table:table-cell>
          <table:table-cell table:formula="of:=LOOKUP([.E1039];[.$A$2:.$A$41];[.$B$2:.$B$41])" office:value-type="float" office:value="0">
            <text:p>#VALOR!</text:p>
          </table:table-cell>
          <table:table-cell table:formula="of:=[.I1039]+[.H1039]" office:value-type="float" office:value="0">
            <text:p>#VALOR!</text:p>
          </table:table-cell>
          <table:table-cell table:style-name="ce5" office:value-type="string">
            <text:p>=</text:p>
          </table:table-cell>
          <table:table-cell table:formula="of:=[.G1039]*2" office:value-type="float" office:value="0">
            <text:p>0</text:p>
          </table:table-cell>
          <table:table-cell table:formula="of:=[.F1039]*[.G1039]" office:value-type="float" office:value="0">
            <text:p>0</text:p>
          </table:table-cell>
          <table:table-cell table:number-columns-repeated="1011"/>
        </table:table-row>
        <table:table-row table:style-name="ro3" table:number-rows-repeated="1047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text>$</number:text>
      <number:number number:decimal-places="2" number:min-integer-digits="1" number:grouping="true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9">19/06/2011</text:date>, <text:time>12:4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19T12:40:13.31</dc:date>
    <dc:creator>Luiz Claudio Carvalho</dc:creator>
    <meta:editing-duration>PT1H39M50S</meta:editing-duration>
    <meta:editing-cycles>10</meta:editing-cycles>
    <meta:generator>OpenOffice.org/3.3$Win32 OpenOffice.org_project/330m20$Build-9567</meta:generator>
    <meta:document-statistic meta:table-count="3" meta:cell-count="13456" meta:object-count="0"/>
  </office:meta>
</office:document-meta>
</file>